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ahoma" svg:font-family="Tahoma"/>
    <style:font-face style:name="EC Square Sans Pro" svg:font-family="&quot;EC Square Sans Pro&quot;"/>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3" style:family="table-cell" style:parent-style-name="Default" style:data-style-name="N0">
      <style:table-cell-properties style:vertical-align="top"/>
      <style:text-properties style:font-name="Arial" style:font-name-asian="Arial" style:font-name-complex="Arial" fo:font-size="10pt" style:font-size-asian="10pt" style:font-size-complex="10pt"/>
    </style:style>
    <style:style style:name="ce4" style:family="table-cell" style:parent-style-name="Hyperlink" style:data-style-name="N0">
      <style:table-cell-properties fo:border="thin solid #000000" style:vertical-align="automatic"/>
      <style:text-properties fo:color="#0563C1" style:font-name="Arial" style:font-name-asian="Arial" style:font-name-complex="Arial" fo:font-size="10pt" style:font-size-asian="10pt" style:font-size-complex="10pt" style:text-underline-style="solid" style:text-underline-type="single"/>
    </style:style>
    <style:style style:name="ce5" style:family="table-cell" style:parent-style-name="Default" style:data-style-name="N0">
      <style:table-cell-properties fo:border-top="none" fo:border-bottom="thin solid #000000" fo:border-left="thin solid #000000" fo:border-right="none"/>
      <style:text-properties fo:color="#000000" style:font-name="Arial" style:font-name-asian="Arial" style:font-name-complex="Arial" fo:font-size="10pt" style:font-size-asian="10pt" style:font-size-complex="10pt"/>
    </style:style>
    <style:style style:name="ce6" style:family="table-cell" style:parent-style-name="Default" style:data-style-name="N0">
      <style:table-cell-properties fo:border-top="none" fo:border-bottom="thick solid #000000" fo:border-left="thin solid #000000" fo:border-right="none"/>
      <style:text-properties fo:color="#000000" style:font-name="Arial" style:font-name-asian="Arial" style:font-name-complex="Arial" fo:font-size="10pt" style:font-size-asian="10pt" style:font-size-complex="10pt"/>
    </style:style>
    <style:style style:name="ce7" style:family="table-cell" style:parent-style-name="Default" style:data-style-name="N0">
      <style:table-cell-properties fo:border-top="thin solid #000000" fo:border-bottom="thin solid #000000" fo:border-left="thin solid #000000" fo:border-right="none" style:vertical-align="middle" fo:background-color="#3366FF"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8" style:family="table-cell" style:parent-style-name="Default" style:data-style-name="N0">
      <style:table-cell-properties fo:border-top="thin solid #000000" fo:border-bottom="thin solid #000000" fo:border-left="thin solid #000000" fo:border-right="none" fo:background-color="#3366FF"/>
      <style:text-properties fo:color="#FFFFFF" style:font-name="Arial" style:font-name-asian="Arial" style:font-name-complex="Arial" fo:font-size="10pt" style:font-size-asian="10pt" style:font-size-complex="10pt" fo:font-weight="bold" style:font-weight-asian="bold" style:font-weight-complex="bold"/>
    </style:style>
    <style:style style:name="ce9" style:family="table-cell" style:parent-style-name="Default" style:data-style-name="N0">
      <style:text-properties style:font-name="Arial" style:font-name-asian="Arial" style:font-name-complex="Arial" fo:font-size="10pt" style:font-size-asian="10pt" style:font-size-complex="10pt"/>
    </style:style>
    <style:style style:name="ce10" style:family="table-cell" style:parent-style-name="Default" style:data-style-name="N0">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1" style:family="table-cell" style:parent-style-name="Default" style:data-style-name="N0">
      <style:table-cell-properties fo:border="thin solid #000000"/>
      <style:text-properties style:font-name="Arial" style:font-name-asian="Arial" style:font-name-complex="Arial" fo:font-size="10pt" style:font-size-asian="10pt" style:font-size-complex="10pt"/>
    </style:style>
    <style:style style:name="ce12" style:family="table-cell" style:parent-style-name="Default" style:data-style-name="N0">
      <style:table-cell-properties fo:border-top="thin solid #000000" fo:border-bottom="thick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3" style:family="table-cell" style:parent-style-name="Default" style:data-style-name="N0">
      <style:table-cell-properties fo:border-top="thin solid #000000" fo:border-bottom="thick solid #000000" fo:border-left="thin solid #000000" fo:border-right="thin solid #000000"/>
      <style:text-properties style:font-name="Arial" style:font-name-asian="Arial" style:font-name-complex="Arial" fo:font-size="10pt" style:font-size-asian="10pt" style:font-size-complex="10pt"/>
    </style:style>
    <style:style style:name="ce14" style:family="table-cell" style:parent-style-name="Default" style:data-style-name="N0">
      <style:table-cell-properties fo:border-top="none" fo:border-bottom="thin solid #000000" fo:border-left="thin solid #000000" fo:border-right="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5" style:family="table-cell" style:parent-style-name="Default" style:data-style-name="N0">
      <style:table-cell-properties fo:border-top="none" fo:border-bottom="thin solid #000000" fo:border-left="thin solid #000000" fo:border-right="thin solid #000000"/>
      <style:text-properties style:font-name="Arial" style:font-name-asian="Arial" style:font-name-complex="Arial" fo:font-size="10pt" style:font-size-asian="10pt" style:font-size-complex="10pt"/>
    </style:style>
    <style:style style:name="ce16" style:family="table-cell" style:parent-style-name="Default" style:data-style-name="N19">
      <style:table-cell-properties fo:border="thin solid #000000" style:vertical-align="middle"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7" style:family="table-cell" style:parent-style-name="Default" style:data-style-name="N0">
      <style:table-cell-properties style:vertical-align="automatic" fo:wrap-option="wrap"/>
    </style:style>
    <style:style style:name="ce18" style:family="table-cell" style:parent-style-name="Hyperlink" style:data-style-name="N0">
      <style:text-properties fo:color="#0563C1" style:text-underline-style="solid" style:text-underline-type="single"/>
    </style:style>
    <style:style style:name="ce19" style:family="table-cell" style:parent-style-name="Default" style:data-style-name="N0">
      <style:text-properties fo:font-weight="bold" style:font-weight-asian="bold" style:font-weight-complex="bold"/>
    </style:style>
    <style:style style:name="ce20" style:family="table-cell" style:parent-style-name="Default" style:data-style-name="N0">
      <style:text-properties fo:font-style="italic" style:font-style-asian="italic" style:font-style-complex="italic"/>
    </style:style>
    <style:style style:name="ce21" style:family="table-cell" style:parent-style-name="Default" style:data-style-name="N30">
      <style:table-cell-properties fo:border="thin solid #000000" style:vertical-align="top" style:shrink-to-fit="true" style:repeat-content="false"/>
      <style:paragraph-properties fo:text-align="start" fo:margin-left="0cm"/>
      <style:text-properties fo:font-size="10pt" style:font-size-asian="10pt" style:font-size-complex="10pt"/>
    </style:style>
    <style:style style:name="ce22" style:family="table-cell" style:parent-style-name="Default" style:data-style-name="N30">
      <style:table-cell-properties fo:border="thin solid #000000" style:vertical-align="top" style:shrink-to-fit="true" style:repeat-content="false"/>
      <style:paragraph-properties fo:text-align="start" fo:margin-left="0cm"/>
      <style:text-properties fo:color="#000000" fo:font-size="10pt" style:font-size-asian="10pt" style:font-size-complex="10pt"/>
    </style:style>
    <style:style style:name="ce23" style:family="table-cell" style:parent-style-name="Default" style:data-style-name="N30">
      <style:table-cell-properties fo:border="thin solid #000000" style:vertical-align="top" style:repeat-content="false"/>
      <style:paragraph-properties fo:text-align="start" fo:margin-left="0cm"/>
      <style:text-properties fo:font-size="10pt" style:font-size-asian="10pt" style:font-size-complex="10pt"/>
    </style:style>
    <style:style style:name="ce24" style:family="table-cell" style:parent-style-name="Hyperlink" style:data-style-name="N0">
      <style:table-cell-properties fo:border-top="none" fo:border-bottom="thin solid #000000" fo:border-left="thin solid #000000" fo:border-right="thin solid #000000" style:vertical-align="automatic"/>
      <style:text-properties fo:color="#0563C1" fo:font-size="10pt" style:font-size-asian="10pt" style:font-size-complex="10pt" style:text-underline-style="solid" style:text-underline-type="single"/>
    </style:style>
    <style:style style:name="ce25" style:family="table-cell" style:parent-style-name="Default" style:data-style-name="N0">
      <style:table-cell-properties fo:border="thin solid #000000" style:vertical-align="top"/>
      <style:text-properties fo:color="#000000" fo:font-size="10pt" style:font-size-asian="10pt" style:font-size-complex="10pt"/>
    </style:style>
    <style:style style:name="ce26" style:family="table-cell" style:parent-style-name="Default" style:data-style-name="N19">
      <style:table-cell-properties fo:border="thin solid #000000" style:vertical-align="top"/>
      <style:text-properties fo:color="#000000" fo:font-size="10pt" style:font-size-asian="10pt" style:font-size-complex="10pt"/>
    </style:style>
    <style:style style:name="ce27" style:family="table-cell" style:parent-style-name="Hyperlink" style:data-style-name="N0">
      <style:table-cell-properties fo:border-top="none" fo:border-bottom="thin solid #000000" fo:border-left="thin solid #000000" fo:border-right="thin solid #000000" style:vertical-align="automatic"/>
      <style:text-properties fo:color="#0563C1" style:text-underline-style="solid" style:text-underline-type="single"/>
    </style:style>
    <style:style style:name="ce28" style:family="table-cell" style:parent-style-name="Default" style:data-style-name="N0">
      <style:table-cell-properties fo:border-top="none" fo:border-bottom="thin solid #000000" fo:border-left="thin solid #000000" fo:border-right="none" style:vertical-align="automatic" fo:wrap-option="wrap"/>
      <style:text-properties fo:color="#000000" style:font-name="Arial" style:font-name-asian="Arial" style:font-name-complex="Arial" fo:font-size="10pt" style:font-size-asian="10pt" style:font-size-complex="10pt"/>
    </style:style>
    <style:style style:name="ce29" style:family="table-cell" style:parent-style-name="Default" style:data-style-name="N0">
      <style:table-cell-properties fo:border="thin solid #000000" style:vertical-align="top"/>
      <style:text-properties fo:color="#000000" fo:font-size="10pt" style:font-size-asian="10pt" style:font-size-complex="10pt"/>
    </style:style>
    <style:style style:name="ce30" style:family="table-cell" style:parent-style-name="Default" style:data-style-name="N19">
      <style:table-cell-properties fo:border="thin solid #000000" style:vertical-align="top"/>
      <style:text-properties fo:color="#000000" fo:font-size="10pt" style:font-size-asian="10pt" style:font-size-complex="10pt"/>
    </style:style>
    <style:style style:name="ce31" style:family="table-cell" style:parent-style-name="Hyperlink" style:data-style-name="N0">
      <style:table-cell-properties fo:border="thin solid #000000" style:vertical-align="automatic"/>
      <style:text-properties fo:color="#0563C1" style:text-underline-style="solid" style:text-underline-type="single"/>
    </style:style>
    <style:style style:name="ce32" style:family="table-cell" style:parent-style-name="Default" style:data-style-name="N0">
      <style:table-cell-properties fo:border="thin solid #000000" style:vertical-align="top"/>
      <style:text-properties fo:color="#000000" fo:font-size="10pt" style:font-size-asian="10pt" style:font-size-complex="10pt"/>
    </style:style>
    <style:style style:name="ce33" style:family="table-cell" style:parent-style-name="Default" style:data-style-name="N0">
      <style:table-cell-properties fo:border="thin solid #000000"/>
    </style:style>
    <style:style style:name="ce34" style:family="table-cell" style:parent-style-name="Default" style:data-style-name="N0">
      <style:table-cell-properties fo:border="thin solid #000000" style:vertical-align="automatic" fo:wrap-option="wrap"/>
    </style:style>
    <style:style style:name="ce35" style:family="table-cell" style:parent-style-name="Hyperlink" style:data-style-name="N0">
      <style:table-cell-properties fo:border-top="thin solid #000000" fo:border-bottom="thin solid #000000" fo:border-left="none" fo:border-right="thin solid #000000" style:vertical-align="top"/>
      <style:text-properties fo:color="#0563C1" style:text-underline-style="solid" style:text-underline-type="single"/>
    </style:style>
    <style:style style:name="ce36" style:family="table-cell" style:parent-style-name="Default" style:data-style-name="N0">
      <style:table-cell-properties fo:border="thin solid #000000" style:vertical-align="top" fo:wrap-option="wrap" style:rotation-angle="90" style:repeat-content="false"/>
      <style:paragraph-properties fo:text-align="start" fo:margin-left="0cm"/>
      <style:text-properties fo:color="#000000" fo:font-size="9pt" style:font-size-asian="9pt" style:font-size-complex="9pt"/>
    </style:style>
    <style:style style:name="ce37" style:family="table-cell" style:parent-style-name="Default" style:data-style-name="N0">
      <style:table-cell-properties fo:border="thin solid #000000" style:vertical-align="top" fo:wrap-option="wrap" fo:background-color="#FFFFFF" style:rotation-angle="90" style:repeat-content="false"/>
      <style:paragraph-properties fo:text-align="start" fo:margin-left="0cm"/>
      <style:text-properties fo:color="#000000" fo:font-size="9pt" style:font-size-asian="9pt" style:font-size-complex="9pt"/>
    </style:style>
    <style:style style:name="ce38" style:family="table-cell" style:parent-style-name="Default" style:data-style-name="N0">
      <style:table-cell-properties style:vertical-align="automatic"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39" style:family="table-cell" style:parent-style-name="Default" style:data-style-name="N0">
      <style:table-cell-properties fo:border="thin solid #000000" style:vertical-align="automatic"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0"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color="#000000" style:font-name="Arial" style:font-name-asian="Arial" style:font-name-complex="Arial" fo:font-size="10pt" style:font-size-asian="10pt" style:font-size-complex="10pt" fo:font-weight="bold" style:font-weight-asian="bold" style:font-weight-complex="bold"/>
    </style:style>
    <style:style style:name="ce41" style:family="table-cell" style:parent-style-name="Default" style:data-style-name="N0">
      <style:table-cell-properties fo:border-top="none" fo:border-bottom="thin solid #000000" fo:border-left="thin solid #000000" fo:border-right="none" style:vertical-align="automatic"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42" style:family="table-cell" style:parent-style-name="Default" style:data-style-name="N0">
      <style:table-cell-properties fo:border-top="2pt solid #000000" fo:border-bottom="thin solid #000000" fo:border-left="2pt solid #000000" fo:border-right="thin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style>
    <style:style style:name="ce43" style:family="table-cell" style:parent-style-name="Default" style:data-style-name="N0">
      <style:table-cell-properties fo:border-top="2pt solid #000000" fo:border-bottom="thin solid #000000" fo:border-left="thin solid #000000" fo:border-right="thin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style>
    <style:style style:name="ce44" style:family="table-cell" style:parent-style-name="Default" style:data-style-name="N0">
      <style:table-cell-properties fo:border-top="2pt solid #000000" fo:border-bottom="thin solid #000000" fo:border-left="thin solid #000000" fo:border-right="thin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style>
    <style:style style:name="ce45" style:family="table-cell" style:parent-style-name="Default" style:data-style-name="N0">
      <style:table-cell-properties fo:border-top="2pt solid #000000" fo:border-bottom="thin solid #000000" fo:border-left="thin solid #000000" fo:border-right="2pt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style>
    <style:style style:name="ce46" style:family="table-cell" style:parent-style-name="Default" style:data-style-name="N0">
      <style:table-cell-properties fo:border-top="2pt solid #000000" fo:border-bottom="thin solid #000000" fo:border-left="none" fo:border-right="2pt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style>
    <style:style style:name="ce47" style:family="table-cell" style:parent-style-name="Default" style:data-style-name="N0">
      <style:table-cell-properties fo:border-top="2pt solid #000000" fo:border-bottom="thin solid #000000" fo:border-left="none" fo:border-right="thin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style>
    <style:style style:name="ce48" style:family="table-cell" style:parent-style-name="Default" style:data-style-name="N0">
      <style:table-cell-properties fo:border-top="2pt solid #000000" fo:border-bottom="thin solid #000000" fo:border-left="thin solid #000000" fo:border-right="thin solid #000000" style:vertical-align="middle" fo:wrap-option="wrap" fo:background-color="#375623" style:repeat-content="false"/>
      <style:paragraph-properties fo:text-align="center"/>
      <style:text-properties fo:color="#FFFFFF" fo:font-size="10pt" style:font-size-asian="10pt" style:font-size-complex="10pt" fo:font-weight="bold" style:font-weight-asian="bold" style:font-weight-complex="bold"/>
    </style:style>
    <style:style style:name="ce49" style:family="table-cell" style:parent-style-name="Default" style:data-style-name="N0">
      <style:table-cell-properties fo:border-top="2pt solid #000000" fo:border-bottom="thin solid #000000" fo:border-left="thin solid #000000" fo:border-right="none" style:vertical-align="middle" fo:wrap-option="wrap" fo:background-color="#305496" style:repeat-content="false"/>
      <style:paragraph-properties fo:text-align="center"/>
      <style:text-properties fo:color="#FFFFFF" fo:font-size="10pt" style:font-size-asian="10pt" style:font-size-complex="10pt" fo:font-weight="bold" style:font-weight-asian="bold" style:font-weight-complex="bold"/>
    </style:style>
    <style:style style:name="ce50" style:family="table-cell" style:parent-style-name="Default" style:data-style-name="N0">
      <style:table-cell-properties fo:border-top="2pt solid #000000" fo:border-bottom="thin solid #000000" fo:border-left="thin solid #000000" fo:border-right="none" style:vertical-align="middle" fo:wrap-option="wrap" fo:background-color="#4472C4" style:repeat-content="false"/>
      <style:paragraph-properties fo:text-align="center"/>
      <style:text-properties fo:color="#FFFFFF" fo:font-size="10pt" style:font-size-asian="10pt" style:font-size-complex="10pt" fo:font-weight="bold" style:font-weight-asian="bold" style:font-weight-complex="bold"/>
    </style:style>
    <style:style style:name="ce51" style:family="table-cell" style:parent-style-name="Default" style:data-style-name="N36">
      <style:table-cell-properties fo:border-top="thin solid #000000" fo:border-bottom="thin solid #000000" fo:border-left="none" fo:border-right="thin solid #000000" style:vertical-align="middle" fo:wrap-option="wrap" fo:background-color="#BF8F00" style:repeat-content="false"/>
      <style:paragraph-properties fo:text-align="center"/>
      <style:text-properties fo:color="#FFFFFF" fo:font-size="10pt" style:font-size-asian="10pt" style:font-size-complex="10pt" fo:font-weight="bold" style:font-weight-asian="bold" style:font-weight-complex="bold"/>
    </style:style>
    <style:style style:name="ce52" style:family="table-cell" style:parent-style-name="Default" style:data-style-name="N19">
      <style:table-cell-properties fo:border="thin solid #000000" style:vertical-align="middle" fo:wrap-option="wrap" fo:background-color="#BF8F00" style:repeat-content="false"/>
      <style:paragraph-properties fo:text-align="center"/>
      <style:text-properties fo:color="#FFFFFF" fo:font-size="10pt" style:font-size-asian="10pt" style:font-size-complex="10pt" fo:font-weight="bold" style:font-weight-asian="bold" style:font-weight-complex="bold"/>
    </style:style>
    <style:style style:name="ce53"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fo:font-size="10pt" style:font-size-asian="10pt" style:font-size-complex="10pt"/>
    </style:style>
    <style:style style:name="ce54" style:family="table-cell" style:parent-style-name="Default" style:data-style-name="N0">
      <style:table-cell-properties fo:border-top="thin solid #000000" fo:border-bottom="thin solid #000000" fo:border-left="none" fo:border-right="thin solid #000000" style:vertical-align="top"/>
      <style:text-properties fo:color="#000000" fo:font-size="10pt" style:font-size-asian="10pt" style:font-size-complex="10pt"/>
    </style:style>
    <style:style style:name="ce55" style:family="table-cell" style:parent-style-name="Default" style:data-style-name="N0">
      <style:text-properties fo:color="#000000" style:font-name="Times New Roman" style:font-name-asian="Times New Roman" style:font-name-complex="Times New Roman" fo:font-size="13pt" style:font-size-asian="13pt" style:font-size-complex="13pt"/>
    </style:style>
    <style:style style:name="ce56" style:family="table-cell" style:parent-style-name="Default" style:data-style-name="N0">
      <style:table-cell-properties fo:border="thin solid #000000" style:vertical-align="automatic" style:repeat-content="false"/>
      <style:paragraph-properties fo:text-align="start" fo:margin-left="0cm"/>
      <style:text-properties fo:font-size="10pt" style:font-size-asian="10pt" style:font-size-complex="10pt"/>
    </style:style>
    <style:style style:name="ce57" style:family="table-cell" style:parent-style-name="Default" style:data-style-name="N0">
      <style:table-cell-properties fo:border="thin solid #000000" style:vertical-align="automatic"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58" style:family="table-cell" style:parent-style-name="Default" style:data-style-name="N0">
      <style:table-cell-properties fo:border-top="none" fo:border-bottom="thin solid #000000" fo:border-left="thin solid #000000" fo:border-right="thin solid #000000"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59" style:family="table-cell" style:parent-style-name="Default" style:data-style-name="N0">
      <style:table-cell-properties fo:border="thin solid #000000" style:vertical-align="automatic" style:repeat-content="false"/>
      <style:paragraph-properties fo:text-align="start" fo:margin-left="0cm"/>
      <style:text-properties style:font-name="Arial" style:font-name-asian="Arial" style:font-name-complex="Arial" fo:font-size="10pt" style:font-size-asian="10pt" style:font-size-complex="10pt"/>
    </style:style>
    <style:style style:name="ce60" style:family="table-cell" style:parent-style-name="Default" style:data-style-name="N0">
      <style:table-cell-properties fo:border-top="thin solid #000000" fo:border-bottom="none" fo:border-left="thin solid #000000" fo:border-right="thin solid #000000" style:vertical-align="automatic"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61" style:family="table-cell" style:parent-style-name="Default" style:data-style-name="N0">
      <style:table-cell-properties style:vertical-align="top" fo:wrap-option="wrap"/>
      <style:text-properties style:font-name="Arial" style:font-name-asian="Arial" style:font-name-complex="Arial" fo:font-size="10pt" style:font-size-asian="10pt" style:font-size-complex="10pt"/>
    </style:style>
    <style:style style:name="ce62" style:family="table-cell" style:parent-style-name="Default" style:data-style-name="N0">
      <style:table-cell-properties style:vertical-align="top"/>
      <style:text-properties style:font-name="Arial" style:font-name-asian="Arial" style:font-name-complex="Arial" fo:font-size="10pt" style:font-size-asian="10pt" style:font-size-complex="10pt" fo:font-style="italic" style:font-style-asian="italic" style:font-style-complex="italic"/>
    </style:style>
    <style:style style:name="ce63" style:family="table-cell" style:parent-style-name="Default" style:data-style-name="N0">
      <style:table-cell-properties style:vertical-align="middle" style:repeat-content="false"/>
      <style:paragraph-properties fo:text-align="center"/>
      <style:text-properties style:font-name="Arial" style:font-name-asian="Arial" style:font-name-complex="Arial" fo:font-size="10pt" style:font-size-asian="10pt" style:font-size-complex="10pt"/>
    </style:style>
    <style:style style:name="ce64" style:family="table-cell" style:parent-style-name="Default" style:data-style-name="N0">
      <style:table-cell-properties style:vertical-align="top" style:repeat-content="false"/>
      <style:paragraph-properties fo:text-align="start" fo:margin-left="0cm"/>
      <style:text-properties style:font-name="Arial" style:font-name-asian="Arial" style:font-name-complex="Arial" fo:font-size="10pt" style:font-size-asian="10pt" style:font-size-complex="10pt"/>
    </style:style>
    <style:style style:name="ce65" style:family="table-cell" style:parent-style-name="Default" style:data-style-name="N0">
      <style:table-cell-properties fo:border="thin solid #000000" style:vertical-align="top" style:repeat-content="false"/>
      <style:paragraph-properties fo:text-align="start" fo:margin-left="0cm"/>
      <style:text-properties fo:color="#000000" fo:font-size="9pt" style:font-size-asian="9pt" style:font-size-complex="9pt"/>
    </style:style>
    <style:style style:name="ce66"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color="#000000" fo:font-size="9pt" style:font-size-asian="9pt" style:font-size-complex="9pt"/>
    </style:style>
    <style:style style:name="ce67" style:family="table-cell" style:parent-style-name="Default" style:data-style-name="N0">
      <style:table-cell-properties fo:border="thin solid #000000" style:vertical-align="top" style:repeat-content="false"/>
      <style:paragraph-properties fo:text-align="start" fo:margin-left="0cm"/>
      <style:text-properties fo:font-size="9pt" style:font-size-asian="9pt" style:font-size-complex="9pt"/>
    </style:style>
    <style:style style:name="ce68"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font-size="9pt" style:font-size-asian="9pt" style:font-size-complex="9pt"/>
    </style:style>
    <style:style style:name="ce6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color="#000000" fo:font-size="9pt" style:font-size-asian="9pt" style:font-size-complex="9pt"/>
    </style:style>
    <style:style style:name="ce70" style:family="table-cell" style:parent-style-name="Default" style:data-style-name="N0">
      <style:table-cell-properties fo:border="thin solid #000000" style:vertical-align="top" fo:wrap-option="wrap" style:repeat-content="false"/>
      <style:paragraph-properties fo:text-align="start" fo:margin-left="0cm"/>
      <style:text-properties fo:color="#000000" fo:font-size="9pt" style:font-size-asian="9pt" style:font-size-complex="9pt"/>
    </style:style>
    <style:style style:name="ce71" style:family="table-cell" style:parent-style-name="Default" style:data-style-name="N0">
      <style:table-cell-properties fo:border="thin solid #000000" style:vertical-align="top" fo:wrap-option="wrap"/>
      <style:text-properties fo:color="#000000" fo:font-size="9pt" style:font-size-asian="9pt" style:font-size-complex="9pt"/>
    </style:style>
    <style:style style:name="ce72"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color="#AEAAAA" fo:font-size="9pt" style:font-size-asian="9pt" style:font-size-complex="9pt" fo:font-style="italic" style:font-style-asian="italic" style:font-style-complex="italic"/>
    </style:style>
    <style:style style:name="ce73" style:family="table-cell" style:parent-style-name="Default" style:data-style-name="N0">
      <style:table-cell-properties fo:border-top="thin solid #000000" fo:border-bottom="none"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74"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fo:color="#A6A6A6" fo:font-size="9pt" style:font-size-asian="9pt" style:font-size-complex="9pt" fo:font-style="italic" style:font-style-asian="italic" style:font-style-complex="italic" fo:font-weight="bold" style:font-weight-asian="bold" style:font-weight-complex="bold"/>
    </style:style>
    <style:style style:name="ce75"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76" style:family="table-cell" style:parent-style-name="Default" style:data-style-name="N0">
      <style:table-cell-properties fo:border="thin solid #000000" style:vertical-align="top" fo:wrap-option="wrap"/>
      <style:text-properties fo:color="#AEAAAA" fo:font-size="9pt" style:font-size-asian="9pt" style:font-size-complex="9pt" fo:font-style="italic" style:font-style-asian="italic" style:font-style-complex="italic"/>
    </style:style>
    <style:style style:name="ce77" style:family="table-cell" style:parent-style-name="Default" style:data-style-name="N0">
      <style:table-cell-properties fo:border-top="thin solid #000000" fo:border-bottom="none" fo:border-left="thin solid #000000" fo:border-right="none"/>
      <style:text-properties fo:font-size="9pt" style:font-size-asian="9pt" style:font-size-complex="9pt"/>
    </style:style>
    <style:style style:name="ce78" style:family="table-cell" style:parent-style-name="Default" style:data-style-name="N0">
      <style:table-cell-properties fo:border-top="thin solid #000000" fo:border-bottom="thin solid #000000" fo:border-left="thin solid #000000" fo:border-right="none" style:vertical-align="top" fo:wrap-option="wrap"/>
      <style:text-properties fo:font-size="9pt" style:font-size-asian="9pt" style:font-size-complex="9pt"/>
    </style:style>
    <style:style style:name="ce79" style:family="table-cell" style:parent-style-name="Default" style:data-style-name="N0">
      <style:table-cell-properties fo:border="thin solid #000000" style:vertical-align="top" fo:wrap-option="wrap" fo:background-color="#FFFFFF"/>
      <style:text-properties fo:font-size="9pt" style:font-size-asian="9pt" style:font-size-complex="9pt"/>
    </style:style>
    <style:style style:name="ce80" style:family="table-cell" style:parent-style-name="Default" style:data-style-name="N0">
      <style:table-cell-properties fo:border-top="thin solid #000000" fo:border-bottom="thin solid #000000" fo:border-left="none" fo:border-right="thin solid #000000" style:vertical-align="top" style:repeat-content="false"/>
      <style:paragraph-properties fo:text-align="start" fo:margin-left="0cm"/>
      <style:text-properties fo:color="#000000" fo:font-size="9pt" style:font-size-asian="9pt" style:font-size-complex="9pt"/>
    </style:style>
    <style:style style:name="ce81" style:family="table-cell" style:parent-style-name="Default" style:data-style-name="N0">
      <style:table-cell-properties fo:border-top="thin solid #000000" fo:border-bottom="thin solid #000000" fo:border-left="thin solid #000000" fo:border-right="none" style:vertical-align="top" fo:wrap-option="wrap"/>
      <style:text-properties fo:font-size="9pt" style:font-size-asian="9pt" style:font-size-complex="9pt" fo:font-style="italic" style:font-style-asian="italic" style:font-style-complex="italic"/>
    </style:style>
    <style:style style:name="ce82" style:family="table-cell" style:parent-style-name="Default" style:data-style-name="N0">
      <style:table-cell-properties fo:border-top="thin solid #000000" fo:border-bottom="thin solid #000000" fo:border-left="thin solid #000000" fo:border-right="none" style:vertical-align="middle" fo:wrap-option="wrap" style:repeat-content="false"/>
      <style:paragraph-properties fo:text-align="center"/>
      <style:text-properties fo:font-size="9pt" style:font-size-asian="9pt" style:font-size-complex="9pt" fo:font-style="italic" style:font-style-asian="italic" style:font-style-complex="italic"/>
    </style:style>
    <style:style style:name="ce83" style:family="table-cell" style:parent-style-name="Default" style:data-style-name="N0">
      <style:table-cell-properties fo:border="thin solid #000000" style:vertical-align="top"/>
      <style:text-properties fo:font-size="9pt" style:font-size-asian="9pt" style:font-size-complex="9pt"/>
    </style:style>
    <style:style style:name="ce84" style:family="table-cell" style:parent-style-name="Default" style:data-style-name="N0">
      <style:table-cell-properties style:vertical-align="top"/>
      <style:text-properties fo:font-size="9pt" style:font-size-asian="9pt" style:font-size-complex="9pt"/>
    </style:style>
    <style:style style:name="ce85" style:family="table-cell" style:parent-style-name="Default" style:data-style-name="N0">
      <style:table-cell-properties fo:border-top="none" fo:border-bottom="none" fo:border-left="2pt solid #ED7D31" fo:border-right="none" style:vertical-align="top"/>
      <style:text-properties fo:font-size="9pt" style:font-size-asian="9pt" style:font-size-complex="9pt"/>
    </style:style>
    <style:style style:name="ce86" style:family="table-cell" style:parent-style-name="Default" style:data-style-name="N0">
      <style:table-cell-properties fo:border-top="none" fo:border-bottom="none" fo:border-left="none" fo:border-right="2pt solid #ED7D31" style:vertical-align="top"/>
      <style:text-properties fo:font-size="9pt" style:font-size-asian="9pt" style:font-size-complex="9pt"/>
    </style:style>
    <style:style style:name="ce87" style:family="table-cell" style:parent-style-name="Default" style:data-style-name="N0">
      <style:table-cell-properties fo:border="thin solid #000000" style:vertical-align="top" fo:wrap-option="wrap" style:cell-protect="none" style:repeat-content="false"/>
      <style:paragraph-properties fo:text-align="start" fo:margin-left="0cm"/>
      <style:text-properties fo:color="#404040" fo:font-size="9pt" style:font-size-asian="9pt" style:font-size-complex="9pt" fo:font-weight="bold" style:font-weight-asian="bold" style:font-weight-complex="bold"/>
    </style:style>
    <style:style style:name="ce88" style:family="table-cell" style:parent-style-name="Default" style:data-style-name="N0">
      <style:table-cell-properties fo:border="thin solid #000000" style:vertical-align="top" fo:wrap-option="wrap" style:cell-protect="none" style:repeat-content="false"/>
      <style:paragraph-properties fo:text-align="start" fo:margin-left="0cm"/>
      <style:text-properties fo:color="#404040" fo:font-size="9pt" style:font-size-asian="9pt" style:font-size-complex="9pt"/>
    </style:style>
    <style:style style:name="ce89" style:family="table-cell" style:parent-style-name="Default" style:data-style-name="N0">
      <style:table-cell-properties fo:border-top="none" fo:border-bottom="none"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90"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fo:color="#A6A6A6" fo:font-size="9pt" style:font-size-asian="9pt" style:font-size-complex="9pt" fo:font-style="italic" style:font-style-asian="italic" style:font-style-complex="italic"/>
    </style:style>
    <style:style style:name="ce91" style:family="table-cell" style:parent-style-name="Default" style:data-style-name="N0">
      <style:table-cell-properties fo:border-top="none" fo:border-bottom="thin solid #000000" fo:border-left="thin solid #000000" fo:border-right="thin solid #000000" style:vertical-align="top" fo:wrap-option="wrap"/>
      <style:text-properties fo:font-size="9pt" style:font-size-asian="9pt" style:font-size-complex="9pt"/>
    </style:style>
    <style:style style:name="ce92" style:family="table-cell" style:parent-style-name="Default" style:data-style-name="N0">
      <style:table-cell-properties fo:border-top="none" fo:border-bottom="thin solid #000000" fo:border-left="thin solid #000000" fo:border-right="thin solid #000000" style:vertical-align="top" fo:wrap-option="wrap"/>
      <style:text-properties fo:color="#AEAAAA" fo:font-size="9pt" style:font-size-asian="9pt" style:font-size-complex="9pt" fo:font-style="italic" style:font-style-asian="italic" style:font-style-complex="italic"/>
    </style:style>
    <style:style style:name="ce93" style:family="table-cell" style:parent-style-name="Default" style:data-style-name="N0">
      <style:table-cell-properties fo:border-top="none" fo:border-bottom="none" fo:border-left="thin solid #000000" fo:border-right="none"/>
      <style:text-properties fo:font-size="9pt" style:font-size-asian="9pt" style:font-size-complex="9pt"/>
    </style:style>
    <style:style style:name="ce94" style:family="table-cell" style:parent-style-name="Default" style:data-style-name="N0">
      <style:table-cell-properties fo:border-top="none" fo:border-bottom="thin solid #000000" fo:border-left="thin solid #000000" fo:border-right="none" style:vertical-align="top" fo:wrap-option="wrap"/>
      <style:text-properties fo:font-size="9pt" style:font-size-asian="9pt" style:font-size-complex="9pt"/>
    </style:style>
    <style:style style:name="ce95" style:family="table-cell" style:parent-style-name="Default" style:data-style-name="N0">
      <style:table-cell-properties fo:border-top="none" fo:border-bottom="thin solid #000000" fo:border-left="thin solid #000000" fo:border-right="none" style:vertical-align="top" fo:wrap-option="wrap"/>
      <style:text-properties fo:font-size="9pt" style:font-size-asian="9pt" style:font-size-complex="9pt" fo:font-style="italic" style:font-style-asian="italic" style:font-style-complex="italic"/>
    </style:style>
    <style:style style:name="ce96" style:family="table-cell" style:parent-style-name="Default" style:data-style-name="N0">
      <style:table-cell-properties fo:border-top="none" fo:border-bottom="thin solid #000000" fo:border-left="thin solid #000000" fo:border-right="none" style:vertical-align="middle" fo:wrap-option="wrap" style:repeat-content="false"/>
      <style:paragraph-properties fo:text-align="center"/>
      <style:text-properties fo:font-size="9pt" style:font-size-asian="9pt" style:font-size-complex="9pt" fo:font-style="italic" style:font-style-asian="italic" style:font-style-complex="italic"/>
    </style:style>
    <style:style style:name="ce97" style:family="table-cell" style:parent-style-name="Default" style:data-style-name="N0">
      <style:table-cell-properties fo:border-top="none" fo:border-bottom="none" fo:border-left="thin solid #000000" fo:border-right="none" style:vertical-align="top" fo:wrap-option="wrap"/>
      <style:text-properties fo:font-size="9pt" style:font-size-asian="9pt" style:font-size-complex="9pt" fo:font-style="italic" style:font-style-asian="italic" style:font-style-complex="italic"/>
    </style:style>
    <style:style style:name="ce98" style:family="table-cell" style:parent-style-name="Default" style:data-style-name="N0">
      <style:table-cell-properties fo:border-top="thin solid #000000" fo:border-bottom="none" fo:border-left="thin solid #000000" fo:border-right="thin solid #000000" style:vertical-align="top" fo:wrap-option="wrap" style:cell-protect="none" style:repeat-content="false"/>
      <style:paragraph-properties fo:text-align="start" fo:margin-left="0cm"/>
      <style:text-properties fo:color="#404040" fo:font-size="9pt" style:font-size-asian="9pt" style:font-size-complex="9pt" fo:font-weight="bold" style:font-weight-asian="bold" style:font-weight-complex="bold"/>
    </style:style>
    <style:style style:name="ce99" style:family="table-cell" style:parent-style-name="Default" style:data-style-name="N0">
      <style:table-cell-properties fo:border-top="thin solid #000000" fo:border-bottom="thin solid #000000" fo:border-left="none" fo:border-right="thin solid #000000" style:vertical-align="top" fo:wrap-option="wrap"/>
      <style:text-properties fo:color="#A6A6A6" fo:font-size="9pt" style:font-size-asian="9pt" style:font-size-complex="9pt" fo:font-style="italic" style:font-style-asian="italic" style:font-style-complex="italic"/>
    </style:style>
    <style:style style:name="ce100" style:family="table-cell" style:parent-style-name="Default" style:data-style-name="N0">
      <style:table-cell-properties fo:border-top="none" fo:border-bottom="none" fo:border-left="thin solid #000000" fo:border-right="thin solid #000000" style:vertical-align="top"/>
      <style:text-properties fo:font-size="9pt" style:font-size-asian="9pt" style:font-size-complex="9pt"/>
    </style:style>
    <style:style style:name="ce101" style:family="table-cell" style:parent-style-name="Default" style:data-style-name="N0">
      <style:table-cell-properties fo:border="thin solid #000000" style:vertical-align="top" fo:wrap-option="wrap"/>
      <style:text-properties fo:font-size="9pt" style:font-size-asian="9pt" style:font-size-complex="9pt" fo:font-style="italic" style:font-style-asian="italic" style:font-style-complex="italic"/>
    </style:style>
    <style:style style:name="ce102" style:family="table-cell" style:parent-style-name="Default" style:data-style-name="N0">
      <style:table-cell-properties style:vertical-align="top"/>
      <style:text-properties fo:font-size="9pt" style:font-size-asian="9pt" style:font-size-complex="9pt" fo:font-style="italic" style:font-style-asian="italic" style:font-style-complex="italic"/>
    </style:style>
    <style:style style:name="ce103" style:family="table-cell" style:parent-style-name="Default" style:data-style-name="N0">
      <style:table-cell-properties fo:border-top="thin solid #000000" fo:border-bottom="none" fo:border-left="thin solid #000000" fo:border-right="thin solid #000000" style:vertical-align="top" fo:wrap-option="wrap" style:cell-protect="none" style:repeat-content="false"/>
      <style:paragraph-properties fo:text-align="start" fo:margin-left="0cm"/>
      <style:text-properties fo:color="#404040" fo:font-size="9pt" style:font-size-asian="9pt" style:font-size-complex="9pt" fo:font-weight="bold" style:font-weight-asian="bold" style:font-weight-complex="bold"/>
    </style:style>
    <style:style style:name="ce104" style:family="table-cell" style:parent-style-name="Default" style:data-style-name="N0">
      <style:table-cell-properties fo:border-top="thin solid #000000" fo:border-bottom="thin solid #000000" fo:border-left="none" fo:border-right="thin solid #000000" style:vertical-align="top" fo:wrap-option="wrap" style:cell-protect="none" style:repeat-content="false"/>
      <style:paragraph-properties fo:text-align="start" fo:margin-left="0cm"/>
      <style:text-properties fo:color="#404040" fo:font-size="9pt" style:font-size-asian="9pt" style:font-size-complex="9pt"/>
    </style:style>
    <style:style style:name="ce105" style:family="table-cell" style:parent-style-name="Default" style:data-style-name="N0">
      <style:table-cell-properties style:vertical-align="top" fo:wrap-option="wrap" style:repeat-content="false"/>
      <style:paragraph-properties fo:text-align="start" fo:margin-left="0cm"/>
      <style:text-properties fo:color="#000000" fo:font-size="9pt" style:font-size-asian="9pt" style:font-size-complex="9pt"/>
    </style:style>
    <style:style style:name="ce106" style:family="table-cell" style:parent-style-name="Default" style:data-style-name="N0">
      <style:table-cell-properties fo:border-top="thin solid #000000" fo:border-bottom="thin solid #000000" fo:border-left="thin solid #000000" fo:border-right="thin solid #000000" style:vertical-align="top" fo:wrap-option="wrap" fo:background-color="#FFFFFF"/>
      <style:text-properties fo:font-size="9pt" style:font-size-asian="9pt" style:font-size-complex="9pt"/>
    </style:style>
    <style:style style:name="ce107" style:family="table-cell" style:parent-style-name="Default" style:data-style-name="N0">
      <style:table-cell-properties fo:border-top="none" fo:border-bottom="none" fo:border-left="thin solid #000000" fo:border-right="thin solid #000000" style:vertical-align="top" fo:wrap-option="wrap" style:cell-protect="none" style:repeat-content="false"/>
      <style:paragraph-properties fo:text-align="start" fo:margin-left="0cm"/>
      <style:text-properties fo:color="#404040" fo:font-size="9pt" style:font-size-asian="9pt" style:font-size-complex="9pt"/>
    </style:style>
    <style:style style:name="ce108" style:family="table-cell" style:parent-style-name="Default" style:data-style-name="N0">
      <style:table-cell-properties fo:border-top="none" fo:border-bottom="none" fo:border-left="thin solid #000000" fo:border-right="none" style:vertical-align="top" fo:wrap-option="wrap"/>
      <style:text-properties fo:font-size="9pt" style:font-size-asian="9pt" style:font-size-complex="9pt"/>
    </style:style>
    <style:style style:name="ce109" style:family="table-cell" style:parent-style-name="Default" style:data-style-name="N0">
      <style:table-cell-properties fo:border-top="none" fo:border-bottom="none" fo:border-left="thin solid #000000" fo:border-right="thin solid #000000" style:vertical-align="top" fo:wrap-option="wrap" fo:background-color="#FFFFFF"/>
      <style:text-properties fo:font-size="9pt" style:font-size-asian="9pt" style:font-size-complex="9pt"/>
    </style:style>
    <style:style style:name="ce110" style:family="table-cell" style:parent-style-name="Default" style:data-style-name="N0">
      <style:table-cell-properties fo:border-top="thin solid #000000" fo:border-bottom="none" fo:border-left="thin solid #000000" fo:border-right="none" style:vertical-align="top" style:repeat-content="false"/>
      <style:paragraph-properties fo:text-align="start" fo:margin-left="0cm"/>
      <style:text-properties fo:font-size="9pt" style:font-size-asian="9pt" style:font-size-complex="9pt"/>
    </style:style>
    <style:style style:name="ce111" style:family="table-cell" style:parent-style-name="Default" style:data-style-name="N0">
      <style:table-cell-properties style:vertical-align="middle" style:repeat-content="false"/>
      <style:paragraph-properties fo:text-align="center"/>
      <style:text-properties fo:font-size="9pt" style:font-size-asian="9pt" style:font-size-complex="9pt" fo:font-style="italic" style:font-style-asian="italic" style:font-style-complex="italic"/>
    </style:style>
    <style:style style:name="ce112" style:family="table-cell" style:parent-style-name="Default" style:data-style-name="N0">
      <style:table-cell-properties fo:border="thin solid #000000" style:vertical-align="top" style:repeat-content="false"/>
      <style:paragraph-properties fo:text-align="start" fo:margin-left="0cm"/>
      <style:text-properties fo:font-size="9pt" style:font-size-asian="9pt" style:font-size-complex="9pt"/>
    </style:style>
    <style:style style:name="ce113" style:family="table-cell" style:parent-style-name="Default" style:data-style-name="N0">
      <style:table-cell-properties fo:border="thin solid #000000" style:vertical-align="top" fo:wrap-option="wrap"/>
      <style:text-properties fo:font-size="9pt" style:font-size-asian="9pt" style:font-size-complex="9pt"/>
    </style:style>
    <style:style style:name="ce114"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font-size="9pt" style:font-size-asian="9pt" style:font-size-complex="9pt"/>
    </style:style>
    <style:style style:name="ce115" style:family="table-cell" style:parent-style-name="Default" style:data-style-name="N0">
      <style:table-cell-properties fo:border-top="thin solid #000000" fo:border-bottom="none" fo:border-left="thin solid #000000" fo:border-right="none" style:vertical-align="top" fo:wrap-option="wrap"/>
      <style:text-properties fo:font-size="9pt" style:font-size-asian="9pt" style:font-size-complex="9pt" fo:font-style="italic" style:font-style-asian="italic" style:font-style-complex="italic"/>
    </style:style>
    <style:style style:name="ce116" style:family="table-cell" style:parent-style-name="Default" style:data-style-name="N0">
      <style:table-cell-properties style:vertical-align="top" fo:wrap-option="wrap"/>
      <style:text-properties fo:font-size="9pt" style:font-size-asian="9pt" style:font-size-complex="9pt"/>
    </style:style>
    <style:style style:name="ce117" style:family="table-cell" style:parent-style-name="Default" style:data-style-name="N0">
      <style:table-cell-properties fo:border="thin solid #000000" style:vertical-align="top" fo:wrap-option="wrap" style:repeat-content="false"/>
      <style:paragraph-properties fo:text-align="start" fo:margin-left="0cm"/>
      <style:text-properties fo:font-size="9pt" style:font-size-asian="9pt" style:font-size-complex="9pt"/>
    </style:style>
    <style:style style:name="ce118" style:family="table-cell" style:parent-style-name="Default" style:data-style-name="N0">
      <style:table-cell-properties fo:border-top="thin solid #000000" fo:border-bottom="none" fo:border-left="thin solid #000000" fo:border-right="thin solid #000000" style:vertical-align="top" fo:wrap-option="wrap" fo:background-color="#FFFFFF"/>
      <style:text-properties fo:font-size="9pt" style:font-size-asian="9pt" style:font-size-complex="9pt"/>
    </style:style>
    <style:style style:name="ce119" style:family="table-cell" style:parent-style-name="Default" style:data-style-name="N0">
      <style:table-cell-properties fo:border-top="none" fo:border-bottom="thin solid #000000" fo:border-left="thin solid #000000" fo:border-right="none"/>
      <style:text-properties fo:font-size="9pt" style:font-size-asian="9pt" style:font-size-complex="9pt"/>
    </style:style>
    <style:style style:name="ce120" style:family="table-cell" style:parent-style-name="Default" style:data-style-name="N0">
      <style:table-cell-properties fo:border-top="2pt solid #000000" fo:border-bottom="thin solid #000000" fo:border-left="thin solid #000000" fo:border-right="thin solid #000000" style:vertical-align="middle" fo:wrap-option="wrap" fo:background-color="#525252" style:repeat-content="false"/>
      <style:paragraph-properties fo:text-align="center"/>
      <style:text-properties fo:color="#FFFFFF" fo:font-size="9pt" style:font-size-asian="9pt" style:font-size-complex="9pt" fo:font-weight="bold" style:font-weight-asian="bold" style:font-weight-complex="bold"/>
    </style:style>
    <style:style style:name="ce121" style:family="table-cell" style:parent-style-name="Default" style:data-style-name="N0">
      <style:table-cell-properties fo:border-top="none" fo:border-bottom="thin solid #000000" fo:border-left="thin solid #000000" fo:border-right="none" style:vertical-align="top" fo:wrap-option="wrap"/>
      <style:text-properties fo:font-size="9pt" style:font-size-asian="9pt" style:font-size-complex="9pt"/>
    </style:style>
    <style:style style:name="ce122" style:family="table-cell" style:parent-style-name="Default" style:data-style-name="N0">
      <style:table-cell-properties fo:border-top="thin solid #000000" fo:border-bottom="thin solid #000000" fo:border-left="thin solid #000000" fo:border-right="thin solid #000000" style:vertical-align="top" fo:wrap-option="wrap" fo:background-color="#FFFFFF"/>
      <style:text-properties fo:font-size="9pt" style:font-size-asian="9pt" style:font-size-complex="9pt"/>
    </style:style>
    <style:style style:name="ce123" style:family="table-cell" style:parent-style-name="Default" style:data-style-name="N0">
      <style:table-cell-properties fo:border-top="none" fo:border-bottom="thin solid #000000" fo:border-left="thin solid #000000" fo:border-right="thin solid #000000" style:vertical-align="top" fo:wrap-option="wrap" style:cell-protect="none" style:repeat-content="false"/>
      <style:paragraph-properties fo:text-align="start" fo:margin-left="0cm"/>
      <style:text-properties fo:color="#404040" fo:font-size="9pt" style:font-size-asian="9pt" style:font-size-complex="9pt"/>
    </style:style>
    <style:style style:name="ce124" style:family="table-cell" style:parent-style-name="Default" style:data-style-name="N0">
      <style:table-cell-properties style:vertical-align="top" fo:wrap-option="wrap" style:repeat-content="false"/>
      <style:paragraph-properties fo:text-align="start" fo:margin-left="0cm"/>
      <style:text-properties fo:color="#4472C4" fo:font-size="9pt" style:font-size-asian="9pt" style:font-size-complex="9pt"/>
    </style:style>
    <style:style style:name="ce125" style:family="table-cell" style:parent-style-name="Default" style:data-style-name="N0">
      <style:table-cell-properties fo:border-top="thin solid #000000" fo:border-bottom="thin solid #000000" fo:border-left="none" fo:border-right="thin solid #000000" style:vertical-align="top" fo:wrap-option="wrap"/>
      <style:text-properties fo:color="#A6A6A6" fo:font-size="9pt" style:font-size-asian="9pt" style:font-size-complex="9pt" fo:font-style="italic" style:font-style-asian="italic" style:font-style-complex="italic" fo:font-weight="bold" style:font-weight-asian="bold" style:font-weight-complex="bold"/>
    </style:style>
    <style:style style:name="ce126" style:family="table-cell" style:parent-style-name="Default" style:data-style-name="N0">
      <style:table-cell-properties fo:border-top="thin solid #000000" fo:border-bottom="none" fo:border-left="thin solid #000000" fo:border-right="none" style:vertical-align="top" fo:wrap-option="wrap"/>
      <style:text-properties fo:font-size="9pt" style:font-size-asian="9pt" style:font-size-complex="9pt"/>
    </style:style>
    <style:style style:name="ce127" style:family="table-cell" style:parent-style-name="Default" style:data-style-name="N0">
      <style:table-cell-properties fo:border-top="thin solid #000000" fo:border-bottom="thin solid #000000" fo:border-left="thin solid #000000" fo:border-right="thin solid #000000" style:vertical-align="top" fo:wrap-option="wrap" fo:background-color="#FFFFFF"/>
      <style:text-properties fo:font-size="9pt" style:font-size-asian="9pt" style:font-size-complex="9pt"/>
    </style:style>
    <style:style style:name="ce128" style:family="table-cell" style:parent-style-name="Default" style:data-style-name="N0">
      <style:text-properties fo:font-size="9pt" style:font-size-asian="9pt" style:font-size-complex="9pt"/>
    </style:style>
    <style:style style:name="ce129" style:family="table-cell" style:parent-style-name="Default" style:data-style-name="N0">
      <style:table-cell-properties style:vertical-align="middle" style:repeat-content="false"/>
      <style:paragraph-properties fo:text-align="center"/>
      <style:text-properties fo:font-size="9pt" style:font-size-asian="9pt" style:font-size-complex="9pt"/>
    </style:style>
    <style:style style:name="ce130" style:family="table-cell" style:parent-style-name="Default" style:data-style-name="N0">
      <style:table-cell-properties fo:border-top="none" fo:border-bottom="thin solid #000000" fo:border-left="thin solid #000000" fo:border-right="thin solid #000000" style:vertical-align="top" fo:wrap-option="wrap" style:cell-protect="none" style:repeat-content="false"/>
      <style:paragraph-properties fo:text-align="start" fo:margin-left="0cm"/>
      <style:text-properties fo:color="#404040" fo:font-size="9pt" style:font-size-asian="9pt" style:font-size-complex="9pt" fo:font-weight="bold" style:font-weight-asian="bold" style:font-weight-complex="bold"/>
    </style:style>
    <style:style style:name="ce131" style:family="table-cell" style:parent-style-name="Default" style:data-style-name="N0">
      <style:table-cell-properties style:vertical-align="top" fo:wrap-option="wrap" style:repeat-content="false"/>
      <style:paragraph-properties fo:text-align="start" fo:margin-left="0cm"/>
      <style:text-properties fo:color="#000000" fo:font-size="9pt" style:font-size-asian="9pt" style:font-size-complex="9pt" fo:font-weight="bold" style:font-weight-asian="bold" style:font-weight-complex="bold"/>
    </style:style>
    <style:style style:name="ce132" style:family="table-cell" style:parent-style-name="Default" style:data-style-name="N0">
      <style:table-cell-properties fo:border-top="none" fo:border-bottom="thin solid #000000" fo:border-left="thin solid #000000"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133" style:family="table-cell" style:parent-style-name="Default" style:data-style-name="N0">
      <style:table-cell-properties fo:border-top="thin solid #000000" fo:border-bottom="thin solid #000000" fo:border-left="thin solid #000000" fo:border-right="none" style:vertical-align="top" fo:wrap-option="wrap"/>
      <style:text-properties fo:color="#000000" fo:font-size="9pt" style:font-size-asian="9pt" style:font-size-complex="9pt"/>
    </style:style>
    <style:style style:name="ce134" style:family="table-cell" style:parent-style-name="Default" style:data-style-name="N0">
      <style:table-cell-properties fo:border-top="2pt solid #000000" fo:border-bottom="thin solid #000000" fo:border-left="thin solid #000000" fo:border-right="2pt solid #ED7D31" style:vertical-align="middle" fo:wrap-option="wrap" fo:background-color="#525252" style:repeat-content="false"/>
      <style:paragraph-properties fo:text-align="center"/>
      <style:text-properties fo:color="#FFFFFF" fo:font-size="9pt" style:font-size-asian="9pt" style:font-size-complex="9pt" fo:font-weight="bold" style:font-weight-asian="bold" style:font-weight-complex="bold"/>
    </style:style>
    <style:style style:name="ce135" style:family="table-cell" style:parent-style-name="Default" style:data-style-name="N0">
      <style:text-properties fo:color="#000000" fo:font-size="9pt" style:font-size-asian="9pt" style:font-size-complex="9pt" fo:font-weight="bold" style:font-weight-asian="bold" style:font-weight-complex="bold"/>
    </style:style>
    <style:style style:name="ce136" style:family="table-cell" style:parent-style-name="Default" style:data-style-name="N0">
      <style:table-cell-properties fo:border-top="none" fo:border-bottom="thin solid #000000" fo:border-left="thin solid #000000" fo:border-right="thin solid #000000" style:vertical-align="top" fo:wrap-option="wrap" fo:background-color="#FFFFFF"/>
      <style:text-properties fo:font-size="9pt" style:font-size-asian="9pt" style:font-size-complex="9pt"/>
    </style:style>
    <style:style style:name="ce137" style:family="table-cell" style:parent-style-name="Default" style:data-style-name="N0">
      <style:table-cell-properties fo:border-top="thin solid #000000" fo:border-bottom="none" fo:border-left="thin solid #000000" fo:border-right="thin solid #000000" style:vertical-align="top" fo:wrap-option="wrap"/>
      <style:text-properties fo:font-size="9pt" style:font-size-asian="9pt" style:font-size-complex="9pt"/>
    </style:style>
    <style:style style:name="ce138" style:family="table-cell" style:parent-style-name="Default" style:data-style-name="N0">
      <style:table-cell-properties style:vertical-align="top" fo:wrap-option="wrap" style:repeat-content="false"/>
      <style:paragraph-properties fo:text-align="start" fo:margin-left="0cm"/>
      <style:text-properties fo:color="#000000" fo:font-size="9pt" style:font-size-asian="9pt" style:font-size-complex="9pt" fo:font-weight="bold" style:font-weight-asian="bold" style:font-weight-complex="bold"/>
    </style:style>
    <style:style style:name="ce139" style:family="table-cell" style:parent-style-name="Default" style:data-style-name="N0">
      <style:table-cell-properties fo:border-top="thin solid #000000" fo:border-bottom="thin solid #000000" fo:border-left="thin solid #000000" fo:border-right="none" style:vertical-align="top" fo:wrap-option="wrap"/>
      <style:text-properties fo:color="#AEAAAA" fo:font-size="9pt" style:font-size-asian="9pt" style:font-size-complex="9pt" fo:font-style="italic" style:font-style-asian="italic" style:font-style-complex="italic"/>
    </style:style>
    <style:style style:name="ce140" style:family="table-cell" style:parent-style-name="Default" style:data-style-name="N0">
      <style:table-cell-properties fo:border-top="thin solid #000000" fo:border-bottom="none" fo:border-left="thin solid #000000" fo:border-right="thin solid #000000" style:vertical-align="top"/>
      <style:text-properties fo:font-size="9pt" style:font-size-asian="9pt" style:font-size-complex="9pt"/>
    </style:style>
    <style:style style:name="ce141" style:family="table-cell" style:parent-style-name="Default" style:data-style-name="N0">
      <style:table-cell-properties fo:border-top="thin solid #000000" fo:border-bottom="thin solid #000000" fo:border-left="none" fo:border-right="thin solid #000000" style:vertical-align="top"/>
      <style:text-properties fo:font-size="9pt" style:font-size-asian="9pt" style:font-size-complex="9pt"/>
    </style:style>
    <style:style style:name="ce142" style:family="table-cell" style:parent-style-name="Default" style:data-style-name="N0">
      <style:table-cell-properties style:vertical-align="top" style:repeat-content="false"/>
      <style:paragraph-properties fo:text-align="start" fo:margin-left="0cm"/>
      <style:text-properties fo:font-size="9pt" style:font-size-asian="9pt" style:font-size-complex="9pt"/>
    </style:style>
    <style:style style:name="ce143" style:family="table-cell" style:parent-style-name="Default" style:data-style-name="N0">
      <style:table-cell-properties fo:border-top="none" fo:border-bottom="thin solid #000000" fo:border-left="none" fo:border-right="thin solid #000000" style:vertical-align="top" fo:wrap-option="wrap"/>
      <style:text-properties fo:color="#A6A6A6" fo:font-size="9pt" style:font-size-asian="9pt" style:font-size-complex="9pt" fo:font-style="italic" style:font-style-asian="italic" style:font-style-complex="italic" fo:font-weight="bold" style:font-weight-asian="bold" style:font-weight-complex="bold"/>
    </style:style>
    <style:style style:name="ce144" style:family="table-cell" style:parent-style-name="Default" style:data-style-name="N0">
      <style:table-cell-properties fo:border-top="thin solid #000000" fo:border-bottom="thin solid #000000" fo:border-left="thin solid #000000" fo:border-right="none" style:vertical-align="top" fo:wrap-option="wrap"/>
      <style:text-properties fo:font-size="9pt" style:font-size-asian="9pt" style:font-size-complex="9pt"/>
    </style:style>
    <style:style style:name="ce145" style:family="table-cell" style:parent-style-name="Default" style:data-style-name="N0">
      <style:table-cell-properties fo:border-top="none" fo:border-bottom="thin solid #000000" fo:border-left="thin solid #000000" fo:border-right="none" style:vertical-align="top" fo:wrap-option="wrap" style:repeat-content="false"/>
      <style:paragraph-properties fo:text-align="start" fo:margin-left="0cm"/>
      <style:text-properties fo:color="#000000" fo:font-size="9pt" style:font-size-asian="9pt" style:font-size-complex="9pt"/>
    </style:style>
    <style:style style:name="ce146" style:family="table-cell" style:parent-style-name="Default" style:data-style-name="N0">
      <style:table-cell-properties fo:border-top="none" fo:border-bottom="thin solid #000000" fo:border-left="thin solid #000000" fo:border-right="thin solid #000000" style:vertical-align="top"/>
      <style:text-properties fo:font-size="9pt" style:font-size-asian="9pt" style:font-size-complex="9pt"/>
    </style:style>
    <style:style style:name="ce147" style:family="table-cell" style:parent-style-name="Default" style:data-style-name="N0">
      <style:text-properties fo:color="#000000" fo:font-size="9pt" style:font-size-asian="9pt" style:font-size-complex="9pt"/>
    </style:style>
    <style:style style:name="ce148" style:family="table-cell" style:parent-style-name="Default" style:data-style-name="N0">
      <style:table-cell-properties style:vertical-align="top" style:repeat-content="false"/>
      <style:paragraph-properties fo:text-align="start" fo:margin-left="0cm"/>
      <style:text-properties fo:color="#000000" fo:font-size="9pt" style:font-size-asian="9pt" style:font-size-complex="9pt" fo:font-weight="bold" style:font-weight-asian="bold" style:font-weight-complex="bold"/>
    </style:style>
    <style:style style:name="ce149" style:family="table-cell" style:parent-style-name="Default" style:data-style-name="N0">
      <style:table-cell-properties style:vertical-align="automatic" fo:wrap-option="wrap" style:repeat-content="false"/>
      <style:paragraph-properties fo:text-align="end" fo:margin-right="0cm"/>
      <style:text-properties fo:color="#404040" fo:font-size="9pt" style:font-size-asian="9pt" style:font-size-complex="9pt"/>
    </style:style>
    <style:style style:name="ce150" style:family="table-cell" style:parent-style-name="Default" style:data-style-name="N0">
      <style:table-cell-properties fo:border-top="none" fo:border-bottom="2pt solid #ED7D31" fo:border-left="2pt solid #ED7D31" fo:border-right="none" style:vertical-align="top"/>
      <style:text-properties fo:font-size="9pt" style:font-size-asian="9pt" style:font-size-complex="9pt"/>
    </style:style>
    <style:style style:name="ce151" style:family="table-cell" style:parent-style-name="Default" style:data-style-name="N0">
      <style:table-cell-properties fo:border-top="none" fo:border-bottom="2pt solid #ED7D31" fo:border-left="none" fo:border-right="none" style:vertical-align="top"/>
      <style:text-properties fo:font-size="9pt" style:font-size-asian="9pt" style:font-size-complex="9pt"/>
    </style:style>
    <style:style style:name="ce152" style:family="table-cell" style:parent-style-name="Default" style:data-style-name="N0">
      <style:table-cell-properties fo:border-top="none" fo:border-bottom="2pt solid #ED7D31" fo:border-left="none" fo:border-right="none"/>
      <style:text-properties fo:color="#000000" fo:font-size="9pt" style:font-size-asian="9pt" style:font-size-complex="9pt" fo:font-weight="bold" style:font-weight-asian="bold" style:font-weight-complex="bold"/>
    </style:style>
    <style:style style:name="ce153" style:family="table-cell" style:parent-style-name="Default" style:data-style-name="N0">
      <style:table-cell-properties fo:border-top="none" fo:border-bottom="2pt solid #ED7D31" fo:border-left="none" fo:border-right="2pt solid #ED7D31" style:vertical-align="top"/>
      <style:text-properties fo:font-size="9pt" style:font-size-asian="9pt" style:font-size-complex="9pt"/>
    </style:style>
    <style:style style:name="ce154" style:family="table-cell" style:parent-style-name="Default" style:data-style-name="N0">
      <style:text-properties fo:color="#404040" fo:font-size="9pt" style:font-size-asian="9pt" style:font-size-complex="9pt"/>
    </style:style>
    <style:style style:name="ce155" style:family="table-cell" style:parent-style-name="Default" style:data-style-name="N0">
      <style:table-cell-properties style:vertical-align="automatic" fo:wrap-option="wrap"/>
      <style:text-properties fo:color="#404040" fo:font-size="9pt" style:font-size-asian="9pt" style:font-size-complex="9pt"/>
    </style:style>
    <style:style style:name="ce156" style:family="table-cell" style:parent-style-name="Default" style:data-style-name="N0">
      <style:table-cell-properties fo:border-top="none" fo:border-bottom="thin solid #000000" fo:border-left="none" fo:border-right="thin solid #000000" style:vertical-align="top" fo:wrap-option="wrap"/>
      <style:text-properties fo:color="#A6A6A6" fo:font-size="9pt" style:font-size-asian="9pt" style:font-size-complex="9pt" fo:font-style="italic" style:font-style-asian="italic" style:font-style-complex="italic"/>
    </style:style>
    <style:style style:name="ce157" style:family="table-cell" style:parent-style-name="Default" style:data-style-name="N0">
      <style:table-cell-properties fo:border-top="none" fo:border-bottom="thin solid #000000" fo:border-left="none" fo:border-right="thin solid #000000" style:vertical-align="top" fo:wrap-option="wrap" style:repeat-content="false"/>
      <style:paragraph-properties fo:text-align="start" fo:margin-left="0cm"/>
      <style:text-properties fo:color="#A6A6A6" fo:font-size="9pt" style:font-size-asian="9pt" style:font-size-complex="9pt" fo:font-style="italic" style:font-style-asian="italic" style:font-style-complex="italic" fo:font-weight="bold" style:font-weight-asian="bold" style:font-weight-complex="bold"/>
    </style:style>
    <style:style style:name="ce158" style:family="table-cell" style:parent-style-name="Default" style:data-style-name="N0">
      <style:table-cell-properties style:vertical-align="top" fo:wrap-option="wrap"/>
      <style:text-properties fo:color="#404040" fo:font-size="9pt" style:font-size-asian="9pt" style:font-size-complex="9pt"/>
    </style:style>
    <style:style style:name="ce159" style:family="table-cell" style:parent-style-name="Default" style:data-style-name="N0">
      <style:table-cell-properties style:vertical-align="middle" style:repeat-content="false"/>
      <style:paragraph-properties fo:text-align="start" fo:margin-left="0cm"/>
      <style:text-properties fo:font-size="9pt" style:font-size-asian="9pt" style:font-size-complex="9pt"/>
    </style:style>
    <style:style style:name="ce160" style:family="table-cell" style:parent-style-name="Default" style:data-style-name="N0">
      <style:text-properties fo:font-size="9pt" style:font-size-asian="9pt" style:font-size-complex="9pt" fo:font-style="italic" style:font-style-asian="italic" style:font-style-complex="italic"/>
    </style:style>
    <style:style style:name="ce161" style:family="table-cell" style:parent-style-name="Default" style:data-style-name="N0">
      <style:table-cell-properties fo:border="thin solid #000000" style:vertical-align="middle" fo:wrap-option="wrap" fo:background-color="#2F75B5" style:repeat-content="false"/>
      <style:paragraph-properties fo:text-align="center"/>
      <style:text-properties fo:color="#FFFFFF" fo:font-size="9pt" style:font-size-asian="9pt" style:font-size-complex="9pt" fo:font-weight="bold" style:font-weight-asian="bold" style:font-weight-complex="bold"/>
    </style:style>
    <style:style style:name="ce162" style:family="table-cell" style:parent-style-name="Default" style:data-style-name="N0">
      <style:table-cell-properties fo:border-top="2pt solid #000000" fo:border-bottom="thin solid #000000" fo:border-left="thin solid #000000" fo:border-right="thin solid #000000" style:vertical-align="middle" fo:wrap-option="wrap" fo:background-color="#375623" style:repeat-content="false"/>
      <style:paragraph-properties fo:text-align="center"/>
      <style:text-properties fo:color="#FFFFFF" fo:font-size="9pt" style:font-size-asian="9pt" style:font-size-complex="9pt" fo:font-weight="bold" style:font-weight-asian="bold" style:font-weight-complex="bold"/>
    </style:style>
    <style:style style:name="ce163" style:family="table-cell" style:parent-style-name="Default" style:data-style-name="N0">
      <style:table-cell-properties fo:border-top="2pt solid #000000" fo:border-bottom="thin solid #000000" fo:border-left="thin solid #000000" fo:border-right="thin solid #000000" style:vertical-align="middle" fo:wrap-option="wrap" fo:background-color="#375623" style:repeat-content="false"/>
      <style:paragraph-properties fo:text-align="center"/>
      <style:text-properties fo:color="#808080" fo:font-size="9pt" style:font-size-asian="9pt" style:font-size-complex="9pt" fo:font-weight="bold" style:font-weight-asian="bold" style:font-weight-complex="bold"/>
    </style:style>
    <style:style style:name="ce164" style:family="table-cell" style:parent-style-name="Default" style:data-style-name="N0">
      <style:table-cell-properties fo:border-top="2pt solid #000000" fo:border-bottom="thin solid #000000" fo:border-left="thin solid #000000" fo:border-right="thin solid #000000" style:vertical-align="middle" fo:wrap-option="wrap" fo:background-color="#375623" style:repeat-content="false"/>
      <style:paragraph-properties fo:text-align="center"/>
      <style:text-properties fo:color="#AEAAAA" fo:font-size="9pt" style:font-size-asian="9pt" style:font-size-complex="9pt" fo:font-style="italic" style:font-style-asian="italic" style:font-style-complex="italic" fo:font-weight="bold" style:font-weight-asian="bold" style:font-weight-complex="bold"/>
    </style:style>
    <style:style style:name="ce165" style:family="table-cell" style:parent-style-name="Default" style:data-style-name="N0">
      <style:table-cell-properties fo:border-top="thin solid #000000" fo:border-bottom="none" fo:border-left="thin solid #000000" fo:border-right="thin solid #000000" style:vertical-align="middle" fo:wrap-option="wrap" fo:background-color="#2F75B5" style:repeat-content="false"/>
      <style:paragraph-properties fo:text-align="center"/>
      <style:text-properties fo:color="#FFFFFF" fo:font-size="9pt" style:font-size-asian="9pt" style:font-size-complex="9pt" fo:font-weight="bold" style:font-weight-asian="bold" style:font-weight-complex="bold"/>
    </style:style>
    <style:style style:name="ce166" style:family="table-cell" style:parent-style-name="Default" style:data-style-name="N0">
      <style:table-cell-properties fo:border="thin solid #000000" style:vertical-align="middle" fo:wrap-option="wrap" fo:background-color="#FF0000" style:repeat-content="false"/>
      <style:paragraph-properties fo:text-align="center"/>
      <style:text-properties fo:color="#F2F2F2" fo:font-size="9pt" style:font-size-asian="9pt" style:font-size-complex="9pt" fo:font-weight="bold" style:font-weight-asian="bold" style:font-weight-complex="bold"/>
    </style:style>
    <style:style style:name="ce167" style:family="table-cell" style:parent-style-name="Default" style:data-style-name="N0">
      <style:table-cell-properties fo:border="thin solid #000000" style:vertical-align="middle" fo:wrap-option="wrap" fo:background-color="#2F75B5" style:repeat-content="false"/>
      <style:paragraph-properties fo:text-align="center"/>
      <style:text-properties fo:color="#AEAAAA" fo:font-size="9pt" style:font-size-asian="9pt" style:font-size-complex="9pt" fo:font-style="italic" style:font-style-asian="italic" style:font-style-complex="italic" fo:font-weight="bold" style:font-weight-asian="bold" style:font-weight-complex="bold"/>
    </style:style>
    <style:style style:name="ce168" style:family="table-cell" style:parent-style-name="Default" style:data-style-name="N0">
      <style:table-cell-properties fo:border-top="thin solid #000000" fo:border-bottom="thin solid #000000" fo:border-left="thin solid #000000" fo:border-right="none" style:vertical-align="middle" fo:wrap-option="wrap" fo:background-color="#2F75B5" style:repeat-content="false"/>
      <style:paragraph-properties fo:text-align="center"/>
      <style:text-properties fo:color="#AEAAAA" fo:font-size="9pt" style:font-size-asian="9pt" style:font-size-complex="9pt" fo:font-style="italic" style:font-style-asian="italic" style:font-style-complex="italic" fo:font-weight="bold" style:font-weight-asian="bold" style:font-weight-complex="bold"/>
    </style:style>
    <style:style style:name="ce169" style:family="table-cell" style:parent-style-name="Default" style:data-style-name="N0">
      <style:table-cell-properties fo:border-top="thin solid #000000" fo:border-bottom="thin solid #000000" fo:border-left="none" fo:border-right="thin solid #000000" style:vertical-align="middle" fo:wrap-option="wrap" fo:background-color="#2F75B5" style:repeat-content="false"/>
      <style:paragraph-properties fo:text-align="center"/>
      <style:text-properties fo:color="#FFFFFF" fo:font-size="9pt" style:font-size-asian="9pt" style:font-size-complex="9pt" fo:font-weight="bold" style:font-weight-asian="bold" style:font-weight-complex="bold"/>
    </style:style>
    <style:style style:name="ce170" style:family="table-cell" style:parent-style-name="Default" style:data-style-name="N0">
      <style:table-cell-properties fo:border="thin solid #000000" style:vertical-align="middle" fo:wrap-option="wrap" fo:background-color="#2F75B5" style:repeat-content="false"/>
      <style:paragraph-properties fo:text-align="center"/>
      <style:text-properties fo:color="#F2F2F2" fo:font-size="9pt" style:font-size-asian="9pt" style:font-size-complex="9pt" fo:font-style="italic" style:font-style-asian="italic" style:font-style-complex="italic" fo:font-weight="bold" style:font-weight-asian="bold" style:font-weight-complex="bold"/>
    </style:style>
    <style:style style:name="ce171" style:family="table-cell" style:parent-style-name="Default" style:data-style-name="N0">
      <style:table-cell-properties fo:border="thin solid #000000" style:vertical-align="middle" fo:wrap-option="wrap" fo:background-color="#C00000" style:repeat-content="false"/>
      <style:paragraph-properties fo:text-align="center"/>
      <style:text-properties fo:color="#F2F2F2" fo:font-size="9pt" style:font-size-asian="9pt" style:font-size-complex="9pt" fo:font-style="italic" style:font-style-asian="italic" style:font-style-complex="italic" fo:font-weight="bold" style:font-weight-asian="bold" style:font-weight-complex="bold"/>
    </style:style>
    <style:style style:name="ce172" style:family="table-cell" style:parent-style-name="Default" style:data-style-name="N0">
      <style:table-cell-properties fo:border="thin solid #000000" style:vertical-align="middle" fo:wrap-option="wrap" fo:background-color="#7030A0" style:repeat-content="false"/>
      <style:paragraph-properties fo:text-align="center"/>
      <style:text-properties fo:color="#F2F2F2" fo:font-size="9pt" style:font-size-asian="9pt" style:font-size-complex="9pt" fo:font-style="italic" style:font-style-asian="italic" style:font-style-complex="italic" fo:font-weight="bold" style:font-weight-asian="bold" style:font-weight-complex="bold"/>
    </style:style>
    <style:style style:name="ce173" style:family="table-cell" style:parent-style-name="Default" style:data-style-name="N0">
      <style:table-cell-properties fo:border="thin solid #000000" style:vertical-align="middle" fo:wrap-option="wrap" fo:background-color="#BF8F00" style:repeat-content="false"/>
      <style:paragraph-properties fo:text-align="center"/>
      <style:text-properties fo:color="#FFFFFF" fo:font-size="9pt" style:font-size-asian="9pt" style:font-size-complex="9pt" fo:font-weight="bold" style:font-weight-asian="bold" style:font-weight-complex="bold"/>
    </style:style>
    <style:style style:name="ce174" style:family="table-cell" style:parent-style-name="Default" style:data-style-name="N0">
      <style:table-cell-properties style:vertical-align="top" fo:wrap-option="wrap"/>
      <style:text-properties fo:font-size="9pt" style:font-size-asian="9pt" style:font-size-complex="9pt"/>
    </style:style>
    <style:style style:name="ce175" style:family="table-cell" style:parent-style-name="Default" style:data-style-name="N0">
      <style:table-cell-properties fo:border-top="2pt solid #000000" fo:border-bottom="thin solid #000000" fo:border-left="2pt solid #ED7D31" fo:border-right="thin solid #000000" style:vertical-align="middle" fo:wrap-option="wrap" fo:background-color="#525252" style:repeat-content="false"/>
      <style:paragraph-properties fo:text-align="center"/>
      <style:text-properties fo:color="#FFFFFF" fo:font-size="9pt" style:font-size-asian="9pt" style:font-size-complex="9pt" fo:font-weight="bold" style:font-weight-asian="bold" style:font-weight-complex="bold"/>
    </style:style>
    <style:style style:name="ce176" style:family="table-cell" style:parent-style-name="Default" style:data-style-name="N0">
      <style:table-cell-properties fo:border-top="2pt solid #000000" fo:border-bottom="thin solid #000000" fo:border-left="thin solid #000000" fo:border-right="thin solid #000000" style:vertical-align="middle" fo:wrap-option="wrap" fo:background-color="#525252" style:repeat-content="false"/>
      <style:paragraph-properties fo:text-align="center"/>
      <style:text-properties fo:color="#FFFFFF" fo:font-size="9pt" style:font-size-asian="9pt" style:font-size-complex="9pt" fo:font-weight="bold" style:font-weight-asian="bold" style:font-weight-complex="bold"/>
    </style:style>
    <style:style style:name="ce177" style:family="table-cell" style:parent-style-name="Default" style:data-style-name="N0">
      <style:table-cell-properties style:vertical-align="automatic" fo:wrap-option="wrap"/>
      <style:text-properties fo:color="#404040" fo:font-size="9pt" style:font-size-asian="9pt" style:font-size-complex="9pt"/>
    </style:style>
    <style:style style:name="ce178" style:family="table-cell" style:parent-style-name="Default" style:data-style-name="N0">
      <style:table-cell-properties fo:border-top="2pt solid #000000" fo:border-bottom="thin solid #000000" fo:border-left="thin solid #000000" fo:border-right="2pt solid #ED7D31" style:vertical-align="middle" fo:wrap-option="wrap" fo:background-color="#525252" style:repeat-content="false"/>
      <style:paragraph-properties fo:text-align="center"/>
      <style:text-properties fo:color="#FFFFFF" fo:font-size="9pt" style:font-size-asian="9pt" style:font-size-complex="9pt" fo:font-weight="bold" style:font-weight-asian="bold" style:font-weight-complex="bold"/>
    </style:style>
    <style:style style:name="ce179" style:family="table-cell" style:parent-style-name="Default" style:data-style-name="N0">
      <style:table-cell-properties fo:border-top="thin solid #000000" fo:border-bottom="thin solid #000000" fo:border-left="thin solid #000000" fo:border-right="none" style:vertical-align="middle" fo:wrap-option="wrap" fo:background-color="#3366FF" style:repeat-content="false"/>
      <style:paragraph-properties fo:text-align="center"/>
      <style:text-properties fo:color="#FFFFFF" style:font-name="Arial" style:font-name-asian="Arial" style:font-name-complex="Arial" fo:font-size="10pt" style:font-size-asian="10pt" style:font-size-complex="10pt" fo:font-weight="bold" style:font-weight-asian="bold" style:font-weight-complex="bold"/>
    </style:style>
    <style:style style:name="ce180" style:family="table-cell" style:parent-style-name="Default" style:data-style-name="N0">
      <style:table-cell-properties fo:border-top="none" fo:border-bottom="thin solid #000000" fo:border-left="thin solid #000000" fo:border-right="none" style:vertical-align="automatic" fo:wrap-option="wrap"/>
      <style:text-properties fo:color="#000000" style:font-name="Arial" style:font-name-asian="Arial" style:font-name-complex="Arial" fo:font-size="10pt" style:font-size-asian="10pt" style:font-size-complex="10pt"/>
    </style:style>
    <style:style style:name="ce181" style:family="table-cell" style:parent-style-name="Default" style:data-style-name="N0">
      <style:table-cell-properties fo:border-top="none" fo:border-bottom="thick solid #000000" fo:border-left="thin solid #000000" fo:border-right="none" style:vertical-align="automatic" fo:wrap-option="wrap"/>
      <style:text-properties fo:color="#000000" style:font-name="Arial" style:font-name-asian="Arial" style:font-name-complex="Arial" fo:font-size="10pt" style:font-size-asian="10pt" style:font-size-complex="10pt"/>
    </style:style>
    <style:style style:name="ce182" style:family="table-cell" style:parent-style-name="Default" style:data-style-name="N0">
      <style:table-cell-properties fo:border-top="none" fo:border-bottom="thin solid #000000" fo:border-left="thin solid #000000" fo:border-right="thin solid #000000" style:vertical-align="middle" fo:wrap-option="wrap" style:repeat-content="false"/>
      <style:paragraph-properties fo:text-align="start" fo:margin-left="0cm"/>
      <style:text-properties fo:color="#000000" style:font-name="Arial" style:font-name-asian="Arial" style:font-name-complex="Arial" fo:font-size="10pt" style:font-size-asian="10pt" style:font-size-complex="10pt"/>
    </style:style>
    <style:style style:name="ce183"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4" style:family="table-cell" style:parent-style-name="Default" style:data-style-name="N0">
      <style:table-cell-properties fo:border-top="thin solid #000000" fo:border-bottom="none" fo:border-left="thin solid #000000" fo:border-right="thin solid #000000" style:vertical-align="automatic" fo:wrap-option="wrap" style:repeat-content="false"/>
      <style:paragraph-properties fo:text-align="start" fo:margin-left="0cm"/>
      <style:text-properties fo:font-size="10pt" style:font-size-asian="10pt" style:font-size-complex="10pt"/>
    </style:style>
    <style:style style:name="ce185" style:family="table-cell" style:parent-style-name="Default" style:data-style-name="N0">
      <style:table-cell-properties fo:border="thin solid #000000" style:vertical-align="automatic" fo:wrap-option="wrap" style:repeat-content="false"/>
      <style:paragraph-properties fo:text-align="start" fo:margin-left="0cm"/>
      <style:text-properties fo:font-size="10pt" style:font-size-asian="10pt" style:font-size-complex="10pt"/>
    </style:style>
    <style:style style:name="ce186"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fo:font-weight="bold" style:font-weight-asian="bold" style:font-weight-complex="bold"/>
    </style:style>
    <style:style style:name="ce187" style:family="table-cell" style:parent-style-name="Default" style:data-style-name="N0">
      <style:table-cell-properties fo:border-top="none" fo:border-bottom="thin solid #000000" fo:border-left="thin solid #000000" fo:border-right="thin solid #000000"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188" style:family="table-cell" style:parent-style-name="Default" style:data-style-name="N0">
      <style:table-cell-properties fo:border="thin solid #000000" style:vertical-align="automatic" fo:wrap-option="wrap" style:repeat-content="false"/>
      <style:paragraph-properties fo:text-align="start" fo:margin-left="0cm"/>
      <style:text-properties style:font-name="Arial" style:font-name-asian="Arial" style:font-name-complex="Arial" fo:font-size="10pt" style:font-size-asian="10pt" style:font-size-complex="10pt"/>
    </style:style>
    <style:style style:name="ce189" style:family="table-cell" style:parent-style-name="Default" style:data-style-name="N0">
      <style:table-cell-properties fo:border-top="thin solid #000000" fo:border-bottom="thin solid #000000" fo:border-left="thin solid #000000" fo:border-right="none" style:vertical-align="top" fo:wrap-option="wrap" style:repeat-content="false"/>
      <style:paragraph-properties fo:text-align="start" fo:margin-left="0cm"/>
      <style:text-properties fo:color="#000000" fo:font-size="9pt" style:font-size-asian="9pt" style:font-size-complex="9pt" fo:font-weight="bold" style:font-weight-asian="bold" style:font-weight-complex="bold"/>
    </style:style>
    <style:style style:name="ce190" style:family="table-cell" style:parent-style-name="Default" style:data-style-name="N0">
      <style:table-cell-properties fo:border="thin solid #000000" style:vertical-align="top" fo:wrap-option="wrap" style:repeat-content="false"/>
      <style:paragraph-properties fo:text-align="start" fo:margin-left="0cm"/>
      <style:text-properties fo:color="#000000" fo:font-size="9pt" style:font-size-asian="9pt" style:font-size-complex="9pt"/>
    </style:style>
    <style:style style:name="ce191" style:family="table-cell" style:parent-style-name="Default" style:data-style-name="N0">
      <style:table-cell-properties fo:border-top="thin solid #000000" fo:border-bottom="thin solid #000000" fo:border-left="2pt solid #000000" fo:border-right="thin solid #000000" style:vertical-align="top"/>
      <style:text-properties fo:color="#000000" fo:font-size="10pt" style:font-size-asian="10pt" style:font-size-complex="10pt"/>
    </style:style>
    <style:style style:name="ce192" style:family="table-cell" style:parent-style-name="Default" style:data-style-name="N30">
      <style:table-cell-properties fo:border="thin solid #000000" style:vertical-align="top" style:shrink-to-fit="true" style:repeat-content="false"/>
      <style:paragraph-properties fo:text-align="start" fo:margin-left="0cm"/>
      <style:text-properties fo:color="#000000" fo:font-size="10pt" style:font-size-asian="10pt" style:font-size-complex="10pt"/>
    </style:style>
    <style:style style:name="ce193" style:family="table-cell" style:parent-style-name="Default" style:data-style-name="N0">
      <style:table-cell-properties fo:border-top="thin solid #000000" fo:border-bottom="thin solid #000000" fo:border-left="none" fo:border-right="2pt solid #000000" style:vertical-align="top"/>
      <style:text-properties fo:color="#000000" fo:font-size="10pt" style:font-size-asian="10pt" style:font-size-complex="10pt"/>
    </style:style>
    <style:style style:name="ce194" style:family="table-cell" style:parent-style-name="Default" style:data-style-name="N19">
      <style:table-cell-properties fo:border="thin solid #000000" style:vertical-align="top"/>
      <style:text-properties fo:color="#000000" fo:font-size="10pt" style:font-size-asian="10pt" style:font-size-complex="10pt"/>
    </style:style>
    <style:style style:name="ce195" style:family="table-cell" style:parent-style-name="Default" style:data-style-name="N0">
      <style:table-cell-properties fo:border-top="thin solid #000000" fo:border-bottom="thin solid #000000" fo:border-left="thin solid #000000" fo:border-right="none" style:vertical-align="top"/>
      <style:text-properties fo:color="#000000" fo:font-size="10pt" style:font-size-asian="10pt" style:font-size-complex="10pt"/>
    </style:style>
    <style:style style:name="ce196" style:family="table-cell" style:parent-style-name="Hyperlink" style:data-style-name="N0">
      <style:table-cell-properties fo:border-top="thin solid #000000" fo:border-bottom="thin solid #000000" fo:border-left="none" fo:border-right="thin solid #000000" style:vertical-align="top"/>
      <style:text-properties fo:color="#0563C1" style:text-underline-style="solid" style:text-underline-type="single"/>
    </style:style>
    <style:style style:name="ce197" style:family="table-cell" style:parent-style-name="Hyperlink" style:data-style-name="N0">
      <style:table-cell-properties fo:border-top="thin solid #000000" fo:border-bottom="thin solid #000000" fo:border-left="none" fo:border-right="thin solid #000000" style:vertical-align="top"/>
      <style:text-properties fo:color="#0563C1" fo:font-size="10pt" style:font-size-asian="10pt" style:font-size-complex="10pt" style:text-underline-style="solid" style:text-underline-type="single"/>
    </style:style>
    <style:style style:name="ce198" style:family="table-cell" style:parent-style-name="Default" style:data-style-name="N2">
      <style:table-cell-properties fo:border-top="2pt solid #000000" fo:border-bottom="thin solid #000000" fo:border-left="2pt solid #000000" fo:border-right="thin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style>
    <style:style style:name="ce199" style:family="table-cell" style:parent-style-name="Default" style:data-style-name="N0">
      <style:table-cell-properties fo:border-top="thin solid #000000" fo:border-bottom="thin solid #000000" fo:border-left="2pt solid #000000" fo:border-right="thin solid #000000" style:vertical-align="top"/>
      <style:text-properties fo:color="#000000" fo:font-size="10pt" style:font-size-asian="10pt" style:font-size-complex="10pt"/>
    </style:style>
    <style:style style:name="ce200" style:family="table-cell" style:parent-style-name="Default" style:data-style-name="N0">
      <style:table-cell-properties fo:border="thin solid #000000" style:vertical-align="top"/>
      <style:text-properties fo:color="#000000" fo:font-size="10pt" style:font-size-asian="10pt" style:font-size-complex="10pt"/>
    </style:style>
    <style:style style:name="ce201" style:family="table-cell" style:parent-style-name="Default" style:data-style-name="N0">
      <style:table-cell-properties fo:border-top="thin solid #000000" fo:border-bottom="thin solid #000000" fo:border-left="none" fo:border-right="2pt solid #000000" style:vertical-align="top"/>
      <style:text-properties fo:color="#000000" fo:font-size="10pt" style:font-size-asian="10pt" style:font-size-complex="10pt"/>
    </style:style>
    <style:style style:name="ce202" style:family="table-cell" style:parent-style-name="Default" style:data-style-name="N0">
      <style:table-cell-properties fo:border-top="thin solid #000000" fo:border-bottom="thin solid #000000" fo:border-left="none" fo:border-right="thin solid #000000" style:vertical-align="top"/>
      <style:text-properties fo:color="#000000" fo:font-size="10pt" style:font-size-asian="10pt" style:font-size-complex="10pt"/>
    </style:style>
    <style:style style:name="ce203" style:family="table-cell" style:parent-style-name="Default" style:data-style-name="N0">
      <style:table-cell-properties fo:border-top="thin solid #000000" fo:border-bottom="thin solid #000000" fo:border-left="thin solid #000000" fo:border-right="none" style:vertical-align="top"/>
      <style:text-properties fo:color="#000000" fo:font-size="10pt" style:font-size-asian="10pt" style:font-size-complex="10pt"/>
    </style:style>
    <style:style style:name="ce204" style:family="table-cell" style:parent-style-name="Hyperlink" style:data-style-name="N0">
      <style:table-cell-properties fo:border-top="none" fo:border-bottom="thin solid #000000" fo:border-left="none" fo:border-right="thin solid #000000" style:vertical-align="top"/>
      <style:text-properties fo:color="#0563C1" style:text-underline-style="solid" style:text-underline-type="single"/>
    </style:style>
    <style:style style:name="ce205" style:family="table-cell" style:parent-style-name="Default" style:data-style-name="N19">
      <style:table-cell-properties fo:border="thin solid #000000" style:vertical-align="top"/>
      <style:text-properties fo:color="#000000" fo:font-size="10pt" style:font-size-asian="10pt" style:font-size-complex="10pt"/>
    </style:style>
    <style:style style:name="ce206" style:family="table-cell" style:parent-style-name="Default" style:data-style-name="N19">
      <style:table-cell-properties fo:border-top="thin solid #000000" fo:border-bottom="none" fo:border-left="thin solid #000000" fo:border-right="thin solid #000000" style:vertical-align="top"/>
      <style:text-properties fo:color="#000000" fo:font-size="10pt" style:font-size-asian="10pt" style:font-size-complex="10pt"/>
    </style:style>
    <style:style style:name="ce207" style:family="table-cell" style:parent-style-name="Default" style:data-style-name="N0">
      <style:table-cell-properties fo:border-top="none" fo:border-bottom="thin solid #000000" fo:border-left="thin solid #000000" fo:border-right="none" style:vertical-align="top" style:repeat-content="false"/>
      <style:paragraph-properties fo:text-align="start" fo:margin-left="0cm"/>
      <style:text-properties fo:color="#000000" fo:font-size="9pt" style:font-size-asian="9pt" style:font-size-complex="9pt"/>
    </style:style>
    <style:style style:name="ce208" style:family="table-cell" style:parent-style-name="Default" style:data-style-name="N0">
      <style:table-cell-properties fo:border="thin solid #000000" style:vertical-align="top" style:repeat-content="false"/>
      <style:paragraph-properties fo:text-align="start" fo:margin-left="0cm"/>
      <style:text-properties fo:color="#000000" fo:font-size="9pt" style:font-size-asian="9pt" style:font-size-complex="9pt"/>
    </style:style>
    <style:style style:name="ce209" style:family="table-cell" style:parent-style-name="Default" style:data-style-name="N0">
      <style:table-cell-properties fo:border-top="none" fo:border-bottom="none" fo:border-left="thin solid #000000" fo:border-right="none" style:vertical-align="top" style:repeat-content="false"/>
      <style:paragraph-properties fo:text-align="start" fo:margin-left="0cm"/>
      <style:text-properties fo:color="#000000" fo:font-size="9pt" style:font-size-asian="9pt" style:font-size-complex="9pt"/>
    </style:style>
    <style:style style:name="ce210" style:family="table-cell" style:parent-style-name="Default" style:data-style-name="N0">
      <style:table-cell-properties style:vertical-align="top" style:repeat-content="false"/>
      <style:paragraph-properties fo:text-align="start" fo:margin-left="0cm"/>
      <style:text-properties fo:color="#000000" fo:font-size="9pt" style:font-size-asian="9pt" style:font-size-complex="9pt"/>
    </style:style>
    <style:style style:name="ce211" style:family="table-cell" style:parent-style-name="Default" style:data-style-name="N0">
      <style:table-cell-properties fo:border-top="2pt solid #000000" fo:border-bottom="none" fo:border-left="2pt solid #000000" fo:border-right="2pt solid #000000" style:vertical-align="middle" fo:wrap-option="wrap" fo:background-color="#833C0C" style:rotation-angle="90" style:repeat-content="false"/>
      <style:paragraph-properties fo:text-align="center"/>
      <style:text-properties fo:color="#FFFFFF" fo:font-size="10pt" style:font-size-asian="10pt" style:font-size-complex="10pt" fo:font-weight="bold" style:font-weight-asian="bold" style:font-weight-complex="bold"/>
    </style:style>
    <style:style style:name="ce212" style:family="table-cell" style:parent-style-name="Default" style:data-style-name="N0">
      <style:table-cell-properties fo:border="thin solid #000000" style:vertical-align="middle" fo:wrap-option="wrap" fo:background-color="#833C0C" style:repeat-content="false"/>
      <style:paragraph-properties fo:text-align="center"/>
      <style:text-properties fo:color="#FFFFFF" fo:font-size="9pt" style:font-size-asian="9pt" style:font-size-complex="9pt" fo:font-weight="bold" style:font-weight-asian="bold" style:font-weight-complex="bold"/>
    </style:style>
    <style:style style:name="ce213" style:family="table-cell" style:parent-style-name="Default" style:data-style-name="N0">
      <style:table-cell-properties fo:border-top="2pt solid #000000" fo:border-bottom="none" fo:border-left="2pt solid #000000" fo:border-right="2pt solid #000000" style:vertical-align="middle" fo:wrap-option="wrap" fo:background-color="#C65911" style:rotation-angle="90" style:repeat-content="false"/>
      <style:paragraph-properties fo:text-align="center"/>
      <style:text-properties fo:color="#FFFFFF" fo:font-size="10pt" style:font-size-asian="10pt" style:font-size-complex="10pt" fo:font-weight="bold" style:font-weight-asian="bold" style:font-weight-complex="bold"/>
    </style:style>
    <style:style style:name="ce214" style:family="table-cell" style:parent-style-name="Default" style:data-style-name="N0">
      <style:table-cell-properties style:vertical-align="top"/>
      <style:text-properties fo:color="#000000" fo:font-size="10pt" style:font-size-asian="10pt" style:font-size-complex="10pt"/>
    </style:style>
    <style:style style:name="ce215" style:family="table-cell" style:parent-style-name="Default" style:data-style-name="N19">
      <style:table-cell-properties fo:border-top="thin solid #000000" fo:border-bottom="none" fo:border-left="thin solid #000000" fo:border-right="thin solid #000000" style:vertical-align="top"/>
      <style:text-properties fo:color="#000000" fo:font-size="10pt" style:font-size-asian="10pt" style:font-size-complex="10pt"/>
    </style:style>
    <style:style style:name="ce216" style:family="table-cell" style:parent-style-name="Default" style:data-style-name="N0">
      <style:table-cell-properties fo:border-top="thin solid #000000" fo:border-bottom="none" fo:border-left="thin solid #000000" fo:border-right="thin solid #000000" style:vertical-align="top"/>
      <style:text-properties fo:color="#000000" fo:font-size="10pt" style:font-size-asian="10pt" style:font-size-complex="10pt"/>
    </style:style>
    <style:style style:name="ce217" style:family="table-cell" style:parent-style-name="Default" style:data-style-name="N0">
      <style:table-cell-properties fo:border-top="thin solid #000000" fo:border-bottom="thin solid #000000" fo:border-left="thin solid #000000" fo:border-right="none" style:vertical-align="top"/>
      <style:text-properties fo:color="#000000" fo:font-size="10pt" style:font-size-asian="10pt" style:font-size-complex="10pt"/>
    </style:style>
    <style:style style:name="ce218" style:family="table-cell" style:parent-style-name="Default" style:data-style-name="N0">
      <style:table-cell-properties fo:border-top="2pt solid #000000" fo:border-bottom="thin solid #000000" fo:border-left="2pt solid #000000" fo:border-right="2pt solid #000000" style:vertical-align="top" fo:wrap-option="wrap"/>
      <style:text-properties fo:color="#000000" fo:font-size="9pt" style:font-size-asian="9pt" style:font-size-complex="9pt"/>
    </style:style>
    <style:style style:name="ce219" style:family="table-cell" style:parent-style-name="Default" style:data-style-name="N0">
      <style:table-cell-properties fo:border-top="thin solid #000000" fo:border-bottom="thin solid #000000" fo:border-left="2pt solid #000000" fo:border-right="2pt solid #000000" style:vertical-align="top" fo:wrap-option="wrap"/>
      <style:text-properties fo:color="#000000" fo:font-size="9pt" style:font-size-asian="9pt" style:font-size-complex="9pt"/>
    </style:style>
    <style:style style:name="ce220" style:family="table-cell" style:parent-style-name="Default" style:data-style-name="N0">
      <style:table-cell-properties fo:border-top="thin solid #000000" fo:border-bottom="thin solid #000000" fo:border-left="thin solid #000000" fo:border-right="none" style:vertical-align="top" fo:wrap-option="wrap"/>
      <style:text-properties fo:color="#000000" fo:font-size="9pt" style:font-size-asian="9pt" style:font-size-complex="9pt"/>
    </style:style>
    <style:style style:name="ce221" style:family="table-cell" style:parent-style-name="Default" style:data-style-name="N0">
      <style:table-cell-properties fo:border-top="thin solid #000000" fo:border-bottom="thin solid #000000" fo:border-left="none" fo:border-right="thin solid #000000" style:vertical-align="top" fo:wrap-option="wrap" style:repeat-content="false"/>
      <style:paragraph-properties fo:text-align="start" fo:margin-left="0cm"/>
      <style:text-properties fo:color="#000000" fo:font-size="9pt" style:font-size-asian="9pt" style:font-size-complex="9pt"/>
    </style:style>
    <style:style style:name="ce222" style:family="table-cell" style:parent-style-name="Default" style:data-style-name="N0">
      <style:table-cell-properties fo:border-top="2pt solid #000000" fo:border-bottom="none" fo:border-left="thin solid #000000" fo:border-right="thin solid #000000" style:vertical-align="middle" fo:wrap-option="wrap" fo:background-color="#375623" style:repeat-content="false"/>
      <style:paragraph-properties fo:text-align="center"/>
      <style:text-properties fo:color="#FFFFFF" fo:font-size="9pt" style:font-size-asian="9pt" style:font-size-complex="9pt" fo:font-weight="bold" style:font-weight-asian="bold" style:font-weight-complex="bold"/>
    </style:style>
    <style:style style:name="ce223" style:family="table-cell" style:parent-style-name="Default" style:data-style-name="N0">
      <style:table-cell-properties fo:border-top="none" fo:border-bottom="thin solid #000000" fo:border-left="thin solid #000000" fo:border-right="thin solid #000000" style:vertical-align="top" fo:wrap-option="wrap"/>
      <style:text-properties fo:color="#000000" fo:font-size="9pt" style:font-size-asian="9pt" style:font-size-complex="9pt"/>
    </style:style>
    <style:style style:name="ce224" style:family="table-cell" style:parent-style-name="Default" style:data-style-name="N0">
      <style:table-cell-properties fo:border-top="thin solid #000000" fo:border-bottom="none" fo:border-left="2pt solid #000000" fo:border-right="2pt solid #000000" style:vertical-align="top" fo:wrap-option="wrap"/>
      <style:text-properties fo:color="#000000" fo:font-size="9pt" style:font-size-asian="9pt" style:font-size-complex="9pt"/>
    </style:style>
    <style:style style:name="ce225" style:family="table-cell" style:parent-style-name="Default" style:data-style-name="N0">
      <style:table-cell-properties fo:border-top="2pt solid #000000" fo:border-bottom="thin solid #000000" fo:border-left="2pt solid #000000" fo:border-right="2pt solid #000000" style:vertical-align="top" fo:wrap-option="wrap" style:repeat-content="false"/>
      <style:paragraph-properties fo:text-align="start" fo:margin-left="0cm"/>
      <style:text-properties fo:color="#000000" fo:font-size="9pt" style:font-size-asian="9pt" style:font-size-complex="9pt"/>
    </style:style>
    <style:style style:name="ce226" style:family="table-cell" style:parent-style-name="Default" style:data-style-name="N0">
      <style:table-cell-properties fo:border-top="thin solid #000000" fo:border-bottom="thin solid #000000" fo:border-left="2pt solid #000000" fo:border-right="2pt solid #000000" style:vertical-align="top" fo:wrap-option="wrap" style:repeat-content="false"/>
      <style:paragraph-properties fo:text-align="start" fo:margin-left="0cm"/>
      <style:text-properties fo:color="#000000" fo:font-size="9pt" style:font-size-asian="9pt" style:font-size-complex="9pt"/>
    </style:style>
    <style:style style:name="ce227" style:family="table-cell" style:parent-style-name="Default" style:data-style-name="N0">
      <style:table-cell-properties fo:border-top="thin solid #000000" fo:border-bottom="2pt solid #000000" fo:border-left="2pt solid #000000" fo:border-right="2pt solid #000000" style:vertical-align="top" fo:wrap-option="wrap" style:repeat-content="false"/>
      <style:paragraph-properties fo:text-align="start" fo:margin-left="0cm"/>
      <style:text-properties fo:color="#000000" fo:font-size="9pt" style:font-size-asian="9pt" style:font-size-complex="9pt"/>
    </style:style>
    <style:style style:name="ce228" style:family="table-cell" style:parent-style-name="Default" style:data-style-name="N0">
      <style:table-cell-properties fo:border-top="thin solid #000000" fo:border-bottom="thin solid #000000" fo:border-left="none" fo:border-right="none" style:vertical-align="top" fo:wrap-option="wrap"/>
      <style:text-properties fo:color="#000000" fo:font-size="9pt" style:font-size-asian="9pt" style:font-size-complex="9pt"/>
    </style:style>
    <style:style style:name="ce229" style:family="table-cell" style:parent-style-name="Default" style:data-style-name="N0">
      <style:table-cell-properties fo:border-top="thin solid #000000" fo:border-bottom="none" fo:border-left="2pt solid #000000" fo:border-right="2pt solid #000000" style:vertical-align="top" fo:wrap-option="wrap" style:repeat-content="false"/>
      <style:paragraph-properties fo:text-align="start" fo:margin-left="0cm"/>
      <style:text-properties fo:color="#000000" fo:font-size="9pt" style:font-size-asian="9pt" style:font-size-complex="9pt"/>
    </style:style>
    <style:style style:name="ce230" style:family="table-cell" style:parent-style-name="Default" style:data-style-name="N0">
      <style:table-cell-properties fo:border-top="2pt solid #000000" fo:border-bottom="none" fo:border-left="2pt solid #000000" fo:border-right="2pt solid #000000" style:vertical-align="top" fo:wrap-option="wrap" style:repeat-content="false"/>
      <style:paragraph-properties fo:text-align="start" fo:margin-left="0cm"/>
      <style:text-properties fo:color="#000000" fo:font-size="9pt" style:font-size-asian="9pt" style:font-size-complex="9pt"/>
    </style:style>
    <style:style style:name="ce231" style:family="table-cell" style:parent-style-name="Default" style:data-style-name="N0">
      <style:table-cell-properties fo:border-top="2pt solid #000000" fo:border-bottom="thin solid #000000" fo:border-left="2pt solid #000000" fo:border-right="2pt solid #000000" style:vertical-align="top" fo:wrap-option="wrap" fo:background-color="#E7E6E6" style:repeat-content="false"/>
      <style:paragraph-properties fo:text-align="start" fo:margin-left="0cm"/>
      <style:text-properties fo:color="#000000" fo:font-size="9pt" style:font-size-asian="9pt" style:font-size-complex="9pt"/>
    </style:style>
    <style:style style:name="ce232" style:family="table-cell" style:parent-style-name="Default" style:data-style-name="N0">
      <style:table-cell-properties fo:border-top="thin solid #000000" fo:border-bottom="thin solid #000000" fo:border-left="2pt solid #000000" fo:border-right="2pt solid #000000" style:vertical-align="top" fo:wrap-option="wrap" fo:background-color="#E7E6E6" style:repeat-content="false"/>
      <style:paragraph-properties fo:text-align="start" fo:margin-left="0cm"/>
      <style:text-properties fo:color="#000000" fo:font-size="9pt" style:font-size-asian="9pt" style:font-size-complex="9pt"/>
    </style:style>
    <style:style style:name="ce233" style:family="table-cell" style:parent-style-name="Default" style:data-style-name="N0">
      <style:table-cell-properties fo:border-top="thin solid #000000" fo:border-bottom="none" fo:border-left="2pt solid #000000" fo:border-right="2pt solid #000000" style:vertical-align="top" fo:wrap-option="wrap" fo:background-color="#E7E6E6" style:repeat-content="false"/>
      <style:paragraph-properties fo:text-align="start" fo:margin-left="0cm"/>
      <style:text-properties fo:color="#000000" fo:font-size="9pt" style:font-size-asian="9pt" style:font-size-complex="9pt"/>
    </style:style>
    <style:style style:name="ce234" style:family="table-cell" style:parent-style-name="Default" style:data-style-name="N0">
      <style:table-cell-properties fo:border-top="2pt solid #000000" fo:border-bottom="none" fo:border-left="2pt solid #000000" fo:border-right="2pt solid #000000" style:vertical-align="top" fo:wrap-option="wrap" fo:background-color="#E7E6E6" style:repeat-content="false"/>
      <style:paragraph-properties fo:text-align="start" fo:margin-left="0cm"/>
      <style:text-properties fo:color="#000000" fo:font-size="9pt" style:font-size-asian="9pt" style:font-size-complex="9pt"/>
    </style:style>
    <style:style style:name="ce235" style:family="table-cell" style:parent-style-name="Default" style:data-style-name="N0">
      <style:table-cell-properties fo:border-top="none" fo:border-bottom="thin solid #000000" fo:border-left="thin solid #000000" fo:border-right="thin solid #000000" style:vertical-align="top" fo:wrap-option="wrap" fo:background-color="#E7E6E6" style:repeat-content="false"/>
      <style:paragraph-properties fo:text-align="start" fo:margin-left="0cm"/>
      <style:text-properties fo:color="#000000" fo:font-size="9pt" style:font-size-asian="9pt" style:font-size-complex="9pt"/>
    </style:style>
    <style:style style:name="ce236" style:family="table-cell" style:parent-style-name="Default" style:data-style-name="N0">
      <style:table-cell-properties fo:border="thin solid #000000" style:vertical-align="top" fo:wrap-option="wrap" fo:background-color="#E7E6E6" style:repeat-content="false"/>
      <style:paragraph-properties fo:text-align="start" fo:margin-left="0cm"/>
      <style:text-properties fo:color="#000000" fo:font-size="9pt" style:font-size-asian="9pt" style:font-size-complex="9pt"/>
    </style:style>
    <style:style style:name="ce237" style:family="table-cell" style:parent-style-name="Default" style:data-style-name="N0">
      <style:table-cell-properties fo:border-top="2pt solid #000000" fo:border-bottom="thin solid #000000" fo:border-left="2pt solid #000000" fo:border-right="2pt solid #000000" style:vertical-align="top" fo:wrap-option="wrap" fo:background-color="#E7E6E6"/>
      <style:text-properties fo:color="#000000" fo:font-size="9pt" style:font-size-asian="9pt" style:font-size-complex="9pt"/>
    </style:style>
    <style:style style:name="ce238" style:family="table-cell" style:parent-style-name="Default" style:data-style-name="N0">
      <style:table-cell-properties fo:border-top="thin solid #000000" fo:border-bottom="thin solid #000000" fo:border-left="2pt solid #000000" fo:border-right="2pt solid #000000" style:vertical-align="top" fo:wrap-option="wrap" fo:background-color="#E7E6E6"/>
      <style:text-properties fo:color="#000000" fo:font-size="9pt" style:font-size-asian="9pt" style:font-size-complex="9pt"/>
    </style:style>
    <style:style style:name="ce239" style:family="table-cell" style:parent-style-name="Default" style:data-style-name="N0">
      <style:table-cell-properties fo:border-top="thin solid #000000" fo:border-bottom="none" fo:border-left="2pt solid #000000" fo:border-right="2pt solid #000000" style:vertical-align="top" fo:wrap-option="wrap" fo:background-color="#E7E6E6"/>
      <style:text-properties fo:color="#000000" fo:font-size="9pt" style:font-size-asian="9pt" style:font-size-complex="9pt"/>
    </style:style>
    <style:style style:name="ce240" style:family="table-cell" style:parent-style-name="Default" style:data-style-name="N0">
      <style:table-cell-properties fo:border-top="thin solid #000000" fo:border-bottom="thin solid #000000" fo:border-left="none" fo:border-right="none" style:vertical-align="top" fo:wrap-option="wrap" fo:background-color="#E7E6E6"/>
      <style:text-properties fo:color="#000000" fo:font-size="9pt" style:font-size-asian="9pt" style:font-size-complex="9pt"/>
    </style:style>
    <style:style style:name="ce241" style:family="table-cell" style:parent-style-name="Default" style:data-style-name="N0">
      <style:table-cell-properties fo:border-top="thin solid #000000" fo:border-bottom="thin solid #000000" fo:border-left="thin solid #000000" fo:border-right="none" style:vertical-align="top" fo:wrap-option="wrap" fo:background-color="#E7E6E6"/>
      <style:text-properties fo:color="#000000" fo:font-size="9pt" style:font-size-asian="9pt" style:font-size-complex="9pt"/>
    </style:style>
    <style:style style:name="ce242" style:family="table-cell" style:parent-style-name="Default" style:data-style-name="N0">
      <style:table-cell-properties fo:border-top="thin solid #000000" fo:border-bottom="2pt solid #000000" fo:border-left="2pt solid #000000" fo:border-right="2pt solid #000000" style:vertical-align="top" fo:wrap-option="wrap" fo:background-color="#E7E6E6"/>
      <style:text-properties fo:color="#000000" fo:font-size="9pt" style:font-size-asian="9pt" style:font-size-complex="9pt"/>
    </style:style>
    <style:style style:name="ce243" style:family="table-cell" style:parent-style-name="Default" style:data-style-name="N0">
      <style:table-cell-properties fo:border-top="thin solid #000000" fo:border-bottom="none" fo:border-left="thin solid #000000" fo:border-right="thin solid #000000" style:vertical-align="top" fo:wrap-option="wrap"/>
      <style:text-properties fo:color="#000000" fo:font-size="9pt" style:font-size-asian="9pt" style:font-size-complex="9pt"/>
    </style:style>
    <style:style style:name="ce244" style:family="table-cell" style:parent-style-name="Default" style:data-style-name="N0">
      <style:table-cell-properties fo:border="thin solid #000000" style:vertical-align="top"/>
      <style:text-properties fo:font-size="9pt" style:font-size-asian="9pt" style:font-size-complex="9pt"/>
    </style:style>
    <style:style style:name="ce245" style:family="table-cell" style:parent-style-name="Default" style:data-style-name="N0">
      <style:table-cell-properties fo:border-top="2pt solid #000000" fo:border-bottom="none" fo:border-left="2pt solid #000000" fo:border-right="2pt solid #000000" style:vertical-align="top" style:repeat-content="false"/>
      <style:paragraph-properties fo:text-align="start" fo:margin-left="0cm"/>
      <style:text-properties fo:color="#000000" fo:font-size="9pt" style:font-size-asian="9pt" style:font-size-complex="9pt"/>
    </style:style>
    <style:style style:name="ce246" style:family="table-cell" style:parent-style-name="Default" style:data-style-name="N0">
      <style:table-cell-properties fo:border-top="none" fo:border-bottom="none" fo:border-left="2pt solid #000000" fo:border-right="2pt solid #000000" style:vertical-align="top" style:repeat-content="false"/>
      <style:paragraph-properties fo:text-align="start" fo:margin-left="0cm"/>
      <style:text-properties fo:color="#000000" fo:font-size="9pt" style:font-size-asian="9pt" style:font-size-complex="9pt"/>
    </style:style>
    <style:style style:name="ce247" style:family="table-cell" style:parent-style-name="Default" style:data-style-name="N0">
      <style:table-cell-properties fo:border-top="none" fo:border-bottom="none" fo:border-left="2pt solid #000000" fo:border-right="2pt solid #000000" style:vertical-align="top"/>
      <style:text-properties fo:font-size="9pt" style:font-size-asian="9pt" style:font-size-complex="9pt"/>
    </style:style>
    <style:style style:name="ce248" style:family="table-cell" style:parent-style-name="Default" style:data-style-name="N0">
      <style:table-cell-properties fo:border-top="2pt solid #000000" fo:border-bottom="none" fo:border-left="2pt solid #000000" fo:border-right="2pt solid #000000" style:vertical-align="top"/>
      <style:text-properties fo:font-size="9pt" style:font-size-asian="9pt" style:font-size-complex="9pt"/>
    </style:style>
    <style:style style:name="ce249" style:family="table-cell" style:parent-style-name="Default" style:data-style-name="N0">
      <style:table-cell-properties fo:border-top="none" fo:border-bottom="2pt solid #000000" fo:border-left="2pt solid #000000" fo:border-right="2pt solid #000000" style:vertical-align="top"/>
      <style:text-properties fo:font-size="9pt" style:font-size-asian="9pt" style:font-size-complex="9pt"/>
    </style:style>
    <style:style style:name="ce250"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color="#000000" fo:font-size="9pt" style:font-size-asian="9pt" style:font-size-complex="9pt" fo:font-style="italic" style:font-style-asian="italic" style:font-style-complex="italic"/>
    </style:style>
    <style:style style:name="ce251" style:family="table-cell" style:parent-style-name="Default" style:data-style-name="N0">
      <style:table-cell-properties fo:border-top="thin solid #000000" fo:border-bottom="none" fo:border-left="thin solid #000000" fo:border-right="thin solid #000000" style:vertical-align="middle" fo:wrap-option="wrap" fo:background-color="#833C0C" style:repeat-content="false"/>
      <style:paragraph-properties fo:text-align="center"/>
      <style:text-properties fo:color="#FFFFFF" fo:font-size="9pt" style:font-size-asian="9pt" style:font-size-complex="9pt" fo:font-weight="bold" style:font-weight-asian="bold" style:font-weight-complex="bold"/>
    </style:style>
    <style:style style:name="ce252" style:family="table-cell" style:parent-style-name="Default" style:data-style-name="N0">
      <style:table-cell-properties fo:border-top="2pt solid #000000" fo:border-bottom="none" fo:border-left="2pt solid #000000" fo:border-right="none" style:vertical-align="middle" fo:wrap-option="wrap" fo:background-color="#00B050" style:repeat-content="false"/>
      <style:paragraph-properties fo:text-align="center"/>
      <style:text-properties fo:color="#FFFFFF" fo:font-weight="bold" style:font-weight-asian="bold" style:font-weight-complex="bold"/>
    </style:style>
    <style:style style:name="ce253" style:family="table-cell" style:parent-style-name="Default" style:data-style-name="N0">
      <style:table-cell-properties fo:border-top="2pt solid #000000" fo:border-bottom="none" fo:border-left="2pt solid #000000" fo:border-right="2pt solid #000000" style:vertical-align="middle" fo:wrap-option="wrap" fo:background-color="#00B050" style:repeat-content="false"/>
      <style:paragraph-properties fo:text-align="center"/>
      <style:text-properties fo:color="#FFFFFF" fo:font-weight="bold" style:font-weight-asian="bold" style:font-weight-complex="bold"/>
    </style:style>
    <style:style style:name="ce254" style:family="table-cell" style:parent-style-name="Default" style:data-style-name="N0">
      <style:table-cell-properties fo:border-top="thin solid #000000" fo:border-bottom="none" fo:border-left="thin solid #000000" fo:border-right="thin solid #011D30" style:vertical-align="automatic" fo:wrap-option="wrap" fo:background-color="#F2F2F2" style:repeat-content="false"/>
      <style:paragraph-properties fo:text-align="start" fo:margin-left="0cm"/>
      <style:text-properties fo:color="#011D30" style:font-name="EC Square Sans Pro" style:font-name-asian="EC Square Sans Pro" style:font-name-complex="EC Square Sans Pro" fo:font-size="10pt" style:font-size-asian="10pt" style:font-size-complex="10pt"/>
    </style:style>
    <style:style style:name="ce255" style:family="table-cell" style:parent-style-name="Default" style:data-style-name="N0">
      <style:table-cell-properties fo:border-top="none" fo:border-bottom="none" fo:border-left="thin solid #000000" fo:border-right="thin solid #011D30" style:vertical-align="automatic" fo:background-color="#F2F2F2" style:repeat-content="false"/>
      <style:paragraph-properties fo:text-align="start" fo:margin-left="0cm"/>
      <style:text-properties fo:font-size="10pt" style:font-size-asian="10pt" style:font-size-complex="10pt"/>
    </style:style>
    <style:style style:name="ce256" style:family="table-cell" style:parent-style-name="Default" style:data-style-name="N0">
      <style:table-cell-properties fo:border-top="none" fo:border-bottom="thin solid #011D30" fo:border-left="thin solid #000000" fo:border-right="thin solid #011D30" style:vertical-align="automatic" fo:background-color="#F2F2F2" style:repeat-content="false"/>
      <style:paragraph-properties fo:text-align="start" fo:margin-left="0cm"/>
      <style:text-properties fo:font-size="10pt" style:font-size-asian="10pt" style:font-size-complex="10pt"/>
    </style:style>
    <style:style style:name="ce257" style:family="table-cell" style:parent-style-name="Default" style:data-style-name="N0">
      <style:table-cell-properties fo:border-top="thin solid #011D30" fo:border-bottom="thin solid #011D30" fo:border-left="thin solid #000000" fo:border-right="thin solid #011D30" style:vertical-align="middle" fo:wrap-option="wrap" fo:background-color="#A6A6A6"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258" style:family="table-cell" style:parent-style-name="Default" style:data-style-name="N0">
      <style:table-cell-properties fo:border-top="thin solid #000000" fo:border-bottom="none" fo:border-left="thin solid #011D30" fo:border-right="thin solid #011D30" style:vertical-align="automatic" fo:background-color="#F2F2F2"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259" style:family="table-cell" style:parent-style-name="Default" style:data-style-name="N0">
      <style:table-cell-properties fo:border-top="none" fo:border-bottom="none" fo:border-left="thin solid #011D30" fo:border-right="thin solid #011D30" style:vertical-align="automatic" fo:background-color="#F2F2F2"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260" style:family="table-cell" style:parent-style-name="Default" style:data-style-name="N0">
      <style:table-cell-properties fo:border-top="none" fo:border-bottom="thin solid #011D30" fo:border-left="thin solid #011D30" fo:border-right="thin solid #011D30" style:vertical-align="automatic" fo:background-color="#F2F2F2"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261" style:family="table-cell" style:parent-style-name="Default" style:data-style-name="N0">
      <style:table-cell-properties fo:border-top="none" fo:border-bottom="thin solid #011D30" fo:border-left="thin solid #011D30" fo:border-right="thin solid #011D30" style:vertical-align="automatic" fo:background-color="#F2F2F2" style:repeat-content="false"/>
      <style:paragraph-properties fo:text-align="center"/>
      <style:text-properties fo:font-size="10pt" style:font-size-asian="10pt" style:font-size-complex="10pt"/>
    </style:style>
    <style:style style:name="ce262" style:family="table-cell" style:parent-style-name="Default" style:data-style-name="N0">
      <style:table-cell-properties fo:border="thin solid #011D30" style:vertical-align="automatic" fo:wrap-option="wrap" style:repeat-content="false"/>
      <style:paragraph-properties fo:text-align="start" fo:margin-left="0cm"/>
      <style:text-properties fo:color="#011D30" style:font-name="EC Square Sans Pro" style:font-name-asian="EC Square Sans Pro" style:font-name-complex="EC Square Sans Pro" fo:font-size="9pt" style:font-size-asian="9pt" style:font-size-complex="9pt"/>
    </style:style>
    <style:style style:name="ce263" style:family="table-cell" style:parent-style-name="Default" style:data-style-name="N0">
      <style:table-cell-properties fo:border-top="thin solid #000000" fo:border-bottom="none" fo:border-left="thin solid #000000" fo:border-right="thin solid #000000" style:vertical-align="middle"/>
      <style:text-properties fo:color="#000000" fo:font-size="10pt" style:font-size-asian="10pt" style:font-size-complex="10pt"/>
    </style:style>
    <style:style style:name="ce264" style:family="table-cell" style:parent-style-name="Default" style:data-style-name="N0">
      <style:table-cell-properties fo:border-top="2pt solid #000000" fo:border-bottom="thin solid #000000" fo:border-left="thin solid #000000" fo:border-right="none" style:vertical-align="middle" fo:wrap-option="wrap" fo:background-color="#4472C4" style:repeat-content="false"/>
      <style:paragraph-properties fo:text-align="center"/>
      <style:text-properties fo:color="#FFFFFF" fo:font-size="9pt" style:font-size-asian="9pt" style:font-size-complex="9pt" fo:font-weight="bold" style:font-weight-asian="bold" style:font-weight-complex="bold"/>
    </style:style>
    <style:style style:name="ce265" style:family="table-cell" style:parent-style-name="Default" style:data-style-name="N0">
      <style:table-cell-properties fo:border-top="thin solid #000000" fo:border-bottom="none" fo:border-left="none" fo:border-right="thin solid #000000" style:vertical-align="top" fo:wrap-option="wrap"/>
      <style:text-properties fo:font-size="9pt" style:font-size-asian="9pt" style:font-size-complex="9pt"/>
    </style:style>
    <style:style style:name="ce266" style:family="table-cell" style:parent-style-name="Default" style:data-style-name="N0">
      <style:table-cell-properties fo:border-top="none" fo:border-bottom="none" fo:border-left="none" fo:border-right="thin solid #000000" style:vertical-align="top" fo:wrap-option="wrap"/>
      <style:text-properties fo:font-size="9pt" style:font-size-asian="9pt" style:font-size-complex="9pt"/>
    </style:style>
    <style:style style:name="ce267" style:family="table-cell" style:parent-style-name="Default" style:data-style-name="N0">
      <style:table-cell-properties fo:border-top="thin solid #000000" fo:border-bottom="thin solid #000000" fo:border-left="none" fo:border-right="thin solid #000000" style:vertical-align="top" fo:wrap-option="wrap"/>
      <style:text-properties fo:font-size="9pt" style:font-size-asian="9pt" style:font-size-complex="9pt"/>
    </style:style>
    <style:style style:name="ce268" style:family="table-cell" style:parent-style-name="Default" style:data-style-name="N0">
      <style:table-cell-properties fo:border-top="thin solid #000000" fo:border-bottom="none" fo:border-left="none" fo:border-right="none" style:vertical-align="top" fo:wrap-option="wrap"/>
      <style:text-properties fo:font-size="9pt" style:font-size-asian="9pt" style:font-size-complex="9pt"/>
    </style:style>
    <style:style style:name="ce269" style:family="table-cell" style:parent-style-name="Default" style:data-style-name="N0">
      <style:table-cell-properties fo:border-top="thin solid #000000" fo:border-bottom="thin solid #000000" fo:border-left="none" fo:border-right="none" style:vertical-align="top" fo:wrap-option="wrap"/>
      <style:text-properties fo:font-size="9pt" style:font-size-asian="9pt" style:font-size-complex="9pt"/>
    </style:style>
    <style:style style:name="ce270" style:family="table-cell" style:parent-style-name="Default" style:data-style-name="N0">
      <style:table-cell-properties fo:border-top="none" fo:border-bottom="thin solid #000000" fo:border-left="none" fo:border-right="none" style:vertical-align="top" fo:wrap-option="wrap"/>
      <style:text-properties fo:font-size="9pt" style:font-size-asian="9pt" style:font-size-complex="9pt"/>
    </style:style>
    <style:style style:name="ce271" style:family="table-cell" style:parent-style-name="Default" style:data-style-name="N0">
      <style:table-cell-properties fo:border-top="2pt solid #000000" fo:border-bottom="none" fo:border-left="2pt solid #000000" fo:border-right="2pt solid #000000" style:vertical-align="middle" fo:wrap-option="wrap" fo:background-color="#002060" style:repeat-content="false"/>
      <style:paragraph-properties fo:text-align="center"/>
      <style:text-properties fo:color="#FFFFFF" fo:font-weight="bold" style:font-weight-asian="bold" style:font-weight-complex="bold"/>
    </style:style>
    <style:style style:name="ce272" style:family="table-cell" style:parent-style-name="Default" style:data-style-name="N0">
      <style:table-cell-properties fo:border-top="2pt solid #000000" fo:border-bottom="none" fo:border-left="2pt solid #000000" fo:border-right="2pt solid #000000" style:vertical-align="middle" fo:wrap-option="wrap" fo:background-color="#305496" style:repeat-content="false"/>
      <style:paragraph-properties fo:text-align="center"/>
      <style:text-properties fo:color="#FFFFFF" fo:font-weight="bold" style:font-weight-asian="bold" style:font-weight-complex="bold"/>
    </style:style>
    <style:style style:name="ce273" style:family="table-cell" style:parent-style-name="Default" style:data-style-name="N0">
      <style:table-cell-properties fo:border-top="thin solid #000000" fo:border-bottom="thin solid #000000" fo:border-left="2pt solid #000000" fo:border-right="thin solid #000000" style:vertical-align="top"/>
      <style:text-properties fo:color="#000000" fo:font-size="10pt" style:font-size-asian="10pt" style:font-size-complex="10pt" fo:font-weight="bold" style:font-weight-asian="bold" style:font-weight-complex="bold"/>
    </style:style>
    <style:style style:name="ce274" style:family="table-cell" style:parent-style-name="Default" style:data-style-name="N0">
      <style:table-cell-properties fo:border-top="thin solid #000000" fo:border-bottom="thin solid #000000" fo:border-left="thin solid #000000" fo:border-right="none" style:vertical-align="top"/>
      <style:text-properties fo:color="#000000" fo:font-size="10pt" style:font-size-asian="10pt" style:font-size-complex="10pt" fo:font-weight="bold" style:font-weight-asian="bold" style:font-weight-complex="bold"/>
    </style:style>
    <style:style style:name="ce275" style:family="table-cell" style:parent-style-name="Default" style:data-style-name="N0">
      <style:table-cell-properties style:vertical-align="automatic"/>
    </style:style>
    <style:style style:name="ce276"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style>
    <style:style style:name="ce277" style:family="table-cell" style:parent-style-name="Default" style:data-style-name="N0">
      <style:table-cell-properties fo:border="thin solid #000000" style:vertical-align="top" style:repeat-content="false"/>
      <style:paragraph-properties fo:text-align="start" fo:margin-left="0cm"/>
      <style:text-properties fo:font-size="10pt" style:font-size-asian="10pt" style:font-size-complex="10pt"/>
    </style:style>
    <style:style style:name="ce278" style:family="table-cell" style:parent-style-name="Hyperlink" style:data-style-name="N0">
      <style:table-cell-properties fo:border="thin solid #000000" style:vertical-align="top" style:repeat-content="false"/>
      <style:paragraph-properties fo:text-align="start" fo:margin-left="0cm"/>
      <style:text-properties fo:color="#0563C1" style:text-underline-style="solid" style:text-underline-type="single"/>
    </style:style>
    <style:style style:name="ce279"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start" fo:margin-left="0cm"/>
      <style:text-properties fo:font-size="10pt" style:font-size-asian="10pt" style:font-size-complex="10pt"/>
    </style:style>
    <style:style style:name="ce280" style:family="table-cell" style:parent-style-name="Default" style:data-style-name="N0">
      <style:table-cell-properties fo:border-top="thin solid #000000" fo:border-bottom="thin solid #000000" fo:border-left="none" fo:border-right="2pt solid #000000" style:vertical-align="top" style:repeat-content="false"/>
      <style:paragraph-properties fo:text-align="start" fo:margin-left="0cm"/>
      <style:text-properties fo:font-size="10pt" style:font-size-asian="10pt" style:font-size-complex="10pt"/>
    </style:style>
    <style:style style:name="ce281" style:family="table-cell" style:parent-style-name="Default" style:data-style-name="N0">
      <style:table-cell-properties fo:border="thin solid #000000" style:vertical-align="top" style:repeat-content="false"/>
      <style:paragraph-properties fo:text-align="start" fo:margin-left="0cm"/>
      <style:text-properties fo:font-size="10pt" style:font-size-asian="10pt" style:font-size-complex="10pt"/>
    </style:style>
    <style:style style:name="ce282" style:family="table-cell" style:parent-style-name="Default" style:data-style-name="N0">
      <style:table-cell-properties fo:border-top="thin solid #000000" fo:border-bottom="thin solid #000000" fo:border-left="none" fo:border-right="thin solid #000000" style:vertical-align="top" style:repeat-content="false"/>
      <style:paragraph-properties fo:text-align="start" fo:margin-left="0cm"/>
      <style:text-properties fo:font-size="10pt" style:font-size-asian="10pt" style:font-size-complex="10pt"/>
    </style:style>
    <style:style style:name="ce283"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font-size="10pt" style:font-size-asian="10pt" style:font-size-complex="10pt"/>
    </style:style>
    <style:style style:name="ce284" style:family="table-cell" style:parent-style-name="Default" style:data-style-name="N0">
      <style:table-cell-properties fo:border="thin solid #000000" style:vertical-align="top" style:cell-protect="none" style:repeat-content="false"/>
      <style:paragraph-properties fo:text-align="start" fo:margin-left="0cm"/>
      <style:text-properties fo:font-size="10pt" style:font-size-asian="10pt" style:font-size-complex="10pt"/>
    </style:style>
    <style:style style:name="ce285" style:family="table-cell" style:parent-style-name="Default" style:data-style-name="N0">
      <style:table-cell-properties fo:border="thin solid #000000" style:vertical-align="top" fo:background-color="#F2F2F2" style:cell-protect="none" style:repeat-content="false"/>
      <style:paragraph-properties fo:text-align="start" fo:margin-left="0cm"/>
      <style:text-properties fo:font-size="10pt" style:font-size-asian="10pt" style:font-size-complex="10pt"/>
    </style:style>
    <style:style style:name="ce286" style:family="table-cell" style:parent-style-name="Default" style:data-style-name="N0">
      <style:table-cell-properties fo:border="thin solid #000000" style:vertical-align="middle" style:cell-protect="none" style:repeat-content="false"/>
      <style:paragraph-properties fo:text-align="start" fo:margin-left="0cm"/>
      <style:text-properties fo:font-size="10pt" style:font-size-asian="10pt" style:font-size-complex="10pt"/>
    </style:style>
    <style:style style:name="ce287" style:family="table-cell" style:parent-style-name="Default" style:data-style-name="N0">
      <style:table-cell-properties fo:border="thin solid #000000" style:vertical-align="top" fo:background-color="#FFFFFF" style:cell-protect="none" style:repeat-content="false"/>
      <style:paragraph-properties fo:text-align="start" fo:margin-left="0cm"/>
      <style:text-properties fo:font-size="10pt" style:font-size-asian="10pt" style:font-size-complex="10pt"/>
    </style:style>
    <style:style style:name="ce288" style:family="table-cell" style:parent-style-name="Default" style:data-style-name="N0">
      <style:table-cell-properties style:vertical-align="automatic" fo:background-color="#305496"/>
      <style:text-properties fo:color="#FFFFFF" fo:font-size="9pt" style:font-size-asian="9pt" style:font-size-complex="9pt"/>
    </style:style>
    <style:style style:name="ce289" style:family="table-cell" style:parent-style-name="Default" style:data-style-name="N0">
      <style:table-cell-properties fo:border="thin solid #000000" style:vertical-align="top" style:repeat-content="false"/>
      <style:paragraph-properties fo:text-align="start" fo:margin-left="0cm"/>
      <style:text-properties fo:font-size="10pt" style:font-size-asian="10pt" style:font-size-complex="10pt"/>
    </style:style>
    <style:style style:name="ce290" style:family="table-cell" style:parent-style-name="Default" style:data-style-name="N0">
      <style:table-cell-properties style:vertical-align="automatic" fo:background-color="#4472C4"/>
      <style:text-properties fo:color="#FFFFFF" fo:font-size="9pt" style:font-size-asian="9pt" style:font-size-complex="9pt"/>
    </style:style>
    <style:style style:name="ce291" style:family="table-cell" style:parent-style-name="Default" style:data-style-name="N19">
      <style:table-cell-properties fo:border="thin solid #000000" style:vertical-align="top" fo:background-color="#FFFFFF" style:repeat-content="false"/>
      <style:paragraph-properties fo:text-align="start" fo:margin-left="0cm"/>
      <style:text-properties fo:font-size="10pt" style:font-size-asian="10pt" style:font-size-complex="10pt"/>
    </style:style>
    <style:style style:name="ce292" style:family="table-cell" style:parent-style-name="Default" style:data-style-name="N19">
      <style:table-cell-properties fo:border="thin solid #000000" style:vertical-align="top" style:repeat-content="false"/>
      <style:paragraph-properties fo:text-align="start" fo:margin-left="0cm"/>
      <style:text-properties fo:font-size="10pt" style:font-size-asian="10pt" style:font-size-complex="10pt"/>
    </style:style>
    <style:style style:name="ce293" style:family="table-cell" style:parent-style-name="Default" style:data-style-name="N0">
      <style:table-cell-properties fo:border="thin solid #000000" style:vertical-align="top" style:cell-protect="none" style:repeat-content="false"/>
      <style:paragraph-properties fo:text-align="start" fo:margin-left="0cm"/>
      <style:text-properties fo:color="#000000" fo:font-size="10pt" style:font-size-asian="10pt" style:font-size-complex="10pt"/>
    </style:style>
    <style:style style:name="ce294" style:family="table-cell" style:parent-style-name="Default" style:data-style-name="N19">
      <style:table-cell-properties style:vertical-align="top" fo:background-color="#FFFFFF" style:repeat-content="false"/>
      <style:paragraph-properties fo:text-align="start" fo:margin-left="0cm"/>
      <style:text-properties fo:font-size="10pt" style:font-size-asian="10pt" style:font-size-complex="10pt"/>
    </style:style>
    <style:style style:name="ce295" style:family="table-cell" style:parent-style-name="Default" style:data-style-name="N0">
      <style:table-cell-properties fo:border-top="thin solid #000000" fo:border-bottom="thin solid #000000" fo:border-left="none" fo:border-right="2pt solid #000000" style:vertical-align="top" style:repeat-content="false"/>
      <style:paragraph-properties fo:text-align="start" fo:margin-left="0cm"/>
      <style:text-properties fo:color="#000000" fo:font-size="10pt" style:font-size-asian="10pt" style:font-size-complex="10pt"/>
    </style:style>
    <style:style style:name="ce296" style:family="table-cell" style:parent-style-name="Hyperlink" style:data-style-name="N0">
      <style:table-cell-properties fo:border-top="none" fo:border-bottom="thin solid #000000" fo:border-left="thin solid #000000" fo:border-right="thin solid #000000" style:vertical-align="automatic"/>
      <style:text-properties fo:color="#0563C1" fo:font-size="10pt" style:font-size-asian="10pt" style:font-size-complex="10pt" style:text-underline-style="solid" style:text-underline-type="single"/>
    </style:style>
    <style:style style:name="ce297" style:family="table-cell" style:parent-style-name="Default" style:data-style-name="N0">
      <style:table-cell-properties style:vertical-align="automatic" fo:background-color="#305496"/>
      <style:text-properties fo:color="#FFFFFF" fo:font-size="10pt" style:font-size-asian="10pt" style:font-size-complex="10pt"/>
    </style:style>
    <style:style style:name="ce298" style:family="table-cell" style:parent-style-name="Default" style:data-style-name="N0">
      <style:table-cell-properties fo:border-top="none" fo:border-bottom="thin solid #000000" fo:border-left="thin solid #000000" fo:border-right="thin solid #000000" style:vertical-align="automatic"/>
      <style:text-properties fo:color="#000000" fo:font-size="10pt" style:font-size-asian="10pt" style:font-size-complex="10pt"/>
    </style:style>
    <style:style style:name="ce299" style:family="table-cell" style:parent-style-name="Default" style:data-style-name="N0">
      <style:table-cell-properties fo:border-top="none" fo:border-bottom="thin solid #000000" fo:border-left="thin solid #000000" fo:border-right="thin solid #000000" style:vertical-align="automatic"/>
      <style:text-properties fo:color="#0563C1" fo:font-size="10pt" style:font-size-asian="10pt" style:font-size-complex="10pt" style:text-underline-style="solid" style:text-underline-type="single"/>
    </style:style>
    <style:style style:name="ce300" style:family="table-cell" style:parent-style-name="Default" style:data-style-name="N0">
      <style:table-cell-properties fo:border-top="none" fo:border-bottom="thin solid #000000" fo:border-left="thin solid #000000" fo:border-right="thin solid #000000" style:vertical-align="automatic"/>
      <style:text-properties fo:color="#0563C1" fo:font-size="10pt" style:font-size-asian="10pt" style:font-size-complex="10pt" style:text-underline-style="solid" style:text-underline-type="single"/>
    </style:style>
    <style:style style:name="ce301" style:family="table-cell" style:parent-style-name="Hyperlink" style:data-style-name="N0">
      <style:table-cell-properties fo:border-top="thin solid #000000" fo:border-bottom="thin solid #000000" fo:border-left="none" fo:border-right="thin solid #000000" style:vertical-align="top" style:repeat-content="false"/>
      <style:paragraph-properties fo:text-align="start" fo:margin-left="0cm"/>
      <style:text-properties fo:color="#0563C1" style:text-underline-style="solid" style:text-underline-type="single"/>
    </style:style>
    <style:style style:name="ce302" style:family="table-cell" style:parent-style-name="Hyperlink" style:data-style-name="N0">
      <style:table-cell-properties fo:border-top="none" fo:border-bottom="thin solid #000000" fo:border-left="thin solid #000000" fo:border-right="thin solid #000000" style:vertical-align="automatic"/>
      <style:text-properties fo:color="#0563C1" style:text-underline-style="solid" style:text-underline-type="single"/>
    </style:style>
    <style:style style:name="ce303" style:family="table-cell" style:parent-style-name="Default" style:data-style-name="N0">
      <style:table-cell-properties fo:border="thin solid #000000" style:vertical-align="top" style:repeat-content="false"/>
      <style:paragraph-properties fo:text-align="start" fo:margin-left="0cm"/>
      <style:text-properties fo:color="#000000" fo:font-size="10pt" style:font-size-asian="10pt" style:font-size-complex="10pt"/>
    </style:style>
    <style:style style:name="ce304" style:family="table-cell" style:parent-style-name="Default" style:data-style-name="N0">
      <style:table-cell-properties fo:border-top="thin solid #000000" fo:border-bottom="thin solid #000000" fo:border-left="thin solid #000000" fo:border-right="2pt solid #000000" style:vertical-align="top" style:repeat-content="false"/>
      <style:paragraph-properties fo:text-align="start" fo:margin-left="0cm"/>
      <style:text-properties fo:color="#000000" fo:font-size="10pt" style:font-size-asian="10pt" style:font-size-complex="10pt"/>
    </style:style>
    <style:style style:name="ce305" style:family="table-cell" style:parent-style-name="Hyperlink" style:data-style-name="N0">
      <style:table-cell-properties fo:border="thin solid #000000" style:vertical-align="automatic"/>
      <style:text-properties fo:color="#0563C1" fo:font-size="10pt" style:font-size-asian="10pt" style:font-size-complex="10pt" style:text-underline-style="solid" style:text-underline-type="single"/>
    </style:style>
    <style:style style:name="ce306" style:family="table-cell" style:parent-style-name="Hyperlink" style:data-style-name="N0">
      <style:table-cell-properties fo:border-top="thin solid #000000" fo:border-bottom="none" fo:border-left="thin solid #000000" fo:border-right="thin solid #000000" style:vertical-align="automatic"/>
      <style:text-properties fo:color="#0563C1" style:text-underline-style="solid" style:text-underline-type="single"/>
    </style:style>
    <style:style style:name="ce307" style:family="table-cell" style:parent-style-name="Hyperlink" style:data-style-name="N0">
      <style:table-cell-properties fo:border="thin solid #000000" style:vertical-align="top" fo:background-color="#FFFFFF" style:cell-protect="none" style:repeat-content="false"/>
      <style:paragraph-properties fo:text-align="start" fo:margin-left="0cm"/>
      <style:text-properties fo:color="#0563C1" style:text-underline-style="solid" style:text-underline-type="single"/>
    </style:style>
    <style:style style:name="ce308" style:family="table-cell" style:parent-style-name="Default" style:data-style-name="N37">
      <style:table-cell-properties fo:border-top="thin solid #000000" fo:border-bottom="thin solid #000000" fo:border-left="none" fo:border-right="thin solid #000000" style:vertical-align="top" style:repeat-content="false"/>
      <style:paragraph-properties fo:text-align="start" fo:margin-left="0cm"/>
      <style:text-properties fo:font-size="10pt" style:font-size-asian="10pt" style:font-size-complex="10pt"/>
    </style:style>
    <style:style style:name="ce309" style:family="table-cell" style:parent-style-name="Default" style:data-style-name="N0">
      <style:table-cell-properties fo:border="thin solid #000000" style:vertical-align="top" style:repeat-content="false"/>
      <style:paragraph-properties fo:text-align="start" fo:margin-left="0cm"/>
      <style:text-properties fo:color="#000000" fo:font-size="10pt" style:font-size-asian="10pt" style:font-size-complex="10pt"/>
    </style:style>
    <style:style style:name="ce310"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fo:font-weight="bold" style:font-weight-asian="bold" style:font-weight-complex="bold"/>
    </style:style>
    <style:style style:name="ce311" style:family="table-cell" style:parent-style-name="Hyperlink" style:data-style-name="N0">
      <style:table-cell-properties fo:border-top="thin solid #000000" fo:border-bottom="thin solid #000000" fo:border-left="none" fo:border-right="thin solid #000000" style:vertical-align="top" style:repeat-content="false"/>
      <style:paragraph-properties fo:text-align="start" fo:margin-left="0cm"/>
      <style:text-properties fo:color="#0563C1" fo:font-size="10pt" style:font-size-asian="10pt" style:font-size-complex="10pt" style:text-underline-style="solid" style:text-underline-type="single"/>
    </style:style>
    <style:style style:name="ce312"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color="#000000" fo:font-size="10pt" style:font-size-asian="10pt" style:font-size-complex="10pt"/>
    </style:style>
    <style:style style:name="ce313" style:family="table-cell" style:parent-style-name="Default" style:data-style-name="N3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style>
    <style:style style:name="ce314" style:family="table-cell" style:parent-style-name="Hyperlink" style:data-style-name="N0">
      <style:table-cell-properties fo:border-top="thin solid #000000" fo:border-bottom="none" fo:border-left="thin solid #000000" fo:border-right="thin solid #000000" style:vertical-align="top"/>
      <style:text-properties fo:color="#0563C1" fo:font-size="10pt" style:font-size-asian="10pt" style:font-size-complex="10pt" style:text-underline-style="solid" style:text-underline-type="single"/>
    </style:style>
    <style:style style:name="ce315" style:family="table-cell" style:parent-style-name="Default" style:data-style-name="N0">
      <style:table-cell-properties fo:border-top="thin solid #000000" fo:border-bottom="thin solid #000000" fo:border-left="thin solid #000000" fo:border-right="2pt solid #000000" style:vertical-align="top"/>
      <style:text-properties fo:color="#000000" fo:font-size="10pt" style:font-size-asian="10pt" style:font-size-complex="10pt"/>
    </style:style>
    <style:style style:name="ce316" style:family="table-cell" style:parent-style-name="Hyperlink" style:data-style-name="N0">
      <style:table-cell-properties fo:border-top="thin solid #000000" fo:border-bottom="none" fo:border-left="thin solid #000000" fo:border-right="thin solid #000000" style:vertical-align="top"/>
      <style:text-properties fo:color="#0563C1" style:text-underline-style="solid" style:text-underline-type="single"/>
    </style:style>
    <style:style style:name="ce317" style:family="table-cell" style:parent-style-name="Default" style:data-style-name="N0">
      <style:table-cell-properties fo:border="thin solid #000000" style:vertical-align="automatic"/>
    </style:style>
    <style:style style:name="ce318" style:family="table-cell" style:parent-style-name="Default" style:data-style-name="N0">
      <style:table-cell-properties fo:border-top="thin solid #000000" fo:border-bottom="none" fo:border-left="thin solid #000000" fo:border-right="thin solid #000000" style:vertical-align="top"/>
      <style:text-properties fo:color="#000000" fo:font-size="10pt" style:font-size-asian="10pt" style:font-size-complex="10pt"/>
    </style:style>
    <style:style style:name="ce319" style:family="table-cell" style:parent-style-name="Default" style:data-style-name="N0">
      <style:table-cell-properties fo:border="thin solid #000000" style:vertical-align="top"/>
      <style:text-properties fo:color="#000000" fo:font-size="10pt" style:font-size-asian="10pt" style:font-size-complex="10pt"/>
    </style:style>
    <style:style style:name="ce320" style:family="table-cell" style:parent-style-name="Default" style:data-style-name="N0">
      <style:table-cell-properties fo:border-top="thin solid #000000" fo:border-bottom="thin solid #000000" fo:border-left="thin solid #000000" fo:border-right="2pt solid #000000" style:vertical-align="top"/>
      <style:text-properties fo:color="#000000" fo:font-size="10pt" style:font-size-asian="10pt" style:font-size-complex="10pt"/>
    </style:style>
    <style:style style:name="ce321" style:family="table-cell" style:parent-style-name="Default" style:data-style-name="N0">
      <style:table-cell-properties fo:border="thin solid #000000" style:vertical-align="automatic"/>
      <style:text-properties fo:color="#000000" fo:font-size="12pt" style:font-size-asian="12pt" style:font-size-complex="12pt"/>
    </style:style>
    <style:style style:name="ce322" style:family="table-cell" style:parent-style-name="Hyperlink" style:data-style-name="N0">
      <style:table-cell-properties fo:border-top="none" fo:border-bottom="none" fo:border-left="thin solid #000000" fo:border-right="thin solid #000000" style:vertical-align="top"/>
      <style:text-properties fo:color="#0563C1" style:text-underline-style="solid" style:text-underline-type="single"/>
    </style:style>
    <style:style style:name="ce323" style:family="table-cell" style:parent-style-name="Default" style:data-style-name="N0">
      <style:table-cell-properties fo:border="thin solid #000000" style:vertical-align="top" style:repeat-content="false"/>
      <style:paragraph-properties fo:text-align="start" fo:margin-left="0cm"/>
      <style:text-properties fo:color="#000000" fo:font-size="10pt" style:font-size-asian="10pt" style:font-size-complex="10pt"/>
    </style:style>
    <style:style style:name="ce324" style:family="table-cell" style:parent-style-name="Default" style:data-style-name="N0">
      <style:table-cell-properties fo:border="thin solid #000000" style:vertical-align="automatic"/>
      <style:text-properties fo:color="#0563C1" fo:font-size="10pt" style:font-size-asian="10pt" style:font-size-complex="10pt" style:text-underline-style="solid" style:text-underline-type="single"/>
    </style:style>
    <style:style style:name="ce325" style:family="table-cell" style:parent-style-name="Default" style:data-style-name="N0">
      <style:table-cell-properties fo:border="thin solid #000000" style:vertical-align="top" style:repeat-content="false"/>
      <style:paragraph-properties fo:text-align="start" fo:margin-left="0cm"/>
      <style:text-properties fo:color="#000000" fo:font-size="10pt" style:font-size-asian="10pt" style:font-size-complex="10pt"/>
    </style:style>
    <style:style style:name="ce326" style:family="table-cell" style:parent-style-name="Default" style:data-style-name="N0">
      <style:table-cell-properties fo:border="thin solid #000000" style:vertical-align="top" style:cell-protect="none" style:repeat-content="false"/>
      <style:paragraph-properties fo:text-align="start" fo:margin-left="0cm"/>
      <style:text-properties fo:font-size="10pt" style:font-size-asian="10pt" style:font-size-complex="10pt"/>
    </style:style>
    <style:style style:name="ce327" style:family="table-cell" style:parent-style-name="Default" style:data-style-name="N0">
      <style:table-cell-properties fo:border-top="thin solid #000000" fo:border-bottom="thin solid #000000" fo:border-left="none" fo:border-right="thin solid #000000" style:vertical-align="top" style:repeat-content="false"/>
      <style:paragraph-properties fo:text-align="start" fo:margin-left="0cm"/>
      <style:text-properties fo:font-size="10pt" style:font-size-asian="10pt" style:font-size-complex="10pt"/>
    </style:style>
    <style:style style:name="ce328" style:family="table-cell" style:parent-style-name="Default" style:data-style-name="N19">
      <style:table-cell-properties fo:border="thin solid #000000" style:vertical-align="top" style:repeat-content="false"/>
      <style:paragraph-properties fo:text-align="start" fo:margin-left="0cm"/>
      <style:text-properties fo:font-size="10pt" style:font-size-asian="10pt" style:font-size-complex="10pt"/>
    </style:style>
    <style:style style:name="ce329" style:family="table-cell" style:parent-style-name="Default" style:data-style-name="N0">
      <style:table-cell-properties style:vertical-align="top" style:cell-protect="none" style:repeat-content="false"/>
      <style:paragraph-properties fo:text-align="start" fo:margin-left="0cm"/>
      <style:text-properties fo:font-size="10pt" style:font-size-asian="10pt" style:font-size-complex="10pt"/>
    </style:style>
    <style:style style:name="ce330" style:family="table-cell" style:parent-style-name="Default" style:data-style-name="N0">
      <style:table-cell-properties fo:border="thin solid #000000" style:vertical-align="top" fo:background-color="#F2F2F2" style:cell-protect="none" style:repeat-content="false"/>
      <style:paragraph-properties fo:text-align="start" fo:margin-left="0cm"/>
      <style:text-properties fo:font-size="10pt" style:font-size-asian="10pt" style:font-size-complex="10pt"/>
    </style:style>
    <style:style style:name="ce331" style:family="table-cell" style:parent-style-name="Hyperlink" style:data-style-name="N0">
      <style:table-cell-properties fo:border="thin solid #000000" style:vertical-align="automatic"/>
      <style:text-properties fo:color="#0563C1" style:text-underline-style="solid" style:text-underline-type="single"/>
    </style:style>
    <style:style style:name="ce332" style:family="table-cell" style:parent-style-name="Default" style:data-style-name="N0">
      <style:table-cell-properties fo:border="thin solid #000000" style:vertical-align="automatic"/>
      <style:text-properties fo:color="#0563C1" fo:font-size="10pt" style:font-size-asian="10pt" style:font-size-complex="10pt" style:text-underline-style="solid" style:text-underline-type="single"/>
    </style:style>
    <style:style style:name="ce333" style:family="table-cell" style:parent-style-name="Default" style:data-style-name="N0">
      <style:table-cell-properties fo:border-top="none" fo:border-bottom="thin solid #000000" fo:border-left="none" fo:border-right="thin solid #000000" style:vertical-align="top"/>
      <style:text-properties fo:color="#000000" fo:font-size="10pt" style:font-size-asian="10pt" style:font-size-complex="10pt"/>
    </style:style>
    <style:style style:name="ce334" style:family="table-cell" style:parent-style-name="Hyperlink" style:data-style-name="N0">
      <style:table-cell-properties fo:border="thin solid #000000" style:vertical-align="top"/>
      <style:text-properties fo:color="#0563C1" fo:font-size="10pt" style:font-size-asian="10pt" style:font-size-complex="10pt" style:text-underline-style="solid" style:text-underline-type="single"/>
    </style:style>
    <style:style style:name="ce335" style:family="table-cell" style:parent-style-name="Default" style:data-style-name="N19">
      <style:table-cell-properties fo:border-top="none" fo:border-bottom="thin solid #000000" fo:border-left="none" fo:border-right="thin solid #000000" style:vertical-align="top" style:repeat-content="false"/>
      <style:paragraph-properties fo:text-align="start" fo:margin-left="0cm"/>
      <style:text-properties fo:font-size="10pt" style:font-size-asian="10pt" style:font-size-complex="10pt"/>
    </style:style>
    <style:style style:name="ce336" style:family="table-cell" style:parent-style-name="Default" style:data-style-name="N0">
      <style:table-cell-properties fo:border-top="thin solid #000000" fo:border-bottom="thin solid #000000" fo:border-left="thin solid #000000" fo:border-right="none" style:vertical-align="top" style:repeat-content="false"/>
      <style:paragraph-properties fo:text-align="start" fo:margin-left="0cm"/>
      <style:text-properties fo:font-size="10pt" style:font-size-asian="10pt" style:font-size-complex="10pt"/>
    </style:style>
    <style:style style:name="ce337" style:family="table-cell" style:parent-style-name="Hyperlink" style:data-style-name="N0">
      <style:table-cell-properties style:vertical-align="top"/>
      <style:text-properties fo:color="#0563C1" style:text-underline-style="solid" style:text-underline-type="single"/>
    </style:style>
    <style:style style:name="ce338" style:family="table-cell" style:parent-style-name="Default" style:data-style-name="N0">
      <style:table-cell-properties fo:border-top="none" fo:border-bottom="none" fo:border-left="none" fo:border-right="thin solid #000000" style:vertical-align="top"/>
      <style:text-properties fo:color="#000000" fo:font-size="10pt" style:font-size-asian="10pt" style:font-size-complex="10pt"/>
    </style:style>
    <style:style style:name="ce339" style:family="table-cell" style:parent-style-name="Hyperlink" style:data-style-name="N0">
      <style:table-cell-properties fo:border-top="thin solid #000000" fo:border-bottom="none" fo:border-left="thin solid #000000" fo:border-right="thin solid #000000" style:vertical-align="top"/>
      <style:text-properties fo:color="#0563C1" style:text-underline-style="solid" style:text-underline-type="single"/>
    </style:style>
    <style:style style:name="ce340"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size="10pt" style:font-size-asian="10pt" style:font-size-complex="10pt"/>
    </style:style>
    <style:style style:name="ce341" style:family="table-cell" style:parent-style-name="Default" style:data-style-name="N0">
      <style:table-cell-properties fo:border-top="thin solid #000000" fo:border-bottom="none" fo:border-left="thin solid #000000" fo:border-right="thin solid #000000" style:vertical-align="top" style:cell-protect="none" style:repeat-content="false"/>
      <style:paragraph-properties fo:text-align="start" fo:margin-left="0cm"/>
      <style:text-properties fo:font-size="10pt" style:font-size-asian="10pt" style:font-size-complex="10pt"/>
    </style:style>
    <style:style style:name="ce342" style:family="table-cell" style:parent-style-name="Default" style:data-style-name="N0">
      <style:table-cell-properties fo:border-top="thin solid #000000" fo:border-bottom="none" fo:border-left="thin solid #000000" fo:border-right="thin solid #000000" style:vertical-align="top" style:cell-protect="none" style:repeat-content="false"/>
      <style:paragraph-properties fo:text-align="start" fo:margin-left="0cm"/>
      <style:text-properties fo:font-size="10pt" style:font-size-asian="10pt" style:font-size-complex="10pt"/>
    </style:style>
    <style:style style:name="ce343" style:family="table-cell" style:parent-style-name="Default" style:data-style-name="N0">
      <style:table-cell-properties fo:border-top="thin solid #000000" fo:border-bottom="none" fo:border-left="thin solid #000000" fo:border-right="thin solid #000000" style:vertical-align="top" fo:background-color="#F2F2F2" style:cell-protect="none" style:repeat-content="false"/>
      <style:paragraph-properties fo:text-align="start" fo:margin-left="0cm"/>
      <style:text-properties fo:font-size="10pt" style:font-size-asian="10pt" style:font-size-complex="10pt"/>
    </style:style>
    <style:style style:name="ce344" style:family="table-cell" style:parent-style-name="Default" style:data-style-name="N0">
      <style:table-cell-properties fo:border-top="thin solid #000000" fo:border-bottom="none" fo:border-left="thin solid #000000" fo:border-right="thin solid #000000" style:vertical-align="middle" style:cell-protect="none" style:repeat-content="false"/>
      <style:paragraph-properties fo:text-align="start" fo:margin-left="0cm"/>
      <style:text-properties fo:font-size="10pt" style:font-size-asian="10pt" style:font-size-complex="10pt"/>
    </style:style>
    <style:style style:name="ce345" style:family="table-cell" style:parent-style-name="Default" style:data-style-name="N0">
      <style:table-cell-properties fo:border-top="thin solid #000000" fo:border-bottom="none" fo:border-left="thin solid #000000" fo:border-right="thin solid #000000" style:vertical-align="top" style:repeat-content="false"/>
      <style:paragraph-properties fo:text-align="start" fo:margin-left="0cm"/>
      <style:text-properties fo:font-size="10pt" style:font-size-asian="10pt" style:font-size-complex="10pt"/>
    </style:style>
    <style:style style:name="ce346" style:family="table-cell" style:parent-style-name="Default" style:data-style-name="N0">
      <style:table-cell-properties fo:border-top="thin solid #000000" fo:border-bottom="none" fo:border-left="thin solid #000000" fo:border-right="none" style:vertical-align="top" style:repeat-content="false"/>
      <style:paragraph-properties fo:text-align="start" fo:margin-left="0cm"/>
      <style:text-properties fo:font-size="10pt" style:font-size-asian="10pt" style:font-size-complex="10pt"/>
    </style:style>
    <style:style style:name="ce347" style:family="table-cell" style:parent-style-name="Default" style:data-style-name="N0">
      <style:table-cell-properties fo:border-top="none" fo:border-bottom="thin solid #000000" fo:border-left="none" fo:border-right="thin solid #000000" style:vertical-align="automatic"/>
      <style:text-properties fo:color="#000000" fo:font-size="12pt" style:font-size-asian="12pt" style:font-size-complex="12pt"/>
    </style:style>
    <style:style style:name="ce348" style:family="table-cell" style:parent-style-name="Default" style:data-style-name="N0">
      <style:table-cell-properties fo:border-top="thin solid #000000" fo:border-bottom="thin solid #000000" fo:border-left="2pt solid #000000" fo:border-right="none" style:vertical-align="top" style:repeat-content="false"/>
      <style:paragraph-properties fo:text-align="start" fo:margin-left="0cm"/>
      <style:text-properties fo:font-size="10pt" style:font-size-asian="10pt" style:font-size-complex="10pt"/>
    </style:style>
    <style:style style:name="ce349" style:family="table-cell" style:parent-style-name="Default" style:data-style-name="N0">
      <style:table-cell-properties fo:border="thin solid #000000" style:vertical-align="top"/>
      <style:text-properties fo:color="#000000" fo:font-size="10pt" style:font-size-asian="10pt" style:font-size-complex="10pt"/>
    </style:style>
    <style:style style:name="ce350" style:family="table-cell" style:parent-style-name="Default" style:data-style-name="N0">
      <style:table-cell-properties fo:border-top="thin solid #000000" fo:border-bottom="thin solid #000000" fo:border-left="thin solid #000000" fo:border-right="none" style:vertical-align="automatic"/>
    </style:style>
    <style:style style:name="ce351" style:family="table-cell" style:parent-style-name="Hyperlink" style:data-style-name="N0">
      <style:table-cell-properties fo:border-top="thin solid #000000" fo:border-bottom="thin solid #000000" fo:border-left="none" fo:border-right="thin solid #000000" style:vertical-align="top"/>
      <style:text-properties fo:color="#0563C1" fo:font-size="10pt" style:font-size-asian="10pt" style:font-size-complex="10pt" style:text-underline-style="solid" style:text-underline-type="single"/>
    </style:style>
    <style:style style:name="ce352" style:family="table-cell" style:parent-style-name="Default" style:data-style-name="N0">
      <style:table-cell-properties fo:border-top="none" fo:border-bottom="thin solid #000000" fo:border-left="none" fo:border-right="none" style:vertical-align="automatic"/>
      <style:text-properties fo:color="#000000" fo:font-size="12pt" style:font-size-asian="12pt" style:font-size-complex="12pt"/>
    </style:style>
    <style:style style:name="ce353" style:family="table-cell" style:parent-style-name="Default" style:data-style-name="N0">
      <style:table-cell-properties fo:border="thin solid #000000" style:vertical-align="top" style:repeat-content="false"/>
      <style:paragraph-properties fo:text-align="start" fo:margin-left="0cm"/>
      <style:text-properties fo:font-size="10pt" style:font-size-asian="10pt" style:font-size-complex="10pt" fo:font-weight="bold" style:font-weight-asian="bold" style:font-weight-complex="bold"/>
    </style:style>
    <style:style style:name="ce354" style:family="table-cell" style:parent-style-name="Default" style:data-style-name="N0">
      <style:table-cell-properties fo:border-top="thin solid #000000" fo:border-bottom="thin solid #000000" fo:border-left="2pt solid #000000" fo:border-right="none" style:vertical-align="top" style:repeat-content="false"/>
      <style:paragraph-properties fo:text-align="start" fo:margin-left="0cm"/>
      <style:text-properties fo:font-size="10pt" style:font-size-asian="10pt" style:font-size-complex="10pt" fo:font-weight="bold" style:font-weight-asian="bold" style:font-weight-complex="bold"/>
    </style:style>
    <style:style style:name="ce355" style:family="table-cell" style:parent-style-name="Default" style:data-style-name="N30">
      <style:table-cell-properties fo:border-top="2pt solid #000000" fo:border-bottom="thin solid #000000" fo:border-left="thin solid #000000" fo:border-right="thin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style>
    <style:style style:name="ce356" style:family="table-cell" style:parent-style-name="Default" style:data-style-name="N19">
      <style:table-cell-properties fo:border-top="2pt solid #000000" fo:border-bottom="thin solid #000000" fo:border-left="thin solid #000000" fo:border-right="thin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style>
    <style:style style:name="ce357"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start" fo:margin-left="0cm"/>
      <style:text-properties fo:color="#000000" fo:font-size="9pt" style:font-size-asian="9pt" style:font-size-complex="9pt"/>
    </style:style>
    <style:style style:name="ce358"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start" fo:margin-left="0cm"/>
      <style:text-properties fo:color="#000000" fo:font-size="9pt" style:font-size-asian="9pt" style:font-size-complex="9pt"/>
    </style:style>
    <style:style style:name="ce359"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start" fo:margin-left="0cm"/>
      <style:text-properties fo:color="#000000" fo:font-size="9pt" style:font-size-asian="9pt" style:font-size-complex="9pt"/>
    </style:style>
    <style:style style:name="ce360" style:family="table-cell" style:parent-style-name="Default" style:data-style-name="N0">
      <style:table-cell-properties fo:border-top="thin solid #000000" fo:border-bottom="none" fo:border-left="thin solid #000000" fo:border-right="none" style:vertical-align="top" fo:wrap-option="wrap" fo:background-color="#FFFFFF" style:repeat-content="false"/>
      <style:paragraph-properties fo:text-align="center"/>
      <style:text-properties fo:color="#000000" fo:font-size="9pt" style:font-size-asian="9pt" style:font-size-complex="9pt"/>
    </style:style>
    <style:style style:name="ce361" style:family="table-cell" style:parent-style-name="Default" style:data-style-name="N0">
      <style:table-cell-properties fo:border-top="none" fo:border-bottom="none" fo:border-left="thin solid #000000" fo:border-right="none" style:vertical-align="top" fo:wrap-option="wrap" fo:background-color="#FFFFFF" style:repeat-content="false"/>
      <style:paragraph-properties fo:text-align="center"/>
      <style:text-properties fo:color="#000000" fo:font-size="9pt" style:font-size-asian="9pt" style:font-size-complex="9pt"/>
    </style:style>
    <style:style style:name="ce362" style:family="table-cell" style:parent-style-name="Default" style:data-style-name="N0">
      <style:table-cell-properties fo:border-top="none" fo:border-bottom="none" fo:border-left="thin solid #000000" fo:border-right="none" style:vertical-align="middle" fo:wrap-option="wrap" fo:background-color="#FFFFFF" style:repeat-content="false"/>
      <style:paragraph-properties fo:text-align="center"/>
      <style:text-properties fo:font-size="9pt" style:font-size-asian="9pt" style:font-size-complex="9pt"/>
    </style:style>
    <style:style style:name="ce363" style:family="table-cell" style:parent-style-name="Default" style:data-style-name="N0">
      <style:table-cell-properties fo:border-top="none" fo:border-bottom="thin solid #000000" fo:border-left="thin solid #000000" fo:border-right="none" style:vertical-align="middle" fo:wrap-option="wrap" fo:background-color="#FFFFFF" style:repeat-content="false"/>
      <style:paragraph-properties fo:text-align="center"/>
      <style:text-properties fo:font-size="9pt" style:font-size-asian="9pt" style:font-size-complex="9pt"/>
    </style:style>
    <style:style style:name="ce364" style:family="table-cell" style:parent-style-name="Default" style:data-style-name="N0">
      <style:table-cell-properties fo:border-top="thin solid #000000" fo:border-bottom="none" fo:border-left="thin solid #000000" fo:border-right="none" style:vertical-align="middle" fo:wrap-option="wrap" fo:background-color="#FFFFFF" style:repeat-content="false"/>
      <style:paragraph-properties fo:text-align="center"/>
      <style:text-properties fo:font-size="9pt" style:font-size-asian="9pt" style:font-size-complex="9pt"/>
    </style:style>
    <style:style style:name="ce365"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fo:color="#000000" fo:font-size="9pt" style:font-size-asian="9pt" style:font-size-complex="9pt"/>
    </style:style>
    <style:style style:name="ce366" style:family="table-cell" style:parent-style-name="Default" style:data-style-name="N0">
      <style:table-cell-properties fo:border-top="none" fo:border-bottom="none" fo:border-left="2pt solid #000000" fo:border-right="none" style:vertical-align="middle" style:repeat-content="false"/>
      <style:paragraph-properties fo:text-align="center"/>
      <style:text-properties fo:color="#000000" fo:font-size="9pt" style:font-size-asian="9pt" style:font-size-complex="9pt"/>
    </style:style>
    <style:style style:name="ce367" style:family="table-cell" style:parent-style-name="Default" style:data-style-name="N0">
      <style:table-cell-properties fo:border-top="2pt solid #000000" fo:border-bottom="none" fo:border-left="2pt solid #000000" fo:border-right="2pt solid #000000" style:vertical-align="middle" fo:wrap-option="wrap" style:repeat-content="false"/>
      <style:paragraph-properties fo:text-align="center"/>
      <style:text-properties fo:color="#000000" fo:font-size="9pt" style:font-size-asian="9pt" style:font-size-complex="9pt"/>
    </style:style>
    <style:style style:name="ce368"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color="#000000" fo:font-size="9pt" style:font-size-asian="9pt" style:font-size-complex="9pt"/>
    </style:style>
    <style:style style:name="ce369" style:family="table-cell" style:parent-style-name="Default" style:data-style-name="N0">
      <style:table-cell-properties fo:border-top="none" fo:border-bottom="2pt solid #000000" fo:border-left="2pt solid #000000" fo:border-right="2pt solid #000000" style:vertical-align="middle" fo:wrap-option="wrap" style:repeat-content="false"/>
      <style:paragraph-properties fo:text-align="center"/>
      <style:text-properties fo:color="#000000" fo:font-size="9pt" style:font-size-asian="9pt" style:font-size-complex="9pt"/>
    </style:style>
    <style:style style:name="ce370" style:family="table-cell" style:parent-style-name="Default" style:data-style-name="N0">
      <style:table-cell-properties fo:border-top="2pt solid #000000" fo:border-bottom="none" fo:border-left="2pt solid #000000" fo:border-right="2pt solid #000000" style:vertical-align="middle" style:repeat-content="false"/>
      <style:paragraph-properties fo:text-align="center"/>
      <style:text-properties fo:color="#000000" fo:font-size="9pt" style:font-size-asian="9pt" style:font-size-complex="9pt"/>
    </style:style>
    <style:style style:name="ce371" style:family="table-cell" style:parent-style-name="Default" style:data-style-name="N0">
      <style:table-cell-properties fo:border-top="none" fo:border-bottom="none" fo:border-left="2pt solid #000000" fo:border-right="2pt solid #000000" style:vertical-align="middle" style:repeat-content="false"/>
      <style:paragraph-properties fo:text-align="center"/>
      <style:text-properties fo:color="#000000" fo:font-size="9pt" style:font-size-asian="9pt" style:font-size-complex="9pt"/>
    </style:style>
    <style:style style:name="ce372" style:family="table-cell" style:parent-style-name="Default" style:data-style-name="N0">
      <style:table-cell-properties fo:border-top="none" fo:border-bottom="2pt solid #000000" fo:border-left="2pt solid #000000" fo:border-right="2pt solid #000000" style:vertical-align="middle" style:repeat-content="false"/>
      <style:paragraph-properties fo:text-align="center"/>
      <style:text-properties fo:color="#000000" fo:font-size="9pt" style:font-size-asian="9pt" style:font-size-complex="9pt"/>
    </style:style>
    <style:style style:name="ce373" style:family="table-cell" style:parent-style-name="Default" style:data-style-name="N0">
      <style:table-cell-properties fo:border-top="2pt solid #000000" fo:border-bottom="none" fo:border-left="2pt solid #000000" fo:border-right="none" style:vertical-align="middle" style:repeat-content="false"/>
      <style:paragraph-properties fo:text-align="center"/>
      <style:text-properties fo:color="#000000" fo:font-size="9pt" style:font-size-asian="9pt" style:font-size-complex="9pt"/>
    </style:style>
    <style:style style:name="ce374" style:family="table-cell" style:parent-style-name="Default" style:data-style-name="N0">
      <style:table-cell-properties fo:border-top="2pt solid #000000" fo:border-bottom="none" fo:border-left="2pt solid #000000" fo:border-right="2pt solid #000000" style:vertical-align="middle" fo:wrap-option="wrap" style:repeat-content="false"/>
      <style:paragraph-properties fo:text-align="center"/>
      <style:text-properties fo:font-size="9pt" style:font-size-asian="9pt" style:font-size-complex="9pt"/>
    </style:style>
    <style:style style:name="ce375" style:family="table-cell" style:parent-style-name="Default" style:data-style-name="N0">
      <style:table-cell-properties fo:border-top="none" fo:border-bottom="none" fo:border-left="2pt solid #000000" fo:border-right="2pt solid #000000" style:vertical-align="middle" fo:wrap-option="wrap" style:repeat-content="false"/>
      <style:paragraph-properties fo:text-align="center"/>
      <style:text-properties fo:font-size="9pt" style:font-size-asian="9pt" style:font-size-complex="9pt"/>
    </style:style>
    <style:style style:name="ce376" style:family="table-cell" style:parent-style-name="Default" style:data-style-name="N0">
      <style:table-cell-properties fo:border-top="none" fo:border-bottom="2pt solid #000000" fo:border-left="2pt solid #000000" fo:border-right="2pt solid #000000" style:vertical-align="middle" fo:wrap-option="wrap" style:repeat-content="false"/>
      <style:paragraph-properties fo:text-align="center"/>
      <style:text-properties fo:font-size="9pt" style:font-size-asian="9pt" style:font-size-complex="9pt"/>
    </style:style>
    <style:style style:name="ce377" style:family="table-cell" style:parent-style-name="Default" style:data-style-name="N0">
      <style:table-cell-properties fo:border-top="2pt solid #000000" fo:border-bottom="none" fo:border-left="2pt solid #000000" fo:border-right="none" style:vertical-align="middle" style:repeat-content="false"/>
      <style:paragraph-properties fo:text-align="center"/>
      <style:text-properties fo:font-size="9pt" style:font-size-asian="9pt" style:font-size-complex="9pt"/>
    </style:style>
    <style:style style:name="ce378" style:family="table-cell" style:parent-style-name="Default" style:data-style-name="N0">
      <style:table-cell-properties fo:border-top="none" fo:border-bottom="none" fo:border-left="2pt solid #000000" fo:border-right="none" style:vertical-align="middle" style:repeat-content="false"/>
      <style:paragraph-properties fo:text-align="center"/>
      <style:text-properties fo:font-size="9pt" style:font-size-asian="9pt" style:font-size-complex="9pt"/>
    </style:style>
    <style:style style:name="ce379" style:family="table-cell" style:parent-style-name="Default" style:data-style-name="N0">
      <style:table-cell-properties fo:border-top="2pt solid #000000" fo:border-bottom="none" fo:border-left="2pt solid #000000" fo:border-right="none" style:vertical-align="middle" fo:wrap-option="wrap" style:repeat-content="false"/>
      <style:paragraph-properties fo:text-align="center"/>
      <style:text-properties fo:font-size="9pt" style:font-size-asian="9pt" style:font-size-complex="9pt"/>
    </style:style>
    <style:style style:name="ce380" style:family="table-cell" style:parent-style-name="Default" style:data-style-name="N0">
      <style:table-cell-properties fo:border-top="none" fo:border-bottom="2pt solid #000000" fo:border-left="2pt solid #000000" fo:border-right="2pt solid #000000" style:vertical-align="middle" style:repeat-content="false"/>
      <style:paragraph-properties fo:text-align="center"/>
      <style:text-properties fo:font-size="9pt" style:font-size-asian="9pt" style:font-size-complex="9pt"/>
    </style:style>
    <style:style style:name="ce381" style:family="table-cell" style:parent-style-name="Default" style:data-style-name="N0">
      <style:table-cell-properties fo:border-top="none" fo:border-bottom="none" fo:border-left="2pt solid #000000" fo:border-right="none" style:vertical-align="middle" fo:wrap-option="wrap" style:repeat-content="false"/>
      <style:paragraph-properties fo:text-align="center"/>
      <style:text-properties fo:font-size="9pt" style:font-size-asian="9pt" style:font-size-complex="9pt"/>
    </style:style>
    <style:style style:name="ce382" style:family="table-cell" style:parent-style-name="Default" style:data-style-name="N0">
      <style:table-cell-properties fo:border-top="none" fo:border-bottom="2pt solid #000000" fo:border-left="2pt solid #000000" fo:border-right="none" style:vertical-align="middle" fo:wrap-option="wrap" style:repeat-content="false"/>
      <style:paragraph-properties fo:text-align="center"/>
      <style:text-properties fo:font-size="9pt" style:font-size-asian="9pt" style:font-size-complex="9pt"/>
    </style:style>
    <style:style style:name="ce383" style:family="table-cell" style:parent-style-name="Default" style:data-style-name="N0">
      <style:table-cell-properties fo:border-top="thin solid #011D30" fo:border-bottom="none" fo:border-left="thin solid #000000" fo:border-right="thin solid #011D30" style:vertical-align="middle" fo:wrap-option="wrap" fo:background-color="#A6A6A6"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384" style:family="table-cell" style:parent-style-name="Default" style:data-style-name="N0">
      <style:table-cell-properties fo:border-top="none" fo:border-bottom="thin solid #011D30" fo:border-left="thin solid #000000" fo:border-right="thin solid #011D30" style:vertical-align="middle" fo:wrap-option="wrap" fo:background-color="#A6A6A6"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385" style:family="table-cell" style:parent-style-name="Default" style:data-style-name="N0">
      <style:table-cell-properties fo:border-top="thin solid #011D30" fo:border-bottom="none" fo:border-left="thin solid #011D30" fo:border-right="thin solid #011D30" style:vertical-align="middle"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86" style:family="table-cell" style:parent-style-name="Default" style:data-style-name="N0">
      <style:table-cell-properties fo:border-top="none" fo:border-bottom="thin solid #011D30" fo:border-left="thin solid #011D30" fo:border-right="thin solid #011D30" style:vertical-align="middle"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87" style:family="table-cell" style:parent-style-name="Default" style:data-style-name="N0">
      <style:table-cell-properties fo:border-top="none" fo:border-bottom="thin solid #000000" fo:border-left="thin solid #000000" fo:border-right="thin solid #011D30" style:vertical-align="middle" fo:wrap-option="wrap" fo:background-color="#A6A6A6"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388" style:family="table-cell" style:parent-style-name="Default" style:data-style-name="N0">
      <style:table-cell-properties fo:border-top="thin solid #011D30" fo:border-bottom="none" fo:border-left="thin solid #011D30" fo:border-right="thin solid #011D30" style:vertical-align="automatic"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89" style:family="table-cell" style:parent-style-name="Default" style:data-style-name="N0">
      <style:table-cell-properties fo:border-top="none" fo:border-bottom="thin solid #000000" fo:border-left="thin solid #011D30" fo:border-right="thin solid #011D30" style:vertical-align="automatic"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90" style:family="table-cell" style:parent-style-name="Default" style:data-style-name="N0">
      <style:table-cell-properties fo:border-top="none" fo:border-bottom="none" fo:border-left="thin solid #000000" fo:border-right="thin solid #011D30" style:vertical-align="middle" fo:wrap-option="wrap" fo:background-color="#A6A6A6"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391" style:family="table-cell" style:parent-style-name="Default" style:data-style-name="N0">
      <style:table-cell-properties fo:border-top="none" fo:border-bottom="none" fo:border-left="thin solid #011D30" fo:border-right="thin solid #011D30" style:vertical-align="automatic"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92" style:family="table-cell" style:parent-style-name="Default" style:data-style-name="N0">
      <style:table-cell-properties fo:border-top="none" fo:border-bottom="thin solid #011D30" fo:border-left="thin solid #011D30" fo:border-right="thin solid #011D30" style:vertical-align="automatic"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93" style:family="table-cell" style:parent-style-name="Default" style:data-style-name="N0">
      <style:table-cell-properties fo:border-top="none" fo:border-bottom="none" fo:border-left="thin solid #011D30" fo:border-right="thin solid #011D30" style:vertical-align="middle"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94" style:family="table-cell" style:parent-style-name="Default" style:data-style-name="N0">
      <style:table-cell-properties fo:border-top="thin solid #011D30" fo:border-bottom="thin solid #000000" fo:border-left="thin solid #000000" fo:border-right="thin solid #011D30" style:vertical-align="middle" fo:wrap-option="wrap" fo:background-color="#A6A6A6"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395" style:family="table-cell" style:parent-style-name="Default" style:data-style-name="N0">
      <style:table-cell-properties fo:border-top="thin solid #011D30" fo:border-bottom="thin solid #000000" fo:border-left="thin solid #011D30" fo:border-right="thin solid #011D30" style:vertical-align="automatic"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96" style:family="table-cell" style:parent-style-name="Default" style:data-style-name="N0">
      <style:table-cell-properties fo:border="thin solid #011D30" style:vertical-align="middle"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97" style:family="table-cell" style:parent-style-name="Default" style:data-style-name="N0">
      <style:table-cell-properties fo:border-top="thin solid #011D30" fo:border-bottom="thin solid #011D30" fo:border-left="thin solid #000000" fo:border-right="thin solid #011D30" style:vertical-align="middle" fo:wrap-option="wrap" fo:background-color="#A6A6A6" style:repeat-content="false"/>
      <style:paragraph-properties fo:text-align="center"/>
      <style:text-properties fo:color="#011D30" style:font-name="EC Square Sans Pro" style:font-name-asian="EC Square Sans Pro" style:font-name-complex="EC Square Sans Pro" fo:font-size="10pt" style:font-size-asian="10pt" style:font-size-complex="10pt"/>
    </style:style>
    <style:style style:name="ce398" style:family="table-cell" style:parent-style-name="Default" style:data-style-name="N0">
      <style:table-cell-properties fo:border="thin solid #011D30" style:vertical-align="automatic" fo:wrap-option="wrap" style:repeat-content="false"/>
      <style:paragraph-properties fo:text-align="center"/>
      <style:text-properties fo:color="#011D30" style:font-name="EC Square Sans Pro" style:font-name-asian="EC Square Sans Pro" style:font-name-complex="EC Square Sans Pro" fo:font-size="9pt" style:font-size-asian="9pt" style:font-size-complex="9pt"/>
    </style:style>
    <style:style style:name="ce399" style:family="table-cell" style:parent-style-name="Default" style:data-style-name="N0">
      <style:table-cell-properties fo:border="2pt solid #000000" style:vertical-align="middle" fo:wrap-option="wrap" style:repeat-content="false"/>
      <style:paragraph-properties fo:text-align="center"/>
      <style:text-properties fo:font-size="9pt" style:font-size-asian="9pt" style:font-size-complex="9pt"/>
    </style:style>
    <style:style style:name="ce400" style:family="table-cell" style:parent-style-name="Default" style:data-style-name="N0">
      <style:table-cell-properties fo:border="2pt solid #000000" style:vertical-align="middle" style:repeat-content="false"/>
      <style:paragraph-properties fo:text-align="center"/>
      <style:text-properties fo:font-size="9pt" style:font-size-asian="9pt" style:font-size-complex="9pt"/>
    </style:style>
    <style:style style:name="ce401" style:family="table-cell" style:parent-style-name="Default" style:data-style-name="N0">
      <style:table-cell-properties fo:border="2pt solid #000000" style:vertical-align="middle" style:repeat-content="false"/>
      <style:paragraph-properties fo:text-align="center"/>
      <style:text-properties fo:color="#000000" fo:font-size="9pt" style:font-size-asian="9pt" style:font-size-complex="9pt"/>
    </style:style>
    <style:style style:name="ce402" style:family="table-cell" style:parent-style-name="Default" style:data-style-name="N0">
      <style:table-cell-properties fo:border="2pt solid #000000" style:vertical-align="middle" fo:wrap-option="wrap" style:repeat-content="false"/>
      <style:paragraph-properties fo:text-align="center"/>
      <style:text-properties fo:color="#000000" fo:font-size="9pt" style:font-size-asian="9pt" style:font-size-complex="9pt"/>
    </style:style>
    <style:style style:name="ce403" style:family="table-cell" style:parent-style-name="Default" style:data-style-name="N0">
      <style:table-cell-properties fo:border="thin solid #000000" style:vertical-align="middle" fo:wrap-option="wrap" fo:background-color="#FFFFFF" style:repeat-content="false"/>
      <style:paragraph-properties fo:text-align="start" fo:margin-left="0cm"/>
      <style:text-properties fo:color="#000000" fo:font-size="9pt" style:font-size-asian="9pt" style:font-size-complex="9pt"/>
    </style:style>
    <style:style style:name="ce404" style:family="table-cell" style:parent-style-name="Default" style:data-style-name="N0">
      <style:table-cell-properties fo:border="thin solid #000000" style:vertical-align="top" fo:wrap-option="wrap" fo:background-color="#FFFFFF" style:repeat-content="false"/>
      <style:paragraph-properties fo:text-align="center"/>
      <style:text-properties fo:color="#000000" fo:font-size="9pt" style:font-size-asian="9pt" style:font-size-complex="9pt"/>
    </style:style>
    <style:style style:name="ce405" style:family="table-cell" style:parent-style-name="Default" style:data-style-name="N0">
      <style:table-cell-properties fo:border="thin solid #000000" style:vertical-align="middle" fo:wrap-option="wrap" fo:background-color="#FFFFFF" style:repeat-content="false"/>
      <style:paragraph-properties fo:text-align="center"/>
      <style:text-properties fo:font-size="9pt" style:font-size-asian="9pt" style:font-size-complex="9pt"/>
    </style:style>
    <style:style style:name="T1"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bold" style:font-weight-asian="bold" style:font-weight-complex="bold" style:text-outline="false" fo:text-shadow="none"/>
    </style:style>
    <style:style style:name="T2" style:family="text" style:parent-style-name="Default">
      <style:text-properties fo:color="#000000" style:text-line-through-style="none" style:font-name="Tahoma" style:font-name-asian="Tahoma" style:font-name-complex="Tahoma" fo:font-size="9pt" style:font-size-asian="9pt" style:font-size-complex="9pt" fo:font-style="normal" style:font-style-asian="normal" style:font-style-complex="normal" style:text-underline-style="none" style:text-underline-type="none" fo:font-weight="normal" style:font-weight-asian="normal" style:font-weight-complex="normal" style:text-outline="false" fo:text-shadow="none"/>
    </style:style>
    <style:style style:name="co1" style:family="table-column">
      <style:table-column-properties fo:break-before="auto" style:column-width="2.52236111111111cm"/>
    </style:style>
    <style:style style:name="co2" style:family="table-column">
      <style:table-column-properties fo:break-before="auto" style:column-width="4.78013888888889cm"/>
    </style:style>
    <style:style style:name="co3" style:family="table-column">
      <style:table-column-properties fo:break-before="auto" style:column-width="5.57388888888889cm"/>
    </style:style>
    <style:style style:name="co4" style:family="table-column">
      <style:table-column-properties fo:break-before="auto" style:column-width="4.55083333333333cm"/>
    </style:style>
    <style:style style:name="co5" style:family="table-column">
      <style:table-column-properties fo:break-before="auto" style:column-width="3.70416666666667cm"/>
    </style:style>
    <style:style style:name="co6" style:family="table-column">
      <style:table-column-properties fo:break-before="auto" style:column-width="3.28083333333333cm"/>
    </style:style>
    <style:style style:name="co7" style:family="table-column">
      <style:table-column-properties fo:break-before="auto" style:column-width="1.60513888888889cm"/>
    </style:style>
    <style:style style:name="co8" style:family="table-column">
      <style:table-column-properties fo:break-before="auto" style:column-width="1.34055555555556cm"/>
    </style:style>
    <style:style style:name="co9" style:family="table-column">
      <style:table-column-properties fo:break-before="auto" style:column-width="1.27cm"/>
    </style:style>
    <style:style style:name="co10" style:family="table-column">
      <style:table-column-properties fo:break-before="auto" style:column-width="1.04069444444444cm"/>
    </style:style>
    <style:style style:name="co11" style:family="table-column">
      <style:table-column-properties fo:break-before="auto" style:column-width="1.23472222222222cm"/>
    </style:style>
    <style:style style:name="co12" style:family="table-column">
      <style:table-column-properties fo:break-before="auto" style:column-width="3.36902777777778cm"/>
    </style:style>
    <style:style style:name="co13" style:family="table-column">
      <style:table-column-properties fo:break-before="auto" style:column-width="3.54541666666667cm"/>
    </style:style>
    <style:style style:name="co14" style:family="table-column">
      <style:table-column-properties fo:break-before="auto" style:column-width="0.511527777777778cm"/>
    </style:style>
    <style:style style:name="co15" style:family="table-column">
      <style:table-column-properties fo:break-before="auto" style:column-width="0.652638888888889cm"/>
    </style:style>
    <style:style style:name="co16" style:family="table-column">
      <style:table-column-properties fo:break-before="auto" style:column-width="0.635cm"/>
    </style:style>
    <style:style style:name="co17" style:family="table-column">
      <style:table-column-properties fo:break-before="auto" style:column-width="1.02305555555556cm"/>
    </style:style>
    <style:style style:name="co18" style:family="table-column">
      <style:table-column-properties fo:break-before="auto" style:column-width="0.705555555555556cm"/>
    </style:style>
    <style:style style:name="co19" style:family="table-column">
      <style:table-column-properties fo:break-before="auto" style:column-width="0.599722222222222cm"/>
    </style:style>
    <style:style style:name="co20" style:family="table-column">
      <style:table-column-properties fo:break-before="auto" style:column-width="0.617361111111111cm"/>
    </style:style>
    <style:style style:name="co21" style:family="table-column">
      <style:table-column-properties fo:break-before="auto" style:column-width="0.670277777777778cm"/>
    </style:style>
    <style:style style:name="co22" style:family="table-column">
      <style:table-column-properties fo:break-before="auto" style:column-width="1.09361111111111cm"/>
    </style:style>
    <style:style style:name="co23" style:family="table-column">
      <style:table-column-properties fo:break-before="auto" style:column-width="0.970138888888889cm"/>
    </style:style>
    <style:style style:name="co24" style:family="table-column">
      <style:table-column-properties fo:break-before="auto" style:column-width="1.12888888888889cm"/>
    </style:style>
    <style:style style:name="co25" style:family="table-column">
      <style:table-column-properties fo:break-before="auto" style:column-width="4.70958333333333cm"/>
    </style:style>
    <style:style style:name="co26" style:family="table-column">
      <style:table-column-properties fo:break-before="auto" style:column-width="7.14375cm"/>
    </style:style>
    <style:style style:name="co27" style:family="table-column">
      <style:table-column-properties fo:break-before="auto" style:column-width="4.16277777777778cm"/>
    </style:style>
    <style:style style:name="co28" style:family="table-column">
      <style:table-column-properties fo:break-before="auto" style:column-width="1.69333333333333cm"/>
    </style:style>
    <style:style style:name="co29" style:family="table-column">
      <style:table-column-properties fo:break-before="auto" style:column-width="13.0880555555556cm"/>
    </style:style>
    <style:style style:name="co30" style:family="table-column">
      <style:table-column-properties fo:break-before="auto" style:column-width="0.546805555555556cm"/>
    </style:style>
    <style:style style:name="co31" style:family="table-column">
      <style:table-column-properties fo:break-before="auto" style:column-width="7.21430555555556cm"/>
    </style:style>
    <style:style style:name="co32" style:family="table-column">
      <style:table-column-properties fo:break-before="auto" style:column-width="4.60375cm" style:use-optimal-column-width="true"/>
    </style:style>
    <style:style style:name="co33" style:family="table-column">
      <style:table-column-properties fo:break-before="auto" style:column-width="4.35680555555555cm"/>
    </style:style>
    <style:style style:name="co34" style:family="table-column">
      <style:table-column-properties fo:break-before="auto" style:column-width="6.26180555555556cm"/>
    </style:style>
    <style:style style:name="co35" style:family="table-column">
      <style:table-column-properties fo:break-before="auto" style:column-width="6.26180555555556cm" style:use-optimal-column-width="true"/>
    </style:style>
    <style:style style:name="co36" style:family="table-column">
      <style:table-column-properties fo:break-before="auto" style:column-width="7.23194444444445cm"/>
    </style:style>
    <style:style style:name="co37" style:family="table-column">
      <style:table-column-properties fo:break-before="auto" style:column-width="4.74486111111111cm"/>
    </style:style>
    <style:style style:name="co38" style:family="table-column">
      <style:table-column-properties fo:break-before="auto" style:column-width="6.35cm" style:use-optimal-column-width="true"/>
    </style:style>
    <style:style style:name="co39" style:family="table-column">
      <style:table-column-properties fo:break-before="auto" style:column-width="6.05013888888889cm"/>
    </style:style>
    <style:style style:name="co40" style:family="table-column">
      <style:table-column-properties fo:break-before="auto" style:column-width="7.02027777777778cm"/>
    </style:style>
    <style:style style:name="co41" style:family="table-column">
      <style:table-column-properties fo:break-before="auto" style:column-width="2.41652777777778cm"/>
    </style:style>
    <style:style style:name="co42" style:family="table-column">
      <style:table-column-properties fo:break-before="auto" style:column-width="6.36763888888889cm"/>
    </style:style>
    <style:style style:name="co43" style:family="table-column">
      <style:table-column-properties fo:break-before="auto" style:column-width="3.45722222222222cm"/>
    </style:style>
    <style:style style:name="co44" style:family="table-column">
      <style:table-column-properties fo:break-before="auto" style:column-width="6.31472222222222cm"/>
    </style:style>
    <style:style style:name="co45" style:family="table-column">
      <style:table-column-properties fo:break-before="auto" style:column-width="3.82763888888889cm"/>
    </style:style>
    <style:style style:name="co46" style:family="table-column">
      <style:table-column-properties fo:break-before="auto" style:column-width="5.13291666666667cm"/>
    </style:style>
    <style:style style:name="co47" style:family="table-column">
      <style:table-column-properties fo:break-before="auto" style:column-width="5.27402777777778cm"/>
    </style:style>
    <style:style style:name="co48" style:family="table-column">
      <style:table-column-properties fo:break-before="auto" style:column-width="5.715cm"/>
    </style:style>
    <style:style style:name="co49" style:family="table-column">
      <style:table-column-properties fo:break-before="auto" style:column-width="12.8058333333333cm"/>
    </style:style>
    <style:style style:name="co50" style:family="table-column">
      <style:table-column-properties fo:break-before="auto" style:column-width="3.4925cm"/>
    </style:style>
    <style:style style:name="co51" style:family="table-column">
      <style:table-column-properties fo:break-before="auto" style:column-width="3.63361111111111cm"/>
    </style:style>
    <style:style style:name="co52" style:family="table-column">
      <style:table-column-properties fo:break-before="auto" style:column-width="3.88055555555556cm"/>
    </style:style>
    <style:style style:name="co53" style:family="table-column">
      <style:table-column-properties fo:break-before="auto" style:column-width="5.37986111111111cm"/>
    </style:style>
    <style:style style:name="co54" style:family="table-column">
      <style:table-column-properties fo:break-before="auto" style:column-width="5.18583333333333cm"/>
    </style:style>
    <style:style style:name="co55" style:family="table-column">
      <style:table-column-properties fo:break-before="auto" style:column-width="3.43958333333333cm"/>
    </style:style>
    <style:style style:name="co56" style:family="table-column">
      <style:table-column-properties fo:break-before="auto" style:column-width="1.64041666666667cm"/>
    </style:style>
    <style:style style:name="co57" style:family="table-column">
      <style:table-column-properties fo:break-before="auto" style:column-width="3.38666666666667cm"/>
    </style:style>
    <style:style style:name="co58" style:family="table-column">
      <style:table-column-properties fo:break-before="auto" style:column-width="1.16416666666667cm"/>
    </style:style>
    <style:style style:name="co59" style:family="table-column">
      <style:table-column-properties fo:break-before="auto" style:column-width="1.00541666666667cm"/>
    </style:style>
    <style:style style:name="co60" style:family="table-column">
      <style:table-column-properties fo:break-before="auto" style:column-width="1.30527777777778cm"/>
    </style:style>
    <style:style style:name="co61" style:family="table-column">
      <style:table-column-properties fo:break-before="auto" style:column-width="2.82222222222222cm"/>
    </style:style>
    <style:style style:name="co62" style:family="table-column">
      <style:table-column-properties fo:break-before="auto" style:column-width="2.80458333333333cm"/>
    </style:style>
    <style:style style:name="co63" style:family="table-column">
      <style:table-column-properties fo:break-before="auto" style:column-width="6.15597222222222cm"/>
    </style:style>
    <style:style style:name="co64" style:family="table-column">
      <style:table-column-properties fo:break-before="auto" style:column-width="4.88597222222222cm"/>
    </style:style>
    <style:style style:name="co65" style:family="table-column">
      <style:table-column-properties fo:break-before="auto" style:column-width="5.20347222222222cm"/>
    </style:style>
    <style:style style:name="co66" style:family="table-column">
      <style:table-column-properties fo:break-before="auto" style:column-width="4.62138888888889cm"/>
    </style:style>
    <style:style style:name="co67" style:family="table-column">
      <style:table-column-properties fo:break-before="auto" style:column-width="5.76791666666667cm"/>
    </style:style>
    <style:style style:name="co68" style:family="table-column">
      <style:table-column-properties fo:break-before="auto" style:column-width="3.65125cm"/>
    </style:style>
    <style:style style:name="co69" style:family="table-column">
      <style:table-column-properties fo:break-before="auto" style:column-width="1.71097222222222cm"/>
    </style:style>
    <style:style style:name="co70" style:family="table-column">
      <style:table-column-properties fo:break-before="auto" style:column-width="3.35138888888889cm"/>
    </style:style>
    <style:style style:name="co71" style:family="table-column">
      <style:table-column-properties fo:break-before="auto" style:column-width="2.75166666666667cm"/>
    </style:style>
    <style:style style:name="co72" style:family="table-column">
      <style:table-column-properties fo:break-before="auto" style:column-width="3.10444444444444cm"/>
    </style:style>
    <style:style style:name="co73" style:family="table-column">
      <style:table-column-properties fo:break-before="auto" style:column-width="2.29305555555556cm"/>
    </style:style>
    <style:style style:name="co74" style:family="table-column">
      <style:table-column-properties fo:break-before="auto" style:column-width="0cm"/>
    </style:style>
    <style:style style:name="co75" style:family="table-column">
      <style:table-column-properties fo:break-before="auto" style:column-width="4.40972222222222cm"/>
    </style:style>
    <style:style style:name="co76" style:family="table-column">
      <style:table-column-properties fo:break-before="auto" style:column-width="4.1275cm"/>
    </style:style>
    <style:style style:name="co77" style:family="table-column">
      <style:table-column-properties fo:break-before="auto" style:column-width="4.49791666666667cm"/>
    </style:style>
    <style:style style:name="co78" style:family="table-column">
      <style:table-column-properties fo:break-before="auto" style:column-width="3.58069444444444cm"/>
    </style:style>
    <style:style style:name="co79" style:family="table-column">
      <style:table-column-properties fo:break-before="auto" style:column-width="5.59152777777778cm"/>
    </style:style>
    <style:style style:name="co80" style:family="table-column">
      <style:table-column-properties fo:break-before="auto" style:column-width="10.7244444444444cm"/>
    </style:style>
    <style:style style:name="co81" style:family="table-column">
      <style:table-column-properties fo:break-before="auto" style:column-width="8.09625cm"/>
    </style:style>
    <style:style style:name="co82" style:family="table-column">
      <style:table-column-properties fo:break-before="auto" style:column-width="7.37305555555556cm"/>
    </style:style>
    <style:style style:name="co83" style:family="table-column">
      <style:table-column-properties fo:break-before="auto" style:column-width="1.78152777777778cm"/>
    </style:style>
    <style:style style:name="co84" style:family="table-column">
      <style:table-column-properties fo:break-before="auto" style:column-width="2.8575cm"/>
    </style:style>
    <style:style style:name="co85" style:family="table-column">
      <style:table-column-properties fo:break-before="auto" style:column-width="6.50875cm"/>
    </style:style>
    <style:style style:name="co86" style:family="table-column">
      <style:table-column-properties fo:break-before="auto" style:column-width="6.17361111111111cm"/>
    </style:style>
    <style:style style:name="co87" style:family="table-column">
      <style:table-column-properties fo:break-before="auto" style:column-width="4.85069444444444cm"/>
    </style:style>
    <style:style style:name="co88" style:family="table-column">
      <style:table-column-properties fo:break-before="auto" style:column-width="2.71638888888889cm"/>
    </style:style>
    <style:style style:name="co89" style:family="table-column">
      <style:table-column-properties fo:break-before="auto" style:column-width="5.00944444444445cm"/>
    </style:style>
    <style:style style:name="ro1" style:family="table-row">
      <style:table-row-properties style:row-height="162pt" style:use-optimal-row-height="false" fo:break-before="auto"/>
    </style:style>
    <style:style style:name="ro2" style:family="table-row">
      <style:table-row-properties style:row-height="28.5pt" style:use-optimal-row-height="false" fo:break-before="auto"/>
    </style:style>
    <style:style style:name="ro3" style:family="table-row">
      <style:table-row-properties style:row-height="14.5pt" style:use-optimal-row-height="true" fo:break-before="auto"/>
    </style:style>
    <style:style style:name="ro4" style:family="table-row">
      <style:table-row-properties style:row-height="26pt" style:use-optimal-row-height="true" fo:break-before="auto"/>
    </style:style>
    <style:style style:name="ro5" style:family="table-row">
      <style:table-row-properties style:row-height="15pt" style:use-optimal-row-height="false" fo:break-before="auto"/>
    </style:style>
    <style:style style:name="ro6" style:family="table-row">
      <style:table-row-properties style:row-height="76pt" style:use-optimal-row-height="true" fo:break-before="auto"/>
    </style:style>
    <style:style style:name="ro7" style:family="table-row">
      <style:table-row-properties style:row-height="113.5pt" style:use-optimal-row-height="true" fo:break-before="auto"/>
    </style:style>
    <style:style style:name="ro8" style:family="table-row">
      <style:table-row-properties style:row-height="63.5pt" style:use-optimal-row-height="true" fo:break-before="auto"/>
    </style:style>
    <style:style style:name="ro9" style:family="table-row">
      <style:table-row-properties style:row-height="51pt" style:use-optimal-row-height="true" fo:break-before="auto"/>
    </style:style>
    <style:style style:name="ro10" style:family="table-row">
      <style:table-row-properties style:row-height="13.5pt" style:use-optimal-row-height="false" fo:break-before="auto"/>
    </style:style>
    <style:style style:name="ro11" style:family="table-row">
      <style:table-row-properties style:row-height="238.5pt" style:use-optimal-row-height="true" fo:break-before="auto"/>
    </style:style>
    <style:style style:name="ro12" style:family="table-row">
      <style:table-row-properties style:row-height="25pt" style:use-optimal-row-height="true" fo:break-before="auto"/>
    </style:style>
    <style:style style:name="ro13" style:family="table-row">
      <style:table-row-properties style:row-height="16.5pt" style:use-optimal-row-height="false" fo:break-before="auto"/>
    </style:style>
    <style:style style:name="ro14" style:family="table-row">
      <style:table-row-properties style:row-height="11.25pt" style:use-optimal-row-height="false" fo:break-before="auto"/>
    </style:style>
    <style:style style:name="ro15" style:family="table-row">
      <style:table-row-properties style:row-height="36pt" style:use-optimal-row-height="true" fo:break-before="auto"/>
    </style:style>
    <style:style style:name="ro16" style:family="table-row">
      <style:table-row-properties style:row-height="15.75pt" style:use-optimal-row-height="false" fo:break-before="auto"/>
    </style:style>
    <style:style style:name="ro17" style:family="table-row">
      <style:table-row-properties style:row-height="12.75pt" style:use-optimal-row-height="false" fo:break-before="auto"/>
    </style:style>
    <style:style style:name="ro18" style:family="table-row">
      <style:table-row-properties style:row-height="14.25pt" style:use-optimal-row-height="false" fo:break-before="auto"/>
    </style:style>
    <style:style style:name="ro19" style:family="table-row">
      <style:table-row-properties style:row-height="18.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
      <style:table-properties table:display="false" style:writing-mode="lr-tb"/>
    </style:style>
    <style:style style:name="ce406" style:family="table-cell" style:parent-style-name="Default" style:data-style-name="N0">
      <style:table-cell-properties fo:border-top="2pt solid #000000" fo:border-bottom="thin solid #000000" fo:border-left="2pt solid #000000" fo:border-right="thin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map style:condition="of:is-true-formula(AND(COUNTIF([.$B$1:.$B$1]; [.B1])&gt;1;NOT(ISBLANK([.B1]))))" style:apply-style-name="cf1" style:base-cell-address="AI4IOP.B1"/>
    </style:style>
    <style:style style:name="ce407" style:family="table-cell" style:parent-style-name="Default" style:data-style-name="N2">
      <style:table-cell-properties fo:border-top="2pt solid #000000" fo:border-bottom="thin solid #000000" fo:border-left="2pt solid #000000" fo:border-right="thin solid #000000" style:vertical-align="middle" fo:wrap-option="wrap" fo:background-color="#2F75B5" style:repeat-content="false"/>
      <style:paragraph-properties fo:text-align="center"/>
      <style:text-properties fo:color="#FFFFFF" fo:font-size="10pt" style:font-size-asian="10pt" style:font-size-complex="10pt" fo:font-weight="bold" style:font-weight-asian="bold" style:font-weight-complex="bold"/>
      <style:map style:condition="of:is-true-formula(AND(COUNTIF([.$A$1:.$A$1]; [.A1])&gt;1;NOT(ISBLANK([.A1]))))" style:apply-style-name="cf1" style:base-cell-address="AI4IOP.A1"/>
    </style:style>
    <style:style style:name="ce408"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map style:condition="of:is-true-formula(AND(COUNTIF([.$A$166:.$A$169]; [.A2])+COUNTIF([.$A$172:.$A$187]; [.A2])+COUNTIF([.$A$25:.$A$163]; [.A2])+COUNTIF([.$A$2:.$A$23]; [.A2])&gt;1;NOT(ISBLANK([.A2]))))" style:apply-style-name="cf1" style:base-cell-address="AI4IOP.A2"/>
    </style:style>
    <style:style style:name="ce409"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map style:condition="of:is-true-formula(AND(COUNTIF([.$B$166:.$B$169]; [.B2])+COUNTIF([.$B$172:.$B$187]; [.B2])+COUNTIF([.$B$25:.$B$163]; [.B2])+COUNTIF([.$B$2:.$B$23]; [.B2])&gt;1;NOT(ISBLANK([.B2]))))" style:apply-style-name="cf1" style:base-cell-address="AI4IOP.B2"/>
    </style:style>
    <style:style style:name="ce410"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map style:condition="of:is-true-formula(AND(COUNTIF([.$A$24:.$A$24]; [.A24])&gt;1;NOT(ISBLANK([.A24]))))" style:apply-style-name="cf1" style:base-cell-address="AI4IOP.A24"/>
    </style:style>
    <style:style style:name="ce411"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map style:condition="of:is-true-formula(AND(COUNTIF([.$B$24:.$B$24]; [.B24])&gt;1;NOT(ISBLANK([.B24]))))" style:apply-style-name="cf1" style:base-cell-address="AI4IOP.B24"/>
    </style:style>
    <style:style style:name="ce412"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fo:font-weight="bold" style:font-weight-asian="bold" style:font-weight-complex="bold"/>
      <style:map style:condition="of:is-true-formula(AND(COUNTIF([.$B$166:.$B$169]; [.B2])+COUNTIF([.$B$172:.$B$187]; [.B2])+COUNTIF([.$B$25:.$B$163]; [.B2])+COUNTIF([.$B$2:.$B$23]; [.B2])&gt;1;NOT(ISBLANK([.B2]))))" style:apply-style-name="cf1" style:base-cell-address="AI4IOP.B2"/>
    </style:style>
    <style:style style:name="ce413" style:family="table-cell" style:parent-style-name="Default" style:data-style-name="N0">
      <style:table-cell-properties fo:border-top="thin solid #000000" fo:border-bottom="thin solid #000000" fo:border-left="2pt solid #000000" fo:border-right="thin solid #000000" style:vertical-align="top"/>
      <style:text-properties fo:color="#000000" fo:font-size="10pt" style:font-size-asian="10pt" style:font-size-complex="10pt"/>
      <style:map style:condition="of:is-true-formula(AND(COUNTIF([.$B$166:.$B$169]; [.B2])+COUNTIF([.$B$172:.$B$187]; [.B2])+COUNTIF([.$B$25:.$B$163]; [.B2])+COUNTIF([.$B$2:.$B$23]; [.B2])&gt;1;NOT(ISBLANK([.B2]))))" style:apply-style-name="cf1" style:base-cell-address="AI4IOP.B2"/>
    </style:style>
    <style:style style:name="ce414" style:family="table-cell" style:parent-style-name="Default" style:data-style-name="N0">
      <style:table-cell-properties fo:border-top="thin solid #000000" fo:border-bottom="thin solid #000000" fo:border-left="2pt solid #000000" fo:border-right="thin solid #000000" style:vertical-align="top"/>
      <style:text-properties fo:color="#000000" fo:font-size="10pt" style:font-size-asian="10pt" style:font-size-complex="10pt" fo:font-weight="bold" style:font-weight-asian="bold" style:font-weight-complex="bold"/>
      <style:map style:condition="of:is-true-formula(AND(COUNTIF([.$B$166:.$B$169]; [.B2])+COUNTIF([.$B$172:.$B$187]; [.B2])+COUNTIF([.$B$25:.$B$163]; [.B2])+COUNTIF([.$B$2:.$B$23]; [.B2])&gt;1;NOT(ISBLANK([.B2]))))" style:apply-style-name="cf1" style:base-cell-address="AI4IOP.B2"/>
    </style:style>
    <style:style style:name="ce415" style:family="table-cell" style:parent-style-name="Default" style:data-style-name="N0">
      <style:table-cell-properties fo:border-top="thin solid #000000" fo:border-bottom="thin solid #000000" fo:border-left="2pt solid #000000" fo:border-right="thin solid #000000" style:vertical-align="top"/>
      <style:text-properties fo:color="#000000" fo:font-size="10pt" style:font-size-asian="10pt" style:font-size-complex="10pt"/>
      <style:map style:condition="of:is-true-formula(AND(COUNTIF([.$B$166:.$B$169]; [.B2])+COUNTIF([.$B$172:.$B$187]; [.B2])+COUNTIF([.$B$25:.$B$163]; [.B2])+COUNTIF([.$B$2:.$B$23]; [.B2])&gt;1;NOT(ISBLANK([.B2]))))" style:apply-style-name="cf1" style:base-cell-address="AI4IOP.B2"/>
    </style:style>
    <style:style style:name="ce416" style:family="table-cell" style:parent-style-name="Default" style:data-style-name="N0">
      <style:table-cell-properties fo:border="thin solid #000000" style:vertical-align="top" style:repeat-content="false"/>
      <style:paragraph-properties fo:text-align="start" fo:margin-left="0cm"/>
      <style:text-properties fo:font-size="10pt" style:font-size-asian="10pt" style:font-size-complex="10pt"/>
      <style:map style:condition="of:is-true-formula(AND(COUNTIF([.$B$166:.$B$169]; [.B2])+COUNTIF([.$B$172:.$B$187]; [.B2])+COUNTIF([.$B$25:.$B$163]; [.B2])+COUNTIF([.$B$2:.$B$23]; [.B2])&gt;1;NOT(ISBLANK([.B2]))))" style:apply-style-name="cf1" style:base-cell-address="AI4IOP.B2"/>
    </style:style>
    <style:style style:name="ce417" style:family="table-cell" style:parent-style-name="Default" style:data-style-name="N0">
      <style:table-cell-properties fo:border="thin solid #000000" style:vertical-align="top"/>
      <style:text-properties fo:color="#000000" fo:font-size="10pt" style:font-size-asian="10pt" style:font-size-complex="10pt"/>
      <style:map style:condition="of:is-true-formula(AND(COUNTIF([.$B$166:.$B$169]; [.B2])+COUNTIF([.$B$172:.$B$187]; [.B2])+COUNTIF([.$B$25:.$B$163]; [.B2])+COUNTIF([.$B$2:.$B$23]; [.B2])&gt;1;NOT(ISBLANK([.B2]))))" style:apply-style-name="cf1" style:base-cell-address="AI4IOP.B2"/>
    </style:style>
    <style:style style:name="ce418"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fo:font-weight="bold" style:font-weight-asian="bold" style:font-weight-complex="bold"/>
      <style:map style:condition="of:is-true-formula(AND(COUNTIF([.$A$166:.$A$169]; [.A2])+COUNTIF([.$A$172:.$A$187]; [.A2])+COUNTIF([.$A$25:.$A$163]; [.A2])+COUNTIF([.$A$2:.$A$23]; [.A2])&gt;1;NOT(ISBLANK([.A2]))))" style:apply-style-name="cf1" style:base-cell-address="AI4IOP.A2"/>
    </style:style>
    <style:style style:name="ce419"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map style:condition="of:is-true-formula(AND(COUNTIF([.$A$164:.$A$164]; [.A164])&gt;1;NOT(ISBLANK([.A164]))))" style:apply-style-name="cf1" style:base-cell-address="AI4IOP.A164"/>
    </style:style>
    <style:style style:name="ce420" style:family="table-cell" style:parent-style-name="Default" style:data-style-name="N0">
      <style:table-cell-properties fo:border="thin solid #000000" style:vertical-align="top"/>
      <style:text-properties fo:color="#000000" fo:font-size="10pt" style:font-size-asian="10pt" style:font-size-complex="10pt"/>
      <style:map style:condition="of:is-true-formula(AND(COUNTIF([.$B$164:.$B$164]; [.B164])&gt;1;NOT(ISBLANK([.B164]))))" style:apply-style-name="cf1" style:base-cell-address="AI4IOP.B164"/>
    </style:style>
    <style:style style:name="ce421"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map style:condition="of:is-true-formula(AND(COUNTIF([.$A$165:.$A$165]; [.A165])&gt;1;NOT(ISBLANK([.A165]))))" style:apply-style-name="cf1" style:base-cell-address="AI4IOP.A165"/>
    </style:style>
    <style:style style:name="ce422" style:family="table-cell" style:parent-style-name="Default" style:data-style-name="N0">
      <style:table-cell-properties fo:border-top="thin solid #000000" fo:border-bottom="thin solid #000000" fo:border-left="2pt solid #000000" fo:border-right="thin solid #000000" style:vertical-align="top"/>
      <style:text-properties fo:color="#000000" fo:font-size="10pt" style:font-size-asian="10pt" style:font-size-complex="10pt"/>
      <style:map style:condition="of:is-true-formula(AND(COUNTIF([.$B$165:.$B$165]; [.B165])&gt;1;NOT(ISBLANK([.B165]))))" style:apply-style-name="cf1" style:base-cell-address="AI4IOP.B165"/>
    </style:style>
    <style:style style:name="ce423" style:family="table-cell" style:parent-style-name="Default" style:data-style-name="N0">
      <style:table-cell-properties fo:border-top="thin solid #000000" fo:border-bottom="thin solid #000000" fo:border-left="thin solid #000000" fo:border-right="none" style:vertical-align="top"/>
      <style:text-properties fo:color="#000000" fo:font-size="10pt" style:font-size-asian="10pt" style:font-size-complex="10pt"/>
      <style:map style:condition="of:is-true-formula(AND(COUNTIF([.$B$166:.$B$169]; [.B2])+COUNTIF([.$B$172:.$B$187]; [.B2])+COUNTIF([.$B$25:.$B$163]; [.B2])+COUNTIF([.$B$2:.$B$23]; [.B2])&gt;1;NOT(ISBLANK([.B2]))))" style:apply-style-name="cf1" style:base-cell-address="AI4IOP.B2"/>
    </style:style>
    <style:style style:name="ce424" style:family="table-cell" style:parent-style-name="Default" style:data-style-name="N0">
      <style:table-cell-properties fo:border-top="thin solid #000000" fo:border-bottom="thin solid #000000" fo:border-left="2pt solid #000000" fo:border-right="none" style:vertical-align="top" style:repeat-content="false"/>
      <style:paragraph-properties fo:text-align="start" fo:margin-left="0cm"/>
      <style:text-properties fo:font-size="10pt" style:font-size-asian="10pt" style:font-size-complex="10pt"/>
      <style:map style:condition="of:is-true-formula(AND(COUNTIF([.$A$166:.$A$169]; [.A2])+COUNTIF([.$A$172:.$A$187]; [.A2])+COUNTIF([.$A$25:.$A$163]; [.A2])+COUNTIF([.$A$2:.$A$23]; [.A2])&gt;1;NOT(ISBLANK([.A2]))))" style:apply-style-name="cf1" style:base-cell-address="AI4IOP.A2"/>
    </style:style>
    <style:style style:name="ce425"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map style:condition="of:is-true-formula(AND(COUNTIF([.$A$170:.$A$170]; [.A170])&gt;1;NOT(ISBLANK([.A170]))))" style:apply-style-name="cf1" style:base-cell-address="AI4IOP.A170"/>
    </style:style>
    <style:style style:name="ce426" style:family="table-cell" style:parent-style-name="Default" style:data-style-name="N0">
      <style:table-cell-properties fo:border-top="thin solid #000000" fo:border-bottom="thin solid #000000" fo:border-left="2pt solid #000000" fo:border-right="none" style:vertical-align="top" style:repeat-content="false"/>
      <style:paragraph-properties fo:text-align="start" fo:margin-left="0cm"/>
      <style:text-properties fo:font-size="10pt" style:font-size-asian="10pt" style:font-size-complex="10pt" fo:font-weight="bold" style:font-weight-asian="bold" style:font-weight-complex="bold"/>
      <style:map style:condition="of:is-true-formula(AND(COUNTIF([.$A$166:.$A$169]; [.A2])+COUNTIF([.$A$172:.$A$187]; [.A2])+COUNTIF([.$A$25:.$A$163]; [.A2])+COUNTIF([.$A$2:.$A$23]; [.A2])&gt;1;NOT(ISBLANK([.A2]))))" style:apply-style-name="cf1" style:base-cell-address="AI4IOP.A2"/>
    </style:style>
    <style:style style:name="ce427" style:family="table-cell" style:parent-style-name="Default" style:data-style-name="N0">
      <style:table-cell-properties fo:border-top="thin solid #000000" fo:border-bottom="thin solid #000000" fo:border-left="thin solid #000000" fo:border-right="none" style:vertical-align="top"/>
      <style:text-properties fo:color="#000000" fo:font-size="10pt" style:font-size-asian="10pt" style:font-size-complex="10pt" fo:font-weight="bold" style:font-weight-asian="bold" style:font-weight-complex="bold"/>
      <style:map style:condition="of:is-true-formula(AND(COUNTIF([.$B$166:.$B$169]; [.B2])+COUNTIF([.$B$172:.$B$187]; [.B2])+COUNTIF([.$B$25:.$B$163]; [.B2])+COUNTIF([.$B$2:.$B$23]; [.B2])&gt;1;NOT(ISBLANK([.B2]))))" style:apply-style-name="cf1" style:base-cell-address="AI4IOP.B2"/>
    </style:style>
    <style:style style:name="ce428"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fo:font-weight="bold" style:font-weight-asian="bold" style:font-weight-complex="bold"/>
      <style:map style:condition="of:is-true-formula(AND(COUNTIF([.$A$171:.$A$171]; [.A171])&gt;1;NOT(ISBLANK([.A171]))))" style:apply-style-name="cf1" style:base-cell-address="AI4IOP.A171"/>
    </style:style>
    <style:style style:name="ce429"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fo:font-weight="bold" style:font-weight-asian="bold" style:font-weight-complex="bold"/>
      <style:map style:condition="of:is-true-formula(AND(COUNTIF([.$A$188:.$A$190]; [.A188])&gt;1;NOT(ISBLANK([.A188]))))" style:apply-style-name="cf1" style:base-cell-address="AI4IOP.A188"/>
    </style:style>
    <style:style style:name="ce430" style:family="table-cell" style:parent-style-name="Default" style:data-style-name="N0">
      <style:table-cell-properties fo:border-top="thin solid #000000" fo:border-bottom="thin solid #000000" fo:border-left="2pt solid #000000" fo:border-right="thin solid #000000" style:vertical-align="top" style:repeat-content="false"/>
      <style:paragraph-properties fo:text-align="start" fo:margin-left="0cm"/>
      <style:text-properties fo:font-size="10pt" style:font-size-asian="10pt" style:font-size-complex="10pt"/>
      <style:map style:condition="of:is-true-formula(AND(COUNTIF([.$A$188:.$A$190]; [.A188])&gt;1;NOT(ISBLANK([.A188]))))" style:apply-style-name="cf1" style:base-cell-address="AI4IOP.A188"/>
    </style:style>
    <style:style style:family="graphic" style:name="a0">
      <style:graphic-properties draw:stroke="solid" svg:stroke-color="#000000" draw:auto-grow-width="false" draw:auto-grow-height="false"/>
    </style:style>
    <style:style style:family="graphic" style:name="a1">
      <style:graphic-properties draw:stroke="solid" svg:stroke-color="#000000" draw:auto-grow-width="false" draw:auto-grow-height="false"/>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help-message table:display="true"/>
          <table:error-message table:display="true"/>
        </table:content-validation>
        <table:content-validation table:name="val2" table:condition="of:cell-content-is-in-list([Metadata.$R$2:.$R$5])" table:base-cell-address="AI4IOP.V24">
          <table:help-message table:display="true"/>
          <table:error-message table:display="true"/>
        </table:content-validation>
        <table:content-validation table:name="val3" table:condition="of:cell-content-is-in-list([Metadata.$BE$2:.$BE$3])" table:base-cell-address="AI4IOP.V1">
          <table:help-message table:display="true"/>
          <table:error-message table:display="true"/>
        </table:content-validation>
        <table:content-validation table:name="val4" table:condition="of:cell-content-is-in-list([Metadata.$N$2:.$N$9])" table:base-cell-address="AI4IOP.AE24">
          <table:help-message table:display="true"/>
          <table:error-message table:display="true"/>
        </table:content-validation>
        <table:content-validation table:name="val5" table:condition="of:cell-content-is-in-list([Metadata.$L$2:.$L$4])" table:base-cell-address="AI4IOP.U24">
          <table:help-message table:display="true"/>
          <table:error-message table:display="true"/>
        </table:content-validation>
        <table:content-validation table:name="val6" table:condition="of:cell-content-is-in-list([Metadata.$H$2:.$H$18])" table:base-cell-address="AI4IOP.Q1">
          <table:help-message table:display="true"/>
          <table:error-message table:display="true"/>
        </table:content-validation>
        <table:content-validation table:name="val7" table:condition="of:cell-content-is-in-list([Metadata.$G$2:.$G$9])" table:base-cell-address="AI4IOP.P1">
          <table:help-message table:display="true"/>
          <table:error-message table:display="true"/>
        </table:content-validation>
        <table:content-validation table:name="val8" table:condition="of:cell-content-is-in-list([Metadata.$AD$2:.$AD$6])" table:base-cell-address="AI4IOP.M1">
          <table:help-message table:display="true"/>
          <table:error-message table:display="true"/>
        </table:content-validation>
        <table:content-validation table:name="val9" table:condition="of:cell-content-is-in-list([Metadata.$E$2:.$E$70])" table:base-cell-address="AI4IOP.L1">
          <table:help-message table:display="true"/>
          <table:error-message table:display="true"/>
        </table:content-validation>
        <table:content-validation table:name="val10" table:condition="of:cell-content-is-in-list([Metadata.$D$2:.$D$11])" table:base-cell-address="AI4IOP.K1">
          <table:help-message table:display="true"/>
          <table:error-message table:display="true"/>
        </table:content-validation>
        <table:content-validation table:name="val11" table:condition="of:cell-content-is-in-list([Metadata.$F$2:.$F$9])" table:base-cell-address="AI4IOP.J1">
          <table:help-message table:display="true"/>
          <table:error-message table:display="true"/>
        </table:content-validation>
        <table:content-validation table:name="val12" table:condition="of:cell-content-is-in-list([Metadata.$C$2:.$C$2124])" table:base-cell-address="AI4IOP.H1">
          <table:help-message table:display="true"/>
          <table:error-message table:display="true"/>
        </table:content-validation>
        <table:content-validation table:name="val13" table:condition="of:cell-content-is-in-list([Metadata.$A$2:.$A$53])" table:base-cell-address="AI4IOP.G1">
          <table:help-message table:display="true"/>
          <table:error-message table:display="true"/>
        </table:content-validation>
        <table:content-validation table:name="val14" table:condition="of:cell-content-is-in-list([Metadata.$B$2:.$B$6])" table:base-cell-address="AI4IOP.E1">
          <table:help-message table:display="true"/>
          <table:error-message table:display="true"/>
        </table:content-validation>
        <table:content-validation table:name="val15" table:condition="of:cell-content-is-in-list([Metadata.$U$2:.$U$28])" table:base-cell-address="AI4IOP.W1">
          <table:help-message table:display="true"/>
          <table:error-message table:display="true"/>
        </table:content-validation>
        <table:content-validation table:name="val16" table:condition="of:cell-content-is-in-list([Metadata.$AF$2:.$AF$3])" table:base-cell-address="AI4IOP.AA1">
          <table:help-message table:display="true"/>
          <table:error-message table:display="true"/>
        </table:content-validation>
        <table:content-validation table:name="val17" table:condition="of:cell-content-is-in-list([Metadata.$AE$2:.$AE$5])" table:base-cell-address="AI4IOP.AC1">
          <table:help-message table:display="true"/>
          <table:error-message table:display="true"/>
        </table:content-validation>
        <table:content-validation table:name="val18" table:condition="of:cell-content-is-in-list([Metadata.$AK$2:.$AK$4])" table:base-cell-address="AI4IOP.AB1">
          <table:help-message table:display="true"/>
          <table:error-message table:display="true"/>
        </table:content-validation>
        <table:content-validation table:name="val19" table:condition="of:cell-content-is-in-list([Metadata.$AH$2:.$AH$5])" table:base-cell-address="AI4IOP.Y1">
          <table:help-message table:display="true"/>
          <table:error-message table:display="true"/>
        </table:content-validation>
        <table:content-validation table:name="val20" table:condition="of:cell-content-is-in-list([Metadata.$W$2:.$W$28])" table:base-cell-address="AI4IOP.X1">
          <table:help-message table:display="true"/>
          <table:error-message table:display="true"/>
        </table:content-validation>
        <table:content-validation table:name="val21" table:condition="of:cell-content-is-in-list([Metadata.$AG$2:.$AG$3])" table:base-cell-address="AI4IOP.Z1">
          <table:help-message table:display="true"/>
          <table:error-message table:display="true"/>
        </table:content-validation>
        <table:content-validation table:name="val22" table:condition="of:cell-content-is-in-list([Metadata.$AI$2:.$AI$3])" table:base-cell-address="AI4IOP.Z1">
          <table:help-message table:display="true"/>
          <table:error-message table:display="true"/>
        </table:content-validation>
        <table:content-validation table:name="val23" table:condition="of:cell-content-is-in-list([Metadata.$AM$2:.$AM$6])" table:base-cell-address="AI4IOP.AF1">
          <table:help-message table:display="true"/>
          <table:error-message table:display="true"/>
        </table:content-validation>
        <table:content-validation table:name="val24" table:condition="of:cell-content-is-in-list([Metadata.$BZ$2:.$BZ$45])" table:base-cell-address="AI4IOP.AN1">
          <table:help-message table:display="true"/>
          <table:error-message table:display="true"/>
        </table:content-validation>
        <table:content-validation table:name="val25" table:condition="of:cell-content-is-in-list([Metadata.$AV$2:.$AV$13])" table:base-cell-address="AI4IOP.AL1">
          <table:help-message table:display="true"/>
          <table:error-message table:display="true"/>
        </table:content-validation>
        <table:content-validation table:name="val26" table:condition="of:cell-content-is-in-list([Metadata.$AL$2:.$AL$9])" table:base-cell-address="AI4IOP.R24">
          <table:help-message table:display="true"/>
          <table:error-message table:display="true"/>
        </table:content-validation>
        <table:content-validation table:name="val27" table:condition="of:cell-content-is-in-list([Metadata.AH$2:.AH$3])" table:base-cell-address="AI4IOP.AF1">
          <table:help-message table:display="true"/>
          <table:error-message table:display="true"/>
        </table:content-validation>
        <table:content-validation table:name="val28">
          <table:help-message table:display="true"/>
          <table:error-message table:display="true"/>
        </table:content-validation>
      </table:content-validations>
      <table:table table:name="AI4IOP" table:style-name="ta1">
        <table:table-column table:style-name="co1" table:number-columns-repeated="8" table:default-cell-style-name="ce275"/>
        <table:table-column table:style-name="co2" table:default-cell-style-name="ce275"/>
        <table:table-column table:style-name="co3" table:default-cell-style-name="ce275"/>
        <table:table-column table:style-name="co4" table:default-cell-style-name="ce275"/>
        <table:table-column table:style-name="co1" table:number-columns-repeated="5" table:default-cell-style-name="ce275"/>
        <table:table-column table:style-name="co5" table:default-cell-style-name="ce275"/>
        <table:table-column table:style-name="co6" table:default-cell-style-name="ce275"/>
        <table:table-column table:style-name="co1" table:number-columns-repeated="14" table:default-cell-style-name="ce275"/>
        <table:table-column table:style-name="co7" table:default-cell-style-name="ce275"/>
        <table:table-column table:style-name="co8" table:default-cell-style-name="ce275"/>
        <table:table-column table:style-name="co9" table:default-cell-style-name="ce275"/>
        <table:table-column table:style-name="co10" table:default-cell-style-name="ce275"/>
        <table:table-column table:style-name="co11" table:default-cell-style-name="ce275"/>
        <table:table-column table:style-name="co12" table:default-cell-style-name="ce275"/>
        <table:table-column table:style-name="co13" table:default-cell-style-name="ce275"/>
        <table:table-column table:style-name="co1" table:number-columns-repeated="3" table:default-cell-style-name="ce275"/>
        <table:table-column table:style-name="co14" table:default-cell-style-name="ce275"/>
        <table:table-column table:style-name="co15" table:default-cell-style-name="ce275"/>
        <table:table-column table:style-name="co16" table:default-cell-style-name="ce275"/>
        <table:table-column table:style-name="co17" table:default-cell-style-name="ce275"/>
        <table:table-column table:style-name="co18" table:default-cell-style-name="ce275"/>
        <table:table-column table:style-name="co1" table:number-columns-repeated="2" table:default-cell-style-name="ce275"/>
        <table:table-column table:style-name="co19" table:default-cell-style-name="ce275"/>
        <table:table-column table:style-name="co20" table:default-cell-style-name="ce275"/>
        <table:table-column table:style-name="co21" table:default-cell-style-name="ce275"/>
        <table:table-column table:style-name="co16" table:default-cell-style-name="ce275"/>
        <table:table-column table:style-name="co17" table:default-cell-style-name="ce275"/>
        <table:table-column table:style-name="co22" table:default-cell-style-name="ce275"/>
        <table:table-column table:style-name="co16" table:default-cell-style-name="ce275"/>
        <table:table-column table:style-name="co1" table:default-cell-style-name="ce275"/>
        <table:table-column table:style-name="co23" table:default-cell-style-name="ce275"/>
        <table:table-column table:style-name="co24" table:default-cell-style-name="ce275"/>
        <table:table-column table:style-name="co17" table:default-cell-style-name="ce275"/>
        <table:table-column table:style-name="co25" table:default-cell-style-name="ce275"/>
        <table:table-column table:style-name="co1" table:number-columns-repeated="16323" table:default-cell-style-name="ce275"/>
        <table:table-row table:style-name="ro1">
          <table:table-cell office:value-type="string" table:style-name="ce407">
            <text:p>ID</text:p>
          </table:table-cell>
          <table:table-cell office:value-type="string" table:style-name="ce406">
            <text:p>UCID</text:p>
          </table:table-cell>
          <table:table-cell office:value-type="string" table:style-name="ce43">
            <text:p>Name</text:p>
          </table:table-cell>
          <table:table-cell office:value-type="string" table:style-name="ce355">
            <text:p>Website</text:p>
          </table:table-cell>
          <table:table-cell office:value-type="string" table:style-name="ce45">
            <text:p>Description</text:p>
          </table:table-cell>
          <table:table-cell office:value-type="string" table:content-validation-name="val14" table:style-name="ce42">
            <text:p>Geographical extent</text:p>
          </table:table-cell>
          <table:table-cell office:value-type="string" table:content-validation-name="val13" table:style-name="ce44">
            <text:p>Geographic coverage</text:p>
            <text:p>Country</text:p>
          </table:table-cell>
          <table:table-cell office:value-type="string" table:content-validation-name="val12" table:style-name="ce46">
            <text:p>Geographic coverage<text:s/></text:p>
            <text:p>NUTS 2021</text:p>
          </table:table-cell>
          <table:table-cell office:value-type="string" table:style-name="ce42">
            <text:p>Responsible</text:p>
            <text:p>Organization</text:p>
          </table:table-cell>
          <table:table-cell office:value-type="string" table:content-validation-name="val11" table:style-name="ce44">
            <text:p>Responsible<text:s/></text:p>
            <text:p>Organization<text:s/></text:p>
            <text:p>Category</text:p>
          </table:table-cell>
          <table:table-cell office:value-type="string" table:content-validation-name="val10" table:style-name="ce47">
            <text:p>Functions of Government<text:s/></text:p>
            <text:p>(COFOG level I)</text:p>
          </table:table-cell>
          <table:table-cell office:value-type="string" table:content-validation-name="val9" table:style-name="ce44">
            <text:p>Functions of Government<text:s/></text:p>
            <text:p>(COFOG level II)</text:p>
          </table:table-cell>
          <table:table-cell office:value-type="string" table:content-validation-name="val8" table:style-name="ce44">
            <text:p>Status</text:p>
          </table:table-cell>
          <table:table-cell office:value-type="string" table:style-name="ce356">
            <text:p>Start Year</text:p>
          </table:table-cell>
          <table:table-cell office:value-type="string" table:style-name="ce45">
            <text:p>End Year</text:p>
          </table:table-cell>
          <table:table-cell office:value-type="string" table:content-validation-name="val7" table:style-name="ce48">
            <text:p>AI Classification (I)</text:p>
          </table:table-cell>
          <table:table-cell office:value-type="string" table:content-validation-name="val6" table:style-name="ce48">
            <text:p>AI Classification<text:s/></text:p>
            <text:p>Subdomain (II)</text:p>
            <text:p>(Main)</text:p>
          </table:table-cell>
          <table:table-cell office:value-type="string" table:content-validation-name="val6" table:style-name="ce48">
            <text:p>AI Classification<text:s/></text:p>
            <text:p>Subdomain (II)</text:p>
            <text:p>(Other I)</text:p>
          </table:table-cell>
          <table:table-cell office:value-type="string" table:content-validation-name="val6" table:style-name="ce48">
            <text:p>AI Classification<text:s/></text:p>
            <text:p>Subdomain (II)</text:p>
            <text:p>(Other II)</text:p>
          </table:table-cell>
          <table:table-cell office:value-type="string" table:content-validation-name="val6" table:style-name="ce48">
            <text:p>AI Classification<text:s/></text:p>
            <text:p>Subdomain (II)</text:p>
            <text:p>(Other III)</text:p>
          </table:table-cell>
          <table:table-cell office:value-type="string" table:style-name="ce48">
            <text:p>AI Keywords (III)</text:p>
          </table:table-cell>
          <table:table-cell office:value-type="string" table:content-validation-name="val3" table:style-name="ce48">
            <text:p>Critical</text:p>
          </table:table-cell>
          <table:table-cell office:value-type="string" table:content-validation-name="val15" table:style-name="ce45">
            <text:p>Process Type</text:p>
          </table:table-cell>
          <table:table-cell office:value-type="string" table:content-validation-name="val20" table:style-name="ce45">
            <text:p>Application Type</text:p>
          </table:table-cell>
          <table:table-cell office:value-type="string" table:content-validation-name="val19" table:style-name="ce45">
            <text:p>Technology</text:p>
          </table:table-cell>
          <table:table-cell office:value-type="string" table:content-validation-name="val22" table:style-name="ce45">
            <text:p>CrossSector</text:p>
          </table:table-cell>
          <table:table-cell office:value-type="string" table:content-validation-name="val21" table:style-name="ce45">
            <text:p>CrossBorder</text:p>
          </table:table-cell>
          <table:table-cell office:value-type="string" table:content-validation-name="val16" table:style-name="ce45">
            <text:p>Uptake</text:p>
          </table:table-cell>
          <table:table-cell office:value-type="string" table:content-validation-name="val18" table:style-name="ce45">
            <text:p>Interaction</text:p>
          </table:table-cell>
          <table:table-cell office:value-type="string" table:content-validation-name="val17" table:style-name="ce45">
            <text:p>Data Scope 1</text:p>
          </table:table-cell>
          <table:table-cell office:value-type="string" table:content-validation-name="val17" table:style-name="ce45">
            <text:p>Data Scope 2</text:p>
          </table:table-cell>
          <table:table-cell office:value-type="string" table:content-validation-name="val27" table:style-name="ce45">
            <text:p>OSS</text:p>
          </table:table-cell>
          <table:table-cell office:value-type="string" table:content-validation-name="val23" table:style-name="ce213">
            <text:p>interOp I</text:p>
          </table:table-cell>
          <table:table-cell office:value-type="string" table:content-validation-name="val21" table:style-name="ce211">
            <text:p>IoP Level 1</text:p>
            <text:p><text:s/>Technical</text:p>
          </table:table-cell>
          <table:table-cell office:value-type="string" table:content-validation-name="val21" table:style-name="ce211">
            <text:p>IoP Level 2</text:p>
            <text:p>Semantical</text:p>
          </table:table-cell>
          <table:table-cell office:value-type="string" table:content-validation-name="val21" table:style-name="ce211">
            <text:p>IoP Level 3</text:p>
            <text:p>Legal</text:p>
          </table:table-cell>
          <table:table-cell office:value-type="string" table:content-validation-name="val21" table:style-name="ce211">
            <text:p>IoP Level 4</text:p>
            <text:p>Organisational</text:p>
          </table:table-cell>
          <table:table-cell office:value-type="string" table:content-validation-name="val25" table:style-name="ce213">
            <text:p>EIF Principle 1</text:p>
          </table:table-cell>
          <table:table-cell office:value-type="string" table:content-validation-name="val25" table:style-name="ce213">
            <text:p>EIF Principle 2</text:p>
          </table:table-cell>
          <table:table-cell office:value-type="string" table:content-validation-name="val24" table:style-name="ce211">
            <text:p>AI Action 1</text:p>
          </table:table-cell>
          <table:table-cell office:value-type="string" table:content-validation-name="val1" table:style-name="ce211">
            <text:p>AI Action 2</text:p>
          </table:table-cell>
          <table:table-cell office:value-type="string" table:style-name="ce49">
            <text:p>Improved Public Service</text:p>
          </table:table-cell>
          <table:table-cell office:value-type="string" table:style-name="ce36">
            <text:p>Personalized Services</text:p>
          </table:table-cell>
          <table:table-cell office:value-type="string" table:style-name="ce37">
            <text:p>Public (citizen)-centered services</text:p>
          </table:table-cell>
          <table:table-cell office:value-type="string" table:style-name="ce37">
            <text:p>Increase quality of PSI and services</text:p>
          </table:table-cell>
          <table:table-cell office:value-type="string" table:style-name="ce37">
            <text:p>More responsive, efficient, and cost-effective public services</text:p>
          </table:table-cell>
          <table:table-cell office:value-type="string" table:style-name="ce37">
            <text:p>New services or channels</text:p>
          </table:table-cell>
          <table:table-cell office:value-type="string" table:style-name="ce49">
            <text:p>Improved Administration</text:p>
          </table:table-cell>
          <table:table-cell office:value-type="string" table:style-name="ce50">
            <text:p>Improved Administrative Efficiency</text:p>
          </table:table-cell>
          <table:table-cell office:value-type="string" table:style-name="ce36">
            <text:p>Cost-reduction</text:p>
          </table:table-cell>
          <table:table-cell office:value-type="string" table:style-name="ce37">
            <text:p>Responsiveness of government operation</text:p>
          </table:table-cell>
          <table:table-cell office:value-type="string" table:style-name="ce37">
            <text:p>Improved management of public resources</text:p>
          </table:table-cell>
          <table:table-cell office:value-type="string" table:style-name="ce37">
            <text:p>Increased quality of processes and systems</text:p>
          </table:table-cell>
          <table:table-cell office:value-type="string" table:style-name="ce37">
            <text:p>Better collaboration and better communication</text:p>
          </table:table-cell>
          <table:table-cell office:value-type="string" table:style-name="ce37">
            <text:p>Reduced or eliminate the risk of corruption and abuse of the law by public servants</text:p>
          </table:table-cell>
          <table:table-cell office:value-type="string" table:style-name="ce37">
            <text:p>Enabled greater fairness, honesty, equality</text:p>
          </table:table-cell>
          <table:table-cell office:value-type="string" table:style-name="ce264">
            <text:p>Open government capabilities</text:p>
          </table:table-cell>
          <table:table-cell office:value-type="string" table:style-name="ce37">
            <text:p>Increased transparency of public sector operations</text:p>
          </table:table-cell>
          <table:table-cell office:value-type="string" table:style-name="ce37">
            <text:p>Increased public participation in government actions and policy making</text:p>
          </table:table-cell>
          <table:table-cell office:value-type="string" table:style-name="ce37">
            <text:p>Improved public control and influence on government actions and policies</text:p>
          </table:table-cell>
          <table:table-cell office:value-type="string" table:style-name="ce51">
            <text:p>Source</text:p>
          </table:table-cell>
          <table:table-cell office:value-type="string" table:style-name="ce52">
            <text:p>Date-added</text:p>
          </table:table-cell>
          <table:table-cell office:value-type="string" table:style-name="ce52">
            <text:p>Date-updated</text:p>
          </table:table-cell>
          <table:table-cell table:number-columns-repeated="16321" table:style-name="ce17"/>
        </table:table-row>
        <table:table-row table:style-name="ro2">
          <table:table-cell office:value-type="float" office:value="7" table:style-name="ce408">
            <text:p>7</text:p>
          </table:table-cell>
          <table:table-cell office:value-type="string" table:style-name="ce409">
            <text:p>AIWT6-007</text:p>
          </table:table-cell>
          <table:table-cell office:value-type="string" table:style-name="ce277">
            <text:p>Walloon - Agricultural subsidy monitoring with the use of GeoAI</text:p>
          </table:table-cell>
          <table:table-cell office:value-type="string" table:style-name="ce278">
            <text:p><text:a xlink:href="https://inspire.ec.europa.eu/sites/default/files/1._location_intelligence_-_gartner_v1.2.pdf">https://inspire.ec.europa.eu/sites/default/files/1._location_intelligence_-_gartner_v1.2.pdf</text:a></text:p>
          </table:table-cell>
          <table:table-cell office:value-type="string" table:style-name="ce279">
            <text:p>Walloon uses geo AI with satellite imagery to check whether subsidy requirements are met<text:s/></text:p>
          </table:table-cell>
          <table:table-cell office:value-type="string" table:content-validation-name="val14" table:style-name="ce276">
            <text:p>Regional</text:p>
          </table:table-cell>
          <table:table-cell office:value-type="string" table:content-validation-name="val13" table:style-name="ce21">
            <text:p>Belgium</text:p>
          </table:table-cell>
          <table:table-cell office:value-type="string" table:content-validation-name="val12" table:style-name="ce280">
            <text:p>BE2</text:p>
          </table:table-cell>
          <table:table-cell office:value-type="string" table:style-name="ce276">
            <text:p>Département de l'Agriculture</text:p>
          </table:table-cell>
          <table:table-cell office:value-type="string" table:content-validation-name="val11" table:style-name="ce281">
            <text:p>Local Government</text:p>
          </table:table-cell>
          <table:table-cell office:value-type="string" table:content-validation-name="val10" table:style-name="ce282">
            <text:p>Economic affairs</text:p>
          </table:table-cell>
          <table:table-cell office:value-type="string" table:content-validation-name="val9" table:style-name="ce281">
            <text:p>Agriculture, forestry, fishing and hunting</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Computer vision</text:p>
          </table:table-cell>
          <table:table-cell office:value-type="string" table:content-validation-name="val6" table:style-name="ce284">
            <text:p>Automated reasoning</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Monitoring policy implementation</text:p>
          </table:table-cell>
          <table:table-cell office:value-type="string" table:content-validation-name="val19" table:style-name="ce284">
            <text:p>Artificial Intelligence</text:p>
          </table:table-cell>
          <table:table-cell office:value-type="string" table:content-validation-name="val22" table:style-name="ce284">
            <text:p>Yes</text:p>
          </table:table-cell>
          <table:table-cell office:value-type="string" table:content-validation-name="val21" table:style-name="ce284">
            <text:p>Yes</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table:content-validation-name="val1" table:style-name="ce287"/>
          <table:table-cell office:value-type="string" table:style-name="ce288">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ELISE INSPIRE webinar 3-6-2020 https://inspire.ec.europa.eu/sites/default/files/1._location_intelligence_-_gartner_v1.2.pdf</text:p>
          </table:table-cell>
          <table:table-cell office:value-type="date" office:date-value="2020-01-01T00:00:00" table:style-name="ce291">
            <text:p>01/01/2020</text:p>
          </table:table-cell>
          <table:table-cell office:value-type="date" office:date-value="2021-06-15T00:00:00" table:style-name="ce292">
            <text:p>15/06/2021</text:p>
          </table:table-cell>
          <table:table-cell table:number-columns-repeated="16321"/>
        </table:table-row>
        <table:table-row table:style-name="ro2">
          <table:table-cell office:value-type="float" office:value="9" table:style-name="ce408">
            <text:p>9</text:p>
          </table:table-cell>
          <table:table-cell office:value-type="string" table:style-name="ce409">
            <text:p>AIWT6-009</text:p>
          </table:table-cell>
          <table:table-cell office:value-type="string" table:style-name="ce277">
            <text:p>Flemish Infoline - Automatic classification of incoming phone calls</text:p>
          </table:table-cell>
          <table:table-cell office:value-type="string" table:style-name="ce278">
            <text:p><text:a xlink:href="https://www.innovatieveoverheidsopdrachten.be/en/projects/1700-supported-artificial-intelligence">https://www.innovatieveoverheidsopdrachten.be/en/projects/1700-supported-artificial-intelligence</text:a></text:p>
          </table:table-cell>
          <table:table-cell office:value-type="string" table:style-name="ce279">
            <text:p>NLP is used to automatically classify incoming telephone questions at the 1700 (Flemish Infoline), to integrally transcribe and document the conversations, and to suggest answers. Informatie Vlaanderen use it to detect and categorise the incoming questions faster and more 'finely-meshed', and also integrate this 'finely-meshed' into the editorial management. In this way, the answers can be suggested more quickly, more adequately and also more 'automatically' to the answer provider, regardless of the chosen communication channel (oral or written). In essence, the project aims at two objectives: (1) the quicker and more efficient capturing and categorising of the question, and (2) the quicker and more efficient forwarding of the 'correctly captioned' question to the 'correct' answer provider with the 'correct' skills, whereby a valid and standardised answer (suggestion) is immediately sent along with it (so that the answer provider does not have to look up the intended answer script).</text:p>
          </table:table-cell>
          <table:table-cell office:value-type="string" table:content-validation-name="val14" table:style-name="ce276">
            <text:p>Regional</text:p>
          </table:table-cell>
          <table:table-cell office:value-type="string" table:content-validation-name="val13" table:style-name="ce21">
            <text:p>Belgium</text:p>
          </table:table-cell>
          <table:table-cell office:value-type="string" table:content-validation-name="val12" table:style-name="ce280">
            <text:p>BE2</text:p>
          </table:table-cell>
          <table:table-cell office:value-type="string" table:style-name="ce276">
            <text:p>Information Flanders, Belgium</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office:value-type="string" table:content-validation-name="val6" table:style-name="ce284">
            <text:p>Searching</text:p>
          </table:table-cell>
          <table:table-cell office:value-type="string" table:content-validation-name="val6" table:style-name="ce284">
            <text:p>Audio processing</text:p>
          </table:table-cell>
          <table:table-cell office:value-type="string" table:style-name="ce284">
            <text:p>speech recognition</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Engagement management</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User-centricity</text:p>
          </table:table-cell>
          <table:table-cell office:value-type="string" table:content-validation-name="val25" table:style-name="ce287">
            <text:p>Administrative simplification</text:p>
          </table:table-cell>
          <table:table-cell office:value-type="string" table:content-validation-name="val24" table:style-name="ce287">
            <text:p>Classification</text:p>
          </table:table-cell>
          <table:table-cell office:value-type="string" table:content-validation-name="val1" table:style-name="ce287">
            <text:p>Digitising</text:p>
            <text:p>Automate</text:p>
          </table:table-cell>
          <table:table-cell office:value-type="string" table:style-name="ce288">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innovatieveoverheidsopdrachten.be/en/projects/1700-supported-artificial-intelligence</text:p>
          </table:table-cell>
          <table:table-cell office:value-type="date" office:date-value="2020-01-01T00:00:00" table:style-name="ce291">
            <text:p>01/01/2020</text:p>
          </table:table-cell>
          <table:table-cell office:value-type="date" office:date-value="2021-06-14T00:00:00" table:style-name="ce291">
            <text:p>14/06/2021</text:p>
          </table:table-cell>
          <table:table-cell table:number-columns-repeated="16321"/>
        </table:table-row>
        <table:table-row table:style-name="ro2">
          <table:table-cell office:value-type="float" office:value="10" table:style-name="ce408">
            <text:p>10</text:p>
          </table:table-cell>
          <table:table-cell office:value-type="string" table:style-name="ce409">
            <text:p>AIWT6-010</text:p>
          </table:table-cell>
          <table:table-cell office:value-type="string" table:style-name="ce277">
            <text:p>ILVO - List of multiple AI projects in the agricultural domain</text:p>
          </table:table-cell>
          <table:table-cell office:value-type="string" table:style-name="ce277">
            <text:p>https://ilvo.vlaanderen.be/en/search-results?q=Artificial+intelligence&amp;id=home&amp;l=en</text:p>
          </table:table-cell>
          <table:table-cell office:value-type="string" table:style-name="ce279">
            <text:p>The Institute for Agricultural, Fisheries and Food Research (ILVO) evaluated the possibilities of Artificial Intelligence for agricultural applications. Most applications are still in an initial phase and often in collaboration with other knowledge centers. Some concrete projects are: o Processing of hyperspectral images for early detection of potato diseases o Automatic health monitoring in cattle (e.g. lameness detection) o Automatic health monitoring in fattening pigs o Image analysis for multiple specific applications (e.g. quality food products, sorting fish species, etc.) o Behavior of plants under the influence of external stimuli o Identification of problem insects (eg zip needles) via camera images o Site-specific detection of problem weeds</text:p>
          </table:table-cell>
          <table:table-cell office:value-type="string" table:content-validation-name="val14" table:style-name="ce276">
            <text:p>National</text:p>
          </table:table-cell>
          <table:table-cell office:value-type="string" table:content-validation-name="val13" table:style-name="ce21">
            <text:p>Belgium</text:p>
          </table:table-cell>
          <table:table-cell office:value-type="string" table:content-validation-name="val12" table:style-name="ce280">
            <text:p>BE100</text:p>
          </table:table-cell>
          <table:table-cell office:value-type="string" table:style-name="ce276">
            <text:p>Instituut voor Landbouw-, Visserij- en Voedingsonderzoek</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General economic, commercial and labour affair</text:p>
          </table:table-cell>
          <table:table-cell office:value-type="string" table:content-validation-name="val8" table:style-name="ce281">
            <text:p>In development</text:p>
          </table:table-cell>
          <table:table-cell office:value-type="float" office:value="2019" table:style-name="ce281">
            <text:p>2019</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integration (variou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table:content-validation-name="val1" table:style-name="ce287"/>
          <table:table-cell office:value-type="string" table:style-name="ce288">
            <text:p>Improved Public Service</text:p>
          </table:table-cell>
          <table:table-cell table:number-columns-repeated="3"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Flemish Parlement Letter: Applications involving Artficial Intelligence. , Pub. L. No. nr. 138 (2017-2018), 2017–2018 2 (2017). and https://www.ilvo.vlaanderen.be/language/en-US/EN/Press-and-Media/All-media/ArticleType/ArticleView/ArticleID/4920.aspx</text:p>
          </table:table-cell>
          <table:table-cell office:value-type="date" office:date-value="2020-01-01T00:00:00" table:style-name="ce291">
            <text:p>01/01/2020</text:p>
          </table:table-cell>
          <table:table-cell office:value-type="date" office:date-value="2021-06-15T00:00:00" table:style-name="ce292">
            <text:p>15/06/2021</text:p>
          </table:table-cell>
          <table:table-cell table:number-columns-repeated="16321"/>
        </table:table-row>
        <table:table-row table:style-name="ro2">
          <table:table-cell office:value-type="float" office:value="11" table:style-name="ce408">
            <text:p>11</text:p>
          </table:table-cell>
          <table:table-cell office:value-type="string" table:style-name="ce409">
            <text:p>AIWT6-011</text:p>
          </table:table-cell>
          <table:table-cell office:value-type="string" table:style-name="ce277">
            <text:p>Belgium - Detection batch numbers vaccins</text:p>
          </table:table-cell>
          <table:table-cell office:value-type="string" table:style-name="ce277">
            <text:p>https://www.kindengezin.be/nl</text:p>
          </table:table-cell>
          <table:table-cell office:value-type="string" table:style-name="ce279">
            <text:p>Child and Family has a proof of concept regarding recognition and reading of lot numbers on vaccine packages via the camera of a smartphone. Lot numbers on vaccine packages are not standardized. The goal is to make it easier to store the lot number at the vaccination registration, so that it can always be found afterwards with what specific fate a child was vaccinated.</text:p>
          </table:table-cell>
          <table:table-cell office:value-type="string" table:content-validation-name="val14" table:style-name="ce276">
            <text:p>National</text:p>
          </table:table-cell>
          <table:table-cell office:value-type="string" table:content-validation-name="val13" table:style-name="ce21">
            <text:p>Belgium</text:p>
          </table:table-cell>
          <table:table-cell office:value-type="string" table:content-validation-name="val12" table:style-name="ce280">
            <text:p>BE</text:p>
          </table:table-cell>
          <table:table-cell office:value-type="string" table:style-name="ce276">
            <text:p>Kind en Gezin, Belgium</text:p>
          </table:table-cell>
          <table:table-cell office:value-type="string" table:content-validation-name="val11" table:style-name="ce281">
            <text:p>Central-Government</text:p>
          </table:table-cell>
          <table:table-cell office:value-type="string" table:content-validation-name="val10" table:style-name="ce282">
            <text:p>Health</text:p>
          </table:table-cell>
          <table:table-cell office:value-type="string" table:content-validation-name="val9" table:style-name="ce281">
            <text:p>Medical products, appliances and equipment.</text:p>
          </table:table-cell>
          <table:table-cell office:value-type="string" table:content-validation-name="val8" table:style-name="ce281">
            <text:p>In development</text:p>
          </table:table-cell>
          <table:table-cell office:value-type="float" office:value="2018" table:style-name="ce281">
            <text:p>2018</text:p>
          </table:table-cell>
          <table:table-cell table:style-name="ce279"/>
          <table:table-cell office:value-type="string" table:content-validation-name="val7" table:style-name="ce283">
            <text:p>Perception</text:p>
          </table:table-cell>
          <table:table-cell office:value-type="string" table:content-validation-name="val6" table:style-name="ce293">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93"/>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93">
            <text:p>Artificial Intelligence</text:p>
          </table:table-cell>
          <table:table-cell office:value-type="string" table:content-validation-name="val22" table:style-name="ce293">
            <text:p>No</text:p>
          </table:table-cell>
          <table:table-cell office:value-type="string" table:content-validation-name="val21" table:style-name="ce293">
            <text:p>No</text:p>
          </table:table-cell>
          <table:table-cell table:content-validation-name="val16" table:style-name="ce293"/>
          <table:table-cell office:value-type="string" table:content-validation-name="val18" table:style-name="ce293">
            <text:p>G2G</text:p>
          </table:table-cell>
          <table:table-cell office:value-type="string" table:content-validation-name="val17" table:style-name="ce293">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Digitising</text:p>
            <text:p>Automate</text:p>
          </table:table-cell>
          <table:table-cell table:content-validation-name="val1" table:style-name="ce287"/>
          <table:table-cell office:value-type="boolean" office:boolean-value="false" table:style-name="ce288">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Flemish Parlement Letter: Applications involving Artficial Intelligence. , Pub. L. No. nr. 138 (2017-2018), 2017–2018 2 (2017).</text:p>
          </table:table-cell>
          <table:table-cell office:value-type="date" office:date-value="2020-01-01T00:00:00" table:style-name="ce294">
            <text:p>01/01/2020</text:p>
          </table:table-cell>
          <table:table-cell office:value-type="date" office:date-value="2021-06-15T00:00:00" table:style-name="ce292">
            <text:p>15/06/2021</text:p>
          </table:table-cell>
          <table:table-cell table:number-columns-repeated="16321"/>
        </table:table-row>
        <table:table-row table:style-name="ro2">
          <table:table-cell office:value-type="float" office:value="13" table:style-name="ce408">
            <text:p>13</text:p>
          </table:table-cell>
          <table:table-cell office:value-type="string" table:style-name="ce409">
            <text:p>AIWT6-013</text:p>
          </table:table-cell>
          <table:table-cell office:value-type="string" table:style-name="ce277">
            <text:p>Camera System - Mobile phone usage on vehicles</text:p>
          </table:table-cell>
          <table:table-cell office:value-type="string" table:style-name="ce277">
            <text:p> https://baseline.vias.be/storage/minisites/methodological-guidelines-kpi-distraction.pdf</text:p>
          </table:table-cell>
          <table:table-cell office:value-type="string" table:style-name="ce279">
            <text:p>Traffic institute Vias is currently testing a new camera system that registers whether a motorist behind the wheel is on the phone with the phone in hand. Using Artificial Intelligence, the system filters the photos showing that the driver is using a smartphone. Other photos are deleted and faces are made unrecognizable. If the police establishes a violation based on that selection, they can issue a fine.</text:p>
          </table:table-cell>
          <table:table-cell office:value-type="string" table:content-validation-name="val14" table:style-name="ce276">
            <text:p>Local</text:p>
          </table:table-cell>
          <table:table-cell office:value-type="string" table:content-validation-name="val13" table:style-name="ce21">
            <text:p>Belgium</text:p>
          </table:table-cell>
          <table:table-cell office:value-type="string" table:content-validation-name="val12" table:style-name="ce280">
            <text:p>BE</text:p>
          </table:table-cell>
          <table:table-cell office:value-type="string" table:style-name="ce276">
            <text:p>Traffic Institute Vias</text:p>
          </table:table-cell>
          <table:table-cell office:value-type="string" table:content-validation-name="val11" table:style-name="ce281">
            <text:p>Local 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Pilot</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93">
            <text:p>Yes</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User-centricity</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88">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vias.be/nl/newsroom/succesvolle-test-met-camerasysteem-om-gsm-gebruik-achter-het-stuur-te-detecteren-/</text:p>
          </table:table-cell>
          <table:table-cell office:value-type="date" office:date-value="2020-01-01T00:00:00" table:style-name="ce294">
            <text:p>01/01/2020</text:p>
          </table:table-cell>
          <table:table-cell office:value-type="date" office:date-value="2021-06-14T00:00:00" table:style-name="ce291">
            <text:p>14/06/2021</text:p>
          </table:table-cell>
          <table:table-cell table:number-columns-repeated="16321"/>
        </table:table-row>
        <table:table-row table:style-name="ro2">
          <table:table-cell office:value-type="float" office:value="31" table:style-name="ce408">
            <text:p>31</text:p>
          </table:table-cell>
          <table:table-cell office:value-type="string" table:style-name="ce409">
            <text:p>AIWT6-031</text:p>
          </table:table-cell>
          <table:table-cell office:value-type="string" table:style-name="ce277">
            <text:p>WaterAnalytics - Water quality monitoring</text:p>
          </table:table-cell>
          <table:table-cell office:value-type="string" table:style-name="ce27">
            <text:p><text:a xlink:href="https://www.wateranalytics.eu/">https://www.wateranalytics.eu/</text:a></text:p>
          </table:table-cell>
          <table:table-cell office:value-type="string" table:style-name="ce279">
            <text:p>The Water Development Department in Cyprus is using AI algorithms for the analysis of water monitoring data (such as hydraulics and water quality).</text:p>
          </table:table-cell>
          <table:table-cell office:value-type="string" table:content-validation-name="val14" table:style-name="ce276">
            <text:p>National</text:p>
          </table:table-cell>
          <table:table-cell office:value-type="string" table:content-validation-name="val13" table:style-name="ce22">
            <text:p>Cyprus</text:p>
          </table:table-cell>
          <table:table-cell office:value-type="string" table:content-validation-name="val12" table:style-name="ce295">
            <text:p>CY</text:p>
          </table:table-cell>
          <table:table-cell office:value-type="string" table:style-name="ce276">
            <text:p>The Water Development Department, The Water Development Department, Cyprus</text:p>
          </table:table-cell>
          <table:table-cell office:value-type="string" table:content-validation-name="val11" table:style-name="ce281">
            <text:p>Governmental</text:p>
          </table:table-cell>
          <table:table-cell office:value-type="string" table:content-validation-name="val10" table:style-name="ce282">
            <text:p>Housing and community amenities</text:p>
          </table:table-cell>
          <table:table-cell office:value-type="string" table:content-validation-name="val9" table:style-name="ce281">
            <text:p>Water supply.</text:p>
          </table:table-cell>
          <table:table-cell office:value-type="string" table:content-validation-name="val8" table:style-name="ce281">
            <text:p>Pilot</text:p>
          </table:table-cell>
          <table:table-cell office:value-type="float" office:value="2018" table:style-name="ce281">
            <text:p>2018</text:p>
          </table:table-cell>
          <table:table-cell office:value-type="float" office:value="2020" table:style-name="ce279">
            <text:p>2020</text:p>
          </table:table-cell>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Optimis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Monitoring policy implementation</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93">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office:value-type="string" table:content-validation-name="val1" table:style-name="ce287">
            <text:p>Structuring</text:p>
            <text:p>Transform</text:p>
          </table:table-cell>
          <table:table-cell office:value-type="boolean" office:boolean-value="false" table:style-name="ce288">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Mail to AI Watch (25-5-2020), Updated with mail to AI Watch 3-2-2021</text:p>
          </table:table-cell>
          <table:table-cell office:value-type="date" office:date-value="2020-01-01T00:00:00" table:style-name="ce292">
            <text:p>01/01/2020</text:p>
          </table:table-cell>
          <table:table-cell office:value-type="date" office:date-value="2021-06-14T00:00:00" table:style-name="ce292">
            <text:p>14/06/2021</text:p>
          </table:table-cell>
          <table:table-cell table:number-columns-repeated="16321"/>
        </table:table-row>
        <table:table-row table:style-name="ro2">
          <table:table-cell office:value-type="float" office:value="36" table:style-name="ce408">
            <text:p>36</text:p>
          </table:table-cell>
          <table:table-cell office:value-type="string" table:style-name="ce409">
            <text:p>AIWT6-036</text:p>
          </table:table-cell>
          <table:table-cell office:value-type="string" table:style-name="ce277">
            <text:p>Erhvervsstyrelsen - Detection of errors in business statements</text:p>
          </table:table-cell>
          <table:table-cell office:value-type="string" table:style-name="ce296">
            <text:p>https://datacvr.virk.dk/data/offentliggorelse?dl_ref=ZG9rdW1lbnRsYWdlcjovLzAzLzdkLzJlL2U3LzM4LzFkZWUtNGVlYy04YThmLTUzODk3OTlmNjAwMw</text:p>
          </table:table-cell>
          <table:table-cell office:value-type="string" table:style-name="ce279">
            <text:p>A project by the Danish Business Authority (Erhvervsstyrelsen) to use ML to identify fraud and highlight material errors in financial statements.</text:p>
          </table:table-cell>
          <table:table-cell office:value-type="string" table:content-validation-name="val14" table:style-name="ce276">
            <text:p>National</text:p>
          </table:table-cell>
          <table:table-cell office:value-type="string" table:content-validation-name="val13" table:style-name="ce22">
            <text:p>Denmark</text:p>
          </table:table-cell>
          <table:table-cell office:value-type="string" table:content-validation-name="val12" table:style-name="ce295">
            <text:p>DK</text:p>
          </table:table-cell>
          <table:table-cell office:value-type="string" table:style-name="ce276">
            <text:p>Danish Business Authority</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General economic, commercial and labour affair</text:p>
          </table:table-cell>
          <table:table-cell office:value-type="string" table:content-validation-name="val8" table:style-name="ce281">
            <text:p>Implemented</text:p>
          </table:table-cell>
          <table:table-cell office:value-type="float" office:value="2017" table:style-name="ce281">
            <text:p>2017</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upporting inspection processe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joinup.ec.europa.eu/sites/default/files/custom-page/attachment/2020-07/Study%20on%20public%20sector%20data%20strategies%2C%20policies%20and%20governance%20%E2%80%93%20ANNEX%20Case%20studies.pdf</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42" table:style-name="ce408">
            <text:p>42</text:p>
          </table:table-cell>
          <table:table-cell office:value-type="string" table:style-name="ce409">
            <text:p>AIWT6-042</text:p>
          </table:table-cell>
          <table:table-cell office:value-type="string" table:style-name="ce277">
            <text:p>CHAIN - Smart Water optimising energy consumption<text:s/></text:p>
          </table:table-cell>
          <table:table-cell table:style-name="ce298"/>
          <table:table-cell office:value-type="string" table:style-name="ce279">
            <text:p>Sensors analyse the water consumption in order to optimise energy consumption in Aarhus municipality. AI will be used to analyze the big amounts of data from sensors about water consumption and to monitor its quality.<text:s/></text:p>
          </table:table-cell>
          <table:table-cell office:value-type="string" table:content-validation-name="val14" table:style-name="ce276">
            <text:p>Local</text:p>
          </table:table-cell>
          <table:table-cell office:value-type="string" table:content-validation-name="val13" table:style-name="ce22">
            <text:p>Denmark</text:p>
          </table:table-cell>
          <table:table-cell office:value-type="string" table:content-validation-name="val12" table:style-name="ce295">
            <text:p>DK</text:p>
          </table:table-cell>
          <table:table-cell office:value-type="string" table:style-name="ce276">
            <text:p>Aarhus Municipality</text:p>
          </table:table-cell>
          <table:table-cell office:value-type="string" table:content-validation-name="val11" table:style-name="ce281">
            <text:p>Local Government</text:p>
          </table:table-cell>
          <table:table-cell office:value-type="string" table:content-validation-name="val10" table:style-name="ce282">
            <text:p>Housing and community amenities</text:p>
          </table:table-cell>
          <table:table-cell office:value-type="string" table:content-validation-name="val9" table:style-name="ce281">
            <text:p>Water supply.</text:p>
          </table:table-cell>
          <table:table-cell office:value-type="string" table:content-validation-name="val8" table:style-name="ce281">
            <text:p>Pilot</text:p>
          </table:table-cell>
          <table:table-cell office:value-type="float" office:value="2016" table:style-name="ce281">
            <text:p>2016</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Optimis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upporting inspection processe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office:value-type="string" table:content-validation-name="val1" table:style-name="ce287">
            <text:p>Structuring</text:p>
            <text:p>Transform</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aquatechtrade.com/news/article/video-story-digital-denmark/</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55" table:style-name="ce408">
            <text:p>55</text:p>
          </table:table-cell>
          <table:table-cell office:value-type="string" table:style-name="ce409">
            <text:p>AIWT6-055</text:p>
          </table:table-cell>
          <table:table-cell office:value-type="string" table:style-name="ce277">
            <text:p>SATIKAS - <text:s/>Detecting the agricultural grasslands changes</text:p>
          </table:table-cell>
          <table:table-cell office:value-type="string" table:style-name="ce299">
            <text:p> https://kosmos.ut.ee/en/news/information-system-satikas-helps-detect-mowing-using-satellite-data</text:p>
          </table:table-cell>
          <table:table-cell office:value-type="string" table:style-name="ce279">
            <text:p>In the Estonian Agricultural Registers and Information Board (ARIB), AI is used in order to detect whether the agricultural grasslands have been mowed or not using image recognition. This system, called SATIKAS , uses deep learning methods and convolutional neural network approaches to analyse the satellite data coming from the European COPERNICUS programme to automatically detect whether mowing has taken place on the Estonian grasslands. The optical satellite images from Sentinel 1 and 2 are analysed together with reference data of farmer fields, historical inspection logs and meteorological data from the Estonian Weather Service. This AI system is now regarded as one of the first AI applications used by the government in Estonia. The SATIKAS system is still under development and will expand its features and capabilities in the near future.</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Estonian Agricultural Registers and Information Board (ARIB)</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Agriculture, forestry, fishing and hunting</text:p>
          </table:table-cell>
          <table:table-cell office:value-type="string" table:content-validation-name="val8" table:style-name="ce281">
            <text:p>Implemented</text:p>
          </table:table-cell>
          <table:table-cell office:value-type="float" office:value="2018" table:style-name="ce281">
            <text:p>2018</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Computer vis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Yes</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kosmos.ut.ee/en/news/information-system-satikas-helps-detect-mowing-using-satellite-data</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58" table:style-name="ce408">
            <text:p>58</text:p>
          </table:table-cell>
          <table:table-cell office:value-type="string" table:style-name="ce409">
            <text:p>AIWT6-058</text:p>
          </table:table-cell>
          <table:table-cell office:value-type="string" table:style-name="ce277">
            <text:p>EE Parliament- A system for preparing of verbatim reports</text:p>
          </table:table-cell>
          <table:table-cell office:value-type="string" table:style-name="ce300">
            <text:p> https://www.riigikogu.ee/en/press-releases/others/the-riigikogu-has-a-new-system-for-making-verbatim-reports/</text:p>
          </table:table-cell>
          <table:table-cell office:value-type="string" table:style-name="ce279">
            <text:p>The speech recognition system helps transcribe the speeches given at the rostrum of the Estonian Parliament (Riigikogu). The Chancellery of the Riigikogu is currently required to publish a verbatim report within one hour from the end of the sitting. It takes a lot of human effort to do that, and the burden falls on stenographers. By deploying speech recognition, it will increase the efficiency and accuracy in transcripts of the sessions. Also, the plan is to start providing verbatim recordings as machine-readable open data, so other systems can use that data freely as well.</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Estonian Parliament (Riigikogu)</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Audio processing</text:p>
          </table:table-cell>
          <table:table-cell office:value-type="string" table:content-validation-name="val6" table:style-name="ce284">
            <text:p>Machine learning</text:p>
          </table:table-cell>
          <table:table-cell office:value-type="string" table:content-validation-name="val6" table:style-name="ce284">
            <text:p>Natural language processing</text:p>
          </table:table-cell>
          <table:table-cell table:content-validation-name="val6" table:style-name="ce284"/>
          <table:table-cell office:value-type="string" table:style-name="ce284">
            <text:p>speech recognition</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Yes</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office:value-type="string" table:content-validation-name="val27" table:style-name="ce287">
            <text:p>Yes</text:p>
          </table:table-cell>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Transparency</text:p>
          </table:table-cell>
          <table:table-cell office:value-type="string" table:content-validation-name="val24" table:style-name="ce287">
            <text:p>Structuring</text:p>
            <text:p>Transform</text:p>
          </table:table-cell>
          <table:table-cell office:value-type="string" table:content-validation-name="val1" table:style-name="ce287">
            <text:p>Digitising</text:p>
            <text:p>Automate</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2" table:style-name="ce289"/>
          <table:table-cell office:value-type="string" table:style-name="ce290">
            <text:p>Open government capabilities</text:p>
          </table:table-cell>
          <table:table-cell office:value-type="string" table:style-name="ce289">
            <text:p>x</text:p>
          </table:table-cell>
          <table:table-cell office:value-type="string" table:style-name="ce289">
            <text:p>x</text:p>
          </table:table-cell>
          <table:table-cell table:style-name="ce289"/>
          <table:table-cell office:value-type="string" table:style-name="ce282">
            <text:p>https://m.riigikogu.ee/en/press-releases/others/the-riigikogu-has-a-new-system-for-making-verbatim-reports/</text:p>
          </table:table-cell>
          <table:table-cell office:value-type="date" office:date-value="2020-01-01T00:00:00" table:style-name="ce292">
            <text:p>01/01/2020</text:p>
          </table:table-cell>
          <table:table-cell office:value-type="date" office:date-value="2021-06-16T00:00:00" table:style-name="ce292">
            <text:p>16/06/2021</text:p>
          </table:table-cell>
          <table:table-cell table:number-columns-repeated="16321"/>
        </table:table-row>
        <table:table-row table:style-name="ro2">
          <table:table-cell office:value-type="float" office:value="61" table:style-name="ce408">
            <text:p>61</text:p>
          </table:table-cell>
          <table:table-cell office:value-type="string" table:style-name="ce409">
            <text:p>AIWT6-061</text:p>
          </table:table-cell>
          <table:table-cell office:value-type="string" table:style-name="ce277">
            <text:p>Texta Toolkit - Identifying documents published without authorisation</text:p>
          </table:table-cell>
          <table:table-cell office:value-type="string" table:style-name="ce27">
            <text:p><text:a xlink:href="https://www.keeletehnoloogia.ee/en">https://www.keeletehnoloogia.ee/en</text:a></text:p>
          </table:table-cell>
          <table:table-cell office:value-type="string" table:style-name="ce279">
            <text:p>The Ministry of Education and Research performed a document management audit using the Texta Toolkit, which was aimed at identifying the documents that had been published without authorisation (e.g. internal documents, personal data, etc.). During the audit, more than 1,200,000 documents were analysed, converted into machine-readable form and had the personal data removed. In collaboration with the Centre of Registers and Information Systems, the Ministry of Justice removed, using Texta, personal data from nearly 80,000 court decisions involving information about punishments deleted from the Criminal Records Database and republished the decisions in the Court Information System. Texta Toolkit grew out of industrial research in the Software Technology and Applications Competence Center (STACC) and its development has been supported from the Estonian Language Technology programme.</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Ministry of Education and Research</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Anonymis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texta.ee/home</text:p>
          </table:table-cell>
          <table:table-cell office:value-type="date" office:date-value="2020-01-01T00:00:00" table:style-name="ce292">
            <text:p>01/01/2020</text:p>
          </table:table-cell>
          <table:table-cell office:value-type="date" office:date-value="2021-06-14T00:00:00" table:style-name="ce292">
            <text:p>14/06/2021</text:p>
          </table:table-cell>
          <table:table-cell table:number-columns-repeated="16321"/>
        </table:table-row>
        <table:table-row table:style-name="ro2">
          <table:table-cell office:value-type="float" office:value="62" table:style-name="ce408">
            <text:p>62</text:p>
          </table:table-cell>
          <table:table-cell office:value-type="string" table:style-name="ce409">
            <text:p>AIWT6-062</text:p>
          </table:table-cell>
          <table:table-cell office:value-type="string" table:style-name="ce277">
            <text:p>Datel - Speed cameras for detecting speeding violations</text:p>
          </table:table-cell>
          <table:table-cell office:value-type="string" table:style-name="ce24">
            <text:p>https://www.datel.eu/en/solutions/e-government-solutions/item/417</text:p>
          </table:table-cell>
          <table:table-cell office:value-type="string" table:style-name="ce279">
            <text:p>Probably one of the most “visible” types of AI applications in Estonia are the speed cameras developed by an Estonian company Datel, which identify the license plate number on the photos of speeding cars using a machine learning algorithm. Based on the license plate number identified, the system finds the data required to conduct procedural acts, assesses the causality of speeding and imposes a penalty if necessary. Then the Police and Border Guard Board official conducting the proceedings verifies the data and signs the operation.</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Police and Border Guard</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19" table:style-name="ce281">
            <text:p>2019</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igitising</text:p>
            <text:p>Automate</text:p>
          </table:table-cell>
          <table:table-cell office:value-type="string" table:content-validation-name="val1" table:style-name="ce287">
            <text:p>Detection ​</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table:number-columns-repeated="2" table:style-name="ce289"/>
          <table:table-cell office:value-type="string" table:style-name="ce289">
            <text:p>x</text:p>
          </table:table-cell>
          <table:table-cell office:value-type="string" table:style-name="ce289">
            <text:p>x</text:p>
          </table:table-cell>
          <table:table-cell office:value-type="boolean" office:boolean-value="false" table:style-name="ce290">
            <text:p>FALSE</text:p>
          </table:table-cell>
          <table:table-cell table:number-columns-repeated="3" table:style-name="ce289"/>
          <table:table-cell office:value-type="string" table:style-name="ce282">
            <text:p>Survey 1st Peer Learning Workshop AI Watch</text:p>
          </table:table-cell>
          <table:table-cell office:value-type="date" office:date-value="2020-01-01T00:00:00" table:style-name="ce292">
            <text:p>01/01/2020</text:p>
          </table:table-cell>
          <table:table-cell office:value-type="date" office:date-value="2021-06-16T00:00:00" table:style-name="ce292">
            <text:p>16/06/2021</text:p>
          </table:table-cell>
          <table:table-cell table:number-columns-repeated="16321"/>
        </table:table-row>
        <table:table-row table:style-name="ro2">
          <table:table-cell office:value-type="float" office:value="63" table:style-name="ce408">
            <text:p>63</text:p>
          </table:table-cell>
          <table:table-cell office:value-type="string" table:style-name="ce409">
            <text:p>AIWT6-063</text:p>
          </table:table-cell>
          <table:table-cell office:value-type="string" table:style-name="ce277">
            <text:p>Traffic load - Machine vision for collecting information on traffic load</text:p>
          </table:table-cell>
          <table:table-cell table:style-name="ce298"/>
          <table:table-cell office:value-type="string" table:style-name="ce279">
            <text:p>The Tallinn transport Dep. started developing a machine vision application in autumn 2018 in collaboration with Sifr OU. The main objective of this application is to identify the traffic load within Tallinn, i.e. how many cars drive in and out of the city in a day in order to make city transport planning related decisions based on such data (e.g. parking issues, road construction, etc.). Three cameras were selected on intersections in Tallinn to train the application to count the vehicles passing by the cameras. The training of the application was a crucial process in developing the solution since there was no ready-made solution available that suited the circumstances of Tallinn. The result is an application that uses machine vision to count buses, cars, lorries and motorcycles and in the future hopefully also pedestrians, cyclists and like with a 70% accuracy on the traffic load in a certain area when previously there no such information available at all.<text:s/></text:p>
          </table:table-cell>
          <table:table-cell office:value-type="string" table:content-validation-name="val14" table:style-name="ce276">
            <text:p>Loc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Public Transport and Traffic Management Transport Board in Tallinn</text:p>
          </table:table-cell>
          <table:table-cell office:value-type="string" table:content-validation-name="val11" table:style-name="ce281">
            <text:p>Local Government</text:p>
          </table:table-cell>
          <table:table-cell office:value-type="string" table:content-validation-name="val10" table:style-name="ce282">
            <text:p>Economic affairs</text:p>
          </table:table-cell>
          <table:table-cell office:value-type="string" table:content-validation-name="val9" table:style-name="ce281">
            <text:p>Transport</text:p>
          </table:table-cell>
          <table:table-cell office:value-type="string" table:content-validation-name="val8" table:style-name="ce281">
            <text:p>Implemented</text:p>
          </table:table-cell>
          <table:table-cell office:value-type="float" office:value="2018" table:style-name="ce281">
            <text:p>2018</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kratid.ee/tlt-kasutuslugu</text:p>
          </table:table-cell>
          <table:table-cell office:value-type="date" office:date-value="2020-01-01T00:00:00" table:style-name="ce292">
            <text:p>01/01/2020</text:p>
          </table:table-cell>
          <table:table-cell office:value-type="date" office:date-value="2021-06-16T00:00:00" table:style-name="ce292">
            <text:p>16/06/2021</text:p>
          </table:table-cell>
          <table:table-cell table:number-columns-repeated="16321"/>
        </table:table-row>
        <table:table-row table:style-name="ro2">
          <table:table-cell office:value-type="float" office:value="64" table:style-name="ce408">
            <text:p>64</text:p>
          </table:table-cell>
          <table:table-cell office:value-type="string" table:style-name="ce409">
            <text:p>AIWT6-064</text:p>
          </table:table-cell>
          <table:table-cell office:value-type="string" table:style-name="ce277">
            <text:p>X-Road AI - Detect anomalies and incidents in Data Exchange Layer</text:p>
          </table:table-cell>
          <table:table-cell office:value-type="string" table:style-name="ce300">
            <text:p> https://e-estonia.com/wp-content/uploads/2020-april-facts-ai-strategy.pdf</text:p>
          </table:table-cell>
          <table:table-cell office:value-type="string" table:style-name="ce279">
            <text:p>The Information System Authority (RIA) uses an AI application to detect anomalies and incidents in Data Exchange Layer (X-road) monitoring. Essentially, previous data exchange periods are compared with the current one and differences are sought. If the system is unable to identify whether a situation is erroneous or permitted, the system user currently has to decide. Based on the feedback, the system learns how to make better decisions and will be able to detect anomalies and incidents more accurately in the future.</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State Information Systems Board RIA</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office:value-type="string" table:content-validation-name="val6" table:style-name="ce284">
            <text:p>Planning and Scheduling</text:p>
          </table:table-cell>
          <table:table-cell table:content-validation-name="val6" table:style-name="ce284"/>
          <table:table-cell office:value-type="string" table:style-name="ce284">
            <text:p>data anomalies detection</text:p>
          </table:table-cell>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Transparency</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301">
            <text:p><text:a xlink:href="https://www.kratid.ee/ria-kasutuslugu">https://www.kratid.ee/ria-kasutuslugu</text:a></text:p>
          </table:table-cell>
          <table:table-cell office:value-type="date" office:date-value="2020-01-01T00:00:00" table:style-name="ce292">
            <text:p>01/01/2020</text:p>
          </table:table-cell>
          <table:table-cell office:value-type="date" office:date-value="2021-06-14T00:00:00" table:style-name="ce292">
            <text:p>14/06/2021</text:p>
          </table:table-cell>
          <table:table-cell table:number-columns-repeated="16321"/>
        </table:table-row>
        <table:table-row table:style-name="ro2">
          <table:table-cell office:value-type="float" office:value="77" table:style-name="ce408">
            <text:p>77</text:p>
          </table:table-cell>
          <table:table-cell office:value-type="string" table:style-name="ce409">
            <text:p>AIWT6-077</text:p>
          </table:table-cell>
          <table:table-cell office:value-type="string" table:style-name="ce277">
            <text:p>French Fraud - Fraud detection value declarations</text:p>
          </table:table-cell>
          <table:table-cell office:value-type="string" table:style-name="ce27">
            <text:p><text:a xlink:href="https://www.aiforhumanity.fr/pdfs/MissionVillani_Report_ENG-VF.pdf">https://www.aiforhumanity.fr/pdfs/MissionVillani_Report_ENG-VF.pdf</text:a></text:p>
          </table:table-cell>
          <table:table-cell office:value-type="string" table:style-name="ce279">
            <text:p>A supervised deep mining algorithm is used by French customs in order to detect fraud with value declarations and to analyze cases of identiy fraud or import trafficiking.</text:p>
          </table:table-cell>
          <table:table-cell office:value-type="string" table:content-validation-name="val14" table:style-name="ce276">
            <text:p>National</text:p>
          </table:table-cell>
          <table:table-cell office:value-type="string" table:content-validation-name="val13" table:style-name="ce22">
            <text:p>France</text:p>
          </table:table-cell>
          <table:table-cell office:value-type="string" table:content-validation-name="val12" table:style-name="ce295">
            <text:p>FR</text:p>
          </table:table-cell>
          <table:table-cell office:value-type="string" table:style-name="ce276">
            <text:p>French Customs</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18" table:style-name="ce281">
            <text:p>2018</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upporting inspection processe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Security and privac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2" table:style-name="ce289"/>
          <table:table-cell office:value-type="string" table:style-name="ce289">
            <text:p>x</text:p>
          </table:table-cell>
          <table:table-cell office:value-type="boolean" office:boolean-value="false" table:style-name="ce290">
            <text:p>FALSE</text:p>
          </table:table-cell>
          <table:table-cell table:number-columns-repeated="3" table:style-name="ce289"/>
          <table:table-cell office:value-type="string" table:style-name="ce282">
            <text:p>French AI Strategy - https://www.aiforhumanity.fr/pdfs/MissionVillani_Report_ENG-VF.pdf</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79" table:style-name="ce408">
            <text:p>79</text:p>
          </table:table-cell>
          <table:table-cell office:value-type="string" table:style-name="ce409">
            <text:p>AIWT6-079</text:p>
          </table:table-cell>
          <table:table-cell office:value-type="string" table:style-name="ce277">
            <text:p>SignauxFaibles - Predictive analysis of business difficulties</text:p>
          </table:table-cell>
          <table:table-cell table:style-name="ce302"/>
          <table:table-cell office:value-type="string" table:style-name="ce279">
            <text:p>The detection of weak signals, which indicate a deterioration in the company's situation, makes it possible to identify more early the companies on which support actions can be offered to the company manager. The innovations relate to: (1) The development of a detection algorithm that uses relevant data and variables and effectively detects companies in difficulty (URSSAF, DIRECCTE, Banque de France data, etc.); (2) The development of a data loading computer system capable of regularly and automatically refreshing data from operational databases. The objective is to dynamically detect 2 to 5 new SMEs per month on the scale of Bourgogne Franche-Comté.</text:p>
            <text:p>Expected impacts in terms of digital transformation: an even more effective decentralized State action to support weakened companies. Ultimately, it is a real “secure social network” centered on the company which will become the daily tool of public actors mobilized around companies in difficulty.</text:p>
          </table:table-cell>
          <table:table-cell office:value-type="string" table:content-validation-name="val14" table:style-name="ce276">
            <text:p>National</text:p>
          </table:table-cell>
          <table:table-cell office:value-type="string" table:content-validation-name="val13" table:style-name="ce22">
            <text:p>France</text:p>
          </table:table-cell>
          <table:table-cell office:value-type="string" table:content-validation-name="val12" table:style-name="ce295">
            <text:p>FR</text:p>
          </table:table-cell>
          <table:table-cell office:value-type="string" table:style-name="ce276">
            <text:p>Ministry of the Economy, Finance and Recovery - General Directorate of Enterprises (DGE) / Ministry of Labor (DGEFP)</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General economic, commercial and labour affair</text:p>
          </table:table-cell>
          <table:table-cell office:value-type="string" table:content-validation-name="val8" table:style-name="ce281">
            <text:p>Implemented</text:p>
          </table:table-cell>
          <table:table-cell office:value-type="float" office:value="2014" table:style-name="ce281">
            <text:p>2014</text:p>
          </table:table-cell>
          <table:table-cell office:value-type="float" office:value="2019" table:style-name="ce279">
            <text:p>2019</text:p>
          </table:table-cell>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Prediction and planning<text: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Calcula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beta.gouv.fr/startups/signaux-faibles.html</text:p>
          </table:table-cell>
          <table:table-cell office:value-type="date" office:date-value="2020-01-01T00:00:00" table:style-name="ce292">
            <text:p>01/01/2020</text:p>
          </table:table-cell>
          <table:table-cell office:value-type="date" office:date-value="2021-06-14T00:00:00" table:style-name="ce292">
            <text:p>14/06/2021</text:p>
          </table:table-cell>
          <table:table-cell table:number-columns-repeated="16321"/>
        </table:table-row>
        <table:table-row table:style-name="ro2">
          <table:table-cell office:value-type="float" office:value="82" table:style-name="ce408">
            <text:p>82</text:p>
          </table:table-cell>
          <table:table-cell office:value-type="string" table:style-name="ce409">
            <text:p>AIWT6-082</text:p>
          </table:table-cell>
          <table:table-cell office:value-type="string" table:style-name="ce277">
            <text:p>LaBonneBoîte - Identification of companies with a high probability of hiring</text:p>
          </table:table-cell>
          <table:table-cell office:value-type="string" table:style-name="ce27">
            <text:p>https://ec.europa.eu/social/BlobServlet?docId=20605&amp;langId=en</text:p>
          </table:table-cell>
          <table:table-cell office:value-type="string" table:style-name="ce279">
            <text:p>La Bonne Boite is an online tool that identifies companies with a high probability of hiring within the next six months in the sector and area selected by the seeker. The objective of La Bonne Boite is to help jobseekers find job opportunities that are not published by employers (i.e. "hidden vacancies") and to predict which companies are most likely to hire in the near <text:s/>future. La Bonne Boite is one of the most used job searching services in France and it is about to be further developed in order to target more specific types of jobseekers, like students, that are looking for part-time jobs. This search engine improves a jobseeker's chance of securing a job interview on the basis of spontaneous job applications. La Bonne Boite's computer code can be copied and used by others. There is also an Application Programming Interface (API) which enables the duplication of La Bonne Boite on other websites.<text:s/></text:p>
          </table:table-cell>
          <table:table-cell office:value-type="string" table:content-validation-name="val14" table:style-name="ce276">
            <text:p>National</text:p>
          </table:table-cell>
          <table:table-cell office:value-type="string" table:content-validation-name="val13" table:style-name="ce22">
            <text:p>France</text:p>
          </table:table-cell>
          <table:table-cell office:value-type="string" table:content-validation-name="val12" table:style-name="ce295">
            <text:p>FR</text:p>
          </table:table-cell>
          <table:table-cell office:value-type="string" table:style-name="ce276">
            <text:p>Pôle emploi</text:p>
          </table:table-cell>
          <table:table-cell office:value-type="string" table:content-validation-name="val11" table:style-name="ce281">
            <text:p>Central-Government</text:p>
          </table:table-cell>
          <table:table-cell office:value-type="string" table:content-validation-name="val10" table:style-name="ce282">
            <text:p>Social protection</text:p>
          </table:table-cell>
          <table:table-cell office:value-type="string" table:content-validation-name="val9" table:style-name="ce281">
            <text:p>Unemployment.</text:p>
          </table:table-cell>
          <table:table-cell office:value-type="string" table:content-validation-name="val8" table:style-name="ce281">
            <text:p>In development</text:p>
          </table:table-cell>
          <table:table-cell office:value-type="float" office:value="2016" table:style-name="ce281">
            <text:p>2016</text:p>
          </table:table-cell>
          <table:table-cell table:style-name="ce279"/>
          <table:table-cell office:value-type="string" table:content-validation-name="val7" table:style-name="ce283">
            <text:p>Plan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integration (variou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2" table:style-name="ce289"/>
          <table:table-cell office:value-type="string" table:style-name="ce289">
            <text:p>x</text:p>
          </table:table-cell>
          <table:table-cell office:value-type="boolean" office:boolean-value="false" table:style-name="ce290">
            <text:p>FALSE</text:p>
          </table:table-cell>
          <table:table-cell table:number-columns-repeated="3" table:style-name="ce289"/>
          <table:table-cell office:value-type="string" table:style-name="ce282">
            <text:p>https://ec.europa.eu/social/BlobServlet?docId=20605&amp;langId=en</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86" table:style-name="ce408">
            <text:p>86</text:p>
          </table:table-cell>
          <table:table-cell office:value-type="string" table:style-name="ce409">
            <text:p>AIWT6-086</text:p>
          </table:table-cell>
          <table:table-cell office:value-type="string" table:style-name="ce277">
            <text:p>OpenJustice - Open case law, pseudonymization and enrichment of court decisions</text:p>
          </table:table-cell>
          <table:table-cell office:value-type="string" table:style-name="ce300">
            <text:p> </text:p>
          </table:table-cell>
          <table:table-cell office:value-type="string" table:style-name="ce279">
            <text:p>The Court of Cassation , in conjunction with the Ministry of Justice, wishes to develop automatic learning techniques in order to identify the data to be pseudonymized in court decisions before making them accessible and reusable. The results of this work will profoundly transform the dissemination of case law, strengthen the consistency of decisions rendered and citizens' confidence in the judiciary; they can be widely applied to other types of data.This machine learning model to automatically pseudonymize case law data and foster open data of case law. . Aims to foster open data and the development of legal tech start ups</text:p>
          </table:table-cell>
          <table:table-cell office:value-type="string" table:content-validation-name="val14" table:style-name="ce276">
            <text:p>National</text:p>
          </table:table-cell>
          <table:table-cell office:value-type="string" table:content-validation-name="val13" table:style-name="ce22">
            <text:p>France</text:p>
          </table:table-cell>
          <table:table-cell office:value-type="string" table:content-validation-name="val12" table:style-name="ce295">
            <text:p>FR</text:p>
          </table:table-cell>
          <table:table-cell table:style-name="ce276"/>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Law courts</text:p>
          </table:table-cell>
          <table:table-cell office:value-type="string" table:content-validation-name="val8" table:style-name="ce281">
            <text:p>In development</text:p>
          </table:table-cell>
          <table:table-cell office:value-type="float" office:value="2019" table:style-name="ce281">
            <text:p>2019</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Search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Data Sharing Management</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Openness</text:p>
          </table:table-cell>
          <table:table-cell office:value-type="string" table:content-validation-name="val25" table:style-name="ce287">
            <text:p>Administrative simplification</text:p>
          </table:table-cell>
          <table:table-cell office:value-type="string" table:content-validation-name="val24" table:style-name="ce287">
            <text:p>Anonymisa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301">
            <text:p><text:a xlink:href="https://entrepreneur-interet-general.etalab.gouv.fr/defis/2019/openjustice.html">https://entrepreneur-interet-general.etalab.gouv.fr/defis/2019/openjustice.html</text:a></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03" table:style-name="ce408">
            <text:p>103</text:p>
          </table:table-cell>
          <table:table-cell office:value-type="string" table:style-name="ce409">
            <text:p>AIWT6-103</text:p>
          </table:table-cell>
          <table:table-cell office:value-type="string" table:style-name="ce303">
            <text:p>PROJECT PIERINO</text:p>
          </table:table-cell>
          <table:table-cell office:value-type="string" table:style-name="ce27">
            <text:p><text:a xlink:href="https://dh.fbk.eu/news/collaboration-miur">https://dh.fbk.eu/news/collaboration-miur</text:a></text:p>
          </table:table-cell>
          <table:table-cell office:value-type="string" table:style-name="ce304">
            <text:p>The Pierino project (PIattaforma for the Extraction and Retrieval of Online Information) was curated by the Digital Humanities research group of the Bruno Kessler and Tommaso Caselli Foundation of the Vrije Universiteit Amsterdam and led to the creation of a platform for the automatic analysis of linguistic data, which works through AI techniques of semantic analysis and modules for the automatic processing of natural language. The platform was used for the first time by the Ministry of Education to analyze the data of the public consultation "La buona scuola" and made it possible to process and synthesize 270 thousand comments in less than a week, making it possible to significantly reduce analysis times questionnaires. The platform has been designed in such a way as to be as flexible as possible to quickly process data from future consultations.</text:p>
          </table:table-cell>
          <table:table-cell office:value-type="string" table:content-validation-name="val14" table:style-name="ce276">
            <text:p>National</text:p>
          </table:table-cell>
          <table:table-cell office:value-type="string" table:content-validation-name="val13" table:style-name="ce22">
            <text:p>Italy</text:p>
          </table:table-cell>
          <table:table-cell office:value-type="string" table:content-validation-name="val12" table:style-name="ce295">
            <text:p>IT</text:p>
          </table:table-cell>
          <table:table-cell office:value-type="string" table:style-name="ce276">
            <text:p>Ministry of Education</text:p>
          </table:table-cell>
          <table:table-cell office:value-type="string" table:content-validation-name="val11" table:style-name="ce281">
            <text:p>Central-Government</text:p>
          </table:table-cell>
          <table:table-cell office:value-type="string" table:content-validation-name="val10" table:style-name="ce282">
            <text:p>Education</text:p>
          </table:table-cell>
          <table:table-cell office:value-type="string" table:content-validation-name="val9" table:style-name="ce281">
            <text:p>R&amp;D education.</text:p>
          </table:table-cell>
          <table:table-cell office:value-type="string" table:content-validation-name="val8" table:style-name="ce281">
            <text:p>Pilot</text:p>
          </table:table-cell>
          <table:table-cell office:value-type="float" office:value="2014" table:style-name="ce281">
            <text:p>2014</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Structuring</text:p>
            <text:p>Transform</text:p>
          </table:table-cell>
          <table:table-cell office:value-type="string" table:content-validation-name="val1" table:style-name="ce287">
            <text:p>Classification</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corrierecomunicazioni.it/digital-economy/intelligenza-artificiale-e-pa-italia-in-rampa-di-lancio/ and https://www.istruzione.it/allegati/2014/focus151214_all1.pdf</text:p>
          </table:table-cell>
          <table:table-cell office:value-type="date" office:date-value="2020-01-01T00:00:00" table:style-name="ce292">
            <text:p>01/01/2020</text:p>
          </table:table-cell>
          <table:table-cell office:value-type="date" office:date-value="2021-06-17T00:00:00" table:style-name="ce292">
            <text:p>17/06/2021</text:p>
          </table:table-cell>
          <table:table-cell table:number-columns-repeated="16321"/>
        </table:table-row>
        <table:table-row table:style-name="ro2">
          <table:table-cell office:value-type="float" office:value="105" table:style-name="ce408">
            <text:p>105</text:p>
          </table:table-cell>
          <table:table-cell office:value-type="string" table:style-name="ce409">
            <text:p>AIWT6-105</text:p>
          </table:table-cell>
          <table:table-cell office:value-type="string" table:style-name="ce277">
            <text:p>TALIA SF - Extract and organize knowledge coming from the analysis of textual documents</text:p>
          </table:table-cell>
          <table:table-cell office:value-type="string" table:style-name="ce24">
            <text:p>https://social-and-creative.interreg-med.eu/no-cache/press-room/news/detail/actualites/the-sc-community-tools-the-semantic-framework/</text:p>
          </table:table-cell>
          <table:table-cell office:value-type="string" table:style-name="ce279">
            <text:p>The TALIA SF is able to extract and organize knowledge coming from the analysis of a huge quantity of textual documents produced by the projects funded by the Interreg MED Programme. This knowledge proves to be invaluable to the management of innovation policies and for the capitalization of the most successful projects results. TALIA semantic framework is handled by Innovapuglia the in-house company of the Regional Government of Apulia.</text:p>
          </table:table-cell>
          <table:table-cell office:value-type="string" table:content-validation-name="val14" table:style-name="ce276">
            <text:p>National</text:p>
          </table:table-cell>
          <table:table-cell office:value-type="string" table:content-validation-name="val13" table:style-name="ce22">
            <text:p>Italy</text:p>
          </table:table-cell>
          <table:table-cell office:value-type="string" table:content-validation-name="val12" table:style-name="ce295">
            <text:p>IT</text:p>
          </table:table-cell>
          <table:table-cell office:value-type="string" table:style-name="ce276">
            <text:p>Regional Government of Apulia</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R&amp;D general public services.</text:p>
          </table:table-cell>
          <table:table-cell office:value-type="string" table:content-validation-name="val8" table:style-name="ce281">
            <text:p>Pilot</text:p>
          </table:table-cell>
          <table:table-cell office:value-type="float" office:value="2019" table:style-name="ce281">
            <text:p>2019</text:p>
          </table:table-cell>
          <table:table-cell table:style-name="ce281"/>
          <table:table-cell office:value-type="string" table:content-validation-name="val7" table:style-name="ce283">
            <text:p>Reasoning</text:p>
          </table:table-cell>
          <table:table-cell office:value-type="string" table:content-validation-name="val6" table:style-name="ce284">
            <text:p>Knowledge representation</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office:value-type="string" table:style-name="ce284">
            <text:p>knowledge graph</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Extraction​</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01">
            <text:p>https://www.innova.puglia.it/home/-/asset_publisher/s92Rnms1OaMO/content/dal-progetto-talia-alla-machine-learning;jsessionid=6871C46830E04B04AAB6688EE5976951</text:p>
          </table:table-cell>
          <table:table-cell office:value-type="date" office:date-value="2020-01-01T00:00:00" table:style-name="ce292">
            <text:p>01/01/2020</text:p>
          </table:table-cell>
          <table:table-cell office:value-type="date" office:date-value="2021-06-17T00:00:00" table:style-name="ce292">
            <text:p>17/06/2021</text:p>
          </table:table-cell>
          <table:table-cell table:number-columns-repeated="16321"/>
        </table:table-row>
        <table:table-row table:style-name="ro2">
          <table:table-cell office:value-type="float" office:value="106" table:style-name="ce408">
            <text:p>106</text:p>
          </table:table-cell>
          <table:table-cell office:value-type="string" table:style-name="ce409">
            <text:p>AIWT6-106</text:p>
          </table:table-cell>
          <table:table-cell office:value-type="string" table:style-name="ce277">
            <text:p>Noovle - Management of health documentation</text:p>
          </table:table-cell>
          <table:table-cell office:value-type="string" table:style-name="ce24">
            <text:p>https://www.noovle.ch/project/arsenal-it-centro-veneto-ricerca-e-innovazione-per-la-sanita-digitale/</text:p>
          </table:table-cell>
          <table:table-cell office:value-type="string" table:style-name="ce279">
            <text:p>Machine Learning techniques are used for the automatic identification of the salient parts of the discharge letters in order to automatically identify the diagnoses present therein according to the international coding ICD-9-CM. This allows to develop better services connected to the electronic health record, capable of offering added value both to the clinical environment (by developing applications to support clinical decisions) and to that of regional governance (population medicine, prevention, etc.). the solution is adopted by the Veneto Region owning the electronic health record initiative and being globally in charge of the regional healthcare system. Also documented by Google: https://cloud.google.com/customers/veneto-region</text:p>
          </table:table-cell>
          <table:table-cell office:value-type="string" table:content-validation-name="val14" table:style-name="ce276">
            <text:p>Regional</text:p>
          </table:table-cell>
          <table:table-cell office:value-type="string" table:content-validation-name="val13" table:style-name="ce22">
            <text:p>Italy</text:p>
          </table:table-cell>
          <table:table-cell office:value-type="string" table:content-validation-name="val12" table:style-name="ce295">
            <text:p>IT</text:p>
          </table:table-cell>
          <table:table-cell office:value-type="string" table:style-name="ce276">
            <text:p>Veneto Region<text:s/></text:p>
          </table:table-cell>
          <table:table-cell office:value-type="string" table:content-validation-name="val11" table:style-name="ce281">
            <text:p>Local Government</text:p>
          </table:table-cell>
          <table:table-cell office:value-type="string" table:content-validation-name="val10" table:style-name="ce282">
            <text:p>Health</text:p>
          </table:table-cell>
          <table:table-cell office:value-type="string" table:content-validation-name="val9" table:style-name="ce281">
            <text:p>R&amp;D health.</text:p>
          </table:table-cell>
          <table:table-cell office:value-type="string" table:content-validation-name="val8" table:style-name="ce281">
            <text:p>Planned</text:p>
          </table:table-cell>
          <table:table-cell office:value-type="float" office:value="2017" table:style-name="ce281">
            <text:p>2017</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Natural language process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cloud.google.com/customers/veneto-region</text:p>
          </table:table-cell>
          <table:table-cell office:value-type="date" office:date-value="2020-01-01T00:00:00" table:style-name="ce292">
            <text:p>01/01/2020</text:p>
          </table:table-cell>
          <table:table-cell office:value-type="date" office:date-value="2021-06-17T00:00:00" table:style-name="ce292">
            <text:p>17/06/2021</text:p>
          </table:table-cell>
          <table:table-cell table:number-columns-repeated="16321"/>
        </table:table-row>
        <table:table-row table:style-name="ro2">
          <table:table-cell office:value-type="float" office:value="117" table:style-name="ce408">
            <text:p>117</text:p>
          </table:table-cell>
          <table:table-cell office:value-type="string" table:style-name="ce409">
            <text:p>AIWT6-117</text:p>
          </table:table-cell>
          <table:table-cell office:value-type="string" table:style-name="ce277">
            <text:p>Hugo - Virtual Assistant for governments</text:p>
          </table:table-cell>
          <table:table-cell office:value-type="string" table:style-name="ce27">
            <text:p><text:a xlink:href="https://tilde.com/products-and-services/ai-powered-chatbots/case-studies/hugo">https://tilde.com/products-and-services/ai-powered-chatbots/case-studies/hugo</text:a></text:p>
          </table:table-cell>
          <table:table-cell office:value-type="string" table:style-name="ce279">
            <text:p>The institution of direct administration under the authority of the Minister for Culture, the Culture Information Systems Centre (hereinafter - KISC), has commenced a single development of a virtual assistant platform of State administration. KISC has created and further developed the language technology platform for public administration, Hugo.lv. The Hugo.lv website provides machine translation, speech recognition and synthesis. National regulatory authorities will have to face challenges when they start using a virtual assistant, as they will have to learn to adapt it to their needs. It should be noted that regulatory frameworks often change and institutions will have to maintain an up-to-date virtual assistant knowledge base. This is a NLP Chatbot for Government which provides Software as a Service (SaaP) possibility on a shared platform.</text:p>
          </table:table-cell>
          <table:table-cell office:value-type="string" table:content-validation-name="val14" table:style-name="ce276">
            <text:p>National</text:p>
          </table:table-cell>
          <table:table-cell office:value-type="string" table:content-validation-name="val13" table:style-name="ce22">
            <text:p>Latvia</text:p>
          </table:table-cell>
          <table:table-cell office:value-type="string" table:content-validation-name="val12" table:style-name="ce295">
            <text:p>LT</text:p>
          </table:table-cell>
          <table:table-cell office:value-type="string" table:style-name="ce276">
            <text:p>Culture Information Systems Centre Latvia</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Pilot</text:p>
          </table:table-cell>
          <table:table-cell office:value-type="float" office:value="2019" table:style-name="ce281">
            <text:p>2019</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chatbot</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Multilingualism</text:p>
          </table:table-cell>
          <table:table-cell office:value-type="string" table:content-validation-name="val25" table:style-name="ce287">
            <text:p>Openness</text:p>
          </table:table-cell>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ec.europa.eu/cefdigital/wiki/download/attachments/61932141/2_04_Janis%20Ziedins_Artus%20Vasiljevskis_Hugo.lv-AI_powered_service.pdf?version=1&amp;modificationDate=1544438787726&amp;api=v2</text:p>
          </table:table-cell>
          <table:table-cell office:value-type="date" office:date-value="2020-01-01T00:00:00" table:style-name="ce292">
            <text:p>01/01/2020</text:p>
          </table:table-cell>
          <table:table-cell office:value-type="date" office:date-value="2021-06-15T00:00:00" table:style-name="ce292">
            <text:p>15/06/2021</text:p>
          </table:table-cell>
          <table:table-cell table:number-columns-repeated="16321"/>
        </table:table-row>
        <table:table-row table:style-name="ro2">
          <table:table-cell office:value-type="float" office:value="121" table:style-name="ce410">
            <text:p>121</text:p>
          </table:table-cell>
          <table:table-cell office:value-type="string" table:style-name="ce411">
            <text:p>AIWT6-121</text:p>
          </table:table-cell>
          <table:table-cell office:value-type="string" table:style-name="ce277">
            <text:p>FITS ITEMS - Road safety<text:s/></text:p>
          </table:table-cell>
          <table:table-cell office:value-type="string" table:style-name="ce278">
            <text:p><text:a xlink:href="https://investinlatvia.org/en/news/lgs-and-lmt-to-develop-solutions-for-drone-traffic">https://investinlatvia.org/en/news/lgs-and-lmt-to-develop-solutions-for-drone-traffic</text:a></text:p>
          </table:table-cell>
          <table:table-cell office:value-type="string" table:style-name="ce279">
            <text:p>The State Public Traffic Safety Directorate uses the FITS ("Future Intelligent Transport Systems") ITEMS, which significantly improves road safety and saves people's lives. This AI system is capable of recognizing car numbers for driving speed, ensurance and roadworthiness test control on roads. At the end of 2018, the number of road accidents decreased by 43% compared to the number prior to the installation of photo cameras (1 084, after 613) at the roadside stages where photo cameras were installed and operated.<text:s/></text:p>
          </table:table-cell>
          <table:table-cell office:value-type="string" table:style-name="ce23">
            <text:p>National</text:p>
          </table:table-cell>
          <table:table-cell office:value-type="string" table:style-name="ce279">
            <text:p>Latvia</text:p>
          </table:table-cell>
          <table:table-cell office:value-type="string" table:content-validation-name="val14" table:style-name="ce276">
            <text:p>LT</text:p>
          </table:table-cell>
          <table:table-cell office:value-type="string" table:content-validation-name="val13" table:style-name="ce276">
            <text:p>State Public Traffic Safety Directorate</text:p>
          </table:table-cell>
          <table:table-cell office:value-type="string" table:content-validation-name="val12" table:style-name="ce295">
            <text:p>Central-Government</text:p>
          </table:table-cell>
          <table:table-cell office:value-type="string" table:style-name="ce276">
            <text:p>Economic affairs</text:p>
          </table:table-cell>
          <table:table-cell office:value-type="string" table:content-validation-name="val11" table:style-name="ce281">
            <text:p>Transport</text:p>
          </table:table-cell>
          <table:table-cell office:value-type="string" table:content-validation-name="val10" table:style-name="ce282">
            <text:p>Implemented</text:p>
          </table:table-cell>
          <table:table-cell office:value-type="float" office:value="2018" table:content-validation-name="val9" table:style-name="ce281">
            <text:p>2018</text:p>
          </table:table-cell>
          <table:table-cell table:content-validation-name="val8" table:style-name="ce279"/>
          <table:table-cell office:value-type="string" table:content-validation-name="val7" table:style-name="ce283">
            <text:p>Perception</text:p>
          </table:table-cell>
          <table:table-cell office:value-type="string" table:style-name="ce284">
            <text:p>Computer vision</text:p>
          </table:table-cell>
          <table:table-cell office:value-type="string" table:content-validation-name="val26" table:style-name="ce284">
            <text:p>Machine learning</text:p>
          </table:table-cell>
          <table:table-cell table:content-validation-name="val6" table:style-name="ce284"/>
          <table:table-cell table:content-validation-name="val6" table:style-name="ce284"/>
          <table:table-cell table:style-name="ce284"/>
          <table:table-cell table:content-validation-name="val2" table:style-name="ce284"/>
          <table:table-cell office:value-type="string" table:content-validation-name="val15" table:style-name="ce284">
            <text:p>Enforcement</text:p>
          </table:table-cell>
          <table:table-cell office:value-type="string" table:content-validation-name="val6" table:style-name="ce284">
            <text:p>Smart Recognition processes</text:p>
          </table:table-cell>
          <table:table-cell office:value-type="string" table:content-validation-name="val6"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style-name="ce284">
            <text:p>G2G</text:p>
          </table:table-cell>
          <table:table-cell office:value-type="string" table:content-validation-name="val5" table:style-name="ce284">
            <text:p>Dynamic Data</text:p>
          </table:table-cell>
          <table:table-cell office:value-type="string" table:content-validation-name="val4" table:style-name="ce284">
            <text:p>Location Data</text:p>
          </table:table-cell>
          <table:table-cell table:content-validation-name="val2" table:style-name="ce284"/>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igitising</text:p>
            <text:p>Automate</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Mail to AI Watch (15-5-2020), https://investinlatvia.org/en/key-sectors/sectors/smart-city</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23" table:style-name="ce408">
            <text:p>123</text:p>
          </table:table-cell>
          <table:table-cell office:value-type="string" table:style-name="ce409">
            <text:p>AIWT6-123</text:p>
          </table:table-cell>
          <table:table-cell office:value-type="string" table:style-name="ce277">
            <text:p>Automatic decision making of the Electronic Declaration System of the State Revenue Service</text:p>
          </table:table-cell>
          <table:table-cell office:value-type="string" table:style-name="ce24">
            <text:p>https://www.vid.gov.lv/en/electronic-declaration-system</text:p>
          </table:table-cell>
          <table:table-cell office:value-type="string" table:style-name="ce279">
            <text:p>The Electronic Declaration System (EDS) of the State Revenue Service shall use the decision-making automating elements by automatically verifying the submitted declarations. It allows the approval of a declaration up to 2/3 which does not reveal non-compliance and thus allows experts to devote time only to checking declarations where non-compliance has been detected. In the future, there is great potential for ML solutions that will help to explore the client of public administration by promoting more efficient services for citizens, reducing the shadow economy and money laundering. At: https://www.vid.gov.lv/en/electronic-declaration-system "EDS provides automated verification of correctness of document completion and information of the customer about results."</text:p>
          </table:table-cell>
          <table:table-cell office:value-type="string" table:content-validation-name="val14" table:style-name="ce276">
            <text:p>National</text:p>
          </table:table-cell>
          <table:table-cell office:value-type="string" table:content-validation-name="val13" table:style-name="ce22">
            <text:p>Latvia</text:p>
          </table:table-cell>
          <table:table-cell office:value-type="string" table:content-validation-name="val12" table:style-name="ce295">
            <text:p>LT</text:p>
          </table:table-cell>
          <table:table-cell office:value-type="string" table:style-name="ce276">
            <text:p>State Revenue Service<text:s/></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18" table:style-name="ce281">
            <text:p>2018</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office:value-type="string" table:style-name="ce284">
            <text:p>data risk indicator</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Decision Support</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Mail to AI Watch (15-5-2020)</text:p>
          </table:table-cell>
          <table:table-cell office:value-type="date" office:date-value="2020-01-01T00:00:00" table:style-name="ce292">
            <text:p>01/01/2020</text:p>
          </table:table-cell>
          <table:table-cell office:value-type="date" office:date-value="2021-06-18T00:00:00" table:style-name="ce292">
            <text:p>18/06/2021</text:p>
          </table:table-cell>
          <table:table-cell table:number-columns-repeated="16321"/>
        </table:table-row>
        <table:table-row table:style-name="ro2">
          <table:table-cell office:value-type="float" office:value="128" table:style-name="ce408">
            <text:p>128</text:p>
          </table:table-cell>
          <table:table-cell office:value-type="string" table:style-name="ce409">
            <text:p>AIWT6-128</text:p>
          </table:table-cell>
          <table:table-cell office:value-type="string" table:style-name="ce277">
            <text:p>FCIS - Machine learning to identify suspicious patterns (trade, financial flows)</text:p>
          </table:table-cell>
          <table:table-cell office:value-type="string" table:style-name="ce300">
            <text:p> </text:p>
          </table:table-cell>
          <table:table-cell office:value-type="string" table:style-name="ce279">
            <text:p>Lithuanian Customs 's Financial Crime Investigations Service are using machine learning to identify suspicious patterns (trade, financial flows). This is part of a H2020 project, which, among other things, will explore using AI for better processing and analysis of data. The project will aim to apply Artificial Intelligence, data analysis and data visualization methods over two years, allowing law enforcement professionals to link, prioritize and analyze information gathered from different sources to facilitate decision-making. Several organizational units will be directly involved in the development of a targeted data processing and analysis system.</text:p>
          </table:table-cell>
          <table:table-cell office:value-type="string" table:content-validation-name="val14" table:style-name="ce276">
            <text:p>National</text:p>
          </table:table-cell>
          <table:table-cell office:value-type="string" table:content-validation-name="val13" table:style-name="ce22">
            <text:p>Latvia</text:p>
          </table:table-cell>
          <table:table-cell office:value-type="string" table:content-validation-name="val12" table:style-name="ce295">
            <text:p>LT</text:p>
          </table:table-cell>
          <table:table-cell office:value-type="string" table:style-name="ce276">
            <text:p>Lithuanian customs</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ublic order and safety n.e.c.</text:p>
          </table:table-cell>
          <table:table-cell office:value-type="string" table:content-validation-name="val8" table:style-name="ce281">
            <text:p>Pilot</text:p>
          </table:table-cell>
          <table:table-cell office:value-type="float" office:value="2021" table:style-name="ce281">
            <text:p>2021</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upporting inspec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Security and privacy</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01">
            <text:p>http://www.fntt.lt/lt/ivykiai/fntt-kartu-su-partneriais-pradeda-igyvendinti-europos-sajungos-moksliniu-tyrimu-ir-inovaciju-lesomis-remiama-projekta/3768</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40" table:style-name="ce408">
            <text:p>140</text:p>
          </table:table-cell>
          <table:table-cell office:value-type="string" table:style-name="ce409">
            <text:p>AIWT6-140</text:p>
          </table:table-cell>
          <table:table-cell office:value-type="string" table:style-name="ce277">
            <text:p>Amberscript - Automated speech translation for public organisations</text:p>
          </table:table-cell>
          <table:table-cell office:value-type="string" table:style-name="ce27">
            <text:p>https://www.amberscript.com/en/</text:p>
          </table:table-cell>
          <table:table-cell office:value-type="string" table:style-name="ce279">
            <text:p>Many Dutch municipalities, like the municipality of Staphorst, have implemented speech recognition model through a company product, AmberScript specialized in speech recognition, for providing automated speech translation coming from municipality council and bringing transparency on how decisions are made for the citizens. The product has been specifically trained on data from the public sector meetings. A dataset of more than 1.000 hours of audio with transcriptions was compiled, cleaned and processed into the AI Model. Now the product is capable of transcribing many of the discussions held in the municipal meetings, allowing citizens with hearing imparities to follow political debates online.<text:s/></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About 120 different municipalities in the Netherlands</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Audio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speech recognition</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Inclusion and accessibility</text:p>
          </table:table-cell>
          <table:table-cell office:value-type="string" table:content-validation-name="val25" table:style-name="ce287">
            <text:p>Transparency</text:p>
          </table:table-cell>
          <table:table-cell office:value-type="string" table:content-validation-name="val24" table:style-name="ce287">
            <text:p>Digitising</text:p>
            <text:p>Automate</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office:value-type="string" table:style-name="ce289">
            <text:p>x</text:p>
          </table:table-cell>
          <table:table-cell table:number-columns-repeated="2" table:style-name="ce289"/>
          <table:table-cell office:value-type="string" table:style-name="ce290">
            <text:p>Open government capabilities</text:p>
          </table:table-cell>
          <table:table-cell table:style-name="ce289"/>
          <table:table-cell office:value-type="string" table:style-name="ce289">
            <text:p>x</text:p>
          </table:table-cell>
          <table:table-cell table:style-name="ce289"/>
          <table:table-cell office:value-type="string" table:style-name="ce282">
            <text:p>https://www.amberscript.com/en/news/amberscript-makes-council-meetings-of-dutch-municipalities-accessible-to-the-deaf-and-hearing-impaired</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42" table:style-name="ce408">
            <text:p>142</text:p>
          </table:table-cell>
          <table:table-cell office:value-type="string" table:style-name="ce409">
            <text:p>AIWT6-142</text:p>
          </table:table-cell>
          <table:table-cell office:value-type="string" table:style-name="ce277">
            <text:p>Xomnia - Law enforcement optimization system</text:p>
          </table:table-cell>
          <table:table-cell office:value-type="string" table:style-name="ce27">
            <text:p><text:a xlink:href="https://www.xomnia.com/law-enforcement-optimization-at-amsterdam/">https://www.xomnia.com/law-enforcement-optimization-at-amsterdam/</text:a></text:p>
          </table:table-cell>
          <table:table-cell office:value-type="string" table:style-name="ce279">
            <text:p>For the municipality of Amsterdam, Xomnia built a user-friendly dashboard to optimize law enforcement. Xomnia harvested data from 7 entirely different data sources stored in the municipality’s data silos, such as GPS data from walkie-talkies and text data from fines collected by PDA’s and control room reports. The data was reconstructed and interconnected to enable dynamic data exploring for creating the dashboard.</text:p>
          </table:table-cell>
          <table:table-cell office:value-type="string" table:content-validation-name="val14" table:style-name="ce276">
            <text:p>Loc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City of Amsterdam</text:p>
          </table:table-cell>
          <table:table-cell office:value-type="string" table:content-validation-name="val11" table:style-name="ce281">
            <text:p>Local 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17" table:style-name="ce281">
            <text:p>2017</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Optimis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Structuring</text:p>
            <text:p>Transform</text:p>
          </table:table-cell>
          <table:table-cell office:value-type="string" table:content-validation-name="val1" table:style-name="ce287">
            <text:p>Detection ​</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01">
            <text:p>https://www.xomnia.com/law-enforcement-optimization-at-amsterdam/</text:p>
          </table:table-cell>
          <table:table-cell office:value-type="date" office:date-value="2020-01-01T00:00:00" table:style-name="ce292">
            <text:p>01/01/2020</text:p>
          </table:table-cell>
          <table:table-cell office:value-type="date" office:date-value="2021-06-18T00:00:00" table:style-name="ce292">
            <text:p>18/06/2021</text:p>
          </table:table-cell>
          <table:table-cell table:number-columns-repeated="16321"/>
        </table:table-row>
        <table:table-row table:style-name="ro2">
          <table:table-cell office:value-type="float" office:value="143" table:style-name="ce408">
            <text:p>143</text:p>
          </table:table-cell>
          <table:table-cell office:value-type="string" table:style-name="ce409">
            <text:p>AIWT6-143</text:p>
          </table:table-cell>
          <table:table-cell office:value-type="string" table:style-name="ce277">
            <text:p>SHAP - Holiday rental home fraud</text:p>
          </table:table-cell>
          <table:table-cell office:value-type="string" table:style-name="ce27">
            <text:p><text:a xlink:href="https://algoritmeregister.amsterdam.nl/vakantieverhuur-woningfraude/">https://algoritmeregister.amsterdam.nl/vakantieverhuur-woningfraude/</text:a></text:p>
          </table:table-cell>
          <table:table-cell office:value-type="string" table:style-name="ce279">
            <text:p>In the city of Amsterdam, a pilot is being carried out which uses AI and algorithms to track down people illegally renting out their homes via platforms, such as Airbnb. Housing fraud is an increasingly big issue in the city of Amsterdam according to the Court of Audit of Amsterdam, leading to harms of the neighbourhood.<text:s/></text:p>
            <text:p>The algorithm will include information about previous housing fraud, information from the city’s population registries and building data from the city’s registry of addresses and buildings. While this information is also usable for analysis by civil servants themselves, the use of the AI system is expected will speed up the process significantly and enable more accurate responses as it can connect multiple factors together in ways civil servants themselves would not be able to.<text:s/></text:p>
          </table:table-cell>
          <table:table-cell office:value-type="string" table:content-validation-name="val14" table:style-name="ce276">
            <text:p>Loc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City of Amsterdam<text:s/></text:p>
          </table:table-cell>
          <table:table-cell office:value-type="string" table:content-validation-name="val11" table:style-name="ce281">
            <text:p>Local Government</text:p>
          </table:table-cell>
          <table:table-cell office:value-type="string" table:content-validation-name="val10" table:style-name="ce282">
            <text:p>Housing and community amenities</text:p>
          </table:table-cell>
          <table:table-cell office:value-type="string" table:content-validation-name="val9" table:style-name="ce281">
            <text:p>Housing.</text:p>
          </table:table-cell>
          <table:table-cell office:value-type="string" table:content-validation-name="val8" table:style-name="ce281">
            <text:p>Not in use anymore</text:p>
          </table:table-cell>
          <table:table-cell office:value-type="float" office:value="2017" table:style-name="ce281">
            <text:p>2017</text:p>
          </table:table-cell>
          <table:table-cell table:style-name="ce279"/>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Monitoring policy implementation</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algoritmeregister.amsterdam.nl/vakantieverhuur-woningfraude/</text:p>
          </table:table-cell>
          <table:table-cell office:value-type="date" office:date-value="2020-01-01T00:00:00" table:style-name="ce292">
            <text:p>01/01/2020</text:p>
          </table:table-cell>
          <table:table-cell office:value-type="date" office:date-value="2021-06-18T00:00:00" table:style-name="ce292">
            <text:p>18/06/2021</text:p>
          </table:table-cell>
          <table:table-cell table:number-columns-repeated="16321"/>
        </table:table-row>
        <table:table-row table:style-name="ro2">
          <table:table-cell office:value-type="float" office:value="145" table:style-name="ce408">
            <text:p>145</text:p>
          </table:table-cell>
          <table:table-cell office:value-type="string" table:style-name="ce409">
            <text:p>AIWT6-145</text:p>
          </table:table-cell>
          <table:table-cell office:value-type="string" table:style-name="ce277">
            <text:p>ANPR - Car plate recognition</text:p>
          </table:table-cell>
          <table:table-cell office:value-type="string" table:style-name="ce24">
            <text:p>https://www.politie.nl/onderwerpen/anpr.html</text:p>
            <text:p>https://viso.ai/computer-vision/automatic-number-plate-recognition-anpr/#:~:text=Automatic%20number%20plate%20recognition%20is,or%20photo%20footage%20from%20cameras.</text:p>
          </table:table-cell>
          <table:table-cell office:value-type="string" table:style-name="ce279">
            <text:p>The ANPR system uses number plate recognition software for a variety of usages such as paid parking, traffic control, tax avoidance, environmental protection and more. It is used in more than 2000 administrations and is seen as a strong multi-purpose AI application</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Dutch Police</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19" table:style-name="ce281">
            <text:p>2019</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Yes</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Security and privacy</text:p>
          </table:table-cell>
          <table:table-cell office:value-type="string" table:content-validation-name="val25" table:style-name="ce287">
            <text:p>Administrative simplification</text:p>
          </table:table-cell>
          <table:table-cell office:value-type="string" table:content-validation-name="val24" table:style-name="ce287">
            <text:p>Digitising</text:p>
            <text:p>Automate</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1st Peer Learning Workshop AI Watch</text:p>
          </table:table-cell>
          <table:table-cell office:value-type="date" office:date-value="2020-01-01T00:00:00" table:style-name="ce292">
            <text:p>01/01/2020</text:p>
          </table:table-cell>
          <table:table-cell office:value-type="date" office:date-value="2021-06-15T00:00:00" table:style-name="ce292">
            <text:p>15/06/2021</text:p>
          </table:table-cell>
          <table:table-cell table:number-columns-repeated="16321"/>
        </table:table-row>
        <table:table-row table:style-name="ro2">
          <table:table-cell office:value-type="float" office:value="148" table:style-name="ce408">
            <text:p>148</text:p>
          </table:table-cell>
          <table:table-cell office:value-type="string" table:style-name="ce409">
            <text:p>AIWT6-148</text:p>
          </table:table-cell>
          <table:table-cell office:value-type="string" table:style-name="ce277">
            <text:p>Cameras - Detection holding a phone in car</text:p>
          </table:table-cell>
          <table:table-cell office:value-type="string" table:style-name="ce27">
            <text:p>https://www.om.nl/actueel/nieuws/2020/11/12/openbaar-ministerie-start-digitale-handhaving-op-handheld-telefoongebruik-achter-het-stuur</text:p>
          </table:table-cell>
          <table:table-cell office:value-type="string" table:style-name="ce279">
            <text:p>The Dutch Public Prosecution Service will intensify enforcement on the detention of mobile devices. With smart cameras that automatically forward violations to the Central Judicial Collection Agency (CJIB). The camera takes pictures of each passer-by, showing whether the driver is holding his mobile phone or not. Because the pictures are taken downwards, the driver's face is not in the picture. The license plate does, and the photo shows clearly and clearly whether someone is holding a mobile device behind the wheel. Only those photos where the system suspects that a phone is being held will be forwarded to the CJIB. A staff member carries out the final assessment at the CJIB. This can result in a fine of 240 euros.</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Dutch Public Procesecution Service</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Security and priva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om.nl/actueel/nieuws/2020/11/12/openbaar-ministerie-start-digitale-handhaving-op-handheld-telefoongebruik-achter-het-stuur</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52" table:style-name="ce408">
            <text:p>152</text:p>
          </table:table-cell>
          <table:table-cell office:value-type="string" table:style-name="ce409">
            <text:p>AIWT6-152</text:p>
          </table:table-cell>
          <table:table-cell office:value-type="string" table:style-name="ce277">
            <text:p>SIA - Notifications public space</text:p>
          </table:table-cell>
          <table:table-cell office:value-type="string" table:style-name="ce24">
            <text:p>https://tada.city/en/nieuws/algorithms-for-more-fairness-in-the-city/</text:p>
          </table:table-cell>
          <table:table-cell office:value-type="string" table:style-name="ce279">
            <text:p>Notifications provided by citizens on problems in the public space are categorized automatically and send to the responsible department.<text:s/></text:p>
          </table:table-cell>
          <table:table-cell office:value-type="string" table:content-validation-name="val14" table:style-name="ce276">
            <text:p>Loc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Municipality of Dordrecht</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Implemented</text:p>
          </table:table-cell>
          <table:table-cell office:value-type="float" office:value="2019" table:style-name="ce281">
            <text:p>2019</text:p>
          </table:table-cell>
          <table:table-cell table:style-name="ce279"/>
          <table:table-cell office:value-type="string" table:content-validation-name="val7" table:style-name="ce283">
            <text:p>Communication</text:p>
          </table:table-cell>
          <table:table-cell office:value-type="string" table:content-validation-name="val6" table:style-name="ce284">
            <text:p>Optimisat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data categorisation</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User-centricity</text:p>
          </table:table-cell>
          <table:table-cell office:value-type="string" table:content-validation-name="val25" table:style-name="ce287">
            <text:p>Security and privacy</text:p>
          </table:table-cell>
          <table:table-cell office:value-type="string" table:content-validation-name="val24" table:style-name="ce287">
            <text:p>Classifica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depilotstarter.vng.nl/projecten/datagedreven-werken/toepassen-artificial-intelligence-bij-meldingen-openbare-ruimte</text:p>
          </table:table-cell>
          <table:table-cell office:value-type="date" office:date-value="2020-01-01T00:00:00" table:style-name="ce292">
            <text:p>01/01/2020</text:p>
          </table:table-cell>
          <table:table-cell office:value-type="date" office:date-value="2021-06-18T00:00:00" table:style-name="ce292">
            <text:p>18/06/2021</text:p>
          </table:table-cell>
          <table:table-cell table:number-columns-repeated="16321"/>
        </table:table-row>
        <table:table-row table:style-name="ro2">
          <table:table-cell office:value-type="float" office:value="154" table:style-name="ce408">
            <text:p>154</text:p>
          </table:table-cell>
          <table:table-cell office:value-type="string" table:style-name="ce409">
            <text:p>AIWT6-154</text:p>
          </table:table-cell>
          <table:table-cell office:value-type="string" table:style-name="ce277">
            <text:p>RWS - Machine learning for road accident predictions</text:p>
          </table:table-cell>
          <table:table-cell office:value-type="string" table:style-name="ce300">
            <text:p> </text:p>
          </table:table-cell>
          <table:table-cell office:value-type="string" table:style-name="ce279">
            <text:p>The Netherlands Ministry of Water and Infrastructure Management (RWS) operates a 24h incident management service. Traffic managers process real-time data from 15+ screens, with chances of an accident being missed. Traffic inspectors need to ensure they are optimally positioned in their deployment zone to minimize travel time to accident sites. For this, Data Science for Social Good has been working with Rijkswaterstaat to create a machine learning model using data from incidents recorded between 2012 to 2016, road characteristics, speed and flow traffic data and weather data. The model predicts within a given time window and road segment the probability of an accident. Overlaying this on a heatmap we are able to display to traffic managers the road sections with the highest likelihood of accidents and allow them to better allocate inspectors to road sections to patrol. The solution gives a 3 to 4 times improvement on a baseline, where traffic inspectors patrol random road segments.</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329</text:p>
          </table:table-cell>
          <table:table-cell office:value-type="string" table:style-name="ce276">
            <text:p>Rijkswaterstraat</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ublic order and safety n.e.c.</text:p>
          </table:table-cell>
          <table:table-cell office:value-type="string" table:content-validation-name="val8" table:style-name="ce281">
            <text:p>Implemented</text:p>
          </table:table-cell>
          <table:table-cell office:value-type="float" office:value="2019" table:style-name="ce281">
            <text:p>2019</text:p>
          </table:table-cell>
          <table:table-cell table:style-name="ce281"/>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Planning and Schedul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Prediction and planning<text: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Security and privacy</text:p>
          </table:table-cell>
          <table:table-cell office:value-type="string" table:content-validation-name="val25" table:style-name="ce287">
            <text:p>Assessment of Effectiveness and Efficiency</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www.dssgfellowship.org/project/rijkswaterstaat-netherlands/</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67" table:style-name="ce408">
            <text:p>167</text:p>
          </table:table-cell>
          <table:table-cell office:value-type="string" table:style-name="ce409">
            <text:p>AIWT6-167</text:p>
          </table:table-cell>
          <table:table-cell office:value-type="string" table:style-name="ce277">
            <text:p>PRORAIL: Rail trespassers prediction</text:p>
          </table:table-cell>
          <table:table-cell office:value-type="string" table:style-name="ce27">
            <text:p><text:a xlink:href="https://www.iotworldtoday.com/2020/02/06/how-iot-brings-railway-efficiency-to-dutch-rail-network/">https://www.iotworldtoday.com/2020/02/06/how-iot-brings-railway-efficiency-to-dutch-rail-network/</text:a></text:p>
          </table:table-cell>
          <table:table-cell office:value-type="string" table:style-name="ce279">
            <text:p>Data generated by IoT sensors enables ProRail to understand conditions it couldn’t previously, with human analysis alone. “What really helps is using data to create different estimates and insights that they didn’t have before, or correlations that they didn’t see earlier, or maybe calculate options that are beyond human possibilities because we have a computer that can do a million type of calculations,” said Thymo van den Brug, manager of development, asset management Information at ProRail, in a recent article on the use of data in the rail system. <text:s/>As a result, IoT sensor data enables ProRail to optimize train schedules and maintain equipment—two serious challenges for railway efficiency. To conduct preventative maintenance, ProRail uses a railway track monitoring system that collects data and monitors the state of the track infrastructure on various routes. Data can secure the physical environs as well. ProRail uses algorithms to determine when and where a trespasser might decide to walk on the track, for example.</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text:s/>ProRail B.V</text:p>
          </table:table-cell>
          <table:table-cell office:value-type="string" table:content-validation-name="val11" table:style-name="ce281">
            <text:p>Governmental</text:p>
          </table:table-cell>
          <table:table-cell office:value-type="string" table:content-validation-name="val10" table:style-name="ce282">
            <text:p>Economic affairs</text:p>
          </table:table-cell>
          <table:table-cell office:value-type="string" table:content-validation-name="val9" table:style-name="ce281">
            <text:p>Transport</text:p>
          </table:table-cell>
          <table:table-cell office:value-type="string" table:content-validation-name="val8" table:style-name="ce281">
            <text:p>Pilot</text:p>
          </table:table-cell>
          <table:table-cell office:value-type="float" office:value="2020" table:style-name="ce281">
            <text:p>2020</text:p>
          </table:table-cell>
          <table:table-cell office:value-type="float" office:value="2021" table:style-name="ce279">
            <text:p>2021</text:p>
          </table:table-cell>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4">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4"/>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Calculation​</text:p>
          </table:table-cell>
          <table:table-cell office:value-type="string" table:content-validation-name="val1" table:style-name="ce287">
            <text:p>Decision Support</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301">
            <text:p><text:a xlink:href="https://link.springer.com/article/10.1007/s11116-020-10109-9">https://link.springer.com/article/10.1007/s11116-020-10109-9</text:a></text:p>
          </table:table-cell>
          <table:table-cell office:value-type="date" office:date-value="2020-01-01T00:00:00" table:style-name="ce292">
            <text:p>01/01/2020</text:p>
          </table:table-cell>
          <table:table-cell office:value-type="date" office:date-value="2020-01-01T00:00:00" table:style-name="ce292">
            <text:p>01/01/2020</text:p>
          </table:table-cell>
          <table:table-cell table:number-columns-repeated="16321"/>
        </table:table-row>
        <table:table-row table:style-name="ro2">
          <table:table-cell office:value-type="float" office:value="169" table:style-name="ce408">
            <text:p>169</text:p>
          </table:table-cell>
          <table:table-cell office:value-type="string" table:style-name="ce409">
            <text:p>AIWT6-169</text:p>
          </table:table-cell>
          <table:table-cell office:value-type="string" table:style-name="ce277">
            <text:p>Nancy - Access to National library assets</text:p>
          </table:table-cell>
          <table:table-cell office:value-type="string" table:style-name="ce27">
            <text:p><text:a xlink:href="https://www.youtube.com/watch?v=o_6M_ZL7AuU">https://www.youtube.com/watch?v=o_6M_ZL7AuU</text:a></text:p>
          </table:table-cell>
          <table:table-cell office:value-type="string" table:style-name="ce279">
            <text:p>The Norwegian national library's solution based on commercially available AI to provide better access and deeper insight into their extensive collection of text, images and video. Production of new catalogue data. Metadata production based on Machine Learning.</text:p>
          </table:table-cell>
          <table:table-cell office:value-type="string" table:content-validation-name="val14" table:style-name="ce276">
            <text:p>National</text:p>
          </table:table-cell>
          <table:table-cell office:value-type="string" table:content-validation-name="val13" table:style-name="ce22">
            <text:p>Norway</text:p>
          </table:table-cell>
          <table:table-cell office:value-type="string" table:content-validation-name="val12" table:style-name="ce295">
            <text:p>NO</text:p>
          </table:table-cell>
          <table:table-cell office:value-type="string" table:style-name="ce276">
            <text:p>National Library of Norway</text:p>
          </table:table-cell>
          <table:table-cell office:value-type="string" table:content-validation-name="val11" table:style-name="ce281">
            <text:p>Central-Government</text:p>
          </table:table-cell>
          <table:table-cell office:value-type="string" table:content-validation-name="val10" table:style-name="ce282">
            <text:p>Education</text:p>
          </table:table-cell>
          <table:table-cell office:value-type="string" table:content-validation-name="val9" table:style-name="ce281">
            <text:p>Education n.e.c.</text:p>
          </table:table-cell>
          <table:table-cell office:value-type="string" table:content-validation-name="val8" table:style-name="ce281">
            <text:p>Implemented</text:p>
          </table:table-cell>
          <table:table-cell office:value-type="float" office:value="2019" table:style-name="ce281">
            <text:p>2019</text:p>
          </table:table-cell>
          <table:table-cell table:style-name="ce281"/>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Search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Openness</text:p>
          </table:table-cell>
          <table:table-cell office:value-type="string" table:content-validation-name="val24" table:style-name="ce287">
            <text:p>Classification</text:p>
          </table:table-cell>
          <table:table-cell office:value-type="string" table:content-validation-name="val1" table:style-name="ce287">
            <text:p>Conversation</text:p>
            <text:p>Support​ interaction</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youtube.com/watch?v=o_6M_ZL7AuU</text:p>
          </table:table-cell>
          <table:table-cell office:value-type="date" office:date-value="2020-01-01T00:00:00" table:style-name="ce292">
            <text:p>01/01/2020</text:p>
          </table:table-cell>
          <table:table-cell office:value-type="date" office:date-value="2021-06-21T00:00:00" table:style-name="ce292">
            <text:p>21/06/2021</text:p>
          </table:table-cell>
          <table:table-cell table:number-columns-repeated="16321"/>
        </table:table-row>
        <table:table-row table:style-name="ro2">
          <table:table-cell office:value-type="float" office:value="171" table:style-name="ce408">
            <text:p>171</text:p>
          </table:table-cell>
          <table:table-cell office:value-type="string" table:style-name="ce409">
            <text:p>AIWT6-171</text:p>
          </table:table-cell>
          <table:table-cell office:value-type="string" table:style-name="ce277">
            <text:p>Lanekassen - Improve control on students with loan payments and identification</text:p>
          </table:table-cell>
          <table:table-cell office:value-type="string" table:style-name="ce27">
            <text:p><text:a xlink:href="https://norwaytoday.info/education/artificial-intelligence-revealed-more-loan-fund-cheating/">https://norwaytoday.info/education/artificial-intelligence-revealed-more-loan-fund-cheating/</text:a></text:p>
          </table:table-cell>
          <table:table-cell office:value-type="string" table:style-name="ce279">
            <text:p>The Norwegian student loan fund (Lånekassen) has for the first time used Artificial Intelligence (AI) to select account controls. It provided twice as many revelations of cheating. The book check is done among students who state that they live away from home, since only students who do not live with their parents can get the loan back from grants. Lånekassen’s book check in 2018 included 25,000 students. 15,000 were picked out by Artificial Intelligence (machine learning), while 10,000 were picked out by random selection (control group). The results showed that Artificial Intelligence made it easier to find those who are not really living away from home, said the Loan Fund. 5.5% in the control group and 11.6% in the machine learning group did not pass the book check. It shows that the machine learning selection has been twice as effective as the random selection in finding students who have given us incorrect information about housing</text:p>
          </table:table-cell>
          <table:table-cell office:value-type="string" table:content-validation-name="val14" table:style-name="ce276">
            <text:p>National</text:p>
          </table:table-cell>
          <table:table-cell office:value-type="string" table:content-validation-name="val13" table:style-name="ce22">
            <text:p>Norway</text:p>
          </table:table-cell>
          <table:table-cell office:value-type="string" table:content-validation-name="val12" table:style-name="ce295">
            <text:p>NO</text:p>
          </table:table-cell>
          <table:table-cell office:value-type="string" table:style-name="ce276">
            <text:p>Norwegian student loan fund (Lånekassen)</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19" table:style-name="ce281">
            <text:p>2019</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Optimisation</text:p>
          </table:table-cell>
          <table:table-cell table:content-validation-name="val6" table:style-name="ce284"/>
          <table:table-cell table:content-validation-name="val6" table:style-name="ce284"/>
          <table:table-cell office:value-type="string" table:style-name="ce284">
            <text:p>data risk indicator</text:p>
          </table:table-cell>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Prediction and planning<text: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Technology Neutrality and Data Portability</text:p>
          </table:table-cell>
          <table:table-cell office:value-type="string" table:content-validation-name="val24" table:style-name="ce287">
            <text:p>Detection ​</text:p>
          </table:table-cell>
          <table:table-cell office:value-type="string" table:content-validation-name="val1" table:style-name="ce287">
            <text:p>Classification</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norwaytoday.info/education/artificial-intelligence-revealed-more-loan-fund-cheating/</text:p>
          </table:table-cell>
          <table:table-cell office:value-type="date" office:date-value="2020-01-01T00:00:00" table:style-name="ce292">
            <text:p>01/01/2020</text:p>
          </table:table-cell>
          <table:table-cell office:value-type="date" office:date-value="2020-01-01T00:00:00" table:style-name="ce292">
            <text:p>01/01/2020</text:p>
          </table:table-cell>
          <table:table-cell table:number-columns-repeated="16321"/>
        </table:table-row>
        <table:table-row table:style-name="ro2">
          <table:table-cell office:value-type="float" office:value="174" table:style-name="ce408">
            <text:p>174</text:p>
          </table:table-cell>
          <table:table-cell office:value-type="string" table:style-name="ce409">
            <text:p>AIWT6-174</text:p>
          </table:table-cell>
          <table:table-cell office:value-type="string" table:style-name="ce277">
            <text:p>TrondHeim - Insolvency Prediction</text:p>
          </table:table-cell>
          <table:table-cell table:style-name="ce299"/>
          <table:table-cell office:value-type="string" table:style-name="ce279">
            <text:p>The TrondHeim Municipality has been working on an AI system capable of predicting which companies had a higher chance of become insolvent. This enable the organisation to detect companies at risk at take pre-emptive actions. The predictions were accurate to around 80% a year (an accuracy of 90% would have been much more preferred).</text:p>
          </table:table-cell>
          <table:table-cell office:value-type="string" table:content-validation-name="val14" table:style-name="ce276">
            <text:p>Local</text:p>
          </table:table-cell>
          <table:table-cell office:value-type="string" table:content-validation-name="val13" table:style-name="ce22">
            <text:p>Norway</text:p>
          </table:table-cell>
          <table:table-cell office:value-type="string" table:content-validation-name="val12" table:style-name="ce295">
            <text:p>NO</text:p>
          </table:table-cell>
          <table:table-cell office:value-type="string" table:style-name="ce276">
            <text:p>Trondheim Municipality</text:p>
          </table:table-cell>
          <table:table-cell office:value-type="string" table:content-validation-name="val11" table:style-name="ce281">
            <text:p>Local Government</text:p>
          </table:table-cell>
          <table:table-cell office:value-type="string" table:content-validation-name="val10" table:style-name="ce282">
            <text:p>Economic affairs</text:p>
          </table:table-cell>
          <table:table-cell office:value-type="string" table:content-validation-name="val9" table:style-name="ce281">
            <text:p>General economic, commercial and labour affair</text:p>
          </table:table-cell>
          <table:table-cell office:value-type="string" table:content-validation-name="val8" table:style-name="ce281">
            <text:p>Implemented</text:p>
          </table:table-cell>
          <table:table-cell office:value-type="float" office:value="2018" table:style-name="ce281">
            <text:p>2018</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Planning and Schedul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Prediction and planning<text: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User-centricity</text:p>
          </table:table-cell>
          <table:table-cell office:value-type="string" table:content-validation-name="val25" table:style-name="ce287">
            <text:p>Transparency</text:p>
          </table:table-cell>
          <table:table-cell office:value-type="string" table:content-validation-name="val24" table:style-name="ce287">
            <text:p>Calcula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norden.diva-portal.org/smash/get/diva2:1375500/FULLTEXT01.pdf</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78" table:style-name="ce408">
            <text:p>178</text:p>
          </table:table-cell>
          <table:table-cell office:value-type="string" table:style-name="ce409">
            <text:p>AIWT6-178</text:p>
          </table:table-cell>
          <table:table-cell office:value-type="string" table:style-name="ce277">
            <text:p>HAL - classification of documents</text:p>
          </table:table-cell>
          <table:table-cell office:value-type="string" table:style-name="ce27">
            <text:p><text:a xlink:href="https://www.regjeringen.no/en/dokumenter/nasjonal-strategi-for-kunstig-intelligens/id2685594/?ch=4#id0022">https://www.regjeringen.no/en/dokumenter/nasjonal-strategi-for-kunstig-intelligens/id2685594/?ch=4#id0022</text:a></text:p>
          </table:table-cell>
          <table:table-cell office:value-type="string" table:style-name="ce279">
            <text:p>The Ministry of Foreign Affairs (MFA) use ML and NLP to analyse and classify reports from embassies and delegations. Every year, the Ministry of Foreign Affairs (MFA) receives up to 6,000 reports from Norwegian embassies, delegations, etc. Previously it was extremely difficult to navigate all this information. Since the MFA adopted machine learning and NLP to analyse and classify the content of these documents, it has been possible to find almost all relevant information on a given subject matter. The solution is also used to extract key information in reports and prepare summaries.</text:p>
            <text:p>In the work on developing this solution, the MFA cooperated with the University of Oslo, which provided solutions for categorising the Norwegian language. The plan is to gradually expand the solution with information from archives and external research reports.</text:p>
          </table:table-cell>
          <table:table-cell office:value-type="string" table:content-validation-name="val14" table:style-name="ce276">
            <text:p>National</text:p>
          </table:table-cell>
          <table:table-cell office:value-type="string" table:content-validation-name="val13" table:style-name="ce22">
            <text:p>Norway</text:p>
          </table:table-cell>
          <table:table-cell office:value-type="string" table:content-validation-name="val12" table:style-name="ce295">
            <text:p>NO</text:p>
          </table:table-cell>
          <table:table-cell office:value-type="string" table:style-name="ce276">
            <text:p>Ministry of Foreign Affairs</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Foreign economic aid.</text:p>
          </table:table-cell>
          <table:table-cell office:value-type="string" table:content-validation-name="val8" table:style-name="ce281">
            <text:p>In development</text:p>
          </table:table-cell>
          <table:table-cell office:value-type="float" office:value="2017" table:style-name="ce281">
            <text:p>2017</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Classific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string" table:style-name="ce290">
            <text:p>Open government capabilities</text:p>
          </table:table-cell>
          <table:table-cell table:style-name="ce289"/>
          <table:table-cell office:value-type="string" table:style-name="ce289">
            <text:p>x</text:p>
          </table:table-cell>
          <table:table-cell table:style-name="ce289"/>
          <table:table-cell office:value-type="string" table:style-name="ce282">
            <text:p>1st Peer Learning Workshop AI watch,<text:s/></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94" table:style-name="ce408">
            <text:p>194</text:p>
          </table:table-cell>
          <table:table-cell office:value-type="string" table:style-name="ce409">
            <text:p>AIWT6-194</text:p>
          </table:table-cell>
          <table:table-cell office:value-type="string" table:style-name="ce277">
            <text:p>EPISA - Entity and property inference for semantic archives</text:p>
          </table:table-cell>
          <table:table-cell office:value-type="string" table:style-name="ce27">
            <text:p><text:a xlink:href="https://www.inesctec.pt/en/projects/episa#technical_sheet">https://www.inesctec.pt/en/projects/episa#technical_sheet</text:a></text:p>
          </table:table-cell>
          <table:table-cell office:value-type="string" table:style-name="ce279">
            <text:p>EPISA uses natural language processing, entity recognition, and automatic learning methods in order to explore the records of documents and documents themselves if they are in digital form. From the descriptions produced by archivists, entities and relationships will be extracted that will populate a description model, semantically richer than the current one and easier to deal with automatically.<text:s/></text:p>
          </table:table-cell>
          <table:table-cell office:value-type="string" table:content-validation-name="val14" table:style-name="ce276">
            <text:p>National</text:p>
          </table:table-cell>
          <table:table-cell office:value-type="string" table:content-validation-name="val13" table:style-name="ce22">
            <text:p>Portugal</text:p>
          </table:table-cell>
          <table:table-cell office:value-type="string" table:content-validation-name="val12" table:style-name="ce295">
            <text:p>PT</text:p>
          </table:table-cell>
          <table:table-cell office:value-type="string" table:style-name="ce276">
            <text:p>National Archive of Torre do Tombo<text:s/></text:p>
          </table:table-cell>
          <table:table-cell office:value-type="string" table:content-validation-name="val11" table:style-name="ce281">
            <text:p>Central-Government</text:p>
          </table:table-cell>
          <table:table-cell office:value-type="string" table:content-validation-name="val10" table:style-name="ce282">
            <text:p>Recreation, culture and religion</text:p>
          </table:table-cell>
          <table:table-cell office:value-type="string" table:content-validation-name="val9" table:style-name="ce281">
            <text:p>Cultural services.</text:p>
          </table:table-cell>
          <table:table-cell office:value-type="string" table:content-validation-name="val8" table:style-name="ce281">
            <text:p>In development</text:p>
          </table:table-cell>
          <table:table-cell office:value-type="float" office:value="2021" table:style-name="ce281">
            <text:p>2021</text:p>
          </table:table-cell>
          <table:table-cell office:value-type="float" office:value="2022" table:style-name="ce279">
            <text:p>2022</text:p>
          </table:table-cell>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Natural language processing</text:p>
          </table:table-cell>
          <table:table-cell office:value-type="string" table:content-validation-name="val6" table:style-name="ce284">
            <text:p>Knowledge representation</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Administrative simplification</text:p>
          </table:table-cell>
          <table:table-cell office:value-type="string" table:content-validation-name="val24" table:style-name="ce287">
            <text:p>Classification</text:p>
          </table:table-cell>
          <table:table-cell office:value-type="string" table:content-validation-name="val1" table:style-name="ce287">
            <text:p>Extraction​</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ttps://www.inesctec.pt/en/news/inesc-tec-wants-to-digitise-the-largest-documental-collection-of-portugal#about</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96" table:style-name="ce408">
            <text:p>196</text:p>
          </table:table-cell>
          <table:table-cell office:value-type="string" table:style-name="ce409">
            <text:p>AIWT6-196</text:p>
          </table:table-cell>
          <table:table-cell office:value-type="string" table:style-name="ce277">
            <text:p>CCM-SNS - Verification of medical prescriptions</text:p>
          </table:table-cell>
          <table:table-cell office:value-type="string" table:style-name="ce305">
            <text:p>https://www.fct.pt/media/docs/Brochura_ResearchinDataScienceandAIappliedtoPA.pdf</text:p>
          </table:table-cell>
          <table:table-cell office:value-type="string" table:style-name="ce279">
            <text:p>In Portugal, the Control and monitoring Center from the Portuguese Public National Health Service (CCM-SNS), uses data from several databases, in order to detect and fight prescription fraud. It follows a paperless prescription program and the electronic medical prescriptions system which were both implemented in 2016 and made mandatory for the public sector. During the first seven years, the central unit detected irregularities amounting to hundreds of millions of euros, and was instrumental in starting many prosecution for fraud in the health system. According to the Ministry of Health, in the first semester of 2017, the Invoice Control Center processed 356.2 million Euros' worth of prescriptions and flagged 21.1 millions euros to the State prosecutor.</text:p>
          </table:table-cell>
          <table:table-cell office:value-type="string" table:content-validation-name="val14" table:style-name="ce276">
            <text:p>National</text:p>
          </table:table-cell>
          <table:table-cell office:value-type="string" table:content-validation-name="val13" table:style-name="ce22">
            <text:p>Portugal</text:p>
          </table:table-cell>
          <table:table-cell office:value-type="string" table:content-validation-name="val12" table:style-name="ce295">
            <text:p>PT</text:p>
          </table:table-cell>
          <table:table-cell office:value-type="string" table:style-name="ce276">
            <text:p>Portuguese Public National Health Service (Centro de Controlo e Monitorização do Sistema Nacional de Saúde)</text:p>
          </table:table-cell>
          <table:table-cell office:value-type="string" table:content-validation-name="val11" table:style-name="ce281">
            <text:p>Central-Government</text:p>
          </table:table-cell>
          <table:table-cell office:value-type="string" table:content-validation-name="val10" table:style-name="ce282">
            <text:p>Health</text:p>
          </table:table-cell>
          <table:table-cell office:value-type="string" table:content-validation-name="val9" table:style-name="ce281">
            <text:p>Health n.e.c.</text:p>
          </table:table-cell>
          <table:table-cell office:value-type="string" table:content-validation-name="val8" table:style-name="ce281">
            <text:p>In development</text:p>
          </table:table-cell>
          <table:table-cell office:value-type="float" office:value="2020" table:style-name="ce281">
            <text:p>2020</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Natural language processing</text:p>
          </table:table-cell>
          <table:table-cell office:value-type="string" table:content-validation-name="val6" table:style-name="ce284">
            <text:p>Automated reasoning</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upporting inspec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table:content-validation-name="val25" table:style-name="ce287"/>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2" table:style-name="ce289"/>
          <table:table-cell office:value-type="string" table:style-name="ce289">
            <text:p>x</text:p>
          </table:table-cell>
          <table:table-cell office:value-type="boolean" office:boolean-value="false" table:style-name="ce290">
            <text:p>FALSE</text:p>
          </table:table-cell>
          <table:table-cell table:number-columns-repeated="3" table:style-name="ce289"/>
          <table:table-cell office:value-type="string" table:style-name="ce282">
            <text:p>https://algorithmwatch.org/en/story/portugal-automated-verification-prescriptions-medical-fraud/</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197" table:style-name="ce408">
            <text:p>197</text:p>
          </table:table-cell>
          <table:table-cell office:value-type="string" table:style-name="ce409">
            <text:p>AIWT6-197</text:p>
          </table:table-cell>
          <table:table-cell office:value-type="string" table:style-name="ce277">
            <text:p>Derm.AI - Tele Dermatological Screening</text:p>
          </table:table-cell>
          <table:table-cell office:value-type="string" table:style-name="ce305">
            <text:p>https://www.fct.pt/media/docs/Brochura_ResearchinDataScienceandAIappliedtoPA.pdf</text:p>
          </table:table-cell>
          <table:table-cell office:value-type="string" table:style-name="ce279">
            <text:p><text:s/>Use of AI to enhance Tele.Dermatological Screening. Decreased skin cancer morbidity and mortality - Optimization of health processes through the integration of AI technologies in a real environment. Usage of Artificial Intelligence to Power Teledermatological Screening, Fraunhofer AICOS’ most recent project, pioneers in being fully integrated with the Primary Care Units and Hospital Dermatology Departments of the National Health Service while using AI to improve the Teledermatological processes and Machine Learning to help the decision making process. Starting this month and running for three years, this project is coordinated by AICOS and developed in partnership with SPMS – Serviços Partilhados do Ministério da Saúde, under the programme Data Science and Artificial Intelligence in Public Administration.</text:p>
          </table:table-cell>
          <table:table-cell office:value-type="string" table:content-validation-name="val14" table:style-name="ce276">
            <text:p>National</text:p>
          </table:table-cell>
          <table:table-cell office:value-type="string" table:content-validation-name="val13" table:style-name="ce22">
            <text:p>Portugal</text:p>
          </table:table-cell>
          <table:table-cell office:value-type="string" table:content-validation-name="val12" table:style-name="ce295">
            <text:p>PT</text:p>
          </table:table-cell>
          <table:table-cell office:value-type="string" table:style-name="ce276">
            <text:p>Serviços Partilhados do Ministério da Saúde</text:p>
          </table:table-cell>
          <table:table-cell office:value-type="string" table:content-validation-name="val11" table:style-name="ce281">
            <text:p>Central-Government</text:p>
          </table:table-cell>
          <table:table-cell office:value-type="string" table:content-validation-name="val10" table:style-name="ce282">
            <text:p>Health</text:p>
          </table:table-cell>
          <table:table-cell office:value-type="string" table:content-validation-name="val9" table:style-name="ce281">
            <text:p>Health n.e.c.</text:p>
          </table:table-cell>
          <table:table-cell office:value-type="string" table:content-validation-name="val8" table:style-name="ce281">
            <text:p>In development</text:p>
          </table:table-cell>
          <table:table-cell office:value-type="float" office:value="2020" table:style-name="ce281">
            <text:p>2020</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Computer vis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integration (variou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User-centricity</text:p>
          </table:table-cell>
          <table:table-cell office:value-type="string" table:content-validation-name="val25" table:style-name="ce287">
            <text:p>Preservation of information</text:p>
          </table:table-cell>
          <table:table-cell office:value-type="string" table:content-validation-name="val24" table:style-name="ce287">
            <text:p>Decision Support</text:p>
          </table:table-cell>
          <table:table-cell office:value-type="string" table:content-validation-name="val1" table:style-name="ce287">
            <text:p>Detection ​</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rse-siga.spms.min-saude.pt/category/rse-siga-derm-ai/</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04" table:style-name="ce408">
            <text:p>204</text:p>
          </table:table-cell>
          <table:table-cell office:value-type="string" table:style-name="ce409">
            <text:p>AIWT6-204</text:p>
          </table:table-cell>
          <table:table-cell office:value-type="string" table:style-name="ce277">
            <text:p>IPSTERS - Remote Sense Data</text:p>
          </table:table-cell>
          <table:table-cell office:value-type="string" table:style-name="ce24">
            <text:p>http://www.cts.uninova.pt/News/2018_10_CTS_newsletter.pdf</text:p>
            <text:p>https://joaopfonseca.github.io/projects/ipsters/</text:p>
          </table:table-cell>
          <table:table-cell office:value-type="string" table:style-name="ce279">
            <text:p>Project IPSTERS was presented by Rita Ribeiro on October 24th as part of the "A.I. Research. Public Administration" event. This type of projects are funded by the Foundation for Science and Technology (FCT) under the government program INCoDe.2030 - National Digital Competencies Initiative e.2030, which aims to reinforce the digital skills of all Portuguese society and which is being developed in the context of the National Reform Plan (PNR).</text:p>
            <text:p>The main goal of this project is to explore the applications and limitations of artificial intelligence (AI) algorithms with accelerated</text:p>
            <text:p>processing hardware capabilities, as a unit of the IPSentinel for the digestion of large volumes of remotely sensed data, to produce level-3 products for land applications with the least amount of human intervention. The project will explore two artificial intelligence approaches, one applying active learning techniques, and another based<text:s/></text:p>
            <text:p>on fuzzy logic</text:p>
          </table:table-cell>
          <table:table-cell office:value-type="string" table:content-validation-name="val14" table:style-name="ce276">
            <text:p>National</text:p>
          </table:table-cell>
          <table:table-cell office:value-type="string" table:content-validation-name="val13" table:style-name="ce22">
            <text:p>Portugal</text:p>
          </table:table-cell>
          <table:table-cell office:value-type="string" table:content-validation-name="val12" table:style-name="ce295">
            <text:p>PT</text:p>
          </table:table-cell>
          <table:table-cell office:value-type="string" table:style-name="ce276">
            <text:p>Direção-Geral do Território</text:p>
          </table:table-cell>
          <table:table-cell office:value-type="string" table:content-validation-name="val11" table:style-name="ce281">
            <text:p>Central-Government</text:p>
          </table:table-cell>
          <table:table-cell office:value-type="string" table:content-validation-name="val10" table:style-name="ce282">
            <text:p>Environmental protection</text:p>
          </table:table-cell>
          <table:table-cell office:value-type="string" table:content-validation-name="val9" table:style-name="ce281">
            <text:p>R&amp;D environmental protection.</text:p>
          </table:table-cell>
          <table:table-cell office:value-type="string" table:content-validation-name="val8" table:style-name="ce281">
            <text:p>In development</text:p>
          </table:table-cell>
          <table:table-cell office:value-type="float" office:value="2019" table:style-name="ce281">
            <text:p>2019</text:p>
          </table:table-cell>
          <table:table-cell office:value-type="float" office:value="2021" table:style-name="ce279">
            <text:p>2021</text:p>
          </table:table-cell>
          <table:table-cell office:value-type="string" table:content-validation-name="val7" table:style-name="ce283">
            <text:p>Reasoning</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office:value-type="string" table:content-validation-name="val27" table:style-name="ce287">
            <text:p>yes</text:p>
          </table:table-cell>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Structuring</text:p>
            <text:p>Transform</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www.cts.uninova.pt/News/2018_10_CTS_newsletter.pdf</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05" table:style-name="ce408">
            <text:p>205</text:p>
          </table:table-cell>
          <table:table-cell office:value-type="string" table:style-name="ce409">
            <text:p>AIWT6-205</text:p>
          </table:table-cell>
          <table:table-cell office:value-type="string" table:style-name="ce277">
            <text:p>Online Gambling Addiction Detection</text:p>
          </table:table-cell>
          <table:table-cell office:value-type="string" table:style-name="ce300">
            <text:p> </text:p>
          </table:table-cell>
          <table:table-cell office:value-type="string" table:style-name="ce279">
            <text:p>The objective of this project is to implement an AI (Artificial Intelligence)-based system that could capitalize on the vast amount of data collected every day and analyze online user behavior to model and detect the behaviors associated with addicted gamblers. Successful implementation of the system and its integration with the system currently in use by the gambling control authority will enable efficient modeling and detection of online user behaviors associated with gambling addiction. Armed with this information, the authority could deploy all actions it regards as necessary.</text:p>
          </table:table-cell>
          <table:table-cell office:value-type="string" table:content-validation-name="val14" table:style-name="ce276">
            <text:p>National</text:p>
          </table:table-cell>
          <table:table-cell office:value-type="string" table:content-validation-name="val13" table:style-name="ce22">
            <text:p>Portugal</text:p>
          </table:table-cell>
          <table:table-cell office:value-type="string" table:content-validation-name="val12" table:style-name="ce295">
            <text:p>PT</text:p>
          </table:table-cell>
          <table:table-cell office:value-type="string" table:style-name="ce276">
            <text:p>Gambling Inspection and Regulation Service</text:p>
          </table:table-cell>
          <table:table-cell office:value-type="string" table:content-validation-name="val11" table:style-name="ce281">
            <text:p>Central-Government</text:p>
          </table:table-cell>
          <table:table-cell office:value-type="string" table:content-validation-name="val10" table:style-name="ce282">
            <text:p>Social protection</text:p>
          </table:table-cell>
          <table:table-cell office:value-type="string" table:content-validation-name="val9" table:style-name="ce281">
            <text:p>Social protection n.e.c.</text:p>
          </table:table-cell>
          <table:table-cell office:value-type="string" table:content-validation-name="val8" table:style-name="ce281">
            <text:p>Pilot</text:p>
          </table:table-cell>
          <table:table-cell office:value-type="float" office:value="2020" table:style-name="ce281">
            <text:p>2020</text:p>
          </table:table-cell>
          <table:table-cell table:style-name="ce279"/>
          <table:table-cell office:value-type="string" table:content-validation-name="val7" table:style-name="ce283">
            <text:p>Learning</text:p>
          </table:table-cell>
          <table:table-cell office:value-type="string" table:content-validation-name="val6" table:style-name="ce284">
            <text:p>Planning and Schedul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Monitoring policy implementation</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fct.pt/media/docs/Brochura_ResearchinDataScienceandAIappliedtoPA.pdf</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12" table:style-name="ce408">
            <text:p>212</text:p>
          </table:table-cell>
          <table:table-cell office:value-type="string" table:style-name="ce409">
            <text:p>AIWT6-212</text:p>
          </table:table-cell>
          <table:table-cell office:value-type="string" table:style-name="ce277">
            <text:p>WISDom - Water Intelligence Data</text:p>
          </table:table-cell>
          <table:table-cell office:value-type="string" table:style-name="ce24">
            <text:p>https://cegist.tecnico.ulisboa.pt/~cegist.daemon/projects/wisdom-water-intelligence-system-data</text:p>
            <text:p>https://www.fct.pt/noticias/docs/Nelson_Carrico.pdf</text:p>
          </table:table-cell>
          <table:table-cell office:value-type="string" table:style-name="ce279">
            <text:p>Water Intelligence System Data. The WISDOM project aims to develop algorithms to extract relevant information from these data in order to support decisions, improve network management, reduce water losses, and ensure a proper water supply in quantity and quality. The project consists of five major tasks: (1) exploratory data analysis; (2) predictive analysis of water consumption; (3) spatial location of breaks; (4) identification and anticipation of anomalous events; and (5) development of a prototype system for user recommendations and decision support.</text:p>
          </table:table-cell>
          <table:table-cell office:value-type="string" table:content-validation-name="val14" table:style-name="ce276">
            <text:p>National</text:p>
          </table:table-cell>
          <table:table-cell office:value-type="string" table:content-validation-name="val13" table:style-name="ce22">
            <text:p>Portugal</text:p>
          </table:table-cell>
          <table:table-cell office:value-type="string" table:content-validation-name="val12" table:style-name="ce295">
            <text:p>PT</text:p>
          </table:table-cell>
          <table:table-cell office:value-type="string" table:style-name="ce276">
            <text:p>Portugal</text:p>
          </table:table-cell>
          <table:table-cell office:value-type="string" table:content-validation-name="val11" table:style-name="ce281">
            <text:p>Central-Government</text:p>
          </table:table-cell>
          <table:table-cell office:value-type="string" table:content-validation-name="val10" table:style-name="ce282">
            <text:p>Housing and community amenities</text:p>
          </table:table-cell>
          <table:table-cell office:value-type="string" table:content-validation-name="val9" table:style-name="ce281">
            <text:p>Water supply.</text:p>
          </table:table-cell>
          <table:table-cell office:value-type="string" table:content-validation-name="val8" table:style-name="ce281">
            <text:p>Implemented</text:p>
          </table:table-cell>
          <table:table-cell office:value-type="float" office:value="2019" table:style-name="ce281">
            <text:p>2019</text:p>
          </table:table-cell>
          <table:table-cell office:value-type="float" office:value="2021" table:style-name="ce279">
            <text:p>2021</text:p>
          </table:table-cell>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Planning and Schedul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Prediction and planning<text: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fct.pt/noticias/docs/Nelson_Carrico.pdf</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13" table:style-name="ce408">
            <text:p>213</text:p>
          </table:table-cell>
          <table:table-cell office:value-type="string" table:style-name="ce409">
            <text:p>AIWT6-213</text:p>
          </table:table-cell>
          <table:table-cell office:value-type="string" table:style-name="ce277">
            <text:p>Bucharest airport Face recognition - Detection of wanted persons and unsafe situations</text:p>
          </table:table-cell>
          <table:table-cell office:value-type="string" table:style-name="ce300">
            <text:p> </text:p>
          </table:table-cell>
          <table:table-cell office:value-type="string" table:style-name="ce279">
            <text:p>A facial recognition system will be implemented in Bucharest Airport. The AI will be capable of both identifying wanted persons, terrorism subjects or others on the list of intelligence services as well as a solution which detects suspicious behaviour.</text:p>
          </table:table-cell>
          <table:table-cell office:value-type="string" table:content-validation-name="val14" table:style-name="ce276">
            <text:p>Local</text:p>
          </table:table-cell>
          <table:table-cell office:value-type="string" table:content-validation-name="val13" table:style-name="ce22">
            <text:p>Romania</text:p>
          </table:table-cell>
          <table:table-cell office:value-type="string" table:content-validation-name="val12" table:style-name="ce295">
            <text:p>RO</text:p>
          </table:table-cell>
          <table:table-cell office:value-type="string" table:style-name="ce276">
            <text:p>Bucharest Airport</text:p>
          </table:table-cell>
          <table:table-cell office:value-type="string" table:content-validation-name="val11" table:style-name="ce281">
            <text:p>Local Government</text:p>
          </table:table-cell>
          <table:table-cell office:value-type="string" table:content-validation-name="val10" table:style-name="ce282">
            <text:p>Public order and safety</text:p>
          </table:table-cell>
          <table:table-cell office:value-type="string" table:content-validation-name="val9" table:style-name="ce281">
            <text:p>Public order and safety n.e.c.</text:p>
          </table:table-cell>
          <table:table-cell office:value-type="string" table:content-validation-name="val8" table:style-name="ce281">
            <text:p>Implemented</text:p>
          </table:table-cell>
          <table:table-cell office:value-type="float" office:value="2014" table:style-name="ce281">
            <text:p>2014</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Security and priva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uti.eu.com/press-releases/uti-will-implement-face-recognition-and-intelligent-image-analysis-systems-with-otopeni-airport/</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14" table:style-name="ce408">
            <text:p>214</text:p>
          </table:table-cell>
          <table:table-cell office:value-type="string" table:style-name="ce409">
            <text:p>AIWT6-214</text:p>
          </table:table-cell>
          <table:table-cell office:value-type="string" table:style-name="ce277">
            <text:p>Metrici LPR cameras - Better license plate detection</text:p>
          </table:table-cell>
          <table:table-cell office:value-type="string" table:style-name="ce24">
            <text:p>https://www.metrici.ro/</text:p>
          </table:table-cell>
          <table:table-cell office:value-type="string" table:style-name="ce279">
            <text:p>An AI system used for analysing cameras on the most heavy traffic route of Romania has been installed for better license plate detection.<text:s/></text:p>
          </table:table-cell>
          <table:table-cell office:value-type="string" table:content-validation-name="val14" table:style-name="ce276">
            <text:p>Local</text:p>
          </table:table-cell>
          <table:table-cell office:value-type="string" table:content-validation-name="val13" table:style-name="ce22">
            <text:p>Romania</text:p>
          </table:table-cell>
          <table:table-cell office:value-type="string" table:content-validation-name="val12" table:style-name="ce295">
            <text:p>RO415</text:p>
          </table:table-cell>
          <table:table-cell office:value-type="string" table:style-name="ce276">
            <text:p>City of Rammicu-Valcea</text:p>
          </table:table-cell>
          <table:table-cell office:value-type="string" table:content-validation-name="val11" table:style-name="ce281">
            <text:p>Private sector</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21" table:style-name="ce281">
            <text:p>2021</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Security and privacy</text:p>
          </table:table-cell>
          <table:table-cell office:value-type="string" table:content-validation-name="val25" table:style-name="ce287">
            <text:p>Administrative simplification</text:p>
          </table:table-cell>
          <table:table-cell office:value-type="string" table:content-validation-name="val24" table:style-name="ce287">
            <text:p>Digitising</text:p>
            <text:p>Automate</text:p>
          </table:table-cell>
          <table:table-cell office:value-type="string" table:content-validation-name="val1" table:style-name="ce287">
            <text:p>Detection ​</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metrici.ro/cases/rm-valcea</text:p>
          </table:table-cell>
          <table:table-cell office:value-type="date" office:date-value="2020-01-01T00:00:00" table:style-name="ce292">
            <text:p>01/01/2020</text:p>
          </table:table-cell>
          <table:table-cell office:value-type="date" office:date-value="2021-06-14T00:00:00" table:style-name="ce292">
            <text:p>14/06/2021</text:p>
          </table:table-cell>
          <table:table-cell table:number-columns-repeated="16321"/>
        </table:table-row>
        <table:table-row table:style-name="ro2">
          <table:table-cell office:value-type="float" office:value="215" table:style-name="ce408">
            <text:p>215</text:p>
          </table:table-cell>
          <table:table-cell office:value-type="string" table:style-name="ce409">
            <text:p>AIWT6-215</text:p>
          </table:table-cell>
          <table:table-cell office:value-type="string" table:style-name="ce277">
            <text:p>Antonia - Automatic processing of requests of public services</text:p>
          </table:table-cell>
          <table:table-cell office:value-type="string" table:style-name="ce27">
            <text:p>https://www.romaniajournal.ro/society-people/antonia-the-first-virtual-public-servant-in-romania/</text:p>
          </table:table-cell>
          <table:table-cell office:value-type="string" table:style-name="ce279">
            <text:p>The City Hall of Cluj has an AI system called Antonia, which handles the automatic processing of 64 types of forms for requesting public services. The also has a chatbot component so she can answer questions about how to fill the forms. In the second development stage of the AI-based technology, Antonia will become a hologram, this being the surprise-element for the next stage. This depends on how fast we will work out the technical aspects, so there is "no time estimation for the complete implementation" according o the local officials in Cluj-Napoca. The project is estimated to be completed within 30 months' period. Antonia has been launched in April 2018 and functions around the clock.</text:p>
          </table:table-cell>
          <table:table-cell office:value-type="string" table:content-validation-name="val14" table:style-name="ce276">
            <text:p>Local</text:p>
          </table:table-cell>
          <table:table-cell office:value-type="string" table:content-validation-name="val13" table:style-name="ce22">
            <text:p>Romania</text:p>
          </table:table-cell>
          <table:table-cell office:value-type="string" table:content-validation-name="val12" table:style-name="ce295">
            <text:p>RO11</text:p>
          </table:table-cell>
          <table:table-cell office:value-type="string" table:style-name="ce276">
            <text:p>Municipality of Cluj-Napoca</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18" table:style-name="ce281">
            <text:p>2018</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chatbot</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Engagement management</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romaniajournal.ro/society-people/antonia-the-first-virtual-public-servant-in-romania/</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20" table:style-name="ce408">
            <text:p>220</text:p>
          </table:table-cell>
          <table:table-cell office:value-type="string" table:style-name="ce409">
            <text:p>AIWT6-220</text:p>
          </table:table-cell>
          <table:table-cell office:value-type="string" table:style-name="ce277">
            <text:p>Case Fiva (RPA) - Support the Financial supervisory Authority</text:p>
          </table:table-cell>
          <table:table-cell office:value-type="string" table:style-name="ce24">
            <text:p>https://julkaisut.valtioneuvosto.fi/bitstream/handle/10024/161688/41_19_Leading%20the%20way%20into%20the%20age%20of%20artificial%20intelligence.pdf?sequence=4</text:p>
          </table:table-cell>
          <table:table-cell office:value-type="string" table:style-name="ce279">
            <text:p>The Financial Supervisory Authority is an example of a government agency that uses <text:s/>Artificial Intelligence. The Financial Supervisory Authority is a financial and insurance supervisory agency, which does not always have adequate resources for its tasks. Robotics <text:s text:c="2"/>and Artificial Intelligence have eased the situation and their use has also led to a sharp <text:s text:c="2"/>fall in the number of human errors. The Financial Supervisory Authority supervises the <text:s text:c="2"/>operations of banks, insurance and pension insurance companies, other actors in the <text:s text:c="2"/>insurance sector, investment firms, fund management companies and the Helsinki Stock <text:s text:c="2"/>Exchange. The supervised entities provide 95% of the funding for the operations and the <text:s text:c="2"/>remaining five per cent comes from the Bank of Finland.</text:p>
          </table:table-cell>
          <table:table-cell office:value-type="string" table:content-validation-name="val14" table:style-name="ce276">
            <text:p>National</text:p>
          </table:table-cell>
          <table:table-cell office:value-type="string" table:content-validation-name="val13" table:style-name="ce22">
            <text:p>Finland</text:p>
          </table:table-cell>
          <table:table-cell office:value-type="string" table:content-validation-name="val12" table:style-name="ce295">
            <text:p>FI</text:p>
          </table:table-cell>
          <table:table-cell office:value-type="string" table:style-name="ce276">
            <text:p>The Financial Supervisory Authority</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18" table:style-name="ce281">
            <text:p>2018</text:p>
          </table:table-cell>
          <table:table-cell table:style-name="ce281"/>
          <table:table-cell office:value-type="string" table:content-validation-name="val7" table:style-name="ce283">
            <text:p>Planning</text:p>
          </table:table-cell>
          <table:table-cell office:value-type="string" table:content-validation-name="val6" table:style-name="ce284">
            <text:p>Automated reasoning</text:p>
          </table:table-cell>
          <table:table-cell office:value-type="string" table:content-validation-name="val6" table:style-name="ce284">
            <text:p>Planning and Scheduling</text:p>
          </table:table-cell>
          <table:table-cell table:content-validation-name="val6" table:style-name="ce284"/>
          <table:table-cell table:content-validation-name="val6" table:style-name="ce284"/>
          <table:table-cell office:value-type="string" table:style-name="ce284">
            <text:p>Risk Assessment</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Reusability</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Finland_Leading the way into the age of Artificial Intelligence, P. 44)</text:p>
          </table:table-cell>
          <table:table-cell office:value-type="date" office:date-value="2021-03-28T00:00:00" table:style-name="ce292">
            <text:p>28/03/2021</text:p>
          </table:table-cell>
          <table:table-cell table:style-name="ce292"/>
          <table:table-cell table:number-columns-repeated="16321"/>
        </table:table-row>
        <table:table-row table:style-name="ro2">
          <table:table-cell office:value-type="float" office:value="221" table:style-name="ce408">
            <text:p>221</text:p>
          </table:table-cell>
          <table:table-cell office:value-type="string" table:style-name="ce409">
            <text:p>AIWT6-221</text:p>
          </table:table-cell>
          <table:table-cell office:value-type="string" table:style-name="ce277">
            <text:p>Semantic analyser - Document analyser for the public administration</text:p>
          </table:table-cell>
          <table:table-cell office:value-type="string" table:style-name="ce300">
            <text:p> </text:p>
          </table:table-cell>
          <table:table-cell office:value-type="string" table:style-name="ce279">
            <text:p>Finding relations among text documents (in slovenian language) based on relations among terms used. In development. There is a working prototype. A search engine to find documents with similar content, support to data dictionaries. In development.</text:p>
          </table:table-cell>
          <table:table-cell office:value-type="string" table:content-validation-name="val14" table:style-name="ce276">
            <text:p>National</text:p>
          </table:table-cell>
          <table:table-cell office:value-type="string" table:content-validation-name="val13" table:style-name="ce22">
            <text:p>Slovenia</text:p>
          </table:table-cell>
          <table:table-cell office:value-type="string" table:content-validation-name="val12" table:style-name="ce295">
            <text:p>SI</text:p>
          </table:table-cell>
          <table:table-cell office:value-type="string" table:style-name="ce276">
            <text:p>Ministry of Public Administration</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81"/>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Conversation</text:p>
            <text:p>Support​ interaction</text:p>
          </table:table-cell>
          <table:table-cell office:value-type="string" table:content-validation-name="val1" table:style-name="ce287">
            <text:p>Detection ​</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nio.gov.si/nio/asset/semanticni+analizator+besedil</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26" table:style-name="ce408">
            <text:p>226</text:p>
          </table:table-cell>
          <table:table-cell office:value-type="string" table:style-name="ce409">
            <text:p>AIWT6-226</text:p>
          </table:table-cell>
          <table:table-cell office:value-type="string" table:style-name="ce277">
            <text:p>Optimum - decision making for efficient integration of transport modes</text:p>
          </table:table-cell>
          <table:table-cell office:value-type="string" table:style-name="ce27">
            <text:p><text:a xlink:href="http://www.optimumproject.eu/about/pilot-cases/pilot-case-1/motivation.html">http://www.optimumproject.eu/about/pilot-cases/pilot-case-1/motivation.html</text:a></text:p>
          </table:table-cell>
          <table:table-cell office:value-type="string" table:style-name="ce279">
            <text:p>The main aim of the three urban pilot studies is to proactively facilitate decision making for efficient integration of transport modes.This will be achieved by implementing a smart multimodal transit concept, which will lead to improved quality, accessibility and utilisation of interconnected transport systems. Thus a complex model of the current traffic conditions, and a short-term prediction of these conditions, will be realised on top of advanced real-time predictive analytics and a multitude of transport information.</text:p>
          </table:table-cell>
          <table:table-cell office:value-type="string" table:content-validation-name="val14" table:style-name="ce276">
            <text:p>Across Countries</text:p>
          </table:table-cell>
          <table:table-cell office:value-type="string" table:content-validation-name="val13" table:style-name="ce22">
            <text:p>Belgium</text:p>
          </table:table-cell>
          <table:table-cell office:value-type="string" table:content-validation-name="val12" table:style-name="ce295">
            <text:p>BE</text:p>
          </table:table-cell>
          <table:table-cell office:value-type="string" table:style-name="ce276">
            <text:p>INTRASOFT International SA</text:p>
          </table:table-cell>
          <table:table-cell office:value-type="string" table:content-validation-name="val11" table:style-name="ce281">
            <text:p>Private sector</text:p>
          </table:table-cell>
          <table:table-cell office:value-type="string" table:content-validation-name="val10" table:style-name="ce282">
            <text:p>Economic affairs</text:p>
          </table:table-cell>
          <table:table-cell office:value-type="string" table:content-validation-name="val9" table:style-name="ce281">
            <text:p>Transport</text:p>
          </table:table-cell>
          <table:table-cell office:value-type="string" table:content-validation-name="val8" table:style-name="ce281">
            <text:p>Pilot</text:p>
          </table:table-cell>
          <table:table-cell office:value-type="float" office:value="2015" table:style-name="ce281">
            <text:p>2015</text:p>
          </table:table-cell>
          <table:table-cell office:value-type="float" office:value="2018" table:style-name="ce279">
            <text:p>2018</text:p>
          </table:table-cell>
          <table:table-cell office:value-type="string" table:content-validation-name="val7" table:style-name="ce283">
            <text:p>Plan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ec.europa.eu/inea/en/horizon-2020/projects/h2020-transport/intelligent-transport-systems/optimum</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27" table:style-name="ce408">
            <text:p>227</text:p>
          </table:table-cell>
          <table:table-cell office:value-type="string" table:style-name="ce409">
            <text:p>AIWT6-227</text:p>
          </table:table-cell>
          <table:table-cell office:value-type="string" table:style-name="ce277">
            <text:p>060 Service - Answer FAQ from citizens and burocratic terms into informal language</text:p>
          </table:table-cell>
          <table:table-cell office:value-type="string" table:style-name="ce27">
            <text:p><text:a xlink:href="https://joinup.ec.europa.eu/sites/default/files/inline-files/08-2%20Salvador_Estevan_Martinez%20and%20Doaa_Samy_0.pdf">https://joinup.ec.europa.eu/sites/default/files/inline-files/08-2%20Salvador_Estevan_Martinez%20and%20Doaa_Samy_0.pdf</text:a></text:p>
          </table:table-cell>
          <table:table-cell office:value-type="string" table:style-name="ce279">
            <text:p>This is a service using Natural Language Processing (NLP) to answer frequently asked questions from citizens and to translate formal public administration terms into more informal terms for citizens. The 060 line is introduced in 2006 as being a central contact point for Spanish citizens with questions about state services, with a certain objective, being the center point of attention for the Spanish citizens, in order to provide information regarding the Central Administration Services and to connect the different public services through one short number: 060</text:p>
          </table:table-cell>
          <table:table-cell office:value-type="string" table:content-validation-name="val14" table:style-name="ce276">
            <text:p>National</text:p>
          </table:table-cell>
          <table:table-cell office:value-type="string" table:content-validation-name="val13" table:style-name="ce22">
            <text:p>Spain</text:p>
          </table:table-cell>
          <table:table-cell office:value-type="string" table:content-validation-name="val12" table:style-name="ce295">
            <text:p>ES</text:p>
          </table:table-cell>
          <table:table-cell office:value-type="string" table:style-name="ce276">
            <text:p>Ministry of Territorial Policy and Public Function</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Not in use anymore</text:p>
          </table:table-cell>
          <table:table-cell office:value-type="float" office:value="2019" table:style-name="ce281">
            <text:p>2019</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chatbot</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integration (variou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Conversation</text:p>
            <text:p>Support​ interaction</text:p>
          </table:table-cell>
          <table:table-cell office:value-type="string" table:content-validation-name="val1" table:style-name="ce287">
            <text:p>Extraction​</text:p>
          </table:table-cell>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joinup.ec.europa.eu/sites/default/files/inline-files/08-2%20Salvador_Estevan_Martinez%20and%20Doaa_Samy_0.pdf</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30" table:style-name="ce408">
            <text:p>230</text:p>
          </table:table-cell>
          <table:table-cell office:value-type="string" table:style-name="ce409">
            <text:p>AIWT6-230</text:p>
          </table:table-cell>
          <table:table-cell office:value-type="string" table:style-name="ce277">
            <text:p>Chatbot <text:s/>- Boost relations with citizens</text:p>
          </table:table-cell>
          <table:table-cell office:value-type="string" table:style-name="ce27">
            <text:p><text:a xlink:href="https://www.youtube.com/watch?v=v5QvZWNy-5M&amp;t=6s">https://www.youtube.com/watch?v=v5QvZWNy-5M&amp;t=6s</text:a></text:p>
          </table:table-cell>
          <table:table-cell office:value-type="string" table:style-name="ce279">
            <text:p>The City Council of Sant Just Desvern, a Catalan municipality in the Baix Llobregat region with 17,200 inhabitants, has presented a chatbot with which this administration aims to streamline its processes and boost relations with its citizens. The first two available chatbots will take care of:</text:p>
            <text:p>- the previous appointments of the City Council, so that waits will be reduced</text:p>
            <text:p>- the management of the registration flyers</text:p>
          </table:table-cell>
          <table:table-cell office:value-type="string" table:content-validation-name="val14" table:style-name="ce276">
            <text:p>Across Countries</text:p>
          </table:table-cell>
          <table:table-cell office:value-type="string" table:content-validation-name="val13" table:style-name="ce22">
            <text:p>Spain</text:p>
          </table:table-cell>
          <table:table-cell office:value-type="string" table:content-validation-name="val12" table:style-name="ce295">
            <text:p>ES</text:p>
          </table:table-cell>
          <table:table-cell office:value-type="string" table:style-name="ce276">
            <text:p>Municipality of Sant Just Desvern</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18" table:style-name="ce281">
            <text:p>2018</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chatbot</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Engagement management</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observatorio-empresas.vodafone.es/articulos/administraciones-publicas/chatbot-atencion-ciudadano-sant-just-desvern-perpinya/</text:p>
          </table:table-cell>
          <table:table-cell office:value-type="date" office:date-value="2020-01-01T00:00:00" table:style-name="ce292">
            <text:p>01/01/2020</text:p>
          </table:table-cell>
          <table:table-cell office:value-type="date" office:date-value="2021-06-18T00:00:00" table:style-name="ce292">
            <text:p>18/06/2021</text:p>
          </table:table-cell>
          <table:table-cell table:number-columns-repeated="16321"/>
        </table:table-row>
        <table:table-row table:style-name="ro2">
          <table:table-cell office:value-type="float" office:value="232" table:style-name="ce408">
            <text:p>232</text:p>
          </table:table-cell>
          <table:table-cell office:value-type="string" table:style-name="ce409">
            <text:p>AIWT6-232</text:p>
          </table:table-cell>
          <table:table-cell office:value-type="string" table:style-name="ce277">
            <text:p>VeriPol - Detect false police reports</text:p>
          </table:table-cell>
          <table:table-cell office:value-type="string" table:style-name="ce306">
            <text:p><text:a xlink:href="https://eticasfoundation.org/veripol-spotting-false-complaints-made-to-the-police/">https://eticasfoundation.org/veripol-spotting-false-complaints-made-to-the-police/<text:line-break/>https://www.sciencedirect.com/science/article/pii/S095070511830128X</text:a></text:p>
          </table:table-cell>
          <table:table-cell office:value-type="string" table:style-name="ce279">
            <text:p>The filing of fake police reports is quite common in Spain, especially for low level crimes and it can bring significant consequences for individuals, wasting valuable police resources and is often used in combination with other fraudulent behaviour. Spanish national police have adopted the VeriPol. The system was designed to be integrated into the existing Spanish National Police information system called SIDENPOL, allowing for easier use and integration into existing work practices. The database of police reports was made available for the researchers in order to train the AI system on. For this, 1122 reports were used, including 534 true and 588 false reports. VeriPol exploits a combination of Natural Language Processing and machine learning classification algorithms, capable of estimating the probability of false police reports with significant accuracy. In addition to that, the system also enables insights into the differences between false and true police reports.</text:p>
          </table:table-cell>
          <table:table-cell office:value-type="string" table:content-validation-name="val14" table:style-name="ce276">
            <text:p>National</text:p>
          </table:table-cell>
          <table:table-cell office:value-type="string" table:content-validation-name="val13" table:style-name="ce22">
            <text:p>Spain</text:p>
          </table:table-cell>
          <table:table-cell office:value-type="string" table:content-validation-name="val12" table:style-name="ce295">
            <text:p>ES</text:p>
          </table:table-cell>
          <table:table-cell office:value-type="string" table:style-name="ce276">
            <text:p>Spanish Police</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17" table:style-name="ce281">
            <text:p>2017</text:p>
          </table:table-cell>
          <table:table-cell office:value-type="float" office:value="2019" table:style-name="ce279">
            <text:p>2019</text:p>
          </table:table-cell>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Security and privacy</text:p>
          </table:table-cell>
          <table:table-cell office:value-type="string" table:content-validation-name="val24" table:style-name="ce287">
            <text:p>Extraction​</text:p>
          </table:table-cell>
          <table:table-cell office:value-type="string" table:content-validation-name="val1" table:style-name="ce287">
            <text:p>Classification</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sciencedirect.com/science/article/abs/pii/S095070511830128X</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36" table:style-name="ce408">
            <text:p>236</text:p>
          </table:table-cell>
          <table:table-cell office:value-type="string" table:style-name="ce409">
            <text:p>AIWT6-236</text:p>
          </table:table-cell>
          <table:table-cell office:value-type="string" table:style-name="ce277">
            <text:p>Madrid - AI for saving lives of Psychiatric patients<text:s/></text:p>
          </table:table-cell>
          <table:table-cell office:value-type="string" table:style-name="ce27">
            <text:p><text:a xlink:href="https://www.youtube.com/watch?v=NIDNmwYMjAE">https://www.youtube.com/watch?v=NIDNmwYMjAE</text:a></text:p>
          </table:table-cell>
          <table:table-cell office:value-type="string" table:style-name="ce279">
            <text:p>A field trial using AI was conducted with the objective to protect psychiatric patients from suicide or other health risks. To support doctors in making quick diagnostic decisions, San Carlos Hospital in Madrid, Fujitsu Laboratories of Europe, and Fujitsu Spain performed more than six months of AI field trials. These trials resulted in the development of the Advanced Clinical Research Information System.In this system, the medical histories of over 36,000 patients, completely anonymized for privacy reasons, and a large volume of open data, including over a million medical papers, are combined in a database. An AI engine analyzes the database and shows possible health risks for a patient.</text:p>
          </table:table-cell>
          <table:table-cell office:value-type="string" table:content-validation-name="val14" table:style-name="ce276">
            <text:p>National</text:p>
          </table:table-cell>
          <table:table-cell office:value-type="string" table:content-validation-name="val13" table:style-name="ce22">
            <text:p>Spain</text:p>
          </table:table-cell>
          <table:table-cell office:value-type="string" table:content-validation-name="val12" table:style-name="ce295">
            <text:p>ES</text:p>
          </table:table-cell>
          <table:table-cell office:value-type="string" table:style-name="ce276">
            <text:p>San Carlos Hospital</text:p>
          </table:table-cell>
          <table:table-cell office:value-type="string" table:content-validation-name="val11" table:style-name="ce281">
            <text:p>Central-Government</text:p>
          </table:table-cell>
          <table:table-cell office:value-type="string" table:content-validation-name="val10" table:style-name="ce282">
            <text:p>Health</text:p>
          </table:table-cell>
          <table:table-cell office:value-type="string" table:content-validation-name="val9" table:style-name="ce281">
            <text:p>Hospital services.</text:p>
          </table:table-cell>
          <table:table-cell office:value-type="string" table:content-validation-name="val8" table:style-name="ce281">
            <text:p>Pilot</text:p>
          </table:table-cell>
          <table:table-cell office:value-type="float" office:value="2017" table:style-name="ce281">
            <text:p>2017</text:p>
          </table:table-cell>
          <table:table-cell table:style-name="ce279"/>
          <table:table-cell office:value-type="string" table:content-validation-name="val7" table:style-name="ce283">
            <text:p>Integration and Interaction</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Inclusion and accessibility</text:p>
          </table:table-cell>
          <table:table-cell office:value-type="string" table:content-validation-name="val24" table:style-name="ce287">
            <text:p>Decision Support</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journal.jp.fujitsu.com/en/2016/12/09/01/</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37" table:style-name="ce408">
            <text:p>237</text:p>
          </table:table-cell>
          <table:table-cell office:value-type="string" table:style-name="ce409">
            <text:p>AIWT6-237</text:p>
          </table:table-cell>
          <table:table-cell office:value-type="string" table:style-name="ce277">
            <text:p>SIMPATICO Platform for PS iN Spain</text:p>
          </table:table-cell>
          <table:table-cell office:value-type="string" table:style-name="ce300">
            <text:p> </text:p>
          </table:table-cell>
          <table:table-cell office:value-type="string" table:style-name="ce279">
            <text:p>The SIMPATICO Platform is a software platform that uses advanced technical solutions and applies them to existing PA systems to simplify the interaction of citizens and companies with a wide range of public services. The value offered by the SIMPATICO Platform is the unique opportunities of delivering customer-centric, personalized services and of triggering a continuous optimization of services and processes, thus overcoming the existing barriers in the adoption of e-services. Used in Galicia (Spain).<text:s/></text:p>
          </table:table-cell>
          <table:table-cell office:value-type="string" table:content-validation-name="val14" table:style-name="ce276">
            <text:p>Across Countries</text:p>
          </table:table-cell>
          <table:table-cell office:value-type="string" table:content-validation-name="val13" table:style-name="ce22">
            <text:p>Spain</text:p>
          </table:table-cell>
          <table:table-cell office:value-type="string" table:content-validation-name="val12" table:style-name="ce295">
            <text:p>ES</text:p>
          </table:table-cell>
          <table:table-cell office:value-type="string" table:style-name="ce276">
            <text:p>Xunta de Galicia</text:p>
          </table:table-cell>
          <table:table-cell office:value-type="string" table:content-validation-name="val11" table:style-name="ce281">
            <text:p>Governmental</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16" table:style-name="ce281">
            <text:p>2016</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Optimis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integration (variou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office:value-type="string" table:content-validation-name="val27" table:style-name="ce307">
            <text:p><text:a xlink:href="https://github.com/SIMPATICOProject">https://github.com/SIMPATICOProject</text:a></text:p>
          </table:table-cell>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simpatico-project.com/<text:s/></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41" table:style-name="ce408">
            <text:p>241</text:p>
          </table:table-cell>
          <table:table-cell office:value-type="string" table:style-name="ce409">
            <text:p>AIWT6-241</text:p>
          </table:table-cell>
          <table:table-cell office:value-type="string" table:style-name="ce277">
            <text:p>VI-DAS H2020</text:p>
          </table:table-cell>
          <table:table-cell office:value-type="string" table:style-name="ce299">
            <text:p> https://www.itas.kit.edu/english/projects_coen16_vi-das.php#:~:text=VI%2DDAS%20advances%20in%20computer,and%20ubiquitous%20sensors%2C%20primarily%20cameras.</text:p>
          </table:table-cell>
          <table:table-cell office:value-type="string" table:style-name="ce279">
            <text:p>VI-DAS advances in computer vision and machine learning will introduce non-invasive, vision-based sensing capabilities to vehicles and enable contextual driver behaviour modelling. The technologies will be based on inexpensive and ubiquitous sensors, primarily cameras. Predictions on outcomes in a scene will be created to determine the best reaction to feed to a personalised HMI component that proposes optimal behaviour for safety, efficiency and comfort. VI-DAS will employ a cloud platform to improve ADAS sensor and algorithm design and to store and analyse data at a large scale, thus enabling the exploitation of vehicle connectivity and cooperative systems. VI-DAS will address human error analysis by the study of real accidents in order to understand patterns and consequences as an input to the technologies. VI-DAS will also address legal, liability and emerging ethical aspects because with such technology comes new risks, and justifiable public concern.<text:s/></text:p>
          </table:table-cell>
          <table:table-cell office:value-type="string" table:content-validation-name="val14" table:style-name="ce276">
            <text:p>Across Countries</text:p>
          </table:table-cell>
          <table:table-cell office:value-type="string" table:content-validation-name="val13" table:style-name="ce22">
            <text:p>Spain</text:p>
          </table:table-cell>
          <table:table-cell office:value-type="string" table:content-validation-name="val12" table:style-name="ce295">
            <text:p>ES</text:p>
          </table:table-cell>
          <table:table-cell office:value-type="string" table:style-name="ce276">
            <text:p>Vicomtech</text:p>
          </table:table-cell>
          <table:table-cell office:value-type="string" table:content-validation-name="val11" table:style-name="ce281">
            <text:p>Private sector</text:p>
          </table:table-cell>
          <table:table-cell office:value-type="string" table:content-validation-name="val10" table:style-name="ce282">
            <text:p>Economic affairs</text:p>
          </table:table-cell>
          <table:table-cell office:value-type="string" table:content-validation-name="val9" table:style-name="ce281">
            <text:p>General economic, commercial and labour affair</text:p>
          </table:table-cell>
          <table:table-cell office:value-type="string" table:content-validation-name="val8" table:style-name="ce281">
            <text:p>Pilot</text:p>
          </table:table-cell>
          <table:table-cell office:value-type="float" office:value="2016" table:style-name="ce281">
            <text:p>2016</text:p>
          </table:table-cell>
          <table:table-cell office:value-type="float" office:value="2019" table:style-name="ce279">
            <text:p>2019</text:p>
          </table:table-cell>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integration (variou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Security and privacy</text:p>
          </table:table-cell>
          <table:table-cell office:value-type="string" table:content-validation-name="val25" table:style-name="ce287">
            <text:p>User-centricity</text:p>
          </table:table-cell>
          <table:table-cell office:value-type="string" table:content-validation-name="val24" table:style-name="ce287">
            <text:p>Structuring</text:p>
            <text:p>Transform</text:p>
          </table:table-cell>
          <table:table-cell office:value-type="string" table:content-validation-name="val1" table:style-name="ce287">
            <text:p>Extraction​</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www.vi-das.eu/about#inanutshell</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42" table:style-name="ce408">
            <text:p>242</text:p>
          </table:table-cell>
          <table:table-cell office:value-type="string" table:style-name="ce409">
            <text:p>AIWT6-242</text:p>
          </table:table-cell>
          <table:table-cell office:value-type="string" table:style-name="ce277">
            <text:p>Corpus Viewer</text:p>
          </table:table-cell>
          <table:table-cell office:value-type="string" table:style-name="ce300">
            <text:p> http://journal.sepln.org/sepln/ojs/ojs/index.php/pln/article/view/6117,</text:p>
            <text:p>https://rua.ua.es/dspace/bitstream/10045/96627/1/PLN_63_28.pdf</text:p>
          </table:table-cell>
          <table:table-cell office:value-type="string" table:style-name="ce279">
            <text:p>The Corpus Viewer platform is based on natural language processing (PLN), machine learning (ML) and machine translation (MT) techniques to analyze structured metadata and unstructured textual data in large corpus of textual documents . The platform allows decision-makers and policy implementers the possibility to analyze the R + D + i information space (mainly patents, scientific publications and public aid) for the implementation of policies based on evidence and knowledge. It is based,modeling topics and graph analysis. <text:s/>Corpus Viewer development began in 2016 and continues to advance thanks to the collaboration of various university research groups and companies and it is currently used by 3 public administrations: SEAD (Ministry of Economy), the Spanish Foundation for Science and Technology (FECYT) and the Secretary of State for Universities and Research, Development and Innovation (SEUIDI) ( Ministry of Science).</text:p>
          </table:table-cell>
          <table:table-cell office:value-type="string" table:content-validation-name="val14" table:style-name="ce276">
            <text:p>National</text:p>
          </table:table-cell>
          <table:table-cell office:value-type="string" table:content-validation-name="val13" table:style-name="ce22">
            <text:p>Spain</text:p>
          </table:table-cell>
          <table:table-cell office:value-type="string" table:content-validation-name="val12" table:style-name="ce295">
            <text:p>ES</text:p>
          </table:table-cell>
          <table:table-cell office:value-type="string" table:style-name="ce276">
            <text:p>Ministero Economia Y Impresa</text:p>
          </table:table-cell>
          <table:table-cell office:value-type="string" table:content-validation-name="val11" table:style-name="ce281">
            <text:p>Central-Government</text:p>
          </table:table-cell>
          <table:table-cell office:value-type="string" table:content-validation-name="val10" table:style-name="ce282">
            <text:p>Health</text:p>
          </table:table-cell>
          <table:table-cell office:value-type="string" table:content-validation-name="val9" table:style-name="ce281">
            <text:p>Public health services.</text:p>
          </table:table-cell>
          <table:table-cell office:value-type="string" table:content-validation-name="val8" table:style-name="ce281">
            <text:p>Pilot</text:p>
          </table:table-cell>
          <table:table-cell office:value-type="float" office:value="2019" table:style-name="ce281">
            <text:p>2019</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Natural language processing</text:p>
          </table:table-cell>
          <table:table-cell office:value-type="string" table:content-validation-name="val6" table:style-name="ce284">
            <text:p>Knowledge representation</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Multilingualism</text:p>
          </table:table-cell>
          <table:table-cell office:value-type="string" table:content-validation-name="val25" table:style-name="ce287">
            <text:p>Administrative simplification</text:p>
          </table:table-cell>
          <table:table-cell office:value-type="string" table:content-validation-name="val24" table:style-name="ce287">
            <text:p>Structuring</text:p>
            <text:p>Transform</text:p>
          </table:table-cell>
          <table:table-cell office:value-type="string" table:content-validation-name="val1" table:style-name="ce287">
            <text:p>Extraction​</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plantl.gob.es/tecnologias-lenguaje/actividades/plataformas/Documents/corpus-viewer/manual-corpus-viewer-en.pdf</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46" table:style-name="ce408">
            <text:p>246</text:p>
          </table:table-cell>
          <table:table-cell office:value-type="string" table:style-name="ce409">
            <text:p>AIWT6-246</text:p>
          </table:table-cell>
          <table:table-cell office:value-type="string" table:style-name="ce277">
            <text:p>AIDA - Interpreting detailed plan provisions</text:p>
          </table:table-cell>
          <table:table-cell office:value-type="string" table:style-name="ce27">
            <text:p><text:a xlink:href="https://www.smartbuilt.se/projekt/innovationer-och-nya-tillaempningar/aida/">https://www.smartbuilt.se/projekt/innovationer-och-nya-tillaempningar/aida/</text:a></text:p>
          </table:table-cell>
          <table:table-cell office:value-type="string" table:style-name="ce279">
            <text:p>In order to faster digitize Sweden's existing detail plans and get closer to a national plan database, the project will develop and implement an Artificial Intelligence in the work of interpreting detail plan regulations according to the National Board of Housing, Building and Planning's standard, faster digitize Sweden's existing detail plans and Creation of a national database. The goal is to reduce the digitization process by 20%, which would, taking into account all the detailed plans to be digitized, save several years of working time. In addition, both direct and indirect effects would contribute to Smart Built Environment's goals.</text:p>
          </table:table-cell>
          <table:table-cell office:value-type="string" table:content-validation-name="val14" table:style-name="ce276">
            <text:p>National</text:p>
          </table:table-cell>
          <table:table-cell office:value-type="string" table:content-validation-name="val13" table:style-name="ce22">
            <text:p>Sweden</text:p>
          </table:table-cell>
          <table:table-cell office:value-type="string" table:content-validation-name="val12" table:style-name="ce295">
            <text:p>SE</text:p>
          </table:table-cell>
          <table:table-cell office:value-type="string" table:style-name="ce276">
            <text:p>Örebro Municipality<text:s/></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n development</text:p>
          </table:table-cell>
          <table:table-cell office:value-type="float" office:value="2020" table:style-name="ce281">
            <text:p>2020</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Digitising</text:p>
            <text:p>Automate</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smartbuilt.se/projekt/innovationer-och-nya-tillaempningar/aida/</text:p>
          </table:table-cell>
          <table:table-cell office:value-type="date" office:date-value="2020-01-01T00:00:00" table:style-name="ce292">
            <text:p>01/01/2020</text:p>
          </table:table-cell>
          <table:table-cell office:value-type="date" office:date-value="2021-06-18T00:00:00" table:style-name="ce292">
            <text:p>18/06/2021</text:p>
          </table:table-cell>
          <table:table-cell table:number-columns-repeated="16321"/>
        </table:table-row>
        <table:table-row table:style-name="ro2">
          <table:table-cell office:value-type="float" office:value="249" table:style-name="ce408">
            <text:p>249</text:p>
          </table:table-cell>
          <table:table-cell office:value-type="string" table:style-name="ce409">
            <text:p>AIWT6-249</text:p>
          </table:table-cell>
          <table:table-cell office:value-type="string" table:style-name="ce277">
            <text:p>Swedish Land Registry (SLR) - Fostering efficiency when dealing with land registry requests</text:p>
          </table:table-cell>
          <table:table-cell office:value-type="string" table:style-name="ce300">
            <text:p> </text:p>
          </table:table-cell>
          <table:table-cell office:value-type="string" table:style-name="ce279">
            <text:p>The Swedish Land Registry (SLR) needed to increase their efficiency when dealing with land registry requests. They now use AI to read and modernise documents. Many old, handwritten documents cannot be digitised with ease as it is hard to read the tekst. AI assists in reading these documents.<text:s/></text:p>
          </table:table-cell>
          <table:table-cell office:value-type="string" table:content-validation-name="val14" table:style-name="ce276">
            <text:p>National</text:p>
          </table:table-cell>
          <table:table-cell office:value-type="string" table:content-validation-name="val13" table:style-name="ce22">
            <text:p>Sweden</text:p>
          </table:table-cell>
          <table:table-cell office:value-type="string" table:content-validation-name="val12" table:style-name="ce295">
            <text:p>SE</text:p>
          </table:table-cell>
          <table:table-cell office:value-type="string" table:style-name="ce276">
            <text:p>Swedish Land Registry<text:s/></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21" table:style-name="ce281">
            <text:p>2021</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Computer vision</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Digitising</text:p>
            <text:p>Automate</text:p>
          </table:table-cell>
          <table:table-cell office:value-type="string" table:content-validation-name="val1" table:style-name="ce287">
            <text:p>Structuring</text:p>
            <text:p>Transform</text:p>
          </table:table-cell>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gov.uk/government/case-studies/natural-language-processing-for-land-registry-documentation-in-sweden</text:p>
          </table:table-cell>
          <table:table-cell office:value-type="date" office:date-value="2020-01-01T00:00:00" table:style-name="ce292">
            <text:p>01/01/2020</text:p>
          </table:table-cell>
          <table:table-cell office:value-type="date" office:date-value="2021-06-18T00:00:00" table:style-name="ce292">
            <text:p>18/06/2021</text:p>
          </table:table-cell>
          <table:table-cell table:number-columns-repeated="16321"/>
        </table:table-row>
        <table:table-row table:style-name="ro2">
          <table:table-cell office:value-type="float" office:value="250" table:style-name="ce408">
            <text:p>250</text:p>
          </table:table-cell>
          <table:table-cell office:value-type="string" table:style-name="ce409">
            <text:p>AIWT6-250</text:p>
          </table:table-cell>
          <table:table-cell office:value-type="string" table:style-name="ce277">
            <text:p>SKOSA - Interpreting medical information</text:p>
          </table:table-cell>
          <table:table-cell office:value-type="string" table:style-name="ce300">
            <text:p> </text:p>
          </table:table-cell>
          <table:table-cell office:value-type="string" table:style-name="ce279">
            <text:p>The project, called Skosa, builds a general platform with a digital knowledge base with the help of various business experts such as doctors and other experts. It can then help administrators to analyze, structure and interpret medical information and use it in needs assessments.</text:p>
          </table:table-cell>
          <table:table-cell office:value-type="string" table:content-validation-name="val14" table:style-name="ce276">
            <text:p>National</text:p>
          </table:table-cell>
          <table:table-cell office:value-type="string" table:content-validation-name="val13" table:style-name="ce22">
            <text:p>Sweden</text:p>
          </table:table-cell>
          <table:table-cell office:value-type="string" table:content-validation-name="val12" table:style-name="ce295">
            <text:p>SE</text:p>
          </table:table-cell>
          <table:table-cell office:value-type="string" table:style-name="ce276">
            <text:p>Swedish Social Insurance Agency</text:p>
          </table:table-cell>
          <table:table-cell office:value-type="string" table:content-validation-name="val11" table:style-name="ce281">
            <text:p>Central-Government</text:p>
          </table:table-cell>
          <table:table-cell office:value-type="string" table:content-validation-name="val10" table:style-name="ce282">
            <text:p>Health</text:p>
          </table:table-cell>
          <table:table-cell office:value-type="string" table:content-validation-name="val9" table:style-name="ce281">
            <text:p>Hospital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Reasoning</text:p>
          </table:table-cell>
          <table:table-cell office:value-type="string" table:content-validation-name="val6" table:style-name="ce284">
            <text:p>Knowledge representat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Reusability</text:p>
          </table:table-cell>
          <table:table-cell office:value-type="string" table:content-validation-name="val25" table:style-name="ce287">
            <text:p>Subsidiarity and proportionality</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01">
            <text:p><text:a xlink:href="https://computersweden.idg.se/2.2683/1.720144/forsakringskassan-ai-stod">https://computersweden.idg.se/2.2683/1.720144/forsakringskassan-ai-stod</text:a></text:p>
          </table:table-cell>
          <table:table-cell office:value-type="date" office:date-value="2020-01-01T00:00:00" table:style-name="ce292">
            <text:p>01/01/2020</text:p>
          </table:table-cell>
          <table:table-cell office:value-type="date" office:date-value="2021-06-18T00:00:00" table:style-name="ce292">
            <text:p>18/06/2021</text:p>
          </table:table-cell>
          <table:table-cell table:number-columns-repeated="16321"/>
        </table:table-row>
        <table:table-row table:style-name="ro2">
          <table:table-cell office:value-type="float" office:value="252" table:style-name="ce408">
            <text:p>252</text:p>
          </table:table-cell>
          <table:table-cell office:value-type="string" table:style-name="ce409">
            <text:p>AIWT6-252</text:p>
          </table:table-cell>
          <table:table-cell office:value-type="string" table:style-name="ce277">
            <text:p>Skatti - Answering system about population registration and income tax return</text:p>
          </table:table-cell>
          <table:table-cell office:value-type="string" table:style-name="ce27">
            <text:p><text:a xlink:href="https://www.skatteetaten.no/en/person/taxes/tax-return/find-item/">https://www.skatteetaten.no/en/person/taxes/tax-return/find-item/</text:a></text:p>
          </table:table-cell>
          <table:table-cell office:value-type="string" table:style-name="ce279">
            <text:p>Skatti answers general questions about population registration and the income tax return for private individuals. Skatti does not give answers to questions about, for example, ongoing or closed cases, or get help with information from the Swedish Tax Agency's register.</text:p>
          </table:table-cell>
          <table:table-cell office:value-type="string" table:content-validation-name="val14" table:style-name="ce276">
            <text:p>National</text:p>
          </table:table-cell>
          <table:table-cell office:value-type="string" table:content-validation-name="val13" table:style-name="ce22">
            <text:p>Norway</text:p>
          </table:table-cell>
          <table:table-cell office:value-type="string" table:content-validation-name="val12" table:style-name="ce295">
            <text:p>NO</text:p>
          </table:table-cell>
          <table:table-cell office:value-type="string" table:style-name="ce276">
            <text:p>Swedish Tax Agency (Skatteverket)</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Not in use anymore</text:p>
          </table:table-cell>
          <table:table-cell office:value-type="float" office:value="2017" table:style-name="ce281">
            <text:p>2017</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Searching</text:p>
          </table:table-cell>
          <table:table-cell table:content-validation-name="val6" table:style-name="ce284"/>
          <table:table-cell table:content-validation-name="val6" table:style-name="ce284"/>
          <table:table-cell office:value-type="string" table:style-name="ce284">
            <text:p>Q&amp;A</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Engagement management</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Inclusion and accessibility</text:p>
          </table:table-cell>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skatteverket.se/omoss/kontaktaoss/chattamedvardigitalamedarbetare.4.2cf1b5cd163796a5c8b403b.html</text:p>
          </table:table-cell>
          <table:table-cell office:value-type="date" office:date-value="2020-01-01T00:00:00" table:style-name="ce292">
            <text:p>01/01/2020</text:p>
          </table:table-cell>
          <table:table-cell office:value-type="date" office:date-value="2021-06-15T00:00:00" table:style-name="ce292">
            <text:p>15/06/2021</text:p>
          </table:table-cell>
          <table:table-cell table:number-columns-repeated="16321"/>
        </table:table-row>
        <table:table-row table:style-name="ro2">
          <table:table-cell office:value-type="float" office:value="259" table:style-name="ce408">
            <text:p>259</text:p>
          </table:table-cell>
          <table:table-cell office:value-type="string" table:style-name="ce409">
            <text:p>AIWT6-259</text:p>
          </table:table-cell>
          <table:table-cell office:value-type="string" table:style-name="ce277">
            <text:p>BFS - Plausibility check on quality and reliability of administrative data</text:p>
          </table:table-cell>
          <table:table-cell office:value-type="string" table:style-name="ce27">
            <text:p>https://www.experimental.bfs.admin.ch/expstat/en/home/innovation-data-science/plausi.html</text:p>
          </table:table-cell>
          <table:table-cell office:value-type="string" table:style-name="ce279">
            <text:p>This project intends to extend and accelerate the plausibility checks in the Federal Office for Statistics (BFS) using machine learning algorithms while increasing the data quality. Data that appears to be either clearly wrong or at least questionable will be sent back to the data providers with a request for correction or comment. Until now, such plausibility checks were mostly carried out in two different ways: either by manual controls or by automated procedures using limit values ​​and logical tests. This process of mutual plausi checks is very labor intensive. Machine learning can help to carry out the controls more quickly and more precisely.</text:p>
          </table:table-cell>
          <table:table-cell office:value-type="string" table:content-validation-name="val14" table:style-name="ce276">
            <text:p>National</text:p>
          </table:table-cell>
          <table:table-cell office:value-type="string" table:content-validation-name="val13" table:style-name="ce22">
            <text:p>Switzerland</text:p>
          </table:table-cell>
          <table:table-cell office:value-type="string" table:content-validation-name="val12" table:style-name="ce295">
            <text:p>CH</text:p>
          </table:table-cell>
          <table:table-cell office:value-type="string" table:style-name="ce276">
            <text:p>Federal Office for Statistics<text:s/></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n development</text:p>
          </table:table-cell>
          <table:table-cell office:value-type="float" office:value="2019" table:style-name="ce281">
            <text:p>2019</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Subsidiarity and proportionality</text:p>
          </table:table-cell>
          <table:table-cell office:value-type="string" table:content-validation-name="val24" table:style-name="ce287">
            <text:p>Detection ​</text:p>
          </table:table-cell>
          <table:table-cell office:value-type="string" table:content-validation-name="val1" table:style-name="ce287">
            <text:p>Decision Support</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experimental.bfs.admin.ch/expstat/de/home/innovative-datenwissenschaft/plausi.html</text:p>
          </table:table-cell>
          <table:table-cell office:value-type="date" office:date-value="2020-01-01T00:00:00" table:style-name="ce292">
            <text:p>01/01/2020</text:p>
          </table:table-cell>
          <table:table-cell office:value-type="date" office:date-value="2021-06-18T00:00:00" table:style-name="ce292">
            <text:p>18/06/2021</text:p>
          </table:table-cell>
          <table:table-cell table:number-columns-repeated="16321"/>
        </table:table-row>
        <table:table-row table:style-name="ro2">
          <table:table-cell office:value-type="float" office:value="260" table:style-name="ce408">
            <text:p>260</text:p>
          </table:table-cell>
          <table:table-cell office:value-type="string" table:style-name="ce409">
            <text:p>AIWT6-260</text:p>
          </table:table-cell>
          <table:table-cell office:value-type="string" table:style-name="ce277">
            <text:p>NOGAuto - Assign or control codes to companies for economic activities<text:s/></text:p>
          </table:table-cell>
          <table:table-cell office:value-type="string" table:style-name="ce299">
            <text:p> </text:p>
          </table:table-cell>
          <table:table-cell office:value-type="string" table:style-name="ce279">
            <text:p>In 2017, the Swiss Federal Statistical Office (FSO) released its data innovation strategy to ensure to keep up with time and technology. NOGAuto is one of the main five projects, which has been retained in line with FSO’s data innovation strategy with the goal to augment and/or complement the existing basic official statistical production at the FSO.</text:p>
            <text:p>This project is realised to automate the coding of the economic activity of enterprises using “supervised machine learning” methods applied to already available data within the FSO (e.g. data from surveys, descriptions in the commercial register, explanatory notes for classifications) to support coding.</text:p>
          </table:table-cell>
          <table:table-cell office:value-type="string" table:content-validation-name="val14" table:style-name="ce276">
            <text:p>National</text:p>
          </table:table-cell>
          <table:table-cell office:value-type="string" table:content-validation-name="val13" table:style-name="ce22">
            <text:p>Switzerland</text:p>
          </table:table-cell>
          <table:table-cell office:value-type="string" table:content-validation-name="val12" table:style-name="ce295">
            <text:p>CH</text:p>
          </table:table-cell>
          <table:table-cell office:value-type="string" table:style-name="ce276">
            <text:p>Federal Office for Statistics</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R&amp;D economic affairs</text:p>
          </table:table-cell>
          <table:table-cell office:value-type="string" table:content-validation-name="val8" table:style-name="ce281">
            <text:p>Implemented</text:p>
          </table:table-cell>
          <table:table-cell office:value-type="float" office:value="2017" table:style-name="ce281">
            <text:p>2017</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Classifica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experimental.bfs.admin.ch/expstat/en/home/innovation-data-science/nogauto.html</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72" table:style-name="ce408">
            <text:p>272</text:p>
          </table:table-cell>
          <table:table-cell office:value-type="string" table:style-name="ce409">
            <text:p>AIWT6-272</text:p>
          </table:table-cell>
          <table:table-cell office:value-type="string" table:style-name="ce277">
            <text:p>HART - Assessment risk tool, predictive policing based on person data</text:p>
          </table:table-cell>
          <table:table-cell office:value-type="string" table:style-name="ce27">
            <text:p>https://www.tandfonline.com/doi/full/10.1080/13600834.2018.1458455</text:p>
          </table:table-cell>
          <table:table-cell office:value-type="string" table:style-name="ce279">
            <text:p>The Harm Assessment Risk Tool (HART) puts information on a person's past offending history, age, postcode and other background characteristics through algorithms that then classify them as a low, medium or high risk. It is used by the police of Durham and was one of the first reported cases of predictive policing used in the police.<text:s/></text:p>
          </table:table-cell>
          <table:table-cell office:value-type="string" table:content-validation-name="val14" table:style-name="ce276">
            <text:p>National</text:p>
          </table:table-cell>
          <table:table-cell office:value-type="string" table:content-validation-name="val13" table:style-name="ce22">
            <text:p>United Kingdom</text:p>
          </table:table-cell>
          <table:table-cell office:value-type="string" table:content-validation-name="val12" table:style-name="ce295">
            <text:p>UK</text:p>
          </table:table-cell>
          <table:table-cell office:value-type="string" table:style-name="ce276">
            <text:p>Durham city police</text:p>
          </table:table-cell>
          <table:table-cell office:value-type="string" table:content-validation-name="val11" table:style-name="ce281">
            <text:p>Local 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Pilot</text:p>
          </table:table-cell>
          <table:table-cell office:value-type="float" office:value="2018" table:style-name="ce281">
            <text:p>2018</text:p>
          </table:table-cell>
          <table:table-cell table:style-name="ce279"/>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tandfonline.com/doi/pdf/10.1080/13600834.2018.1458455</text:p>
          </table:table-cell>
          <table:table-cell office:value-type="date" office:date-value="2020-01-01T00:00:00" table:style-name="ce292">
            <text:p>01/01/2020</text:p>
          </table:table-cell>
          <table:table-cell table:style-name="ce292"/>
          <table:table-cell table:number-columns-repeated="16321"/>
        </table:table-row>
        <table:table-row table:style-name="ro2">
          <table:table-cell office:value-type="float" office:value="292" table:style-name="ce408">
            <text:p>292</text:p>
          </table:table-cell>
          <table:table-cell office:value-type="string" table:style-name="ce409">
            <text:p>AIWT6-292</text:p>
          </table:table-cell>
          <table:table-cell office:value-type="string" table:style-name="ce277">
            <text:p>Posting of invoices - Robot to propose the correct posting</text:p>
          </table:table-cell>
          <table:table-cell office:value-type="string" table:style-name="ce300">
            <text:p> </text:p>
          </table:table-cell>
          <table:table-cell office:value-type="string" table:style-name="ce279">
            <text:p>Customers of The Norwegian Government Agency for Financial Management (DFØ) spend considerable time and resources on posting incoming invoices due to uncertainty about the correct posting. In some cases this can lead to invoices being paid after the due date and can create extra costs for the agency in the form of interest and charges. DFØ is currently testing solutions from two companies, one of which involves an accounting robot that uses AI to propose the correct posting. The model is trained using historical data before making a prediction of the posting based on a combination of historical data and information obtained from the actual invoice.</text:p>
            <text:p/>
            <text:p/>
          </table:table-cell>
          <table:table-cell office:value-type="string" table:content-validation-name="val14" table:style-name="ce276">
            <text:p>National</text:p>
          </table:table-cell>
          <table:table-cell office:value-type="string" table:content-validation-name="val13" table:style-name="ce22">
            <text:p>Norway</text:p>
          </table:table-cell>
          <table:table-cell office:value-type="string" table:content-validation-name="val12" table:style-name="ce295">
            <text:p>NO</text:p>
          </table:table-cell>
          <table:table-cell office:value-type="string" table:style-name="ce276">
            <text:p>Norwegian Government Agency for Financial Management</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21" table:style-name="ce281">
            <text:p>2021</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regjeringen.no/en/dokumenter/nasjonal-strategi-for-kunstig-intelligens/id2685594/?ch=6#id0043</text:p>
          </table:table-cell>
          <table:table-cell office:value-type="date" office:date-value="2020-01-01T00:00:00" table:style-name="ce292">
            <text:p>01/01/2020</text:p>
          </table:table-cell>
          <table:table-cell office:value-type="date" office:date-value="2021-06-21T00:00:00" table:style-name="ce292">
            <text:p>21/06/2021</text:p>
          </table:table-cell>
          <table:table-cell table:number-columns-repeated="16321"/>
        </table:table-row>
        <table:table-row table:style-name="ro2">
          <table:table-cell office:value-type="float" office:value="294" table:style-name="ce408">
            <text:p>294</text:p>
          </table:table-cell>
          <table:table-cell office:value-type="string" table:style-name="ce409">
            <text:p>AIWT6-294</text:p>
          </table:table-cell>
          <table:table-cell office:value-type="string" table:style-name="ce277">
            <text:p>ARC-D - Automatic Road Condition Detection</text:p>
          </table:table-cell>
          <table:table-cell office:value-type="string" table:style-name="ce296">
            <text:p>https://palaimon.io/blog/arcd</text:p>
          </table:table-cell>
          <table:table-cell office:value-type="string" table:style-name="ce279">
            <text:p>Currently there is no automated collection of condition data for all federal motorways. <text:s/>An up-to-date database and an automated assessment of the quality of individual stretches of motorway would be important, e.g. in order to initiate suitable maintenance measures at an early stage and thus prevent cost-intensive long-term damage. <text:s/>A system is being developed, on the basis of image data previously classified by experts, that enables video data to be (partially) (partially) automated evaluation of video data in order to classify roads in terms of their condition. In the long term, other sensor data will also be incorporated.</text:p>
          </table:table-cell>
          <table:table-cell office:value-type="string" table:content-validation-name="val14" table:style-name="ce276">
            <text:p>National</text:p>
          </table:table-cell>
          <table:table-cell office:value-type="string" table:content-validation-name="val13" table:style-name="ce22">
            <text:p>Germany</text:p>
          </table:table-cell>
          <table:table-cell office:value-type="string" table:content-validation-name="val12" table:style-name="ce295">
            <text:p>DE</text:p>
          </table:table-cell>
          <table:table-cell office:value-type="string" table:style-name="ce276">
            <text:p>BMVI, Autobahn GmbH of the Federal Government</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Transport</text:p>
          </table:table-cell>
          <table:table-cell office:value-type="string" table:content-validation-name="val8" table:style-name="ce281">
            <text:p>In development</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Classification</text:p>
          </table:table-cell>
          <table:table-cell office:value-type="string" table:content-validation-name="val1" table:style-name="ce287">
            <text:p>Detection ​</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KI im Behördeneinsatz: Erfahrungen und Empfehlungen https://www.oeffentliche-it.de/documents/10181/14412/KI+im+Beh%C3%B6rdeneinsatz+-+Erfahrungen+und+Empfehlungen<text:s/></text:p>
          </table:table-cell>
          <table:table-cell office:value-type="date" office:date-value="2021-03-20T00:00:00" table:style-name="ce292">
            <text:p>20/03/2021</text:p>
          </table:table-cell>
          <table:table-cell office:value-type="date" office:date-value="2021-06-21T00:00:00" table:style-name="ce292">
            <text:p>21/06/2021</text:p>
          </table:table-cell>
          <table:table-cell table:number-columns-repeated="16321"/>
        </table:table-row>
        <table:table-row table:style-name="ro2">
          <table:table-cell office:value-type="float" office:value="296" table:style-name="ce408">
            <text:p>296</text:p>
          </table:table-cell>
          <table:table-cell office:value-type="string" table:style-name="ce409">
            <text:p>AIWT6-296</text:p>
          </table:table-cell>
          <table:table-cell office:value-type="string" table:style-name="ce277">
            <text:p>Study certificates - Automatic recognition for applying for child benefit</text:p>
          </table:table-cell>
          <table:table-cell office:value-type="string" table:style-name="ce24">
            <text:p>https://www.oeffentliche-it.de/documents/10181/14412/KI+im+Beh%C3%B6rdeneinsatz+-+Erfahrungen+und+Empfehlungen<text:s/></text:p>
          </table:table-cell>
          <table:table-cell office:value-type="string" table:style-name="ce279">
            <text:p>To apply for child benefit, the current certificate of study of the child in question must be submitted twice a year. This results in a high volume of documents to be checked by hand, especially since the German universities could not agree on a uniform form.The client uploads the certificate of study to an appropriate website. The text of the certificate of study is extracted with OCR (Optical Character Recognition) and transferred to the system for classification. Four issues are checked:</text:p>
            <text:p>-Is it a certificate of study (yes/no) and with what probability (score)?</text:p>
            <text:p>probability (score)?</text:p>
            <text:p>-Is it the right child?</text:p>
            <text:p>-Is it the correct validity period/semester?</text:p>
            <text:p>-Is it a known German university?</text:p>
            <text:p>The result of the classification is displayed to the employees in the specialist procedure of the family benefits office. At the same time, the result of the check procedure "Studienbescheinigung ja /nein" (certificate of study yes /no) is indicated. This must then be actively accepted by the employee. The training data currently consists of 60,000 study certificates that are semi-automatically annotated and</text:p>
            <text:p>annotated and then used for training. Using a specially developed algorithm, the personal data is anonymised before classification and can therefore also be used as training data. and can therefore also be used as training data. The classification of the study certificate is carried out by: Naive Base/Support Vector Machine / Logistic Regression. To NLP (Natural Language Processing), Named Entity Recognition is used for data extraction.</text:p>
          </table:table-cell>
          <table:table-cell office:value-type="string" table:content-validation-name="val14" table:style-name="ce276">
            <text:p>National</text:p>
          </table:table-cell>
          <table:table-cell office:value-type="string" table:content-validation-name="val13" table:style-name="ce21">
            <text:p>Germany</text:p>
          </table:table-cell>
          <table:table-cell office:value-type="string" table:content-validation-name="val12" table:style-name="ce295">
            <text:p>DE</text:p>
          </table:table-cell>
          <table:table-cell office:value-type="string" table:style-name="ce276">
            <text:p>Bundesagentur für Arbeit</text:p>
          </table:table-cell>
          <table:table-cell office:value-type="string" table:content-validation-name="val11" table:style-name="ce281">
            <text:p>Central-Government</text:p>
          </table:table-cell>
          <table:table-cell office:value-type="string" table:content-validation-name="val10" table:style-name="ce282">
            <text:p>Social protection</text:p>
          </table:table-cell>
          <table:table-cell office:value-type="string" table:content-validation-name="val9" table:style-name="ce281">
            <text:p>Family and children.</text:p>
          </table:table-cell>
          <table:table-cell office:value-type="string" table:content-validation-name="val8" table:style-name="ce281">
            <text:p>Pilot</text:p>
          </table:table-cell>
          <table:table-cell office:value-type="float" office:value="2020" table:style-name="ce281">
            <text:p>2020</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Adjudication</text:p>
          </table:table-cell>
          <table:table-cell office:value-type="string" table:content-validation-name="val20" table:style-name="ce285">
            <text:p>Taking decisions on benefits<text:s text:c="2"/></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User-centricity</text:p>
          </table:table-cell>
          <table:table-cell office:value-type="string" table:content-validation-name="val25" table:style-name="ce287">
            <text:p>Administrative simplification</text:p>
          </table:table-cell>
          <table:table-cell office:value-type="string" table:content-validation-name="val24" table:style-name="ce287">
            <text:p>Classification</text:p>
          </table:table-cell>
          <table:table-cell office:value-type="string" table:content-validation-name="val1" table:style-name="ce287">
            <text:p>Digitising</text:p>
            <text:p>Automate</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KI im Behördeneinsatz: Erfahrungen und Empfehlungen https://www.oeffentliche-it.de/documents/10181/14412/KI+im+Beh%C3%B6rdeneinsatz+-+Erfahrungen+und+Empfehlungen<text:s/></text:p>
          </table:table-cell>
          <table:table-cell office:value-type="date" office:date-value="2021-03-20T00:00:00" table:style-name="ce292">
            <text:p>20/03/2021</text:p>
          </table:table-cell>
          <table:table-cell office:value-type="date" office:date-value="2021-06-21T00:00:00" table:style-name="ce292">
            <text:p>21/06/2021</text:p>
          </table:table-cell>
          <table:table-cell table:number-columns-repeated="16321"/>
        </table:table-row>
        <table:table-row table:style-name="ro2">
          <table:table-cell office:value-type="float" office:value="297" table:style-name="ce408">
            <text:p>297</text:p>
          </table:table-cell>
          <table:table-cell office:value-type="string" table:style-name="ce409">
            <text:p>AIWT6-297</text:p>
          </table:table-cell>
          <table:table-cell office:value-type="string" table:style-name="ce277">
            <text:p>Trade statistics - Classification system that automatically new data points as relevant</text:p>
          </table:table-cell>
          <table:table-cell office:value-type="string" table:style-name="ce24">
            <text:p>https://www.researchgate.net/publication/329945338_Machine_Learning_in_Official_Statistics</text:p>
          </table:table-cell>
          <table:table-cell office:value-type="string" table:style-name="ce279">
            <text:p>The starting point is a classification problem: In order to decide whether a data point (e.g. a craft enterprise) is to be included in a statistic, it must be classified as relevant. (e.g. a craft enterprise) is included in a statistic, it must be classified as relevant or not. or not relevant. Up to now, this has been done manually. However, this is time-consuming and is also prone to errors. Furthermore, there are only scarce personnel capacities. On the basis of previously determined classification patterns for units (information from business registers), a classification system is trained that automatically classifies new automatically classifies new data points as relevant or not. Case handlers are given the same time window as before to process the now pre-sorted cases. The classified data points (craft enterprises relevant/not relevant for the statistics). statistics)</text:p>
          </table:table-cell>
          <table:table-cell office:value-type="string" table:content-validation-name="val14" table:style-name="ce276">
            <text:p>National</text:p>
          </table:table-cell>
          <table:table-cell office:value-type="string" table:content-validation-name="val13" table:style-name="ce21">
            <text:p>Germany</text:p>
          </table:table-cell>
          <table:table-cell office:value-type="string" table:content-validation-name="val12" table:style-name="ce295">
            <text:p>DE</text:p>
          </table:table-cell>
          <table:table-cell office:value-type="string" table:style-name="ce276">
            <text:p>Statistisches Bundesamt</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Pilot</text:p>
          </table:table-cell>
          <table:table-cell office:value-type="float" office:value="2018" table:style-name="ce281">
            <text:p>2018</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Administrative simplification</text:p>
          </table:table-cell>
          <table:table-cell office:value-type="string" table:content-validation-name="val24" table:style-name="ce287">
            <text:p>Classific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KI im Behördeneinsatz: Erfahrungen und Empfehlungen https://www.oeffentliche-it.de/documents/10181/14412/KI+im+Beh%C3%B6rdeneinsatz+-+Erfahrungen+und+Empfehlungen<text:s/></text:p>
          </table:table-cell>
          <table:table-cell office:value-type="date" office:date-value="2021-03-20T00:00:00" table:style-name="ce292">
            <text:p>20/03/2021</text:p>
          </table:table-cell>
          <table:table-cell office:value-type="date" office:date-value="2021-06-14T00:00:00" table:style-name="ce291">
            <text:p>14/06/2021</text:p>
          </table:table-cell>
          <table:table-cell table:number-columns-repeated="16321"/>
        </table:table-row>
        <table:table-row table:style-name="ro2">
          <table:table-cell office:value-type="float" office:value="300" table:style-name="ce408">
            <text:p>300</text:p>
          </table:table-cell>
          <table:table-cell office:value-type="string" table:style-name="ce409">
            <text:p>AIWT6-300</text:p>
          </table:table-cell>
          <table:table-cell office:value-type="string" table:style-name="ce277">
            <text:p>Child benefit - Voice assistant for parents support</text:p>
          </table:table-cell>
          <table:table-cell office:value-type="string" table:style-name="ce24">
            <text:p>https://www.oeffentliche-it.de/documents/10181/14412/KI+im+Beh%C3%B6rdeneinsatz+-+Erfahrungen+und+Empfehlungen<text:s/></text:p>
          </table:table-cell>
          <table:table-cell office:value-type="string" table:style-name="ce279">
            <text:p>Parents are required by law to provide the registry office with information on the registration of their child in the first days after the birth of their child to the registrar's office, to determine the name and to create the first formal thus also create the first formal prerequisite for receiving parental and child benefits. The bureaucratic burden is increased by the fact that documents are requested at different places in a redundant manner and that there is usually (still) no electronic data exchange. Immediately after the birth, this creates additional work for many parents - in addition to the often tense domestic situation.</text:p>
            <text:p/>
            <text:p>The guiding principle of the project is: "The data runs, not the parents". First, in 2018, a citizen-friendly, only three-page combination form was developed for entering all necessary data once. Thanks to a cross-institutional parents can hand it in directly at the maternity clinic, and the cooperation partners take care of everything else. take care of everything else. Parents now receive their child's birth certificate by post much faster. The parents now receive their child's birth certificate, the tax ID, the entry in the registration system and the child benefit notice much more quickly by post. The child benefit is transferred directly to their account. On this basis, an online service was service was developed in 2019, which will initially be offered as a pilot to a limited target group in June 2020. at the Asklepios Clinic in Altona. The pilot also includes the use of a voice assistance system to enable the combined application to be completed more easily and with fewer barriers. At stationary terminals in clinics or via tablets or smartphones, parents are guided linguistically through the process. guided through the process. Output of the application data at the responsible registry offices or the family insurance fund. A downstream system checks whether possible follow-up questions are required.</text:p>
          </table:table-cell>
          <table:table-cell office:value-type="string" table:content-validation-name="val14" table:style-name="ce276">
            <text:p>National</text:p>
          </table:table-cell>
          <table:table-cell office:value-type="string" table:content-validation-name="val13" table:style-name="ce21">
            <text:p>Germany</text:p>
          </table:table-cell>
          <table:table-cell office:value-type="string" table:content-validation-name="val12" table:style-name="ce295">
            <text:p>DE</text:p>
          </table:table-cell>
          <table:table-cell office:value-type="string" table:style-name="ce276">
            <text:p>Amt für IT und Digitalisierung in der Senatskanzlei der Freien</text:p>
          </table:table-cell>
          <table:table-cell office:value-type="string" table:content-validation-name="val11" table:style-name="ce281">
            <text:p>Central-Government</text:p>
          </table:table-cell>
          <table:table-cell office:value-type="string" table:content-validation-name="val10" table:style-name="ce282">
            <text:p>Social protection</text:p>
          </table:table-cell>
          <table:table-cell office:value-type="string" table:content-validation-name="val9" table:style-name="ce281">
            <text:p>Family and children.</text:p>
          </table:table-cell>
          <table:table-cell office:value-type="string" table:content-validation-name="val8" table:style-name="ce281">
            <text:p>Pilot</text:p>
          </table:table-cell>
          <table:table-cell office:value-type="float" office:value="2020" table:style-name="ce281">
            <text:p>2020</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Knowledge representation</text:p>
          </table:table-cell>
          <table:table-cell office:value-type="string" table:content-validation-name="val6" table:style-name="ce284">
            <text:p>Audio processing</text:p>
          </table:table-cell>
          <table:table-cell table:content-validation-name="val6" table:style-name="ce284"/>
          <table:table-cell office:value-type="string" table:style-name="ce284">
            <text:p>Voice Assistant</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User-centricity</text:p>
          </table:table-cell>
          <table:table-cell office:value-type="string" table:content-validation-name="val25" table:style-name="ce287">
            <text:p>Inclusion and accessibility</text:p>
          </table:table-cell>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table:number-columns-repeated="3"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KI im Behördeneinsatz: Erfahrungen und Empfehlungen https://www.oeffentliche-it.de/documents/10181/14412/KI+im+Beh%C3%B6rdeneinsatz+-+Erfahrungen+und+Empfehlungen<text:s/></text:p>
          </table:table-cell>
          <table:table-cell office:value-type="date" office:date-value="2021-03-20T00:00:00" table:style-name="ce292">
            <text:p>20/03/2021</text:p>
          </table:table-cell>
          <table:table-cell office:value-type="date" office:date-value="2021-06-21T00:00:00" table:style-name="ce292">
            <text:p>21/06/2021</text:p>
          </table:table-cell>
          <table:table-cell table:number-columns-repeated="16321"/>
        </table:table-row>
        <table:table-row table:style-name="ro2">
          <table:table-cell office:value-type="float" office:value="303" table:style-name="ce408">
            <text:p>303</text:p>
          </table:table-cell>
          <table:table-cell office:value-type="string" table:style-name="ce409">
            <text:p>AIWT6-303</text:p>
          </table:table-cell>
          <table:table-cell office:value-type="string" table:style-name="ce277">
            <text:p>Machine translation service of the justice system - Developing translation memory</text:p>
          </table:table-cell>
          <table:table-cell office:value-type="string" table:style-name="ce27">
            <text:p><text:a xlink:href="https://www.oeffentliche-it.de/documents/10181/14412/KI+im+Beh%C3%B6rdeneinsatz+-+Erfahrungen+und+Empfehlungen">https://www.oeffentliche-it.de/documents/10181/14412/KI+im+Beh%C3%B6rdeneinsatz+-+Erfahrungen+und+Empfehlungen<text:s/></text:a></text:p>
          </table:table-cell>
          <table:table-cell office:value-type="string" table:style-name="ce279">
            <text:p>In the judicial environment, legal texts in foreign languages must repeatedly be relevant and then translated at short notice. Existing offers of large platforms are not usable due to the lack of quality and data protection. At the same time reliable manual translation of many different languages with in-house expertise is not available.</text:p>
            <text:p><text:s/>Machine translations have been created using a neural network trained with translated texts. Foreign-language documents can thus be can be searched in a more targeted way, e.g. to get a quick overview. One goal of the further expansion of the project is to develop a translation memory:<text:s/></text:p>
            <text:p>This means that everything that has already been processed as input or output is recognised. In regular operation this is to be shifted to a central translation platform. Time critical translations in particular time-critical translations in particular. In addition, the system should lower the threshold for work translations, which can be produced within seconds, and allow initial access to foreign-language documents.</text:p>
          </table:table-cell>
          <table:table-cell office:value-type="string" table:content-validation-name="val14" table:style-name="ce276">
            <text:p>National</text:p>
          </table:table-cell>
          <table:table-cell office:value-type="string" table:content-validation-name="val13" table:style-name="ce21">
            <text:p>Germany</text:p>
          </table:table-cell>
          <table:table-cell office:value-type="string" table:content-validation-name="val12" table:style-name="ce295">
            <text:p>DE</text:p>
          </table:table-cell>
          <table:table-cell office:value-type="string" table:style-name="ce276">
            <text:p>Ministerium der Justiz und für Europa (JUM)</text:p>
          </table:table-cell>
          <table:table-cell office:value-type="string" table:content-validation-name="val11" table:style-name="ce281">
            <text:p>Governmental</text:p>
          </table:table-cell>
          <table:table-cell office:value-type="string" table:content-validation-name="val10" table:style-name="ce282">
            <text:p>Public order and safety</text:p>
          </table:table-cell>
          <table:table-cell office:value-type="string" table:content-validation-name="val9" table:style-name="ce281">
            <text:p>Law courts</text:p>
          </table:table-cell>
          <table:table-cell office:value-type="string" table:content-validation-name="val8" table:style-name="ce281">
            <text:p>Pilot</text:p>
          </table:table-cell>
          <table:table-cell office:value-type="float" office:value="2018" table:style-name="ce281">
            <text:p>2018</text:p>
          </table:table-cell>
          <table:table-cell office:value-type="float" office:value="2020" table:style-name="ce279">
            <text:p>2020</text:p>
          </table:table-cell>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4">
            <text:p>Engagement management</text:p>
          </table:table-cell>
          <table:table-cell office:value-type="string" table:content-validation-name="val19" table:style-name="ce284">
            <text:p>Artificial Intelligence</text:p>
          </table:table-cell>
          <table:table-cell office:value-type="string" table:content-validation-name="val22" table:style-name="ce284">
            <text:p>Yes</text:p>
          </table:table-cell>
          <table:table-cell office:value-type="string" table:content-validation-name="val21" table:style-name="ce284">
            <text:p>Yes</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Dynamic Data</text:p>
          </table:table-cell>
          <table:table-cell table:content-validation-name="val27" table:style-name="ce284"/>
          <table:table-cell office:value-type="string" table:content-validation-name="val23" table:style-name="ce287">
            <text:p>AI4IOP</text:p>
          </table:table-cell>
          <table:table-cell office:value-type="string" table:content-validation-name="val21" table:style-name="ce284">
            <text:p>No</text:p>
          </table:table-cell>
          <table:table-cell office:value-type="string" table:content-validation-name="val21" table:style-name="ce284">
            <text:p>Yes</text:p>
          </table:table-cell>
          <table:table-cell office:value-type="string" table:content-validation-name="val21" table:style-name="ce284">
            <text:p>Yes</text:p>
          </table:table-cell>
          <table:table-cell office:value-type="string" table:content-validation-name="val21" table:style-name="ce284">
            <text:p>Yes</text:p>
          </table:table-cell>
          <table:table-cell office:value-type="string" table:content-validation-name="val25" table:style-name="ce284">
            <text:p>Multilingualism</text:p>
          </table:table-cell>
          <table:table-cell office:value-type="string" table:content-validation-name="val25" table:style-name="ce284">
            <text:p>Administrative simplification</text:p>
          </table:table-cell>
          <table:table-cell office:value-type="string" table:content-validation-name="val24" table:style-name="ce284">
            <text:p>Translation​</text:p>
          </table:table-cell>
          <table:table-cell table:content-validation-name="val1" table:style-name="ce284"/>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308">
            <text:p>KI im Behördeneinsatz: Erfahrungen und Empfehlungen https://www.oeffentliche-it.de/documents/10181/14412/KI+im+Beh%C3%B6rdeneinsatz+-+Erfahrungen+und+Empfehlungen<text:s/></text:p>
          </table:table-cell>
          <table:table-cell office:value-type="date" office:date-value="2021-03-20T00:00:00" table:style-name="ce292">
            <text:p>20/03/2021</text:p>
          </table:table-cell>
          <table:table-cell office:value-type="date" office:date-value="2021-06-14T00:00:00" table:style-name="ce291">
            <text:p>14/06/2021</text:p>
          </table:table-cell>
          <table:table-cell table:number-columns-repeated="16321"/>
        </table:table-row>
        <table:table-row table:style-name="ro2">
          <table:table-cell office:value-type="float" office:value="325" table:style-name="ce408">
            <text:p>325</text:p>
          </table:table-cell>
          <table:table-cell office:value-type="string" table:style-name="ce409">
            <text:p>AIWT6-325</text:p>
          </table:table-cell>
          <table:table-cell office:value-type="string" table:style-name="ce309">
            <text:p>Machine Learning in Editing and Imputation - Automated editing and correcting of data</text:p>
          </table:table-cell>
          <table:table-cell office:value-type="string" table:style-name="ce27">
            <text:p><text:a xlink:href="https://www.statistischebibliothek.de/mir/servlets/MCRFileNodeServlet/DEMonografie_derivate_00001972/PoC_MachineLearning.pdf">https://www.statistischebibliothek.de/mir/servlets/MCRFileNodeServlet/DEMonografie_derivate_00001972/PoC_MachineLearning.pdf</text:a></text:p>
          </table:table-cell>
          <table:table-cell office:value-type="string" table:style-name="ce279">
            <text:p>One important step in statistical data processing is editing and imputation of missing or implausible observations. The Federal Statistical Office Germany is developing approaches to allow for automated editing and imputation based on observed values and plausibility rules. For the task machine learning methods are one important tool. The goal of the automated editing and imputation projects is to relief staff from editing and imputation tasks and to improve timeliness of statistical results at the same time. Often automated approaches are imperative, because digitization leads to larger data sets that need to be processed in a timely manner.</text:p>
          </table:table-cell>
          <table:table-cell office:value-type="string" table:content-validation-name="val14" table:style-name="ce276">
            <text:p>National</text:p>
          </table:table-cell>
          <table:table-cell office:value-type="string" table:content-validation-name="val13" table:style-name="ce21">
            <text:p>Germany</text:p>
          </table:table-cell>
          <table:table-cell office:value-type="string" table:content-validation-name="val12" table:style-name="ce295">
            <text:p>DE</text:p>
          </table:table-cell>
          <table:table-cell office:value-type="string" table:style-name="ce276">
            <text:p>Federal Statistical Office Germany</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Pilot</text:p>
          </table:table-cell>
          <table:table-cell office:value-type="float" office:value="2017" table:style-name="ce281">
            <text:p>2017</text:p>
          </table:table-cell>
          <table:table-cell office:value-type="float" office:value="2018" table:style-name="ce279">
            <text:p>2018</text:p>
          </table:table-cell>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Assessment of Effectiveness and Efficiency</text:p>
          </table:table-cell>
          <table:table-cell office:value-type="string" table:content-validation-name="val24" table:style-name="ce287">
            <text:p>Cleaning</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table:style-name="ce292"/>
          <table:table-cell table:number-columns-repeated="16321"/>
        </table:table-row>
        <table:table-row table:style-name="ro2">
          <table:table-cell office:value-type="float" office:value="326" table:style-name="ce408">
            <text:p>326</text:p>
          </table:table-cell>
          <table:table-cell office:value-type="string" table:style-name="ce409">
            <text:p>AIWT6-326</text:p>
          </table:table-cell>
          <table:table-cell office:value-type="string" table:style-name="ce277">
            <text:p>Machine Learning in Text Classification Projects - <text:s/>Relieving staff from coding tasks</text:p>
          </table:table-cell>
          <table:table-cell office:value-type="string" table:style-name="ce298">
            <text:p>https://www.statistischebibliothek.de/mir/servlets/MCRFileNodeServlet/DEMonografie_derivate_00001972/PoC_MachineLearning.pdf</text:p>
          </table:table-cell>
          <table:table-cell office:value-type="string" table:style-name="ce279">
            <text:p>The Federal Statistical Office Germany currently works in several projects to employ machine learning to text classification problems. In many statistics, text information is collected. For statistical purposes, the texts need to be coded into a set of predefined categories. This is a time consuming task. The main goal of the text classification projects is to relief staff from coding tasks and to improve timeliness of statistical results at the same time. Often these approaches are imperative, because digitization leads to larger data sets that need to be processed in a timely manner.</text:p>
            <text:p/>
          </table:table-cell>
          <table:table-cell office:value-type="string" table:content-validation-name="val14" table:style-name="ce276">
            <text:p>National</text:p>
          </table:table-cell>
          <table:table-cell office:value-type="string" table:content-validation-name="val13" table:style-name="ce21">
            <text:p>Germany</text:p>
          </table:table-cell>
          <table:table-cell office:value-type="string" table:content-validation-name="val12" table:style-name="ce295">
            <text:p>DE</text:p>
          </table:table-cell>
          <table:table-cell office:value-type="string" table:style-name="ce276">
            <text:p>Federal Statistical Office Germany</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Pilot</text:p>
          </table:table-cell>
          <table:table-cell office:value-type="float" office:value="2017" table:style-name="ce281">
            <text:p>2017</text:p>
          </table:table-cell>
          <table:table-cell office:value-type="float" office:value="2018" table:style-name="ce279">
            <text:p>2018</text:p>
          </table:table-cell>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Administrative simplification</text:p>
          </table:table-cell>
          <table:table-cell office:value-type="string" table:content-validation-name="val24" table:style-name="ce287">
            <text:p>Classific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table:style-name="ce292"/>
          <table:table-cell table:number-columns-repeated="16321"/>
        </table:table-row>
        <table:table-row table:style-name="ro2">
          <table:table-cell office:value-type="float" office:value="327" table:style-name="ce408">
            <text:p>327</text:p>
          </table:table-cell>
          <table:table-cell office:value-type="string" table:style-name="ce409">
            <text:p>AIWT6-327</text:p>
          </table:table-cell>
          <table:table-cell office:value-type="string" table:style-name="ce309">
            <text:p>Project ML-SAST</text:p>
          </table:table-cell>
          <table:table-cell office:value-type="string" table:style-name="ce24">
            <text:p>https://www.evergabe-online.de/tenderdetails.html?1&amp;id=343088</text:p>
          </table:table-cell>
          <table:table-cell office:value-type="string" table:style-name="ce279">
            <text:p>The Federal Office for Information Security (BSI) intends to support and advance the development of ML-based SAST tools for automated and autonomous detection of new error patterns during the programming process. This should result in more secure programs, reduced workload and shorter development time.</text:p>
            <text:p>In the ML-SAST project, the use of machine learning (ML) methods in the context of static application security testing (SAST) will be evaluated. As research and experience prove, ML shows strength in the area of automated pattern recognition. As first step of the project the feasibility of ML-based SAST will be investigated. Therefore the current research literature on this topic will be reviewed. The goal is to identify the most suitable ML models. The results will be published in a study. Based on the findings of the study, an open source prototype of the ML-SAST method will be developed.</text:p>
          </table:table-cell>
          <table:table-cell office:value-type="string" table:content-validation-name="val14" table:style-name="ce276">
            <text:p>National</text:p>
          </table:table-cell>
          <table:table-cell office:value-type="string" table:content-validation-name="val13" table:style-name="ce21">
            <text:p>Germany</text:p>
          </table:table-cell>
          <table:table-cell office:value-type="string" table:content-validation-name="val12" table:style-name="ce295">
            <text:p>DE</text:p>
          </table:table-cell>
          <table:table-cell office:value-type="string" table:style-name="ce276">
            <text:p>Federal Office for Information Security (BSI)</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office:value-type="string" table:content-validation-name="val27" table:style-name="ce287">
            <text:p>Yes</text:p>
          </table:table-cell>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Openness</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number-columns-repeated="3"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table:style-name="ce292"/>
          <table:table-cell table:number-columns-repeated="16321"/>
        </table:table-row>
        <table:table-row table:style-name="ro2">
          <table:table-cell office:value-type="float" office:value="331" table:style-name="ce418">
            <text:p>331</text:p>
          </table:table-cell>
          <table:table-cell office:value-type="string" table:style-name="ce409">
            <text:p>AIWT6-331</text:p>
          </table:table-cell>
          <table:table-cell office:value-type="string" table:style-name="ce277">
            <text:p>Vegetation detection Friesland - Remote sensing and image recognition to interpret satellite images</text:p>
          </table:table-cell>
          <table:table-cell office:value-type="string" table:style-name="ce24">
            <text:p>https://www.ilionx.com/referent/provincie-fryslan-2/</text:p>
          </table:table-cell>
          <table:table-cell office:value-type="string" table:style-name="ce279">
            <text:p>The province of Friesland is using remote sensing and image recognition to interpret satellite images. Using AI, the province can gain insights as to the current state of vegetation on the Dutch Waddeneilanden (Frisian Islands). Up until this project was started, this vegetation registration was done once very 6 or 12 years by inspectors who would go to the islands. However, this process was both too labor intensive and at large intervals. So now AI interprets satellite images, and hard-to-judge areas are reviewed manually by inspectors. An additional benefit is that many of the vegetation is very sensitive to nitrogen. This means that keeping an accurate eye on the island vegetation also helps draw up accurate nitrogen models.</text:p>
          </table:table-cell>
          <table:table-cell office:value-type="string" table:content-validation-name="val14" table:style-name="ce276">
            <text:p>Regional</text:p>
          </table:table-cell>
          <table:table-cell office:value-type="string" table:content-validation-name="val13" table:style-name="ce21">
            <text:p>Netherlands</text:p>
          </table:table-cell>
          <table:table-cell office:value-type="string" table:content-validation-name="val12" table:style-name="ce295">
            <text:p>NL</text:p>
          </table:table-cell>
          <table:table-cell office:value-type="string" table:style-name="ce276">
            <text:p>Province of Friesland</text:p>
          </table:table-cell>
          <table:table-cell office:value-type="string" table:content-validation-name="val11" table:style-name="ce281">
            <text:p>Local Government</text:p>
          </table:table-cell>
          <table:table-cell office:value-type="string" table:content-validation-name="val10" table:style-name="ce282">
            <text:p>Environmental protection</text:p>
          </table:table-cell>
          <table:table-cell office:value-type="string" table:content-validation-name="val9" table:style-name="ce281">
            <text:p>Environmental protection n.e.c.</text:p>
          </table:table-cell>
          <table:table-cell office:value-type="string" table:content-validation-name="val8" table:style-name="ce281">
            <text:p>Implemented</text:p>
          </table:table-cell>
          <table:table-cell office:value-type="float" office:value="2021" table:style-name="ce281">
            <text:p>2021</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table:style-name="ce292"/>
          <table:table-cell table:number-columns-repeated="16321"/>
        </table:table-row>
        <table:table-row table:style-name="ro2">
          <table:table-cell office:value-type="float" office:value="335" table:style-name="ce408">
            <text:p>335</text:p>
          </table:table-cell>
          <table:table-cell office:value-type="string" table:style-name="ce409">
            <text:p>AIWT6-335</text:p>
          </table:table-cell>
          <table:table-cell office:value-type="string" table:style-name="ce277">
            <text:p>AI for detecting illegal substances - <text:s/>AI to index seized data carrier</text:p>
          </table:table-cell>
          <table:table-cell office:value-type="string" table:style-name="ce24">
            <text:p>https://www.forensischinstituut.nl/</text:p>
          </table:table-cell>
          <table:table-cell office:value-type="string" table:style-name="ce279">
            <text:p>The Netherlands Forensic Institute uses AI to index seized data carriers, and search the contents for images containing illegal substances. This accelerates the work of detectives and makes their work more effective and more efficient. Development followed these steps:</text:p>
            <text:p>Labeling illegal substances.</text:p>
            <text:p>Applying a suitable model architecture (using pre-trained deep learning)</text:p>
            <text:p>Fine-tuning (for low-quality pictures)</text:p>
            <text:p>Implementation: During this project, an unexpectedly large amount of the time <text:s/>was spent labeling data.</text:p>
          </table:table-cell>
          <table:table-cell office:value-type="string" table:content-validation-name="val14" table:style-name="ce276">
            <text:p>National</text:p>
          </table:table-cell>
          <table:table-cell office:value-type="string" table:content-validation-name="val13" table:style-name="ce21">
            <text:p>Netherlands</text:p>
          </table:table-cell>
          <table:table-cell office:value-type="string" table:content-validation-name="val12" table:style-name="ce295">
            <text:p>NL</text:p>
          </table:table-cell>
          <table:table-cell office:value-type="string" table:style-name="ce276">
            <text:p>Netherlands Forensic Institute<text:s/></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Security and privacy</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table:style-name="ce292"/>
          <table:table-cell table:number-columns-repeated="16321"/>
        </table:table-row>
        <table:table-row table:style-name="ro2">
          <table:table-cell office:value-type="float" office:value="344" table:style-name="ce408">
            <text:p>344</text:p>
          </table:table-cell>
          <table:table-cell office:value-type="string" table:style-name="ce409">
            <text:p>AIWT6-344</text:p>
          </table:table-cell>
          <table:table-cell office:value-type="string" table:style-name="ce277">
            <text:p>Enhancing metadata for textual information - improving the quality of search and automatic reasoning</text:p>
          </table:table-cell>
          <table:table-cell office:value-type="string" table:style-name="ce27">
            <text:p><text:a xlink:href="https://www.bsi.bund.de/">https://www.bsi.bund.de</text:a></text:p>
          </table:table-cell>
          <table:table-cell office:value-type="string" table:style-name="ce279">
            <text:p>The solution shall enhance metadata for unstructured, textual information about the topic of IT-Securty and hence rise the quality of search and automatic reasoning. Therefore a text corpus of public available news and background information shall be created and processed such that the pure text content without artifacts and technical accessories is accessible.<text:s/></text:p>
            <text:p>The resulting texts shall be exploited with a combination of towfold Artificial Intelligence methods. On the one hand traditional methods using manually created taxonomies and ontologies help to find terms of defined meanings in the given text and solve the problem of homonyms. Standards like SKOS (Simple Knowledge Organisation System) guaratny flexibility and reusability.</text:p>
            <text:p>On the other hand machine learning will be applied to determine the local context and support "Named Entity Extraction" (NER). Modern models of Natural Language Processing (NLP) like "Transformer" models will be <text:s/>be applied in various tasks like NER, Question-Answering and classification.</text:p>
          </table:table-cell>
          <table:table-cell office:value-type="string" table:content-validation-name="val14" table:style-name="ce276">
            <text:p>National</text:p>
          </table:table-cell>
          <table:table-cell office:value-type="string" table:content-validation-name="val13" table:style-name="ce21">
            <text:p>Germany</text:p>
          </table:table-cell>
          <table:table-cell office:value-type="string" table:content-validation-name="val12" table:style-name="ce295">
            <text:p>DE</text:p>
          </table:table-cell>
          <table:table-cell office:value-type="string" table:style-name="ce276">
            <text:p>Federal Office for Security in Information Technology (Bundesamt für Sicherheit in der Informationstechnik - BSI)</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21" table:style-name="ce281">
            <text:p>2021</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office:value-type="string" table:content-validation-name="val6" table:style-name="ce284">
            <text:p>Knowledge representation</text:p>
          </table:table-cell>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Data Sharing Management</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Reusability</text:p>
          </table:table-cell>
          <table:table-cell office:value-type="string" table:content-validation-name="val24" table:style-name="ce287">
            <text:p>Structuring</text:p>
            <text:p>Transform</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table:number-columns-repeated="2"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table:style-name="ce292"/>
          <table:table-cell table:number-columns-repeated="16321"/>
        </table:table-row>
        <table:table-row table:style-name="ro2">
          <table:table-cell office:value-type="float" office:value="347" table:style-name="ce408">
            <text:p>347</text:p>
          </table:table-cell>
          <table:table-cell office:value-type="string" table:style-name="ce409">
            <text:p>AIWT6-347</text:p>
          </table:table-cell>
          <table:table-cell office:value-type="string" table:style-name="ce277">
            <text:p>Support system for classification of citizen inquiries or complaints</text:p>
          </table:table-cell>
          <table:table-cell office:value-type="string" table:style-name="ce27">
            <text:p><text:a xlink:href="https://atencioenlinia.ajuntament.barcelona.cat/">https://atencioenlinia.ajuntament.barcelona.cat</text:a></text:p>
          </table:table-cell>
          <table:table-cell office:value-type="string" table:style-name="ce279">
            <text:p>Support system for the classification of incidences/complains from citizens in Barcelona.<text:s/></text:p>
            <text:p>IRIS is the service that allows citizens to report incidents or send complaints to the Barcelona City Council for resolution. Through IRIS, citizens can send information and queries, as well as complaints and suggestions for improvement. In this process, the citizen who reports the incident has to classify it using a tree of topics offered through the computer application. This classification is important because it is used to direct the incident directly to the responsible department, thus speeding up the response process. Errors in the thematic classification cause inadequate responses and delays in the resolution of incidents, thus affecting the quality of the service offered.</text:p>
            <text:p>As part of the IRIS service update project, a module called MARIO has been developed, based on machine learning algorithms -Machine Learning- and natural language processing (one of the technologies included in the IA) to simplify the incident classification process for citizens. From the analysis of the free text describing the incident, MARIO suggests to the citizen the most likely categories where the incident fits because he/she chooses the most appropriate category.</text:p>
            <text:p>MARIO, which is currently being tested, minimizes the error rate in the initial classification of incidents by greatly reducing manual reclassification processes. Previously, 50% of the communications made needed to be reassigned; now, with MARIO, a hit rate of over 85% is being achieved.</text:p>
            <text:p>MARIO has been developed using open source tools -Open Source- such as Python, Scikit-*learn and *Pandas, among others. The algorithm has required a training that has been carried out using a dataset with the topics and questions asked by the citizen previously validated to ensure that they have been correctly classified.</text:p>
            <text:p>This pilot has been used by the Municipal Institute of Informatics to evaluate the techniques and processes of text classification with the following conclusions:</text:p>
            <text:p>Often the integration of AI techniques into existing processes has to be accompanied by a restructuring of the data. In the case of IRIS, the wide range of classification options makes the task difficult for a human but makes *IA inefficient. Clustering of categories is recommended</text:p>
            <text:p>- It is important to have a quality dataset.</text:p>
            <text:p>- In order to ensure good system efficiency, good data preprocessing including cleaning and standardization of this data is necessary.</text:p>
            <text:p>- Data anonymization must be taken into account.</text:p>
            <text:p>- For good training, it is necessary to have a representative volume of input data that is homogeneous in all categories.</text:p>
          </table:table-cell>
          <table:table-cell office:value-type="string" table:content-validation-name="val14" table:style-name="ce276">
            <text:p>Local</text:p>
          </table:table-cell>
          <table:table-cell office:value-type="string" table:content-validation-name="val13" table:style-name="ce21">
            <text:p>Spain</text:p>
          </table:table-cell>
          <table:table-cell office:value-type="string" table:content-validation-name="val12" table:style-name="ce295">
            <text:p>ES511</text:p>
          </table:table-cell>
          <table:table-cell office:value-type="string" table:style-name="ce276">
            <text:p>Barcelona City Council</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Implemented</text:p>
          </table:table-cell>
          <table:table-cell office:value-type="float" office:value="2021" table:style-name="ce281">
            <text:p>2021</text:p>
          </table:table-cell>
          <table:table-cell table:style-name="ce281"/>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office:value-type="string" table:content-validation-name="val6" table:style-name="ce284">
            <text:p>Searching</text:p>
          </table:table-cell>
          <table:table-cell table:content-validation-name="val6" table:style-name="ce284"/>
          <table:table-cell office:value-type="string" table:style-name="ce284">
            <text:p>Q&amp;A</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Engagement management</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office:value-type="string" table:content-validation-name="val27" table:style-name="ce287">
            <text:p>Yes</text:p>
          </table:table-cell>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User-centricity</text:p>
          </table:table-cell>
          <table:table-cell office:value-type="string" table:content-validation-name="val25" table:style-name="ce287">
            <text:p>Transparency</text:p>
          </table:table-cell>
          <table:table-cell office:value-type="string" table:content-validation-name="val24" table:style-name="ce287">
            <text:p>Classification</text:p>
          </table:table-cell>
          <table:table-cell office:value-type="string" table:content-validation-name="val1" table:style-name="ce287">
            <text:p>Conversation</text:p>
            <text:p>Support​ interaction</text:p>
          </table:table-cell>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office:value-type="string" table:style-name="ce289">
            <text:p>x</text:p>
          </table:table-cell>
          <table:table-cell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table:style-name="ce292"/>
          <table:table-cell table:number-columns-repeated="16321"/>
        </table:table-row>
        <table:table-row table:style-name="ro2">
          <table:table-cell office:value-type="float" office:value="353" table:style-name="ce408">
            <text:p>353</text:p>
          </table:table-cell>
          <table:table-cell office:value-type="string" table:style-name="ce409">
            <text:p>AIWT6-353</text:p>
          </table:table-cell>
          <table:table-cell office:value-type="string" table:style-name="ce277">
            <text:p>Automation of subtitling videos and audios - Improving accessibility of public websites</text:p>
          </table:table-cell>
          <table:table-cell office:value-type="string" table:style-name="ce300">
            <text:p>internal web address</text:p>
          </table:table-cell>
          <table:table-cell office:value-type="string" table:style-name="ce279">
            <text:p>The solution relates to the directive (EU) 2016/2102 of the European Parliament and of the Council of 26 October 2016 on the accessibility of the websites and mobile applications of public sector bodies. The technical solution is intended for subtitling public and internal videos and audios by utilizing Microsoft's Azure cloud computing technology - speech-to-text services and text analytics. <text:s/>The subtitling service is automated in such a way that the user downloads the recording to be subtitled via the web interface and receives an e-mail when the subtitling is completed. The subtitle file (.srt) is returned to the user.<text:s/></text:p>
          </table:table-cell>
          <table:table-cell office:value-type="string" table:content-validation-name="val14" table:style-name="ce276">
            <text:p>National</text:p>
          </table:table-cell>
          <table:table-cell office:value-type="string" table:content-validation-name="val13" table:style-name="ce21">
            <text:p>Finland</text:p>
          </table:table-cell>
          <table:table-cell office:value-type="string" table:content-validation-name="val12" table:style-name="ce295">
            <text:p>FI</text:p>
          </table:table-cell>
          <table:table-cell office:value-type="string" table:style-name="ce276">
            <text:p>Finnish Tax Administration (FTA)</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Audio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User-centricity</text:p>
          </table:table-cell>
          <table:table-cell office:value-type="string" table:content-validation-name="val24" table:style-name="ce287">
            <text:p>Digitising</text:p>
            <text:p>Automate</text:p>
          </table:table-cell>
          <table:table-cell office:value-type="string" table:content-validation-name="val1" table:style-name="ce287">
            <text:p>Structuring</text:p>
            <text:p>Transform</text:p>
          </table:table-cell>
          <table:table-cell office:value-type="string" table:style-name="ce297">
            <text:p>Improved Public Service</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office:value-type="date" office:date-value="2021-05-20T00:00:00" table:style-name="ce292">
            <text:p>20/05/2021</text:p>
          </table:table-cell>
          <table:table-cell table:number-columns-repeated="16321"/>
        </table:table-row>
        <table:table-row table:style-name="ro2">
          <table:table-cell office:value-type="float" office:value="354" table:style-name="ce408">
            <text:p>354</text:p>
          </table:table-cell>
          <table:table-cell office:value-type="string" table:style-name="ce409">
            <text:p>AIWT6-354</text:p>
          </table:table-cell>
          <table:table-cell office:value-type="string" table:style-name="ce277">
            <text:p>Cultural Heritage Tools - AI tools integrated in the National Library of Finland</text:p>
          </table:table-cell>
          <table:table-cell office:value-type="string" table:style-name="ce27">
            <text:p><text:a xlink:href="https://digi.kansalliskirjasto.fi/name-search?set_language=en">https://digi.kansalliskirjasto.fi/name-search?set_language=en</text:a></text:p>
          </table:table-cell>
          <table:table-cell office:value-type="string" table:style-name="ce279">
            <text:p>Two AI tools have been integrated into the IT system of the National Library of Finland (digi.nationallibrary.fi):</text:p>
            <text:p>1. Named entity recognition (NER)</text:p>
            <text:p>-Stanford NER software to recognize persons and place names from the Finnish historical newspapers. The first training and evaluation data set was created that consists of pages of both journals and newspapers from the time period 1836–1918. The Stanford NER system was trained using 220 annotated pages and evaluated using 34 pages. The results that were achieved were mostly good: 71 % of person names and 79 % of place names were recognized from the evaluation data.</text:p>
            <text:p>2. Image classification</text:p>
            <text:p>-Google TensorFlow was used to classify images.</text:p>
            <text:p>A training dataset was created that was used to train the classifier model with TensorFlow. Using the trained model, it was possible to classify images into the following groups: advertisements, drawings, notes, pictures, paintings, maps or garbage.</text:p>
            <text:p>-The trained model was used to classify 50 000 images and its accuracy was about 70-75% when about 10 000 classified images were manually observed.</text:p>
            <text:p>-A graphical user interface was created that enabled an easier way to observe achieved results.</text:p>
          </table:table-cell>
          <table:table-cell office:value-type="string" table:content-validation-name="val14" table:style-name="ce276">
            <text:p>National</text:p>
          </table:table-cell>
          <table:table-cell office:value-type="string" table:content-validation-name="val13" table:style-name="ce21">
            <text:p>Finland</text:p>
          </table:table-cell>
          <table:table-cell office:value-type="string" table:content-validation-name="val12" table:style-name="ce295">
            <text:p>FI</text:p>
          </table:table-cell>
          <table:table-cell office:value-type="string" table:style-name="ce276">
            <text:p>The National Library of Finland</text:p>
          </table:table-cell>
          <table:table-cell office:value-type="string" table:content-validation-name="val11" table:style-name="ce281">
            <text:p>Central-Government</text:p>
          </table:table-cell>
          <table:table-cell office:value-type="string" table:content-validation-name="val10" table:style-name="ce282">
            <text:p>Recreation, culture and religion</text:p>
          </table:table-cell>
          <table:table-cell office:value-type="string" table:content-validation-name="val9" table:style-name="ce281">
            <text:p>Cultural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Inclusion and accessibility</text:p>
          </table:table-cell>
          <table:table-cell office:value-type="string" table:content-validation-name="val25" table:style-name="ce287">
            <text:p>Preservation of information</text:p>
          </table:table-cell>
          <table:table-cell office:value-type="string" table:content-validation-name="val24" table:style-name="ce287">
            <text:p>Detection ​</text:p>
          </table:table-cell>
          <table:table-cell office:value-type="string" table:content-validation-name="val1" table:style-name="ce287">
            <text:p>Classification</text:p>
          </table:table-cell>
          <table:table-cell office:value-type="string" table:style-name="ce297">
            <text:p>Improved Public Service</text:p>
          </table:table-cell>
          <table:table-cell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office:value-type="date" office:date-value="2021-05-20T00:00:00" table:style-name="ce292">
            <text:p>20/05/2021</text:p>
          </table:table-cell>
          <table:table-cell table:number-columns-repeated="16321"/>
        </table:table-row>
        <table:table-row table:style-name="ro2">
          <table:table-cell office:value-type="float" office:value="357" table:style-name="ce408">
            <text:p>357</text:p>
          </table:table-cell>
          <table:table-cell office:value-type="string" table:style-name="ce409">
            <text:p>AIWT6-357</text:p>
          </table:table-cell>
          <table:table-cell office:value-type="string" table:style-name="ce277">
            <text:p>IMMS (Intelligent Material Management System) for the entire library collection.<text:s text:c="2"/></text:p>
          </table:table-cell>
          <table:table-cell office:value-type="string" table:style-name="ce24">
            <text:p>https://ai.hel.fi/en/intelligent-material-management-system/<text:s/></text:p>
          </table:table-cell>
          <table:table-cell office:value-type="string" table:style-name="ce279">
            <text:p>An intelligent material management system was acquired while the city library moved away from library-specific collections to one shared collection. With the change, the library wanted to enable moving the material freely between different libraries. The system was introduced in May 2019, after which it has been in use but still in the deployment phase. The system has made it possible to reach a situation where the majority of the collection now floats, i.e. moves freely between libraries. IMMS gives public libraries control of collection, space, and float management. IMMS complements your existing ILS and creates an unprecedented level of transparency in your material flow. Utilizing new tools for data collection, items can be tracked to the shelf, shelving cart, transport bin, or storage location.</text:p>
            <text:p/>
          </table:table-cell>
          <table:table-cell office:value-type="string" table:content-validation-name="val14" table:style-name="ce276">
            <text:p>Local</text:p>
          </table:table-cell>
          <table:table-cell office:value-type="string" table:content-validation-name="val13" table:style-name="ce21">
            <text:p>Finland</text:p>
          </table:table-cell>
          <table:table-cell office:value-type="string" table:content-validation-name="val12" table:style-name="ce295">
            <text:p>FI</text:p>
          </table:table-cell>
          <table:table-cell office:value-type="string" table:style-name="ce276">
            <text:p>Helsinki City Library</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R&amp;D general public services.</text:p>
          </table:table-cell>
          <table:table-cell office:value-type="string" table:content-validation-name="val8" table:style-name="ce281">
            <text:p>Implemented</text:p>
          </table:table-cell>
          <table:table-cell office:value-type="float" office:value="2018" table:style-name="ce281">
            <text:p>2018</text:p>
          </table:table-cell>
          <table:table-cell table:style-name="ce279"/>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Search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Transparency</text:p>
          </table:table-cell>
          <table:table-cell office:value-type="string" table:content-validation-name="val25" table:style-name="ce287">
            <text:p>Administrative simplification</text:p>
          </table:table-cell>
          <table:table-cell office:value-type="string" table:content-validation-name="val24" table:style-name="ce287">
            <text:p>Classific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3"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office:value-type="date" office:date-value="2021-05-20T00:00:00" table:style-name="ce292">
            <text:p>20/05/2021</text:p>
          </table:table-cell>
          <table:table-cell table:number-columns-repeated="16321"/>
        </table:table-row>
        <table:table-row table:style-name="ro2">
          <table:table-cell office:value-type="float" office:value="364" table:style-name="ce418">
            <text:p>364</text:p>
          </table:table-cell>
          <table:table-cell office:value-type="string" table:style-name="ce412">
            <text:p>AIWT6-364</text:p>
          </table:table-cell>
          <table:table-cell office:value-type="string" table:style-name="ce277">
            <text:p>Anomaly detection in e-government administration</text:p>
          </table:table-cell>
          <table:table-cell office:value-type="string" table:style-name="ce300">
            <text:p> </text:p>
          </table:table-cell>
          <table:table-cell office:value-type="string" table:style-name="ce279">
            <text:p>Anomaly detection in e government administration</text:p>
            <text:p>In government administration various critical services are used. In order to maximise these services reability and availability we are being introducing various machine learning techniques. We are focusing for the smooth operation of huge amount of services such as in order to minimise the risk of service corruption we are predicting the future load or we are trying to identify the miss usage of a certain services, etc.</text:p>
            <text:p>We are using different algorithms to create models for anomaly detection in order to analyse huge amount of data, which are produced by various general public services used by many people for government administration.<text:s/></text:p>
          </table:table-cell>
          <table:table-cell office:value-type="string" table:content-validation-name="val14" table:style-name="ce276">
            <text:p>National</text:p>
          </table:table-cell>
          <table:table-cell office:value-type="string" table:content-validation-name="val13" table:style-name="ce21">
            <text:p>Hungary</text:p>
          </table:table-cell>
          <table:table-cell office:value-type="string" table:content-validation-name="val12" table:style-name="ce295">
            <text:p>HU</text:p>
          </table:table-cell>
          <table:table-cell office:value-type="string" table:style-name="ce276">
            <text:p>Idomsoft ZRT</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5">
            <text:p>Public Services</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79"/>
          <table:table-cell office:value-type="string" table:content-validation-name="val7" table:style-name="ce283">
            <text:p>Planning</text:p>
          </table:table-cell>
          <table:table-cell office:value-type="string" table:content-validation-name="val6" table:style-name="ce284">
            <text:p>Planning and Schedul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Monitoring policy implementation</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Subsidiarity and proportional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2" table:style-name="ce289"/>
          <table:table-cell office:value-type="string" table:style-name="ce289">
            <text:p>x</text:p>
          </table:table-cell>
          <table:table-cell office:value-type="string" table:style-name="ce289">
            <text:p>x</text:p>
          </table:table-cell>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office:value-type="date" office:date-value="2021-05-20T00:00:00" table:style-name="ce292">
            <text:p>20/05/2021</text:p>
          </table:table-cell>
          <table:table-cell table:number-columns-repeated="16321"/>
        </table:table-row>
        <table:table-row table:style-name="ro2">
          <table:table-cell office:value-type="float" office:value="367" table:style-name="ce408">
            <text:p>367</text:p>
          </table:table-cell>
          <table:table-cell office:value-type="string" table:style-name="ce409">
            <text:p>AIWT6-367</text:p>
          </table:table-cell>
          <table:table-cell office:value-type="string" table:style-name="ce277">
            <text:p>Unlocking digitized documents - <text:s/>using OCR, extracting entities and organising image content</text:p>
          </table:table-cell>
          <table:table-cell office:value-type="string" table:style-name="ce278">
            <text:p><text:a xlink:href="http://www.eluxemburgensia.lu/">http://www.eluxemburgensia.lu</text:a></text:p>
          </table:table-cell>
          <table:table-cell office:value-type="string" table:style-name="ce279">
            <text:p>Unlock digitized textual documents by correcting OCR, extracting entities and organising image content.</text:p>
          </table:table-cell>
          <table:table-cell office:value-type="string" table:content-validation-name="val14" table:style-name="ce276">
            <text:p>National</text:p>
          </table:table-cell>
          <table:table-cell office:value-type="string" table:content-validation-name="val13" table:style-name="ce21">
            <text:p>Luxembourg</text:p>
          </table:table-cell>
          <table:table-cell office:value-type="string" table:content-validation-name="val12" table:style-name="ce280">
            <text:p>LU</text:p>
          </table:table-cell>
          <table:table-cell office:value-type="string" table:style-name="ce276">
            <text:p>Bibliothèque nationale de Luxembourg</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Natural language process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Structuring</text:p>
            <text:p>Transform</text:p>
          </table:table-cell>
          <table:table-cell office:value-type="string" table:content-validation-name="val1" table:style-name="ce287">
            <text:p>Digitising</text:p>
            <text:p>Automate</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office:value-type="date" office:date-value="2021-05-20T00:00:00" table:style-name="ce292">
            <text:p>20/05/2021</text:p>
          </table:table-cell>
          <table:table-cell table:number-columns-repeated="16321"/>
        </table:table-row>
        <table:table-row table:style-name="ro2">
          <table:table-cell office:value-type="float" office:value="369" table:style-name="ce408">
            <text:p>369</text:p>
          </table:table-cell>
          <table:table-cell office:value-type="string" table:style-name="ce409">
            <text:p>AIWT6-369</text:p>
          </table:table-cell>
          <table:table-cell office:value-type="string" table:style-name="ce277">
            <text:p>AuroraAI - Ministry of Finance</text:p>
          </table:table-cell>
          <table:table-cell office:value-type="string" table:style-name="ce278">
            <text:p><text:a xlink:href="https://vm.fi/en/auroraai-en">https://vm.fi/en/auroraai-en</text:a></text:p>
          </table:table-cell>
          <table:table-cell office:value-type="string" table:style-name="ce279">
            <text:p>Using the AuroraAI service model, organisations from various sectors of society will create a snapshot of well-being to support human-centric activities and knowledge-based management. In finding, allocating and proactively steering services, the model will make use of the decentralised and open network created by artificial intelligence and smart applications. The model will lead changes in the authorities’ operational model and will support these changes by implementing an ethically functioning artificial intelligence network, which will help to allocate the services correctly. In addition to implementing this AI network, the human-centric operations model will be adopted in the case of selected life events, run by the organisations in charge and supported by the AuroraAI support team.</text:p>
            <text:p/>
            <text:p>Using artificial intelligence, the AuroraAI network will make it possible to allocate the current, partly silo-like supply of services in a timely manner to citizens or companies in need of such services. The information gained about those utilising the service will make knowledge-based management a more effective aid for the production of the services.</text:p>
          </table:table-cell>
          <table:table-cell office:value-type="string" table:content-validation-name="val14" table:style-name="ce276">
            <text:p>National</text:p>
          </table:table-cell>
          <table:table-cell office:value-type="string" table:content-validation-name="val13" table:style-name="ce21">
            <text:p>Finland</text:p>
          </table:table-cell>
          <table:table-cell office:value-type="string" table:content-validation-name="val12" table:style-name="ce280">
            <text:p>FI</text:p>
          </table:table-cell>
          <table:table-cell office:value-type="string" table:style-name="ce280">
            <text:p>Ministry of Finance</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R&amp;D general public services.</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office:value-type="string" table:style-name="ce289">
            <text:p>x</text:p>
          </table:table-cell>
          <table:table-cell office:value-type="string" table:style-name="ce289">
            <text:p>x</text:p>
          </table:table-cell>
          <table:table-cell table:style-name="ce289"/>
          <table:table-cell office:value-type="string" table:style-name="ce289">
            <text:p>x</text:p>
          </table:table-cell>
          <table:table-cell office:value-type="string" table:style-name="ce289">
            <text:p>x</text:p>
          </table:table-cell>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office:value-type="date" office:date-value="2021-05-20T00:00:00" table:style-name="ce292">
            <text:p>20/05/2021</text:p>
          </table:table-cell>
          <table:table-cell table:number-columns-repeated="16321"/>
        </table:table-row>
        <table:table-row table:style-name="ro2">
          <table:table-cell office:value-type="float" office:value="371" table:style-name="ce408">
            <text:p>371</text:p>
          </table:table-cell>
          <table:table-cell office:value-type="string" table:style-name="ce409">
            <text:p>AIWT6-371</text:p>
          </table:table-cell>
          <table:table-cell office:value-type="string" table:style-name="ce277">
            <text:p>DBA - Intelligent Control Platform</text:p>
          </table:table-cell>
          <table:table-cell office:value-type="string" table:style-name="ce278">
            <text:p><text:a xlink:href="https://medium.com/urban-ai/ambient-intelligence-and-the-digital-umbrella-1650edbe3732">https://medium.com/urban-ai/ambient-intelligence-and-the-digital-umbrella-1650edbe3732</text:a></text:p>
          </table:table-cell>
          <table:table-cell office:value-type="string" table:style-name="ce279">
            <text:p>The research unit was established in 2017 when put first two AI models into production, in direct integration with an (internal) Control Systems so they are continually evaluating new data. Every time there's a change in our data, it's machine interprets certain thresholds put up for decision support. Intelligent Control. They have about 30 models in production today and are currently implementing their third generation of our platform now called the Intelligent Control Platform. <text:s/>Currently working with real time graph ML and fraud detection and architecting of the data platform supporting this.</text:p>
          </table:table-cell>
          <table:table-cell office:value-type="string" table:content-validation-name="val14" table:style-name="ce276">
            <text:p>National</text:p>
          </table:table-cell>
          <table:table-cell office:value-type="string" table:content-validation-name="val13" table:style-name="ce21">
            <text:p>Denmark</text:p>
          </table:table-cell>
          <table:table-cell office:value-type="string" table:content-validation-name="val12" table:style-name="ce280">
            <text:p>DK</text:p>
          </table:table-cell>
          <table:table-cell office:value-type="string" table:style-name="ce276">
            <text:p>Danish Business Authority</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19" table:style-name="ce281">
            <text:p>2019</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office:value-type="string" table:content-validation-name="val22" table:style-name="ce284">
            <text:p>Yes</text:p>
          </table:table-cell>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Structuring</text:p>
            <text:p>Transform</text:p>
          </table:table-cell>
          <table:table-cell office:value-type="string" table:content-validation-name="val1" table:style-name="ce287">
            <text:p>Detection ​</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Survey Use and impact of AI in the public sector. 2021</text:p>
          </table:table-cell>
          <table:table-cell office:value-type="date" office:date-value="2021-05-20T00:00:00" table:style-name="ce292">
            <text:p>20/05/2021</text:p>
          </table:table-cell>
          <table:table-cell office:value-type="date" office:date-value="2021-05-20T00:00:00" table:style-name="ce292">
            <text:p>20/05/2021</text:p>
          </table:table-cell>
          <table:table-cell table:number-columns-repeated="16321"/>
        </table:table-row>
        <table:table-row table:style-name="ro2">
          <table:table-cell office:value-type="float" office:value="374" table:style-name="ce408">
            <text:p>374</text:p>
          </table:table-cell>
          <table:table-cell office:value-type="string" table:style-name="ce409">
            <text:p>AIWT6-374</text:p>
          </table:table-cell>
          <table:table-cell office:value-type="string" table:style-name="ce277">
            <text:p>Chaos - Analysis of multiple data sources to forecast property market performance</text:p>
          </table:table-cell>
          <table:table-cell office:value-type="string" table:style-name="ce27">
            <text:p><text:a xlink:href="https://chaosarchitects.com/real-estate/">https://chaosarchitects.com/real-estate/</text:a></text:p>
          </table:table-cell>
          <table:table-cell office:value-type="string" table:style-name="ce279">
            <text:p>CHAOS analyses multiple data sources to forecast property market performance. Using Artificial Intelligence, we provide our customers with actionable insights Chaos is being used in various Finnish cities, such as in Helsinki, Skanska and others.<text:s text:c="2"/></text:p>
          </table:table-cell>
          <table:table-cell office:value-type="string" table:content-validation-name="val14" table:style-name="ce276">
            <text:p>National</text:p>
          </table:table-cell>
          <table:table-cell office:value-type="string" table:content-validation-name="val13" table:style-name="ce21">
            <text:p>Finland</text:p>
          </table:table-cell>
          <table:table-cell office:value-type="string" table:content-validation-name="val12" table:style-name="ce295">
            <text:p>FI</text:p>
          </table:table-cell>
          <table:table-cell office:value-type="string" table:style-name="ce276">
            <text:p>Helsinki, Skansa and others</text:p>
          </table:table-cell>
          <table:table-cell office:value-type="string" table:content-validation-name="val11" table:style-name="ce281">
            <text:p>Private sector</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79"/>
          <table:table-cell office:value-type="string" table:content-validation-name="val7" table:style-name="ce283">
            <text:p>Reasoning</text:p>
          </table:table-cell>
          <table:table-cell office:value-type="string" table:content-validation-name="val6" table:style-name="ce284">
            <text:p>Knowledge representation</text:p>
          </table:table-cell>
          <table:table-cell office:value-type="string" table:content-validation-name="val6" table:style-name="ce284">
            <text:p>Planning and Schedul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Preservation of information</text:p>
          </table:table-cell>
          <table:table-cell office:value-type="string" table:content-validation-name="val24" table:style-name="ce287">
            <text:p>Structuring</text:p>
            <text:p>Transform</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ttps://chaosarchitects.com/customer-cases/</text:p>
          </table:table-cell>
          <table:table-cell office:value-type="date" office:date-value="2021-05-20T00:00:00" table:style-name="ce292">
            <text:p>20/05/2021</text:p>
          </table:table-cell>
          <table:table-cell office:value-type="date" office:date-value="2021-05-20T00:00:00" table:style-name="ce292">
            <text:p>20/05/2021</text:p>
          </table:table-cell>
          <table:table-cell table:number-columns-repeated="16321"/>
        </table:table-row>
        <table:table-row table:style-name="ro2">
          <table:table-cell office:value-type="float" office:value="387" table:style-name="ce408">
            <text:p>387</text:p>
          </table:table-cell>
          <table:table-cell office:value-type="string" table:style-name="ce409">
            <text:p>AIWT6-387</text:p>
          </table:table-cell>
          <table:table-cell office:value-type="string" table:style-name="ce277">
            <text:p>Correct and uniform case management when sanctioning unemployed citizens</text:p>
          </table:table-cell>
          <table:table-cell office:value-type="string" table:style-name="ce298">
            <text:p> </text:p>
          </table:table-cell>
          <table:table-cell office:value-type="string" table:style-name="ce279">
            <text:p>The decision to sanction unemployed citizens is a complicated task for the caseworkers. Practices for when citizens should be economically sanctioned are not always uniform. The purpose of the project is therefore to develop a tool that can support caseworkers' assessment of whether economic sanctions will have the desired effect or not. The algorithm will analyse which factors have a negative or positive impact on citizens’ probability of becoming more or less available for employment. The algorithm will also provide support the assessment of whether adverse events (i.e. absences from activation offers or interviews) should trigger economic sanctions.<text:s/></text:p>
          </table:table-cell>
          <table:table-cell office:value-type="string" table:content-validation-name="val14" table:style-name="ce276">
            <text:p>Local</text:p>
          </table:table-cell>
          <table:table-cell office:value-type="string" table:content-validation-name="val13" table:style-name="ce21">
            <text:p>Denmark</text:p>
          </table:table-cell>
          <table:table-cell office:value-type="string" table:content-validation-name="val12" table:style-name="ce280">
            <text:p>DK01</text:p>
          </table:table-cell>
          <table:table-cell office:value-type="string" table:style-name="ce276">
            <text:p>Frederiksberg Municipality</text:p>
          </table:table-cell>
          <table:table-cell office:value-type="string" table:content-validation-name="val11" table:style-name="ce281">
            <text:p>Local Government</text:p>
          </table:table-cell>
          <table:table-cell office:value-type="string" table:content-validation-name="val10" table:style-name="ce282">
            <text:p>Social protection</text:p>
          </table:table-cell>
          <table:table-cell office:value-type="string" table:content-validation-name="val9" table:style-name="ce281">
            <text:p>Unemployment.</text:p>
          </table:table-cell>
          <table:table-cell office:value-type="string" table:content-validation-name="val8" table:style-name="ce281">
            <text:p>In development</text:p>
          </table:table-cell>
          <table:table-cell office:value-type="float" office:value="2020" table:style-name="ce281">
            <text:p>2020</text:p>
          </table:table-cell>
          <table:table-cell office:value-type="float" office:value="2021" table:style-name="ce281">
            <text:p>2021</text:p>
          </table:table-cell>
          <table:table-cell office:value-type="string" table:content-validation-name="val7" table:style-name="ce283">
            <text:p>Planning</text:p>
          </table:table-cell>
          <table:table-cell office:value-type="string" table:content-validation-name="val6" table:style-name="ce284">
            <text:p>Planning and Schedul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upporting inspec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Technology Neutrality and Data Portability</text:p>
          </table:table-cell>
          <table:table-cell office:value-type="string" table:content-validation-name="val24" table:style-name="ce287">
            <text:p>Decision Support</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Mail to AI Watch 15-05-2021</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395" table:style-name="ce408">
            <text:p>395</text:p>
          </table:table-cell>
          <table:table-cell office:value-type="string" table:style-name="ce409">
            <text:p>AIWT6-395</text:p>
          </table:table-cell>
          <table:table-cell office:value-type="string" table:style-name="ce277">
            <text:p>NER-based extraction of contract data</text:p>
          </table:table-cell>
          <table:table-cell office:value-type="string" table:style-name="ce298">
            <text:p> https://www.smals.be/nl/content/named-entity-recognition-une-application-pratique-du-nlp</text:p>
          </table:table-cell>
          <table:table-cell office:value-type="string" table:style-name="ce279">
            <text:p>Smals is an ICT provider for government with new technologies and seeing where they can be applied for in government. One of them is the RSZ/ONSS with many siloed data. They wanted to centralize the database. The question is to extract some kind of information out of incoming documents with 2 proofs of concepts. The first one is to see if emails can be analysed to extract persons, functions, phones. Especially structured information are possible. Functions are difficult as it depends on the context. <text:s/>Another Proof of Concepts is to extract information from forms. First, these letters have to be scanned before they can be analysed. However, the pilots showed that AI for everything is not always possible and 100% accuracy is not possible which requires validation by people. AI cannot understand text because they only correlate patterns. It may therefore be more useful for mailroom automation software.<text:s/></text:p>
          </table:table-cell>
          <table:table-cell office:value-type="string" table:content-validation-name="val14" table:style-name="ce276">
            <text:p>National</text:p>
          </table:table-cell>
          <table:table-cell office:value-type="string" table:content-validation-name="val13" table:style-name="ce21">
            <text:p>Belgium</text:p>
          </table:table-cell>
          <table:table-cell office:value-type="string" table:content-validation-name="val12" table:style-name="ce295">
            <text:p>BE</text:p>
          </table:table-cell>
          <table:table-cell office:value-type="string" table:style-name="ce276">
            <text:p><text:s/>RSZ/ONSS<text:s/></text:p>
          </table:table-cell>
          <table:table-cell office:value-type="string" table:content-validation-name="val11" table:style-name="ce281">
            <text:p>Private sector</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19" table:style-name="ce281">
            <text:p>2019</text:p>
          </table:table-cell>
          <table:table-cell table:style-name="ce279"/>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Natural language process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Administrative simplification</text:p>
          </table:table-cell>
          <table:table-cell office:value-type="string" table:content-validation-name="val24" table:style-name="ce287">
            <text:p>Extraction​</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AI4GOV AI4Belgium kick-off event November 30 2020</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01" table:style-name="ce408">
            <text:p>401</text:p>
          </table:table-cell>
          <table:table-cell office:value-type="string" table:style-name="ce409">
            <text:p>AIWT6-401</text:p>
          </table:table-cell>
          <table:table-cell office:value-type="string" table:style-name="ce277">
            <text:p>Capsat - <text:s/>Information from satellite images for a better agricultural policy in Flanders and Europe</text:p>
          </table:table-cell>
          <table:table-cell office:value-type="string" table:style-name="ce299">
            <text:p> https://www.innovatieveoverheidsopdrachten.be/en/projects/capsat-satellites-imagery-information-better-agricultural-policy-flanders-and-europe</text:p>
          </table:table-cell>
          <table:table-cell office:value-type="string" table:style-name="ce279">
            <text:p>Every Flemish farmer who receives 'direct support' within the European Common Agricultural Policy (CAP) is obliged to adhere to a number of climate and environmentally friendly principles and practices with a view to sustainable, liveable and competitive agriculture. This concerns, for example, crop diversification, the maintenance of grassland and the creation of ecological focus areas.</text:p>
            <text:p>The Department of Agriculture and Fisheries supervises the correct and timely implementation of these types of policy measures. Currently, the control is based on spot checks in the field. High-resolution images from various satellites are able to quickly map the correct information. This allows for better follow-up, guidance and control of the farmers. Also possibly. crop damage due to drought or flooding can be objectified more quickly. The project was entitled CAPSAT: CAP stands for 'Common Agricultural Policy' and SAT for 'satellite'.<text:s/></text:p>
          </table:table-cell>
          <table:table-cell office:value-type="string" table:content-validation-name="val14" table:style-name="ce276">
            <text:p>National</text:p>
          </table:table-cell>
          <table:table-cell office:value-type="string" table:content-validation-name="val13" table:style-name="ce21">
            <text:p>Belgium</text:p>
          </table:table-cell>
          <table:table-cell office:value-type="string" table:content-validation-name="val12" table:style-name="ce295">
            <text:p>BE</text:p>
          </table:table-cell>
          <table:table-cell office:value-type="string" table:style-name="ce276">
            <text:p>Department of Agriculture and Fisheries</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Agriculture, forestry, fishing and hunting</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81"/>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Monitoring policy implementation</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innovatieveoverheidsopdrachten.be/projecten/capsat-informatie-uit-satellietbeelden-voor-een-beter-landbouwbeleid-vlaanderen-en-europa</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02" table:style-name="ce408">
            <text:p>402</text:p>
          </table:table-cell>
          <table:table-cell office:value-type="string" table:style-name="ce409">
            <text:p>AIWT6-402</text:p>
          </table:table-cell>
          <table:table-cell office:value-type="string" table:style-name="ce277">
            <text:p>CATE - Continuous Auditing based on Technological Evolution and Data Mining</text:p>
            <text:p/>
          </table:table-cell>
          <table:table-cell office:value-type="string" table:style-name="ce298">
            <text:p> https://innovatieveoverheidsopdrachten.be/projecten/cate-continuous-auditing-based-technological-evolution-and-data-mining</text:p>
          </table:table-cell>
          <table:table-cell office:value-type="string" table:style-name="ce279">
            <text:p>The Flemish Audit Authority is responsible for the (financial and operational) auditing of the projects that are subsidized through European structural funds and Flemish co-financing. A significant proportion of audits must be outsourced. This outsourcing is done at a relatively high cost, for not always the same amount of added value;</text:p>
            <text:p>In outsourcing it is often noted that the performers of these assignments are often young auditors with little or no knowledge of public procurement and state aid, which makes the quality control by the Flemish Audit Authority very intensive and time-consuming, which is not the intention of outsourcing. This project wants to rethink the audit process methodologically and technologically with the following objectives: greater certainty, at a lower cost, within a shorter period of time with greater added value and less loss of (European) resources.</text:p>
          </table:table-cell>
          <table:table-cell office:value-type="string" table:content-validation-name="val14" table:style-name="ce276">
            <text:p>Regional</text:p>
          </table:table-cell>
          <table:table-cell office:value-type="string" table:content-validation-name="val13" table:style-name="ce21">
            <text:p>Belgium</text:p>
          </table:table-cell>
          <table:table-cell office:value-type="string" table:content-validation-name="val12" table:style-name="ce295">
            <text:p>BE2</text:p>
          </table:table-cell>
          <table:table-cell office:value-type="string" table:style-name="ce276">
            <text:p>Flemish Audit Office</text:p>
            <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81"/>
          <table:table-cell office:value-type="string" table:content-validation-name="val7" table:style-name="ce283">
            <text:p>Planning</text:p>
          </table:table-cell>
          <table:table-cell office:value-type="string" table:content-validation-name="val6" table:style-name="ce284">
            <text:p>Planning and Schedul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Management of auditing and logging</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Subsidiarity and proportionality</text:p>
          </table:table-cell>
          <table:table-cell office:value-type="string" table:content-validation-name="val24" table:style-name="ce287">
            <text:p>Detection ​</text:p>
          </table:table-cell>
          <table:table-cell office:value-type="string" table:content-validation-name="val1" table:style-name="ce287">
            <text:p>Extraction​</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innovatieveoverheidsopdrachten.be/projecten/cate-continuous-auditing-based-technological-evolution-and-data-minin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04" table:style-name="ce408">
            <text:p>404</text:p>
          </table:table-cell>
          <table:table-cell office:value-type="string" table:style-name="ce409">
            <text:p>AIWT6-404</text:p>
          </table:table-cell>
          <table:table-cell office:value-type="string" table:style-name="ce277">
            <text:p>Smart regulation - Using Artificial Intelligence to train computers to interpret regulation<text:s/></text:p>
          </table:table-cell>
          <table:table-cell office:value-type="string" table:style-name="ce27">
            <text:p>https://www.innovatieveoverheidsopdrachten.be/en/projects/smart-regulation</text:p>
          </table:table-cell>
          <table:table-cell office:value-type="string" table:style-name="ce279">
            <text:p>Regulations are extremely valuable information that is relevant to everyone in our society. However, the large amount of divergent and incoherent regulation leads to information silos. There are so many different types of documents that there is little structure to be found in them. Moreover, the regulations on a particular subject are often spread over various (basic) laws, amendments to, additions to and improvements to those laws. That is impractical. <text:s/>Lawyers are working to clarify this by harmonizing (coordinating) and bringing together (codifying) this fragmented legislation. But this does not yet solve the problem sufficiently. With the project 'Smart Regulations' we want to offer a solution by using Artificial Intelligence to train computers to interpret regulations. For example, computers can very accurately extract the correct information from those regulations for specific target groups (this can be people, applications or machines).<text:s text:c="2"/></text:p>
            <text:p>The goal is therefore to be able to offer an 'engine' on unstructured information sources from legislation, regulations and decision-making that users can subscribe to in order to get data and additional insights from these information sources more quickly according to their needs. This is how regulation becomes smart. There are even new insights emerging.<text:s text:c="3"/></text:p>
          </table:table-cell>
          <table:table-cell office:value-type="string" table:content-validation-name="val14" table:style-name="ce276">
            <text:p>National</text:p>
          </table:table-cell>
          <table:table-cell office:value-type="string" table:content-validation-name="val13" table:style-name="ce21">
            <text:p>Belgium</text:p>
          </table:table-cell>
          <table:table-cell office:value-type="string" table:content-validation-name="val12" table:style-name="ce295">
            <text:p>BE</text:p>
          </table:table-cell>
          <table:table-cell office:value-type="string" table:style-name="ce276">
            <text:p>Agentschap Informatie Vlaanderen and Agentschap Binnenland Bestuur</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81"/>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Searching</text:p>
          </table:table-cell>
          <table:table-cell office:value-type="string" table:content-validation-name="val6" table:style-name="ce284">
            <text:p>Machine learning</text:p>
          </table:table-cell>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table:content-validation-name="val17" table:style-name="ce286"/>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Extraction​</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3"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innovatieveoverheidsopdrachten.be/projecten/slimme-regelgevin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11" table:style-name="ce408">
            <text:p>411</text:p>
          </table:table-cell>
          <table:table-cell office:value-type="string" table:style-name="ce409">
            <text:p>AIWT6-411</text:p>
          </table:table-cell>
          <table:table-cell office:value-type="string" table:style-name="ce277">
            <text:p>Automatic translation of Riigi Teataja Ametlikud Teadaanded</text:p>
            <text:p/>
          </table:table-cell>
          <table:table-cell office:value-type="string" table:style-name="ce298">
            <text:p>https://www.just.ee/et/uudised/ametlikes-teadaannetes-voeti-kasutusele-masintolge</text:p>
          </table:table-cell>
          <table:table-cell office:value-type="string" table:style-name="ce279">
            <text:p>A machine translation has been introduced in the Official Gazette to translate the information on the website into English. The main goal of introducing machine translation is to support Estonia's open business environment and save on translation costs. Among other things, the solution ensures that the information is comprehensible to foreigners or foreign creditors on the boards of companies.Machine translation uses a neural network learning algorithm, which means that the system evolves over time. The publisher monitors the quality of the texts translated as a result of the machine translation and, if necessary, corrects the errors in them, from which the machine translation learns and therefore the quality of the translation will improve in the future. The authentic text of the notice, which has legal significance, is in Estonian only. The introduction of machine translation in the Official Gazette was 80% funded by the European Commission. The development partners of the Ministry of Justice and the Center of Registers and Information Systems were Tilde Eesti OÜ and Inversion OÜ</text:p>
          </table:table-cell>
          <table:table-cell office:value-type="string" table:content-validation-name="val14" table:style-name="ce276">
            <text:p>National</text:p>
          </table:table-cell>
          <table:table-cell office:value-type="string" table:content-validation-name="val13" table:style-name="ce21">
            <text:p>Estonia</text:p>
          </table:table-cell>
          <table:table-cell office:value-type="string" table:content-validation-name="val12" table:style-name="ce280">
            <text:p>EE</text:p>
          </table:table-cell>
          <table:table-cell office:value-type="string" table:style-name="ce276">
            <text:p>Official Gazette</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81"/>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automatic translation</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table:content-validation-name="val17" table:style-name="ce286"/>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Multilingualism</text:p>
          </table:table-cell>
          <table:table-cell office:value-type="string" table:content-validation-name="val25" table:style-name="ce287">
            <text:p>Inclusion and accessibility</text:p>
          </table:table-cell>
          <table:table-cell office:value-type="string" table:content-validation-name="val24" table:style-name="ce287">
            <text:p>Transl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just.ee/et/uudised/ametlikes-teadaannetes-voeti-kasutusele-masintolge</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12" table:style-name="ce408">
            <text:p>412</text:p>
          </table:table-cell>
          <table:table-cell office:value-type="string" table:style-name="ce409">
            <text:p>AIWT6-412</text:p>
          </table:table-cell>
          <table:table-cell office:value-type="string" table:style-name="ce277">
            <text:p>Automatic translation in the Land Register search portal and Commercial Register</text:p>
          </table:table-cell>
          <table:table-cell office:value-type="string" table:style-name="ce27">
            <text:p><text:a xlink:href="https://www.rik.ee/en/news/today-translation-tool-can-be-used-e-business-register-and-e-land-register">https://www.rik.ee/en/news/today-translation-tool-can-be-used-e-business-register-and-e-land-register</text:a></text:p>
          </table:table-cell>
          <table:table-cell office:value-type="string" table:style-name="ce279">
            <text:p>The Center of Registers and Information Systems introduced an automatic data translation tool in the web environments of the e-Land Register on the 29th of October 2021. The tool helps the user to translate on-screen registry data into English in real time. <text:s/>The new machine translation solution simplifies the understanding of registry data for non-Estonian speaking citizens. The tool helps the user of the e-Land Register to understand detailed data, such as easements and mortgages. It is a tool based on neural networks. Machine translation creates links from a large database, which improves itself over time, refining vocabulary and thus improving translation quality. However, the official language of the register is Estonian, which is why the translated text is informative and has no legal significance. The machine translation tool was developed in cooperation between Estonia, Latvia and Belgium within the framework of the project for the creation of middleware adapting European machine translation, which was developed by the Latvian cooperation partner TILDE SIA.</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Center of Registers and Information Systems</text:p>
            <text:p/>
            <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Pilot</text:p>
          </table:table-cell>
          <table:table-cell office:value-type="float" office:value="2020" table:style-name="ce281">
            <text:p>2020</text:p>
          </table:table-cell>
          <table:table-cell table:style-name="ce281"/>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automatic translation</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Multilingualism</text:p>
          </table:table-cell>
          <table:table-cell office:value-type="string" table:content-validation-name="val25" table:style-name="ce287">
            <text:p>Inclusion and accessibility</text:p>
          </table:table-cell>
          <table:table-cell office:value-type="string" table:content-validation-name="val24" table:style-name="ce287">
            <text:p>Translation​</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https://www.kratid.ee/kasutuslood</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13" table:style-name="ce418">
            <text:p>413</text:p>
          </table:table-cell>
          <table:table-cell office:value-type="string" table:style-name="ce412">
            <text:p>AIWT6-413</text:p>
          </table:table-cell>
          <table:table-cell office:value-type="string" table:style-name="ce277">
            <text:p>Bürokratt – a virtual assistant for the Public Administration</text:p>
          </table:table-cell>
          <table:table-cell office:value-type="string" table:style-name="ce27">
            <text:p><text:a xlink:href="https://www.ria.ee/en/state-information-system/machine-learning-and-language-technology-solutions/burokratt#implementation">https://www.ria.ee/en/state-information-system/machine-learning-and-language-technology-solutions/burokratt#implementation</text:a></text:p>
          </table:table-cell>
          <table:table-cell office:value-type="string" table:style-name="ce279">
            <text:p>A bureaucrat is not just an IT development project to create an Estonian national virtual assistant, i.e. a kratt interface for using services – although this may be necessary as an intermediate step. Instead, in the future, a bureaucrat will allow a person from any device and through a virtual assistant to get everything they need done in one communication session.</text:p>
            <text:p>The bureaucrat is thus an interoperable network of public sector kratts attached to national information systems, as well as those provided by the private sector, which, from the user's point of view, acts as a single channel for obtaining public direct and information services.</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Republic of Estonia. Information System Authority</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Implemented</text:p>
          </table:table-cell>
          <table:table-cell office:value-type="float" office:value="2022" table:style-name="ce281">
            <text:p>2022</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office:value-type="string" table:content-validation-name="val6" table:style-name="ce284">
            <text:p>Automated reasoning</text:p>
          </table:table-cell>
          <table:table-cell table:content-validation-name="val6" table:style-name="ce284"/>
          <table:table-cell office:value-type="string" table:style-name="ce284">
            <text:p>automatic translation</text:p>
          </table:table-cell>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Engagement management</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Multilingualism</text:p>
          </table:table-cell>
          <table:table-cell office:value-type="string" table:content-validation-name="val25" table:style-name="ce287">
            <text:p>Administrative simplification</text:p>
          </table:table-cell>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https://www.kratid.ee/kasutuslood</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15" table:style-name="ce408">
            <text:p>415</text:p>
          </table:table-cell>
          <table:table-cell office:value-type="string" table:style-name="ce409">
            <text:p>AIWT6-415</text:p>
          </table:table-cell>
          <table:table-cell office:value-type="string" table:style-name="ce277">
            <text:p>Kama - Multilingual multidisciplinary neuroma machine translation</text:p>
          </table:table-cell>
          <table:table-cell office:value-type="string" table:style-name="ce300">
            <text:p>https://github.com/tartunlp/kama</text:p>
          </table:table-cell>
          <table:table-cell office:value-type="string" table:style-name="ce279">
            <text:p>Multilingual multidisciplinary neuroma machine translation. This version supports seven languages ​​as input and output languages: Estonian, Latvian, Lithuanian, English, Russian, German and Finnish.</text:p>
            <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Ministry of Education and Research, University of Tartu, Ministry of Economic Affairs and Communications</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In development</text:p>
          </table:table-cell>
          <table:table-cell office:value-type="float" office:value="2020" table:style-name="ce281">
            <text:p>2020</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office:value-type="string" table:style-name="ce284">
            <text:p>automatic translation</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table:content-validation-name="val17" table:style-name="ce286"/>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Multilingualism</text:p>
          </table:table-cell>
          <table:table-cell office:value-type="string" table:content-validation-name="val25" table:style-name="ce287">
            <text:p>Inclusion and accessibility</text:p>
          </table:table-cell>
          <table:table-cell office:value-type="string" table:content-validation-name="val24" table:style-name="ce287">
            <text:p>Transla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github.com/tartunlp/kama</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16" table:style-name="ce408">
            <text:p>416</text:p>
          </table:table-cell>
          <table:table-cell office:value-type="string" table:style-name="ce409">
            <text:p>AIWT6-416</text:p>
          </table:table-cell>
          <table:table-cell office:value-type="string" table:style-name="ce277">
            <text:p>ESTNLTK - Open source tools for Estonian natural language processing</text:p>
          </table:table-cell>
          <table:table-cell office:value-type="string" table:style-name="ce27">
            <text:p><text:a xlink:href="https://github.com/estnltk/estnltk">https://github.com/estnltk/estnltk</text:a></text:p>
          </table:table-cell>
          <table:table-cell office:value-type="string" table:style-name="ce279">
            <text:p>EstNLTK (NLTK or Natural Language ToolKit) is a collection written mainly in Python for editing Estonian texts.</text:p>
            <text:p>The goals of EstNLTK are to interface and make available existing language technology tools and to create new ones. The solution is funded by the Estonian National Language Technology Program (https://www.keeletehnoloogia.ee/et).</text:p>
            <text:p>.</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IKTP</text:p>
          </table:table-cell>
          <table:table-cell office:value-type="string" table:content-validation-name="val11" table:style-name="ce281">
            <text:p>Community led</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Implemented</text:p>
          </table:table-cell>
          <table:table-cell office:value-type="float" office:value="2016" table:style-name="ce281">
            <text:p>2016</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table:content-validation-name="val17" table:style-name="ce286"/>
          <table:table-cell office:value-type="string" table:content-validation-name="val27" table:style-name="ce287">
            <text:p>Yes</text:p>
          </table:table-cell>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Multilingualism</text:p>
          </table:table-cell>
          <table:table-cell office:value-type="string" table:content-validation-name="val25" table:style-name="ce287">
            <text:p>Preservation of information</text:p>
          </table:table-cell>
          <table:table-cell office:value-type="string" table:content-validation-name="val24" table:style-name="ce287">
            <text:p>Extrac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office:value-type="string" table:style-name="ce289">
            <text:p>x</text:p>
          </table:table-cell>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office:value-type="string" table:style-name="ce289">
            <text:p>x</text:p>
          </table:table-cell>
          <table:table-cell table:style-name="ce289"/>
          <table:table-cell office:value-type="string" table:style-name="ce282">
            <text:p>https://www.kratid.ee/kasutuslood</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19" table:style-name="ce408">
            <text:p>419</text:p>
          </table:table-cell>
          <table:table-cell office:value-type="string" table:style-name="ce409">
            <text:p>AIWT6-419</text:p>
          </table:table-cell>
          <table:table-cell office:value-type="string" table:style-name="ce277">
            <text:p>Transcription Kratt 1247 - Transcribing calls to to crisis number 1247</text:p>
          </table:table-cell>
          <table:table-cell table:style-name="ce300"/>
          <table:table-cell office:value-type="string" table:style-name="ce279">
            <text:p>Kratt begins transcribing calls to 1247.</text:p>
            <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table:style-name="ce276"/>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81"/>
          <table:table-cell office:value-type="string" table:content-validation-name="val7" table:style-name="ce283">
            <text:p>Perception</text:p>
          </table:table-cell>
          <table:table-cell office:value-type="string" table:content-validation-name="val6" table:style-name="ce284">
            <text:p>Audio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User-centricity</text:p>
          </table:table-cell>
          <table:table-cell office:value-type="string" table:content-validation-name="val24" table:style-name="ce287">
            <text:p>Structuring</text:p>
            <text:p>Transform</text:p>
          </table:table-cell>
          <table:table-cell office:value-type="string" table:content-validation-name="val1" table:style-name="ce287">
            <text:p>Digitising</text:p>
            <text:p>Automate</text:p>
          </table:table-cell>
          <table:table-cell office:value-type="string" table:style-name="ce297">
            <text:p>Improved Public Service</text:p>
          </table:table-cell>
          <table:table-cell office:value-type="string" table:style-name="ce289">
            <text:p>x</text:p>
          </table:table-cell>
          <table:table-cell table:number-columns-repeated="4"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https://www.kratid.ee/kasutuslood</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21" table:style-name="ce408">
            <text:p>421</text:p>
          </table:table-cell>
          <table:table-cell office:value-type="string" table:style-name="ce409">
            <text:p>AIWT6-421</text:p>
          </table:table-cell>
          <table:table-cell office:value-type="string" table:style-name="ce277">
            <text:p>Transcription Kratt 112 - Transcribing emergency calls dialed to the emergency number 112</text:p>
          </table:table-cell>
          <table:table-cell table:style-name="ce300"/>
          <table:table-cell office:value-type="string" table:style-name="ce279">
            <text:p>Kratt starts transcribing calls to 112.</text:p>
            <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table:style-name="ce276"/>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Audio process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User-centricity</text:p>
          </table:table-cell>
          <table:table-cell office:value-type="string" table:content-validation-name="val24" table:style-name="ce287">
            <text:p>Structuring</text:p>
            <text:p>Transform</text:p>
          </table:table-cell>
          <table:table-cell office:value-type="string" table:content-validation-name="val1" table:style-name="ce287">
            <text:p>Digitising</text:p>
            <text:p>Automate</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table:number-columns-repeated="2"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kratid.ee/kasutuslood</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29" table:style-name="ce408">
            <text:p>429</text:p>
          </table:table-cell>
          <table:table-cell office:value-type="string" table:style-name="ce409">
            <text:p>AIWT6-429</text:p>
          </table:table-cell>
          <table:table-cell office:value-type="string" table:style-name="ce277">
            <text:p>Salme - Speech recognition in courts<text:s/></text:p>
          </table:table-cell>
          <table:table-cell office:value-type="string" table:style-name="ce27">
            <text:p><text:a xlink:href="https://www.compriseh2020.eu/speech-recognition-in-estonian-courts/">https://www.compriseh2020.eu/speech-recognition-in-estonian-courts/</text:a></text:p>
          </table:table-cell>
          <table:table-cell office:value-type="string" table:style-name="ce279">
            <text:p>Speech recognition software enables the transcription of a written transcript of a hearing ('the transcript'), which is used to draw up the minutes of the hearing. COMPRISE H2020 project is experimenting a solution for this. Tilde – a leading European language technology company – in collaboration with the Estonian national Centre of Registers and Information Systems (RIK) has developed a solution for automated transcription of court hearings in all 9 national and regional courts of the country. The solution has brought significant improvements to the efficiency and speed of producing court session recordings and protocolling. Speech recognition models have been adapted for the rather rich domain content – more than 800 hours of transcribed audio files have been used for the development of the acoustic models and over 800 million words worth of textual data have been used for the custom language model development. As a result, the solution which provides for real-time, as well as offline speech recognition has high quality of speech recognition, where word error rates (WER) vary between 8 and 15%, and this is a very good result given the actual conditions at court hearings. This solution is built to run on the RIK’s infrastructure thus safeguarding the security and availability to authorized users only.</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office:value-type="string" table:style-name="ce276">
            <text:p>Estonian Court</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Pilot</text:p>
          </table:table-cell>
          <table:table-cell office:value-type="float" office:value="2019" table:style-name="ce281">
            <text:p>2019</text:p>
          </table:table-cell>
          <table:table-cell table:style-name="ce279"/>
          <table:table-cell office:value-type="string" table:content-validation-name="val7" table:style-name="ce283">
            <text:p>Perception</text:p>
          </table:table-cell>
          <table:table-cell office:value-type="string" table:content-validation-name="val6" table:style-name="ce284">
            <text:p>Audio processing</text:p>
          </table:table-cell>
          <table:table-cell office:value-type="string" table:content-validation-name="val6" table:style-name="ce284">
            <text:p>Machine learning</text:p>
          </table:table-cell>
          <table:table-cell office:value-type="string" table:content-validation-name="val6" table:style-name="ce284">
            <text:p>Natural language processing</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integration (variou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Administrative simplification</text:p>
          </table:table-cell>
          <table:table-cell office:value-type="string" table:content-validation-name="val24" table:style-name="ce287">
            <text:p>Digitising</text:p>
            <text:p>Automate</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11">
            <text:p>https://www.rik.ee/et/news/2-oktoobril-toimub-rik-kohtute-helisalvestustarkvara-salme-hanke-infopaev</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46" table:style-name="ce408">
            <text:p>446</text:p>
          </table:table-cell>
          <table:table-cell office:value-type="string" table:style-name="ce409">
            <text:p>AIWT6-446</text:p>
          </table:table-cell>
          <table:table-cell office:value-type="string" table:style-name="ce277">
            <text:p>Text-to-speech synthesis in Estonian</text:p>
          </table:table-cell>
          <table:table-cell office:value-type="string" table:style-name="ce301">
            <text:p><text:a xlink:href="https://www.kratid.ee/kasutuslood">https://www.kratid.ee/kasutuslood</text:a></text:p>
          </table:table-cell>
          <table:table-cell office:value-type="string" table:style-name="ce279">
            <text:p>Cooperation with the University of Tartu is the ongoing project "Estonian speech synthesis with neural networks", the aim of which is to create new synthesized voices using the neural network method. The aim of the EKI speech synthesis project "Expressive and diverse speech synthesis in Estonian" is to achieve a significantly more natural and expressive output speech, which, as a long-term goal, enables wider use of speech synthesis due to better quality. As a result of the project, expressive and diverse synthesis voices created by different methods have been and will be completed, which meet the expectations of different target groups and can be used for various purposes.</text:p>
            <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95">
            <text:p>EE</text:p>
          </table:table-cell>
          <table:table-cell table:style-name="ce276"/>
          <table:table-cell office:value-type="string" table:content-validation-name="val11" table:style-name="ce281">
            <text:p>Academic-Research</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Pilot</text:p>
          </table:table-cell>
          <table:table-cell office:value-type="float" office:value="2020" table:style-name="ce281">
            <text:p>2020</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Natural language processing</text:p>
          </table:table-cell>
          <table:table-cell office:value-type="string" table:content-validation-name="val6" table:style-name="ce284">
            <text:p>Audio processing</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User-centricity</text:p>
          </table:table-cell>
          <table:table-cell office:value-type="string" table:content-validation-name="val25" table:style-name="ce287">
            <text:p>Transparency</text:p>
          </table:table-cell>
          <table:table-cell office:value-type="string" table:content-validation-name="val24" table:style-name="ce287">
            <text:p>Conversation</text:p>
            <text:p>Support​ interac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4" table:style-name="ce289"/>
          <table:table-cell office:value-type="string" table:style-name="ce289">
            <text:p>x</text:p>
          </table:table-cell>
          <table:table-cell table:number-columns-repeated="2" table:style-name="ce289"/>
          <table:table-cell office:value-type="boolean" office:boolean-value="false" table:style-name="ce290">
            <text:p>FALSE</text:p>
          </table:table-cell>
          <table:table-cell table:number-columns-repeated="3" table:style-name="ce289"/>
          <table:table-cell office:value-type="string" table:style-name="ce282">
            <text:p>https://www.kratid.ee/kasutuslood</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51" table:style-name="ce408">
            <text:p>451</text:p>
          </table:table-cell>
          <table:table-cell office:value-type="string" table:style-name="ce409">
            <text:p>AIWT6-451</text:p>
          </table:table-cell>
          <table:table-cell office:value-type="string" table:style-name="ce277">
            <text:p>Optimize the processing of reports of adverse health events</text:p>
          </table:table-cell>
          <table:table-cell office:value-type="string" table:style-name="ce300">
            <text:p> </text:p>
          </table:table-cell>
          <table:table-cell office:value-type="string" table:style-name="ce279">
            <text:p>Using the data from all the reports of adverse health events, the AI ​​will make it possible to classify the reports, extract the relevant business concepts and detect anomalies in the reports.<text:s text:c="2"/></text:p>
          </table:table-cell>
          <table:table-cell office:value-type="string" table:content-validation-name="val14" table:style-name="ce276">
            <text:p>National</text:p>
          </table:table-cell>
          <table:table-cell office:value-type="string" table:content-validation-name="val13" table:style-name="ce22">
            <text:p>France</text:p>
          </table:table-cell>
          <table:table-cell office:value-type="string" table:content-validation-name="val12" table:style-name="ce295">
            <text:p>FR</text:p>
          </table:table-cell>
          <table:table-cell office:value-type="string" table:style-name="ce276">
            <text:p>General Directorate of Health<text:s/></text:p>
          </table:table-cell>
          <table:table-cell office:value-type="string" table:content-validation-name="val11" table:style-name="ce281">
            <text:p>Central-Government</text:p>
          </table:table-cell>
          <table:table-cell office:value-type="string" table:content-validation-name="val10" table:style-name="ce282">
            <text:p>Health</text:p>
          </table:table-cell>
          <table:table-cell office:value-type="string" table:content-validation-name="val9" table:style-name="ce281">
            <text:p>Health n.e.c.</text:p>
          </table:table-cell>
          <table:table-cell office:value-type="string" table:content-validation-name="val8" table:style-name="ce281">
            <text:p>Pilot</text:p>
          </table:table-cell>
          <table:table-cell office:value-type="float" office:value="2019" table:style-name="ce281">
            <text:p>2019</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Natural language process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User-centricity</text:p>
          </table:table-cell>
          <table:table-cell office:value-type="string" table:content-validation-name="val25" table:style-name="ce287">
            <text:p>Inclusion and accessibility</text:p>
          </table:table-cell>
          <table:table-cell office:value-type="string" table:content-validation-name="val24" table:style-name="ce287">
            <text:p>Classification</text:p>
          </table:table-cell>
          <table:table-cell office:value-type="string" table:content-validation-name="val1" table:style-name="ce287">
            <text:p>Extraction​</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301">
            <text:p><text:a xlink:href="https://www.etalab.gouv.fr/intelligence-artificielle-decouvrez-les-15-nouveaux-projets-selectionnes">https://www.etalab.gouv.fr/intelligence-artificielle-decouvrez-les-15-nouveaux-projets-selectionnes</text:a></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54" table:style-name="ce408">
            <text:p>454</text:p>
          </table:table-cell>
          <table:table-cell office:value-type="string" table:style-name="ce409">
            <text:p>AIWT6-454</text:p>
          </table:table-cell>
          <table:table-cell office:value-type="string" table:style-name="ce277">
            <text:p>Acts - Develop Artificial Intelligence in dematerialized legality control</text:p>
          </table:table-cell>
          <table:table-cell office:value-type="string" table:style-name="ce300">
            <text:p> </text:p>
          </table:table-cell>
          <table:table-cell office:value-type="string" table:style-name="ce279">
            <text:p>Using data from the @ctes (Acts) application, the AI ​​will simplify the work of agents in the prefecture, by automatically sorting transmissible and non-transmissible acts and by detecting the information to be checked as a priority.</text:p>
            <text:p/>
          </table:table-cell>
          <table:table-cell office:value-type="string" table:content-validation-name="val14" table:style-name="ce276">
            <text:p>National</text:p>
          </table:table-cell>
          <table:table-cell office:value-type="string" table:content-validation-name="val13" table:style-name="ce22">
            <text:p>France</text:p>
          </table:table-cell>
          <table:table-cell office:value-type="string" table:content-validation-name="val12" table:style-name="ce295">
            <text:p>FR</text:p>
          </table:table-cell>
          <table:table-cell office:value-type="string" table:style-name="ce276">
            <text:p>General Directorate of Local Authorities .</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19" table:style-name="ce281">
            <text:p>2019</text:p>
          </table:table-cell>
          <table:table-cell table:style-name="ce281"/>
          <table:table-cell office:value-type="string" table:content-validation-name="val7" table:style-name="ce283">
            <text:p>Planning</text:p>
          </table:table-cell>
          <table:table-cell office:value-type="string" table:content-validation-name="val6" table:style-name="ce284">
            <text:p>Planning and Schedul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Reusability</text:p>
          </table:table-cell>
          <table:table-cell office:value-type="string" table:content-validation-name="val25" table:style-name="ce287">
            <text:p>Administrative simplification</text:p>
          </table:table-cell>
          <table:table-cell office:value-type="string" table:content-validation-name="val24" table:style-name="ce287">
            <text:p>Classification</text:p>
          </table:table-cell>
          <table:table-cell office:value-type="string" table:content-validation-name="val1" table:style-name="ce287">
            <text:p>Detection ​</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https://www.etalab.gouv.fr/intelligence-artificielle-decouvrez-les-15-nouveaux-projets-selectionnes</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57" table:style-name="ce408">
            <text:p>457</text:p>
          </table:table-cell>
          <table:table-cell office:value-type="string" table:style-name="ce409">
            <text:p>AIWT6-457</text:p>
          </table:table-cell>
          <table:table-cell office:value-type="string" table:style-name="ce277">
            <text:p>Improve the identification of the employing establishment in the population census<text:s/></text:p>
          </table:table-cell>
          <table:table-cell office:value-type="string" table:style-name="ce282">
            <text:p>https://www.etalab.gouv.fr/intelligence-artificielle-decouvrez-les-15-nouveaux-projets-selectionnes</text:p>
          </table:table-cell>
          <table:table-cell office:value-type="string" table:style-name="ce279">
            <text:p>Based on the declaration of the employing establishment in the population census data and the SIRENE database of companies and their establishments, the AI ​​will make it possible to develop a recommendation engine for the agents who correct the census data. The project will allow greater precision in home-work statistics provided by INSEE and a gain in efficiency in the data production chain.</text:p>
            <text:p/>
          </table:table-cell>
          <table:table-cell office:value-type="string" table:content-validation-name="val14" table:style-name="ce276">
            <text:p>National</text:p>
          </table:table-cell>
          <table:table-cell office:value-type="string" table:content-validation-name="val13" table:style-name="ce22">
            <text:p>France</text:p>
          </table:table-cell>
          <table:table-cell office:value-type="string" table:content-validation-name="val12" table:style-name="ce295">
            <text:p>FR</text:p>
          </table:table-cell>
          <table:table-cell office:value-type="string" table:style-name="ce276">
            <text:p>National Institute of Statistics and Economic Studies</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19" table:style-name="ce281">
            <text:p>2019</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Searching</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Administrative simplification</text:p>
          </table:table-cell>
          <table:table-cell office:value-type="string" table:content-validation-name="val24" table:style-name="ce287">
            <text:p>Conversation</text:p>
            <text:p>Support​ interac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ttps://www.etalab.gouv.fr/intelligence-artificielle-decouvrez-les-15-nouveaux-projets-selectionnes</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60" table:style-name="ce408">
            <text:p>460</text:p>
          </table:table-cell>
          <table:table-cell office:value-type="string" table:style-name="ce409">
            <text:p>AIWT6-460</text:p>
          </table:table-cell>
          <table:table-cell office:value-type="string" table:style-name="ce277">
            <text:p>AI to identify entities presenting a risk to economic interests</text:p>
          </table:table-cell>
          <table:table-cell office:value-type="string" table:style-name="ce299">
            <text:p> </text:p>
          </table:table-cell>
          <table:table-cell office:value-type="string" table:style-name="ce279">
            <text:p>From requests for foreign investments in France crossed with external sources, the AI ​​will make it possible to detect and identify entities presenting a risk for the economic interests of France in order to improve the examination of the files of economic intelligence and better detect the risks that foreign investments may present.</text:p>
            <text:p/>
          </table:table-cell>
          <table:table-cell office:value-type="string" table:content-validation-name="val14" table:style-name="ce276">
            <text:p>National</text:p>
          </table:table-cell>
          <table:table-cell office:value-type="string" table:content-validation-name="val13" table:style-name="ce22">
            <text:p>France</text:p>
          </table:table-cell>
          <table:table-cell office:value-type="string" table:content-validation-name="val12" table:style-name="ce295">
            <text:p>FR</text:p>
          </table:table-cell>
          <table:table-cell office:value-type="string" table:style-name="ce276">
            <text:p>Directorate-General for Enterprises - Strategic Information and Economic Security Service</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Economic affairs n.e.c</text:p>
          </table:table-cell>
          <table:table-cell office:value-type="string" table:content-validation-name="val8" table:style-name="ce281">
            <text:p>Pilot</text:p>
          </table:table-cell>
          <table:table-cell office:value-type="float" office:value="2019" table:style-name="ce281">
            <text:p>2019</text:p>
          </table:table-cell>
          <table:table-cell table:style-name="ce279"/>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Inclusion and accessibility</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table:number-columns-repeated="2"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www.etalab.gouv.fr/intelligence-artificielle-decouvrez-les-15-nouveaux-projets-selectionnes</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64" table:style-name="ce408">
            <text:p>464</text:p>
          </table:table-cell>
          <table:table-cell office:value-type="string" table:style-name="ce409">
            <text:p>AIWT6-464</text:p>
          </table:table-cell>
          <table:table-cell office:value-type="string" table:style-name="ce277">
            <text:p>Identify divergences in case law - Detection of divergent interpretations of the law</text:p>
          </table:table-cell>
          <table:table-cell office:value-type="string" table:style-name="ce300">
            <text:p> </text:p>
          </table:table-cell>
          <table:table-cell office:value-type="string" table:style-name="ce279">
            <text:p>Based on case law data from the Court of Cassation (Jurinet) and the Courts of Appeal (JuriCA), AI will make it possible to reconcile decisions dealing with the same subject and to detect divergent interpretations of the law in order to guarantee an interpretation. uniform of the law.</text:p>
          </table:table-cell>
          <table:table-cell office:value-type="string" table:content-validation-name="val14" table:style-name="ce276">
            <text:p>National</text:p>
          </table:table-cell>
          <table:table-cell office:value-type="string" table:content-validation-name="val13" table:style-name="ce22">
            <text:p>France</text:p>
          </table:table-cell>
          <table:table-cell office:value-type="string" table:content-validation-name="val12" table:style-name="ce295">
            <text:p>FR</text:p>
          </table:table-cell>
          <table:table-cell office:value-type="string" table:style-name="ce276">
            <text:p>Court of Cassation</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Law courts</text:p>
          </table:table-cell>
          <table:table-cell office:value-type="string" table:content-validation-name="val8" table:style-name="ce281">
            <text:p>Pilot</text:p>
          </table:table-cell>
          <table:table-cell office:value-type="float" office:value="2019" table:style-name="ce281">
            <text:p>2019</text:p>
          </table:table-cell>
          <table:table-cell table:style-name="ce281"/>
          <table:table-cell office:value-type="string" table:content-validation-name="val7" table:style-name="ce283">
            <text:p>Reasoning</text:p>
          </table:table-cell>
          <table:table-cell office:value-type="string" table:content-validation-name="val6" table:style-name="ce284">
            <text:p>Knowledge representation</text:p>
          </table:table-cell>
          <table:table-cell office:value-type="string" table:content-validation-name="val6" table:style-name="ce284">
            <text:p>Natural language process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Reusabil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3"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www.etalab.gouv.fr/intelligence-artificielle-decouvrez-les-15-nouveaux-projets-selectionnes</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79" table:style-name="ce408">
            <text:p>479</text:p>
          </table:table-cell>
          <table:table-cell office:value-type="string" table:style-name="ce409">
            <text:p>AIWT6-479</text:p>
          </table:table-cell>
          <table:table-cell office:value-type="string" table:style-name="ce277">
            <text:p>Extraction of topographical objects - AI to extract topographical objects from aerial images</text:p>
          </table:table-cell>
          <table:table-cell office:value-type="string" table:style-name="ce301">
            <text:p><text:a xlink:href="https://gouvernement.lu/en/dossiers.gouv_digitalisation%2Ben%2Bdossiers%2B2021%2BAI4Gov.html">https://gouvernement.lu/en/dossiers.gouv_digitalisation%2Ben%2Bdossiers%2B2021%2BAI4Gov.html</text:a></text:p>
          </table:table-cell>
          <table:table-cell office:value-type="string" table:style-name="ce279">
            <text:p>This project involved using AI to extract topographical objects from aerial images, thereby making it possible to detect new buildings and roads with a view to identifying construction areas. Extracting these objects made it possible to reduce State officials’ workload and increase the quality and rapidity of updating the databases held by the Land Registry and Topography Administration. A further aim of the project was to allow the creation of new data and services, and object recognition.</text:p>
            <text:p/>
          </table:table-cell>
          <table:table-cell office:value-type="string" table:content-validation-name="val14" table:style-name="ce276">
            <text:p>National</text:p>
          </table:table-cell>
          <table:table-cell office:value-type="string" table:content-validation-name="val13" table:style-name="ce22">
            <text:p>Luxembourg</text:p>
          </table:table-cell>
          <table:table-cell office:value-type="string" table:content-validation-name="val12" table:style-name="ce295">
            <text:p>LU</text:p>
          </table:table-cell>
          <table:table-cell office:value-type="string" table:style-name="ce276">
            <text:p>Land Registry and Topography Administration</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19" table:style-name="ce281">
            <text:p>2019</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Extrac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3"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gouvernement.lu/en/dossiers.gouv_digitalisation%2Ben%2Bdossiers%2B2021%2BAI4Gov.html</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481" table:style-name="ce408">
            <text:p>481</text:p>
          </table:table-cell>
          <table:table-cell office:value-type="string" table:style-name="ce409">
            <text:p>AIWT6-481</text:p>
          </table:table-cell>
          <table:table-cell office:value-type="string" table:style-name="ce277">
            <text:p>CLAVIS project - Automatic recognition of old handwritten documents</text:p>
          </table:table-cell>
          <table:table-cell office:value-type="string" table:style-name="ce24">
            <text:p>https://sip.gouvernement.lu/en/dossiers.gouv_digitalisation%2Ben%2Bdossiers%2B2021%2BAI4Gov.html</text:p>
          </table:table-cell>
          <table:table-cell office:value-type="string" table:style-name="ce279">
            <text:p>The CLAVIS project proposed by the Luxembourg National archives (Archives nationales de Luxembourg - ANLux) involves submitting digitised images of seventeenth- and eighteenth-century manuscript documents to Transkribus, a platform for AI-assisted recognition of handwriting, transcription, and searches in historic documents. Automated transcription helps to make these sources, hardly exploitable until now, legible and comprehensible again for upcoming generations of researchers. ANLux also expects the project to come up with new possibilities for the automated creation of inventories or indexes of people and places.</text:p>
            <text:p/>
          </table:table-cell>
          <table:table-cell office:value-type="string" table:content-validation-name="val14" table:style-name="ce276">
            <text:p>National</text:p>
          </table:table-cell>
          <table:table-cell office:value-type="string" table:content-validation-name="val13" table:style-name="ce22">
            <text:p>Luxembourg</text:p>
          </table:table-cell>
          <table:table-cell office:value-type="string" table:content-validation-name="val12" table:style-name="ce295">
            <text:p>LU</text:p>
          </table:table-cell>
          <table:table-cell office:value-type="string" table:style-name="ce276">
            <text:p>Luxembourg National archive</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19" table:style-name="ce281">
            <text:p>2019</text:p>
          </table:table-cell>
          <table:table-cell table:style-name="ce281"/>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office:value-type="string" table:content-validation-name="val6" table:style-name="ce284">
            <text:p>Natural language processing</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Reusability</text:p>
          </table:table-cell>
          <table:table-cell office:value-type="string" table:content-validation-name="val24" table:style-name="ce287">
            <text:p>Digitising</text:p>
            <text:p>Automate</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3"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gouvernement.lu/en/dossiers.gouv_digitalisation%2Ben%2Bdossiers%2B2021%2BAI4Gov.html</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12" table:style-name="ce408">
            <text:p>512</text:p>
          </table:table-cell>
          <table:table-cell office:value-type="string" table:style-name="ce409">
            <text:p>AIWT6-512</text:p>
          </table:table-cell>
          <table:table-cell office:value-type="string" table:style-name="ce277">
            <text:p>Case Law Engine</text:p>
          </table:table-cell>
          <table:table-cell office:value-type="string" table:style-name="ce27">
            <text:p><text:a xlink:href="https://www.trouw.nl/nieuws/de-rechtspraak-is-met-deze-nieuwe-robot-niet-langer-digibeet~b9b058a2/">https://www.trouw.nl/nieuws/de-rechtspraak-is-met-deze-nieuwe-robot-niet-langer-digibeet~b9b058a2/</text:a></text:p>
          </table:table-cell>
          <table:table-cell office:value-type="string" table:style-name="ce279">
            <text:p>A search engine allows lawyers to search rulings of completed lawsuits about labor disputes. With the help of Artificial Intelligence, all published dismissal cases are searched, and labeled by keywords so that they are recognized later. Legal researchers from Erasmus University Rotterdam keep an eye on whether the keywords are properly explained.</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LexIQ</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Law courts</text:p>
          </table:table-cell>
          <table:table-cell office:value-type="string" table:content-validation-name="val8" table:style-name="ce281">
            <text:p>In development</text:p>
          </table:table-cell>
          <table:table-cell office:value-type="float" office:value="2019" table:style-name="ce281">
            <text:p>2019</text:p>
          </table:table-cell>
          <table:table-cell table:style-name="ce279"/>
          <table:table-cell office:value-type="string" table:content-validation-name="val7" table:style-name="ce283">
            <text:p>Reasoning</text:p>
          </table:table-cell>
          <table:table-cell office:value-type="string" table:content-validation-name="val6" table:style-name="ce284">
            <text:p>Knowledge representation</text:p>
          </table:table-cell>
          <table:table-cell office:value-type="string" table:content-validation-name="val6" table:style-name="ce284">
            <text:p>Search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integration (variou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Technology Neutrality and Data Portability</text:p>
          </table:table-cell>
          <table:table-cell office:value-type="string" table:content-validation-name="val24" table:style-name="ce287">
            <text:p>Classific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21" table:style-name="ce408">
            <text:p>521</text:p>
          </table:table-cell>
          <table:table-cell office:value-type="string" table:style-name="ce409">
            <text:p>AIWT6-521</text:p>
          </table:table-cell>
          <table:table-cell office:value-type="string" table:style-name="ce277">
            <text:p>Improve data quality with AI - Machine learning to improve the data quality of registrations</text:p>
          </table:table-cell>
          <table:table-cell office:value-type="string" table:style-name="ce27">
            <text:p><text:a xlink:href="https://www.digitaleoverheid.nl/overzicht-van-alle-onderwerpen/nieuwe-technologieen-data-en-ethiek/het-led/toolbox/aan-de-slag-datagedreven-werken-in-de-praktijk/">https://www.digitaleoverheid.nl/overzicht-van-alle-onderwerpen/nieuwe-technologieen-data-en-ethiek/het-led/toolbox/aan-de-slag-datagedreven-werken-in-de-praktijk/<text:s/></text:a></text:p>
          </table:table-cell>
          <table:table-cell office:value-type="string" table:style-name="ce279">
            <text:p>The services of the municipality of The Hague run on data registrations. The quality of the registrations can have consequences for the quality of the service. In this pilot, AI (machine learning) was used with the aim of analyzing, monitoring and continuously improving the data quality of the registrations. Phinion's Qbot product has been used. Qbot discovers patterns and deviations within and between registrations via machine learning.</text:p>
          </table:table-cell>
          <table:table-cell office:value-type="string" table:content-validation-name="val14" table:style-name="ce276">
            <text:p>Loc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Municipality of The Hague and Phinion Data Engineering.</text:p>
          </table:table-cell>
          <table:table-cell office:value-type="string" table:content-validation-name="val11" table:style-name="ce281">
            <text:p>Local Government</text:p>
          </table:table-cell>
          <table:table-cell office:value-type="string" table:content-validation-name="val10" table:style-name="ce282">
            <text:p>General public services</text:p>
          </table:table-cell>
          <table:table-cell office:value-type="string" table:content-validation-name="val9" table:style-name="ce281">
            <text:p>R&amp;D general public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Technology Neutrality and Data Portability</text:p>
          </table:table-cell>
          <table:table-cell office:value-type="string" table:content-validation-name="val24" table:style-name="ce287">
            <text:p>Cleaning</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22" table:style-name="ce408">
            <text:p>522</text:p>
          </table:table-cell>
          <table:table-cell office:value-type="string" table:style-name="ce409">
            <text:p>AIWT6-522</text:p>
          </table:table-cell>
          <table:table-cell office:value-type="string" table:style-name="ce277">
            <text:p>The Refinery: AI in investigation support</text:p>
          </table:table-cell>
          <table:table-cell office:value-type="string" table:style-name="ce27">
            <text:p><text:a xlink:href="https://zoek.officielebekendmakingen.nl/blg-849198.pdf">https://zoek.officielebekendmakingen.nl/blg-849198.pdf</text:a></text:p>
          </table:table-cell>
          <table:table-cell office:value-type="string" table:style-name="ce279">
            <text:p>A facility that makes it possible to quickly access, give meaning to large amounts of police data, to analyse and visualize in conjunction with each other.<text:s/></text:p>
          </table:table-cell>
          <table:table-cell office:value-type="string" table:content-validation-name="val14" table:style-name="ce276">
            <text:p>Loc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Dutch Police</text:p>
          </table:table-cell>
          <table:table-cell office:value-type="string" table:content-validation-name="val11" table:style-name="ce281">
            <text:p>Local 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n development</text:p>
          </table:table-cell>
          <table:table-cell office:value-type="float" office:value="2018" table:style-name="ce281">
            <text:p>2018</text:p>
          </table:table-cell>
          <table:table-cell table:style-name="ce279"/>
          <table:table-cell office:value-type="string" table:content-validation-name="val7" table:style-name="ce283">
            <text:p>Planning</text:p>
          </table:table-cell>
          <table:table-cell office:value-type="string" table:content-validation-name="val6" table:style-name="ce284">
            <text:p>Planning and Schedul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Extrac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32" table:style-name="ce408">
            <text:p>532</text:p>
          </table:table-cell>
          <table:table-cell office:value-type="string" table:style-name="ce409">
            <text:p>AIWT6-532</text:p>
          </table:table-cell>
          <table:table-cell office:value-type="string" table:style-name="ce277">
            <text:p>E-Discovery - automatic classifcation of incoming and outgoing emails</text:p>
          </table:table-cell>
          <table:table-cell office:value-type="string" table:style-name="ce24">
            <text:p>https://www.nationaalarchief.nl/archiveren/nieuws/e-discovery-machine-learning-en-e-mail</text:p>
          </table:table-cell>
          <table:table-cell office:value-type="string" table:style-name="ce279">
            <text:p>In 2016, the Nationaal Archief started a study into the possibilities of E-discovery within information management. As part of this research, in collaboration with the ICT Implementation Organisation (ICTU), a prototype has been developed that automatically classifies incoming and outgoing e-mails.</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National Archives and ICTU</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17" table:style-name="ce281">
            <text:p>2017</text:p>
          </table:table-cell>
          <table:table-cell table:style-name="ce281"/>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Classific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36" table:style-name="ce408">
            <text:p>536</text:p>
          </table:table-cell>
          <table:table-cell office:value-type="string" table:style-name="ce409">
            <text:p>AIWT6-536</text:p>
          </table:table-cell>
          <table:table-cell office:value-type="string" table:style-name="ce277">
            <text:p>Excess Material Exchange</text:p>
          </table:table-cell>
          <table:table-cell office:value-type="string" table:style-name="ce296">
            <text:p>https://www.prorail.nl/nieuws/online-handelsplatform-voor-restmaterialen</text:p>
          </table:table-cell>
          <table:table-cell office:value-type="string" table:style-name="ce279">
            <text:p>Various organizations are exploring the possibilities of exchanging residual materials among themselves. With the help of AI, supply and demand are linked together and a trading platform is created to close the residual flows circle of the organizations. EME then uses Artificial Intelligence (AI) to quickly read and interpret all that data. AI ensures that matches are made quickly and on a large scale between buyers and suppliers of materials. The intelligence lies in the fact that the AI program also brings together parties that you might not immediately think of yourself.</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ProRail, Schiphol, DSM, Rijkswaterstaat Heembouw, Sodexo</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Transport</text:p>
          </table:table-cell>
          <table:table-cell office:value-type="string" table:content-validation-name="val8" table:style-name="ce281">
            <text:p>In development</text:p>
          </table:table-cell>
          <table:table-cell office:value-type="float" office:value="2018" table:style-name="ce281">
            <text:p>2018</text:p>
          </table:table-cell>
          <table:table-cell table:style-name="ce281"/>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Optimis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Openness</text:p>
          </table:table-cell>
          <table:table-cell office:value-type="string" table:content-validation-name="val25" table:style-name="ce287">
            <text:p>Technology Neutrality and Data Portability</text:p>
          </table:table-cell>
          <table:table-cell office:value-type="string" table:content-validation-name="val24" table:style-name="ce287">
            <text:p>Classific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39" table:style-name="ce408">
            <text:p>539</text:p>
          </table:table-cell>
          <table:table-cell office:value-type="string" table:style-name="ce409">
            <text:p>AIWT6-539</text:p>
          </table:table-cell>
          <table:table-cell office:value-type="string" table:style-name="ce277">
            <text:p>Forensic Image Recognition (FIRE) - <text:s/>Recognition of containers that have illegal cargo</text:p>
          </table:table-cell>
          <table:table-cell office:value-type="string" table:style-name="ce24">
            <text:p>https://datascienceinitiative.eu/wp-content/uploads/2020/05/DSI-AIBinnenDeOverheid.pdf</text:p>
          </table:table-cell>
          <table:table-cell office:value-type="string" table:style-name="ce279">
            <text:p>This system aims to relieve detection staff by automatic image recognition. To recognize these images, large amounts of data are analyzed. The system could learn to recognize containers that potentially have an illegal cargo.</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Netherlands Forensic Institute (NFI)</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Pilot</text:p>
          </table:table-cell>
          <table:table-cell office:value-type="float" office:value="2020" table:style-name="ce281">
            <text:p>2020</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Security and privacy</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46" table:style-name="ce408">
            <text:p>546</text:p>
          </table:table-cell>
          <table:table-cell office:value-type="string" table:style-name="ce409">
            <text:p>AIWT6-546</text:p>
          </table:table-cell>
          <table:table-cell office:value-type="string" table:style-name="ce277">
            <text:p>GEO reference of documents - Gaining more insight into data on nitrogen emissions and soil pollution</text:p>
          </table:table-cell>
          <table:table-cell office:value-type="string" table:style-name="ce24">
            <text:p>https://www.bolesian.ai/case-gelderland/</text:p>
          </table:table-cell>
          <table:table-cell office:value-type="string" table:style-name="ce279">
            <text:p>Bolesian has developed an application for the province of Gelderland with which large amounts of unstructured information and data can be analyzed. The focus is on gaining more insight into data on nitrogen emissions and soil pollution.<text:s/></text:p>
          </table:table-cell>
          <table:table-cell office:value-type="string" table:content-validation-name="val14" table:style-name="ce276">
            <text:p>Reg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Province of Gelderland, Bolesian.ai</text:p>
          </table:table-cell>
          <table:table-cell office:value-type="string" table:content-validation-name="val11" table:style-name="ce281">
            <text:p>Private sector</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Pilot</text:p>
          </table:table-cell>
          <table:table-cell office:value-type="float" office:value="2021" table:style-name="ce281">
            <text:p>2021</text:p>
          </table:table-cell>
          <table:table-cell table:style-name="ce281"/>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Openness</text:p>
          </table:table-cell>
          <table:table-cell office:value-type="string" table:content-validation-name="val25" table:style-name="ce287">
            <text:p>Reusability</text:p>
          </table:table-cell>
          <table:table-cell office:value-type="string" table:content-validation-name="val24" table:style-name="ce287">
            <text:p>Detection ​</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3"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48" table:style-name="ce408">
            <text:p>548</text:p>
          </table:table-cell>
          <table:table-cell office:value-type="string" table:style-name="ce409">
            <text:p>AIWT6-548</text:p>
          </table:table-cell>
          <table:table-cell office:value-type="string" table:style-name="ce277">
            <text:p>Hansken - Faster search of photographs because of smart algorithm</text:p>
          </table:table-cell>
          <table:table-cell office:value-type="string" table:style-name="ce300">
            <text:p>https://www.hansken.nl/latest/news/2021/03/21/smart-algorithm-faster-search</text:p>
            <text:p>https://www.forensischinstituut.nl/forensisch-onderzoek/hansken</text:p>
          </table:table-cell>
          <table:table-cell office:value-type="string" table:style-name="ce279">
            <text:p>There must be a more efficient way of doing this, thought the data scientists at the Netherlands Forensic Institute (NFI), and so they developed the Forensic Image Recognition Engine (FIRE) software library. Working on the basis of existing models, the experts created a machine learning algorithm that, after ‘training’, is able to find the proverbial needle in the haystack. Using artificial intelligence is not just interesting in drugs cases involving shipping containers but can also be valuable for many other police investigations. Above all, automating the search process saves massive amounts of time and frees up police officers for other tasks.</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Police, NFI</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R&amp;D public order and safety.</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79"/>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Search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User-centric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60" table:style-name="ce408">
            <text:p>560</text:p>
          </table:table-cell>
          <table:table-cell office:value-type="string" table:style-name="ce409">
            <text:p>AIWT6-560</text:p>
          </table:table-cell>
          <table:table-cell office:value-type="string" table:style-name="ce277">
            <text:p>Artificial Intelligence Knowledge System for the judiciary searches for similar lawsuits</text:p>
          </table:table-cell>
          <table:table-cell office:value-type="string" table:style-name="ce24">
            <text:p>https://www.rijksoverheid.nl/binaries/rijksoverheid/documenten/kamerstukken/2018/12/19/ek-artificiele-intelligentie-en-algoritmen-in-de-rechtspleging/ek-artificiele-intelligentie-en-algoritmen-in-de-rechtspleging.pdf https://www.tweedekamer.nl/kamerstukken/kamervragen/detail?id=2020Z03232&amp;did=2020D11984</text:p>
          </table:table-cell>
          <table:table-cell office:value-type="string" table:style-name="ce279">
            <text:p>Knowledge system searches for similar lawsuits using entered text and gives the user the top 10 most similar lawsuits.</text:p>
          </table:table-cell>
          <table:table-cell office:value-type="string" table:content-validation-name="val14" table:style-name="ce276">
            <text:p>Reg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District Court of East Brabant</text:p>
          </table:table-cell>
          <table:table-cell office:value-type="string" table:content-validation-name="val11" table:style-name="ce281">
            <text:p>Local Government</text:p>
          </table:table-cell>
          <table:table-cell office:value-type="string" table:content-validation-name="val10" table:style-name="ce282">
            <text:p>Public order and safety</text:p>
          </table:table-cell>
          <table:table-cell office:value-type="string" table:content-validation-name="val9" table:style-name="ce281">
            <text:p>Law courts</text:p>
          </table:table-cell>
          <table:table-cell office:value-type="string" table:content-validation-name="val8" table:style-name="ce281">
            <text:p>Pilot</text:p>
          </table:table-cell>
          <table:table-cell office:value-type="float" office:value="2018" table:style-name="ce281">
            <text:p>2018</text:p>
          </table:table-cell>
          <table:table-cell table:style-name="ce279"/>
          <table:table-cell office:value-type="string" table:content-validation-name="val7" table:style-name="ce283">
            <text:p>Reasoning</text:p>
          </table:table-cell>
          <table:table-cell office:value-type="string" table:content-validation-name="val6" table:style-name="ce284">
            <text:p>Knowledge representation</text:p>
          </table:table-cell>
          <table:table-cell office:value-type="string" table:content-validation-name="val6" table:style-name="ce284">
            <text:p>Natural language process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B</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Technology Neutrality and Data Portability</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62" table:style-name="ce408">
            <text:p>562</text:p>
          </table:table-cell>
          <table:table-cell office:value-type="string" table:style-name="ce409">
            <text:p>AIWT6-562</text:p>
          </table:table-cell>
          <table:table-cell office:value-type="string" table:style-name="ce277">
            <text:p>LAA - Address quality in Personal Records Database (BRP)</text:p>
          </table:table-cell>
          <table:table-cell office:value-type="string" table:style-name="ce300">
            <text:p>https://www.rijksoverheid.nl/binaries/rijksoverheid/documenten/rapporten/2016/03/21/rapport-landelijke-aanpak-adreskwaliteit/rapport-landelijke-aanpak-adreskwaliteit.pdf</text:p>
            <text:p>https://www.ictu.nl/projecten/landelijke-aanpak-adreskwaliteit</text:p>
          </table:table-cell>
          <table:table-cell office:value-type="string" table:style-name="ce279">
            <text:p>Data analysis used to achieve pattern recognition and to search for incorrect addressing based on this. The aim is to put the BRP in order and ultimately contribute to the fight against fraud.</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Ministry of Interior</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n development</text:p>
          </table:table-cell>
          <table:table-cell office:value-type="float" office:value="2018" table:style-name="ce281">
            <text:p>2018</text:p>
          </table:table-cell>
          <table:table-cell table:style-name="ce279"/>
          <table:table-cell office:value-type="string" table:content-validation-name="val7" table:style-name="ce283">
            <text:p>Planning</text:p>
          </table:table-cell>
          <table:table-cell office:value-type="string" table:content-validation-name="val6" table:style-name="ce284">
            <text:p>Planning and Schedul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Cleaning</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584" table:style-name="ce408">
            <text:p>584</text:p>
          </table:table-cell>
          <table:table-cell office:value-type="string" table:style-name="ce409">
            <text:p>AIWT6-584</text:p>
          </table:table-cell>
          <table:table-cell office:value-type="string" table:style-name="ce277">
            <text:p>AviaTor - Pilot detection child abuse</text:p>
          </table:table-cell>
          <table:table-cell office:value-type="string" table:style-name="ce24">
            <text:p>https://aviatorproject.com/</text:p>
            <text:p><text:s/>https://www.ziuz.com/nl/nieuws/aviator-project-de-volgende-fase/</text:p>
          </table:table-cell>
          <table:table-cell office:value-type="string" table:style-name="ce279">
            <text:p>AviaTor, which stands for Augmented Visual Intelligence and Targeted Online Research,was developed from a research project into a working prototype in just 12 months. By using expert insight gained from extensive interviews with the Dutch and Belgian police, it was possible to establish how to best process NCMEC referrals. The AviaTor Project is funded by the European Union's Internal Security Fund – Police. <text:s/>ZiuZ develops a solution AviaTor, which stands for Augmented Visual Intelligence and Targeted Online Research, is an efficient tool that helps you prioritise all aspects of CSAM (Child Sexual Abuse Material) reports, so that you can focus on identifying perpetrators and saving victims. By combining visual intelligence to help prioritize reports with online sources for additional information, AviaTor reduces the time spent by law enforcement agencies processing CSAM reports. This makes the processing not only quicker, but also more efficient and complete.</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National Police, Ziuz</text:p>
          </table:table-cell>
          <table:table-cell office:value-type="string" table:content-validation-name="val11" table:style-name="ce281">
            <text:p>Central-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21" table:style-name="ce281">
            <text:p>2021</text:p>
          </table:table-cell>
          <table:table-cell office:value-type="float" office:value="2023" table:style-name="ce279">
            <text:p>2023</text:p>
          </table:table-cell>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Searching</text:p>
          </table:table-cell>
          <table:table-cell office:value-type="string" table:content-validation-name="val6" table:style-name="ce284">
            <text:p>Planning and Scheduling</text:p>
          </table:table-cell>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upporting inspec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Security and privacy</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office:value-type="string" table:content-validation-name="val1" table:style-name="ce287">
            <text:p>Extraction​</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614" table:style-name="ce408">
            <text:p>614</text:p>
          </table:table-cell>
          <table:table-cell office:value-type="string" table:style-name="ce409">
            <text:p>AIWT6-614</text:p>
          </table:table-cell>
          <table:table-cell office:value-type="string" table:style-name="ce303">
            <text:p>Amsterdam City Archive - Handwritten Text Recognition for eabling searches on old handwritten texts</text:p>
          </table:table-cell>
          <table:table-cell office:value-type="string" table:style-name="ce24">
            <text:p>https://nlaic.com/use-cases/aincient-en-partners-slimmer-doorzoeken-van-archieven-door-de-inzet-van-ai-en-crowdsourcing/<text:s/></text:p>
          </table:table-cell>
          <table:table-cell office:value-type="string" table:style-name="ce304">
            <text:p>By means of Handwritten Text Recoginition (HTR), millions of scans of old handwritten texts from the Amsterdam City Archive can be automatically converted into transcriptions. This makes searching in complete texts possible. NLP is used.<text:s/></text:p>
          </table:table-cell>
          <table:table-cell office:value-type="string" table:content-validation-name="val14" table:style-name="ce276">
            <text:p>Local</text:p>
          </table:table-cell>
          <table:table-cell office:value-type="string" table:content-validation-name="val13" table:style-name="ce22">
            <text:p>Netherlands</text:p>
          </table:table-cell>
          <table:table-cell office:value-type="string" table:content-validation-name="val12" table:style-name="ce280">
            <text:p>NL</text:p>
          </table:table-cell>
          <table:table-cell office:value-type="string" table:style-name="ce312">
            <text:p>Aincient B.V., Picturae, Sioux Technologies, Islands of Meaning, Amsterdam City Archive.<text:s/></text:p>
          </table:table-cell>
          <table:table-cell office:value-type="string" table:content-validation-name="val11" table:style-name="ce281">
            <text:p>Private sector</text:p>
          </table:table-cell>
          <table:table-cell office:value-type="string" table:content-validation-name="val10" table:style-name="ce282">
            <text:p>General public services</text:p>
          </table:table-cell>
          <table:table-cell office:value-type="string" table:content-validation-name="val9" table:style-name="ce281">
            <text:p>General public services n.e.c.</text:p>
          </table:table-cell>
          <table:table-cell office:value-type="string" table:content-validation-name="val8" table:style-name="ce281">
            <text:p>Implemented</text:p>
          </table:table-cell>
          <table:table-cell office:value-type="float" office:value="2021" table:style-name="ce281">
            <text:p>2021</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office:value-type="string" table:content-validation-name="val6" table:style-name="ce284">
            <text:p>Computer vision</text:p>
          </table:table-cell>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Reusability</text:p>
          </table:table-cell>
          <table:table-cell office:value-type="string" table:content-validation-name="val24" table:style-name="ce287">
            <text:p>Digitising</text:p>
            <text:p>Automate</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oekstra, M., Chideock, C., &amp; Veenstra, A.F. van (2021). Quik Scan AI in de Publieke Dienstverlening II - Longlist Initiatieven. TNO: Den Haag.</text:p>
          </table:table-cell>
          <table:table-cell office:value-type="date" office:date-value="2021-05-24T00:00:00" table:style-name="ce292">
            <text:p>24/05/2021</text:p>
          </table:table-cell>
          <table:table-cell table:style-name="ce292"/>
          <table:table-cell table:number-columns-repeated="16321"/>
        </table:table-row>
        <table:table-row table:style-name="ro2">
          <table:table-cell office:value-type="float" office:value="708" table:style-name="ce408">
            <text:p>708</text:p>
          </table:table-cell>
          <table:table-cell office:value-type="string" table:style-name="ce409">
            <text:p>AIWT6-708</text:p>
          </table:table-cell>
          <table:table-cell office:value-type="string" table:style-name="ce303">
            <text:p>Taxation and the automatization of property evaluation</text:p>
          </table:table-cell>
          <table:table-cell office:value-type="string" table:style-name="ce298">
            <text:p> </text:p>
          </table:table-cell>
          <table:table-cell office:value-type="string" table:style-name="ce304">
            <text:p>For years, and with varying degrees of success, the Danish government has tried to centralize and automate tax administration. Attempts to centralize and automate tax collection in 2005 with EFI (Et Fælles Inddrivelsessystem or One Shared Tax collection system) failed, and EFI was shelved in 2015 (Alfter, 2019, 51). A new system, to collect billions of Danish crowns owed by taxpayers, was expected to be finalized by mid-2019, however, in September 2019, the Auditors of the Danish Parliament, Rigsrevision, published a critical report indicating that tax collection would only be fully up and running by the end of 2020, or later (Rigsrevisionen, 2019).</text:p>
            <text:p/>
            <text:p>Missing out on collecting billions of Danish crowns in tax revenue, however, is just one of several automatization concerns on the table of every new minister of finance. One heated discussion is about automatizing the estimation of property values – particularly in a context where housing costs are growing significantly in the capital and near larger cities while they are dropping elsewhere, thus affecting property owners in a country where large parts of the population own their own home. Passed in 2017, the Ejendomsvurderingslov (law on property assessment, 2017) states that automatic real estate valuation assessment will become standard practice. In preparation for the law, this fully automated system was described as “machine assessments” (Motzfeldt &amp; Abkenar, 2019, p. 36-37). The system is set to include “sales prices related to the neighborhood, location and size. Sales price levels are adjusted to take into account the distance to forests and recreation areas, schools, streets, railways”. The system will also take into account whether or not there is the possibility to build on the surrounding terrain and whether or not ground pollution is an issue (Motzfeldt &amp; Abkenar, 2019, p. 37). A total of 19 parameters will be used to automatically calculate property value (Version2 Editorial, 2019). A preparatory committee prepared an analysis to guide the government ahead of the legislation. The committee followed the overall line to move from “subjective to objective” assessments, from human to digital assessments, and from manual to automatic administration, to improve assessments and lower administration costs (Engbergudvalget, 2014, p. 68-69). While it does not explicitly mention it, this model uses a level of machine learning to develop a “statistical predictive model” (Motzfeldt &amp; Abkenar, 2019, p. 37). Furthermore, the overall assumption of the preparatory committee was that machine assessments were more objective than human assessments, where human assessments are considered subjective. As with many other systems, the automated property assessment system has been significantly delayed. Along the way, fears surfaced that it did not comply with Danish administrative law (Mølsted, 2018). It also proved to be more expensive than the estimate in the initial report regarding the cost of a property valuation calculated by a human (Motzfeldt, 2019-2). This project, and other problematic attempts by the Danish tax authorities to incorporate IT projects, have been described as “the ministers’ (…) IT-phantoms” (Version2 Editorial, 2019). The law to assess property values allows a variation of 40% in the value of a given property – 20% either side of the price calculated by the system – “and one does not need to hold a PhD in human behavior to predict that this will lead to protests if or when the system comes into use. Worst case we will see headlines that two newly built and identical houses will be taxed very differently. Could we blame citizens if they ask critical questions why they had to spend billions for a system with such a low level of precision” (Motzfeldt, 2019-2).</text:p>
          </table:table-cell>
          <table:table-cell office:value-type="string" table:content-validation-name="val14" table:style-name="ce276">
            <text:p>National</text:p>
          </table:table-cell>
          <table:table-cell office:value-type="string" table:content-validation-name="val13" table:style-name="ce22">
            <text:p>Denmark</text:p>
          </table:table-cell>
          <table:table-cell office:value-type="string" table:content-validation-name="val12" table:style-name="ce280">
            <text:p>DK</text:p>
          </table:table-cell>
          <table:table-cell office:value-type="string" table:style-name="ce312">
            <text:p>Danish Tax Authority</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1">
            <text:p>Implemented</text:p>
          </table:table-cell>
          <table:table-cell office:value-type="float" office:value="2021" table:style-name="ce281">
            <text:p>2021</text:p>
          </table:table-cell>
          <table:table-cell table:style-name="ce279"/>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Planning and Schedul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Calcul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ttps://automatingsociety.algorithmwatch.org/report2020/denmark/</text:p>
          </table:table-cell>
          <table:table-cell office:value-type="date" office:date-value="2021-05-25T00:00:00" table:style-name="ce292">
            <text:p>25/05/2021</text:p>
          </table:table-cell>
          <table:table-cell table:style-name="ce292"/>
          <table:table-cell table:number-columns-repeated="16321"/>
        </table:table-row>
        <table:table-row table:style-name="ro2">
          <table:table-cell office:value-type="float" office:value="712" table:style-name="ce408">
            <text:p>712</text:p>
          </table:table-cell>
          <table:table-cell office:value-type="string" table:style-name="ce409">
            <text:p>AIWT6-712</text:p>
          </table:table-cell>
          <table:table-cell office:value-type="string" table:style-name="ce303">
            <text:p>Checking of data Estonian Unemployment Insurance Fund</text:p>
          </table:table-cell>
          <table:table-cell office:value-type="string" table:style-name="ce298">
            <text:p> https://www.tootukassa.ee/en/data-protection-terms/data-protection-estonian-unemployment-insurance-fund</text:p>
          </table:table-cell>
          <table:table-cell office:value-type="string" table:style-name="ce304">
            <text:p>Estonia’s Unemployment Insurance Fund (EUIF) increasingly uses different automated solutions in its everyday work. After a citizen registers on the Unemployment Insurance Fund website as unemployed, the data is checked and, if it is correct, the citizen is then registered as unemployed. In the background, the system uses AI to check an applicant’s data in different databases. It then decides which document to send to the applicant.</text:p>
          </table:table-cell>
          <table:table-cell office:value-type="string" table:content-validation-name="val14" table:style-name="ce276">
            <text:p>National</text:p>
          </table:table-cell>
          <table:table-cell office:value-type="string" table:content-validation-name="val13" table:style-name="ce22">
            <text:p>Estonia</text:p>
          </table:table-cell>
          <table:table-cell office:value-type="string" table:content-validation-name="val12" table:style-name="ce280">
            <text:p>EE</text:p>
          </table:table-cell>
          <table:table-cell office:value-type="string" table:style-name="ce312">
            <text:p>Estonia Unemployment Insurance Fund (EUIF)</text:p>
          </table:table-cell>
          <table:table-cell office:value-type="string" table:content-validation-name="val11" table:style-name="ce281">
            <text:p>Central-Government</text:p>
          </table:table-cell>
          <table:table-cell office:value-type="string" table:content-validation-name="val10" table:style-name="ce282">
            <text:p>Social protection</text:p>
          </table:table-cell>
          <table:table-cell office:value-type="string" table:content-validation-name="val9" table:style-name="ce281">
            <text:p>Unemployment.</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79"/>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Planning and Schedul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Transparenc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automatingsociety.algorithmwatch.org/report2020/estonia/</text:p>
          </table:table-cell>
          <table:table-cell office:value-type="date" office:date-value="2021-05-25T00:00:00" table:style-name="ce292">
            <text:p>25/05/2021</text:p>
          </table:table-cell>
          <table:table-cell table:style-name="ce292"/>
          <table:table-cell table:number-columns-repeated="16321"/>
        </table:table-row>
        <table:table-row table:style-name="ro2">
          <table:table-cell office:value-type="float" office:value="720" table:style-name="ce408">
            <text:p>720</text:p>
          </table:table-cell>
          <table:table-cell office:value-type="string" table:style-name="ce409">
            <text:p>AIWT6-720</text:p>
          </table:table-cell>
          <table:table-cell office:value-type="string" table:style-name="ce303">
            <text:p>AI to combat child pornography online</text:p>
          </table:table-cell>
          <table:table-cell office:value-type="string" table:style-name="ce298">
            <text:p>https://www.dw.com/en/germany-new-ai-microsoft-combat-child-porn/a-49899882</text:p>
            <text:p>https://news.microsoft.com/de-de/ki-im-einsatz-gegen-kinderpornografie/</text:p>
          </table:table-cell>
          <table:table-cell office:value-type="string" table:style-name="ce304">
            <text:p>An AI tool to identify pornographic images of children was developed in a collaboration between (Richter, 2019) Microsoft and the Ministry of Justice of the State of North Rhine-Westphalia, the Zentral- und Ansprechstelle Cybercrime (Contact Office for Cyber Crime, ZAC NRW) based in the department of public prosecution in Cologne. In order to comply with strict regulations related to data and child protection, software is used to Anonymization on the police servers in Germany before they are uploaded to Microsoft servers in a non-identifiable way. In the cloud, algorithms analyze the images for pornographic content, identify the faces of victims and abusers and compare them to existing profiles stored in a database. These results are returned to the police for further analysis. This software aims to reduce the workload and mental strain police endure while investigating child abuse</text:p>
          </table:table-cell>
          <table:table-cell office:value-type="string" table:content-validation-name="val14" table:style-name="ce276">
            <text:p>Regional</text:p>
          </table:table-cell>
          <table:table-cell office:value-type="string" table:content-validation-name="val13" table:style-name="ce22">
            <text:p>Germany</text:p>
          </table:table-cell>
          <table:table-cell office:value-type="string" table:content-validation-name="val12" table:style-name="ce280">
            <text:p>DE</text:p>
          </table:table-cell>
          <table:table-cell office:value-type="string" table:style-name="ce312">
            <text:p>the Zentral- und Ansprechstelle Cybercrime (Contact Office for Cyber Crime, ZAC NRW)</text:p>
          </table:table-cell>
          <table:table-cell office:value-type="string" table:content-validation-name="val11" table:style-name="ce281">
            <text:p>Local Government</text:p>
          </table:table-cell>
          <table:table-cell office:value-type="string" table:content-validation-name="val10" table:style-name="ce282">
            <text:p>Public order and safety</text:p>
          </table:table-cell>
          <table:table-cell office:value-type="string" table:content-validation-name="val9" table:style-name="ce281">
            <text:p>Police Services</text:p>
          </table:table-cell>
          <table:table-cell office:value-type="string" table:content-validation-name="val8" table:style-name="ce281">
            <text:p>Implemented</text:p>
          </table:table-cell>
          <table:table-cell office:value-type="float" office:value="2019" table:style-name="ce281">
            <text:p>2019</text:p>
          </table:table-cell>
          <table:table-cell table:style-name="ce279"/>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Security and privacy</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office:value-type="string" table:content-validation-name="val1" table:style-name="ce287">
            <text:p>Anonymisation​</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automatingsociety.algorithmwatch.org/report2020/germany/</text:p>
          </table:table-cell>
          <table:table-cell office:value-type="date" office:date-value="2021-05-25T00:00:00" table:style-name="ce292">
            <text:p>25/05/2021</text:p>
          </table:table-cell>
          <table:table-cell table:style-name="ce292"/>
          <table:table-cell table:number-columns-repeated="16321"/>
        </table:table-row>
        <table:table-row table:style-name="ro2">
          <table:table-cell office:value-type="float" office:value="723" table:style-name="ce408">
            <text:p>723</text:p>
          </table:table-cell>
          <table:table-cell office:value-type="string" table:style-name="ce409">
            <text:p>AIWT6-723</text:p>
          </table:table-cell>
          <table:table-cell office:value-type="string" table:style-name="ce303">
            <text:p>Identity Check of Migrants - Analysis of content and language of phones<text:s/></text:p>
          </table:table-cell>
          <table:table-cell office:value-type="string" table:style-name="ce298">
            <text:p> </text:p>
          </table:table-cell>
          <table:table-cell office:value-type="string" table:style-name="ce304">
            <text:p>The Bundesamt für Migration und Flüchtlinge (Federal Office for Migration and Refugees, BAMF) has been using automated text and speech recognition systems to identify refugees since 2017. Agency employees can ask asylum seekers to give them access to their cell phone, tablet, or laptop to verify if they are telling the truth about where they come from. The agency has the ability to obtain all the data contained on the devices and run software on it. The software presents the employee with a limited overview of the content, which also includes language analysis of the text retrieved. According to the BAMF, both the software and the hardware was provided by the firm Atos SE, however, VICE Magazine found evidence, <text:s text:c="2"/>that the mobile forensic technology firm MSAB was also involved. Another tool deployed by the BAMF aims to identify disguised dialects in speech. When an asylum seeker does not have a valid proof of ID, a two-minute voice recording of the person describing a picture in their mother tongue is analyzed by software, which then calculates a percentage of how close the speech comes to a certain dialect.</text:p>
            <text:p/>
          </table:table-cell>
          <table:table-cell office:value-type="string" table:content-validation-name="val14" table:style-name="ce276">
            <text:p>National</text:p>
          </table:table-cell>
          <table:table-cell office:value-type="string" table:content-validation-name="val13" table:style-name="ce22">
            <text:p>Germany</text:p>
          </table:table-cell>
          <table:table-cell office:value-type="string" table:content-validation-name="val12" table:style-name="ce280">
            <text:p>DE</text:p>
          </table:table-cell>
          <table:table-cell office:value-type="string" table:style-name="ce312">
            <text:p>Bundesamt für Migration und Flüchtlinge (Federal Office for Migration and Refugees, BAMF)</text:p>
          </table:table-cell>
          <table:table-cell office:value-type="string" table:content-validation-name="val11" table:style-name="ce281">
            <text:p>Central-Government</text:p>
          </table:table-cell>
          <table:table-cell office:value-type="string" table:content-validation-name="val10" table:style-name="ce282">
            <text:p>Social protection</text:p>
          </table:table-cell>
          <table:table-cell office:value-type="string" table:content-validation-name="val9" table:style-name="ce281">
            <text:p>Social protection n.e.c.</text:p>
          </table:table-cell>
          <table:table-cell office:value-type="string" table:content-validation-name="val8" table:style-name="ce281">
            <text:p>Implemented</text:p>
          </table:table-cell>
          <table:table-cell office:value-type="float" office:value="2017" table:style-name="ce281">
            <text:p>2017</text:p>
          </table:table-cell>
          <table:table-cell table:style-name="ce281"/>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Machine learning</text:p>
          </table:table-cell>
          <table:table-cell office:value-type="string" table:content-validation-name="val6" table:style-name="ce284">
            <text:p>Audio processing</text:p>
          </table:table-cell>
          <table:table-cell table:content-validation-name="val6" table:style-name="ce284"/>
          <table:table-cell office:value-type="string" table:style-name="ce284">
            <text:p>speech recognition</text:p>
          </table:table-cell>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Monitoring policy implementation</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Security and privacy</text:p>
          </table:table-cell>
          <table:table-cell office:value-type="string" table:content-validation-name="val25" table:style-name="ce287">
            <text:p>Inclusion and accessibility</text:p>
          </table:table-cell>
          <table:table-cell office:value-type="string" table:content-validation-name="val24" table:style-name="ce287">
            <text:p>Detection ​</text:p>
          </table:table-cell>
          <table:table-cell office:value-type="string" table:content-validation-name="val1" table:style-name="ce287">
            <text:p>Digitising</text:p>
            <text:p>Automate</text:p>
          </table:table-cell>
          <table:table-cell office:value-type="string" table:style-name="ce297">
            <text:p>Improved Public Service</text:p>
          </table:table-cell>
          <table:table-cell office:value-type="string" table:style-name="ce289">
            <text:p>x</text:p>
          </table:table-cell>
          <table:table-cell table:number-columns-repeated="2"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automatingsociety.algorithmwatch.org/report2020/germany/</text:p>
          </table:table-cell>
          <table:table-cell office:value-type="date" office:date-value="2021-05-25T00:00:00" table:style-name="ce292">
            <text:p>25/05/2021</text:p>
          </table:table-cell>
          <table:table-cell table:style-name="ce292"/>
          <table:table-cell table:number-columns-repeated="16321"/>
        </table:table-row>
        <table:table-row table:style-name="ro2">
          <table:table-cell office:value-type="float" office:value="730" table:style-name="ce408">
            <text:p>730</text:p>
          </table:table-cell>
          <table:table-cell office:value-type="string" table:style-name="ce409">
            <text:p>AIWT6-730</text:p>
          </table:table-cell>
          <table:table-cell office:value-type="string" table:style-name="ce303">
            <text:p>ANPR Greece</text:p>
          </table:table-cell>
          <table:table-cell office:value-type="string" table:style-name="ce27">
            <text:p>https://datanoesis.gr/security/automatic-license-plate-recognition/</text:p>
          </table:table-cell>
          <table:table-cell office:value-type="string" table:style-name="ce304">
            <text:p>Automatic Number Plate Recognition (ANPR) cameras were <text:s/>introduced in <text:s/>2019. <text:s/>50 Hellenic police vehicles are equipped with such cameras and they are capable of detecting the license plates of stolen vehicles or vehicles used in criminal activities. The ANPR can recognize 15,000 license plates per hour, and the cameras can detect license plates at speeds above 170 km per hour. In the near future, they will also be able to detect uninsured vehicles.</text:p>
          </table:table-cell>
          <table:table-cell office:value-type="string" table:content-validation-name="val14" table:style-name="ce276">
            <text:p>National</text:p>
          </table:table-cell>
          <table:table-cell office:value-type="string" table:content-validation-name="val13" table:style-name="ce22">
            <text:p>Greece</text:p>
          </table:table-cell>
          <table:table-cell office:value-type="string" table:content-validation-name="val12" table:style-name="ce280">
            <text:p>EL</text:p>
          </table:table-cell>
          <table:table-cell office:value-type="string" table:style-name="ce312">
            <text:p>Hellenic Police</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Transport</text:p>
          </table:table-cell>
          <table:table-cell office:value-type="string" table:content-validation-name="val8" table:style-name="ce281">
            <text:p>Implemented</text:p>
          </table:table-cell>
          <table:table-cell office:value-type="float" office:value="2018" table:style-name="ce281">
            <text:p>2018</text:p>
          </table:table-cell>
          <table:table-cell table:style-name="ce281"/>
          <table:table-cell office:value-type="string" table:content-validation-name="val7" table:style-name="ce283">
            <text:p>Perception</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Security and privacy</text:p>
          </table:table-cell>
          <table:table-cell office:value-type="string" table:content-validation-name="val24" table:style-name="ce287">
            <text:p>Detection ​</text:p>
          </table:table-cell>
          <table:table-cell office:value-type="string" table:content-validation-name="val1" table:style-name="ce287">
            <text:p>Digitising</text:p>
            <text:p>Automate</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282">
            <text:p>https://automatingsociety.algorithmwatch.org/report2020/greece/</text:p>
          </table:table-cell>
          <table:table-cell office:value-type="date" office:date-value="2021-05-25T00:00:00" table:style-name="ce292">
            <text:p>25/05/2021</text:p>
          </table:table-cell>
          <table:table-cell table:style-name="ce292"/>
          <table:table-cell table:number-columns-repeated="16321"/>
        </table:table-row>
        <table:table-row table:style-name="ro2">
          <table:table-cell office:value-type="float" office:value="734" table:style-name="ce408">
            <text:p>734</text:p>
          </table:table-cell>
          <table:table-cell office:value-type="string" table:style-name="ce409">
            <text:p>AIWT6-734</text:p>
          </table:table-cell>
          <table:table-cell office:value-type="string" table:style-name="ce303">
            <text:p>Predictive Jurisprudence - Tribunale di Pisa</text:p>
          </table:table-cell>
          <table:table-cell office:value-type="string" table:style-name="ce27">
            <text:p><text:a xlink:href="https://www.predictivejurisprudence.eu/">https://www.predictivejurisprudence.eu/</text:a></text:p>
          </table:table-cell>
          <table:table-cell office:value-type="string" table:style-name="ce304">
            <text:p>In 2019, the first experiment with automated decision-making within the justice system was developed at LIDER Lab Scuola Superiore Sant’Anna in collaboration with EMbeDS, KDD Lab and the Tribunal of Genoa (Gonews 2019).‎Predictive Justice is an ambitious long-term project built with an innovative approach and an underlying philosophy. The approach starts from the assumption that only the combination of different expertise and different tools in coherent and integrated pipelines can offer effective results in a short time. For this reason, the teams of each "sub-project" are interdisciplinary and the individual sub-projects also constitute autonomous projects from a scientific and operational point of view. Precisely the idea that the advancement of knowledge with its applicative implications offers pieces to be organized modularly in multiple ways has convinced us to organize the work in building-blocks projects. The ambitions are multiple and transversal: from the attempt to "export" knowledge, techniques, and solutions across disciplines (for example from omics to legal data mining) to the combination of protocols and software to automate the pseudonymization of texts or to the creation of innovative tools for querying legal materials through their automatic annotation to the construction of prediction tools based on data science and Intelligence Artificial, to the attempt to offer understandable explanations on the functioning of the tools produced / used adapting them to the needs / capabilities of the different end users. ‎ ‎All these steps are obviously articulated in full coherence with the corresponding regulatory and ethical framework, convinced that the regulatory and ethical profiles in research are central and go beyond mere adherence to the rules. ‎</text:p>
          </table:table-cell>
          <table:table-cell office:value-type="string" table:content-validation-name="val14" table:style-name="ce276">
            <text:p>Regional</text:p>
          </table:table-cell>
          <table:table-cell office:value-type="string" table:content-validation-name="val13" table:style-name="ce22">
            <text:p>Italy</text:p>
          </table:table-cell>
          <table:table-cell office:value-type="string" table:content-validation-name="val12" table:style-name="ce280">
            <text:p>IT</text:p>
          </table:table-cell>
          <table:table-cell office:value-type="string" table:style-name="ce312">
            <text:p>Tribunal of Pisa (and EMbeDS, KDD Lab)</text:p>
          </table:table-cell>
          <table:table-cell office:value-type="string" table:content-validation-name="val11" table:style-name="ce281">
            <text:p>Local Government</text:p>
          </table:table-cell>
          <table:table-cell office:value-type="string" table:content-validation-name="val10" table:style-name="ce282">
            <text:p>Public order and safety</text:p>
          </table:table-cell>
          <table:table-cell office:value-type="string" table:content-validation-name="val9" table:style-name="ce281">
            <text:p>Law courts</text:p>
          </table:table-cell>
          <table:table-cell office:value-type="string" table:content-validation-name="val8" table:style-name="ce281">
            <text:p>In development</text:p>
          </table:table-cell>
          <table:table-cell office:value-type="float" office:value="2021" table:style-name="ce281">
            <text:p>2021</text:p>
          </table:table-cell>
          <table:table-cell table:style-name="ce281"/>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Searching</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Administrative simplification</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301">
            <text:p>https://www.lanazione.it/pisa/cronaca/la-giustizia-diventa-predittiva-con-l-intelligenza-artificiale-della-scuola-sant-anna-1.6390186</text:p>
          </table:table-cell>
          <table:table-cell office:value-type="date" office:date-value="2021-05-25T00:00:00" table:style-name="ce292">
            <text:p>25/05/2021</text:p>
          </table:table-cell>
          <table:table-cell table:style-name="ce292"/>
          <table:table-cell table:number-columns-repeated="16321"/>
        </table:table-row>
        <table:table-row table:style-name="ro2">
          <table:table-cell office:value-type="float" office:value="736" table:style-name="ce408">
            <text:p>736</text:p>
          </table:table-cell>
          <table:table-cell office:value-type="string" table:style-name="ce409">
            <text:p>AIWT6-736</text:p>
          </table:table-cell>
          <table:table-cell office:value-type="string" table:style-name="ce303">
            <text:p>Evasometro Anonimizzato - Big data analysis of taxpayer behaviour</text:p>
          </table:table-cell>
          <table:table-cell office:value-type="string" table:style-name="ce300">
            <text:p> </text:p>
          </table:table-cell>
          <table:table-cell office:value-type="string" table:style-name="ce304">
            <text:p>Called “Evasometro Anonimizzato”, the tool will include “specific algorithms”, wrote financial newspaper Il Sole 24 Ore, and will be able to cross-check the different databases held by the Italian fiscal authorities for inconsistencies in consumption patterns or in any other financial operation. Anomalies recognized by the “digital eyes” of the system will alert fiscal authorities, who can then summon flagged individuals for further scrutiny. This algorithmic-driven monitoring has to be coupled with that of “open sources”, such as “news articles, websites and social media”, by the Italian fiscal authority, Agenzia delle Entrate. The monitoring system has been active since 2016, but was largely unknown to the public until January 2020. It was devised to “acquire all elements that could be useful in knowing the taxpayer”, thereby helping the institution check the consistency of each individual’s fiscal behavior (Corriere della Sera 2019b).</text:p>
          </table:table-cell>
          <table:table-cell office:value-type="string" table:content-validation-name="val14" table:style-name="ce276">
            <text:p>National</text:p>
          </table:table-cell>
          <table:table-cell office:value-type="string" table:content-validation-name="val13" table:style-name="ce22">
            <text:p>Italy</text:p>
          </table:table-cell>
          <table:table-cell office:value-type="string" table:content-validation-name="val12" table:style-name="ce295">
            <text:p>IT</text:p>
          </table:table-cell>
          <table:table-cell office:value-type="string" table:style-name="ce276">
            <text:p>Italian Tax Authority (Agenzia delle Entrate)</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5">
            <text:p>Public Services</text:p>
          </table:table-cell>
          <table:table-cell office:value-type="string" table:content-validation-name="val8" table:style-name="ce281">
            <text:p>Implemented</text:p>
          </table:table-cell>
          <table:table-cell office:value-type="float" office:value="2020" table:style-name="ce281">
            <text:p>2020</text:p>
          </table:table-cell>
          <table:table-cell table:style-name="ce281"/>
          <table:table-cell office:value-type="string" table:content-validation-name="val7" table:style-name="ce283">
            <text:p>Planning</text:p>
          </table:table-cell>
          <table:table-cell office:value-type="string" table:content-validation-name="val6" table:style-name="ce284">
            <text:p>Planning and Schedul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upporting inspection processes</text:p>
          </table:table-cell>
          <table:table-cell office:value-type="string" table:content-validation-name="val19" table:style-name="ce284">
            <text:p>Artificial Intelligence</text:p>
          </table:table-cell>
          <table:table-cell table:content-validation-name="val22" table:style-name="ce284"/>
          <table:table-cell table:content-validation-name="val21" table:style-name="ce284"/>
          <table:table-cell table:content-validation-name="val16" table:style-name="ce284"/>
          <table:table-cell office:value-type="string" table:content-validation-name="val18" table:style-name="ce284">
            <text:p>G2C</text:p>
          </table:table-cell>
          <table:table-cell office:value-type="string" table:content-validation-name="val17" table:style-name="ce284">
            <text:p>Historical Data</text:p>
          </table:table-cell>
          <table:table-cell office:value-type="string" table:content-validation-name="val17" table:style-name="ce286">
            <text:p>Historical Data</text:p>
          </table:table-cell>
          <table:table-cell office:value-type="string" table:content-validation-name="val27" table:style-name="ce287">
            <text:p>yes</text:p>
          </table:table-cell>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cision Support</text:p>
          </table:table-cell>
          <table:table-cell office:value-type="string" table:content-validation-name="val1" table:style-name="ce287">
            <text:p>Detection ​</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table:number-columns-repeated="2"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282">
            <text:p>https://automatingsociety.algorithmwatch.org/report2020/italy/</text:p>
          </table:table-cell>
          <table:table-cell office:value-type="date" office:date-value="2021-05-25T00:00:00" table:style-name="ce292">
            <text:p>25/05/2021</text:p>
          </table:table-cell>
          <table:table-cell table:style-name="ce292"/>
          <table:table-cell table:number-columns-repeated="16321"/>
        </table:table-row>
        <table:table-row table:style-name="ro2">
          <table:table-cell office:value-type="float" office:value="754" table:style-name="ce408">
            <text:p>754</text:p>
          </table:table-cell>
          <table:table-cell office:value-type="string" table:style-name="ce409">
            <text:p>AIWT6-754</text:p>
          </table:table-cell>
          <table:table-cell office:value-type="string" table:style-name="ce303">
            <text:p>Plausibility check with machine learning - Expanding plausability checks</text:p>
          </table:table-cell>
          <table:table-cell office:value-type="string" table:style-name="ce300">
            <text:p> </text:p>
          </table:table-cell>
          <table:table-cell office:value-type="string" table:style-name="ce304">
            <text:p>This project intends to expand and accelerate the plausibility checks in the FSO using machine learning algorithms and at the same time to increase the data quality.</text:p>
          </table:table-cell>
          <table:table-cell office:value-type="string" table:content-validation-name="val14" table:style-name="ce276">
            <text:p>National</text:p>
          </table:table-cell>
          <table:table-cell office:value-type="string" table:content-validation-name="val13" table:style-name="ce22">
            <text:p>Switzerland</text:p>
          </table:table-cell>
          <table:table-cell office:value-type="string" table:content-validation-name="val12" table:style-name="ce295">
            <text:p>CH</text:p>
          </table:table-cell>
          <table:table-cell table:style-name="ce313"/>
          <table:table-cell office:value-type="string" table:content-validation-name="val11" table:style-name="ce281">
            <text:p>Central-Government</text:p>
          </table:table-cell>
          <table:table-cell office:value-type="string" table:content-validation-name="val10" table:style-name="ce282">
            <text:p>Social protection</text:p>
          </table:table-cell>
          <table:table-cell office:value-type="string" table:content-validation-name="val9" table:style-name="ce281">
            <text:p>Social protection n.e.c.</text:p>
          </table:table-cell>
          <table:table-cell office:value-type="string" table:content-validation-name="val8" table:style-name="ce281">
            <text:p>Pilot</text:p>
          </table:table-cell>
          <table:table-cell office:value-type="float" office:value="2019" table:style-name="ce281">
            <text:p>2019</text:p>
          </table:table-cell>
          <table:table-cell table:style-name="ce281"/>
          <table:table-cell office:value-type="string" table:content-validation-name="val7" table:style-name="ce283">
            <text:p>Learning</text:p>
          </table:table-cell>
          <table:table-cell office:value-type="string" table:content-validation-name="val6" table:style-name="ce284">
            <text:p>Machine learn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No</text:p>
          </table:table-cell>
          <table:table-cell office:value-type="string" table:content-validation-name="val21" table:style-name="ce284">
            <text:p>No</text:p>
          </table:table-cell>
          <table:table-cell table:content-validation-name="val16" table:style-name="ce284"/>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82">
            <text:p>https://www.experimental.bfs.admin.ch/expstat/de/home/innovative-datenwissenschaft/plausi.html</text:p>
          </table:table-cell>
          <table:table-cell office:value-type="date" office:date-value="2021-05-27T00:00:00" table:style-name="ce292">
            <text:p>27/05/2021</text:p>
          </table:table-cell>
          <table:table-cell table:style-name="ce292"/>
          <table:table-cell table:number-columns-repeated="16321"/>
        </table:table-row>
        <table:table-row table:style-name="ro2">
          <table:table-cell office:value-type="float" office:value="771" table:style-name="ce408">
            <text:p>771</text:p>
          </table:table-cell>
          <table:table-cell office:value-type="string" table:style-name="ce409">
            <text:p>AIWT6-771</text:p>
          </table:table-cell>
          <table:table-cell office:value-type="string" table:style-name="ce303">
            <text:p>DANTE H2020</text:p>
          </table:table-cell>
          <table:table-cell office:value-type="string" table:style-name="ce306">
            <text:p><text:a xlink:href="https://www.h2020-dante.eu/">https://www.h2020-dante.eu</text:a></text:p>
          </table:table-cell>
          <table:table-cell office:value-type="string" table:style-name="ce304">
            <text:p>The Dante project - DEtecting and ANalysing TErrorist related online contents and financial activities involves 18 European countries, including Italy, which participates in it with the Ministry of Defense. and with the General Command of the Carabinieri. Through the project, an automated system for extrapolating data from unstructured sources was created, which works through AI methods and techniques applied to web mining, capable of identifying, retrieving, collecting and analyzing large quantities of heterogeneous and multiple languages ​​both on the free-to-air web and on the dark and deep web to track the operations of terrorist networks, in particular financing, training and propaganda activities. This system allows you to greatly improve and make more accurate the investigation techniques of the police on terrorism and trace information even on channels traditionally more difficult to investigate, such as the dark web.</text:p>
            <text:p/>
          </table:table-cell>
          <table:table-cell office:value-type="string" table:content-validation-name="val14" table:style-name="ce276">
            <text:p>Across Countries</text:p>
          </table:table-cell>
          <table:table-cell office:value-type="string" table:content-validation-name="val13" table:style-name="ce22">
            <text:p>Italy</text:p>
          </table:table-cell>
          <table:table-cell office:value-type="string" table:content-validation-name="val12" table:style-name="ce295">
            <text:p>IT</text:p>
          </table:table-cell>
          <table:table-cell office:value-type="string" table:style-name="ce276">
            <text:p>Italy Minister of Defense</text:p>
          </table:table-cell>
          <table:table-cell office:value-type="string" table:content-validation-name="val11" table:style-name="ce281">
            <text:p>Consortium</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Pilot</text:p>
          </table:table-cell>
          <table:table-cell office:value-type="float" office:value="2018" table:style-name="ce281">
            <text:p>2018</text:p>
          </table:table-cell>
          <table:table-cell table:style-name="ce279"/>
          <table:table-cell office:value-type="string" table:content-validation-name="val7" table:style-name="ce283">
            <text:p>Communication</text:p>
          </table:table-cell>
          <table:table-cell office:value-type="string" table:content-validation-name="val6" table:style-name="ce284">
            <text:p>Natural language process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office:value-type="string" table:style-name="ce284">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284">
            <text:p>Artificial Intelligence</text:p>
          </table:table-cell>
          <table:table-cell office:value-type="string" table:content-validation-name="val22" table:style-name="ce284">
            <text:p>Yes</text:p>
          </table:table-cell>
          <table:table-cell office:value-type="string" table:content-validation-name="val21" table:style-name="ce284">
            <text:p>Yes</text:p>
          </table:table-cell>
          <table:table-cell office:value-type="string" table:content-validation-name="val16" table:style-name="ce284">
            <text:p>Yes</text:p>
          </table:table-cell>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Security and privacy</text:p>
          </table:table-cell>
          <table:table-cell office:value-type="string" table:content-validation-name="val25" table:style-name="ce287">
            <text:p>Assessment of Effectiveness and Efficiency</text:p>
          </table:table-cell>
          <table:table-cell office:value-type="string" table:content-validation-name="val24" table:style-name="ce287">
            <text:p>Extrac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11">
            <text:p>https://ia.italia.it/assets/librobianco.pdf</text:p>
            <text:p>https://www.corrierecomunicazioni.it/digital-economy/intelligenza-artificiale-e-pa-italia-in-rampa-di-lancio/</text:p>
          </table:table-cell>
          <table:table-cell office:value-type="date" office:date-value="2021-10-20T00:00:00" table:style-name="ce292">
            <text:p>20/10/2021</text:p>
          </table:table-cell>
          <table:table-cell table:style-name="ce292"/>
          <table:table-cell table:number-columns-repeated="16321"/>
        </table:table-row>
        <table:table-row table:style-name="ro2">
          <table:table-cell office:value-type="float" office:value="778" table:style-name="ce408">
            <text:p>778</text:p>
          </table:table-cell>
          <table:table-cell office:value-type="string" table:style-name="ce413">
            <text:p>AIWT6-778</text:p>
          </table:table-cell>
          <table:table-cell office:value-type="string" table:style-name="ce200">
            <text:p>MapIntel - Interactive Visual Analysis Platform for Competitive Intelligence</text:p>
          </table:table-cell>
          <table:table-cell office:value-type="string" table:style-name="ce314">
            <text:p>https://www.fct.pt/apoios/projectos/consulta/vglobal_projecto?idProjecto=156523&amp;idElemConcurso=14115,</text:p>
            <text:p>https://www.fct.pt/media/docs/Brochura_ResearchinDataScienceandAIappliedtoPA.pdf</text:p>
          </table:table-cell>
          <table:table-cell office:value-type="string" table:style-name="ce315">
            <text:p>In this project we propose a neural network-based document clustering system, which is a genuine content addressable memory system, meaning it clusters and stores text documents so they can be retrieved based on their content. Using Self-Organizing Maps (SOM’s), documents are mapped as points on a semantic map, in a topological order that describes the similarity of their contents. This map is then used as a metaphor to interact with the text corpus, creating an interactive visual analytics tool, allowing for its exploration through different, but correlated views and iteratively selecting and examining document</text:p>
          </table:table-cell>
          <table:table-cell office:value-type="string" table:content-validation-name="val14" table:style-name="ce191">
            <text:p>National</text:p>
          </table:table-cell>
          <table:table-cell office:value-type="string" table:content-validation-name="val13" table:style-name="ce32">
            <text:p>Portugal</text:p>
          </table:table-cell>
          <table:table-cell office:value-type="string" table:content-validation-name="val12" table:style-name="ce193">
            <text:p>PT</text:p>
          </table:table-cell>
          <table:table-cell office:value-type="string" table:style-name="ce191">
            <text:p>AMA (Agência para a Modernização Administrativa)</text:p>
          </table:table-cell>
          <table:table-cell office:value-type="string" table:content-validation-name="val11" table:style-name="ce281">
            <text:p>Central-Government</text:p>
          </table:table-cell>
          <table:table-cell office:value-type="string" table:content-validation-name="val10" table:style-name="ce54">
            <text:p>Economic affairs</text:p>
          </table:table-cell>
          <table:table-cell office:value-type="string" table:content-validation-name="val9" table:style-name="ce32">
            <text:p>General economic, commercial and labour affair</text:p>
          </table:table-cell>
          <table:table-cell office:value-type="string" table:content-validation-name="val8" table:style-name="ce281">
            <text:p>In development</text:p>
          </table:table-cell>
          <table:table-cell office:value-type="float" office:value="2019" table:style-name="ce281">
            <text:p>2019</text:p>
          </table:table-cell>
          <table:table-cell office:value-type="float" office:value="2021" table:style-name="ce279">
            <text:p>2021</text:p>
          </table:table-cell>
          <table:table-cell office:value-type="string" table:content-validation-name="val7" table:style-name="ce195">
            <text:p>Reasoning</text:p>
          </table:table-cell>
          <table:table-cell office:value-type="string" table:content-validation-name="val6" table:style-name="ce32">
            <text:p>Automated reasoning</text:p>
          </table:table-cell>
          <table:table-cell office:value-type="string" table:content-validation-name="val6" table:style-name="ce32">
            <text:p>Machine learning</text:p>
          </table:table-cell>
          <table:table-cell table:content-validation-name="val6" table:style-name="ce32"/>
          <table:table-cell table:content-validation-name="val6" table:style-name="ce32"/>
          <table:table-cell table:style-name="ce32"/>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Prediction and planning<text:s/></text:p>
          </table:table-cell>
          <table:table-cell office:value-type="string" table:content-validation-name="val19" table:style-name="ce32">
            <text:p>Artificial Intelligence</text:p>
          </table:table-cell>
          <table:table-cell table:content-validation-name="val22" table:style-name="ce32"/>
          <table:table-cell office:value-type="string" table:content-validation-name="val21" table:style-name="ce32">
            <text:p>No</text:p>
          </table:table-cell>
          <table:table-cell office:value-type="string" table:content-validation-name="val16" table:style-name="ce32">
            <text:p>No</text:p>
          </table:table-cell>
          <table:table-cell office:value-type="string" table:content-validation-name="val18" table:style-name="ce32">
            <text:p>G2G</text:p>
          </table:table-cell>
          <table:table-cell office:value-type="string" table:content-validation-name="val17" table:style-name="ce32">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Classification</text:p>
          </table:table-cell>
          <table:table-cell office:value-type="string" table:content-validation-name="val1" table:style-name="ce287">
            <text:p>Extraction​</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table:style-name="ce54"/>
          <table:table-cell office:value-type="date" office:date-value="2021-10-31T00:00:00" table:style-name="ce194">
            <text:p>31/10/2021</text:p>
          </table:table-cell>
          <table:table-cell table:style-name="ce32"/>
          <table:table-cell table:number-columns-repeated="16321"/>
        </table:table-row>
        <table:table-row table:style-name="ro2">
          <table:table-cell office:value-type="float" office:value="801" table:style-name="ce408">
            <text:p>801</text:p>
          </table:table-cell>
          <table:table-cell office:value-type="string" table:style-name="ce413">
            <text:p>AIWT6-801</text:p>
          </table:table-cell>
          <table:table-cell office:value-type="string" table:style-name="ce200">
            <text:p>ICDS4IM - Intelligent Support for Clinical Decision in Intensive Care Medicine</text:p>
          </table:table-cell>
          <table:table-cell office:value-type="string" table:style-name="ce314">
            <text:p>https://www.researchgate.net/publication/340637924_A_New_Architecture_for_Intelligent_Clinical_Decision_Support_for_Intensive_Medicine</text:p>
          </table:table-cell>
          <table:table-cell office:value-type="string" table:style-name="ce315">
            <text:p>Real-time and intelligent decision support systems are of most importance to supply intensive care professionals with important information in useful time. The work presented hereby shows an architectural overview of the communication system with bedside devices such as vital sign monitors. Intelligent Decision Support System for Intensive Medicine (ICDS4IM) goal is to ensure information quality and availability to Intensive Medicine professionals to take supported decisions in a mutable environment where complex and unpredictable events are a common state.</text:p>
          </table:table-cell>
          <table:table-cell office:value-type="string" table:content-validation-name="val14" table:style-name="ce191">
            <text:p>National</text:p>
          </table:table-cell>
          <table:table-cell office:value-type="string" table:content-validation-name="val13" table:style-name="ce32">
            <text:p>Portugal</text:p>
          </table:table-cell>
          <table:table-cell office:value-type="string" table:content-validation-name="val12" table:style-name="ce193">
            <text:p>PT</text:p>
          </table:table-cell>
          <table:table-cell office:value-type="string" table:style-name="ce191">
            <text:p>FCT (Fundação para a Ciência e Tecnologia)</text:p>
          </table:table-cell>
          <table:table-cell office:value-type="string" table:content-validation-name="val11" table:style-name="ce281">
            <text:p>Central-Government</text:p>
          </table:table-cell>
          <table:table-cell office:value-type="string" table:content-validation-name="val10" table:style-name="ce54">
            <text:p>Health</text:p>
          </table:table-cell>
          <table:table-cell office:value-type="string" table:content-validation-name="val9" table:style-name="ce32">
            <text:p>Public health services.</text:p>
          </table:table-cell>
          <table:table-cell office:value-type="string" table:content-validation-name="val8" table:style-name="ce281">
            <text:p>In development</text:p>
          </table:table-cell>
          <table:table-cell office:value-type="float" office:value="2019" table:style-name="ce281">
            <text:p>2019</text:p>
          </table:table-cell>
          <table:table-cell office:value-type="float" office:value="2021" table:style-name="ce279">
            <text:p>2021</text:p>
          </table:table-cell>
          <table:table-cell office:value-type="string" table:content-validation-name="val7" table:style-name="ce195">
            <text:p>Learning</text:p>
          </table:table-cell>
          <table:table-cell office:value-type="string" table:content-validation-name="val6" table:style-name="ce32">
            <text:p>Machine learning</text:p>
          </table:table-cell>
          <table:table-cell office:value-type="string" table:content-validation-name="val6" table:style-name="ce284">
            <text:p>Automated reasoning</text:p>
          </table:table-cell>
          <table:table-cell table:content-validation-name="val6" table:style-name="ce284"/>
          <table:table-cell table:content-validation-name="val6" table:style-name="ce284"/>
          <table:table-cell table:style-name="ce32"/>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32">
            <text:p>Artificial Intelligence</text:p>
          </table:table-cell>
          <table:table-cell office:value-type="string" table:content-validation-name="val22" table:style-name="ce32">
            <text:p> </text:p>
          </table:table-cell>
          <table:table-cell office:value-type="string" table:content-validation-name="val21" table:style-name="ce32">
            <text:p>No</text:p>
          </table:table-cell>
          <table:table-cell office:value-type="string" table:content-validation-name="val16" table:style-name="ce32">
            <text:p>No</text:p>
          </table:table-cell>
          <table:table-cell office:value-type="string" table:content-validation-name="val18" table:style-name="ce32">
            <text:p>G2G</text:p>
          </table:table-cell>
          <table:table-cell office:value-type="string" table:content-validation-name="val17" table:style-name="ce32">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3"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54">
            <text:p> </text:p>
          </table:table-cell>
          <table:table-cell office:value-type="date" office:date-value="2021-10-31T00:00:00" table:style-name="ce194">
            <text:p>31/10/2021</text:p>
          </table:table-cell>
          <table:table-cell table:style-name="ce32"/>
          <table:table-cell table:number-columns-repeated="16321"/>
        </table:table-row>
        <table:table-row table:style-name="ro2">
          <table:table-cell office:value-type="float" office:value="802" table:style-name="ce408">
            <text:p>802</text:p>
          </table:table-cell>
          <table:table-cell office:value-type="string" table:style-name="ce413">
            <text:p>AIWT6-802</text:p>
          </table:table-cell>
          <table:table-cell office:value-type="string" table:style-name="ce200">
            <text:p>Application of AI in the Screening, Counseling and Referral Service of the NHS 24</text:p>
          </table:table-cell>
          <table:table-cell office:value-type="string" table:style-name="ce314">
            <text:p>https://www.fct.pt/media/docs/Brochura_ResearchinDataScienceandAIappliedtoPA.pdf</text:p>
          </table:table-cell>
          <table:table-cell office:value-type="string" table:style-name="ce315">
            <text:p>Application of Artificial Intelligence and Natural Language Processing Methodologies in the Screening, Counseling and Referral Service of the NHS 24</text:p>
          </table:table-cell>
          <table:table-cell office:value-type="string" table:content-validation-name="val14" table:style-name="ce191">
            <text:p>National</text:p>
          </table:table-cell>
          <table:table-cell office:value-type="string" table:content-validation-name="val13" table:style-name="ce32">
            <text:p>Portugal</text:p>
          </table:table-cell>
          <table:table-cell office:value-type="string" table:content-validation-name="val12" table:style-name="ce193">
            <text:p>PT</text:p>
          </table:table-cell>
          <table:table-cell office:value-type="string" table:style-name="ce191">
            <text:p>FCT (Fundação para a Ciência e Tecnologia)</text:p>
          </table:table-cell>
          <table:table-cell office:value-type="string" table:content-validation-name="val11" table:style-name="ce281">
            <text:p>Central-Government</text:p>
          </table:table-cell>
          <table:table-cell office:value-type="string" table:content-validation-name="val10" table:style-name="ce54">
            <text:p>Health</text:p>
          </table:table-cell>
          <table:table-cell office:value-type="string" table:content-validation-name="val9" table:style-name="ce32">
            <text:p>Public health services.</text:p>
          </table:table-cell>
          <table:table-cell office:value-type="string" table:content-validation-name="val8" table:style-name="ce281">
            <text:p>In development</text:p>
          </table:table-cell>
          <table:table-cell office:value-type="float" office:value="2020" table:style-name="ce281">
            <text:p>2020</text:p>
          </table:table-cell>
          <table:table-cell office:value-type="float" office:value="2021" table:style-name="ce279">
            <text:p>2021</text:p>
          </table:table-cell>
          <table:table-cell office:value-type="string" table:content-validation-name="val7" table:style-name="ce195">
            <text:p>Communication</text:p>
          </table:table-cell>
          <table:table-cell office:value-type="string" table:content-validation-name="val6" table:style-name="ce32">
            <text:p>Natural Language Processing</text:p>
          </table:table-cell>
          <table:table-cell office:value-type="string" table:content-validation-name="val6" table:style-name="ce284">
            <text:p>Machine learning</text:p>
          </table:table-cell>
          <table:table-cell office:value-type="string" table:content-validation-name="val6" table:style-name="ce284">
            <text:p>Audio processing</text:p>
          </table:table-cell>
          <table:table-cell table:content-validation-name="val6" table:style-name="ce284"/>
          <table:table-cell office:value-type="string" table:style-name="ce32">
            <text:p>speech recognition</text:p>
          </table:table-cell>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Smart Recognition processes</text:p>
          </table:table-cell>
          <table:table-cell office:value-type="string" table:content-validation-name="val19" table:style-name="ce32">
            <text:p>Artificial Intelligence</text:p>
          </table:table-cell>
          <table:table-cell table:content-validation-name="val22" table:style-name="ce32"/>
          <table:table-cell office:value-type="string" table:content-validation-name="val21" table:style-name="ce32">
            <text:p>No</text:p>
          </table:table-cell>
          <table:table-cell office:value-type="string" table:content-validation-name="val16" table:style-name="ce32">
            <text:p>No</text:p>
          </table:table-cell>
          <table:table-cell office:value-type="string" table:content-validation-name="val18" table:style-name="ce32">
            <text:p>G2G</text:p>
          </table:table-cell>
          <table:table-cell office:value-type="string" table:content-validation-name="val17" table:style-name="ce32">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3"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table:style-name="ce54"/>
          <table:table-cell office:value-type="date" office:date-value="2021-10-31T00:00:00" table:style-name="ce194">
            <text:p>31/10/2021</text:p>
          </table:table-cell>
          <table:table-cell table:style-name="ce32"/>
          <table:table-cell table:number-columns-repeated="16321"/>
        </table:table-row>
        <table:table-row table:style-name="ro2">
          <table:table-cell office:value-type="float" office:value="820" table:style-name="ce408">
            <text:p>820</text:p>
          </table:table-cell>
          <table:table-cell office:value-type="string" table:style-name="ce413">
            <text:p>AIWT6-820</text:p>
          </table:table-cell>
          <table:table-cell office:value-type="string" table:style-name="ce200">
            <text:p>Modelação, Predição e Decisão em Contexto de Jurisprudência</text:p>
          </table:table-cell>
          <table:table-cell office:value-type="string" table:style-name="ce316">
            <text:p><text:a xlink:href="https://orbi.uliege.be/bitstream/2268/252237/1/DS0220605ENN.en.pdf">https://orbi.uliege.be/bitstream/2268/252237/1/DS0220605ENN.en.pdf</text:a></text:p>
          </table:table-cell>
          <table:table-cell office:value-type="string" table:style-name="ce315">
            <text:p>This pilot project will use past court<text:s/></text:p>
            <text:p>decisions to assist magistrates when<text:s/></text:p>
            <text:p>receiving inquiries or documents from lawyers. It will enable faster conclusions by magistrates, thus enabling faster justice for citizens.</text:p>
          </table:table-cell>
          <table:table-cell office:value-type="string" table:content-validation-name="val14" table:style-name="ce191">
            <text:p>National</text:p>
          </table:table-cell>
          <table:table-cell office:value-type="string" table:content-validation-name="val13" table:style-name="ce32">
            <text:p>Portugal</text:p>
          </table:table-cell>
          <table:table-cell office:value-type="string" table:content-validation-name="val12" table:style-name="ce193">
            <text:p>PT</text:p>
          </table:table-cell>
          <table:table-cell office:value-type="string" table:style-name="ce191">
            <text:p>AMA (Agência para a Modernização Administrativa)</text:p>
          </table:table-cell>
          <table:table-cell office:value-type="string" table:content-validation-name="val11" table:style-name="ce281">
            <text:p>Central-Government</text:p>
          </table:table-cell>
          <table:table-cell office:value-type="string" table:content-validation-name="val10" table:style-name="ce54">
            <text:p>Public order and safety</text:p>
          </table:table-cell>
          <table:table-cell office:value-type="string" table:content-validation-name="val9" table:style-name="ce32">
            <text:p>Law courts</text:p>
          </table:table-cell>
          <table:table-cell office:value-type="string" table:content-validation-name="val8" table:style-name="ce281">
            <text:p>Pilot</text:p>
          </table:table-cell>
          <table:table-cell office:value-type="float" office:value="2019" table:style-name="ce281">
            <text:p>2019</text:p>
          </table:table-cell>
          <table:table-cell office:value-type="float" office:value="2020" table:style-name="ce279">
            <text:p>2020</text:p>
          </table:table-cell>
          <table:table-cell office:value-type="string" table:content-validation-name="val7" table:style-name="ce195">
            <text:p>Planning</text:p>
          </table:table-cell>
          <table:table-cell office:value-type="string" table:content-validation-name="val6" table:style-name="ce32">
            <text:p>Planning and Scheduling</text:p>
          </table:table-cell>
          <table:table-cell office:value-type="string" table:content-validation-name="val6" table:style-name="ce284">
            <text:p>Machine learning</text:p>
          </table:table-cell>
          <table:table-cell table:content-validation-name="val6" table:style-name="ce284"/>
          <table:table-cell table:content-validation-name="val6" table:style-name="ce284"/>
          <table:table-cell table:style-name="ce32"/>
          <table:table-cell table:content-validation-name="val3" table:style-name="ce284"/>
          <table:table-cell office:value-type="string" table:content-validation-name="val15" table:style-name="ce32">
            <text:p>Internal management</text:p>
          </table:table-cell>
          <table:table-cell office:value-type="string" table:content-validation-name="val20" table:style-name="ce285">
            <text:p>Internal primary processes</text:p>
          </table:table-cell>
          <table:table-cell office:value-type="string" table:content-validation-name="val19" table:style-name="ce32">
            <text:p>Artificial Intelligence</text:p>
          </table:table-cell>
          <table:table-cell office:value-type="string" table:content-validation-name="val22" table:style-name="ce32">
            <text:p>No</text:p>
          </table:table-cell>
          <table:table-cell office:value-type="string" table:content-validation-name="val21" table:style-name="ce32">
            <text:p>No</text:p>
          </table:table-cell>
          <table:table-cell office:value-type="string" table:content-validation-name="val16" table:style-name="ce32">
            <text:p>No</text:p>
          </table:table-cell>
          <table:table-cell office:value-type="string" table:content-validation-name="val18" table:style-name="ce284">
            <text:p>G2G</text:p>
          </table:table-cell>
          <table:table-cell office:value-type="string" table:content-validation-name="val17" table:style-name="ce32">
            <text:p>Historical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User-centricity</text:p>
          </table:table-cell>
          <table:table-cell office:value-type="string" table:content-validation-name="val25" table:style-name="ce287">
            <text:p>Reusability</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style-name="ce289"/>
          <table:table-cell table:style-name="ce317"/>
          <table:table-cell table:number-columns-repeated="2" table:style-name="ce289"/>
          <table:table-cell office:value-type="boolean" office:boolean-value="false" table:style-name="ce290">
            <text:p>FALSE</text:p>
          </table:table-cell>
          <table:table-cell table:number-columns-repeated="3" table:style-name="ce289"/>
          <table:table-cell table:style-name="ce54"/>
          <table:table-cell office:value-type="date" office:date-value="2021-10-31T00:00:00" table:style-name="ce194">
            <text:p>31/10/2021</text:p>
          </table:table-cell>
          <table:table-cell table:style-name="ce32"/>
          <table:table-cell table:number-columns-repeated="16321"/>
        </table:table-row>
        <table:table-row table:style-name="ro2">
          <table:table-cell office:value-type="float" office:value="823" table:style-name="ce408">
            <text:p>823</text:p>
          </table:table-cell>
          <table:table-cell office:value-type="string" table:style-name="ce413">
            <text:p>AIWT6-823</text:p>
          </table:table-cell>
          <table:table-cell office:value-type="string" table:style-name="ce200">
            <text:p>IRIS – Application of Artificial Intelligence Techniques in the Supreme Court of Justice</text:p>
          </table:table-cell>
          <table:table-cell table:style-name="ce318"/>
          <table:table-cell office:value-type="string" table:style-name="ce315">
            <text:p>IRIS – Information, Rationalization, Integration and Summarization: Application of Artificial Intelligence Techniques in the Supreme Court of Justice</text:p>
          </table:table-cell>
          <table:table-cell office:value-type="string" table:content-validation-name="val14" table:style-name="ce191">
            <text:p>National</text:p>
          </table:table-cell>
          <table:table-cell office:value-type="string" table:content-validation-name="val13" table:style-name="ce32">
            <text:p>Portugal</text:p>
          </table:table-cell>
          <table:table-cell office:value-type="string" table:content-validation-name="val12" table:style-name="ce193">
            <text:p>PT</text:p>
          </table:table-cell>
          <table:table-cell office:value-type="string" table:style-name="ce191">
            <text:p>AMA (Agência para a Modernização Administrativa)</text:p>
          </table:table-cell>
          <table:table-cell office:value-type="string" table:content-validation-name="val11" table:style-name="ce281">
            <text:p>Central-Government</text:p>
          </table:table-cell>
          <table:table-cell office:value-type="string" table:content-validation-name="val10" table:style-name="ce54">
            <text:p>Public order and safety</text:p>
          </table:table-cell>
          <table:table-cell office:value-type="string" table:content-validation-name="val9" table:style-name="ce32">
            <text:p>Law courts</text:p>
          </table:table-cell>
          <table:table-cell office:value-type="string" table:content-validation-name="val8" table:style-name="ce281">
            <text:p>In development</text:p>
          </table:table-cell>
          <table:table-cell office:value-type="float" office:value="2019" table:style-name="ce281">
            <text:p>2019</text:p>
          </table:table-cell>
          <table:table-cell office:value-type="float" office:value="2021" table:style-name="ce279">
            <text:p>2021</text:p>
          </table:table-cell>
          <table:table-cell office:value-type="string" table:content-validation-name="val7" table:style-name="ce195">
            <text:p>Communication</text:p>
          </table:table-cell>
          <table:table-cell office:value-type="string" table:content-validation-name="val6" table:style-name="ce32">
            <text:p>Natural Language Processing</text:p>
          </table:table-cell>
          <table:table-cell office:value-type="string" table:content-validation-name="val6" table:style-name="ce32">
            <text:p>Machine learning</text:p>
          </table:table-cell>
          <table:table-cell table:content-validation-name="val6" table:style-name="ce32"/>
          <table:table-cell table:content-validation-name="val6" table:style-name="ce32"/>
          <table:table-cell office:value-type="string" table:style-name="ce32">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support processes</text:p>
          </table:table-cell>
          <table:table-cell office:value-type="string" table:content-validation-name="val19" table:style-name="ce32">
            <text:p>Artificial Intelligence</text:p>
          </table:table-cell>
          <table:table-cell office:value-type="string" table:content-validation-name="val22" table:style-name="ce32">
            <text:p>No</text:p>
          </table:table-cell>
          <table:table-cell office:value-type="string" table:content-validation-name="val21" table:style-name="ce32">
            <text:p>No</text:p>
          </table:table-cell>
          <table:table-cell office:value-type="string" table:content-validation-name="val16" table:style-name="ce32">
            <text:p>No</text:p>
          </table:table-cell>
          <table:table-cell office:value-type="string" table:content-validation-name="val18" table:style-name="ce32">
            <text:p>G2G</text:p>
          </table:table-cell>
          <table:table-cell office:value-type="string" table:content-validation-name="val17" table:style-name="ce32">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Extrac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table:style-name="ce54"/>
          <table:table-cell office:value-type="date" office:date-value="2021-10-31T00:00:00" table:style-name="ce194">
            <text:p>31/10/2021</text:p>
          </table:table-cell>
          <table:table-cell table:style-name="ce32"/>
          <table:table-cell table:number-columns-repeated="16321"/>
        </table:table-row>
        <table:table-row table:style-name="ro2">
          <table:table-cell office:value-type="float" office:value="830" table:style-name="ce408">
            <text:p>830</text:p>
          </table:table-cell>
          <table:table-cell office:value-type="string" table:style-name="ce413">
            <text:p>AIWT6-830</text:p>
          </table:table-cell>
          <table:table-cell office:value-type="string" table:style-name="ce200">
            <text:p>LAB BUPi - Creation of the Single Counter Laboratory Simplified Cadastral Information System</text:p>
          </table:table-cell>
          <table:table-cell office:value-type="string" table:style-name="ce314">
            <text:p>https://ec.europa.eu/info/system/files/com_321_1_annexe_en.pdf</text:p>
          </table:table-cell>
          <table:table-cell office:value-type="string" table:style-name="ce315">
            <text:p>The reform shall consist of a pilot project for the creation of a simplified national cadastral information system which shall identify the land structure and land ownership of rural territories, the entry into operation of the Land Cover Monitoring System (SMOS) and the development of the BUPi (Digital Land Registry) platform, a physical and virtual counter with geo-referenced information on properties, that shall aggregate the information necessary for their registration and shall facilitate citizens’ interaction with the public administration within the scope of the land register. The reform also sets up the necessary legal framework to operationalise Investment RE-C08-i02: Rural property registry and Land Cover Monitoring System<text:s/></text:p>
          </table:table-cell>
          <table:table-cell office:value-type="string" table:content-validation-name="val14" table:style-name="ce191">
            <text:p>National</text:p>
          </table:table-cell>
          <table:table-cell office:value-type="string" table:content-validation-name="val13" table:style-name="ce32">
            <text:p>Portugal</text:p>
          </table:table-cell>
          <table:table-cell office:value-type="string" table:content-validation-name="val12" table:style-name="ce193">
            <text:p>PT</text:p>
          </table:table-cell>
          <table:table-cell office:value-type="string" table:style-name="ce191">
            <text:p>AMA (Agência para a Modernização Administrativa)</text:p>
          </table:table-cell>
          <table:table-cell office:value-type="string" table:content-validation-name="val11" table:style-name="ce281">
            <text:p>Central-Government</text:p>
          </table:table-cell>
          <table:table-cell office:value-type="string" table:content-validation-name="val10" table:style-name="ce282">
            <text:p>Housing and community amenities</text:p>
          </table:table-cell>
          <table:table-cell office:value-type="string" table:content-validation-name="val9" table:style-name="ce32">
            <text:p>Housing development.</text:p>
          </table:table-cell>
          <table:table-cell office:value-type="string" table:content-validation-name="val8" table:style-name="ce281">
            <text:p>Pilot</text:p>
          </table:table-cell>
          <table:table-cell office:value-type="float" office:value="2019" table:style-name="ce281">
            <text:p>2019</text:p>
          </table:table-cell>
          <table:table-cell office:value-type="float" office:value="2020" table:style-name="ce279">
            <text:p>2020</text:p>
          </table:table-cell>
          <table:table-cell office:value-type="string" table:content-validation-name="val7" table:style-name="ce195">
            <text:p>Communication</text:p>
          </table:table-cell>
          <table:table-cell office:value-type="string" table:content-validation-name="val6" table:style-name="ce32">
            <text:p>Natural Language Processing</text:p>
          </table:table-cell>
          <table:table-cell office:value-type="string" table:content-validation-name="val6" table:style-name="ce32">
            <text:p>Planning and Scheduling</text:p>
          </table:table-cell>
          <table:table-cell table:content-validation-name="val6" table:style-name="ce32"/>
          <table:table-cell table:content-validation-name="val6" table:style-name="ce32"/>
          <table:table-cell office:value-type="string" table:style-name="ce32">
            <text:p>text analysis</text:p>
          </table:table-cell>
          <table:table-cell table:content-validation-name="val3" table:style-name="ce284"/>
          <table:table-cell office:value-type="string" table:content-validation-name="val15" table:style-name="ce284">
            <text:p>Internal management</text:p>
          </table:table-cell>
          <table:table-cell office:value-type="string" table:content-validation-name="val20" table:style-name="ce285">
            <text:p>Internal primary processes</text:p>
          </table:table-cell>
          <table:table-cell office:value-type="string" table:content-validation-name="val19" table:style-name="ce32">
            <text:p>Artificial Intelligence</text:p>
          </table:table-cell>
          <table:table-cell office:value-type="string" table:content-validation-name="val22" table:style-name="ce32">
            <text:p>No</text:p>
          </table:table-cell>
          <table:table-cell office:value-type="string" table:content-validation-name="val21" table:style-name="ce32">
            <text:p>No</text:p>
          </table:table-cell>
          <table:table-cell office:value-type="string" table:content-validation-name="val16" table:style-name="ce32">
            <text:p>No</text:p>
          </table:table-cell>
          <table:table-cell office:value-type="string" table:content-validation-name="val18" table:style-name="ce32">
            <text:p>G2C</text:p>
          </table:table-cell>
          <table:table-cell office:value-type="string" table:content-validation-name="val17" table:style-name="ce32">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Technology Neutrality and Data Portability</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table:style-name="ce54"/>
          <table:table-cell office:value-type="date" office:date-value="2021-10-31T00:00:00" table:style-name="ce194">
            <text:p>31/10/2021</text:p>
          </table:table-cell>
          <table:table-cell table:style-name="ce32"/>
          <table:table-cell table:number-columns-repeated="16321"/>
        </table:table-row>
        <table:table-row table:style-name="ro2">
          <table:table-cell office:value-type="float" office:value="837" table:style-name="ce408">
            <text:p>837</text:p>
          </table:table-cell>
          <table:table-cell office:value-type="string" table:style-name="ce413">
            <text:p>AIWT6-837</text:p>
          </table:table-cell>
          <table:table-cell office:value-type="string" table:style-name="ce200">
            <text:p>GrassData - Identification, verification and quantification of CO2 sequestration in pastures</text:p>
          </table:table-cell>
          <table:table-cell office:value-type="string" table:style-name="ce314">
            <text:p>https://www.fct.pt/media/docs/Brochura_ResearchinDataScienceandAIappliedtoPA.pdf</text:p>
            <text:p>https://orcid.org/0000-0002-6194-0405</text:p>
          </table:table-cell>
          <table:table-cell office:value-type="string" table:style-name="ce315">
            <text:p>The “GrassData” project aims to develop algorithms for monitoring and verifying compliance that automatically verify the results of practices that improve soil protection and carbon sequestration in pastures (such as bush management and the existence of harrows).</text:p>
          </table:table-cell>
          <table:table-cell office:value-type="string" table:content-validation-name="val14" table:style-name="ce191">
            <text:p>National</text:p>
          </table:table-cell>
          <table:table-cell office:value-type="string" table:content-validation-name="val13" table:style-name="ce32">
            <text:p>Portugal</text:p>
          </table:table-cell>
          <table:table-cell office:value-type="string" table:content-validation-name="val12" table:style-name="ce193">
            <text:p>PT</text:p>
          </table:table-cell>
          <table:table-cell office:value-type="string" table:style-name="ce191">
            <text:p>FCT (Fundação para a Ciência e Tecnologia)</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32">
            <text:p>Agriculture, forestry, fishing and hunting</text:p>
          </table:table-cell>
          <table:table-cell office:value-type="string" table:content-validation-name="val8" table:style-name="ce281">
            <text:p>In development</text:p>
          </table:table-cell>
          <table:table-cell office:value-type="float" office:value="2020" table:style-name="ce281">
            <text:p>2020</text:p>
          </table:table-cell>
          <table:table-cell office:value-type="float" office:value="2022" table:style-name="ce279">
            <text:p>2022</text:p>
          </table:table-cell>
          <table:table-cell office:value-type="string" table:content-validation-name="val7" table:style-name="ce195">
            <text:p>Learning</text:p>
          </table:table-cell>
          <table:table-cell office:value-type="string" table:content-validation-name="val6" table:style-name="ce32">
            <text:p>Machine learning</text:p>
          </table:table-cell>
          <table:table-cell office:value-type="string" table:content-validation-name="val6" table:style-name="ce284">
            <text:p>Computer vision</text:p>
          </table:table-cell>
          <table:table-cell table:content-validation-name="val6" table:style-name="ce284"/>
          <table:table-cell table:content-validation-name="val6" table:style-name="ce284"/>
          <table:table-cell table:style-name="ce32"/>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Monitoring policy implementation</text:p>
          </table:table-cell>
          <table:table-cell office:value-type="string" table:content-validation-name="val19" table:style-name="ce32">
            <text:p>Artificial Intelligence</text:p>
          </table:table-cell>
          <table:table-cell table:content-validation-name="val22" table:style-name="ce32"/>
          <table:table-cell office:value-type="string" table:content-validation-name="val21" table:style-name="ce32">
            <text:p>No</text:p>
          </table:table-cell>
          <table:table-cell office:value-type="string" table:content-validation-name="val16" table:style-name="ce32">
            <text:p>No</text:p>
          </table:table-cell>
          <table:table-cell office:value-type="string" table:content-validation-name="val18" table:style-name="ce32">
            <text:p>G2G</text:p>
          </table:table-cell>
          <table:table-cell office:value-type="string" table:content-validation-name="val17" table:style-name="ce32">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4" table:style-name="ce289"/>
          <table:table-cell office:value-type="string" table:style-name="ce289">
            <text:p>x</text:p>
          </table:table-cell>
          <table:table-cell table:number-columns-repeated="2"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table:style-name="ce54"/>
          <table:table-cell office:value-type="date" office:date-value="2021-10-31T00:00:00" table:style-name="ce194">
            <text:p>31/10/2021</text:p>
          </table:table-cell>
          <table:table-cell table:style-name="ce32"/>
          <table:table-cell table:number-columns-repeated="16321"/>
        </table:table-row>
        <table:table-row table:style-name="ro2">
          <table:table-cell office:value-type="float" office:value="848" table:style-name="ce418">
            <text:p>848</text:p>
          </table:table-cell>
          <table:table-cell office:value-type="string" table:style-name="ce414">
            <text:p>AIWT6-848</text:p>
          </table:table-cell>
          <table:table-cell office:value-type="string" table:style-name="ce200">
            <text:p>SAFERS - Structured Approaches for Forest fire Emergencies in Resilient Societies</text:p>
          </table:table-cell>
          <table:table-cell office:value-type="string" table:style-name="ce316">
            <text:p><text:a xlink:href="https://www.csipiemonte.it/en/project/safers">https://www.csipiemonte.it/en/project/safers</text:a></text:p>
          </table:table-cell>
          <table:table-cell office:value-type="string" table:style-name="ce315">
            <text:p>SAFERS aims at developing, over the course of three years, an innovative platform to improve the management of forest fires, whose impact has greatly increased also due to climate change. In addition to damaging the natural ecosystem as well as the social and productive fabric, fires also release a large quantity of greenhouse gasses and many pollutants that contribute to the deterioration of air quality. To reduce the impact of future forest fires, SAFERS will develop a new Big Data platform coupled with new information systems based on Artificial Intelligence, using many data sources, in particular the Copernicus Sentinel satellites. In addition to satellite data, the project will also analyse in real time data from ad hoc monitoring cameras, social media as well as mobile phones of professional users, volunteers and citizens who, through chatbots, may report the situation they are observing.</text:p>
          </table:table-cell>
          <table:table-cell office:value-type="string" table:content-validation-name="val14" table:style-name="ce191">
            <text:p>Across Countries</text:p>
          </table:table-cell>
          <table:table-cell office:value-type="string" table:content-validation-name="val13" table:style-name="ce32">
            <text:p>Italy</text:p>
          </table:table-cell>
          <table:table-cell office:value-type="string" table:content-validation-name="val12" table:style-name="ce193">
            <text:p>IT</text:p>
          </table:table-cell>
          <table:table-cell office:value-type="string" table:style-name="ce191">
            <text:p>CSI Piemonte<text:s/></text:p>
            <text:p>(Inhouse ICT of Regione Piemonte - Italy)</text:p>
          </table:table-cell>
          <table:table-cell office:value-type="string" table:content-validation-name="val11" table:style-name="ce32">
            <text:p>Governmental</text:p>
          </table:table-cell>
          <table:table-cell office:value-type="string" table:content-validation-name="val10" table:style-name="ce54">
            <text:p>Environmental protection</text:p>
          </table:table-cell>
          <table:table-cell office:value-type="string" table:content-validation-name="val9" table:style-name="ce32">
            <text:p>Environmental protection n.e.c.</text:p>
          </table:table-cell>
          <table:table-cell office:value-type="string" table:content-validation-name="val8" table:style-name="ce32">
            <text:p>In development</text:p>
          </table:table-cell>
          <table:table-cell office:value-type="float" office:value="2021" table:style-name="ce281">
            <text:p>2021</text:p>
          </table:table-cell>
          <table:table-cell office:value-type="float" office:value="2023" table:style-name="ce279">
            <text:p>2023</text:p>
          </table:table-cell>
          <table:table-cell office:value-type="string" table:content-validation-name="val7" table:style-name="ce195">
            <text:p>Planning</text:p>
          </table:table-cell>
          <table:table-cell office:value-type="string" table:content-validation-name="val6" table:style-name="ce32">
            <text:p>Planning and Scheduling</text:p>
          </table:table-cell>
          <table:table-cell office:value-type="string" table:content-validation-name="val6" table:style-name="ce32">
            <text:p>Computer vision</text:p>
          </table:table-cell>
          <table:table-cell office:value-type="string" table:content-validation-name="val6" table:style-name="ce32">
            <text:p>Natural language processing</text:p>
          </table:table-cell>
          <table:table-cell office:value-type="string" table:content-validation-name="val6" table:style-name="ce32">
            <text:p>Automated reasoning</text:p>
          </table:table-cell>
          <table:table-cell office:value-type="string" table:content-validation-name="val6" table:style-name="ce32">
            <text:p>Machine learning</text:p>
          </table:table-cell>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Monitoring policy implementation</text:p>
          </table:table-cell>
          <table:table-cell office:value-type="string" table:content-validation-name="val19" table:style-name="ce32">
            <text:p>Artificial Intelligence</text:p>
          </table:table-cell>
          <table:table-cell office:value-type="string" table:content-validation-name="val22" table:style-name="ce32">
            <text:p>Yes</text:p>
          </table:table-cell>
          <table:table-cell office:value-type="string" table:content-validation-name="val21" table:style-name="ce32">
            <text:p>Yes</text:p>
          </table:table-cell>
          <table:table-cell table:content-validation-name="val16" table:style-name="ce32"/>
          <table:table-cell office:value-type="string" table:content-validation-name="val18" table:style-name="ce32">
            <text:p>G2G</text:p>
          </table:table-cell>
          <table:table-cell office:value-type="string" table:content-validation-name="val17" table:style-name="ce32">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197">
            <text:p>www.csipiemonte.it</text:p>
          </table:table-cell>
          <table:table-cell office:value-type="date" office:date-value="2021-11-15T00:00:00" table:style-name="ce206">
            <text:p>15/11/2021</text:p>
          </table:table-cell>
          <table:table-cell table:style-name="ce32"/>
          <table:table-cell table:number-columns-repeated="16321"/>
        </table:table-row>
        <table:table-row table:style-name="ro2">
          <table:table-cell office:value-type="float" office:value="902" table:style-name="ce408">
            <text:p>902</text:p>
          </table:table-cell>
          <table:table-cell office:value-type="string" table:style-name="ce415">
            <text:p>AIWT6-902</text:p>
          </table:table-cell>
          <table:table-cell office:value-type="string" table:style-name="ce319">
            <text:p>Asbestos suspect roofs from aerial imagery</text:p>
          </table:table-cell>
          <table:table-cell office:value-type="string" table:style-name="ce316">
            <text:p><text:a xlink:href="https://www.ai4copernicus.org/presentation-2022/">https://www.ai4copernicus.org/presentation-2022/</text:a></text:p>
          </table:table-cell>
          <table:table-cell office:value-type="string" table:style-name="ce320">
            <text:p>Asbestos suspect roofs from aerial imagery</text:p>
          </table:table-cell>
          <table:table-cell office:value-type="string" table:content-validation-name="val14" table:style-name="ce199">
            <text:p>National</text:p>
          </table:table-cell>
          <table:table-cell office:value-type="string" table:content-validation-name="val13" table:style-name="ce200">
            <text:p>Belgium</text:p>
          </table:table-cell>
          <table:table-cell office:value-type="string" table:content-validation-name="val12" table:style-name="ce201">
            <text:p>BE</text:p>
          </table:table-cell>
          <table:table-cell office:value-type="string" table:style-name="ce199">
            <text:p>Information Flanders</text:p>
          </table:table-cell>
          <table:table-cell office:value-type="string" table:content-validation-name="val11" table:style-name="ce281">
            <text:p>Regional Government</text:p>
          </table:table-cell>
          <table:table-cell office:value-type="string" table:content-validation-name="val10" table:style-name="ce202">
            <text:p>Housing and community amenities</text:p>
          </table:table-cell>
          <table:table-cell office:value-type="string" table:content-validation-name="val9" table:style-name="ce200">
            <text:p>Housing development.</text:p>
          </table:table-cell>
          <table:table-cell office:value-type="string" table:content-validation-name="val8" table:style-name="ce200">
            <text:p>In development</text:p>
          </table:table-cell>
          <table:table-cell office:value-type="float" office:value="2022" table:style-name="ce277">
            <text:p>2022</text:p>
          </table:table-cell>
          <table:table-cell table:style-name="ce279"/>
          <table:table-cell office:value-type="string" table:content-validation-name="val7" table:style-name="ce203">
            <text:p>Perception</text:p>
          </table:table-cell>
          <table:table-cell office:value-type="string" table:content-validation-name="val6" table:style-name="ce200">
            <text:p>Computer vision</text:p>
          </table:table-cell>
          <table:table-cell office:value-type="string" table:content-validation-name="val6" table:style-name="ce200">
            <text:p>Knowledge representation</text:p>
          </table:table-cell>
          <table:table-cell table:content-validation-name="val6" table:style-name="ce200"/>
          <table:table-cell table:content-validation-name="val6" table:style-name="ce200"/>
          <table:table-cell table:style-name="ce200"/>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00">
            <text:p>Prediction and planning<text:s/></text:p>
          </table:table-cell>
          <table:table-cell office:value-type="string" table:content-validation-name="val19" table:style-name="ce200">
            <text:p>Artificial Intelligence</text:p>
          </table:table-cell>
          <table:table-cell office:value-type="string" table:content-validation-name="val22" table:style-name="ce200">
            <text:p>Yes</text:p>
          </table:table-cell>
          <table:table-cell office:value-type="string" table:content-validation-name="val21" table:style-name="ce200">
            <text:p>Yes</text:p>
          </table:table-cell>
          <table:table-cell table:content-validation-name="val16" table:style-name="ce200"/>
          <table:table-cell office:value-type="string" table:content-validation-name="val18" table:style-name="ce200">
            <text:p>G2G</text:p>
          </table:table-cell>
          <table:table-cell office:value-type="string" table:content-validation-name="val17" table:style-name="ce200">
            <text:p>Location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16">
            <text:p><text:a xlink:href="https://www.ai4copernicus.org/presentation-2022/">https://www.ai4copernicus.org/presentation-2022/</text:a></text:p>
          </table:table-cell>
          <table:table-cell office:value-type="date" office:date-value="2022-05-03T00:00:00" table:style-name="ce205">
            <text:p>03/05/2022</text:p>
          </table:table-cell>
          <table:table-cell table:style-name="ce321"/>
          <table:table-cell table:number-columns-repeated="16321"/>
        </table:table-row>
        <table:table-row table:style-name="ro2">
          <table:table-cell office:value-type="float" office:value="903" table:style-name="ce408">
            <text:p>903</text:p>
          </table:table-cell>
          <table:table-cell office:value-type="string" table:style-name="ce415">
            <text:p>AIWT6-903</text:p>
          </table:table-cell>
          <table:table-cell office:value-type="string" table:style-name="ce319">
            <text:p>Smart Airports: Object detection and pose estimation for airport activity monitoring</text:p>
          </table:table-cell>
          <table:table-cell office:value-type="string" table:style-name="ce316">
            <text:p><text:a xlink:href="https://www.ai4copernicus.org/presentation-2022/">https://www.ai4copernicus.org/presentation-2022/</text:a></text:p>
          </table:table-cell>
          <table:table-cell office:value-type="string" table:style-name="ce320">
            <text:p>Smart Airports: Object detection and pose estimation for airport activity monitoring</text:p>
          </table:table-cell>
          <table:table-cell office:value-type="string" table:content-validation-name="val14" table:style-name="ce199">
            <text:p>National</text:p>
          </table:table-cell>
          <table:table-cell office:value-type="string" table:content-validation-name="val13" table:style-name="ce200">
            <text:p>France</text:p>
          </table:table-cell>
          <table:table-cell office:value-type="string" table:content-validation-name="val12" table:style-name="ce201">
            <text:p>FR</text:p>
          </table:table-cell>
          <table:table-cell office:value-type="string" table:style-name="ce199">
            <text:p>ISSeP</text:p>
          </table:table-cell>
          <table:table-cell office:value-type="string" table:content-validation-name="val11" table:style-name="ce281">
            <text:p>Academic-Research</text:p>
          </table:table-cell>
          <table:table-cell office:value-type="string" table:content-validation-name="val10" table:style-name="ce202">
            <text:p>Public order and safety</text:p>
          </table:table-cell>
          <table:table-cell office:value-type="string" table:content-validation-name="val9" table:style-name="ce200">
            <text:p>Public order and safety n.e.c.</text:p>
          </table:table-cell>
          <table:table-cell office:value-type="string" table:content-validation-name="val8" table:style-name="ce200">
            <text:p>In development</text:p>
          </table:table-cell>
          <table:table-cell office:value-type="float" office:value="2022" table:style-name="ce277">
            <text:p>2022</text:p>
          </table:table-cell>
          <table:table-cell table:style-name="ce279"/>
          <table:table-cell office:value-type="string" table:content-validation-name="val7" table:style-name="ce203">
            <text:p>Perception</text:p>
          </table:table-cell>
          <table:table-cell office:value-type="string" table:content-validation-name="val6" table:style-name="ce200">
            <text:p>Computer vision</text:p>
          </table:table-cell>
          <table:table-cell office:value-type="string" table:content-validation-name="val6" table:style-name="ce200">
            <text:p>Searching</text:p>
          </table:table-cell>
          <table:table-cell table:content-validation-name="val6" table:style-name="ce214"/>
          <table:table-cell table:content-validation-name="val6" table:style-name="ce214"/>
          <table:table-cell table:style-name="ce214"/>
          <table:table-cell table:content-validation-name="val3" table:style-name="ce284"/>
          <table:table-cell office:value-type="string" table:content-validation-name="val15" table:style-name="ce284">
            <text:p>Enforcement</text:p>
          </table:table-cell>
          <table:table-cell office:value-type="string" table:content-validation-name="val20" table:style-name="ce200">
            <text:p>Smart Recognition processes</text:p>
          </table:table-cell>
          <table:table-cell office:value-type="string" table:content-validation-name="val19" table:style-name="ce200">
            <text:p>Artificial Intelligence</text:p>
          </table:table-cell>
          <table:table-cell office:value-type="string" table:content-validation-name="val22" table:style-name="ce200">
            <text:p>Yes</text:p>
          </table:table-cell>
          <table:table-cell office:value-type="string" table:content-validation-name="val21" table:style-name="ce200">
            <text:p>Yes</text:p>
          </table:table-cell>
          <table:table-cell table:content-validation-name="val16" table:style-name="ce200"/>
          <table:table-cell office:value-type="string" table:content-validation-name="val18" table:style-name="ce200">
            <text:p>G2G</text:p>
          </table:table-cell>
          <table:table-cell office:value-type="string" table:content-validation-name="val17" table:style-name="ce200">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Security and privacy</text:p>
          </table:table-cell>
          <table:table-cell office:value-type="string" table:content-validation-name="val25" table:style-name="ce287">
            <text:p>User-centric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boolean" office:boolean-value="false" table:style-name="ce290">
            <text:p>FALSE</text:p>
          </table:table-cell>
          <table:table-cell table:number-columns-repeated="3" table:style-name="ce289"/>
          <table:table-cell office:value-type="string" table:style-name="ce316">
            <text:p><text:a xlink:href="https://www.ai4copernicus.org/presentation-2022/">https://www.ai4copernicus.org/presentation-2022/</text:a></text:p>
          </table:table-cell>
          <table:table-cell office:value-type="date" office:date-value="2022-05-03T00:00:00" table:style-name="ce205">
            <text:p>03/05/2022</text:p>
          </table:table-cell>
          <table:table-cell table:style-name="ce321"/>
          <table:table-cell table:number-columns-repeated="16321"/>
        </table:table-row>
        <table:table-row table:style-name="ro2">
          <table:table-cell office:value-type="float" office:value="904" table:style-name="ce408">
            <text:p>904</text:p>
          </table:table-cell>
          <table:table-cell office:value-type="string" table:style-name="ce415">
            <text:p>AIWT6-904</text:p>
          </table:table-cell>
          <table:table-cell office:value-type="string" table:style-name="ce319">
            <text:p>Mapping Vulnerable Populations with AI</text:p>
          </table:table-cell>
          <table:table-cell office:value-type="string" table:style-name="ce316">
            <text:p><text:a xlink:href="https://www.ai4copernicus.org/presentation-2022/">https://www.ai4copernicus.org/presentation-2022/</text:a></text:p>
          </table:table-cell>
          <table:table-cell office:value-type="string" table:style-name="ce320">
            <text:p>Mapping Vulnerable Populations with AI</text:p>
          </table:table-cell>
          <table:table-cell office:value-type="string" table:content-validation-name="val14" table:style-name="ce199">
            <text:p>National</text:p>
          </table:table-cell>
          <table:table-cell office:value-type="string" table:content-validation-name="val13" table:style-name="ce200">
            <text:p>Switzerland</text:p>
          </table:table-cell>
          <table:table-cell office:value-type="string" table:content-validation-name="val12" table:style-name="ce201">
            <text:p>CH</text:p>
          </table:table-cell>
          <table:table-cell office:value-type="string" table:style-name="ce199">
            <text:p>ETH ZURICH</text:p>
          </table:table-cell>
          <table:table-cell office:value-type="string" table:content-validation-name="val11" table:style-name="ce281">
            <text:p>Academic-Research</text:p>
          </table:table-cell>
          <table:table-cell office:value-type="string" table:content-validation-name="val10" table:style-name="ce202">
            <text:p>Social protection</text:p>
          </table:table-cell>
          <table:table-cell office:value-type="string" table:content-validation-name="val9" table:style-name="ce200">
            <text:p>Social protection n.e.c.</text:p>
          </table:table-cell>
          <table:table-cell office:value-type="string" table:content-validation-name="val8" table:style-name="ce200">
            <text:p>In development</text:p>
          </table:table-cell>
          <table:table-cell office:value-type="float" office:value="2022" table:style-name="ce277">
            <text:p>2022</text:p>
          </table:table-cell>
          <table:table-cell table:style-name="ce279"/>
          <table:table-cell office:value-type="string" table:content-validation-name="val7" table:style-name="ce203">
            <text:p>Perception</text:p>
          </table:table-cell>
          <table:table-cell office:value-type="string" table:content-validation-name="val6" table:style-name="ce200">
            <text:p>Computer vision</text:p>
          </table:table-cell>
          <table:table-cell office:value-type="string" table:content-validation-name="val6" table:style-name="ce200">
            <text:p>Planning and Scheduling</text:p>
          </table:table-cell>
          <table:table-cell table:content-validation-name="val6" table:style-name="ce200"/>
          <table:table-cell table:content-validation-name="val6" table:style-name="ce200"/>
          <table:table-cell table:style-name="ce200"/>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00">
            <text:p>Prediction and planning<text:s/></text:p>
          </table:table-cell>
          <table:table-cell office:value-type="string" table:content-validation-name="val19" table:style-name="ce200">
            <text:p>Artificial Intelligence</text:p>
          </table:table-cell>
          <table:table-cell table:content-validation-name="val22" table:style-name="ce200"/>
          <table:table-cell table:content-validation-name="val21" table:style-name="ce200"/>
          <table:table-cell table:content-validation-name="val16" table:style-name="ce200"/>
          <table:table-cell office:value-type="string" table:content-validation-name="val18" table:style-name="ce200">
            <text:p>G2G</text:p>
          </table:table-cell>
          <table:table-cell office:value-type="string" table:content-validation-name="val17" table:style-name="ce200">
            <text:p>Historical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User-centric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16">
            <text:p><text:a xlink:href="https://www.ai4copernicus.org/presentation-2022/">https://www.ai4copernicus.org/presentation-2022/</text:a></text:p>
          </table:table-cell>
          <table:table-cell office:value-type="date" office:date-value="2022-05-03T00:00:00" table:style-name="ce215">
            <text:p>03/05/2022</text:p>
          </table:table-cell>
          <table:table-cell table:style-name="ce321"/>
          <table:table-cell table:number-columns-repeated="16321"/>
        </table:table-row>
        <table:table-row table:style-name="ro2">
          <table:table-cell office:value-type="float" office:value="905" table:style-name="ce408">
            <text:p>905</text:p>
          </table:table-cell>
          <table:table-cell office:value-type="string" table:style-name="ce415">
            <text:p>AIWT6-905</text:p>
          </table:table-cell>
          <table:table-cell office:value-type="string" table:style-name="ce319">
            <text:p>Deep learning-based mapping of tree density and species diversity in Flemish forests</text:p>
          </table:table-cell>
          <table:table-cell office:value-type="string" table:style-name="ce316">
            <text:p><text:a xlink:href="https://www.ai4copernicus.org/presentation-2022/">https://www.ai4copernicus.org/presentation-2022/</text:a></text:p>
          </table:table-cell>
          <table:table-cell office:value-type="string" table:style-name="ce320">
            <text:p>Deep learning-based mapping of tree density and species diversity in Flemish forests</text:p>
          </table:table-cell>
          <table:table-cell office:value-type="string" table:content-validation-name="val14" table:style-name="ce199">
            <text:p>National</text:p>
          </table:table-cell>
          <table:table-cell office:value-type="string" table:content-validation-name="val13" table:style-name="ce200">
            <text:p>Belgium</text:p>
          </table:table-cell>
          <table:table-cell office:value-type="string" table:content-validation-name="val12" table:style-name="ce201">
            <text:p>BE</text:p>
          </table:table-cell>
          <table:table-cell office:value-type="string" table:style-name="ce199">
            <text:p>KULeuven</text:p>
          </table:table-cell>
          <table:table-cell office:value-type="string" table:content-validation-name="val11" table:style-name="ce281">
            <text:p>Academic-Research</text:p>
          </table:table-cell>
          <table:table-cell office:value-type="string" table:content-validation-name="val10" table:style-name="ce202">
            <text:p>Environmental protection</text:p>
          </table:table-cell>
          <table:table-cell office:value-type="string" table:content-validation-name="val9" table:style-name="ce200">
            <text:p>Agriculture, forestry, fishing and hunting</text:p>
          </table:table-cell>
          <table:table-cell office:value-type="string" table:content-validation-name="val8" table:style-name="ce200">
            <text:p>In development</text:p>
          </table:table-cell>
          <table:table-cell office:value-type="float" office:value="2022" table:style-name="ce277">
            <text:p>2022</text:p>
          </table:table-cell>
          <table:table-cell table:style-name="ce279"/>
          <table:table-cell office:value-type="string" table:content-validation-name="val7" table:style-name="ce203">
            <text:p>Perception</text:p>
          </table:table-cell>
          <table:table-cell office:value-type="string" table:content-validation-name="val6" table:style-name="ce200">
            <text:p>Computer vision</text:p>
          </table:table-cell>
          <table:table-cell office:value-type="string" table:content-validation-name="val6" table:style-name="ce200">
            <text:p>Planning and Scheduling</text:p>
          </table:table-cell>
          <table:table-cell table:content-validation-name="val6" table:style-name="ce200"/>
          <table:table-cell table:content-validation-name="val6" table:style-name="ce200"/>
          <table:table-cell table:style-name="ce200"/>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00">
            <text:p>Prediction and planning<text:s/></text:p>
          </table:table-cell>
          <table:table-cell office:value-type="string" table:content-validation-name="val19" table:style-name="ce200">
            <text:p>Artificial Intelligence</text:p>
          </table:table-cell>
          <table:table-cell table:content-validation-name="val22" table:style-name="ce200"/>
          <table:table-cell table:content-validation-name="val21" table:style-name="ce200"/>
          <table:table-cell table:content-validation-name="val16" table:style-name="ce200"/>
          <table:table-cell office:value-type="string" table:content-validation-name="val18" table:style-name="ce200">
            <text:p>G2G</text:p>
          </table:table-cell>
          <table:table-cell office:value-type="string" table:content-validation-name="val17" table:style-name="ce200">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16">
            <text:p><text:a xlink:href="https://www.ai4copernicus.org/presentation-2022/">https://www.ai4copernicus.org/presentation-2022/</text:a></text:p>
          </table:table-cell>
          <table:table-cell office:value-type="date" office:date-value="2022-05-03T00:00:00" table:style-name="ce205">
            <text:p>03/05/2022</text:p>
          </table:table-cell>
          <table:table-cell table:style-name="ce321"/>
          <table:table-cell table:number-columns-repeated="16321"/>
        </table:table-row>
        <table:table-row table:style-name="ro2">
          <table:table-cell office:value-type="float" office:value="906" table:style-name="ce408">
            <text:p>906</text:p>
          </table:table-cell>
          <table:table-cell office:value-type="string" table:style-name="ce415">
            <text:p>AIWT6-906</text:p>
          </table:table-cell>
          <table:table-cell office:value-type="string" table:style-name="ce319">
            <text:p>Semi-Supervised Training to Improve Detection for Satellite Images</text:p>
          </table:table-cell>
          <table:table-cell office:value-type="string" table:style-name="ce316">
            <text:p><text:a xlink:href="https://www.ai4copernicus.org/wp-content/uploads/2022/06/27_CIOPPA_Anthony-VANDEGHEN_Renaud.pdf">https://www.ai4copernicus.org/wp-content/uploads/2022/06/27_CIOPPA_Anthony-VANDEGHEN_Renaud.pdf</text:a></text:p>
          </table:table-cell>
          <table:table-cell office:value-type="string" table:style-name="ce320">
            <text:p>Semi-Supervised Training to Improve Detection for Satellite Images</text:p>
          </table:table-cell>
          <table:table-cell office:value-type="string" table:content-validation-name="val14" table:style-name="ce199">
            <text:p>National</text:p>
          </table:table-cell>
          <table:table-cell office:value-type="string" table:content-validation-name="val13" table:style-name="ce200">
            <text:p>Belgium</text:p>
          </table:table-cell>
          <table:table-cell office:value-type="string" table:content-validation-name="val12" table:style-name="ce201">
            <text:p>BE</text:p>
          </table:table-cell>
          <table:table-cell office:value-type="string" table:style-name="ce199">
            <text:p>Universite Liège</text:p>
          </table:table-cell>
          <table:table-cell office:value-type="string" table:content-validation-name="val11" table:style-name="ce281">
            <text:p>Academic-Research</text:p>
          </table:table-cell>
          <table:table-cell office:value-type="string" table:content-validation-name="val10" table:style-name="ce202">
            <text:p>Environmental protection</text:p>
          </table:table-cell>
          <table:table-cell office:value-type="string" table:content-validation-name="val9" table:style-name="ce200">
            <text:p>Agriculture, forestry, fishing and hunting</text:p>
          </table:table-cell>
          <table:table-cell office:value-type="string" table:content-validation-name="val8" table:style-name="ce200">
            <text:p>In development</text:p>
          </table:table-cell>
          <table:table-cell office:value-type="float" office:value="2022" table:style-name="ce277">
            <text:p>2022</text:p>
          </table:table-cell>
          <table:table-cell table:style-name="ce279"/>
          <table:table-cell office:value-type="string" table:content-validation-name="val7" table:style-name="ce203">
            <text:p>Perception</text:p>
          </table:table-cell>
          <table:table-cell office:value-type="string" table:content-validation-name="val6" table:style-name="ce200">
            <text:p>Computer vision</text:p>
          </table:table-cell>
          <table:table-cell office:value-type="string" table:content-validation-name="val6" table:style-name="ce200">
            <text:p>Optimisation</text:p>
          </table:table-cell>
          <table:table-cell table:content-validation-name="val6" table:style-name="ce200"/>
          <table:table-cell table:content-validation-name="val6" table:style-name="ce200"/>
          <table:table-cell table:style-name="ce200"/>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00">
            <text:p>Prediction and planning<text:s/></text:p>
          </table:table-cell>
          <table:table-cell office:value-type="string" table:content-validation-name="val19" table:style-name="ce200">
            <text:p>Artificial Intelligence</text:p>
          </table:table-cell>
          <table:table-cell table:content-validation-name="val22" table:style-name="ce200"/>
          <table:table-cell office:value-type="string" table:content-validation-name="val21" table:style-name="ce200">
            <text:p>Yes</text:p>
          </table:table-cell>
          <table:table-cell table:content-validation-name="val16" table:style-name="ce200"/>
          <table:table-cell office:value-type="string" table:content-validation-name="val18" table:style-name="ce200">
            <text:p>G2G</text:p>
          </table:table-cell>
          <table:table-cell office:value-type="string" table:content-validation-name="val17" table:style-name="ce200">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16">
            <text:p><text:a xlink:href="https://www.ai4copernicus.org/presentation-2022/">https://www.ai4copernicus.org/presentation-2022/</text:a></text:p>
          </table:table-cell>
          <table:table-cell office:value-type="date" office:date-value="2022-05-03T00:00:00" table:style-name="ce205">
            <text:p>03/05/2022</text:p>
          </table:table-cell>
          <table:table-cell table:style-name="ce321"/>
          <table:table-cell table:number-columns-repeated="16321"/>
        </table:table-row>
        <table:table-row table:style-name="ro2">
          <table:table-cell office:value-type="float" office:value="907" table:style-name="ce408">
            <text:p>907</text:p>
          </table:table-cell>
          <table:table-cell office:value-type="string" table:style-name="ce415">
            <text:p>AIWT6-907</text:p>
          </table:table-cell>
          <table:table-cell office:value-type="string" table:style-name="ce319">
            <text:p>AI based compression on Sentinel 2 data</text:p>
          </table:table-cell>
          <table:table-cell office:value-type="string" table:style-name="ce316">
            <text:p><text:a xlink:href="https://www.ai4copernicus.org/wp-content/uploads/2022/06/29_VAN-ACHTEREN_Tanja.pdf">https://www.ai4copernicus.org/wp-content/uploads/2022/06/29_VAN-ACHTEREN_Tanja.pdf</text:a></text:p>
          </table:table-cell>
          <table:table-cell office:value-type="string" table:style-name="ce320">
            <text:p>AI based compression on Sentinel 2 data. Classic image compression and onboard data reduction with AI/ML techniques (onboard cloud detection and onboard information extraction). AI based compression is a promising alternative for classic compression techniques. Provides similar reconstruction accuracies while preserving information details for downstream applications. Compressed features correspond to meaningful image representations, that can be used as input for light weight AI applications with less</text:p>
            <text:p>training data.</text:p>
          </table:table-cell>
          <table:table-cell office:value-type="string" table:content-validation-name="val14" table:style-name="ce199">
            <text:p>National</text:p>
          </table:table-cell>
          <table:table-cell office:value-type="string" table:content-validation-name="val13" table:style-name="ce200">
            <text:p>Netherlands</text:p>
          </table:table-cell>
          <table:table-cell office:value-type="string" table:content-validation-name="val12" table:style-name="ce201">
            <text:p>NL</text:p>
          </table:table-cell>
          <table:table-cell office:value-type="string" table:style-name="ce199">
            <text:p>VITO</text:p>
          </table:table-cell>
          <table:table-cell office:value-type="string" table:content-validation-name="val11" table:style-name="ce281">
            <text:p>Academic-Research</text:p>
          </table:table-cell>
          <table:table-cell office:value-type="string" table:content-validation-name="val10" table:style-name="ce202">
            <text:p>Environmental protection</text:p>
          </table:table-cell>
          <table:table-cell office:value-type="string" table:content-validation-name="val9" table:style-name="ce200">
            <text:p>Agriculture, forestry, fishing and hunting</text:p>
          </table:table-cell>
          <table:table-cell office:value-type="string" table:content-validation-name="val8" table:style-name="ce200">
            <text:p>In development</text:p>
          </table:table-cell>
          <table:table-cell office:value-type="float" office:value="2022" table:style-name="ce277">
            <text:p>2022</text:p>
          </table:table-cell>
          <table:table-cell table:style-name="ce279"/>
          <table:table-cell office:value-type="string" table:content-validation-name="val7" table:style-name="ce203">
            <text:p>Perception</text:p>
          </table:table-cell>
          <table:table-cell office:value-type="string" table:content-validation-name="val6" table:style-name="ce200">
            <text:p>Computer vision</text:p>
          </table:table-cell>
          <table:table-cell office:value-type="string" table:content-validation-name="val6" table:style-name="ce200">
            <text:p>Planning and Scheduling</text:p>
          </table:table-cell>
          <table:table-cell table:content-validation-name="val6" table:style-name="ce200"/>
          <table:table-cell table:content-validation-name="val6" table:style-name="ce200"/>
          <table:table-cell table:style-name="ce200"/>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00">
            <text:p>Prediction and planning<text:s/></text:p>
          </table:table-cell>
          <table:table-cell office:value-type="string" table:content-validation-name="val19" table:style-name="ce200">
            <text:p>Artificial Intelligence</text:p>
          </table:table-cell>
          <table:table-cell table:content-validation-name="val22" table:style-name="ce200"/>
          <table:table-cell office:value-type="string" table:content-validation-name="val21" table:style-name="ce200">
            <text:p>Yes</text:p>
          </table:table-cell>
          <table:table-cell table:content-validation-name="val16" table:style-name="ce200"/>
          <table:table-cell office:value-type="string" table:content-validation-name="val18" table:style-name="ce200">
            <text:p>G2G</text:p>
          </table:table-cell>
          <table:table-cell office:value-type="string" table:content-validation-name="val17" table:style-name="ce200">
            <text:p>Location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Preservation of information</text:p>
          </table:table-cell>
          <table:table-cell office:value-type="string" table:content-validation-name="val24" table:style-name="ce287">
            <text:p>Extrac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16">
            <text:p><text:a xlink:href="https://www.ai4copernicus.org/presentation-2022/">https://www.ai4copernicus.org/presentation-2022/</text:a></text:p>
          </table:table-cell>
          <table:table-cell office:value-type="date" office:date-value="2022-05-03T00:00:00" table:style-name="ce215">
            <text:p>03/05/2022</text:p>
          </table:table-cell>
          <table:table-cell table:style-name="ce321"/>
          <table:table-cell table:number-columns-repeated="16321"/>
        </table:table-row>
        <table:table-row table:style-name="ro2">
          <table:table-cell office:value-type="float" office:value="908" table:style-name="ce408">
            <text:p>908</text:p>
          </table:table-cell>
          <table:table-cell office:value-type="string" table:style-name="ce415">
            <text:p>AIWT6-908</text:p>
          </table:table-cell>
          <table:table-cell office:value-type="string" table:style-name="ce319">
            <text:p>IADAS: project to identify individual tree and tree species based on EO and AI</text:p>
          </table:table-cell>
          <table:table-cell office:value-type="string" table:style-name="ce316">
            <text:p><text:a xlink:href="https://spacebel.com/news/spacebel_closely_involved_in_the_2nd_ai4copernicus_event_eo_ai_for_a_safer_world-0/14">https://spacebel.com/news/spacebel_closely_involved_in_the_2nd_ai4copernicus_event_eo_ai_for_a_safer_world-0/14</text:a></text:p>
          </table:table-cell>
          <table:table-cell office:value-type="string" table:style-name="ce320">
            <text:p>IADAS: project to identify individual tree and tree species based on EO (Earth Observation) and AI</text:p>
          </table:table-cell>
          <table:table-cell office:value-type="string" table:content-validation-name="val14" table:style-name="ce199">
            <text:p>National</text:p>
          </table:table-cell>
          <table:table-cell office:value-type="string" table:content-validation-name="val13" table:style-name="ce200">
            <text:p>Belgium</text:p>
          </table:table-cell>
          <table:table-cell office:value-type="string" table:content-validation-name="val12" table:style-name="ce201">
            <text:p>BE</text:p>
          </table:table-cell>
          <table:table-cell office:value-type="string" table:style-name="ce199">
            <text:p>Spacebel<text:s/></text:p>
          </table:table-cell>
          <table:table-cell office:value-type="string" table:content-validation-name="val11" table:style-name="ce281">
            <text:p>Academic-Research</text:p>
          </table:table-cell>
          <table:table-cell office:value-type="string" table:content-validation-name="val10" table:style-name="ce202">
            <text:p>Environmental protection</text:p>
          </table:table-cell>
          <table:table-cell office:value-type="string" table:content-validation-name="val9" table:style-name="ce200">
            <text:p>Agriculture, forestry, fishing and hunting</text:p>
          </table:table-cell>
          <table:table-cell office:value-type="string" table:content-validation-name="val8" table:style-name="ce200">
            <text:p>In development</text:p>
          </table:table-cell>
          <table:table-cell office:value-type="float" office:value="2022" table:style-name="ce277">
            <text:p>2022</text:p>
          </table:table-cell>
          <table:table-cell table:style-name="ce279"/>
          <table:table-cell office:value-type="string" table:content-validation-name="val7" table:style-name="ce203">
            <text:p>Perception</text:p>
          </table:table-cell>
          <table:table-cell office:value-type="string" table:content-validation-name="val6" table:style-name="ce200">
            <text:p>Computer vision</text:p>
          </table:table-cell>
          <table:table-cell office:value-type="string" table:content-validation-name="val6" table:style-name="ce200">
            <text:p>Planning and Scheduling</text:p>
          </table:table-cell>
          <table:table-cell table:content-validation-name="val6" table:style-name="ce200"/>
          <table:table-cell table:content-validation-name="val6" table:style-name="ce200"/>
          <table:table-cell table:style-name="ce200"/>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00">
            <text:p>Prediction and planning<text:s/></text:p>
          </table:table-cell>
          <table:table-cell office:value-type="string" table:content-validation-name="val19" table:style-name="ce200">
            <text:p>Artificial Intelligence</text:p>
          </table:table-cell>
          <table:table-cell table:content-validation-name="val22" table:style-name="ce200"/>
          <table:table-cell table:content-validation-name="val21" table:style-name="ce200"/>
          <table:table-cell table:content-validation-name="val16" table:style-name="ce200"/>
          <table:table-cell office:value-type="string" table:content-validation-name="val18" table:style-name="ce200">
            <text:p>G2G</text:p>
          </table:table-cell>
          <table:table-cell office:value-type="string" table:content-validation-name="val17" table:style-name="ce200">
            <text:p>Location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16">
            <text:p><text:a xlink:href="https://www.ai4copernicus.org/presentation-2022/">https://www.ai4copernicus.org/presentation-2022/</text:a></text:p>
          </table:table-cell>
          <table:table-cell office:value-type="date" office:date-value="2022-05-03T00:00:00" table:style-name="ce215">
            <text:p>03/05/2022</text:p>
          </table:table-cell>
          <table:table-cell table:style-name="ce321"/>
          <table:table-cell table:number-columns-repeated="16321"/>
        </table:table-row>
        <table:table-row table:style-name="ro2">
          <table:table-cell office:value-type="float" office:value="909" table:style-name="ce408">
            <text:p>909</text:p>
          </table:table-cell>
          <table:table-cell office:value-type="string" table:style-name="ce415">
            <text:p>AIWT6-909</text:p>
          </table:table-cell>
          <table:table-cell office:value-type="string" table:style-name="ce319">
            <text:p>Floodwater detection in urban areas powered by AI and SAR data</text:p>
          </table:table-cell>
          <table:table-cell office:value-type="string" table:style-name="ce316">
            <text:p><text:a xlink:href="https://www.list.lu/fileadmin/files/projects/Hydro-CSI/HydroCSI-list.lu-subpages-cluster3-EN.pdf">https://www.list.lu/fileadmin/files/projects/Hydro-CSI/HydroCSI-list.lu-subpages-cluster3-EN.pdf</text:a></text:p>
          </table:table-cell>
          <table:table-cell office:value-type="string" table:style-name="ce320">
            <text:p>Floodwater detection in urban areas powered by AI and SAR data</text:p>
          </table:table-cell>
          <table:table-cell office:value-type="string" table:content-validation-name="val14" table:style-name="ce199">
            <text:p>National</text:p>
          </table:table-cell>
          <table:table-cell office:value-type="string" table:content-validation-name="val13" table:style-name="ce200">
            <text:p>Luxembourg</text:p>
          </table:table-cell>
          <table:table-cell office:value-type="string" table:content-validation-name="val12" table:style-name="ce201">
            <text:p>LU</text:p>
          </table:table-cell>
          <table:table-cell office:value-type="string" table:style-name="ce199">
            <text:p>LIST</text:p>
          </table:table-cell>
          <table:table-cell office:value-type="string" table:content-validation-name="val11" table:style-name="ce281">
            <text:p>Academic-Research</text:p>
          </table:table-cell>
          <table:table-cell office:value-type="string" table:content-validation-name="val10" table:style-name="ce202">
            <text:p>Environmental protection</text:p>
          </table:table-cell>
          <table:table-cell office:value-type="string" table:content-validation-name="val9" table:style-name="ce200">
            <text:p>Agriculture, forestry, fishing and hunting</text:p>
          </table:table-cell>
          <table:table-cell office:value-type="string" table:content-validation-name="val8" table:style-name="ce200">
            <text:p>In development</text:p>
          </table:table-cell>
          <table:table-cell office:value-type="float" office:value="2022" table:style-name="ce277">
            <text:p>2022</text:p>
          </table:table-cell>
          <table:table-cell table:style-name="ce279"/>
          <table:table-cell office:value-type="string" table:content-validation-name="val7" table:style-name="ce203">
            <text:p>Perception</text:p>
          </table:table-cell>
          <table:table-cell office:value-type="string" table:content-validation-name="val6" table:style-name="ce200">
            <text:p>Computer vision</text:p>
          </table:table-cell>
          <table:table-cell office:value-type="string" table:content-validation-name="val6" table:style-name="ce200">
            <text:p>Searching</text:p>
          </table:table-cell>
          <table:table-cell table:content-validation-name="val6" table:style-name="ce200"/>
          <table:table-cell table:content-validation-name="val6" table:style-name="ce200"/>
          <table:table-cell table:style-name="ce200"/>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00">
            <text:p>Prediction and planning<text:s/></text:p>
          </table:table-cell>
          <table:table-cell office:value-type="string" table:content-validation-name="val19" table:style-name="ce200">
            <text:p>Artificial Intelligence</text:p>
          </table:table-cell>
          <table:table-cell table:content-validation-name="val22" table:style-name="ce200"/>
          <table:table-cell table:content-validation-name="val21" table:style-name="ce200"/>
          <table:table-cell table:content-validation-name="val16" table:style-name="ce200"/>
          <table:table-cell office:value-type="string" table:content-validation-name="val18" table:style-name="ce200">
            <text:p>G2G</text:p>
          </table:table-cell>
          <table:table-cell office:value-type="string" table:content-validation-name="val17" table:style-name="ce200">
            <text:p>Location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number-columns-repeated="2"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3" table:style-name="ce289"/>
          <table:table-cell office:value-type="string" table:style-name="ce316">
            <text:p><text:a xlink:href="https://www.list.lu/fileadmin/files/projects/Hydro-CSI/HydroCSI-list.lu-subpages-cluster3-EN.pdf">https://www.list.lu/fileadmin/files/projects/Hydro-CSI/HydroCSI-list.lu-subpages-cluster3-EN.pdf</text:a></text:p>
          </table:table-cell>
          <table:table-cell office:value-type="date" office:date-value="2022-05-03T00:00:00" table:style-name="ce205">
            <text:p>03/05/2022</text:p>
          </table:table-cell>
          <table:table-cell table:style-name="ce321"/>
          <table:table-cell table:number-columns-repeated="16321"/>
        </table:table-row>
        <table:table-row table:style-name="ro2">
          <table:table-cell office:value-type="float" office:value="913" table:style-name="ce408">
            <text:p>913</text:p>
          </table:table-cell>
          <table:table-cell office:value-type="string" table:style-name="ce415">
            <text:p>AIWT6-913</text:p>
          </table:table-cell>
          <table:table-cell office:value-type="string" table:style-name="ce319">
            <text:p>AI for Ethically Responsible Big Open Data (ETAPAS Case 1)</text:p>
          </table:table-cell>
          <table:table-cell office:value-type="string" table:style-name="ce316">
            <text:p><text:a xlink:href="https://www.etapasproject.eu/usecases/post-1/">https://www.etapasproject.eu/usecases/post-1/</text:a></text:p>
          </table:table-cell>
          <table:table-cell office:value-type="string" table:style-name="ce320">
            <text:p>Identification of possible ethical issues/risks and impacts and propose mitigation actions and recommendations in relation to the big data analysis and publication procedure of anonymized open datasets in line with the legal framework, including the GDPR. The target data are from the NoiPA system that provides HR shared services to around 100 Italian central and local public administrations through the NoiPA digital platform, used by 2.2 mln civil servants.</text:p>
            <text:p>The NoiPA platform [NoiPA] a series of open datasets that are created through additional elaboration and analysis of data stored in the platform that collects, enhances, and analyses data from NoiPA. The published data covers:</text:p>
            <text:p>-Administered personnel and Administrations (methods of salaries crediting, bodies organizational structures)</text:p>
            <text:p>-Working relationship (personnel classification, contracts, reasons for hiring of work relationships, etc)<text:s/></text:p>
            <text:p>-Economic treatment (deduction detail per dependent family member, tax deductions, family allowances, etc). The sensitivity of the data exposed on the platform requires high standards of privacy protection. AI could enable, notably through the combination of information from different datasets, the (re)identification of personal information even in anonymized and aggregated datasets. Dataset can hide biased or discriminatory characteristics arising from, for instance, erroneous sampling, variables capturing sensitive background characteristics and the use of proxies.<text:s/></text:p>
          </table:table-cell>
          <table:table-cell office:value-type="string" table:content-validation-name="val14" table:style-name="ce199">
            <text:p>Across Countries</text:p>
          </table:table-cell>
          <table:table-cell office:value-type="string" table:content-validation-name="val13" table:style-name="ce200">
            <text:p>Italy</text:p>
          </table:table-cell>
          <table:table-cell office:value-type="string" table:content-validation-name="val12" table:style-name="ce201">
            <text:p>IT</text:p>
          </table:table-cell>
          <table:table-cell office:value-type="string" table:style-name="ce199">
            <text:p>Ministero Economia e Finanze</text:p>
          </table:table-cell>
          <table:table-cell office:value-type="string" table:content-validation-name="val11" table:style-name="ce200">
            <text:p>Central-Government</text:p>
          </table:table-cell>
          <table:table-cell office:value-type="string" table:content-validation-name="val10" table:style-name="ce202">
            <text:p>Economic affairs</text:p>
          </table:table-cell>
          <table:table-cell office:value-type="string" table:content-validation-name="val9" table:style-name="ce200">
            <text:p>General economic, commercial and labour affair</text:p>
          </table:table-cell>
          <table:table-cell office:value-type="string" table:content-validation-name="val8" table:style-name="ce200">
            <text:p>Pilot</text:p>
          </table:table-cell>
          <table:table-cell office:value-type="float" office:value="2022" table:style-name="ce277">
            <text:p>2022</text:p>
          </table:table-cell>
          <table:table-cell table:style-name="ce281"/>
          <table:table-cell office:value-type="string" table:content-validation-name="val7" table:style-name="ce203">
            <text:p>Learning</text:p>
          </table:table-cell>
          <table:table-cell office:value-type="string" table:content-validation-name="val6" table:style-name="ce200">
            <text:p>Machine learning</text:p>
          </table:table-cell>
          <table:table-cell office:value-type="string" table:content-validation-name="val6" table:style-name="ce200">
            <text:p>Knowledge representation</text:p>
          </table:table-cell>
          <table:table-cell table:content-validation-name="val6" table:style-name="ce200"/>
          <table:table-cell table:content-validation-name="val6" table:style-name="ce200"/>
          <table:table-cell table:style-name="ce200"/>
          <table:table-cell table:content-validation-name="val3" table:style-name="ce284"/>
          <table:table-cell office:value-type="string" table:content-validation-name="val15" table:style-name="ce200">
            <text:p>Public services and engagement</text:p>
          </table:table-cell>
          <table:table-cell office:value-type="string" table:content-validation-name="val20" table:style-name="ce200">
            <text:p>Data Sharing Management</text:p>
          </table:table-cell>
          <table:table-cell office:value-type="string" table:content-validation-name="val19" table:style-name="ce200">
            <text:p>Artificial Intelligence</text:p>
          </table:table-cell>
          <table:table-cell office:value-type="string" table:content-validation-name="val22" table:style-name="ce200">
            <text:p>Yes</text:p>
          </table:table-cell>
          <table:table-cell office:value-type="string" table:content-validation-name="val21" table:style-name="ce200">
            <text:p>Yes</text:p>
          </table:table-cell>
          <table:table-cell table:content-validation-name="val16" table:style-name="ce200"/>
          <table:table-cell office:value-type="string" table:content-validation-name="val18" table:style-name="ce200">
            <text:p>G2G</text:p>
          </table:table-cell>
          <table:table-cell office:value-type="string" table:content-validation-name="val17" table:style-name="ce200">
            <text:p>Dynamic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Inclusion and accessibility</text:p>
          </table:table-cell>
          <table:table-cell office:value-type="string" table:content-validation-name="val25" table:style-name="ce287">
            <text:p>Transparency</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9">
            <text:p>x</text:p>
          </table:table-cell>
          <table:table-cell office:value-type="string" table:style-name="ce29">
            <text:p>x</text:p>
          </table:table-cell>
          <table:table-cell table:style-name="ce29"/>
          <table:table-cell office:value-type="string" table:style-name="ce29">
            <text:p>x</text:p>
          </table:table-cell>
          <table:table-cell office:value-type="string" table:style-name="ce29">
            <text:p>x</text:p>
          </table:table-cell>
          <table:table-cell table:number-columns-repeated="2" table:style-name="ce29"/>
          <table:table-cell office:value-type="string" table:style-name="ce290">
            <text:p>Open government capabilities</text:p>
          </table:table-cell>
          <table:table-cell office:value-type="string" table:style-name="ce29">
            <text:p>x</text:p>
          </table:table-cell>
          <table:table-cell table:number-columns-repeated="2" table:style-name="ce29"/>
          <table:table-cell office:value-type="string" table:style-name="ce316">
            <text:p><text:a xlink:href="https://www.etapasproject.eu/usecases/post-1/">https://www.etapasproject.eu/usecases/post-1/</text:a></text:p>
          </table:table-cell>
          <table:table-cell office:value-type="date" office:date-value="2022-05-05T00:00:00" table:style-name="ce215">
            <text:p>05/05/2022</text:p>
          </table:table-cell>
          <table:table-cell table:style-name="ce321"/>
          <table:table-cell table:number-columns-repeated="16321"/>
        </table:table-row>
        <table:table-row table:style-name="ro2">
          <table:table-cell office:value-type="float" office:value="929" table:style-name="ce408">
            <text:p>929</text:p>
          </table:table-cell>
          <table:table-cell office:value-type="string" table:style-name="ce413">
            <text:p>AIWT6-929</text:p>
          </table:table-cell>
          <table:table-cell office:value-type="string" table:style-name="ce319">
            <text:p>EUIPO <text:s/>eSearch Plus</text:p>
          </table:table-cell>
          <table:table-cell office:value-type="string" table:style-name="ce322">
            <text:p><text:a xlink:href="https://euipo.europa.eu/ohimportal/en/new-image-search">https://euipo.europa.eu/ohimportal/en/new-image-search</text:a></text:p>
          </table:table-cell>
          <table:table-cell office:value-type="string" table:style-name="ce320">
            <text:p>Proper trade mark clearance is the key to a successful application. With eSearch plus, it is possible search for, or monitor, images combined with criteria like the Vienna and Nice Classifications. <text:s/>this new feature of eSearch plus we are following the practice of modern IT companies and launching a beta version. This way we can receive your feedback and make the required changes in real-time</text:p>
          </table:table-cell>
          <table:table-cell office:value-type="string" table:content-validation-name="val14" table:style-name="ce199">
            <text:p>Across Countries</text:p>
          </table:table-cell>
          <table:table-cell office:value-type="string" table:content-validation-name="val13" table:style-name="ce200">
            <text:p>Spain</text:p>
          </table:table-cell>
          <table:table-cell office:value-type="string" table:content-validation-name="val12" table:style-name="ce201">
            <text:p>ES</text:p>
          </table:table-cell>
          <table:table-cell office:value-type="string" table:style-name="ce191">
            <text:p>EUIPO</text:p>
          </table:table-cell>
          <table:table-cell office:value-type="string" table:content-validation-name="val11" table:style-name="ce281">
            <text:p>Central-Government</text:p>
          </table:table-cell>
          <table:table-cell office:value-type="string" table:content-validation-name="val10" table:style-name="ce282">
            <text:p>Economic affairs</text:p>
          </table:table-cell>
          <table:table-cell office:value-type="string" table:content-validation-name="val9" table:style-name="ce281">
            <text:p>Communication</text:p>
          </table:table-cell>
          <table:table-cell office:value-type="string" table:content-validation-name="val8" table:style-name="ce200">
            <text:p>Implemented</text:p>
          </table:table-cell>
          <table:table-cell office:value-type="float" office:value="2022" table:style-name="ce277">
            <text:p>2022</text:p>
          </table:table-cell>
          <table:table-cell table:style-name="ce283"/>
          <table:table-cell office:value-type="string" table:content-validation-name="val7" table:style-name="ce203">
            <text:p>Learning</text:p>
          </table:table-cell>
          <table:table-cell office:value-type="string" table:content-validation-name="val6" table:style-name="ce200">
            <text:p>Searching</text:p>
          </table:table-cell>
          <table:table-cell office:value-type="string" table:content-validation-name="val6" table:style-name="ce284">
            <text:p>Natural language processing</text:p>
          </table:table-cell>
          <table:table-cell office:value-type="string" table:content-validation-name="val6" table:style-name="ce284">
            <text:p>Computer vision</text:p>
          </table:table-cell>
          <table:table-cell office:value-type="string" table:content-validation-name="val6" table:style-name="ce284">
            <text:p>Machine learning</text:p>
          </table:table-cell>
          <table:table-cell table:style-name="ce200"/>
          <table:table-cell table:content-validation-name="val3" table:style-name="ce284"/>
          <table:table-cell office:value-type="string" table:content-validation-name="val15" table:style-name="ce284">
            <text:p>Enforcement</text:p>
          </table:table-cell>
          <table:table-cell office:value-type="string" table:content-validation-name="val20" table:style-name="ce200">
            <text:p>Predictive enforcement processes</text:p>
          </table:table-cell>
          <table:table-cell office:value-type="string" table:content-validation-name="val19" table:style-name="ce200">
            <text:p>Artificial Intelligence</text:p>
          </table:table-cell>
          <table:table-cell office:value-type="string" table:content-validation-name="val22" table:style-name="ce200">
            <text:p>Yes</text:p>
          </table:table-cell>
          <table:table-cell office:value-type="string" table:content-validation-name="val21" table:style-name="ce200">
            <text:p>Yes</text:p>
          </table:table-cell>
          <table:table-cell office:value-type="string" table:content-validation-name="val16" table:style-name="ce200">
            <text:p>Yes</text:p>
          </table:table-cell>
          <table:table-cell office:value-type="string" table:content-validation-name="val18" table:style-name="ce200">
            <text:p>G2B</text:p>
          </table:table-cell>
          <table:table-cell office:value-type="string" table:content-validation-name="val17" table:style-name="ce200">
            <text:p>Dynamic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Extraction​</text:p>
          </table:table-cell>
          <table:table-cell office:value-type="string" table:content-validation-name="val1" table:style-name="ce287">
            <text:p>Conversation</text:p>
            <text:p>Support​ interaction</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289">
            <text:p>x</text:p>
          </table:table-cell>
          <table:table-cell table:style-name="ce289"/>
          <table:table-cell office:value-type="string" table:style-name="ce289">
            <text:p>x</text:p>
          </table:table-cell>
          <table:table-cell table:number-columns-repeated="4"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196">
            <text:p><text:a xlink:href="https://euipo.europa.eu/ohimportal/en/web/guest/news/-/action/view/9253518">https://euipo.europa.eu/ohimportal/en/web/guest/news/-/action/view/9253518</text:a></text:p>
          </table:table-cell>
          <table:table-cell office:value-type="date" office:date-value="2022-07-06T00:00:00" table:style-name="ce205">
            <text:p>06/07/2022</text:p>
          </table:table-cell>
          <table:table-cell table:style-name="ce321"/>
          <table:table-cell table:number-columns-repeated="16321"/>
        </table:table-row>
        <table:table-row table:style-name="ro2">
          <table:table-cell office:value-type="float" office:value="70017" table:style-name="ce408">
            <text:p>70017</text:p>
          </table:table-cell>
          <table:table-cell office:value-type="string" table:style-name="ce416">
            <text:p>IPSO-70017</text:p>
          </table:table-cell>
          <table:table-cell office:value-type="string" table:style-name="ce323">
            <text:p>ProZorro, Bid prediction</text:p>
          </table:table-cell>
          <table:table-cell office:value-type="string" table:style-name="ce324">
            <text:p>https://ocdsanalytics.com/ua/prozorro/ai/docs/</text:p>
          </table:table-cell>
          <table:table-cell office:value-type="string" table:style-name="ce325">
            <text:p>The ProZorro team is using Artificial Intelligence and machine learning in its work with the aim of developing a model that would predict the likelihood of a tender happening and being succesful. Another tool is able to predict the probability that a particular tender participant will leave the platform before completing the tender.</text:p>
          </table:table-cell>
          <table:table-cell office:value-type="string" table:content-validation-name="val14" table:style-name="ce289">
            <text:p>National</text:p>
          </table:table-cell>
          <table:table-cell office:value-type="string" table:content-validation-name="val13" table:style-name="ce192">
            <text:p>Ukraine</text:p>
          </table:table-cell>
          <table:table-cell office:value-type="string" table:content-validation-name="val12" table:style-name="ce325">
            <text:p>UA</text:p>
          </table:table-cell>
          <table:table-cell office:value-type="string" table:style-name="ce289">
            <text:p>ProZorro</text:p>
          </table:table-cell>
          <table:table-cell office:value-type="string" table:content-validation-name="val11" table:style-name="ce289">
            <text:p>Central-Government</text:p>
          </table:table-cell>
          <table:table-cell office:value-type="string" table:content-validation-name="val10" table:style-name="ce289">
            <text:p>General public services</text:p>
          </table:table-cell>
          <table:table-cell office:value-type="string" table:content-validation-name="val9" table:style-name="ce289">
            <text:p>General services.</text:p>
          </table:table-cell>
          <table:table-cell office:value-type="string" table:content-validation-name="val8" table:style-name="ce289">
            <text:p>Pilot</text:p>
          </table:table-cell>
          <table:table-cell office:value-type="float" office:value="2017" table:style-name="ce281">
            <text:p>2017</text:p>
          </table:table-cell>
          <table:table-cell table:style-name="ce281"/>
          <table:table-cell office:value-type="string" table:content-validation-name="val7" table:style-name="ce289">
            <text:p>Learning</text:p>
          </table:table-cell>
          <table:table-cell office:value-type="string" table:content-validation-name="val6" table:style-name="ce326">
            <text:p>Machine learning</text:p>
          </table:table-cell>
          <table:table-cell office:value-type="string" table:content-validation-name="val6" table:style-name="ce326">
            <text:p>Planning and Scheduling</text:p>
          </table:table-cell>
          <table:table-cell table:content-validation-name="val6" table:style-name="ce326"/>
          <table:table-cell table:content-validation-name="val6" table:style-name="ce326"/>
          <table:table-cell table:style-name="ce326"/>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326">
            <text:p>Artificial Intelligence</text:p>
          </table:table-cell>
          <table:table-cell office:value-type="string" table:content-validation-name="val22" table:style-name="ce326">
            <text:p>Large</text:p>
          </table:table-cell>
          <table:table-cell office:value-type="string" table:content-validation-name="val21" table:style-name="ce326">
            <text:p>No</text:p>
          </table:table-cell>
          <table:table-cell office:value-type="string" table:content-validation-name="val16" table:style-name="ce326">
            <text:p>Yes</text:p>
          </table:table-cell>
          <table:table-cell office:value-type="string" table:content-validation-name="val18" table:style-name="ce326">
            <text:p>G2B</text:p>
          </table:table-cell>
          <table:table-cell office:value-type="string" table:content-validation-name="val17" table:style-name="ce326">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Assessment of Effectiveness and Efficiency</text:p>
          </table:table-cell>
          <table:table-cell office:value-type="string" table:content-validation-name="val24" table:style-name="ce287">
            <text:p>Calcula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327">
            <text:p>IPSO DB</text:p>
          </table:table-cell>
          <table:table-cell office:value-type="date" office:date-value="2021-09-22T00:00:00" table:style-name="ce328">
            <text:p>22/09/2021</text:p>
          </table:table-cell>
          <table:table-cell table:style-name="ce328"/>
          <table:table-cell table:number-columns-repeated="16321"/>
        </table:table-row>
        <table:table-row table:style-name="ro2">
          <table:table-cell office:value-type="float" office:value="70018" table:style-name="ce408">
            <text:p>70018</text:p>
          </table:table-cell>
          <table:table-cell office:value-type="string" table:style-name="ce416">
            <text:p>IPSO-70018</text:p>
          </table:table-cell>
          <table:table-cell office:value-type="string" table:style-name="ce323">
            <text:p>ProZorro, CPV Prediction</text:p>
          </table:table-cell>
          <table:table-cell office:value-type="string" table:style-name="ce324">
            <text:p>https://ocdsanalytics.com/ua/prozorro/ai/docs/examples/</text:p>
          </table:table-cell>
          <table:table-cell office:value-type="string" table:style-name="ce325">
            <text:p>Prozorro has developed an AI tool that can predict the correct CPV codes and unit of measurement. The tool has not yet been implemented. It aims to make the platforms that provide the user-interface for organisations using the Prozorro data easier to use, reducing mis-classifications and errors;</text:p>
          </table:table-cell>
          <table:table-cell office:value-type="string" table:content-validation-name="val14" table:style-name="ce289">
            <text:p>National</text:p>
          </table:table-cell>
          <table:table-cell office:value-type="string" table:content-validation-name="val13" table:style-name="ce192">
            <text:p>Ukraine</text:p>
          </table:table-cell>
          <table:table-cell office:value-type="string" table:content-validation-name="val12" table:style-name="ce325">
            <text:p>UA</text:p>
          </table:table-cell>
          <table:table-cell office:value-type="string" table:style-name="ce289">
            <text:p>ProZorro</text:p>
          </table:table-cell>
          <table:table-cell office:value-type="string" table:content-validation-name="val11" table:style-name="ce281">
            <text:p>Central-Government</text:p>
          </table:table-cell>
          <table:table-cell office:value-type="string" table:content-validation-name="val10" table:style-name="ce289">
            <text:p>General public services</text:p>
          </table:table-cell>
          <table:table-cell office:value-type="string" table:content-validation-name="val9" table:style-name="ce289">
            <text:p>General services.</text:p>
          </table:table-cell>
          <table:table-cell office:value-type="string" table:content-validation-name="val8" table:style-name="ce289">
            <text:p>In development</text:p>
          </table:table-cell>
          <table:table-cell office:value-type="float" office:value="2017" table:style-name="ce281">
            <text:p>2017</text:p>
          </table:table-cell>
          <table:table-cell table:style-name="ce281"/>
          <table:table-cell office:value-type="string" table:content-validation-name="val7" table:style-name="ce289">
            <text:p>Learning</text:p>
          </table:table-cell>
          <table:table-cell office:value-type="string" table:content-validation-name="val6" table:style-name="ce326">
            <text:p>Machine learning</text:p>
          </table:table-cell>
          <table:table-cell office:value-type="string" table:content-validation-name="val6" table:style-name="ce284">
            <text:p>Planning and Scheduling</text:p>
          </table:table-cell>
          <table:table-cell table:content-validation-name="val6" table:style-name="ce329"/>
          <table:table-cell table:content-validation-name="val6" table:style-name="ce329"/>
          <table:table-cell table:style-name="ce326"/>
          <table:table-cell table:content-validation-name="val3" table:style-name="ce284"/>
          <table:table-cell office:value-type="string" table:content-validation-name="val15" table:style-name="ce326">
            <text:p>Public services and engagement</text:p>
          </table:table-cell>
          <table:table-cell office:value-type="string" table:content-validation-name="val20" table:style-name="ce285">
            <text:p>Service integration (various)</text:p>
          </table:table-cell>
          <table:table-cell office:value-type="string" table:content-validation-name="val19" table:style-name="ce326">
            <text:p>Artificial Intelligence</text:p>
          </table:table-cell>
          <table:table-cell office:value-type="string" table:content-validation-name="val22" table:style-name="ce326">
            <text:p>Large</text:p>
          </table:table-cell>
          <table:table-cell office:value-type="string" table:content-validation-name="val21" table:style-name="ce326">
            <text:p>No</text:p>
          </table:table-cell>
          <table:table-cell office:value-type="string" table:content-validation-name="val16" table:style-name="ce326">
            <text:p>Yes</text:p>
          </table:table-cell>
          <table:table-cell office:value-type="string" table:content-validation-name="val18" table:style-name="ce326">
            <text:p>G2B</text:p>
          </table:table-cell>
          <table:table-cell office:value-type="string" table:content-validation-name="val17" table:style-name="ce326">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Assessment of Effectiveness and Efficiency</text:p>
          </table:table-cell>
          <table:table-cell office:value-type="string" table:content-validation-name="val24" table:style-name="ce287">
            <text:p>Calculation​</text:p>
          </table:table-cell>
          <table:table-cell table:content-validation-name="val1" table:style-name="ce287"/>
          <table:table-cell office:value-type="string" table:style-name="ce297">
            <text:p>Improved Public Service</text:p>
          </table:table-cell>
          <table:table-cell table:number-columns-repeated="2" table:style-name="ce289"/>
          <table:table-cell office:value-type="string" table:style-name="ce289">
            <text:p>x</text:p>
          </table:table-cell>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327">
            <text:p>IPSO DB</text:p>
          </table:table-cell>
          <table:table-cell office:value-type="date" office:date-value="2021-09-22T00:00:00" table:style-name="ce328">
            <text:p>22/09/2021</text:p>
          </table:table-cell>
          <table:table-cell table:style-name="ce328"/>
          <table:table-cell table:number-columns-repeated="16321"/>
        </table:table-row>
        <table:table-row table:style-name="ro2">
          <table:table-cell office:value-type="float" office:value="70019" table:style-name="ce408">
            <text:p>70019</text:p>
          </table:table-cell>
          <table:table-cell office:value-type="string" table:style-name="ce416">
            <text:p>IPSO-70019</text:p>
          </table:table-cell>
          <table:table-cell office:value-type="string" table:style-name="ce323">
            <text:p>DoZorro AI tool</text:p>
          </table:table-cell>
          <table:table-cell office:value-type="string" table:style-name="ce324">
            <text:p>https://ti-ukraine.org/en/news/dozorro-artificial-intelligence-to-find-violations-in-prozorro-how-it-works/</text:p>
          </table:table-cell>
          <table:table-cell office:value-type="string" table:style-name="ce325">
            <text:p>The monitoring portal DoZorro is a platform where each participant in the system (supplier, customer, controlling authority, citizen) can provide feedback to the government customer or supplier. The new version of the platform provides software, which through its AI capabilities, is able to identify tenders with a high risk of corruption. The results of the beta test of this system were that 26% more tenders with unfounded selection of the winner were identified, 37% more tenders with groundless disqualification, and 298% more with participants' conspiracy. The system is intended to complement and support the work done by experts - making their work more efficient.</text:p>
          </table:table-cell>
          <table:table-cell office:value-type="string" table:content-validation-name="val14" table:style-name="ce289">
            <text:p>National</text:p>
          </table:table-cell>
          <table:table-cell office:value-type="string" table:content-validation-name="val13" table:style-name="ce192">
            <text:p>Ukraine</text:p>
          </table:table-cell>
          <table:table-cell office:value-type="string" table:content-validation-name="val12" table:style-name="ce325">
            <text:p>UA</text:p>
          </table:table-cell>
          <table:table-cell office:value-type="string" table:style-name="ce289">
            <text:p>ProZorro</text:p>
          </table:table-cell>
          <table:table-cell office:value-type="string" table:content-validation-name="val11" table:style-name="ce289">
            <text:p>Central-Government</text:p>
          </table:table-cell>
          <table:table-cell office:value-type="string" table:content-validation-name="val10" table:style-name="ce289">
            <text:p>General public services</text:p>
          </table:table-cell>
          <table:table-cell office:value-type="string" table:content-validation-name="val9" table:style-name="ce289">
            <text:p>General services.</text:p>
          </table:table-cell>
          <table:table-cell office:value-type="string" table:content-validation-name="val8" table:style-name="ce289">
            <text:p>Implemented</text:p>
          </table:table-cell>
          <table:table-cell office:value-type="float" office:value="2018" table:style-name="ce281">
            <text:p>2018</text:p>
          </table:table-cell>
          <table:table-cell table:style-name="ce281"/>
          <table:table-cell office:value-type="string" table:content-validation-name="val7" table:style-name="ce289">
            <text:p>Communication</text:p>
          </table:table-cell>
          <table:table-cell office:value-type="string" table:content-validation-name="val6" table:style-name="ce326">
            <text:p>Natural language processing</text:p>
          </table:table-cell>
          <table:table-cell office:value-type="string" table:content-validation-name="val6" table:style-name="ce284">
            <text:p>Machine learning</text:p>
          </table:table-cell>
          <table:table-cell table:content-validation-name="val6" table:style-name="ce329"/>
          <table:table-cell table:content-validation-name="val6" table:style-name="ce329"/>
          <table:table-cell office:value-type="string" table:style-name="ce326">
            <text:p>text analysis</text:p>
          </table:table-cell>
          <table:table-cell table:content-validation-name="val3" table:style-name="ce284"/>
          <table:table-cell office:value-type="string" table:content-validation-name="val15" table:style-name="ce284">
            <text:p>Enforcement</text:p>
          </table:table-cell>
          <table:table-cell office:value-type="string" table:content-validation-name="val20" table:style-name="ce285">
            <text:p>Predictive enforcement processes</text:p>
          </table:table-cell>
          <table:table-cell office:value-type="string" table:content-validation-name="val19" table:style-name="ce326">
            <text:p>Artificial Intelligence</text:p>
          </table:table-cell>
          <table:table-cell office:value-type="string" table:content-validation-name="val22" table:style-name="ce326">
            <text:p>Large</text:p>
          </table:table-cell>
          <table:table-cell office:value-type="string" table:content-validation-name="val21" table:style-name="ce326">
            <text:p>No</text:p>
          </table:table-cell>
          <table:table-cell office:value-type="string" table:content-validation-name="val16" table:style-name="ce326">
            <text:p>Yes</text:p>
          </table:table-cell>
          <table:table-cell office:value-type="string" table:content-validation-name="val18" table:style-name="ce326">
            <text:p>G2B</text:p>
          </table:table-cell>
          <table:table-cell office:value-type="string" table:content-validation-name="val17" table:style-name="ce326">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table:content-validation-name="val25" table:style-name="ce287"/>
          <table:table-cell office:value-type="string" table:content-validation-name="val24" table:style-name="ce287">
            <text:p>Extraction​</text:p>
          </table:table-cell>
          <table:table-cell office:value-type="string" table:content-validation-name="val1" table:style-name="ce287">
            <text:p>Detection ​</text:p>
          </table:table-cell>
          <table:table-cell office:value-type="string" table:style-name="ce297">
            <text:p>Improved Public Service</text:p>
          </table:table-cell>
          <table:table-cell table:number-columns-repeated="2" table:style-name="ce289"/>
          <table:table-cell office:value-type="string" table:style-name="ce289">
            <text:p>x</text:p>
          </table:table-cell>
          <table:table-cell table:number-columns-repeated="2"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327">
            <text:p>IPSO DB</text:p>
          </table:table-cell>
          <table:table-cell office:value-type="date" office:date-value="2021-09-22T00:00:00" table:style-name="ce328">
            <text:p>22/09/2021</text:p>
          </table:table-cell>
          <table:table-cell table:style-name="ce328"/>
          <table:table-cell table:number-columns-repeated="16321"/>
        </table:table-row>
        <table:table-row table:style-name="ro2">
          <table:table-cell office:value-type="float" office:value="70021" table:style-name="ce408">
            <text:p>70021</text:p>
          </table:table-cell>
          <table:table-cell office:value-type="string" table:style-name="ce416">
            <text:p>IPSO-70021</text:p>
          </table:table-cell>
          <table:table-cell office:value-type="string" table:style-name="ce323">
            <text:p>ANAC, Machine learning tool</text:p>
          </table:table-cell>
          <table:table-cell office:value-type="string" table:style-name="ce324">
            <text:p>https://www.slideshare.net/FabianaLanotte/machine-learning-on-public-procurement-open-data-anac-case-study</text:p>
          </table:table-cell>
          <table:table-cell office:value-type="string" table:style-name="ce325">
            <text:p>The tool uses machine learning to identify hidden relationships between public administrations and private companies using unstructured information (such as public procurement titles) from the open data on public procurement.</text:p>
          </table:table-cell>
          <table:table-cell office:value-type="string" table:content-validation-name="val14" table:style-name="ce289">
            <text:p>National</text:p>
          </table:table-cell>
          <table:table-cell office:value-type="string" table:content-validation-name="val13" table:style-name="ce192">
            <text:p>Italy</text:p>
          </table:table-cell>
          <table:table-cell office:value-type="string" table:content-validation-name="val12" table:style-name="ce325">
            <text:p>IT</text:p>
          </table:table-cell>
          <table:table-cell office:value-type="string" table:style-name="ce289">
            <text:p>ANAC</text:p>
          </table:table-cell>
          <table:table-cell office:value-type="string" table:content-validation-name="val11" table:style-name="ce289">
            <text:p>Central-Government</text:p>
          </table:table-cell>
          <table:table-cell office:value-type="string" table:content-validation-name="val10" table:style-name="ce289">
            <text:p>General public services</text:p>
          </table:table-cell>
          <table:table-cell office:value-type="string" table:content-validation-name="val9" table:style-name="ce289">
            <text:p>General services.</text:p>
          </table:table-cell>
          <table:table-cell office:value-type="string" table:content-validation-name="val8" table:style-name="ce289">
            <text:p>Implemented</text:p>
          </table:table-cell>
          <table:table-cell office:value-type="float" office:value="2018" table:style-name="ce281">
            <text:p>2018</text:p>
          </table:table-cell>
          <table:table-cell table:style-name="ce281"/>
          <table:table-cell office:value-type="string" table:content-validation-name="val7" table:style-name="ce289">
            <text:p>Learning</text:p>
          </table:table-cell>
          <table:table-cell office:value-type="string" table:content-validation-name="val6" table:style-name="ce326">
            <text:p>Machine learning</text:p>
          </table:table-cell>
          <table:table-cell office:value-type="string" table:content-validation-name="val6" table:style-name="ce326">
            <text:p>Searching</text:p>
          </table:table-cell>
          <table:table-cell table:content-validation-name="val6" table:style-name="ce326"/>
          <table:table-cell table:content-validation-name="val6" table:style-name="ce326"/>
          <table:table-cell table:style-name="ce326"/>
          <table:table-cell table:content-validation-name="val3" table:style-name="ce326"/>
          <table:table-cell office:value-type="string" table:content-validation-name="val15" table:style-name="ce326">
            <text:p>Analysis, monitoring and regulatory research</text:p>
          </table:table-cell>
          <table:table-cell office:value-type="string" table:content-validation-name="val20" table:style-name="ce330">
            <text:p>Information analysis processes</text:p>
          </table:table-cell>
          <table:table-cell office:value-type="string" table:content-validation-name="val19" table:style-name="ce326">
            <text:p>Artificial Intelligence</text:p>
          </table:table-cell>
          <table:table-cell table:content-validation-name="val22" table:style-name="ce326"/>
          <table:table-cell office:value-type="string" table:content-validation-name="val21" table:style-name="ce326">
            <text:p>No</text:p>
          </table:table-cell>
          <table:table-cell office:value-type="string" table:content-validation-name="val16" table:style-name="ce326">
            <text:p>Yes</text:p>
          </table:table-cell>
          <table:table-cell office:value-type="string" table:content-validation-name="val18" table:style-name="ce326">
            <text:p>G2G</text:p>
          </table:table-cell>
          <table:table-cell office:value-type="string" table:content-validation-name="val17" table:style-name="ce326">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table:content-validation-name="val25" table:style-name="ce287"/>
          <table:table-cell office:value-type="string" table:content-validation-name="val24" table:style-name="ce287">
            <text:p>Detection ​</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327">
            <text:p>IPSO DB</text:p>
          </table:table-cell>
          <table:table-cell office:value-type="date" office:date-value="2021-09-22T00:00:00" table:style-name="ce328">
            <text:p>22/09/2021</text:p>
          </table:table-cell>
          <table:table-cell table:style-name="ce328"/>
          <table:table-cell table:number-columns-repeated="16321"/>
        </table:table-row>
        <table:table-row table:style-name="ro2">
          <table:table-cell office:value-type="float" office:value="90006" table:style-name="ce408">
            <text:p>90006</text:p>
          </table:table-cell>
          <table:table-cell office:value-type="string" table:style-name="ce409">
            <text:p>IPSO-90006</text:p>
          </table:table-cell>
          <table:table-cell office:value-type="string" table:style-name="ce277">
            <text:p>SyRi (Systeem Risico Indicatie)</text:p>
          </table:table-cell>
          <table:table-cell office:value-type="string" table:style-name="ce27">
            <text:p><text:a xlink:href="https://www.nysingh.nl/blog/steem-risico-indicatie-syri-is-strijd-evrm/">https://www.nysingh.nl/blog/steem-risico-indicatie-syri-is-strijd-evrm/</text:a></text:p>
          </table:table-cell>
          <table:table-cell office:value-type="string" table:style-name="ce279">
            <text:p>Various municipalities in the Netherlands have been using the SyRi system to detect welfare fraud more effectively. SyRi has been developed by the Dutch government and uses various risk indicators from existing governmental systems such as taxes, health insurance, residence, education and many more, in order to detect which addresses hold a higher risk of fraud or misuse of welfare benefits.</text:p>
          </table:table-cell>
          <table:table-cell office:value-type="string" table:content-validation-name="val14" table:style-name="ce276">
            <text:p>National</text:p>
          </table:table-cell>
          <table:table-cell office:value-type="string" table:content-validation-name="val13" table:style-name="ce22">
            <text:p>Netherlands</text:p>
          </table:table-cell>
          <table:table-cell office:value-type="string" table:content-validation-name="val12" table:style-name="ce295">
            <text:p>NL</text:p>
          </table:table-cell>
          <table:table-cell office:value-type="string" table:style-name="ce276">
            <text:p>Dutch Government</text:p>
          </table:table-cell>
          <table:table-cell office:value-type="string" table:content-validation-name="val11" table:style-name="ce281">
            <text:p>Central-Government</text:p>
          </table:table-cell>
          <table:table-cell office:value-type="string" table:content-validation-name="val10" table:style-name="ce282">
            <text:p>General public services</text:p>
          </table:table-cell>
          <table:table-cell office:value-type="string" table:content-validation-name="val9" table:style-name="ce281">
            <text:p>General services.</text:p>
          </table:table-cell>
          <table:table-cell office:value-type="string" table:content-validation-name="val8" table:style-name="ce281">
            <text:p>Not in use anymore</text:p>
          </table:table-cell>
          <table:table-cell office:value-type="float" office:value="2018" table:style-name="ce281">
            <text:p>2018</text:p>
          </table:table-cell>
          <table:table-cell table:style-name="ce279"/>
          <table:table-cell office:value-type="string" table:content-validation-name="val7" table:style-name="ce283">
            <text:p>Reasoning</text:p>
          </table:table-cell>
          <table:table-cell office:value-type="string" table:content-validation-name="val6" table:style-name="ce284">
            <text:p>Automated reasoning</text:p>
          </table:table-cell>
          <table:table-cell office:value-type="string" table:content-validation-name="val6" table:style-name="ce284">
            <text:p>Knowledge representation</text:p>
          </table:table-cell>
          <table:table-cell table:content-validation-name="val6" table:style-name="ce284"/>
          <table:table-cell table:content-validation-name="val6" table:style-name="ce284"/>
          <table:table-cell table:style-name="ce284"/>
          <table:table-cell office:value-type="string" table:content-validation-name="val3" table:style-name="ce284">
            <text:p>yes</text:p>
          </table:table-cell>
          <table:table-cell office:value-type="string" table:content-validation-name="val15" table:style-name="ce284">
            <text:p>Adjudication</text:p>
          </table:table-cell>
          <table:table-cell office:value-type="string" table:content-validation-name="val20" table:style-name="ce285">
            <text:p>Taking decisions on benefits<text:s text:c="2"/></text:p>
          </table:table-cell>
          <table:table-cell office:value-type="string" table:content-validation-name="val19" table:style-name="ce284">
            <text:p>Artificial Intelligence</text:p>
          </table:table-cell>
          <table:table-cell table:content-validation-name="val22" table:style-name="ce284"/>
          <table:table-cell office:value-type="string" table:content-validation-name="val21" table:style-name="ce284">
            <text:p>No</text:p>
          </table:table-cell>
          <table:table-cell office:value-type="string" table:content-validation-name="val16" table:style-name="ce284">
            <text:p>No</text:p>
          </table:table-cell>
          <table:table-cell office:value-type="string" table:content-validation-name="val18" table:style-name="ce284">
            <text:p>G2G</text:p>
          </table:table-cell>
          <table:table-cell office:value-type="string" table:content-validation-name="val17" table:style-name="ce284">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office:value-type="string" table:style-name="ce289">
            <text:p>x</text:p>
          </table:table-cell>
          <table:table-cell table:number-columns-repeated="2" table:style-name="ce289"/>
          <table:table-cell office:value-type="string" table:style-name="ce289">
            <text:p>x</text:p>
          </table:table-cell>
          <table:table-cell table:style-name="ce289"/>
          <table:table-cell office:value-type="string" table:style-name="ce290">
            <text:p>Open government capabilities</text:p>
          </table:table-cell>
          <table:table-cell office:value-type="string" table:style-name="ce289">
            <text:p>x</text:p>
          </table:table-cell>
          <table:table-cell table:number-columns-repeated="2" table:style-name="ce289"/>
          <table:table-cell office:value-type="string" table:style-name="ce282">
            <text:p>IPSO DB</text:p>
          </table:table-cell>
          <table:table-cell office:value-type="date" office:date-value="2021-09-22T00:00:00" table:style-name="ce292">
            <text:p>22/09/2021</text:p>
          </table:table-cell>
          <table:table-cell table:style-name="ce292"/>
          <table:table-cell table:number-columns-repeated="16321"/>
        </table:table-row>
        <table:table-row table:style-name="ro2">
          <table:table-cell office:value-type="float" office:value="110003" table:style-name="ce408">
            <text:p>110003</text:p>
          </table:table-cell>
          <table:table-cell office:value-type="string" table:style-name="ce416">
            <text:p>IPSO-110003</text:p>
          </table:table-cell>
          <table:table-cell office:value-type="string" table:style-name="ce323">
            <text:p>Reporting issues in public space</text:p>
          </table:table-cell>
          <table:table-cell office:value-type="string" table:style-name="ce305">
            <text:p>https://meldingen.amsterdam.nl/incident/beschrijf</text:p>
          </table:table-cell>
          <table:table-cell office:value-type="string" table:style-name="ce325">
            <text:p>When someone encounters rubbish or a maintenance issue on the street or in a park, they can report this to the municipality via an online reporting system. A dangerous traffic situation or disturbance from people or cafes can also be reported. This system used to be a collection of drop-down menus, from which the user would pick the category that best suited their report. The department responsible for a certain category would then take care of the report. However, as the municipality is a complex organisation, there are countless categories. Many times the wrong category would be chosen, resulting in delays. Now, an algorithm recognizes certain keywords, for example, waste and sidewalk. From these keywords, it determines which category it belongs to, and ultimately, which department within the municipality should examine the case. As a result, there are fewer administrative steps for the person reporting on the issue. Also, the report can be processed much faster, because it arrives at the right department more quickly.</text:p>
          </table:table-cell>
          <table:table-cell office:value-type="string" table:content-validation-name="val14" table:style-name="ce289">
            <text:p>Local</text:p>
          </table:table-cell>
          <table:table-cell office:value-type="string" table:content-validation-name="val13" table:style-name="ce192">
            <text:p>Netherlands</text:p>
          </table:table-cell>
          <table:table-cell office:value-type="string" table:content-validation-name="val12" table:style-name="ce325">
            <text:p>NL</text:p>
          </table:table-cell>
          <table:table-cell office:value-type="string" table:style-name="ce289">
            <text:p>Research, Information &amp; Statistics (OIS)</text:p>
          </table:table-cell>
          <table:table-cell office:value-type="string" table:content-validation-name="val11" table:style-name="ce281">
            <text:p>Local Government</text:p>
          </table:table-cell>
          <table:table-cell office:value-type="string" table:content-validation-name="val10" table:style-name="ce289">
            <text:p>General public services</text:p>
          </table:table-cell>
          <table:table-cell office:value-type="string" table:content-validation-name="val9" table:style-name="ce25">
            <text:p>Public Services</text:p>
          </table:table-cell>
          <table:table-cell office:value-type="string" table:content-validation-name="val8" table:style-name="ce289">
            <text:p>Implemented</text:p>
          </table:table-cell>
          <table:table-cell office:value-type="float" office:value="2018" table:style-name="ce281">
            <text:p>2018</text:p>
          </table:table-cell>
          <table:table-cell table:style-name="ce281"/>
          <table:table-cell office:value-type="string" table:content-validation-name="val7" table:style-name="ce289">
            <text:p>Planning</text:p>
          </table:table-cell>
          <table:table-cell office:value-type="string" table:content-validation-name="val6" table:style-name="ce326">
            <text:p>Planning and Scheduling</text:p>
          </table:table-cell>
          <table:table-cell office:value-type="string" table:content-validation-name="val6" table:style-name="ce326">
            <text:p>Natural language processing</text:p>
          </table:table-cell>
          <table:table-cell table:content-validation-name="val6" table:style-name="ce326"/>
          <table:table-cell table:content-validation-name="val6" table:style-name="ce326"/>
          <table:table-cell table:style-name="ce326"/>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Engagement management</text:p>
          </table:table-cell>
          <table:table-cell office:value-type="string" table:content-validation-name="val19" table:style-name="ce326">
            <text:p>Artificial Intelligence</text:p>
          </table:table-cell>
          <table:table-cell office:value-type="string" table:content-validation-name="val22" table:style-name="ce326">
            <text:p>Considerable</text:p>
          </table:table-cell>
          <table:table-cell office:value-type="string" table:content-validation-name="val21" table:style-name="ce326">
            <text:p>No</text:p>
          </table:table-cell>
          <table:table-cell office:value-type="string" table:content-validation-name="val16" table:style-name="ce326">
            <text:p>Yes</text:p>
          </table:table-cell>
          <table:table-cell office:value-type="string" table:content-validation-name="val18" table:style-name="ce326">
            <text:p>G2C</text:p>
          </table:table-cell>
          <table:table-cell office:value-type="string" table:content-validation-name="val17" table:style-name="ce326">
            <text:p>Dynamic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Openness</text:p>
          </table:table-cell>
          <table:table-cell office:value-type="string" table:content-validation-name="val24" table:style-name="ce287">
            <text:p>Extraction​</text:p>
          </table:table-cell>
          <table:table-cell table:content-validation-name="val1" table:style-name="ce287"/>
          <table:table-cell office:value-type="string" table:style-name="ce297">
            <text:p>Improved Public Service</text:p>
          </table:table-cell>
          <table:table-cell office:value-type="string" table:style-name="ce289">
            <text:p>x</text:p>
          </table:table-cell>
          <table:table-cell table:number-columns-repeated="2" table:style-name="ce289"/>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office:value-type="string" table:style-name="ce289">
            <text:p>x</text:p>
          </table:table-cell>
          <table:table-cell table:style-name="ce289"/>
          <table:table-cell office:value-type="string" table:style-name="ce327">
            <text:p>IPSO DB</text:p>
          </table:table-cell>
          <table:table-cell office:value-type="date" office:date-value="2021-09-22T00:00:00" table:style-name="ce328">
            <text:p>22/09/2021</text:p>
          </table:table-cell>
          <table:table-cell table:style-name="ce292"/>
          <table:table-cell table:number-columns-repeated="16321"/>
        </table:table-row>
        <table:table-row table:style-name="ro2">
          <table:table-cell office:value-type="float" office:value="130008" table:style-name="ce408">
            <text:p>130008</text:p>
          </table:table-cell>
          <table:table-cell office:value-type="string" table:style-name="ce416">
            <text:p>IPSO-130008</text:p>
          </table:table-cell>
          <table:table-cell office:value-type="string" table:style-name="ce323">
            <text:p>Bobbi - <text:s/>Berlin administration</text:p>
          </table:table-cell>
          <table:table-cell office:value-type="string" table:style-name="ce331">
            <text:p>https://service.berlin.de/chatbot/chatbot-bobbi-606279.php</text:p>
          </table:table-cell>
          <table:table-cell office:value-type="string" table:style-name="ce325">
            <text:p>As part of the <text:s/>IDBB sub- project Virtual Citizen Assistant, the D115 call center employees of the State of Berlin are to be relieved of citizen-authority interaction and at the same time the provision of information for citizens is to be improved. This can be achieved either by automating the telephony itself (optimization of a channel) or by adding additional communication channels to telephony (multi-channel approach, hybrid approach). While personal contact with an employee is usually necessary for specific problem solving, the simple provision of information and forwarding of information can also be implemented via other, more automated, channels. We follow the suggestions for action recommended in the study Uniform telephone numbers for authorities in the European Union (IfG.CC, 2010) and formulate the project objective to increase the accessibility of D115 and to create expanded and combined access channels to information from authorities. In addition, the citizen assistant should use and promote the increasing digitalization of services of the Berlin administration. For this purpose, interfaces to services are integrated or created. As a result, the citizens will have convenient online access to the services of the Berlin administration.</text:p>
          </table:table-cell>
          <table:table-cell office:value-type="string" table:content-validation-name="val14" table:style-name="ce289">
            <text:p>Local</text:p>
          </table:table-cell>
          <table:table-cell office:value-type="string" table:content-validation-name="val13" table:style-name="ce192">
            <text:p>Germany</text:p>
          </table:table-cell>
          <table:table-cell office:value-type="string" table:content-validation-name="val12" table:style-name="ce325">
            <text:p>DE</text:p>
          </table:table-cell>
          <table:table-cell office:value-type="string" table:style-name="ce289">
            <text:p>City of Berlin</text:p>
          </table:table-cell>
          <table:table-cell office:value-type="string" table:content-validation-name="val11" table:style-name="ce281">
            <text:p>Local Government</text:p>
          </table:table-cell>
          <table:table-cell office:value-type="string" table:content-validation-name="val10" table:style-name="ce289">
            <text:p>General public services</text:p>
          </table:table-cell>
          <table:table-cell office:value-type="string" table:content-validation-name="val9" table:style-name="ce289">
            <text:p>General public services n.e.c.</text:p>
          </table:table-cell>
          <table:table-cell office:value-type="string" table:content-validation-name="val8" table:style-name="ce289">
            <text:p>Implemented</text:p>
          </table:table-cell>
          <table:table-cell office:value-type="float" office:value="2014" table:style-name="ce281">
            <text:p>2014</text:p>
          </table:table-cell>
          <table:table-cell office:value-type="float" office:value="2017" table:style-name="ce281">
            <text:p>2017</text:p>
          </table:table-cell>
          <table:table-cell office:value-type="string" table:content-validation-name="val7" table:style-name="ce289">
            <text:p>Communication</text:p>
          </table:table-cell>
          <table:table-cell office:value-type="string" table:content-validation-name="val6" table:style-name="ce326">
            <text:p>Natural language processing</text:p>
          </table:table-cell>
          <table:table-cell office:value-type="string" table:content-validation-name="val6" table:style-name="ce326">
            <text:p>Knowledge representation</text:p>
          </table:table-cell>
          <table:table-cell table:content-validation-name="val6" table:style-name="ce326"/>
          <table:table-cell table:content-validation-name="val6" table:style-name="ce326"/>
          <table:table-cell office:value-type="string" table:style-name="ce326">
            <text:p>chatbot</text:p>
          </table:table-cell>
          <table:table-cell table:content-validation-name="val3" table:style-name="ce284"/>
          <table:table-cell office:value-type="string" table:content-validation-name="val15" table:style-name="ce326">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326">
            <text:p>Artificial Intelligence</text:p>
          </table:table-cell>
          <table:table-cell table:content-validation-name="val22" table:style-name="ce326"/>
          <table:table-cell office:value-type="string" table:content-validation-name="val21" table:style-name="ce326">
            <text:p>No</text:p>
          </table:table-cell>
          <table:table-cell office:value-type="string" table:content-validation-name="val16" table:style-name="ce326">
            <text:p>Yes</text:p>
          </table:table-cell>
          <table:table-cell office:value-type="string" table:content-validation-name="val18" table:style-name="ce326">
            <text:p>G2C</text:p>
          </table:table-cell>
          <table:table-cell office:value-type="string" table:content-validation-name="val17" table:style-name="ce326">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Inclusion and accessibility</text:p>
          </table:table-cell>
          <table:table-cell office:value-type="string" table:content-validation-name="val24" table:style-name="ce287">
            <text:p>Extraction​</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327">
            <text:p>IPSO DB</text:p>
          </table:table-cell>
          <table:table-cell office:value-type="date" office:date-value="2021-09-22T00:00:00" table:style-name="ce328">
            <text:p>22/09/2021</text:p>
          </table:table-cell>
          <table:table-cell table:style-name="ce292"/>
          <table:table-cell table:number-columns-repeated="16321"/>
        </table:table-row>
        <table:table-row table:style-name="ro2">
          <table:table-cell office:value-type="float" office:value="150027" table:style-name="ce408">
            <text:p>150027</text:p>
          </table:table-cell>
          <table:table-cell office:value-type="string" table:style-name="ce416">
            <text:p>IPSO-150027</text:p>
          </table:table-cell>
          <table:table-cell office:value-type="string" table:style-name="ce323">
            <text:p>PROTEUS (Scalable online machine learning for predictive analytics and real-time visualisation)</text:p>
          </table:table-cell>
          <table:table-cell office:value-type="string" table:style-name="ce331">
            <text:p><text:a xlink:href="https://cordis.europa.eu/project/id/687691">https://cordis.europa.eu/project/id/687691</text:a></text:p>
          </table:table-cell>
          <table:table-cell office:value-type="string" table:style-name="ce325">
            <text:p>PROTEUS is an online machine learning algorithms and interactive visualization techniques for real-time predictive analytics to deal with extremely large data sets and data streams.</text:p>
          </table:table-cell>
          <table:table-cell office:value-type="string" table:content-validation-name="val14" table:style-name="ce289">
            <text:p>Across Countries</text:p>
          </table:table-cell>
          <table:table-cell office:value-type="string" table:content-validation-name="val13" table:style-name="ce192">
            <text:p>United Kingdom</text:p>
          </table:table-cell>
          <table:table-cell office:value-type="string" table:content-validation-name="val12" table:style-name="ce325">
            <text:p>UK</text:p>
          </table:table-cell>
          <table:table-cell office:value-type="string" table:style-name="ce289">
            <text:p>Bournemouth University</text:p>
          </table:table-cell>
          <table:table-cell office:value-type="string" table:content-validation-name="val11" table:style-name="ce289">
            <text:p>Consortium</text:p>
          </table:table-cell>
          <table:table-cell office:value-type="string" table:content-validation-name="val10" table:style-name="ce289">
            <text:p>General public services</text:p>
          </table:table-cell>
          <table:table-cell office:value-type="string" table:content-validation-name="val9" table:style-name="ce289">
            <text:p>General services.</text:p>
          </table:table-cell>
          <table:table-cell office:value-type="string" table:content-validation-name="val8" table:style-name="ce289">
            <text:p>Pilot</text:p>
          </table:table-cell>
          <table:table-cell office:value-type="float" office:value="2016" table:style-name="ce281">
            <text:p>2016</text:p>
          </table:table-cell>
          <table:table-cell table:style-name="ce281"/>
          <table:table-cell office:value-type="string" table:content-validation-name="val7" table:style-name="ce289">
            <text:p>Learning</text:p>
          </table:table-cell>
          <table:table-cell office:value-type="string" table:content-validation-name="val6" table:style-name="ce326">
            <text:p>Machine learning</text:p>
          </table:table-cell>
          <table:table-cell office:value-type="string" table:content-validation-name="val6" table:style-name="ce326">
            <text:p>Planning and Scheduling</text:p>
          </table:table-cell>
          <table:table-cell table:content-validation-name="val6" table:style-name="ce326"/>
          <table:table-cell table:content-validation-name="val6" table:style-name="ce326"/>
          <table:table-cell table:style-name="ce326"/>
          <table:table-cell table:content-validation-name="val3" table:style-name="ce284"/>
          <table:table-cell office:value-type="string" table:content-validation-name="val15" table:style-name="ce284">
            <text:p>Analysis, monitoring and regulatory research</text:p>
          </table:table-cell>
          <table:table-cell office:value-type="string" table:content-validation-name="val20" table:style-name="ce285">
            <text:p>Information analysis processes</text:p>
          </table:table-cell>
          <table:table-cell office:value-type="string" table:content-validation-name="val19" table:style-name="ce326">
            <text:p>Artificial Intelligence</text:p>
          </table:table-cell>
          <table:table-cell table:content-validation-name="val22" table:style-name="ce326"/>
          <table:table-cell office:value-type="string" table:content-validation-name="val21" table:style-name="ce326">
            <text:p>Yes</text:p>
          </table:table-cell>
          <table:table-cell office:value-type="string" table:content-validation-name="val16" table:style-name="ce326">
            <text:p>No</text:p>
          </table:table-cell>
          <table:table-cell office:value-type="string" table:content-validation-name="val18" table:style-name="ce326">
            <text:p>G2G</text:p>
          </table:table-cell>
          <table:table-cell office:value-type="string" table:content-validation-name="val17" table:style-name="ce326">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Openness</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number-columns-repeated="5" table:style-name="ce289"/>
          <table:table-cell office:value-type="boolean" office:boolean-value="false" table:style-name="ce290">
            <text:p>FALSE</text:p>
          </table:table-cell>
          <table:table-cell table:number-columns-repeated="3" table:style-name="ce289"/>
          <table:table-cell office:value-type="string" table:style-name="ce327">
            <text:p>IPSO DB</text:p>
          </table:table-cell>
          <table:table-cell office:value-type="date" office:date-value="2021-09-22T00:00:00" table:style-name="ce328">
            <text:p>22/09/2021</text:p>
          </table:table-cell>
          <table:table-cell table:style-name="ce292"/>
          <table:table-cell table:number-columns-repeated="16321"/>
        </table:table-row>
        <table:table-row table:style-name="ro2">
          <table:table-cell office:value-type="float" office:value="160003" table:style-name="ce408">
            <text:p>160003</text:p>
          </table:table-cell>
          <table:table-cell office:value-type="string" table:style-name="ce416">
            <text:p>IPSO-160003</text:p>
          </table:table-cell>
          <table:table-cell office:value-type="string" table:style-name="ce323">
            <text:p>Mobile-Age</text:p>
          </table:table-cell>
          <table:table-cell office:value-type="string" table:style-name="ce331">
            <text:p><text:a xlink:href="https://cordis.europa.eu/project/id/693319">https://cordis.europa.eu/project/id/693319</text:a></text:p>
          </table:table-cell>
          <table:table-cell office:value-type="string" table:style-name="ce325">
            <text:p>The Mobile-Age project focussed on open government data, mobile technology, and the provision of public services addressing the needs of Europe's elderly population. Researchers used a co-creation approach for services related to the production and use of open data for cities. Scenarios were related to loneliness and social isolation, social inclusion, data curation for safer, more accessible cities, and personal health information.</text:p>
          </table:table-cell>
          <table:table-cell office:value-type="string" table:content-validation-name="val14" table:style-name="ce289">
            <text:p>Across Countries</text:p>
          </table:table-cell>
          <table:table-cell office:value-type="string" table:content-validation-name="val13" table:style-name="ce192">
            <text:p>United Kingdom</text:p>
          </table:table-cell>
          <table:table-cell office:value-type="string" table:content-validation-name="val12" table:style-name="ce325">
            <text:p>UK</text:p>
          </table:table-cell>
          <table:table-cell office:value-type="string" table:style-name="ce289">
            <text:p>University of Lancaster</text:p>
          </table:table-cell>
          <table:table-cell office:value-type="string" table:content-validation-name="val11" table:style-name="ce289">
            <text:p>Consortium</text:p>
          </table:table-cell>
          <table:table-cell office:value-type="string" table:content-validation-name="val10" table:style-name="ce289">
            <text:p>Social protection</text:p>
          </table:table-cell>
          <table:table-cell office:value-type="string" table:content-validation-name="val9" table:style-name="ce289">
            <text:p>Old age.</text:p>
          </table:table-cell>
          <table:table-cell office:value-type="string" table:content-validation-name="val8" table:style-name="ce289">
            <text:p>Pilot</text:p>
          </table:table-cell>
          <table:table-cell office:value-type="float" office:value="2017" table:style-name="ce281">
            <text:p>2017</text:p>
          </table:table-cell>
          <table:table-cell table:style-name="ce281"/>
          <table:table-cell office:value-type="string" table:content-validation-name="val7" table:style-name="ce289">
            <text:p>Reasoning</text:p>
          </table:table-cell>
          <table:table-cell office:value-type="string" table:content-validation-name="val6" table:style-name="ce326">
            <text:p>Knowledge representation</text:p>
          </table:table-cell>
          <table:table-cell office:value-type="string" table:content-validation-name="val6" table:style-name="ce326">
            <text:p>Automated reasoning</text:p>
          </table:table-cell>
          <table:table-cell table:content-validation-name="val6" table:style-name="ce326"/>
          <table:table-cell table:content-validation-name="val6" table:style-name="ce326"/>
          <table:table-cell table:style-name="ce326"/>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326">
            <text:p>Artificial Intelligence</text:p>
          </table:table-cell>
          <table:table-cell table:content-validation-name="val22" table:style-name="ce326"/>
          <table:table-cell office:value-type="string" table:content-validation-name="val21" table:style-name="ce326">
            <text:p>Yes</text:p>
          </table:table-cell>
          <table:table-cell office:value-type="string" table:content-validation-name="val16" table:style-name="ce326">
            <text:p>Yes</text:p>
          </table:table-cell>
          <table:table-cell office:value-type="string" table:content-validation-name="val18" table:style-name="ce326">
            <text:p>G2C</text:p>
          </table:table-cell>
          <table:table-cell office:value-type="string" table:content-validation-name="val17" table:style-name="ce326">
            <text:p>Dynamic Data</text:p>
          </table:table-cell>
          <table:table-cell office:value-type="string" table:content-validation-name="val17" table:style-name="ce286">
            <text:p>Streaming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User-centricity</text:p>
          </table:table-cell>
          <table:table-cell office:value-type="string" table:content-validation-name="val25" table:style-name="ce287">
            <text:p>Inclusion and accessibility</text:p>
          </table:table-cell>
          <table:table-cell office:value-type="string" table:content-validation-name="val24" table:style-name="ce287">
            <text:p>Structuring</text:p>
            <text:p>Transform</text:p>
          </table:table-cell>
          <table:table-cell table:content-validation-name="val1" table:style-name="ce287"/>
          <table:table-cell office:value-type="string" table:style-name="ce297">
            <text:p>Improved Public Service</text:p>
          </table:table-cell>
          <table:table-cell table:number-columns-repeated="3"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327">
            <text:p>IPSO DB</text:p>
          </table:table-cell>
          <table:table-cell office:value-type="date" office:date-value="2021-09-22T00:00:00" table:style-name="ce328">
            <text:p>22/09/2021</text:p>
          </table:table-cell>
          <table:table-cell table:style-name="ce292"/>
          <table:table-cell table:number-columns-repeated="16321"/>
        </table:table-row>
        <table:table-row table:style-name="ro2">
          <table:table-cell office:value-type="float" office:value="160005" table:style-name="ce408">
            <text:p>160005</text:p>
          </table:table-cell>
          <table:table-cell office:value-type="string" table:style-name="ce416">
            <text:p>IPSO-160005</text:p>
          </table:table-cell>
          <table:table-cell office:value-type="string" table:style-name="ce323">
            <text:p>RECAP - Reliable Capacity Provisioning and Enhanced Remediation for Distributed Cloud Applications</text:p>
          </table:table-cell>
          <table:table-cell office:value-type="string" table:style-name="ce332">
            <text:p>https://cordis.europa.eu/project/id/732667</text:p>
          </table:table-cell>
          <table:table-cell office:value-type="string" table:style-name="ce325">
            <text:p>The Common Agricultural Policy (CAP) presents a number of challenges for the control of Cross Compliance rules due to the complexity and diversity of the obligations to be monitored. The tools developed by RECAP (Personalised public services in support of the implementation of the CAP) support public administration, farmers and agricultural consultants by enabling more efficient and transparent compliance monitoring. To do so the project exploited a cloudbased Software as a Service (SaaS) platform, using open Earth Observation and user-generated data.</text:p>
          </table:table-cell>
          <table:table-cell office:value-type="string" table:content-validation-name="val14" table:style-name="ce289">
            <text:p>Across Countries</text:p>
          </table:table-cell>
          <table:table-cell office:value-type="string" table:content-validation-name="val13" table:style-name="ce192">
            <text:p>Germany</text:p>
          </table:table-cell>
          <table:table-cell office:value-type="string" table:content-validation-name="val12" table:style-name="ce325">
            <text:p>DE</text:p>
          </table:table-cell>
          <table:table-cell office:value-type="string" table:style-name="ce289">
            <text:p>University of Ulm</text:p>
          </table:table-cell>
          <table:table-cell office:value-type="string" table:content-validation-name="val11" table:style-name="ce289">
            <text:p>Consortium</text:p>
          </table:table-cell>
          <table:table-cell office:value-type="string" table:content-validation-name="val10" table:style-name="ce289">
            <text:p>Economic affairs</text:p>
          </table:table-cell>
          <table:table-cell office:value-type="string" table:content-validation-name="val9" table:style-name="ce289">
            <text:p>Agriculture, forestry, fishing and hunting</text:p>
          </table:table-cell>
          <table:table-cell office:value-type="string" table:content-validation-name="val8" table:style-name="ce289">
            <text:p>Pilot</text:p>
          </table:table-cell>
          <table:table-cell office:value-type="float" office:value="2017" table:style-name="ce281">
            <text:p>2017</text:p>
          </table:table-cell>
          <table:table-cell table:style-name="ce281"/>
          <table:table-cell office:value-type="string" table:content-validation-name="val7" table:style-name="ce289">
            <text:p>Reasoning</text:p>
          </table:table-cell>
          <table:table-cell office:value-type="string" table:content-validation-name="val6" table:style-name="ce326">
            <text:p>Knowledge representation</text:p>
          </table:table-cell>
          <table:table-cell office:value-type="string" table:content-validation-name="val6" table:style-name="ce326">
            <text:p>Searching</text:p>
          </table:table-cell>
          <table:table-cell table:content-validation-name="val6" table:style-name="ce326"/>
          <table:table-cell table:content-validation-name="val6" table:style-name="ce326"/>
          <table:table-cell table:style-name="ce326"/>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326">
            <text:p>Artificial Intelligence</text:p>
          </table:table-cell>
          <table:table-cell table:content-validation-name="val22" table:style-name="ce326"/>
          <table:table-cell office:value-type="string" table:content-validation-name="val21" table:style-name="ce326">
            <text:p>Yes</text:p>
          </table:table-cell>
          <table:table-cell office:value-type="string" table:content-validation-name="val16" table:style-name="ce326">
            <text:p>Yes</text:p>
          </table:table-cell>
          <table:table-cell office:value-type="string" table:content-validation-name="val18" table:style-name="ce326">
            <text:p>G2B</text:p>
          </table:table-cell>
          <table:table-cell office:value-type="string" table:content-validation-name="val17" table:style-name="ce326">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ssessment of Effectiveness and Efficiency</text:p>
          </table:table-cell>
          <table:table-cell office:value-type="string" table:content-validation-name="val25" table:style-name="ce287">
            <text:p>Administrative simplification</text:p>
          </table:table-cell>
          <table:table-cell office:value-type="string" table:content-validation-name="val24" table:style-name="ce287">
            <text:p>Detection ​</text:p>
          </table:table-cell>
          <table:table-cell table:content-validation-name="val1" table:style-name="ce287"/>
          <table:table-cell office:value-type="string" table:style-name="ce297">
            <text:p>Improved Public Service</text:p>
          </table:table-cell>
          <table:table-cell table:number-columns-repeated="3"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327">
            <text:p>IPSO DB</text:p>
          </table:table-cell>
          <table:table-cell office:value-type="date" office:date-value="2021-09-27T00:00:00" table:style-name="ce328">
            <text:p>27/09/2021</text:p>
          </table:table-cell>
          <table:table-cell table:style-name="ce292"/>
          <table:table-cell table:number-columns-repeated="16321"/>
        </table:table-row>
        <table:table-row table:style-name="ro2">
          <table:table-cell office:value-type="float" office:value="160007" table:style-name="ce408">
            <text:p>160007</text:p>
          </table:table-cell>
          <table:table-cell office:value-type="string" table:style-name="ce416">
            <text:p>IPSO-160007</text:p>
          </table:table-cell>
          <table:table-cell office:value-type="string" table:style-name="ce323">
            <text:p>SIMPATICO - Platform for PS - Italian Usecase</text:p>
          </table:table-cell>
          <table:table-cell office:value-type="string" table:style-name="ce324">
            <text:p>https://cordis.europa.eu/project/id/692819</text:p>
          </table:table-cell>
          <table:table-cell office:value-type="string" table:style-name="ce325">
            <text:p>Online services may fail to adapt to the specific needs of citizens and companies because they are standardised processes, copied from their offline counterparts and designed from the public sector organisations own perspective. SIMPATICO (SIMplifying the interaction with Public Administration Through Information technology for Citizens and cOmpanies) proposed a novel approach, combining emerging technologies for language processing and machine learning with the wisdom of the crowd, to continuously adapt and improve interactions with public services.</text:p>
          </table:table-cell>
          <table:table-cell office:value-type="string" table:content-validation-name="val14" table:style-name="ce289">
            <text:p>Across Countries</text:p>
          </table:table-cell>
          <table:table-cell office:value-type="string" table:content-validation-name="val13" table:style-name="ce192">
            <text:p>Italy</text:p>
          </table:table-cell>
          <table:table-cell office:value-type="string" table:content-validation-name="val12" table:style-name="ce325">
            <text:p>IT</text:p>
          </table:table-cell>
          <table:table-cell office:value-type="string" table:style-name="ce289">
            <text:p>Trento Municipality</text:p>
          </table:table-cell>
          <table:table-cell office:value-type="string" table:content-validation-name="val11" table:style-name="ce289">
            <text:p>Governmental</text:p>
          </table:table-cell>
          <table:table-cell office:value-type="string" table:content-validation-name="val10" table:style-name="ce289">
            <text:p>General public services</text:p>
          </table:table-cell>
          <table:table-cell office:value-type="string" table:content-validation-name="val9" table:style-name="ce289">
            <text:p>General services.</text:p>
          </table:table-cell>
          <table:table-cell office:value-type="string" table:content-validation-name="val8" table:style-name="ce289">
            <text:p>Pilot</text:p>
          </table:table-cell>
          <table:table-cell office:value-type="float" office:value="2017" table:style-name="ce281">
            <text:p>2017</text:p>
          </table:table-cell>
          <table:table-cell table:style-name="ce281"/>
          <table:table-cell office:value-type="string" table:content-validation-name="val7" table:style-name="ce289">
            <text:p>Learning</text:p>
          </table:table-cell>
          <table:table-cell office:value-type="string" table:content-validation-name="val6" table:style-name="ce326">
            <text:p>Machine learning</text:p>
          </table:table-cell>
          <table:table-cell office:value-type="string" table:content-validation-name="val6" table:style-name="ce326">
            <text:p>Automated reasoning</text:p>
          </table:table-cell>
          <table:table-cell table:content-validation-name="val6" table:style-name="ce326"/>
          <table:table-cell table:content-validation-name="val6" table:style-name="ce326"/>
          <table:table-cell table:style-name="ce326"/>
          <table:table-cell table:content-validation-name="val3" table:style-name="ce284"/>
          <table:table-cell office:value-type="string" table:content-validation-name="val15" table:style-name="ce284">
            <text:p>Public services and engagement</text:p>
          </table:table-cell>
          <table:table-cell office:value-type="string" table:content-validation-name="val20" table:style-name="ce285">
            <text:p>Service personalisation (various)</text:p>
          </table:table-cell>
          <table:table-cell office:value-type="string" table:content-validation-name="val19" table:style-name="ce326">
            <text:p>Artificial Intelligence</text:p>
          </table:table-cell>
          <table:table-cell table:content-validation-name="val22" table:style-name="ce326"/>
          <table:table-cell office:value-type="string" table:content-validation-name="val21" table:style-name="ce326">
            <text:p>Yes</text:p>
          </table:table-cell>
          <table:table-cell office:value-type="string" table:content-validation-name="val16" table:style-name="ce326">
            <text:p>Yes</text:p>
          </table:table-cell>
          <table:table-cell office:value-type="string" table:content-validation-name="val18" table:style-name="ce326">
            <text:p>G2C</text:p>
          </table:table-cell>
          <table:table-cell office:value-type="string" table:content-validation-name="val17" table:style-name="ce326">
            <text:p>Dynamic Data</text:p>
          </table:table-cell>
          <table:table-cell office:value-type="string" table:content-validation-name="val17" table:style-name="ce286">
            <text:p>Streaming Data</text:p>
          </table:table-cell>
          <table:table-cell office:value-type="string" table:content-validation-name="val27" table:style-name="ce307">
            <text:p><text:a xlink:href="https://github.com/SIMPATICOProject">https://github.com/SIMPATICOProject</text:a></text:p>
          </table:table-cell>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User-centricity</text:p>
          </table:table-cell>
          <table:table-cell table:content-validation-name="val25" table:style-name="ce287"/>
          <table:table-cell office:value-type="string" table:content-validation-name="val24" table:style-name="ce287">
            <text:p>Conversation</text:p>
            <text:p>Support​ interaction</text:p>
          </table:table-cell>
          <table:table-cell table:content-validation-name="val1" table:style-name="ce287"/>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3" table:style-name="ce289"/>
          <table:table-cell office:value-type="string" table:style-name="ce327">
            <text:p>IPSO DB</text:p>
          </table:table-cell>
          <table:table-cell office:value-type="date" office:date-value="2021-09-27T00:00:00" table:style-name="ce328">
            <text:p>27/09/2021</text:p>
          </table:table-cell>
          <table:table-cell table:style-name="ce292"/>
          <table:table-cell table:number-columns-repeated="16321"/>
        </table:table-row>
        <table:table-row table:style-name="ro2">
          <table:table-cell office:value-type="float" office:value="9900041" table:style-name="ce408">
            <text:p>9900041</text:p>
          </table:table-cell>
          <table:table-cell office:value-type="string" table:style-name="ce417">
            <text:p>AI_Prog_041</text:p>
          </table:table-cell>
          <table:table-cell office:value-type="string" table:style-name="ce333">
            <text:p>Management of the emergency at Hospital Gemelli - Rome</text:p>
          </table:table-cell>
          <table:table-cell table:style-name="ce334"/>
          <table:table-cell office:value-type="string" table:style-name="ce25">
            <text:p>respond to the disease by trying to predict medical complications and the results also in terms of estimating hospitalization times, in Covid-19 patients by responding to the disease with personalized paths for each patient. Many important clinical data relating to Covid-19 patients are also not structured but, thanks to text mining techniques available in SAS solutions, the extraction of information can be automated and fast<text:s/></text:p>
          </table:table-cell>
          <table:table-cell office:value-type="string" table:content-validation-name="val14" table:style-name="ce25">
            <text:p>Local</text:p>
          </table:table-cell>
          <table:table-cell office:value-type="string" table:content-validation-name="val13" table:style-name="ce25">
            <text:p>Italy</text:p>
          </table:table-cell>
          <table:table-cell office:value-type="string" table:content-validation-name="val12" table:style-name="ce25">
            <text:p>IT</text:p>
          </table:table-cell>
          <table:table-cell office:value-type="string" table:style-name="ce25">
            <text:p>Hospital Gemelli di Roma</text:p>
          </table:table-cell>
          <table:table-cell office:value-type="string" table:content-validation-name="val11" table:style-name="ce289">
            <text:p>Local Government</text:p>
          </table:table-cell>
          <table:table-cell office:value-type="string" table:content-validation-name="val10" table:style-name="ce25">
            <text:p>Health</text:p>
          </table:table-cell>
          <table:table-cell office:value-type="string" table:content-validation-name="val9" table:style-name="ce25">
            <text:p>Hospital services.</text:p>
          </table:table-cell>
          <table:table-cell office:value-type="string" table:content-validation-name="val8" table:style-name="ce25">
            <text:p>Implemented</text:p>
          </table:table-cell>
          <table:table-cell office:value-type="float" office:value="2020" table:style-name="ce281">
            <text:p>2020</text:p>
          </table:table-cell>
          <table:table-cell table:style-name="ce281"/>
          <table:table-cell office:value-type="string" table:content-validation-name="val7" table:style-name="ce25">
            <text:p>Planning</text:p>
          </table:table-cell>
          <table:table-cell office:value-type="string" table:content-validation-name="val6" table:style-name="ce25">
            <text:p>Planning and Scheduling</text:p>
          </table:table-cell>
          <table:table-cell office:value-type="string" table:content-validation-name="val6" table:style-name="ce25">
            <text:p>Natural language processing</text:p>
          </table:table-cell>
          <table:table-cell table:content-validation-name="val6" table:style-name="ce25"/>
          <table:table-cell table:content-validation-name="val6" table:style-name="ce25"/>
          <table:table-cell office:value-type="string" table:style-name="ce25">
            <text:p>Intelligent Data Processing</text:p>
          </table:table-cell>
          <table:table-cell table:content-validation-name="val3" table:style-name="ce326"/>
          <table:table-cell office:value-type="string" table:content-validation-name="val15" table:style-name="ce25">
            <text:p>Internal management</text:p>
          </table:table-cell>
          <table:table-cell office:value-type="string" table:content-validation-name="val20" table:style-name="ce330">
            <text:p>Internal primary processes</text:p>
          </table:table-cell>
          <table:table-cell office:value-type="string" table:content-validation-name="val19" table:style-name="ce25">
            <text:p>Artificial Intelligence</text:p>
          </table:table-cell>
          <table:table-cell office:value-type="string" table:content-validation-name="val22" table:style-name="ce25">
            <text:p>No</text:p>
          </table:table-cell>
          <table:table-cell office:value-type="string" table:content-validation-name="val21" table:style-name="ce25">
            <text:p>No</text:p>
          </table:table-cell>
          <table:table-cell table:content-validation-name="val16" table:style-name="ce25"/>
          <table:table-cell office:value-type="string" table:content-validation-name="val18" table:style-name="ce25">
            <text:p>G2G</text:p>
          </table:table-cell>
          <table:table-cell office:value-type="string" table:content-validation-name="val17" table:style-name="ce25">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Reusability</text:p>
          </table:table-cell>
          <table:table-cell office:value-type="string" table:content-validation-name="val25" table:style-name="ce287">
            <text:p>Reusability</text:p>
          </table:table-cell>
          <table:table-cell office:value-type="string" table:content-validation-name="val24" table:style-name="ce287">
            <text:p>Extraction​</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3" table:style-name="ce289"/>
          <table:table-cell office:value-type="string" table:style-name="ce204">
            <text:p>Analytics firmati Sas al Gemelli: “Così gestiamo l’emergenza”</text:p>
          </table:table-cell>
          <table:table-cell office:value-type="date" office:date-value="2021-11-08T00:00:00" table:style-name="ce26">
            <text:p>08/11/2021</text:p>
          </table:table-cell>
          <table:table-cell table:style-name="ce335"/>
          <table:table-cell table:number-columns-repeated="16321"/>
        </table:table-row>
        <table:table-row table:style-name="ro2">
          <table:table-cell office:value-type="float" office:value="9900044" table:style-name="ce408">
            <text:p>9900044</text:p>
          </table:table-cell>
          <table:table-cell office:value-type="string" table:style-name="ce417">
            <text:p>AI_Prog_044</text:p>
          </table:table-cell>
          <table:table-cell office:value-type="string" table:style-name="ce333">
            <text:p>Natural language processing for Land Registry documentation in Sweden</text:p>
          </table:table-cell>
          <table:table-cell table:style-name="ce334"/>
          <table:table-cell office:value-type="string" table:style-name="ce25">
            <text:p>The handwritten documents were of low quality and resolution which made analysis challenging. To fix this, the SLR carried out pre-processing work on the handwritten documents to improve the quality of the input data. The SLR then used handwritten text recognition (HTR) to extract information from the handwritten documents. The SLR then used a neural network to apply word corrections and associations to complete any sentences with words not captured by HTR. Once SLR had extracted the text, they used an AI model to highlight key features in the document, for example location, names and summary.</text:p>
          </table:table-cell>
          <table:table-cell office:value-type="string" table:content-validation-name="val14" table:style-name="ce25">
            <text:p>National</text:p>
          </table:table-cell>
          <table:table-cell office:value-type="string" table:content-validation-name="val13" table:style-name="ce25">
            <text:p>Sweden</text:p>
          </table:table-cell>
          <table:table-cell office:value-type="string" table:content-validation-name="val12" table:style-name="ce25">
            <text:p>SE</text:p>
          </table:table-cell>
          <table:table-cell office:value-type="string" table:style-name="ce25">
            <text:p>Swedish Land Registry</text:p>
          </table:table-cell>
          <table:table-cell office:value-type="string" table:content-validation-name="val11" table:style-name="ce289">
            <text:p>Central-Government</text:p>
          </table:table-cell>
          <table:table-cell office:value-type="string" table:content-validation-name="val10" table:style-name="ce289">
            <text:p>Housing and community amenities</text:p>
          </table:table-cell>
          <table:table-cell office:value-type="string" table:content-validation-name="val9" table:style-name="ce25">
            <text:p>Housing development.</text:p>
          </table:table-cell>
          <table:table-cell office:value-type="string" table:content-validation-name="val8" table:style-name="ce25">
            <text:p>Implemented</text:p>
          </table:table-cell>
          <table:table-cell office:value-type="float" office:value="2019" table:style-name="ce281">
            <text:p>2019</text:p>
          </table:table-cell>
          <table:table-cell table:style-name="ce281"/>
          <table:table-cell office:value-type="string" table:content-validation-name="val7" table:style-name="ce25">
            <text:p>Communication</text:p>
          </table:table-cell>
          <table:table-cell office:value-type="string" table:content-validation-name="val6" table:style-name="ce25">
            <text:p>Natural language processing</text:p>
          </table:table-cell>
          <table:table-cell office:value-type="string" table:content-validation-name="val6" table:style-name="ce32">
            <text:p>Computer vision</text:p>
          </table:table-cell>
          <table:table-cell table:content-validation-name="val6" table:style-name="ce25"/>
          <table:table-cell table:content-validation-name="val6" table:style-name="ce25"/>
          <table:table-cell office:value-type="string" table:style-name="ce25">
            <text:p>text analysis</text:p>
          </table:table-cell>
          <table:table-cell table:content-validation-name="val3" table:style-name="ce326"/>
          <table:table-cell office:value-type="string" table:content-validation-name="val15" table:style-name="ce326">
            <text:p>Public services and engagement</text:p>
          </table:table-cell>
          <table:table-cell office:value-type="string" table:content-validation-name="val20" table:style-name="ce330">
            <text:p>Service integration (various)</text:p>
          </table:table-cell>
          <table:table-cell office:value-type="string" table:content-validation-name="val19" table:style-name="ce25">
            <text:p>Artificial Intelligence</text:p>
          </table:table-cell>
          <table:table-cell office:value-type="string" table:content-validation-name="val22" table:style-name="ce25">
            <text:p>No</text:p>
          </table:table-cell>
          <table:table-cell office:value-type="string" table:content-validation-name="val21" table:style-name="ce25">
            <text:p>No</text:p>
          </table:table-cell>
          <table:table-cell table:content-validation-name="val16" table:style-name="ce25"/>
          <table:table-cell office:value-type="string" table:content-validation-name="val18" table:style-name="ce25">
            <text:p>G2G</text:p>
          </table:table-cell>
          <table:table-cell office:value-type="string" table:content-validation-name="val17" table:style-name="ce25">
            <text:p>Historical Data</text:p>
          </table:table-cell>
          <table:table-cell office:value-type="string" table:content-validation-name="val17" table:style-name="ce286">
            <text:p>Location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Digitising</text:p>
            <text:p>Automate</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office:value-type="string" table:style-name="ce336">
            <text:p>x</text:p>
          </table:table-cell>
          <table:table-cell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2" table:style-name="ce289"/>
          <table:table-cell table:style-name="ce336"/>
          <table:table-cell office:value-type="string" table:style-name="ce204">
            <text:p>Natural language processing for Land Registry documentation in Sweden</text:p>
          </table:table-cell>
          <table:table-cell office:value-type="date" office:date-value="2021-11-08T00:00:00" table:style-name="ce26">
            <text:p>08/11/2021</text:p>
          </table:table-cell>
          <table:table-cell table:style-name="ce335"/>
          <table:table-cell table:number-columns-repeated="16321"/>
        </table:table-row>
        <table:table-row table:style-name="ro2">
          <table:table-cell office:value-type="float" office:value="9900046" table:style-name="ce408">
            <text:p>9900046</text:p>
          </table:table-cell>
          <table:table-cell office:value-type="string" table:style-name="ce417">
            <text:p>AI_Prog_046</text:p>
          </table:table-cell>
          <table:table-cell office:value-type="string" table:style-name="ce333">
            <text:p>How the Ministry of Justice used AI to compare prison reports</text:p>
          </table:table-cell>
          <table:table-cell table:style-name="ce334"/>
          <table:table-cell office:value-type="string" table:style-name="ce25">
            <text:p>MoJ trained a neural network on the prison reports to track how people use specific words in prison contexts. The algorithm groups words with similar meanings to form an ‘intelligent search’ tool. New reports are automatically added to the tool’s library so the data remains up-to-date. This means staff can rapidly uncover information buried in the reports and identify trends.</text:p>
          </table:table-cell>
          <table:table-cell office:value-type="string" table:content-validation-name="val14" table:style-name="ce25">
            <text:p>National</text:p>
          </table:table-cell>
          <table:table-cell office:value-type="string" table:content-validation-name="val13" table:style-name="ce25">
            <text:p>United Kingdom</text:p>
          </table:table-cell>
          <table:table-cell office:value-type="string" table:content-validation-name="val12" table:style-name="ce25">
            <text:p>UK</text:p>
          </table:table-cell>
          <table:table-cell office:value-type="string" table:style-name="ce25">
            <text:p>Ministry of Justice</text:p>
          </table:table-cell>
          <table:table-cell office:value-type="string" table:content-validation-name="val11" table:style-name="ce289">
            <text:p>Central-Government</text:p>
          </table:table-cell>
          <table:table-cell office:value-type="string" table:content-validation-name="val10" table:style-name="ce25">
            <text:p>Public order and safety</text:p>
          </table:table-cell>
          <table:table-cell office:value-type="string" table:content-validation-name="val9" table:style-name="ce25">
            <text:p>Public order and safety n.e.c.</text:p>
          </table:table-cell>
          <table:table-cell office:value-type="string" table:content-validation-name="val8" table:style-name="ce25">
            <text:p>Implemented</text:p>
          </table:table-cell>
          <table:table-cell office:value-type="float" office:value="2019" table:style-name="ce281">
            <text:p>2019</text:p>
          </table:table-cell>
          <table:table-cell table:style-name="ce281"/>
          <table:table-cell office:value-type="string" table:content-validation-name="val7" table:style-name="ce25">
            <text:p>Communication</text:p>
          </table:table-cell>
          <table:table-cell office:value-type="string" table:content-validation-name="val6" table:style-name="ce25">
            <text:p>Natural language processing</text:p>
          </table:table-cell>
          <table:table-cell office:value-type="string" table:content-validation-name="val6" table:style-name="ce326">
            <text:p>Machine learning</text:p>
          </table:table-cell>
          <table:table-cell table:content-validation-name="val6" table:style-name="ce326"/>
          <table:table-cell table:content-validation-name="val6" table:style-name="ce326"/>
          <table:table-cell office:value-type="string" table:style-name="ce25">
            <text:p>text analysis</text:p>
          </table:table-cell>
          <table:table-cell table:content-validation-name="val3" table:style-name="ce326"/>
          <table:table-cell office:value-type="string" table:content-validation-name="val15" table:style-name="ce326">
            <text:p>Internal management</text:p>
          </table:table-cell>
          <table:table-cell office:value-type="string" table:content-validation-name="val20" table:style-name="ce330">
            <text:p>Internal primary processes</text:p>
          </table:table-cell>
          <table:table-cell office:value-type="string" table:content-validation-name="val19" table:style-name="ce25">
            <text:p>Artificial Intelligence</text:p>
          </table:table-cell>
          <table:table-cell office:value-type="string" table:content-validation-name="val22" table:style-name="ce25">
            <text:p>No</text:p>
          </table:table-cell>
          <table:table-cell office:value-type="string" table:content-validation-name="val21" table:style-name="ce25">
            <text:p>No</text:p>
          </table:table-cell>
          <table:table-cell table:content-validation-name="val16" table:style-name="ce25"/>
          <table:table-cell office:value-type="string" table:content-validation-name="val18" table:style-name="ce25">
            <text:p>G2G</text:p>
          </table:table-cell>
          <table:table-cell office:value-type="string" table:content-validation-name="val17" table:style-name="ce25">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Technology Neutrality and Data Portability</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2" table:style-name="ce289"/>
          <table:table-cell table:style-name="ce336"/>
          <table:table-cell office:value-type="string" table:style-name="ce204">
            <text:p>How the Ministry of Justice used AI to compare prison reports</text:p>
          </table:table-cell>
          <table:table-cell office:value-type="date" office:date-value="2021-11-08T00:00:00" table:style-name="ce26">
            <text:p>08/11/2021</text:p>
          </table:table-cell>
          <table:table-cell table:style-name="ce335"/>
          <table:table-cell table:number-columns-repeated="16321"/>
        </table:table-row>
        <table:table-row table:style-name="ro2">
          <table:table-cell office:value-type="float" office:value="9900053" table:style-name="ce408">
            <text:p>9900053</text:p>
          </table:table-cell>
          <table:table-cell office:value-type="string" table:style-name="ce417">
            <text:p>AI_Prog_053</text:p>
          </table:table-cell>
          <table:table-cell office:value-type="string" table:style-name="ce333">
            <text:p>How we used deep learning to structure GOV.UK's content</text:p>
          </table:table-cell>
          <table:table-cell office:value-type="string" table:style-name="ce334">
            <text:p>https://www.gov.uk/</text:p>
          </table:table-cell>
          <table:table-cell office:value-type="string" table:style-name="ce25">
            <text:p>We used Natural Language Processing to make the text content on the page machine readable. We used this and the page metadata (like date published and department) to learn patterns that could be used to predict which sub-branches an untagged page should be organised in.</text:p>
            <text:p>In some cases, a GOV.UK page is tagged to more than one sub-branch, so we implemented a multilabel model to be able to do exactly that.</text:p>
          </table:table-cell>
          <table:table-cell office:value-type="string" table:content-validation-name="val14" table:style-name="ce25">
            <text:p>National</text:p>
          </table:table-cell>
          <table:table-cell office:value-type="string" table:content-validation-name="val13" table:style-name="ce25">
            <text:p>United Kingdom</text:p>
          </table:table-cell>
          <table:table-cell office:value-type="string" table:content-validation-name="val12" table:style-name="ce25">
            <text:p>UK</text:p>
          </table:table-cell>
          <table:table-cell office:value-type="string" table:style-name="ce25">
            <text:p>Government Digital Service</text:p>
          </table:table-cell>
          <table:table-cell office:value-type="string" table:content-validation-name="val11" table:style-name="ce289">
            <text:p>Central-Government</text:p>
          </table:table-cell>
          <table:table-cell office:value-type="string" table:content-validation-name="val10" table:style-name="ce25">
            <text:p>Economic affairs</text:p>
          </table:table-cell>
          <table:table-cell office:value-type="string" table:content-validation-name="val9" table:style-name="ce25">
            <text:p>Communication</text:p>
          </table:table-cell>
          <table:table-cell office:value-type="string" table:content-validation-name="val8" table:style-name="ce25">
            <text:p>Implemented</text:p>
          </table:table-cell>
          <table:table-cell office:value-type="float" office:value="2018" table:style-name="ce281">
            <text:p>2018</text:p>
          </table:table-cell>
          <table:table-cell table:style-name="ce281"/>
          <table:table-cell office:value-type="string" table:content-validation-name="val7" table:style-name="ce25">
            <text:p>Planning</text:p>
          </table:table-cell>
          <table:table-cell office:value-type="string" table:content-validation-name="val6" table:style-name="ce25">
            <text:p>Planning and Scheduling</text:p>
          </table:table-cell>
          <table:table-cell office:value-type="string" table:content-validation-name="val6" table:style-name="ce284">
            <text:p>Machine learning</text:p>
          </table:table-cell>
          <table:table-cell table:content-validation-name="val6" table:style-name="ce329"/>
          <table:table-cell table:content-validation-name="val6" table:style-name="ce329"/>
          <table:table-cell office:value-type="string" table:style-name="ce25">
            <text:p>Intelligent Data Processing</text:p>
          </table:table-cell>
          <table:table-cell table:content-validation-name="val3" table:style-name="ce326"/>
          <table:table-cell office:value-type="string" table:content-validation-name="val15" table:style-name="ce25">
            <text:p>Internal management</text:p>
          </table:table-cell>
          <table:table-cell office:value-type="string" table:content-validation-name="val20" table:style-name="ce330">
            <text:p>Internal support processes</text:p>
          </table:table-cell>
          <table:table-cell office:value-type="string" table:content-validation-name="val19" table:style-name="ce25">
            <text:p>Artificial Intelligence</text:p>
          </table:table-cell>
          <table:table-cell office:value-type="string" table:content-validation-name="val22" table:style-name="ce25">
            <text:p>No</text:p>
          </table:table-cell>
          <table:table-cell office:value-type="string" table:content-validation-name="val21" table:style-name="ce25">
            <text:p>No</text:p>
          </table:table-cell>
          <table:table-cell table:content-validation-name="val16" table:style-name="ce25"/>
          <table:table-cell office:value-type="string" table:content-validation-name="val18" table:style-name="ce25">
            <text:p>G2C</text:p>
          </table:table-cell>
          <table:table-cell office:value-type="string" table:content-validation-name="val17" table:style-name="ce25">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Technology Neutrality and Data Portability</text:p>
          </table:table-cell>
          <table:table-cell office:value-type="string" table:content-validation-name="val25" table:style-name="ce287">
            <text:p>Inclusion and accessibility</text:p>
          </table:table-cell>
          <table:table-cell office:value-type="string" table:content-validation-name="val24" table:style-name="ce287">
            <text:p>Structuring</text:p>
            <text:p>Transform</text:p>
          </table:table-cell>
          <table:table-cell office:value-type="string" table:content-validation-name="val1" table:style-name="ce287">
            <text:p>Classification</text:p>
          </table:table-cell>
          <table:table-cell office:value-type="string" table:style-name="ce297">
            <text:p>Improved Public Service</text:p>
          </table:table-cell>
          <table:table-cell table:number-columns-repeated="3" table:style-name="ce289"/>
          <table:table-cell office:value-type="string" table:style-name="ce289">
            <text:p>x</text:p>
          </table:table-cell>
          <table:table-cell table:style-name="ce289"/>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289"/>
          <table:table-cell office:value-type="boolean" office:boolean-value="false" table:style-name="ce290">
            <text:p>FALSE</text:p>
          </table:table-cell>
          <table:table-cell table:number-columns-repeated="2" table:style-name="ce289"/>
          <table:table-cell table:style-name="ce336"/>
          <table:table-cell office:value-type="string" table:style-name="ce204">
            <text:p>How we used deep learning to structure GOV.UK’s content</text:p>
          </table:table-cell>
          <table:table-cell office:value-type="date" office:date-value="2021-11-08T00:00:00" table:style-name="ce26">
            <text:p>08/11/2021</text:p>
          </table:table-cell>
          <table:table-cell table:style-name="ce335"/>
          <table:table-cell table:number-columns-repeated="16321"/>
        </table:table-row>
        <table:table-row table:style-name="ro2">
          <table:table-cell office:value-type="float" office:value="99000119" table:style-name="ce408">
            <text:p>99000119</text:p>
          </table:table-cell>
          <table:table-cell office:value-type="string" table:style-name="ce417">
            <text:p>AI_Prog_119</text:p>
          </table:table-cell>
          <table:table-cell office:value-type="string" table:style-name="ce333">
            <text:p>eTranslation: Machine translation for public administrations</text:p>
          </table:table-cell>
          <table:table-cell office:value-type="string" table:style-name="ce337">
            <text:p><text:a xlink:href="https://ec.europa.eu/info/resources-partners/machine-translation-public-administrations-etranslation_en">https://ec.europa.eu/info/resources-partners/machine-translation-public-administrations-etranslation_en</text:a></text:p>
          </table:table-cell>
          <table:table-cell office:value-type="string" table:style-name="ce25">
            <text:p>eTranslation allows public administrations to get quick, raw machine translations from and into any official EU language.<text:s/></text:p>
            <text:p>eTranslation is an online machine translation service provided by the European Commission (EC).</text:p>
            <text:p>eTranslation is intended for European public administrations, Small and Medium-sized enterprises and University language faculties, or for Connecting Europe Facility projects.If you work in one of the above in an EU country, Iceland or Norway, you can use our product free of charge until further notice. Apart from individual users, the machine translation service is also available to EC information systems and online services through an API. Example of use is European Data Portal to translate all the dataset metadata in 24 languages</text:p>
          </table:table-cell>
          <table:table-cell office:value-type="string" table:content-validation-name="val14" table:style-name="ce25">
            <text:p>Across Countries</text:p>
          </table:table-cell>
          <table:table-cell office:value-type="string" table:content-validation-name="val13" table:style-name="ce25">
            <text:p>Belgium</text:p>
          </table:table-cell>
          <table:table-cell office:value-type="string" table:content-validation-name="val12" table:style-name="ce25">
            <text:p>BE</text:p>
          </table:table-cell>
          <table:table-cell office:value-type="string" table:style-name="ce25">
            <text:p>European Parliament</text:p>
          </table:table-cell>
          <table:table-cell office:value-type="string" table:content-validation-name="val11" table:style-name="ce25">
            <text:p>Governmental</text:p>
          </table:table-cell>
          <table:table-cell office:value-type="string" table:content-validation-name="val10" table:style-name="ce25">
            <text:p>General public services</text:p>
          </table:table-cell>
          <table:table-cell office:value-type="string" table:content-validation-name="val9" table:style-name="ce25">
            <text:p>General services.</text:p>
          </table:table-cell>
          <table:table-cell office:value-type="string" table:content-validation-name="val8" table:style-name="ce25">
            <text:p>Implemented</text:p>
          </table:table-cell>
          <table:table-cell office:value-type="float" office:value="2017" table:style-name="ce281">
            <text:p>2017</text:p>
          </table:table-cell>
          <table:table-cell table:style-name="ce281"/>
          <table:table-cell office:value-type="string" table:content-validation-name="val7" table:style-name="ce25">
            <text:p>Communication</text:p>
          </table:table-cell>
          <table:table-cell office:value-type="string" table:content-validation-name="val6" table:style-name="ce25">
            <text:p>Natural language processing</text:p>
          </table:table-cell>
          <table:table-cell office:value-type="string" table:content-validation-name="val6" table:style-name="ce284">
            <text:p>Machine learning</text:p>
          </table:table-cell>
          <table:table-cell table:content-validation-name="val6" table:style-name="ce329"/>
          <table:table-cell table:content-validation-name="val6" table:style-name="ce329"/>
          <table:table-cell office:value-type="string" table:style-name="ce25">
            <text:p>automatic translation</text:p>
          </table:table-cell>
          <table:table-cell table:content-validation-name="val3" table:style-name="ce284"/>
          <table:table-cell office:value-type="string" table:content-validation-name="val15" table:style-name="ce326">
            <text:p>Internal management</text:p>
          </table:table-cell>
          <table:table-cell office:value-type="string" table:content-validation-name="val20" table:style-name="ce330">
            <text:p>Internal primary processes</text:p>
          </table:table-cell>
          <table:table-cell office:value-type="string" table:content-validation-name="val19" table:style-name="ce25">
            <text:p>Artificial Intelligence</text:p>
          </table:table-cell>
          <table:table-cell office:value-type="string" table:content-validation-name="val22" table:style-name="ce25">
            <text:p>No</text:p>
          </table:table-cell>
          <table:table-cell office:value-type="string" table:content-validation-name="val21" table:style-name="ce25">
            <text:p>Yes</text:p>
          </table:table-cell>
          <table:table-cell table:content-validation-name="val16" table:style-name="ce25"/>
          <table:table-cell office:value-type="string" table:content-validation-name="val18" table:style-name="ce25">
            <text:p>G2G</text:p>
          </table:table-cell>
          <table:table-cell office:value-type="string" table:content-validation-name="val17" table:style-name="ce25">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Multilingualism</text:p>
          </table:table-cell>
          <table:table-cell office:value-type="string" table:content-validation-name="val25" table:style-name="ce287">
            <text:p>Preservation of information</text:p>
          </table:table-cell>
          <table:table-cell office:value-type="string" table:content-validation-name="val24" table:style-name="ce287">
            <text:p>Transl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2" table:style-name="ce289"/>
          <table:table-cell table:style-name="ce336"/>
          <table:table-cell office:value-type="string" table:style-name="ce204">
            <text:p>AI per le traduzioni in tempo reale, l’Europarlamento sceglie il Made in Italy</text:p>
          </table:table-cell>
          <table:table-cell office:value-type="date" office:date-value="2021-11-08T00:00:00" table:style-name="ce26">
            <text:p>08/11/2021</text:p>
          </table:table-cell>
          <table:table-cell table:style-name="ce335"/>
          <table:table-cell table:number-columns-repeated="16321"/>
        </table:table-row>
        <table:table-row table:style-name="ro2">
          <table:table-cell office:value-type="float" office:value="99000125" table:style-name="ce408">
            <text:p>99000125</text:p>
          </table:table-cell>
          <table:table-cell office:value-type="string" table:style-name="ce417">
            <text:p>AI_Prog_125</text:p>
          </table:table-cell>
          <table:table-cell office:value-type="string" table:style-name="ce333">
            <text:p>Crisis Prevention: PREVIEW</text:p>
          </table:table-cell>
          <table:table-cell office:value-type="string" table:style-name="ce334">
            <text:p>Crisis Prevention: PREVIEW</text:p>
          </table:table-cell>
          <table:table-cell office:value-type="string" table:style-name="ce25">
            <text:p>Alongside the deployment of "skilled civilian assistants" the foreign ministry admits that it is also using modern instruments for "crisis prevention" analysis. To "be able to observe and evaluate disconcerting developments in countries and regions," the ministry uses "situation profiles" compiled "round-the-clock" by the more than 200 German diplomatic missions. On the other hand, with access to the "data tool" PREVIEW ("Prediction, Visualization, Early Warning"), software is now available which, using "information graphics" and the corresponding maps, can not only make "conflict situations" visible, but even provide possible "trend analyses" on the potential course of political and social developments.<text:s/></text:p>
          </table:table-cell>
          <table:table-cell office:value-type="string" table:content-validation-name="val14" table:style-name="ce25">
            <text:p>Across Countries</text:p>
          </table:table-cell>
          <table:table-cell office:value-type="string" table:content-validation-name="val13" table:style-name="ce25">
            <text:p>Germany</text:p>
          </table:table-cell>
          <table:table-cell office:value-type="string" table:content-validation-name="val12" table:style-name="ce25">
            <text:p>DE</text:p>
          </table:table-cell>
          <table:table-cell office:value-type="string" table:style-name="ce25">
            <text:p>German Federal Foreign Office</text:p>
          </table:table-cell>
          <table:table-cell office:value-type="string" table:content-validation-name="val11" table:style-name="ce25">
            <text:p>Governmental</text:p>
          </table:table-cell>
          <table:table-cell office:value-type="string" table:content-validation-name="val10" table:style-name="ce25">
            <text:p>General public services</text:p>
          </table:table-cell>
          <table:table-cell office:value-type="string" table:content-validation-name="val9" table:style-name="ce25">
            <text:p>Public Services</text:p>
          </table:table-cell>
          <table:table-cell office:value-type="string" table:content-validation-name="val8" table:style-name="ce25">
            <text:p>Implemented</text:p>
          </table:table-cell>
          <table:table-cell office:value-type="float" office:value="2019" table:style-name="ce281">
            <text:p>2019</text:p>
          </table:table-cell>
          <table:table-cell table:style-name="ce281"/>
          <table:table-cell office:value-type="string" table:content-validation-name="val7" table:style-name="ce25">
            <text:p>Planning</text:p>
          </table:table-cell>
          <table:table-cell office:value-type="string" table:content-validation-name="val6" table:style-name="ce25">
            <text:p>Planning and Scheduling</text:p>
          </table:table-cell>
          <table:table-cell office:value-type="string" table:content-validation-name="val6" table:style-name="ce32">
            <text:p>Knowledge representation</text:p>
          </table:table-cell>
          <table:table-cell table:content-validation-name="val6" table:style-name="ce329"/>
          <table:table-cell table:content-validation-name="val6" table:style-name="ce329"/>
          <table:table-cell office:value-type="string" table:style-name="ce25">
            <text:p>chatbot</text:p>
          </table:table-cell>
          <table:table-cell table:content-validation-name="val3" table:style-name="ce284"/>
          <table:table-cell office:value-type="string" table:content-validation-name="val15" table:style-name="ce326">
            <text:p>Analysis, monitoring and regulatory research</text:p>
          </table:table-cell>
          <table:table-cell office:value-type="string" table:content-validation-name="val20" table:style-name="ce330">
            <text:p>Prediction and planning<text:s/></text:p>
          </table:table-cell>
          <table:table-cell office:value-type="string" table:content-validation-name="val19" table:style-name="ce25">
            <text:p>Artificial Intelligence</text:p>
          </table:table-cell>
          <table:table-cell table:content-validation-name="val22" table:style-name="ce25"/>
          <table:table-cell table:content-validation-name="val21" table:style-name="ce25"/>
          <table:table-cell table:content-validation-name="val16" table:style-name="ce25"/>
          <table:table-cell office:value-type="string" table:content-validation-name="val18" table:style-name="ce25">
            <text:p>G2G</text:p>
          </table:table-cell>
          <table:table-cell office:value-type="string" table:content-validation-name="val17" table:style-name="ce25">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User-centric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289">
            <text:p>x</text:p>
          </table:table-cell>
          <table:table-cell table:number-columns-repeated="4" table:style-name="ce289"/>
          <table:table-cell office:value-type="boolean" office:boolean-value="false" table:style-name="ce290">
            <text:p>FALSE</text:p>
          </table:table-cell>
          <table:table-cell table:number-columns-repeated="2" table:style-name="ce289"/>
          <table:table-cell table:style-name="ce336"/>
          <table:table-cell office:value-type="string" table:style-name="ce204">
            <text:p>Crisis Prevention: PREVIEW</text:p>
          </table:table-cell>
          <table:table-cell office:value-type="date" office:date-value="2021-11-08T00:00:00" table:style-name="ce26">
            <text:p>08/11/2021</text:p>
          </table:table-cell>
          <table:table-cell table:style-name="ce335"/>
          <table:table-cell table:number-columns-repeated="16321"/>
        </table:table-row>
        <table:table-row table:style-name="ro2">
          <table:table-cell office:value-type="float" office:value="99000252" table:style-name="ce408">
            <text:p>99000252</text:p>
          </table:table-cell>
          <table:table-cell office:value-type="string" table:style-name="ce417">
            <text:p>AI_Prog_252</text:p>
          </table:table-cell>
          <table:table-cell office:value-type="string" table:style-name="ce333">
            <text:p>AI technology speeds up historical image handling at Hungary's National Archive.</text:p>
          </table:table-cell>
          <table:table-cell office:value-type="string" table:style-name="ce334">
            <text:p>https://videos.microsoft.com/customer-stories/watch/uwk2D7xW2KEsAkQShhxjZh?</text:p>
          </table:table-cell>
          <table:table-cell office:value-type="string" table:style-name="ce25">
            <text:p>NAVA—part of MTVA, the National Audiovisual Archive of Hungary—acts to preserve the country’s rich database of twentieth-century imagery and audio heritage. Microsoft Azure Cognitive Services has proven the only tool to help do what the team needs: accurately classify millions of images that will serve as the country’s long-term collective memory bank.</text:p>
          </table:table-cell>
          <table:table-cell office:value-type="string" table:content-validation-name="val14" table:style-name="ce25">
            <text:p>National</text:p>
          </table:table-cell>
          <table:table-cell office:value-type="string" table:content-validation-name="val13" table:style-name="ce25">
            <text:p>Hungary</text:p>
          </table:table-cell>
          <table:table-cell office:value-type="string" table:content-validation-name="val12" table:style-name="ce25">
            <text:p>HU</text:p>
          </table:table-cell>
          <table:table-cell office:value-type="string" table:style-name="ce25">
            <text:p>NAVA</text:p>
          </table:table-cell>
          <table:table-cell office:value-type="string" table:content-validation-name="val11" table:style-name="ce289">
            <text:p>Central-Government</text:p>
          </table:table-cell>
          <table:table-cell office:value-type="string" table:content-validation-name="val10" table:style-name="ce25">
            <text:p>Recreation, culture and religion</text:p>
          </table:table-cell>
          <table:table-cell office:value-type="string" table:content-validation-name="val9" table:style-name="ce25">
            <text:p>Cultural services.</text:p>
          </table:table-cell>
          <table:table-cell office:value-type="string" table:content-validation-name="val8" table:style-name="ce25">
            <text:p>Pilot</text:p>
          </table:table-cell>
          <table:table-cell office:value-type="float" office:value="2019" table:style-name="ce281">
            <text:p>2019</text:p>
          </table:table-cell>
          <table:table-cell table:style-name="ce281"/>
          <table:table-cell office:value-type="string" table:content-validation-name="val7" table:style-name="ce25">
            <text:p>Perception</text:p>
          </table:table-cell>
          <table:table-cell office:value-type="string" table:content-validation-name="val6" table:style-name="ce25">
            <text:p>Computer vision</text:p>
          </table:table-cell>
          <table:table-cell office:value-type="string" table:content-validation-name="val6" table:style-name="ce326">
            <text:p>Machine learning</text:p>
          </table:table-cell>
          <table:table-cell table:content-validation-name="val6" table:style-name="ce25"/>
          <table:table-cell table:content-validation-name="val6" table:style-name="ce25"/>
          <table:table-cell office:value-type="string" table:style-name="ce25">
            <text:p>chatbot</text:p>
          </table:table-cell>
          <table:table-cell table:content-validation-name="val3" table:style-name="ce284"/>
          <table:table-cell office:value-type="string" table:content-validation-name="val15" table:style-name="ce25">
            <text:p>Internal management</text:p>
          </table:table-cell>
          <table:table-cell office:value-type="string" table:content-validation-name="val20" table:style-name="ce330">
            <text:p>Internal support processes</text:p>
          </table:table-cell>
          <table:table-cell office:value-type="string" table:content-validation-name="val19" table:style-name="ce25">
            <text:p>Artificial Intelligence</text:p>
          </table:table-cell>
          <table:table-cell office:value-type="string" table:content-validation-name="val22" table:style-name="ce25">
            <text:p>No</text:p>
          </table:table-cell>
          <table:table-cell office:value-type="string" table:content-validation-name="val22" table:style-name="ce25">
            <text:p>No</text:p>
          </table:table-cell>
          <table:table-cell table:content-validation-name="val16" table:style-name="ce25"/>
          <table:table-cell office:value-type="string" table:content-validation-name="val18" table:style-name="ce25">
            <text:p>G2G</text:p>
          </table:table-cell>
          <table:table-cell office:value-type="string" table:content-validation-name="val17" table:style-name="ce25">
            <text:p>Historical Data</text:p>
          </table:table-cell>
          <table:table-cell office:value-type="string" table:content-validation-name="val17" table:style-name="ce286">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Reusability</text:p>
          </table:table-cell>
          <table:table-cell office:value-type="string" table:content-validation-name="val24" table:style-name="ce287">
            <text:p>Classific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style-name="ce289"/>
          <table:table-cell office:value-type="string" table:style-name="ce289">
            <text:p>x</text:p>
          </table:table-cell>
          <table:table-cell table:style-name="ce289"/>
          <table:table-cell office:value-type="string" table:style-name="ce289">
            <text:p>x</text:p>
          </table:table-cell>
          <table:table-cell table:number-columns-repeated="3" table:style-name="ce289"/>
          <table:table-cell office:value-type="boolean" office:boolean-value="false" table:style-name="ce290">
            <text:p>FALSE</text:p>
          </table:table-cell>
          <table:table-cell table:number-columns-repeated="2" table:style-name="ce289"/>
          <table:table-cell table:style-name="ce336"/>
          <table:table-cell office:value-type="string" table:style-name="ce204">
            <text:p>AI technology speeds up historical image handling at Hungary’s National Archive.</text:p>
          </table:table-cell>
          <table:table-cell office:value-type="date" office:date-value="2021-11-08T00:00:00" table:style-name="ce26">
            <text:p>08/11/2021</text:p>
          </table:table-cell>
          <table:table-cell table:style-name="ce335"/>
          <table:table-cell table:number-columns-repeated="16321"/>
        </table:table-row>
        <table:table-row table:style-name="ro2">
          <table:table-cell office:value-type="float" office:value="99000258" table:style-name="ce419">
            <text:p>99000258</text:p>
          </table:table-cell>
          <table:table-cell office:value-type="string" table:style-name="ce420">
            <text:p>AI_Prog_258</text:p>
          </table:table-cell>
          <table:table-cell office:value-type="string" table:style-name="ce333">
            <text:p>Unlocking the potential of crowdsourcing for public decision-making with artificial intelligence</text:p>
          </table:table-cell>
          <table:table-cell office:value-type="string" table:style-name="ce334">
            <text:p>https://www.citizenlab.co/platform-online-engagement-toolbox</text:p>
          </table:table-cell>
          <table:table-cell office:value-type="string" table:style-name="ce25">
            <text:p>CitizenLab has developed machine-learning algorithms in order to help civil servants easily process thousands of citizen contributions and efficiently use these insights in decision-making. The dashboards on our platform classify ideas, show what topics are emerging, summarise trends and cluster similar contributions by theme, demographic trait or location. CitizenLab has developed its own NLP (Natural Language Processing) techniques, with the capacity to automatically classify and analyse thousands of contributions collected on citizen participation platforms. The algorithms identify the main topics and group similar ideas together into clusters</text:p>
          </table:table-cell>
          <table:table-cell office:value-type="string" table:content-validation-name="val14" table:style-name="ce25">
            <text:p>National</text:p>
          </table:table-cell>
          <table:table-cell office:value-type="string" table:content-validation-name="val13" table:style-name="ce25">
            <text:p>Belgium</text:p>
          </table:table-cell>
          <table:table-cell office:value-type="string" table:content-validation-name="val12" table:style-name="ce25">
            <text:p>BE</text:p>
          </table:table-cell>
          <table:table-cell office:value-type="string" table:style-name="ce25">
            <text:p>CitizenLab</text:p>
          </table:table-cell>
          <table:table-cell office:value-type="string" table:content-validation-name="val11" table:style-name="ce25">
            <text:p>Private sector</text:p>
          </table:table-cell>
          <table:table-cell office:value-type="string" table:content-validation-name="val10" table:style-name="ce25">
            <text:p>Economic affairs</text:p>
          </table:table-cell>
          <table:table-cell office:value-type="string" table:content-validation-name="val9" table:style-name="ce25">
            <text:p>Communication</text:p>
          </table:table-cell>
          <table:table-cell office:value-type="string" table:content-validation-name="val8" table:style-name="ce25">
            <text:p>Implemented</text:p>
          </table:table-cell>
          <table:table-cell office:value-type="float" office:value="2018" table:style-name="ce281">
            <text:p>2018</text:p>
          </table:table-cell>
          <table:table-cell table:style-name="ce281"/>
          <table:table-cell office:value-type="string" table:content-validation-name="val7" table:style-name="ce25">
            <text:p>Planning</text:p>
          </table:table-cell>
          <table:table-cell office:value-type="string" table:content-validation-name="val6" table:style-name="ce25">
            <text:p>Planning and Scheduling</text:p>
          </table:table-cell>
          <table:table-cell office:value-type="string" table:content-validation-name="val6" table:style-name="ce326">
            <text:p>Machine learning</text:p>
          </table:table-cell>
          <table:table-cell office:value-type="string" table:content-validation-name="val6" table:style-name="ce326">
            <text:p>Computer vision</text:p>
          </table:table-cell>
          <table:table-cell table:content-validation-name="val6" table:style-name="ce326"/>
          <table:table-cell office:value-type="string" table:style-name="ce25">
            <text:p>Computer Vision</text:p>
          </table:table-cell>
          <table:table-cell table:content-validation-name="val3" table:style-name="ce284"/>
          <table:table-cell office:value-type="string" table:content-validation-name="val15" table:style-name="ce326">
            <text:p>Public services and engagement</text:p>
          </table:table-cell>
          <table:table-cell office:value-type="string" table:content-validation-name="val20" table:style-name="ce330">
            <text:p>Engagement management</text:p>
          </table:table-cell>
          <table:table-cell office:value-type="string" table:content-validation-name="val19" table:style-name="ce25">
            <text:p>Artificial Intelligence</text:p>
          </table:table-cell>
          <table:table-cell table:content-validation-name="val22" table:style-name="ce25"/>
          <table:table-cell table:content-validation-name="val22" table:style-name="ce25"/>
          <table:table-cell table:content-validation-name="val16" table:style-name="ce25"/>
          <table:table-cell office:value-type="string" table:content-validation-name="val18" table:style-name="ce25">
            <text:p>G2C</text:p>
          </table:table-cell>
          <table:table-cell office:value-type="string" table:content-validation-name="val17" table:style-name="ce25">
            <text:p>Dynamic Data</text:p>
          </table:table-cell>
          <table:table-cell office:value-type="string" table:content-validation-name="val17" table:style-name="ce286">
            <text:p>Dynamic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User-centricity</text:p>
          </table:table-cell>
          <table:table-cell office:value-type="string" table:content-validation-name="val25" table:style-name="ce287">
            <text:p>Openness</text:p>
          </table:table-cell>
          <table:table-cell office:value-type="string" table:content-validation-name="val24" table:style-name="ce287">
            <text:p>Classification</text:p>
          </table:table-cell>
          <table:table-cell office:value-type="string" table:content-validation-name="val1" table:style-name="ce287">
            <text:p>Extraction​</text:p>
          </table:table-cell>
          <table:table-cell office:value-type="string" table:style-name="ce297">
            <text:p>Improved Public Service</text:p>
          </table:table-cell>
          <table:table-cell table:style-name="ce289"/>
          <table:table-cell office:value-type="string" table:style-name="ce289">
            <text:p>x</text:p>
          </table:table-cell>
          <table:table-cell table:style-name="ce289"/>
          <table:table-cell office:value-type="string" table:style-name="ce289">
            <text:p>x</text:p>
          </table:table-cell>
          <table:table-cell table:style-name="ce289"/>
          <table:table-cell office:value-type="string" table:style-name="ce288">
            <text:p>Open Government Capabilities</text:p>
          </table:table-cell>
          <table:table-cell office:value-type="boolean" office:boolean-value="false" table:style-name="ce290">
            <text:p>FALSE</text:p>
          </table:table-cell>
          <table:table-cell table:number-columns-repeated="7" table:style-name="ce289"/>
          <table:table-cell office:value-type="string" table:style-name="ce290">
            <text:p>Open government capabilities</text:p>
          </table:table-cell>
          <table:table-cell office:value-type="string" table:style-name="ce289">
            <text:p>x</text:p>
          </table:table-cell>
          <table:table-cell office:value-type="string" table:style-name="ce289">
            <text:p>x</text:p>
          </table:table-cell>
          <table:table-cell table:style-name="ce336"/>
          <table:table-cell office:value-type="string" table:style-name="ce204">
            <text:p>Unlocking the potential of crowdsourcing for public decision-making with artificial intelligence</text:p>
          </table:table-cell>
          <table:table-cell office:value-type="date" office:date-value="2021-11-08T00:00:00" table:style-name="ce26">
            <text:p>08/11/2021</text:p>
          </table:table-cell>
          <table:table-cell table:style-name="ce335"/>
          <table:table-cell table:number-columns-repeated="16321"/>
        </table:table-row>
        <table:table-row table:style-name="ro2">
          <table:table-cell office:value-type="float" office:value="99000315" table:style-name="ce421">
            <text:p>99000315</text:p>
          </table:table-cell>
          <table:table-cell office:value-type="string" table:style-name="ce422">
            <text:p>AD_Prog_315</text:p>
          </table:table-cell>
          <table:table-cell office:value-type="string" table:style-name="ce338">
            <text:p>INPS project in the UNESCO World Top 10 for artificial intelligence</text:p>
          </table:table-cell>
          <table:table-cell office:value-type="string" table:style-name="ce339">
            <text:p><text:a xlink:href="https://www.inps.it/it/it/inps-comunica/notizie/dettaglio-news-page.news.2021.12.inps-nella-top-10-mondiale-dell-intelligenza-artificiale-di-ircai-unesco.html">https://www.inps.it/it/it/inps-comunica/notizie/dettaglio-news-page.news.2021.12.inps-nella-top-10-mondiale-dell-intelligenza-artificiale-di-ircai-unesco.html</text:a></text:p>
          </table:table-cell>
          <table:table-cell office:value-type="string" table:style-name="ce29">
            <text:p>The plan to make the communication flow of millions of certified e-mails (certified e-mails) more efficient. The project focuses on making the communication flow of the millions of PECs sent to INPS every year more efficient, through a system that is able to understand the content of the PEC received and automatically direct it to the INPS operator more specialized in the specific response. This has a twofold advantage: it cuts down on INPS communication and response times to the applicant; and optimizes the work of operators by allowing them to devote themselves to activities with maximum added value for the user.</text:p>
          </table:table-cell>
          <table:table-cell office:value-type="string" table:content-validation-name="val14" table:style-name="ce29">
            <text:p>National</text:p>
          </table:table-cell>
          <table:table-cell office:value-type="string" table:content-validation-name="val13" table:style-name="ce29">
            <text:p>Italy</text:p>
          </table:table-cell>
          <table:table-cell office:value-type="string" table:content-validation-name="val12" table:style-name="ce29">
            <text:p>IT</text:p>
          </table:table-cell>
          <table:table-cell office:value-type="string" table:style-name="ce29">
            <text:p>INPS - Italy</text:p>
          </table:table-cell>
          <table:table-cell office:value-type="string" table:content-validation-name="val11" table:style-name="ce289">
            <text:p>Central-Government</text:p>
          </table:table-cell>
          <table:table-cell office:value-type="string" table:content-validation-name="val10" table:style-name="ce29">
            <text:p>General public services</text:p>
          </table:table-cell>
          <table:table-cell office:value-type="string" table:content-validation-name="val9" table:style-name="ce29">
            <text:p>General services.</text:p>
          </table:table-cell>
          <table:table-cell office:value-type="string" table:content-validation-name="val8" table:style-name="ce29">
            <text:p>Pilot</text:p>
          </table:table-cell>
          <table:table-cell office:value-type="float" office:value="2021" table:style-name="ce277">
            <text:p>2021</text:p>
          </table:table-cell>
          <table:table-cell table:style-name="ce340"/>
          <table:table-cell office:value-type="string" table:content-validation-name="val7" table:style-name="ce216">
            <text:p>Learning</text:p>
          </table:table-cell>
          <table:table-cell office:value-type="string" table:content-validation-name="val6" table:style-name="ce216">
            <text:p>Machine learning</text:p>
          </table:table-cell>
          <table:table-cell office:value-type="string" table:content-validation-name="val6" table:style-name="ce341">
            <text:p>Optimisation</text:p>
          </table:table-cell>
          <table:table-cell table:content-validation-name="val6" table:style-name="ce341"/>
          <table:table-cell table:content-validation-name="val6" table:style-name="ce341"/>
          <table:table-cell office:value-type="string" table:style-name="ce216">
            <text:p>Intelligent Data Processing</text:p>
          </table:table-cell>
          <table:table-cell table:content-validation-name="val3" table:style-name="ce342"/>
          <table:table-cell office:value-type="string" table:content-validation-name="val15" table:style-name="ce342">
            <text:p>Internal management</text:p>
          </table:table-cell>
          <table:table-cell office:value-type="string" table:content-validation-name="val20" table:style-name="ce343">
            <text:p>Internal support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office:value-type="string" table:content-validation-name="val18" table:style-name="ce29">
            <text:p>G2G</text:p>
          </table:table-cell>
          <table:table-cell office:value-type="string" table:content-validation-name="val17" table:style-name="ce263">
            <text:p>Historical Data</text:p>
          </table:table-cell>
          <table:table-cell office:value-type="string" table:content-validation-name="val17" table:style-name="ce344">
            <text:p>Historical Data</text:p>
          </table:table-cell>
          <table:table-cell table:content-validation-name="val27" table:style-name="ce28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Multilingualism</text:p>
          </table:table-cell>
          <table:table-cell office:value-type="string" table:content-validation-name="val24" table:style-name="ce287">
            <text:p>Classification</text:p>
          </table:table-cell>
          <table:table-cell table:content-validation-name="val1" table:style-name="ce287"/>
          <table:table-cell office:value-type="boolean" office:boolean-value="false" table:style-name="ce297">
            <text:p>FALSE</text:p>
          </table:table-cell>
          <table:table-cell table:number-columns-repeated="5" table:style-name="ce289"/>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289"/>
          <table:table-cell office:value-type="string" table:style-name="ce345">
            <text:p>x</text:p>
          </table:table-cell>
          <table:table-cell table:number-columns-repeated="4" table:style-name="ce345"/>
          <table:table-cell office:value-type="boolean" office:boolean-value="false" table:style-name="ce290">
            <text:p>FALSE</text:p>
          </table:table-cell>
          <table:table-cell table:number-columns-repeated="2" table:style-name="ce345"/>
          <table:table-cell table:style-name="ce346"/>
          <table:table-cell office:value-type="string" table:style-name="ce339">
            <text:p>Progetto Inps nella Top 10 mondiale Unesco per intelligenza artificiale</text:p>
          </table:table-cell>
          <table:table-cell office:value-type="date" office:date-value="2022-01-10T00:00:00" table:style-name="ce30">
            <text:p>10/01/2022</text:p>
          </table:table-cell>
          <table:table-cell table:style-name="ce347"/>
          <table:table-cell table:number-columns-repeated="16321"/>
        </table:table-row>
        <table:table-row table:style-name="ro2">
          <table:table-cell office:value-type="float" office:value="1057" table:style-name="ce424">
            <text:p>1057</text:p>
          </table:table-cell>
          <table:table-cell office:value-type="string" table:style-name="ce423">
            <text:p>AIWT6-1057</text:p>
          </table:table-cell>
          <table:table-cell office:value-type="string" table:style-name="ce349">
            <text:p>LEOS Case Study 1: Learning from examining corrigenda<text:s/></text:p>
          </table:table-cell>
          <table:table-cell office:value-type="string" table:style-name="ce35">
            <text:p><text:a xlink:href="https://joinup.ec.europa.eu/collection/justice-law-and-security/solution/leos-open-source-software-editing-legislation/document/drafting-legislation-era-ai-and-digitisation">https://joinup.ec.europa.eu/collection/justice-law-and-security/solution/leos-open-source-software-editing-legislation/document/drafting-legislation-era-ai-and-digitisation</text:a></text:p>
          </table:table-cell>
          <table:table-cell office:value-type="string" table:content-validation-name="val1" table:style-name="ce25">
            <text:p>This use case can detect patterns that could be avoided in legal drafting, with benefits that include better regulation, clear legislation, bringing down the costs associated with republication, and saving time in making updated legislation available.</text:p>
          </table:table-cell>
          <table:table-cell office:value-type="string" table:content-validation-name="val14" table:style-name="ce276">
            <text:p>Across Countries</text:p>
          </table:table-cell>
          <table:table-cell office:value-type="string" table:content-validation-name="val13" table:style-name="ce29">
            <text:p>Belgium</text:p>
          </table:table-cell>
          <table:table-cell office:value-type="string" table:content-validation-name="val12" table:style-name="ce29">
            <text:p>BE</text:p>
          </table:table-cell>
          <table:table-cell office:value-type="string" table:style-name="ce281">
            <text:p>Digital Europe Programme (DIGITAL)</text:p>
          </table:table-cell>
          <table:table-cell office:value-type="string" table:content-validation-name="val11" table:style-name="ce282">
            <text:p>Central-Government</text:p>
          </table:table-cell>
          <table:table-cell office:value-type="string" table:content-validation-name="val10" table:style-name="ce281">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4">
            <text:p>Pilot</text:p>
          </table:table-cell>
          <table:table-cell office:value-type="float" office:value="2022" table:style-name="ce284">
            <text:p>2022</text:p>
          </table:table-cell>
          <table:table-cell table:style-name="ce350"/>
          <table:table-cell office:value-type="string" table:content-validation-name="val7" table:style-name="ce317">
            <text:p>Reasoning</text:p>
          </table:table-cell>
          <table:table-cell office:value-type="string" table:content-validation-name="val6" table:style-name="ce350">
            <text:p>Knowledge representation</text:p>
          </table:table-cell>
          <table:table-cell office:value-type="string" table:content-validation-name="val6" table:style-name="ce350">
            <text:p>Natural language processing</text:p>
          </table:table-cell>
          <table:table-cell office:value-type="string" table:content-validation-name="val6" table:style-name="ce350">
            <text:p>Searching</text:p>
          </table:table-cell>
          <table:table-cell table:style-name="ce350"/>
          <table:table-cell table:content-validation-name="val5"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1" table:style-name="ce29"/>
          <table:table-cell table:content-validation-name="val16" table:style-name="ce29"/>
          <table:table-cell table:content-validation-name="val18" table:style-name="ce29"/>
          <table:table-cell table:content-validation-name="val17" table:style-name="ce217"/>
          <table:table-cell table:content-validation-name="val17" table:style-name="ce350"/>
          <table:table-cell table:style-name="ce317"/>
          <table:table-cell table:content-validation-name="val23"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1">
            <text:p>https://joinup.ec.europa.eu/collection/justice-law-and-security/solution/leos-open-source-software-editing-legislation/document/drafting-legislation-era-ai-and-digitisation</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58" table:style-name="ce424">
            <text:p>1058</text:p>
          </table:table-cell>
          <table:table-cell office:value-type="string" table:style-name="ce423">
            <text:p>AIWT6-1058</text:p>
          </table:table-cell>
          <table:table-cell office:value-type="string" table:style-name="ce349">
            <text:p>LEOS Case 2: Transposition of EU directives<text:s/></text:p>
          </table:table-cell>
          <table:table-cell office:value-type="string" table:style-name="ce35">
            <text:p><text:a xlink:href="https://joinup.ec.europa.eu/collection/justice-law-and-security/solution/leos-open-source-software-editing-legislation/document/drafting-legislation-era-ai-and-digitisation">https://joinup.ec.europa.eu/collection/justice-law-and-security/solution/leos-open-source-software-editing-legislation/document/drafting-legislation-era-ai-and-digitisation</text:a></text:p>
          </table:table-cell>
          <table:table-cell office:value-type="string" table:content-validation-name="val1" table:style-name="ce29">
            <text:p>Explores how AI can be used to document the transposition and consolidation of EU law into Member States. The plan is to take the transposition of some directives into Italian domestic legislation and to compare them using AI in order to measure the relationships between the different articles and so identify where the two document diverge</text:p>
          </table:table-cell>
          <table:table-cell office:value-type="string" table:content-validation-name="val14" table:style-name="ce276">
            <text:p>Across Countries</text:p>
          </table:table-cell>
          <table:table-cell office:value-type="string" table:content-validation-name="val13" table:style-name="ce29">
            <text:p>Belgium</text:p>
          </table:table-cell>
          <table:table-cell office:value-type="string" table:content-validation-name="val12" table:style-name="ce29">
            <text:p>BE</text:p>
          </table:table-cell>
          <table:table-cell office:value-type="string" table:style-name="ce281">
            <text:p>Digital Europe Programme (DIGITAL)</text:p>
          </table:table-cell>
          <table:table-cell office:value-type="string" table:content-validation-name="val11" table:style-name="ce282">
            <text:p>Central-Government</text:p>
          </table:table-cell>
          <table:table-cell office:value-type="string" table:content-validation-name="val10" table:style-name="ce281">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4">
            <text:p>Pilot</text:p>
          </table:table-cell>
          <table:table-cell office:value-type="float" office:value="2022" table:style-name="ce284">
            <text:p>2022</text:p>
          </table:table-cell>
          <table:table-cell table:style-name="ce350"/>
          <table:table-cell office:value-type="string" table:content-validation-name="val7" table:style-name="ce317">
            <text:p>Reasoning</text:p>
          </table:table-cell>
          <table:table-cell office:value-type="string" table:content-validation-name="val6" table:style-name="ce350">
            <text:p>Automated reasoning</text:p>
          </table:table-cell>
          <table:table-cell office:value-type="string" table:content-validation-name="val6" table:style-name="ce350">
            <text:p>Natural language processing</text:p>
          </table:table-cell>
          <table:table-cell office:value-type="string" table:content-validation-name="val6" table:style-name="ce350">
            <text:p>Machine learning</text:p>
          </table:table-cell>
          <table:table-cell table:style-name="ce350"/>
          <table:table-cell table:content-validation-name="val5"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1" table:style-name="ce29"/>
          <table:table-cell table:content-validation-name="val16" table:style-name="ce29"/>
          <table:table-cell table:content-validation-name="val18" table:style-name="ce29"/>
          <table:table-cell table:content-validation-name="val17" table:style-name="ce217"/>
          <table:table-cell table:content-validation-name="val17" table:style-name="ce350"/>
          <table:table-cell table:style-name="ce317"/>
          <table:table-cell table:content-validation-name="val23"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1">
            <text:p>https://joinup.ec.europa.eu/collection/justice-law-and-security/solution/leos-open-source-software-editing-legislation/document/drafting-legislation-era-ai-and-digitisation</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59" table:style-name="ce424">
            <text:p>1059</text:p>
          </table:table-cell>
          <table:table-cell office:value-type="string" table:style-name="ce423">
            <text:p>AIWT6-1059</text:p>
          </table:table-cell>
          <table:table-cell office:value-type="string" table:style-name="ce349">
            <text:p>LEOS Case 3: Derogations and transitory provisions</text:p>
          </table:table-cell>
          <table:table-cell office:value-type="string" table:style-name="ce351">
            <text:p>https://joinup.ec.europa.eu/collection/justice-law-and-security/solution/leos-open-source-software-editing-legislation/document/drafting-legislation-era-ai-and-digitisation</text:p>
          </table:table-cell>
          <table:table-cell office:value-type="string" table:content-validation-name="val1" table:style-name="ce29">
            <text:p>To explore how AI classification can detect derogations and connect them with the initial obligations. We also wanted to detect the temporal parameters, when they are declared in the text, and the conditions when the derogation is applicable</text:p>
          </table:table-cell>
          <table:table-cell office:value-type="string" table:content-validation-name="val14" table:style-name="ce276">
            <text:p>Across Countries</text:p>
          </table:table-cell>
          <table:table-cell office:value-type="string" table:content-validation-name="val13" table:style-name="ce29">
            <text:p>Belgium</text:p>
          </table:table-cell>
          <table:table-cell office:value-type="string" table:content-validation-name="val12" table:style-name="ce29">
            <text:p>BE</text:p>
          </table:table-cell>
          <table:table-cell office:value-type="string" table:style-name="ce281">
            <text:p>Digital Europe Programme (DIGITAL)</text:p>
          </table:table-cell>
          <table:table-cell office:value-type="string" table:content-validation-name="val11" table:style-name="ce282">
            <text:p>Central-Government</text:p>
          </table:table-cell>
          <table:table-cell office:value-type="string" table:content-validation-name="val10" table:style-name="ce281">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4">
            <text:p>Pilot</text:p>
          </table:table-cell>
          <table:table-cell office:value-type="float" office:value="2022" table:style-name="ce284">
            <text:p>2022</text:p>
          </table:table-cell>
          <table:table-cell table:style-name="ce350"/>
          <table:table-cell office:value-type="string" table:content-validation-name="val7" table:style-name="ce317">
            <text:p>Planning</text:p>
          </table:table-cell>
          <table:table-cell office:value-type="string" table:content-validation-name="val6" table:style-name="ce350">
            <text:p>Searching</text:p>
          </table:table-cell>
          <table:table-cell office:value-type="string" table:content-validation-name="val6" table:style-name="ce350">
            <text:p>Natural language processing</text:p>
          </table:table-cell>
          <table:table-cell office:value-type="string" table:content-validation-name="val6" table:style-name="ce350">
            <text:p>Automated reasoning</text:p>
          </table:table-cell>
          <table:table-cell table:style-name="ce350"/>
          <table:table-cell table:content-validation-name="val5"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1" table:style-name="ce29"/>
          <table:table-cell table:content-validation-name="val16" table:style-name="ce29"/>
          <table:table-cell table:content-validation-name="val18" table:style-name="ce29"/>
          <table:table-cell table:content-validation-name="val17" table:style-name="ce217"/>
          <table:table-cell table:content-validation-name="val17" table:style-name="ce350"/>
          <table:table-cell table:style-name="ce317"/>
          <table:table-cell table:content-validation-name="val23"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1">
            <text:p>https://joinup.ec.europa.eu/collection/justice-law-and-security/solution/leos-open-source-software-editing-legislation/document/drafting-legislation-era-ai-and-digitisation</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60" table:style-name="ce424">
            <text:p>1060</text:p>
          </table:table-cell>
          <table:table-cell office:value-type="string" table:style-name="ce423">
            <text:p>AIWT6-1060</text:p>
          </table:table-cell>
          <table:table-cell office:value-type="string" table:style-name="ce349">
            <text:p>LEOS Case 4: Checking for digital readiness</text:p>
          </table:table-cell>
          <table:table-cell office:value-type="string" table:style-name="ce351">
            <text:p>https://joinup.ec.europa.eu/collection/justice-law-and-security/solution/leos-open-source-software-editing-legislation/document/drafting-legislation-era-ai-and-digitisation</text:p>
          </table:table-cell>
          <table:table-cell office:value-type="string" table:content-validation-name="val14" table:style-name="ce29">
            <text:p>to explore how to support the assessment of an act’s digital readiness: policies and legislative acts are digital-ready if they enable smooth and digital-by-default policy implementation through best use of digital technologies and data. We have three main subgoals in this proof of concept:</text:p>
            <text:p>1. to calculate an index related to a specific document in relation to the concept ‘digital-ready’;</text:p>
            <text:p>2. to calculate how pervasive an effect normative citations and definitions have on the normative system (propagation effect of some definition when it is used a normative citation instead to repeat the definition);</text:p>
            <text:p>3. to develop a predictive model in order to calculate the index of a new document while drafting small fragments of text.</text:p>
          </table:table-cell>
          <table:table-cell office:value-type="string" table:content-validation-name="val14" table:style-name="ce276">
            <text:p>Across Countries</text:p>
          </table:table-cell>
          <table:table-cell office:value-type="string" table:content-validation-name="val13" table:style-name="ce29">
            <text:p>Belgium</text:p>
          </table:table-cell>
          <table:table-cell office:value-type="string" table:content-validation-name="val12" table:style-name="ce29">
            <text:p>BE</text:p>
          </table:table-cell>
          <table:table-cell office:value-type="string" table:style-name="ce281">
            <text:p>Digital Europe Programme (DIGITAL)</text:p>
          </table:table-cell>
          <table:table-cell office:value-type="string" table:content-validation-name="val11" table:style-name="ce282">
            <text:p>Central-Government</text:p>
          </table:table-cell>
          <table:table-cell office:value-type="string" table:content-validation-name="val10" table:style-name="ce281">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4">
            <text:p>Pilot</text:p>
          </table:table-cell>
          <table:table-cell office:value-type="float" office:value="2022" table:style-name="ce284">
            <text:p>2022</text:p>
          </table:table-cell>
          <table:table-cell table:style-name="ce350"/>
          <table:table-cell office:value-type="string" table:content-validation-name="val7" table:style-name="ce317">
            <text:p>Planning</text:p>
          </table:table-cell>
          <table:table-cell office:value-type="string" table:content-validation-name="val6" table:style-name="ce350">
            <text:p>Optimisation</text:p>
          </table:table-cell>
          <table:table-cell office:value-type="string" table:content-validation-name="val6" table:style-name="ce350">
            <text:p>Natural language processing</text:p>
          </table:table-cell>
          <table:table-cell table:content-validation-name="val6" table:style-name="ce350"/>
          <table:table-cell table:style-name="ce350"/>
          <table:table-cell table:content-validation-name="val5"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1" table:style-name="ce29"/>
          <table:table-cell table:content-validation-name="val16" table:style-name="ce29"/>
          <table:table-cell table:content-validation-name="val18" table:style-name="ce29"/>
          <table:table-cell table:content-validation-name="val17" table:style-name="ce217"/>
          <table:table-cell table:content-validation-name="val17" table:style-name="ce350"/>
          <table:table-cell table:style-name="ce317"/>
          <table:table-cell table:content-validation-name="val23"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Calculation​</text:p>
          </table:table-cell>
          <table:table-cell table:content-validation-name="val1" table:style-name="ce287"/>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1">
            <text:p>https://joinup.ec.europa.eu/collection/justice-law-and-security/solution/leos-open-source-software-editing-legislation/document/drafting-legislation-era-ai-and-digitisation</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63" table:style-name="ce425">
            <text:p>1063</text:p>
          </table:table-cell>
          <table:table-cell office:value-type="string" table:style-name="ce277">
            <text:p>AIWT6-1063</text:p>
          </table:table-cell>
          <table:table-cell office:value-type="string" table:style-name="ce277">
            <text:p>Facial and official document recognition to deliver digital identities</text:p>
          </table:table-cell>
          <table:table-cell office:value-type="string" table:style-name="ce27">
            <text:p><text:a xlink:href="https://www.aoc.cat/en/projecte-innovacio/identificacio-remota-dels-ciutadans-mitjancant-videoidentificacio/">https://www.aoc.cat/en/projecte-innovacio/identificacio-remota-dels-ciutadans-mitjancant-videoidentificacio/</text:a></text:p>
          </table:table-cell>
          <table:table-cell office:value-type="string" table:style-name="ce276">
            <text:p>Remote identification of the citizen using facial recognition</text:p>
          </table:table-cell>
          <table:table-cell office:value-type="string" table:content-validation-name="val14" table:style-name="ce22">
            <text:p>Regional</text:p>
          </table:table-cell>
          <table:table-cell office:value-type="string" table:content-validation-name="val13" table:style-name="ce29">
            <text:p>Spain</text:p>
          </table:table-cell>
          <table:table-cell office:value-type="string" table:content-validation-name="val12" table:style-name="ce29">
            <text:p>ES</text:p>
          </table:table-cell>
          <table:table-cell office:value-type="string" table:style-name="ce281">
            <text:p>AOC Consorci Administració Oberta de Catalunya</text:p>
          </table:table-cell>
          <table:table-cell office:value-type="string" table:content-validation-name="val11" table:style-name="ce282">
            <text:p>Regional Government</text:p>
          </table:table-cell>
          <table:table-cell office:value-type="string" table:content-validation-name="val10" table:style-name="ce281">
            <text:p>General public services</text:p>
          </table:table-cell>
          <table:table-cell office:value-type="string" table:content-validation-name="val9" table:style-name="ce281">
            <text:p>General services.</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Perception</text:p>
          </table:table-cell>
          <table:table-cell office:value-type="string" table:content-validation-name="val6" table:style-name="ce350">
            <text:p>Computer vision</text:p>
          </table:table-cell>
          <table:table-cell office:value-type="string" table:content-validation-name="val6" table:style-name="ce350">
            <text:p>Natural language processing</text:p>
          </table:table-cell>
          <table:table-cell office:value-type="string" table:content-validation-name="val6" table:style-name="ce350">
            <text:p>Automated reasoning</text:p>
          </table:table-cell>
          <table:table-cell table:content-validation-name="val6" table:style-name="ce350"/>
          <table:table-cell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27">
            <text:p><text:a xlink:href="https://www.aoc.cat/en/projecte-innovacio/identificacio-remota-dels-ciutadans-mitjancant-videoidentificacio/">https://www.aoc.cat/en/projecte-innovacio/identificacio-remota-dels-ciutadans-mitjancant-videoidentificacio/</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67" table:style-name="ce428">
            <text:p>1067</text:p>
          </table:table-cell>
          <table:table-cell office:value-type="string" table:style-name="ce353">
            <text:p>AIWT6-1067</text:p>
          </table:table-cell>
          <table:table-cell office:value-type="string" table:style-name="ce277">
            <text:p>Automating the energy poverty report<text:s/></text:p>
          </table:table-cell>
          <table:table-cell office:value-type="string" table:style-name="ce27">
            <text:p><text:a xlink:href="https://www.aoc.cat/">https://www.aoc.cat</text:a></text:p>
          </table:table-cell>
          <table:table-cell office:value-type="string" table:style-name="ce276">
            <text:p>According to the law in Spain, the citizens who are facing complex economic or social situations cannot be cut off from basic supply services (gas, water or electricity). When the suppliers detect unpaid invoices, before cutting off the service, they must do a consultation to the municipality to know if the citizen or family is facing a situation of social vulnerability. The municipalities receive monthly lists from the companies in different formats and have to go through a costly bureaucratic manual process in order to validate if a citizen is in social or economic risk. The solution developed by AOC automatizes this complex process of data verification by improving the interoperability between the companies and the municipalities and between the municipalities and other administrations to verify the data.​</text:p>
          </table:table-cell>
          <table:table-cell office:value-type="string" table:content-validation-name="val14" table:style-name="ce22">
            <text:p>Regional</text:p>
          </table:table-cell>
          <table:table-cell office:value-type="string" table:content-validation-name="val13" table:style-name="ce29">
            <text:p>Spain</text:p>
          </table:table-cell>
          <table:table-cell office:value-type="string" table:content-validation-name="val12" table:style-name="ce29">
            <text:p>ES</text:p>
          </table:table-cell>
          <table:table-cell office:value-type="string" table:style-name="ce281">
            <text:p>AOC Consorci Administració Oberta de Catalunya</text:p>
          </table:table-cell>
          <table:table-cell office:value-type="string" table:content-validation-name="val11" table:style-name="ce282">
            <text:p>Regional Government</text:p>
          </table:table-cell>
          <table:table-cell office:value-type="string" table:content-validation-name="val10" table:style-name="ce281">
            <text:p>Social protection</text:p>
          </table:table-cell>
          <table:table-cell office:value-type="string" table:content-validation-name="val9" table:style-name="ce281">
            <text:p>Fuel and energy</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Planning</text:p>
          </table:table-cell>
          <table:table-cell office:value-type="string" table:content-validation-name="val6" table:style-name="ce350">
            <text:p>Planning and Scheduling</text:p>
          </table:table-cell>
          <table:table-cell office:value-type="string" table:content-validation-name="val6" table:style-name="ce350">
            <text:p>Automated reasoning</text:p>
          </table:table-cell>
          <table:table-cell office:value-type="string" table:content-validation-name="val6" table:style-name="ce350">
            <text:p>Knowledge representation</text:p>
          </table:table-cell>
          <table:table-cell table:content-validation-name="val6" table:style-name="ce350"/>
          <table:table-cell table:style-name="ce350"/>
          <table:table-cell table:content-validation-name="val3" table:style-name="ce350"/>
          <table:table-cell office:value-type="string" table:content-validation-name="val15" table:style-name="ce326">
            <text:p>Public services and engagement</text:p>
          </table:table-cell>
          <table:table-cell office:value-type="string" table:content-validation-name="val20" table:style-name="ce326">
            <text:p>Information analysis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Assessment of Effectiveness and Efficiency</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table:style-name="ce300"/>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70" table:style-name="ce424">
            <text:p>1070</text:p>
          </table:table-cell>
          <table:table-cell office:value-type="string" table:style-name="ce423">
            <text:p>AIWT6-1070</text:p>
          </table:table-cell>
          <table:table-cell office:value-type="string" table:style-name="ce349">
            <text:p>JustizOnline</text:p>
          </table:table-cell>
          <table:table-cell office:value-type="string" table:style-name="ce351">
            <text:p>https://justizonline.gv.at/</text:p>
          </table:table-cell>
          <table:table-cell office:value-type="string" table:style-name="ce29">
            <text:p>The idea of JustizOnline is, firstly, that physically going to court will no longer be necessary in many cases and, secondly, that information and answers will be provided quickly. The chatbot “Justitia” guides people in search of information directly to the information and functions that are relevant to them. It can also answer simple justice-related questions. Searches of the Companies Register and Land Register can now also be carried out simply and directly online. Links and interfaces to other e-government portals, such as the business service portal and oesterreich.gv.at, mean that information about representation and authorisation now only needs to be updated in a single place.</text:p>
          </table:table-cell>
          <table:table-cell office:value-type="string" table:content-validation-name="val14" table:style-name="ce29">
            <text:p>National</text:p>
          </table:table-cell>
          <table:table-cell office:value-type="string" table:content-validation-name="val13" table:style-name="ce29">
            <text:p>Austria</text:p>
          </table:table-cell>
          <table:table-cell office:value-type="string" table:content-validation-name="val12" table:style-name="ce29">
            <text:p>AT</text:p>
          </table:table-cell>
          <table:table-cell office:value-type="string" table:style-name="ce281">
            <text:p>Ministry</text:p>
            <text:p>of Justice Austria</text:p>
          </table:table-cell>
          <table:table-cell office:value-type="string" table:content-validation-name="val11" table:style-name="ce282">
            <text:p>Central-Government</text:p>
          </table:table-cell>
          <table:table-cell office:value-type="string" table:content-validation-name="val10" table:style-name="ce281">
            <text:p>General public services</text:p>
          </table:table-cell>
          <table:table-cell office:value-type="string" table:content-validation-name="val9" table:style-name="ce281">
            <text:p>Executive and legislative organs, financial and fiscal affairs, external affairs.</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Communication</text:p>
          </table:table-cell>
          <table:table-cell office:value-type="string" table:content-validation-name="val6" table:style-name="ce350">
            <text:p>Natural language processing</text:p>
          </table:table-cell>
          <table:table-cell office:value-type="string" table:content-validation-name="val6" table:style-name="ce350">
            <text:p>Knowledge representation</text:p>
          </table:table-cell>
          <table:table-cell office:value-type="string" table:content-validation-name="val6" table:style-name="ce350">
            <text:p>Automated reasoning</text:p>
          </table:table-cell>
          <table:table-cell table:content-validation-name="val6" table:style-name="ce350"/>
          <table:table-cell table:style-name="ce350"/>
          <table:table-cell table:content-validation-name="val3" table:style-name="ce350"/>
          <table:table-cell office:value-type="string" table:content-validation-name="val15" table:style-name="ce326">
            <text:p>Internal management</text:p>
          </table:table-cell>
          <table:table-cell office:value-type="string" table:content-validation-name="val20" table:style-name="ce326">
            <text:p>Internal support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User-centricity</text:p>
          </table:table-cell>
          <table:table-cell office:value-type="string" table:content-validation-name="val25" table:style-name="ce287">
            <text:p>Administrative simplification</text:p>
          </table:table-cell>
          <table:table-cell office:value-type="string" table:content-validation-name="val24" table:style-name="ce287">
            <text:p>Conversation</text:p>
            <text:p>Support​ interaction</text:p>
          </table:table-cell>
          <table:table-cell office:value-type="string" table:content-validation-name="val1" table:style-name="ce287">
            <text:p>Extraction​</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1">
            <text:p>https://justizonline.gv.at/</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89" table:style-name="ce424">
            <text:p>1089</text:p>
          </table:table-cell>
          <table:table-cell office:value-type="string" table:style-name="ce423">
            <text:p>AIWT6-1089</text:p>
          </table:table-cell>
          <table:table-cell office:value-type="string" table:style-name="ce349">
            <text:p>AI for Weather Forecast in Trentino</text:p>
          </table:table-cell>
          <table:table-cell office:value-type="string" table:style-name="ce35">
            <text:p><text:a xlink:href="https://www.trentinoinnovation.eu/en/public-ai-challenge-premiata-la-sfida-di-progetto-fondo-caproni/">https://www.trentinoinnovation.eu/en/public-ai-challenge-premiata-la-sfida-di-progetto-fondo-caproni/</text:a></text:p>
          </table:table-cell>
          <table:table-cell office:value-type="string" table:style-name="ce29">
            <text:p>Development of a weather warning system for the Province of Trento local administrators and specific people with MeteoTrentino. Notifications are sent by SMS, Telegram and IoApp public administration notification system. Focus on storms and fast happening events that require action) . Evolution on going in order to detect climate change forecast in real time and using the position of the user in real time<text:s text:c="2"/></text:p>
          </table:table-cell>
          <table:table-cell office:value-type="string" table:content-validation-name="val14" table:style-name="ce29">
            <text:p>Regional</text:p>
          </table:table-cell>
          <table:table-cell office:value-type="string" table:content-validation-name="val13" table:style-name="ce29">
            <text:p>Italy</text:p>
          </table:table-cell>
          <table:table-cell office:value-type="string" table:content-validation-name="val12" table:style-name="ce29">
            <text:p>IT</text:p>
          </table:table-cell>
          <table:table-cell office:value-type="string" table:style-name="ce29">
            <text:p>Provincia Autonoma di Trento</text:p>
          </table:table-cell>
          <table:table-cell office:value-type="string" table:content-validation-name="val11" table:style-name="ce282">
            <text:p>Regional Government</text:p>
          </table:table-cell>
          <table:table-cell office:value-type="string" table:content-validation-name="val10" table:style-name="ce29">
            <text:p>Environmental protection</text:p>
          </table:table-cell>
          <table:table-cell office:value-type="string" table:content-validation-name="val9" table:style-name="ce29">
            <text:p>Agriculture, forestry, fishing and hunting</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Optimisation</text:p>
          </table:table-cell>
          <table:table-cell office:value-type="string" table:content-validation-name="val6" table:style-name="ce350">
            <text:p>Automated reasoning</text:p>
          </table:table-cell>
          <table:table-cell table:content-validation-name="val6" table:style-name="ce350"/>
          <table:table-cell table:style-name="ce350"/>
          <table:table-cell table:content-validation-name="val3" table:style-name="ce350"/>
          <table:table-cell office:value-type="string" table:content-validation-name="val15" table:style-name="ce326">
            <text:p>Analysis, monitoring and regulatory research</text:p>
          </table:table-cell>
          <table:table-cell office:value-type="string" table:content-validation-name="val20" table:style-name="ce326">
            <text:p>Prediction and planning<text: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Structuring</text:p>
            <text:p>Transform</text:p>
          </table:table-cell>
          <table:table-cell office:value-type="string" table:content-validation-name="val1" table:style-name="ce287">
            <text:p>Detection ​</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www.trentinoinnovation.eu/en/public-ai-challenge-premiata-la-sfida-di-progetto-fondo-caproni/">https://www.trentinoinnovation.eu/en/public-ai-challenge-premiata-la-sfida-di-progetto-fondo-caproni/</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90" table:style-name="ce424">
            <text:p>1090</text:p>
          </table:table-cell>
          <table:table-cell office:value-type="string" table:style-name="ce423">
            <text:p>AIWT6-1090</text:p>
          </table:table-cell>
          <table:table-cell office:value-type="string" table:style-name="ce349">
            <text:p>AI for Monitoring Glacier water flows</text:p>
          </table:table-cell>
          <table:table-cell office:value-type="string" table:style-name="ce35">
            <text:p><text:a xlink:href="https://www.trentinoinnovation.eu/en/public-ai-challenge-premiata-la-sfida-di-progetto-fondo-caproni/">https://www.trentinoinnovation.eu/en/public-ai-challenge-premiata-la-sfida-di-progetto-fondo-caproni/</text:a></text:p>
          </table:table-cell>
          <table:table-cell office:value-type="string" table:style-name="ce29">
            <text:p>Monitoring environment – research has been made on the Glacier Careser in the Dolomites (a forecast made by using a dense neural network technique), they made the reconstruction of the water flows towards the water reservoirs downhill. Reconstruction of missing flow rates (prediction / measurement)<text:s/></text:p>
          </table:table-cell>
          <table:table-cell office:value-type="string" table:content-validation-name="val14" table:style-name="ce29">
            <text:p>Regional</text:p>
          </table:table-cell>
          <table:table-cell office:value-type="string" table:content-validation-name="val13" table:style-name="ce29">
            <text:p>Italy</text:p>
          </table:table-cell>
          <table:table-cell office:value-type="string" table:content-validation-name="val12" table:style-name="ce29">
            <text:p>IT</text:p>
          </table:table-cell>
          <table:table-cell office:value-type="string" table:style-name="ce29">
            <text:p>Provincia Autonoma di Trento</text:p>
          </table:table-cell>
          <table:table-cell office:value-type="string" table:content-validation-name="val11" table:style-name="ce282">
            <text:p>Regional Government</text:p>
          </table:table-cell>
          <table:table-cell office:value-type="string" table:content-validation-name="val10" table:style-name="ce29">
            <text:p>Environmental protection</text:p>
          </table:table-cell>
          <table:table-cell office:value-type="string" table:content-validation-name="val9" table:style-name="ce29">
            <text:p>Agriculture, forestry, fishing and hunting</text:p>
          </table:table-cell>
          <table:table-cell office:value-type="string" table:content-validation-name="val8" table:style-name="ce284">
            <text:p>Pilot</text:p>
          </table:table-cell>
          <table:table-cell office:value-type="float" office:value="2022" table:style-name="ce284">
            <text:p>2022</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Optimisation</text:p>
          </table:table-cell>
          <table:table-cell table:content-validation-name="val6" table:style-name="ce350"/>
          <table:table-cell table:content-validation-name="val6" table:style-name="ce350"/>
          <table:table-cell table:style-name="ce350"/>
          <table:table-cell table:content-validation-name="val3" table:style-name="ce350"/>
          <table:table-cell office:value-type="string" table:content-validation-name="val15" table:style-name="ce326">
            <text:p>Analysis, monitoring and regulatory research</text:p>
          </table:table-cell>
          <table:table-cell office:value-type="string" table:content-validation-name="val20" table:style-name="ce326">
            <text:p>Prediction and planning<text: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Structuring</text:p>
            <text:p>Transform</text:p>
          </table:table-cell>
          <table:table-cell office:value-type="string" table:content-validation-name="val1" table:style-name="ce287">
            <text:p>Detection ​</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www.trentinoinnovation.eu/en/public-ai-challenge-premiata-la-sfida-di-progetto-fondo-caproni/">https://www.trentinoinnovation.eu/en/public-ai-challenge-premiata-la-sfida-di-progetto-fondo-caproni/</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91" table:style-name="ce424">
            <text:p>1091</text:p>
          </table:table-cell>
          <table:table-cell office:value-type="string" table:style-name="ce423">
            <text:p>AIWT6-1091</text:p>
          </table:table-cell>
          <table:table-cell office:value-type="string" table:style-name="ce349">
            <text:p><text:s/>AI for Water in Garda Lake area</text:p>
          </table:table-cell>
          <table:table-cell office:value-type="string" table:style-name="ce35">
            <text:p><text:a xlink:href="https://www.trentinoinnovation.eu/en/public-ai-challenge-premiata-la-sfida-di-progetto-fondo-caproni/">https://www.trentinoinnovation.eu/en/public-ai-challenge-premiata-la-sfida-di-progetto-fondo-caproni/</text:a></text:p>
          </table:table-cell>
          <table:table-cell office:value-type="string" table:style-name="ce29">
            <text:p>Niris startup is working on public water depurators (implants are in Lake Garda area and in some other Trentino Valleys), they are working with data collection and data representations to enable remote management. They developed a new use case with some AI students in a previous AI challenge that is using historical data of the purifiers (about 30 years) and the weather data in Stenico (TN). Through an ML algorithm they made a forecast of the variation of incoming water (rain forecast), with an energy saving of about 5% (depurators are quite energy eaters) </text:p>
          </table:table-cell>
          <table:table-cell office:value-type="string" table:content-validation-name="val14" table:style-name="ce29">
            <text:p>Regional</text:p>
          </table:table-cell>
          <table:table-cell office:value-type="string" table:content-validation-name="val13" table:style-name="ce29">
            <text:p>Italy</text:p>
          </table:table-cell>
          <table:table-cell office:value-type="string" table:content-validation-name="val12" table:style-name="ce29">
            <text:p>IT</text:p>
          </table:table-cell>
          <table:table-cell office:value-type="string" table:style-name="ce29">
            <text:p>Provincia Autonoma di Trento</text:p>
          </table:table-cell>
          <table:table-cell office:value-type="string" table:content-validation-name="val11" table:style-name="ce282">
            <text:p>Regional Government</text:p>
          </table:table-cell>
          <table:table-cell office:value-type="string" table:content-validation-name="val10" table:style-name="ce29">
            <text:p>Environmental protection</text:p>
          </table:table-cell>
          <table:table-cell office:value-type="string" table:content-validation-name="val9" table:style-name="ce281">
            <text:p>Waste water management.</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Automated reasoning</text:p>
          </table:table-cell>
          <table:table-cell table:content-validation-name="val6" table:style-name="ce350"/>
          <table:table-cell table:content-validation-name="val6" table:style-name="ce350"/>
          <table:table-cell table:style-name="ce350"/>
          <table:table-cell table:content-validation-name="val3" table:style-name="ce350"/>
          <table:table-cell office:value-type="string" table:content-validation-name="val15" table:style-name="ce326">
            <text:p>Analysis, monitoring and regulatory research</text:p>
          </table:table-cell>
          <table:table-cell office:value-type="string" table:content-validation-name="val20" table:style-name="ce326">
            <text:p>Prediction and planning<text: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Reusability</text:p>
          </table:table-cell>
          <table:table-cell office:value-type="string" table:content-validation-name="val24" table:style-name="ce287">
            <text:p>Structuring</text:p>
            <text:p>Transform</text:p>
          </table:table-cell>
          <table:table-cell office:value-type="string" table:content-validation-name="val1" table:style-name="ce287">
            <text:p>Detection ​</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www.trentinoinnovation.eu/en/public-ai-challenge-premiata-la-sfida-di-progetto-fondo-caproni/">https://www.trentinoinnovation.eu/en/public-ai-challenge-premiata-la-sfida-di-progetto-fondo-caproni/</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95" table:style-name="ce424">
            <text:p>1095</text:p>
          </table:table-cell>
          <table:table-cell office:value-type="string" table:style-name="ce423">
            <text:p>AIWT6-1095</text:p>
          </table:table-cell>
          <table:table-cell office:value-type="string" table:style-name="ce349">
            <text:p>Fondo Caproni Project (AI for Culture)<text:s/></text:p>
          </table:table-cell>
          <table:table-cell office:value-type="string" table:style-name="ce35">
            <text:p><text:a xlink:href="https://www.trentinoinnovation.eu/en/public-ai-challenge-premiata-la-sfida-di-progetto-fondo-caproni/">https://www.trentinoinnovation.eu/en/public-ai-challenge-premiata-la-sfida-di-progetto-fondo-caproni/</text:a></text:p>
          </table:table-cell>
          <table:table-cell office:value-type="string" table:style-name="ce29">
            <text:p>PS Customer: Provincial UMST for Protection and promotion of public goods<text:s/></text:p>
            <text:p/>
            <text:p>AI Category: Computer Vision/Machine Larning<text:s/></text:p>
            <text:p>Description: Collezione Caproni is a collection of old aero mobiles/pictures/memorabilia very old and precious. It has about 200.000 pictures. The issue is about counting, catalogue, classify, storage, check photo quality and to public expose some of these historical valuable assets. This was an activity made by humans in the past, but now this activity is not sustainable anymore, too many people are required, to many historical assets to work on. Could we use AI to automate the catalogue build? The request focuses strongly on the evaluation of the picture quality of all Caproni’s Collection (damaged, blurred, etc) and with at least a primary thematic classification.<text:s/></text:p>
          </table:table-cell>
          <table:table-cell office:value-type="string" table:content-validation-name="val14" table:style-name="ce29">
            <text:p>Regional</text:p>
          </table:table-cell>
          <table:table-cell office:value-type="string" table:content-validation-name="val13" table:style-name="ce29">
            <text:p>Italy</text:p>
          </table:table-cell>
          <table:table-cell office:value-type="string" table:content-validation-name="val12" table:style-name="ce29">
            <text:p>IT</text:p>
          </table:table-cell>
          <table:table-cell office:value-type="string" table:style-name="ce29">
            <text:p>Provincia Autonoma di Trento</text:p>
          </table:table-cell>
          <table:table-cell office:value-type="string" table:content-validation-name="val11" table:style-name="ce282">
            <text:p>Regional Government</text:p>
          </table:table-cell>
          <table:table-cell office:value-type="string" table:content-validation-name="val10" table:style-name="ce29">
            <text:p>Recreation, culture and religion</text:p>
          </table:table-cell>
          <table:table-cell office:value-type="string" table:content-validation-name="val9" table:style-name="ce29">
            <text:p>Cultural services.</text:p>
          </table:table-cell>
          <table:table-cell office:value-type="string" table:content-validation-name="val8" table:style-name="ce284">
            <text:p>Pilot</text:p>
          </table:table-cell>
          <table:table-cell office:value-type="float" office:value="2022" table:style-name="ce284">
            <text:p>2022</text:p>
          </table:table-cell>
          <table:table-cell table:style-name="ce350"/>
          <table:table-cell office:value-type="string" table:content-validation-name="val7" table:style-name="ce317">
            <text:p>Planning</text:p>
          </table:table-cell>
          <table:table-cell office:value-type="string" table:content-validation-name="val6" table:style-name="ce350">
            <text:p>Searching</text:p>
          </table:table-cell>
          <table:table-cell office:value-type="string" table:content-validation-name="val6" table:style-name="ce350">
            <text:p>Computer vision</text:p>
          </table:table-cell>
          <table:table-cell office:value-type="string" table:content-validation-name="val6" table:style-name="ce350">
            <text:p>Natural language processing</text:p>
          </table:table-cell>
          <table:table-cell table:content-validation-name="val6" table:style-name="ce350"/>
          <table:table-cell table:style-name="ce350"/>
          <table:table-cell table:content-validation-name="val3" table:style-name="ce350"/>
          <table:table-cell office:value-type="string" table:content-validation-name="val15" table:style-name="ce326">
            <text:p>Public services and engagement</text:p>
          </table:table-cell>
          <table:table-cell office:value-type="string" table:content-validation-name="val20" table:style-name="ce326">
            <text:p>Engagement management</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Preservation of information</text:p>
          </table:table-cell>
          <table:table-cell office:value-type="string" table:content-validation-name="val25" table:style-name="ce287">
            <text:p>Reusability</text:p>
          </table:table-cell>
          <table:table-cell office:value-type="string" table:content-validation-name="val24" table:style-name="ce287">
            <text:p>Classification</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www.trentinoinnovation.eu/en/public-ai-challenge-premiata-la-sfida-di-progetto-fondo-caproni/">https://www.trentinoinnovation.eu/en/public-ai-challenge-premiata-la-sfida-di-progetto-fondo-caproni/</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97" table:style-name="ce424">
            <text:p>1097</text:p>
          </table:table-cell>
          <table:table-cell office:value-type="string" table:style-name="ce423">
            <text:p>AIWT6-1097</text:p>
          </table:table-cell>
          <table:table-cell office:value-type="string" table:style-name="ce349">
            <text:p>Autonomous Towers</text:p>
          </table:table-cell>
          <table:table-cell office:value-type="string" table:style-name="ce351">
            <text:p>https://www.defensenews.com/unmanned/2022/10/03/outpost-autonomous-towers-to-monitor-greek-islands-for-threats/?s=09</text:p>
          </table:table-cell>
          <table:table-cell office:value-type="string" table:style-name="ce29">
            <text:p>Utpost uses artificial intelligence for geo-locating, classifying and tracking a wide-range of threats including persons, drones, vessels, aircraft, vehicles, and smoke piles, according to manufacturer Lambda Automata. The use case envisioned by the company centers on the surveillance of the country’s numerous islands in the Aegean Sea, a mission for which local companies recently unveiled the Archytas drone.</text:p>
          </table:table-cell>
          <table:table-cell office:value-type="string" table:content-validation-name="val14" table:style-name="ce276">
            <text:p>Across Countries</text:p>
          </table:table-cell>
          <table:table-cell office:value-type="string" table:content-validation-name="val13" table:style-name="ce29">
            <text:p>Greece</text:p>
          </table:table-cell>
          <table:table-cell office:value-type="string" table:content-validation-name="val12" table:style-name="ce29">
            <text:p>EL</text:p>
          </table:table-cell>
          <table:table-cell office:value-type="string" table:style-name="ce281">
            <text:p>Lambda Automata</text:p>
          </table:table-cell>
          <table:table-cell office:value-type="string" table:content-validation-name="val11" table:style-name="ce282">
            <text:p>Private sector</text:p>
          </table:table-cell>
          <table:table-cell office:value-type="string" table:content-validation-name="val10" table:style-name="ce281">
            <text:p>Environmental protection</text:p>
          </table:table-cell>
          <table:table-cell office:value-type="string" table:content-validation-name="val9" table:style-name="ce281">
            <text:p>Environmental protection n.e.c.</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Perception</text:p>
          </table:table-cell>
          <table:table-cell office:value-type="string" table:content-validation-name="val6" table:style-name="ce350">
            <text:p>Computer vision</text:p>
          </table:table-cell>
          <table:table-cell office:value-type="string" table:content-validation-name="val6" table:style-name="ce350">
            <text:p>Audio processing</text:p>
          </table:table-cell>
          <table:table-cell office:value-type="string" table:content-validation-name="val6" table:style-name="ce350">
            <text:p>Machine learning</text:p>
          </table:table-cell>
          <table:table-cell table:content-validation-name="val6" table:style-name="ce350"/>
          <table:table-cell table:style-name="ce350"/>
          <table:table-cell table:content-validation-name="val3" table:style-name="ce350"/>
          <table:table-cell office:value-type="string" table:content-validation-name="val15" table:style-name="ce326">
            <text:p>Analysis, monitoring and regulatory research</text:p>
          </table:table-cell>
          <table:table-cell office:value-type="string" table:content-validation-name="val20" table:style-name="ce326">
            <text:p>Information analysis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Detection ​</text:p>
          </table:table-cell>
          <table:table-cell office:value-type="string" table:content-validation-name="val1" table:style-name="ce287">
            <text:p>Classification</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1">
            <text:p>https://www.defensenews.com/unmanned/2022/10/03/outpost-autonomous-towers-to-monitor-greek-islands-for-threats/?s=09</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099" table:style-name="ce424">
            <text:p>1099</text:p>
          </table:table-cell>
          <table:table-cell office:value-type="string" table:style-name="ce423">
            <text:p>AIWT6-1099</text:p>
          </table:table-cell>
          <table:table-cell office:value-type="string" table:style-name="ce349">
            <text:p>I-CAN Police Crime Predictive System against Ndrangheta Network Crime</text:p>
          </table:table-cell>
          <table:table-cell office:value-type="string" table:style-name="ce35">
            <text:p><text:a xlink:href="https://www.interpol.int/en/Crimes/Organized-crime/INTERPOL-Cooperation-Against-Ndrangheta-I-CAN">https://www.interpol.int/en/Crimes/Organized-crime/INTERPOL-Cooperation-Against-Ndrangheta-I-CAN</text:a></text:p>
          </table:table-cell>
          <table:table-cell office:value-type="string" table:style-name="ce29">
            <text:p>The Project is doing research, develop and publish the Toolkit for Responsible AI Innovation in Law Enforcement.</text:p>
            <text:p>The Toolkit will contain, amongst others, the following resources:</text:p>
            <text:p/>
            <text:p>1) Guidance documents:</text:p>
            <text:p/>
            <text:p>Introductory Guide to AI for Law Enforcement</text:p>
            <text:p>Principles for Responsible Use of AI in Law Enforcement<text:s text:c="2"/></text:p>
            <text:p>Organizational Roadmap for Implementing Responsible AI</text:p>
            <text:p>2) Interactive tools:</text:p>
            <text:p/>
            <text:p>Organizational Readiness Assessment for Responsible AI</text:p>
            <text:p>Responsible AI in Action Tool</text:p>
            <text:p>AI Risk Assessment Tool</text:p>
            <text:p>3) Target audience-specific briefs</text:p>
          </table:table-cell>
          <table:table-cell office:value-type="string" table:content-validation-name="val14" table:style-name="ce276">
            <text:p>Across Countries</text:p>
          </table:table-cell>
          <table:table-cell office:value-type="string" table:content-validation-name="val13" table:style-name="ce29">
            <text:p>Italy</text:p>
          </table:table-cell>
          <table:table-cell office:value-type="string" table:content-validation-name="val12" table:style-name="ce29">
            <text:p>IT</text:p>
          </table:table-cell>
          <table:table-cell office:value-type="string" table:style-name="ce281">
            <text:p>Italian Department of Public Security</text:p>
          </table:table-cell>
          <table:table-cell office:value-type="string" table:content-validation-name="val11" table:style-name="ce282">
            <text:p>Central-Government</text:p>
          </table:table-cell>
          <table:table-cell office:value-type="string" table:content-validation-name="val10" table:style-name="ce281">
            <text:p>Public order and safety</text:p>
          </table:table-cell>
          <table:table-cell office:value-type="string" table:content-validation-name="val9" table:style-name="ce281">
            <text:p>Public order and safety n.e.c.</text:p>
          </table:table-cell>
          <table:table-cell office:value-type="string" table:content-validation-name="val8" table:style-name="ce284">
            <text:p>In development</text:p>
          </table:table-cell>
          <table:table-cell office:value-type="float" office:value="2022" table:style-name="ce284">
            <text:p>2022</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Natural language processing</text:p>
          </table:table-cell>
          <table:table-cell office:value-type="string" table:content-validation-name="val6" table:style-name="ce350">
            <text:p>Searching</text:p>
          </table:table-cell>
          <table:table-cell table:content-validation-name="val6" table:style-name="ce350"/>
          <table:table-cell table:style-name="ce350"/>
          <table:table-cell table:content-validation-name="val3" table:style-name="ce350"/>
          <table:table-cell office:value-type="string" table:content-validation-name="val15" table:style-name="ce326">
            <text:p>Analysis, monitoring and regulatory research</text:p>
          </table:table-cell>
          <table:table-cell office:value-type="string" table:content-validation-name="val20" table:style-name="ce326">
            <text:p>Prediction and planning<text: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Security and privacy</text:p>
          </table:table-cell>
          <table:table-cell office:value-type="string" table:content-validation-name="val25" table:style-name="ce287">
            <text:p>Preservation of information</text:p>
          </table:table-cell>
          <table:table-cell office:value-type="string" table:content-validation-name="val24" table:style-name="ce287">
            <text:p>Structuring</text:p>
            <text:p>Transform</text:p>
          </table:table-cell>
          <table:table-cell office:value-type="string" table:content-validation-name="val1" table:style-name="ce287">
            <text:p>Detection ​</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1">
            <text:p>https://www.interpol.int/en/Crimes/Organized-crime/INTERPOL-Cooperation-Against-Ndrangheta-I-CAN</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0" table:style-name="ce424">
            <text:p>1100</text:p>
          </table:table-cell>
          <table:table-cell office:value-type="string" table:style-name="ce423">
            <text:p>AIWT6-1100</text:p>
          </table:table-cell>
          <table:table-cell office:value-type="string" table:style-name="ce349">
            <text:p>Venice Smart Control Room<text:s/></text:p>
          </table:table-cell>
          <table:table-cell office:value-type="string" table:style-name="ce35">
            <text:p><text:a xlink:href="https://www.ilpost.it/2022/06/10/venezia-smart-control-room/">https://www.ilpost.it/2022/06/10/venezia-smart-control-room/</text:a></text:p>
          </table:table-cell>
          <table:table-cell office:value-type="string" table:style-name="ce29">
            <text:p>Supported by automated reasoning, the system is able to detect automatically all kind of boats cruising in the Venice sea channels, calculate the speed limit, cruising allowance. Other AI automated task are made on Camera-Survellance systems.</text:p>
          </table:table-cell>
          <table:table-cell office:value-type="string" table:content-validation-name="val14" table:style-name="ce29">
            <text:p>Regional</text:p>
          </table:table-cell>
          <table:table-cell office:value-type="string" table:content-validation-name="val13" table:style-name="ce29">
            <text:p>Italy</text:p>
          </table:table-cell>
          <table:table-cell office:value-type="string" table:content-validation-name="val12" table:style-name="ce29">
            <text:p>IT</text:p>
          </table:table-cell>
          <table:table-cell office:value-type="string" table:style-name="ce281">
            <text:p>Venezia Municipality</text:p>
          </table:table-cell>
          <table:table-cell office:value-type="string" table:content-validation-name="val11" table:style-name="ce282">
            <text:p>Local Government</text:p>
          </table:table-cell>
          <table:table-cell office:value-type="string" table:content-validation-name="val10" table:style-name="ce281">
            <text:p>Public order and safety</text:p>
          </table:table-cell>
          <table:table-cell office:value-type="string" table:content-validation-name="val9" table:style-name="ce281">
            <text:p>Public order and safety n.e.c.</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Reasoning</text:p>
          </table:table-cell>
          <table:table-cell office:value-type="string" table:content-validation-name="val6" table:style-name="ce350">
            <text:p>Automated reasoning</text:p>
          </table:table-cell>
          <table:table-cell office:value-type="string" table:content-validation-name="val6" table:style-name="ce350">
            <text:p>Computer vision</text:p>
          </table:table-cell>
          <table:table-cell office:value-type="string" table:content-validation-name="val6" table:style-name="ce350">
            <text:p>Optimisation</text:p>
          </table:table-cell>
          <table:table-cell table:content-validation-name="val6" table:style-name="ce350"/>
          <table:table-cell table:style-name="ce350"/>
          <table:table-cell table:content-validation-name="val3" table:style-name="ce350"/>
          <table:table-cell office:value-type="string" table:content-validation-name="val15" table:style-name="ce326">
            <text:p>Analysis, monitoring and regulatory research</text:p>
          </table:table-cell>
          <table:table-cell office:value-type="string" table:content-validation-name="val20" table:style-name="ce326">
            <text:p>Prediction and planning<text: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Detection ​</text:p>
          </table:table-cell>
          <table:table-cell office:value-type="string" table:content-validation-name="val1" table:style-name="ce287">
            <text:p>Calculation​</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www.ilpost.it/2022/06/10/venezia-smart-control-room/">https://www.ilpost.it/2022/06/10/venezia-smart-control-room/</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1" table:style-name="ce424">
            <text:p>1101</text:p>
          </table:table-cell>
          <table:table-cell office:value-type="string" table:style-name="ce423">
            <text:p>AIWT6-1101</text:p>
          </table:table-cell>
          <table:table-cell office:value-type="string" table:style-name="ce349">
            <text:p>ChatGPT as a tool for Education</text:p>
          </table:table-cell>
          <table:table-cell office:value-type="string" table:style-name="ce351">
            <text:p>https://www.agendadigitale.eu/scuola-digitale/chi-ha-paura-di-chatgpt-a-scuola-impariamo-piuttosto-a-collaborarci/</text:p>
          </table:table-cell>
          <table:table-cell office:value-type="string" table:style-name="ce29">
            <text:p>ChatGPT shows us that AI is able to provide us with information on the basis of a question, returning a coherent picture, but lacks the ability to contextualize so it does not provide us with a text that opens up perspectives that are not purely descriptive. Only man can do this, if he knows semiotic textology</text:p>
          </table:table-cell>
          <table:table-cell office:value-type="string" table:content-validation-name="val14" table:style-name="ce29">
            <text:p>National</text:p>
          </table:table-cell>
          <table:table-cell office:value-type="string" table:content-validation-name="val13" table:style-name="ce29">
            <text:p>Italy</text:p>
          </table:table-cell>
          <table:table-cell office:value-type="string" table:content-validation-name="val12" table:style-name="ce29">
            <text:p>IT</text:p>
          </table:table-cell>
          <table:table-cell office:value-type="string" table:style-name="ce281">
            <text:p>Accademia Belle Arti - Roma</text:p>
          </table:table-cell>
          <table:table-cell office:value-type="string" table:content-validation-name="val11" table:style-name="ce282">
            <text:p>Academic-Research</text:p>
          </table:table-cell>
          <table:table-cell office:value-type="string" table:content-validation-name="val10" table:style-name="ce281">
            <text:p>Education</text:p>
          </table:table-cell>
          <table:table-cell office:value-type="string" table:content-validation-name="val9" table:style-name="ce281">
            <text:p>Education not definable by level.</text:p>
          </table:table-cell>
          <table:table-cell office:value-type="string" table:content-validation-name="val8" table:style-name="ce284">
            <text:p>Planned</text:p>
          </table:table-cell>
          <table:table-cell office:value-type="float" office:value="2022" table:style-name="ce284">
            <text:p>2022</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Knowledge representation</text:p>
          </table:table-cell>
          <table:table-cell table:content-validation-name="val6" table:style-name="ce350"/>
          <table:table-cell table:content-validation-name="val6" table:style-name="ce350"/>
          <table:table-cell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Structuring</text:p>
            <text:p>Transform</text:p>
          </table:table-cell>
          <table:table-cell office:value-type="string" table:content-validation-name="val1" table:style-name="ce287">
            <text:p>Conversation</text:p>
            <text:p>Support​ interaction</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1">
            <text:p>https://www.agendadigitale.eu/scuola-digitale/chi-ha-paura-di-chatgpt-a-scuola-impariamo-piuttosto-a-collaborarci/</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2" table:style-name="ce426">
            <text:p>1102</text:p>
          </table:table-cell>
          <table:table-cell office:value-type="string" table:style-name="ce427">
            <text:p>AIWT6-1102</text:p>
          </table:table-cell>
          <table:table-cell office:value-type="string" table:style-name="ce349">
            <text:p>Evaluate science and business cooperation in terms of knowledge usage efficiency</text:p>
          </table:table-cell>
          <table:table-cell office:value-type="string" table:style-name="ce35">
            <text:p><text:a xlink:href="https://govtechlab.lt/wp-content/uploads/2022/01/GovTech-Lab-apzvalga-2021-EN.pdf">https://govtechlab.lt/wp-content/uploads/2022/01/GovTech-Lab-apzvalga-2021-EN.pdf</text:a></text:p>
          </table:table-cell>
          <table:table-cell office:value-type="string" table:style-name="ce29">
            <text:p>developing an innovative tool using AI that will allow for the collection, processing and<text:s/></text:p>
            <text:p>classification systematisation of relevant data on the knowledge generated by the Institutions of Science and Studies (ISS).</text:p>
            <text:p>A user interface is being developed that will provide structured data, to allow<text:s/></text:p>
            <text:p>for a twofold analysis of the ISS’s contribution to different sectors of economic activity: quickly comparing the data using an interactive interface diagram; or conducting a detailed and cross-sectional analysis using a data summary</text:p>
          </table:table-cell>
          <table:table-cell office:value-type="string" table:content-validation-name="val14" table:style-name="ce29">
            <text:p>National</text:p>
          </table:table-cell>
          <table:table-cell office:value-type="string" table:content-validation-name="val13" table:style-name="ce29">
            <text:p>Lithuania</text:p>
          </table:table-cell>
          <table:table-cell office:value-type="string" table:content-validation-name="val12" table:style-name="ce29">
            <text:p>LT</text:p>
          </table:table-cell>
          <table:table-cell office:value-type="string" table:style-name="ce281">
            <text:p>Lithuania Innovation Agency</text:p>
          </table:table-cell>
          <table:table-cell office:value-type="string" table:content-validation-name="val11" table:style-name="ce282">
            <text:p>Central-Government</text:p>
          </table:table-cell>
          <table:table-cell office:value-type="string" table:content-validation-name="val10" table:style-name="ce281">
            <text:p>Economic affairs</text:p>
          </table:table-cell>
          <table:table-cell office:value-type="string" table:content-validation-name="val9" table:style-name="ce281">
            <text:p>General economic, commercial and labour affair</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Planning</text:p>
          </table:table-cell>
          <table:table-cell office:value-type="string" table:content-validation-name="val6" table:style-name="ce350">
            <text:p>Optimisation</text:p>
          </table:table-cell>
          <table:table-cell office:value-type="string" table:content-validation-name="val6" table:style-name="ce350">
            <text:p>Machine learning</text:p>
          </table:table-cell>
          <table:table-cell table:content-validation-name="val6" table:style-name="ce350"/>
          <table:table-cell table:content-validation-name="val6" table:style-name="ce350"/>
          <table:table-cell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Structuring</text:p>
            <text:p>Transform</text:p>
          </table:table-cell>
          <table:table-cell office:value-type="string" table:content-validation-name="val1" table:style-name="ce287">
            <text:p>Classification</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govtechlab.lt/wp-content/uploads/2022/01/GovTech-Lab-apzvalga-2021-EN.pdf">https://govtechlab.lt/wp-content/uploads/2022/01/GovTech-Lab-apzvalga-2021-EN.pdf</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3" table:style-name="ce424">
            <text:p>1103</text:p>
          </table:table-cell>
          <table:table-cell office:value-type="string" table:style-name="ce423">
            <text:p>AIWT6-1103</text:p>
          </table:table-cell>
          <table:table-cell office:value-type="string" table:style-name="ce349">
            <text:p>Estonia crowdsources speech data for the preservation of the Estonian language</text:p>
          </table:table-cell>
          <table:table-cell office:value-type="string" table:style-name="ce35">
            <text:p><text:a xlink:href="https://govinsider.asia/intl-en/article/estonia-crowdsources-speech-data-for-the-preservation-of-the-estonian-language">https://govinsider.asia/intl-en/article/estonia-crowdsources-speech-data-for-the-preservation-of-the-estonian-language</text:a></text:p>
          </table:table-cell>
          <table:table-cell office:value-type="string" table:style-name="ce29">
            <text:p>Estonia’s Ministry of Economic Affairs and Communications (MKM) and the State Information System Agency announced a “Donate Your Speech” campaign, with the goal of preserving the Estonian language and developing language technologies to bolster the delivery of public services for Estonian speakers.</text:p>
            <text:p/>
            <text:p>By creating an open database of 4,000 hours of spoken language, the nation aims to support companies, public sector institutions and research institutions in creating services and products based on speech technology. Speech technology can be used to record meetings, convert interviews into written form, and generate automatic subtitles to media.</text:p>
          </table:table-cell>
          <table:table-cell office:value-type="string" table:content-validation-name="val14" table:style-name="ce29">
            <text:p>National</text:p>
          </table:table-cell>
          <table:table-cell office:value-type="string" table:content-validation-name="val13" table:style-name="ce29">
            <text:p>Estonia</text:p>
          </table:table-cell>
          <table:table-cell office:value-type="string" table:content-validation-name="val12" table:style-name="ce29">
            <text:p>EE</text:p>
          </table:table-cell>
          <table:table-cell office:value-type="string" table:style-name="ce281">
            <text:p>Ministry of Economic Affairs and Communications</text:p>
          </table:table-cell>
          <table:table-cell office:value-type="string" table:content-validation-name="val11" table:style-name="ce282">
            <text:p>Central-Government</text:p>
          </table:table-cell>
          <table:table-cell office:value-type="string" table:content-validation-name="val10" table:style-name="ce281">
            <text:p>Recreation, culture and religion</text:p>
          </table:table-cell>
          <table:table-cell office:value-type="string" table:content-validation-name="val9" table:style-name="ce281">
            <text:p>Recreation, culture and religion n.e.c.</text:p>
          </table:table-cell>
          <table:table-cell office:value-type="string" table:content-validation-name="val8" table:style-name="ce284">
            <text:p>In development</text:p>
          </table:table-cell>
          <table:table-cell office:value-type="float" office:value="2022" table:style-name="ce284">
            <text:p>2022</text:p>
          </table:table-cell>
          <table:table-cell table:style-name="ce350"/>
          <table:table-cell office:value-type="string" table:content-validation-name="val7" table:style-name="ce317">
            <text:p>Reasoning</text:p>
          </table:table-cell>
          <table:table-cell office:value-type="string" table:content-validation-name="val6" table:style-name="ce350">
            <text:p>Knowledge representation</text:p>
          </table:table-cell>
          <table:table-cell office:value-type="string" table:content-validation-name="val6" table:style-name="ce350">
            <text:p>Machine learning</text:p>
          </table:table-cell>
          <table:table-cell table:content-validation-name="val6" table:style-name="ce350"/>
          <table:table-cell table:content-validation-name="val6" table:style-name="ce350"/>
          <table:table-cell table:style-name="ce350"/>
          <table:table-cell table:content-validation-name="val3" table:style-name="ce350"/>
          <table:table-cell office:value-type="string" table:content-validation-name="val15" table:style-name="ce326">
            <text:p>Public services and engagement</text:p>
          </table:table-cell>
          <table:table-cell office:value-type="string" table:content-validation-name="val20" table:style-name="ce326">
            <text:p>Engagement management</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Structuring</text:p>
            <text:p>Transform</text:p>
          </table:table-cell>
          <table:table-cell office:value-type="string" table:content-validation-name="val1" table:style-name="ce287">
            <text:p>Digitising</text:p>
            <text:p>Automate</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govinsider.asia/intl-en/article/estonia-crowdsources-speech-data-for-the-preservation-of-the-estonian-language">https://govinsider.asia/intl-en/article/estonia-crowdsources-speech-data-for-the-preservation-of-the-estonian-language</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4" table:style-name="ce424">
            <text:p>1104</text:p>
          </table:table-cell>
          <table:table-cell office:value-type="string" table:style-name="ce423">
            <text:p>AIWT6-1104</text:p>
          </table:table-cell>
          <table:table-cell office:value-type="string" table:style-name="ce349">
            <text:p>Intelligent traffic control in the port of Hamburg - various applications</text:p>
          </table:table-cell>
          <table:table-cell office:value-type="string" table:style-name="ce35">
            <text:p><text:a xlink:href="https://www.hamburg-port-authority.de/de/hpa-360/smartport">https://www.hamburg-port-authority.de/de/hpa-360/smartport</text:a></text:p>
          </table:table-cell>
          <table:table-cell office:value-type="string" table:style-name="ce29">
            <text:p>In the Port of Hamburg, state-of-the-art digital intelligence ensures smooth and efficient operation. The control systems used by HPA are world leaders, and the interaction of sensor technology, analysis, forecasting and information systems has led to enormous increases in efficiency. This is not only good for business, it also protects the environment. And the digital trend ensures that we will maintain our leading position in Germany and Europe in the future. With the smartPORT philosophy, the Hamburg Port Authority promotes sustainable economic growth and the best possible benefit for its customers and the people of Hamburg while minimizing environmental impact. And: smartPort is constantly being developed and adapted</text:p>
          </table:table-cell>
          <table:table-cell office:value-type="string" table:content-validation-name="val14" table:style-name="ce29">
            <text:p>National</text:p>
          </table:table-cell>
          <table:table-cell office:value-type="string" table:content-validation-name="val13" table:style-name="ce29">
            <text:p>Germany</text:p>
          </table:table-cell>
          <table:table-cell office:value-type="string" table:content-validation-name="val12" table:style-name="ce29">
            <text:p>DE</text:p>
          </table:table-cell>
          <table:table-cell office:value-type="string" table:style-name="ce281">
            <text:p>Hamburg Port Authority</text:p>
          </table:table-cell>
          <table:table-cell office:value-type="string" table:content-validation-name="val11" table:style-name="ce282">
            <text:p>Regional Government</text:p>
          </table:table-cell>
          <table:table-cell office:value-type="string" table:content-validation-name="val10" table:style-name="ce281">
            <text:p>Economic affairs</text:p>
          </table:table-cell>
          <table:table-cell office:value-type="string" table:content-validation-name="val9" table:style-name="ce281">
            <text:p>Transport</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Reasoning</text:p>
          </table:table-cell>
          <table:table-cell office:value-type="string" table:content-validation-name="val6" table:style-name="ce350">
            <text:p>Automated reasoning</text:p>
          </table:table-cell>
          <table:table-cell office:value-type="string" table:content-validation-name="val6" table:style-name="ce350">
            <text:p>Computer vision</text:p>
          </table:table-cell>
          <table:table-cell table:content-validation-name="val6" table:style-name="ce350"/>
          <table:table-cell table:content-validation-name="val6" table:style-name="ce350"/>
          <table:table-cell table:style-name="ce350"/>
          <table:table-cell table:content-validation-name="val3" table:style-name="ce350"/>
          <table:table-cell office:value-type="string" table:content-validation-name="val15" table:style-name="ce326">
            <text:p>Analysis, monitoring and regulatory research</text:p>
          </table:table-cell>
          <table:table-cell office:value-type="string" table:content-validation-name="val20" table:style-name="ce326">
            <text:p>Prediction and planning<text: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Structuring</text:p>
            <text:p>Transform</text:p>
          </table:table-cell>
          <table:table-cell office:value-type="string" table:content-validation-name="val1" table:style-name="ce287">
            <text:p>Detection ​</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www.hamburg-port-authority.de/de/hpa-360/smartport">https://www.hamburg-port-authority.de/de/hpa-360/smartport</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5" table:style-name="ce424">
            <text:p>1105</text:p>
          </table:table-cell>
          <table:table-cell office:value-type="string" table:style-name="ce423">
            <text:p>AIWT6-1105</text:p>
          </table:table-cell>
          <table:table-cell office:value-type="string" table:style-name="ce349">
            <text:p>Project "Smart" - semi-automated reading and labeling with metadata of electronic documents that were submitted to the court by parties to the proceedings</text:p>
          </table:table-cell>
          <table:table-cell office:value-type="string" table:style-name="ce35">
            <text:p><text:a xlink:href="https://www.fleetmon.com/maritime-news/2021/32473/5g-test-field-planned-port-duisburg/">https://www.fleetmon.com/maritime-news/2021/32473/5g-test-field-planned-port-duisburg/</text:a></text:p>
          </table:table-cell>
          <table:table-cell office:value-type="string" table:style-name="ce29">
            <text:p>In this way, the inflow and outflow of trucks to the terminals of the Duisburg port could be controlled more efficiently using the low-latency 5G-supported traffic control system."</text:p>
            <text:p>●Using cameras, a wide array of different sensors, drones and artificial intelligence processes, a treasure trove of information can be collected in real-time that can be later interpreted by Internet of Things (IOT) algorithms to effectively predict traffic patterns in and out of the port to avoid congestion.</text:p>
          </table:table-cell>
          <table:table-cell office:value-type="string" table:content-validation-name="val14" table:style-name="ce29">
            <text:p>National</text:p>
          </table:table-cell>
          <table:table-cell office:value-type="string" table:content-validation-name="val13" table:style-name="ce29">
            <text:p>Germany</text:p>
          </table:table-cell>
          <table:table-cell office:value-type="string" table:content-validation-name="val12" table:style-name="ce29">
            <text:p>DE</text:p>
          </table:table-cell>
          <table:table-cell office:value-type="string" table:style-name="ce281">
            <text:p>Port of Duisburg</text:p>
          </table:table-cell>
          <table:table-cell office:value-type="string" table:content-validation-name="val11" table:style-name="ce282">
            <text:p>Regional Government</text:p>
          </table:table-cell>
          <table:table-cell office:value-type="string" table:content-validation-name="val10" table:style-name="ce281">
            <text:p>Economic affairs</text:p>
          </table:table-cell>
          <table:table-cell office:value-type="string" table:content-validation-name="val9" table:style-name="ce281">
            <text:p>Transport</text:p>
          </table:table-cell>
          <table:table-cell office:value-type="string" table:content-validation-name="val8" table:style-name="ce284">
            <text:p>Implemented</text:p>
          </table:table-cell>
          <table:table-cell office:value-type="float" office:value="2022" table:style-name="ce284">
            <text:p>2022</text:p>
          </table:table-cell>
          <table:table-cell table:style-name="ce350"/>
          <table:table-cell office:value-type="string" table:content-validation-name="val7" table:style-name="ce317">
            <text:p>Perception</text:p>
          </table:table-cell>
          <table:table-cell office:value-type="string" table:content-validation-name="val6" table:style-name="ce350">
            <text:p>Computer vision</text:p>
          </table:table-cell>
          <table:table-cell office:value-type="string" table:content-validation-name="val6" table:style-name="ce350">
            <text:p>Automated reasoning</text:p>
          </table:table-cell>
          <table:table-cell table:content-validation-name="val6" table:style-name="ce350"/>
          <table:table-cell table:content-validation-name="val6" table:style-name="ce350"/>
          <table:table-cell table:style-name="ce350"/>
          <table:table-cell table:content-validation-name="val3" table:style-name="ce350"/>
          <table:table-cell office:value-type="string" table:content-validation-name="val15" table:style-name="ce326">
            <text:p>Analysis, monitoring and regulatory research</text:p>
          </table:table-cell>
          <table:table-cell office:value-type="string" table:content-validation-name="val20" table:style-name="ce326">
            <text:p>Prediction and planning<text: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Detection ​</text:p>
          </table:table-cell>
          <table:table-cell office:value-type="string" table:content-validation-name="val1" table:style-name="ce287">
            <text:p>Structuring</text:p>
            <text:p>Transform</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www.fleetmon.com/maritime-news/2021/32473/5g-test-field-planned-port-duisburg/">https://www.fleetmon.com/maritime-news/2021/32473/5g-test-field-planned-port-duisburg/</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6" table:style-name="ce426">
            <text:p>1106</text:p>
          </table:table-cell>
          <table:table-cell office:value-type="string" table:style-name="ce427">
            <text:p>AIWT6-1106</text:p>
          </table:table-cell>
          <table:table-cell office:value-type="string" table:style-name="ce349">
            <text:p>Procurement data quality and CPV improvement for TED data<text:s/></text:p>
          </table:table-cell>
          <table:table-cell office:value-type="string" table:style-name="ce35">
            <text:p><text:a xlink:href="https://www.linkedin.com/in/laura-zambelli-b52872188/?locale=en_US">https://www.linkedin.com/in/laura-zambelli-b52872188/?locale=en_US</text:a></text:p>
          </table:table-cell>
          <table:table-cell office:value-type="string" table:style-name="ce29">
            <text:p>Improve TED data quality, have better expenditure data and statistics with AI. Objectives are:</text:p>
            <text:p>Elaborate Common Procurement Vocabulary (CPV) codes from notice/procurement documents through Natural Language Processing (NLP)</text:p>
            <text:p>Elaborate statistics (examples: which DG spent the most money in the past 5 years? Which contractor got awarded the most contracts from the EU Parliament?)</text:p>
            <text:p>Foresee which companies would be awarded a contract in the future if tender has certain characteristics (example: if OP launches a cft for IT services in 2025 with 500k EUR&lt;value&lt;EUR 1 million, which companies are more likely to being awarded that contract?)</text:p>
            <text:p/>
          </table:table-cell>
          <table:table-cell office:value-type="string" table:content-validation-name="val14" table:style-name="ce29">
            <text:p>National</text:p>
          </table:table-cell>
          <table:table-cell office:value-type="string" table:content-validation-name="val13" table:style-name="ce29">
            <text:p>Belgium</text:p>
          </table:table-cell>
          <table:table-cell office:value-type="string" table:content-validation-name="val12" table:style-name="ce29">
            <text:p>BE</text:p>
          </table:table-cell>
          <table:table-cell office:value-type="string" table:style-name="ce281">
            <text:p>European Publication Office</text:p>
          </table:table-cell>
          <table:table-cell office:value-type="string" table:content-validation-name="val11" table:style-name="ce282">
            <text:p>Central-Government</text:p>
          </table:table-cell>
          <table:table-cell office:value-type="string" table:content-validation-name="val10" table:style-name="ce281">
            <text:p>General public services</text:p>
          </table:table-cell>
          <table:table-cell office:value-type="string" table:content-validation-name="val9" table:style-name="ce281">
            <text:p>General services.</text:p>
          </table:table-cell>
          <table:table-cell office:value-type="string" table:content-validation-name="val8" table:style-name="ce284">
            <text:p>In development</text:p>
          </table:table-cell>
          <table:table-cell office:value-type="float" office:value="2022" table:style-name="ce284">
            <text:p>2022</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Natural language processing</text:p>
          </table:table-cell>
          <table:table-cell office:value-type="string" table:content-validation-name="val6" table:style-name="ce350">
            <text:p>Machine learning</text:p>
          </table:table-cell>
          <table:table-cell table:content-validation-name="val6" table:style-name="ce350"/>
          <table:table-cell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5" table:style-name="ce287">
            <text:p>Administrative simplification</text:p>
          </table:table-cell>
          <table:table-cell office:value-type="string" table:content-validation-name="val25" table:style-name="ce287">
            <text:p>Transparency</text:p>
          </table:table-cell>
          <table:table-cell office:value-type="string" table:content-validation-name="val24" table:style-name="ce287">
            <text:p>Decision Support</text:p>
          </table:table-cell>
          <table:table-cell table:content-validation-name="val1" table:style-name="ce287"/>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www.linkedin.com/in/laura-zambelli-b52872188/?locale=en_US">https://www.linkedin.com/in/laura-zambelli-b52872188/?locale=en_US</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7" table:style-name="ce424">
            <text:p>1107</text:p>
          </table:table-cell>
          <table:table-cell office:value-type="string" table:style-name="ce423">
            <text:p>AIWT6-1107</text:p>
          </table:table-cell>
          <table:table-cell office:value-type="string" table:style-name="ce349">
            <text:p>Finland Tax Agency</text:p>
          </table:table-cell>
          <table:table-cell office:value-type="string" table:style-name="ce35">
            <text:p><text:a xlink:href="https://verotutkimus.fi/en/tax-research/">https://verotutkimus.fi/en/tax-research/</text:a></text:p>
          </table:table-cell>
          <table:table-cell office:value-type="string" table:style-name="ce29">
            <text:p>The use of AI applications in taxation is guided by the principles of tax assessment procedure, which are in turn based on the legislation on tax assessment and administrative procedures. (Detailed guidance available in Finnish and Swedish, link to Finnish.)</text:p>
            <text:p/>
            <text:p>The Finnish Tax Administration may use different AI solutions for different purposes. Whether the AI is allowed to make independent decisions or whether it just generates suggestions to tax officials is determined separately for each solution.</text:p>
          </table:table-cell>
          <table:table-cell office:value-type="string" table:content-validation-name="val14" table:style-name="ce29">
            <text:p>National</text:p>
          </table:table-cell>
          <table:table-cell office:value-type="string" table:content-validation-name="val13" table:style-name="ce29">
            <text:p>Finland</text:p>
          </table:table-cell>
          <table:table-cell office:value-type="string" table:content-validation-name="val12" table:style-name="ce29">
            <text:p>FI</text:p>
          </table:table-cell>
          <table:table-cell office:value-type="string" table:style-name="ce349">
            <text:p>Finland Tax Agency</text:p>
          </table:table-cell>
          <table:table-cell office:value-type="string" table:content-validation-name="val11" table:style-name="ce282">
            <text:p>Central-Government</text:p>
          </table:table-cell>
          <table:table-cell office:value-type="string" table:content-validation-name="val10" table:style-name="ce281">
            <text:p>Economic affairs</text:p>
          </table:table-cell>
          <table:table-cell office:value-type="string" table:content-validation-name="val9" table:style-name="ce281">
            <text:p>General economic, commercial and labour affair</text:p>
          </table:table-cell>
          <table:table-cell office:value-type="string" table:content-validation-name="val8" table:style-name="ce284">
            <text:p>In development</text:p>
          </table:table-cell>
          <table:table-cell office:value-type="float" office:value="2022" table:style-name="ce284">
            <text:p>2022</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Knowledge representation</text:p>
          </table:table-cell>
          <table:table-cell office:value-type="string" table:content-validation-name="val6" table:style-name="ce350">
            <text:p>Automated reasoning</text:p>
          </table:table-cell>
          <table:table-cell table:content-validation-name="val6" table:style-name="ce350"/>
          <table:table-cell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verotutkimus.fi/en/tax-research/">https://verotutkimus.fi/en/tax-research/</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8" table:style-name="ce424">
            <text:p>1108</text:p>
          </table:table-cell>
          <table:table-cell office:value-type="string" table:style-name="ce423">
            <text:p>AIWT6-1108</text:p>
          </table:table-cell>
          <table:table-cell office:value-type="string" table:style-name="ce349">
            <text:p>French tax officials use AI to spot 20,000 undeclared pools</text:p>
          </table:table-cell>
          <table:table-cell office:value-type="string" table:style-name="ce35">
            <text:p><text:a xlink:href="https://www.theguardian.com/world/2022/aug/29/french-tax-officials-use-ai-to-spot-20000-undeclared-pools">https://www.theguardian.com/world/2022/aug/29/french-tax-officials-use-ai-to-spot-20000-undeclared-pools</text:a></text:p>
          </table:table-cell>
          <table:table-cell office:value-type="string" table:style-name="ce29">
            <text:p>French tax authorities using AI software have found thousands of undeclared private swimming pools, landing the owners with bills totalling about €10m.</text:p>
            <text:p>The system, developed by Google and Capgemini, can identify pools on aerial images and cross-checks them with land registry databases. Launched as an experiment a year ago in nine French departments, it has uncovered 20,356 pools, the tax office said it will be extended across the country.</text:p>
          </table:table-cell>
          <table:table-cell office:value-type="string" table:content-validation-name="val14" table:style-name="ce29">
            <text:p>National</text:p>
          </table:table-cell>
          <table:table-cell office:value-type="string" table:content-validation-name="val13" table:style-name="ce29">
            <text:p>France</text:p>
          </table:table-cell>
          <table:table-cell office:value-type="string" table:content-validation-name="val12" table:style-name="ce29">
            <text:p>FR</text:p>
          </table:table-cell>
          <table:table-cell office:value-type="string" table:style-name="ce349">
            <text:p>Ministry of Economics, Finance and Industrial and Digital Sovereignty</text:p>
          </table:table-cell>
          <table:table-cell office:value-type="string" table:content-validation-name="val11" table:style-name="ce282">
            <text:p>Central-Government</text:p>
          </table:table-cell>
          <table:table-cell office:value-type="string" table:content-validation-name="val10" table:style-name="ce281">
            <text:p>Economic affairs</text:p>
          </table:table-cell>
          <table:table-cell office:value-type="string" table:content-validation-name="val9" table:style-name="ce281">
            <text:p>General economic, commercial and labour affair</text:p>
          </table:table-cell>
          <table:table-cell office:value-type="string" table:content-validation-name="val8" table:style-name="ce284">
            <text:p>In development</text:p>
          </table:table-cell>
          <table:table-cell office:value-type="float" office:value="2022" table:style-name="ce284">
            <text:p>2022</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Knowledge representation</text:p>
          </table:table-cell>
          <table:table-cell office:value-type="string" table:content-validation-name="val6" table:style-name="ce350">
            <text:p>Automated reasoning</text:p>
          </table:table-cell>
          <table:table-cell table:content-validation-name="val6" table:style-name="ce350"/>
          <table:table-cell table:style-name="ce350"/>
          <table:table-cell table:content-validation-name="val3" table:style-name="ce350"/>
          <table:table-cell office:value-type="string" table:content-validation-name="val15" table:style-name="ce317">
            <text:p>Internal management</text:p>
          </table:table-cell>
          <table:table-cell office:value-type="string" table:content-validation-name="val20" table:style-name="ce326">
            <text:p>Internal primary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table:content-validation-name="val17" table:style-name="ce350"/>
          <table:table-cell table:content-validation-name="val17" table:style-name="ce317"/>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Preservation of information</text:p>
          </table:table-cell>
          <table:table-cell office:value-type="string" table:content-validation-name="val24" table:style-name="ce287">
            <text:p>Detection ​</text:p>
          </table:table-cell>
          <table:table-cell table:content-validation-name="val1" table:style-name="ce287"/>
          <table:table-cell office:value-type="boolean" office:boolean-value="false" table:style-name="ce297">
            <text:p>FALSE</text:p>
          </table:table-cell>
          <table:table-cell table:style-name="ce350"/>
          <table:table-cell table:number-columns-repeated="3"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boolean" office:boolean-value="false" table:style-name="ce290">
            <text:p>FALSE</text:p>
          </table:table-cell>
          <table:table-cell table:number-columns-repeated="3" table:style-name="ce317"/>
          <table:table-cell office:value-type="string" table:style-name="ce35">
            <text:p><text:a xlink:href="https://www.theguardian.com/world/2022/aug/29/french-tax-officials-use-ai-to-spot-20000-undeclared-pools">https://www.theguardian.com/world/2022/aug/29/french-tax-officials-use-ai-to-spot-20000-undeclared-pools</text:a></text:p>
          </table:table-cell>
          <table:table-cell office:value-type="date" office:date-value="2022-12-10T00:00:00" table:style-name="ce30">
            <text:p>10/12/2022</text:p>
          </table:table-cell>
          <table:table-cell table:style-name="ce352"/>
          <table:table-cell table:number-columns-repeated="16321"/>
        </table:table-row>
        <table:table-row table:style-name="ro2">
          <table:table-cell office:value-type="float" office:value="1109" table:style-name="ce429">
            <text:p>1109</text:p>
          </table:table-cell>
          <table:table-cell office:value-type="string" table:style-name="ce353">
            <text:p>AIWT6-1109</text:p>
          </table:table-cell>
          <table:table-cell office:value-type="string" table:style-name="ce277">
            <text:p>Automated transcripts to speed up judicial proceedings</text:p>
          </table:table-cell>
          <table:table-cell office:value-type="string" table:style-name="ce27">
            <text:p><text:a xlink:href="https://dt4regions.eu/dt-stories/automated-transcripts-speed-judicial-proceedings">https://dt4regions.eu/dt-stories/automated-transcripts-speed-judicial-proceedings</text:a></text:p>
          </table:table-cell>
          <table:table-cell office:value-type="string" table:style-name="ce276">
            <text:p>Legal proceedings have a peculiarity when it comes to the drafting of judgments. Sometimes the transcriptions of the meetings are needed, especially when the judgment is escalated to higher instances. Given the recording of the meeting, the video clip is examined to find out, for example, where exactly something was said or who was named. At the moment, in the Basque Country, administration transcripts are made by manually reviewing the videos of all the sessions. Thus, it's not possible to easily search for words, phrases, and generic entities across the video clip and there isn't any correlation between the speech and the person who pronounced it.</text:p>
            <text:p/>
            <text:p><text:s/></text:p>
            <text:p/>
            <text:p>Expected benefits</text:p>
            <text:p>Converting voice data into searchable text using automated transcription services may save significant time and create actionable value. With this solution, 100% manual transcription is no longer necessary, and efforts can be focused on correction and completion.</text:p>
            <text:p/>
            <text:p>In addition, if a court case is taken to a higher level, it will also save time by making it easier to find the exact points in the video in which some information has been said.</text:p>
          </table:table-cell>
          <table:table-cell office:value-type="string" table:content-validation-name="val14" table:style-name="ce22">
            <text:p>Regional</text:p>
          </table:table-cell>
          <table:table-cell office:value-type="string" table:content-validation-name="val13" table:style-name="ce29">
            <text:p>Spain</text:p>
          </table:table-cell>
          <table:table-cell office:value-type="string" table:content-validation-name="val12" table:style-name="ce29">
            <text:p>ES</text:p>
          </table:table-cell>
          <table:table-cell office:value-type="string" table:style-name="ce281">
            <text:p>Basque Country</text:p>
          </table:table-cell>
          <table:table-cell office:value-type="string" table:content-validation-name="val11" table:style-name="ce282">
            <text:p>Regional Government</text:p>
          </table:table-cell>
          <table:table-cell office:value-type="string" table:content-validation-name="val10" table:style-name="ce281">
            <text:p>General public services</text:p>
          </table:table-cell>
          <table:table-cell office:value-type="string" table:content-validation-name="val9" table:style-name="ce281">
            <text:p>Law courts</text:p>
          </table:table-cell>
          <table:table-cell office:value-type="string" table:content-validation-name="val8" table:style-name="ce284">
            <text:p>Implemented</text:p>
          </table:table-cell>
          <table:table-cell office:value-type="float" office:value="2023" table:style-name="ce284">
            <text:p>2023</text:p>
          </table:table-cell>
          <table:table-cell table:style-name="ce350"/>
          <table:table-cell office:value-type="string" table:content-validation-name="val7" table:style-name="ce317">
            <text:p>Reasoning</text:p>
          </table:table-cell>
          <table:table-cell office:value-type="string" table:content-validation-name="val6" table:style-name="ce350">
            <text:p>Automated reasoning</text:p>
          </table:table-cell>
          <table:table-cell office:value-type="string" table:content-validation-name="val6" table:style-name="ce350">
            <text:p>Natural language processing</text:p>
          </table:table-cell>
          <table:table-cell office:value-type="string" table:content-validation-name="val6" table:style-name="ce350">
            <text:p>Audio processing</text:p>
          </table:table-cell>
          <table:table-cell table:content-validation-name="val6" table:style-name="ce350"/>
          <table:table-cell table:style-name="ce350"/>
          <table:table-cell table:content-validation-name="val3" table:style-name="ce350"/>
          <table:table-cell office:value-type="string" table:content-validation-name="val15" table:style-name="ce326">
            <text:p>Internal management</text:p>
          </table:table-cell>
          <table:table-cell office:value-type="string" table:content-validation-name="val20" table:style-name="ce326">
            <text:p>Information analysis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office:value-type="string" table:content-validation-name="val18" table:style-name="ce217">
            <text:p>G2G</text:p>
          </table:table-cell>
          <table:table-cell office:value-type="string" table:content-validation-name="val17" table:style-name="ce350">
            <text:p>Dynamic Data</text:p>
          </table:table-cell>
          <table:table-cell office:value-type="string" table:content-validation-name="val17" table:style-name="ce317">
            <text:p>Historical Data</text:p>
          </table:table-cell>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Preservation of information</text:p>
          </table:table-cell>
          <table:table-cell office:value-type="string" table:content-validation-name="val25" table:style-name="ce287">
            <text:p>Transparency</text:p>
          </table:table-cell>
          <table:table-cell office:value-type="string" table:content-validation-name="val24" table:style-name="ce287">
            <text:p>Structuring</text:p>
            <text:p>Transform</text:p>
          </table:table-cell>
          <table:table-cell office:value-type="string" table:content-validation-name="val1" table:style-name="ce287">
            <text:p>Digitising</text:p>
            <text:p>Automate</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317"/>
          <table:table-cell office:value-type="string" table:style-name="ce317">
            <text:p>x</text:p>
          </table:table-cell>
          <table:table-cell office:value-type="string" table:style-name="ce317">
            <text:p>x</text:p>
          </table:table-cell>
          <table:table-cell table:number-columns-repeated="3" table:style-name="ce317"/>
          <table:table-cell office:value-type="boolean" office:boolean-value="false" table:style-name="ce290">
            <text:p>FALSE</text:p>
          </table:table-cell>
          <table:table-cell office:value-type="string" table:style-name="ce317">
            <text:p>x</text:p>
          </table:table-cell>
          <table:table-cell table:number-columns-repeated="2" table:style-name="ce317"/>
          <table:table-cell office:value-type="string" table:style-name="ce27">
            <text:p><text:a xlink:href="https://dt4regions.eu/dt-stories/automated-transcripts-speed-judicial-proceedings">https://dt4regions.eu/dt-stories/automated-transcripts-speed-judicial-proceedings</text:a></text:p>
          </table:table-cell>
          <table:table-cell office:value-type="date" office:date-value="2023-02-24T00:00:00" table:style-name="ce30">
            <text:p>24/02/2023</text:p>
          </table:table-cell>
          <table:table-cell table:style-name="ce352"/>
          <table:table-cell table:number-columns-repeated="16321"/>
        </table:table-row>
        <table:table-row table:style-name="ro2">
          <table:table-cell office:value-type="float" office:value="1110" table:style-name="ce430">
            <text:p>1110</text:p>
          </table:table-cell>
          <table:table-cell office:value-type="string" table:style-name="ce277">
            <text:p>AIWT6-1110</text:p>
          </table:table-cell>
          <table:table-cell office:value-type="string" table:style-name="ce277">
            <text:p>ISA2 <text:s/>Action 1.7 AI Pilot</text:p>
          </table:table-cell>
          <table:table-cell office:value-type="string" table:style-name="ce27">
            <text:p><text:a xlink:href="https://ec.europa.eu/isa2/sites/isa/files/2018.01_innovative_public_services.pdf">https://ec.europa.eu/isa2/sites/isa/files/2018.01_innovative_public_services.pdf</text:a></text:p>
          </table:table-cell>
          <table:table-cell office:value-type="string" table:style-name="ce276">
            <text:p>An AI Pilot will tackle the use of machine learning for document review/classification in administrations. The pilot will identify different use-cases in document classification, with a focus on investigative activities, where huge volumes of unstructured data (documents, emails) need to be reviewed by given deadlines to identify documents that are relevant for a particular matter. The AI Pilot will: (i) compare different machine learning algorithms and different model approaches; (ii) evaluate the added value of applying machine learning; (iii) assess the interoperability requirements for operating them, i.e. to integrate and exploit machine learning on top of existing document repository and document review systems; (iv) assess legal and organisational aspects that could result from using machine learning by administrations for document classification</text:p>
          </table:table-cell>
          <table:table-cell office:value-type="string" table:content-validation-name="val14" table:style-name="ce276">
            <text:p>Across Countries</text:p>
          </table:table-cell>
          <table:table-cell office:value-type="string" table:content-validation-name="val13" table:style-name="ce29">
            <text:p>Belgium</text:p>
          </table:table-cell>
          <table:table-cell office:value-type="string" table:content-validation-name="val12" table:style-name="ce29">
            <text:p>BE</text:p>
          </table:table-cell>
          <table:table-cell office:value-type="string" table:style-name="ce281">
            <text:p>EU DG COMP</text:p>
          </table:table-cell>
          <table:table-cell office:value-type="string" table:content-validation-name="val11" table:style-name="ce282">
            <text:p>Central-Government</text:p>
          </table:table-cell>
          <table:table-cell office:value-type="string" table:content-validation-name="val10" table:style-name="ce281">
            <text:p>Economic affairs</text:p>
          </table:table-cell>
          <table:table-cell office:value-type="string" table:content-validation-name="val9" table:style-name="ce281">
            <text:p>General economic, commercial and labour affair</text:p>
          </table:table-cell>
          <table:table-cell office:value-type="string" table:content-validation-name="val8" table:style-name="ce284">
            <text:p>In development</text:p>
          </table:table-cell>
          <table:table-cell office:value-type="float" office:value="2023" table:style-name="ce284">
            <text:p>2023</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Natural language processing</text:p>
          </table:table-cell>
          <table:table-cell office:value-type="string" table:content-validation-name="val6" table:style-name="ce350">
            <text:p>Searching</text:p>
          </table:table-cell>
          <table:table-cell office:value-type="string" table:content-validation-name="val6" table:style-name="ce350">
            <text:p>Planning and Scheduling</text:p>
          </table:table-cell>
          <table:table-cell table:style-name="ce350"/>
          <table:table-cell table:content-validation-name="val3" table:style-name="ce350"/>
          <table:table-cell office:value-type="string" table:content-validation-name="val15" table:style-name="ce326">
            <text:p>Internal management</text:p>
          </table:table-cell>
          <table:table-cell office:value-type="string" table:content-validation-name="val20" table:style-name="ce326">
            <text:p>Information analysis processes</text:p>
          </table:table-cell>
          <table:table-cell office:value-type="string" table:content-validation-name="val19" table:style-name="ce29">
            <text:p>Artificial Intelligence</text:p>
          </table:table-cell>
          <table:table-cell table:content-validation-name="val22" table:style-name="ce29"/>
          <table:table-cell table:content-validation-name="val21" table:style-name="ce29"/>
          <table:table-cell table:content-validation-name="val16" table:style-name="ce29"/>
          <table:table-cell table:content-validation-name="val18" table:style-name="ce217"/>
          <table:table-cell office:value-type="string" table:content-validation-name="val17" table:style-name="ce350">
            <text:p>Historical Data</text:p>
          </table:table-cell>
          <table:table-cell office:value-type="string" table:content-validation-name="val17" table:style-name="ce317">
            <text:p>Dynamic Data</text:p>
          </table:table-cell>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5" table:style-name="ce287">
            <text:p>Assessment of Effectiveness and Efficiency</text:p>
          </table:table-cell>
          <table:table-cell office:value-type="string" table:content-validation-name="val25" table:style-name="ce287">
            <text:p>Preservation of information</text:p>
          </table:table-cell>
          <table:table-cell office:value-type="string" table:content-validation-name="val24" table:style-name="ce287">
            <text:p>Structuring</text:p>
            <text:p>Transform</text:p>
          </table:table-cell>
          <table:table-cell office:value-type="string" table:content-validation-name="val1" table:style-name="ce287">
            <text:p>Classification</text:p>
          </table:table-cell>
          <table:table-cell office:value-type="boolean" office:boolean-value="false" table:style-name="ce297">
            <text:p>FALSE</text:p>
          </table:table-cell>
          <table:table-cell table:style-name="ce350"/>
          <table:table-cell table:number-columns-repeated="3" table:style-name="ce289"/>
          <table:table-cell table:style-name="ce350"/>
          <table:table-cell office:value-type="string" table:style-name="ce288">
            <text:p>Improved Administration Efficency</text:p>
          </table:table-cell>
          <table:table-cell office:value-type="string" table:style-name="ce290">
            <text:p>Improved Administrative Efficiency</text:p>
          </table:table-cell>
          <table:table-cell table:number-columns-repeated="2" table:style-name="ce317"/>
          <table:table-cell office:value-type="string" table:style-name="ce317">
            <text:p>x</text:p>
          </table:table-cell>
          <table:table-cell office:value-type="string" table:style-name="ce317">
            <text:p>x</text:p>
          </table:table-cell>
          <table:table-cell table:number-columns-repeated="3" table:style-name="ce317"/>
          <table:table-cell office:value-type="string" table:style-name="ce290">
            <text:p>Open government capabilities</text:p>
          </table:table-cell>
          <table:table-cell office:value-type="string" table:style-name="ce317">
            <text:p>x</text:p>
          </table:table-cell>
          <table:table-cell table:number-columns-repeated="2" table:style-name="ce317"/>
          <table:table-cell table:style-name="ce27"/>
          <table:table-cell office:value-type="date" office:date-value="2023-03-02T00:00:00" table:style-name="ce30">
            <text:p>02/03/2023</text:p>
          </table:table-cell>
          <table:table-cell table:style-name="ce352"/>
          <table:table-cell table:number-columns-repeated="16321"/>
        </table:table-row>
        <table:table-row table:style-name="ro2">
          <table:table-cell office:value-type="float" office:value="1111" table:style-name="ce430">
            <text:p>1111</text:p>
          </table:table-cell>
          <table:table-cell office:value-type="string" table:style-name="ce277">
            <text:p>AIWT6-1111</text:p>
          </table:table-cell>
          <table:table-cell office:value-type="string" table:style-name="ce277">
            <text:p>Ministry of Justice will use ChatGPT technology to respond to citizens</text:p>
          </table:table-cell>
          <table:table-cell office:value-type="string" table:style-name="ce27">
            <text:p><text:a xlink:href="https://www.publico.pt/2023/02/17/tecnologia/noticia/ministerio-justica-vai-usar-tecnologia-chatgpt-responder-cidadaos-2039270">https://www.publico.pt/2023/02/17/tecnologia/noticia/ministerio-justica-vai-usar-tecnologia-chatgpt-responder-cidadaos-2039270</text:a></text:p>
          </table:table-cell>
          <table:table-cell office:value-type="string" table:style-name="ce276">
            <text:p>The Ministry of Justice is working on a chatbot (chat program) to ask citizens and companies questions about legal proceedings in Portugal. The mission of the GPJ (acronym for Practical Guide to Access to Justice), presented this Friday at the Campus of Justice, is to simplify access to information with a more accessible language. The basis of the technology is the GPT-3.5 language model, the same one that is used by OpenAI's ChatGPT.</text:p>
          </table:table-cell>
          <table:table-cell office:value-type="string" table:content-validation-name="val14" table:style-name="ce276">
            <text:p>National</text:p>
          </table:table-cell>
          <table:table-cell office:value-type="string" table:content-validation-name="val13" table:style-name="ce29">
            <text:p>Portugal</text:p>
          </table:table-cell>
          <table:table-cell office:value-type="string" table:content-validation-name="val12" table:style-name="ce29">
            <text:p>PT</text:p>
          </table:table-cell>
          <table:table-cell office:value-type="string" table:style-name="ce281">
            <text:p>Ministry of Justice</text:p>
          </table:table-cell>
          <table:table-cell office:value-type="string" table:content-validation-name="val11" table:style-name="ce282">
            <text:p>Central-Government</text:p>
          </table:table-cell>
          <table:table-cell office:value-type="string" table:content-validation-name="val10" table:style-name="ce281">
            <text:p>General public services</text:p>
          </table:table-cell>
          <table:table-cell office:value-type="string" table:content-validation-name="val9" table:style-name="ce281">
            <text:p>Law courts</text:p>
          </table:table-cell>
          <table:table-cell office:value-type="string" table:content-validation-name="val8" table:style-name="ce284">
            <text:p>In development</text:p>
          </table:table-cell>
          <table:table-cell office:value-type="float" office:value="2023" table:style-name="ce284">
            <text:p>2023</text:p>
          </table:table-cell>
          <table:table-cell table:style-name="ce350"/>
          <table:table-cell office:value-type="string" table:content-validation-name="val7" table:style-name="ce317">
            <text:p>Learning</text:p>
          </table:table-cell>
          <table:table-cell office:value-type="string" table:content-validation-name="val6" table:style-name="ce350">
            <text:p>Machine learning</text:p>
          </table:table-cell>
          <table:table-cell office:value-type="string" table:content-validation-name="val6" table:style-name="ce350">
            <text:p>Natural language processing</text:p>
          </table:table-cell>
          <table:table-cell office:value-type="string" table:content-validation-name="val6" table:style-name="ce350">
            <text:p>Searching</text:p>
          </table:table-cell>
          <table:table-cell table:content-validation-name="val6" table:style-name="ce350"/>
          <table:table-cell table:style-name="ce350"/>
          <table:table-cell table:content-validation-name="val3" table:style-name="ce350"/>
          <table:table-cell office:value-type="string" table:content-validation-name="val15" table:style-name="ce326">
            <text:p>Public services and engagement</text:p>
          </table:table-cell>
          <table:table-cell office:value-type="string" table:content-validation-name="val20" table:style-name="ce326">
            <text:p>Engagement management</text:p>
          </table:table-cell>
          <table:table-cell office:value-type="string" table:content-validation-name="val19" table:style-name="ce29">
            <text:p>Artificial Intelligence</text:p>
          </table:table-cell>
          <table:table-cell office:value-type="string" table:content-validation-name="val22" table:style-name="ce29">
            <text:p>Yes</text:p>
          </table:table-cell>
          <table:table-cell office:value-type="string" table:content-validation-name="val21" table:style-name="ce29">
            <text:p>No</text:p>
          </table:table-cell>
          <table:table-cell table:content-validation-name="val16" table:style-name="ce29"/>
          <table:table-cell office:value-type="string" table:content-validation-name="val18" table:style-name="ce217">
            <text:p>G2C</text:p>
          </table:table-cell>
          <table:table-cell office:value-type="string" table:content-validation-name="val17" table:style-name="ce350">
            <text:p>Historical Data</text:p>
          </table:table-cell>
          <table:table-cell office:value-type="string" table:content-validation-name="val17" table:style-name="ce317">
            <text:p>Dynamic Data</text:p>
          </table:table-cell>
          <table:table-cell table:content-validation-name="val27" table:style-name="ce317"/>
          <table:table-cell office:value-type="string" table:content-validation-name="val23" table:style-name="ce287">
            <text:p>AI4IOP</text:p>
          </table:table-cell>
          <table:table-cell office:value-type="string" table:content-validation-name="val21" table:style-name="ce287">
            <text:p>No</text:p>
          </table:table-cell>
          <table:table-cell office:value-type="string" table:content-validation-name="val21" table:style-name="ce287">
            <text:p>Yes</text:p>
          </table:table-cell>
          <table:table-cell office:value-type="string" table:content-validation-name="val21" table:style-name="ce287">
            <text:p>Yes</text:p>
          </table:table-cell>
          <table:table-cell office:value-type="string" table:content-validation-name="val21" table:style-name="ce287">
            <text:p>No</text:p>
          </table:table-cell>
          <table:table-cell office:value-type="string" table:content-validation-name="val25" table:style-name="ce287">
            <text:p>Administrative simplification</text:p>
          </table:table-cell>
          <table:table-cell office:value-type="string" table:content-validation-name="val25" table:style-name="ce287">
            <text:p>User-centricity</text:p>
          </table:table-cell>
          <table:table-cell office:value-type="string" table:content-validation-name="val24" table:style-name="ce287">
            <text:p>Conversation</text:p>
            <text:p>Support​ interaction</text:p>
          </table:table-cell>
          <table:table-cell office:value-type="string" table:content-validation-name="val1" table:style-name="ce287">
            <text:p>Digitising</text:p>
            <text:p>Automate</text:p>
          </table:table-cell>
          <table:table-cell office:value-type="string" table:style-name="ce297">
            <text:p>Improved Public Service</text:p>
          </table:table-cell>
          <table:table-cell office:value-type="string" table:style-name="ce350">
            <text:p>x</text:p>
          </table:table-cell>
          <table:table-cell office:value-type="string" table:style-name="ce289">
            <text:p>x</text:p>
          </table:table-cell>
          <table:table-cell office:value-type="string" table:style-name="ce289">
            <text:p>x</text:p>
          </table:table-cell>
          <table:table-cell table:style-name="ce289"/>
          <table:table-cell table:style-name="ce350"/>
          <table:table-cell office:value-type="boolean" office:boolean-value="false" table:style-name="ce288">
            <text:p>FALSE</text:p>
          </table:table-cell>
          <table:table-cell office:value-type="boolean" office:boolean-value="false" table:style-name="ce290">
            <text:p>FALSE</text:p>
          </table:table-cell>
          <table:table-cell table:number-columns-repeated="7" table:style-name="ce317"/>
          <table:table-cell office:value-type="string" table:style-name="ce290">
            <text:p>Open government capabilities</text:p>
          </table:table-cell>
          <table:table-cell office:value-type="string" table:style-name="ce317">
            <text:p>x</text:p>
          </table:table-cell>
          <table:table-cell table:number-columns-repeated="2" table:style-name="ce317"/>
          <table:table-cell office:value-type="string" table:style-name="ce27">
            <text:p><text:a xlink:href="https://www.publico.pt/2023/02/17/tecnologia/noticia/ministerio-justica-vai-usar-tecnologia-chatgpt-responder-cidadaos-2039270">https://www.publico.pt/2023/02/17/tecnologia/noticia/ministerio-justica-vai-usar-tecnologia-chatgpt-responder-cidadaos-2039270</text:a></text:p>
          </table:table-cell>
          <table:table-cell office:value-type="date" office:date-value="2023-03-13T00:00:00" table:style-name="ce30">
            <text:p>13/03/2023</text:p>
          </table:table-cell>
          <table:table-cell table:style-name="ce352"/>
          <table:table-cell table:number-columns-repeated="16321"/>
        </table:table-row>
        <table:table-row table:number-rows-repeated="1048386" table:style-name="ro2">
          <table:table-cell table:number-columns-repeated="16384"/>
        </table:table-row>
      </table:table>
      <table:table table:name="Definitions" table:style-name="ta2">
        <table:table-column table:style-name="co26" table:default-cell-style-name="ce1"/>
        <table:table-column table:style-name="co27" table:default-cell-style-name="ce1"/>
        <table:table-column table:style-name="co28" table:number-columns-repeated="4" table:default-cell-style-name="ce1"/>
        <table:table-column table:style-name="co29" table:default-cell-style-name="ce17"/>
        <table:table-column table:style-name="co28" table:number-columns-repeated="4" table:default-cell-style-name="ce1"/>
        <table:table-column table:style-name="co30" table:default-cell-style-name="ce1"/>
        <table:table-column table:style-name="co31" table:default-cell-style-name="ce1"/>
        <table:table-column table:style-name="co28" table:number-columns-repeated="16371" table:default-cell-style-name="ce1"/>
        <table:table-row table:style-name="ro3">
          <table:table-cell office:value-type="string" table:style-name="ce7">
            <text:p>Column</text:p>
          </table:table-cell>
          <table:table-cell office:value-type="string" table:style-name="ce7">
            <text:p>Type</text:p>
          </table:table-cell>
          <table:table-cell office:value-type="string" table:style-name="ce7">
            <text:p>Values</text:p>
          </table:table-cell>
          <table:table-cell office:value-type="string" table:style-name="ce7">
            <text:p>Publishing</text:p>
          </table:table-cell>
          <table:table-cell office:value-type="string" table:style-name="ce8">
            <text:p>Primary key</text:p>
          </table:table-cell>
          <table:table-cell office:value-type="string" table:style-name="ce8">
            <text:p>Mandatory</text:p>
          </table:table-cell>
          <table:table-cell office:value-type="string" table:style-name="ce179">
            <text:p>Note</text:p>
          </table:table-cell>
          <table:table-cell office:value-type="string" table:style-name="ce7">
            <text:p>Link to the classification</text:p>
          </table:table-cell>
          <table:table-cell table:number-columns-repeated="16376"/>
        </table:table-row>
        <table:table-row table:style-name="ro3">
          <table:table-cell office:value-type="float" office:value="0" table:formula="of:=[.#REF!]" table:style-name="ce10">
            <text:p>#REF!</text:p>
          </table:table-cell>
          <table:table-cell office:value-type="string" table:style-name="ce11">
            <text:p>UUID</text:p>
          </table:table-cell>
          <table:table-cell table:style-name="ce11"/>
          <table:table-cell office:value-type="string" table:style-name="ce11">
            <text:p>yes</text:p>
          </table:table-cell>
          <table:table-cell office:value-type="string" table:style-name="ce5">
            <text:p>yes</text:p>
          </table:table-cell>
          <table:table-cell office:value-type="string" table:style-name="ce5">
            <text:p>yes</text:p>
          </table:table-cell>
          <table:table-cell office:value-type="string" table:style-name="ce28">
            <text:p>Unique ID</text:p>
          </table:table-cell>
          <table:table-cell table:style-name="ce11"/>
          <table:table-cell table:number-columns-repeated="16376"/>
        </table:table-row>
        <table:table-row table:style-name="ro3">
          <table:table-cell office:value-type="float" office:value="0" table:formula="of:=[.#REF!]" table:style-name="ce10">
            <text:p>#REF!</text:p>
          </table:table-cell>
          <table:table-cell office:value-type="string" table:style-name="ce11">
            <text:p>Text</text:p>
          </table:table-cell>
          <table:table-cell table:style-name="ce11"/>
          <table:table-cell office:value-type="string" table:style-name="ce11">
            <text:p>yes</text:p>
          </table:table-cell>
          <table:table-cell office:value-type="string" table:style-name="ce5">
            <text:p>no</text:p>
          </table:table-cell>
          <table:table-cell office:value-type="string" table:style-name="ce5">
            <text:p>yes</text:p>
          </table:table-cell>
          <table:table-cell office:value-type="string" table:style-name="ce28">
            <text:p/>
          </table:table-cell>
          <table:table-cell table:style-name="ce11"/>
          <table:table-cell table:number-columns-repeated="16376"/>
        </table:table-row>
        <table:table-row table:style-name="ro3">
          <table:table-cell office:value-type="string" table:style-name="ce10">
            <text:p>Website</text:p>
          </table:table-cell>
          <table:table-cell office:value-type="string" table:style-name="ce11">
            <text:p>Text</text:p>
          </table:table-cell>
          <table:table-cell table:style-name="ce11"/>
          <table:table-cell office:value-type="string" table:style-name="ce11">
            <text:p>yes</text:p>
          </table:table-cell>
          <table:table-cell office:value-type="string" table:style-name="ce5">
            <text:p>no</text:p>
          </table:table-cell>
          <table:table-cell office:value-type="string" table:style-name="ce5">
            <text:p>yes</text:p>
          </table:table-cell>
          <table:table-cell office:value-type="string" table:style-name="ce28">
            <text:p/>
          </table:table-cell>
          <table:table-cell table:style-name="ce11"/>
          <table:table-cell table:number-columns-repeated="16376"/>
        </table:table-row>
        <table:table-row table:style-name="ro4">
          <table:table-cell office:value-type="string" table:style-name="ce10">
            <text:p>Contact</text:p>
          </table:table-cell>
          <table:table-cell office:value-type="string" table:style-name="ce11">
            <text:p>Tex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The reference contact of the case: must be first name + last name + organization with an email, or worst case with a phone number</text:p>
          </table:table-cell>
          <table:table-cell table:style-name="ce11"/>
          <table:table-cell table:number-columns-repeated="16376"/>
        </table:table-row>
        <table:table-row table:style-name="ro3">
          <table:table-cell office:value-type="float" office:value="0" table:formula="of:=[.#REF!]" table:style-name="ce10">
            <text:p>#REF!</text:p>
          </table:table-cell>
          <table:table-cell office:value-type="string" table:style-name="ce11">
            <text:p>Text</text:p>
          </table:table-cell>
          <table:table-cell table:style-name="ce11"/>
          <table:table-cell office:value-type="string" table:style-name="ce11">
            <text:p>yes</text:p>
          </table:table-cell>
          <table:table-cell office:value-type="string" table:style-name="ce5">
            <text:p>no</text:p>
          </table:table-cell>
          <table:table-cell office:value-type="string" table:style-name="ce5">
            <text:p>yes</text:p>
          </table:table-cell>
          <table:table-cell office:value-type="string" table:style-name="ce28">
            <text:p/>
          </table:table-cell>
          <table:table-cell table:style-name="ce11"/>
          <table:table-cell table:number-columns-repeated="16376"/>
        </table:table-row>
        <table:table-row table:style-name="ro5">
          <table:table-cell office:value-type="string" table:style-name="ce10">
            <text:p>Geographical extent</text:p>
          </table:table-cell>
          <table:table-cell office:value-type="string" table:style-name="ce11">
            <text:p>List</text:p>
          </table:table-cell>
          <table:table-cell office:value-type="string" table:style-name="ce11">
            <text:p>_admlevel</text:p>
          </table:table-cell>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This layer defines the administrative level where the case is being deployed. This indicator follows the administrative tiers as identified by Nomenclature of Territorial Units for Statistics (NUTS). It must be considered that some countries have 4 or 5 identified administrative tiers (and others 1-2), but we keep it at 3 levels. It mostly depends on the jurisdiction of the implementing authority: Central / National Government: Political authority of the administration extends over the entire country <text:s/>; Regional / Provincial: Political authority which takes place of a particular region in the country. This is bigger than local administrations and often are provinces or states (in a federal government system). <text:s/>; <text:s/>Local: Political authority of a local sphere, such as municipalities. Please note that the Listes file also lists “multiple countries” and university. Later in the study, multi countries implementations should have a specific indicator with the leading (first mover) being highlighted in the first row. Universities should be excluded fully – we are targeting the use of AI in government – not the development of them in universities. https://ipsoeu.github.io/taxonomy/organisation-category/2019</text:p>
          </table:table-cell>
          <table:table-cell table:style-name="ce4"/>
          <table:table-cell table:number-columns-repeated="16376"/>
        </table:table-row>
        <table:table-row table:style-name="ro6">
          <table:table-cell office:value-type="float" office:value="0" table:formula="of:=[.#REF!]" table:style-name="ce10">
            <text:p>#REF!</text:p>
          </table:table-cell>
          <table:table-cell office:value-type="string" table:style-name="ce11">
            <text:p>List</text:p>
          </table:table-cell>
          <table:table-cell office:value-type="string" table:style-name="ce11">
            <text:p>_country</text:p>
          </table:table-cell>
          <table:table-cell office:value-type="string" table:style-name="ce11">
            <text:p>yes</text:p>
          </table:table-cell>
          <table:table-cell office:value-type="string" table:style-name="ce5">
            <text:p>no</text:p>
          </table:table-cell>
          <table:table-cell office:value-type="string" table:style-name="ce5">
            <text:p>yes</text:p>
          </table:table-cell>
          <table:table-cell office:value-type="string" table:style-name="ce28">
            <text:p>Only one country is admissible (the main one to which the case is referring to). <text:s/>EU, EEA, EFTA, Schengen countries. (Others?) as defined by ISO. This is the property highlighting the country where the initiative takes place. Obviously, there is some overlap here between the NUTS code and the country, but country level is very useful for distribution and quickly finding in which country the initiative takes place.</text:p>
          </table:table-cell>
          <table:table-cell table:style-name="ce11"/>
          <table:table-cell table:number-columns-repeated="16376"/>
        </table:table-row>
        <table:table-row table:style-name="ro6">
          <table:table-cell office:value-type="string" table:style-name="ce9">
            <text:p>Geographic coverage<text:s/></text:p>
            <text:p>NUTS 2021</text:p>
          </table:table-cell>
          <table:table-cell office:value-type="string" table:style-name="ce11">
            <text:p>List</text:p>
          </table:table-cell>
          <table:table-cell office:value-type="string" office:string-value="Geographic coverage &#10;NUTS 2021" table:formula="of:=[Metadata.C1]" table:style-name="ce11">
            <text:p>Geographic coverage<text:s/></text:p>
            <text:p>NUTS 2021</text:p>
          </table:table-cell>
          <table:table-cell office:value-type="string" table:style-name="ce11">
            <text:p>yes</text:p>
          </table:table-cell>
          <table:table-cell office:value-type="string" table:style-name="ce5">
            <text:p>no</text:p>
          </table:table-cell>
          <table:table-cell office:value-type="string" table:style-name="ce5">
            <text:p>yes</text:p>
          </table:table-cell>
          <table:table-cell office:value-type="string" table:style-name="ce28">
            <text:p>The most precise NUTS code till level 2. This is a recent property introduced to assist in geographic analysis and searching to find some of the cases. Specific information on the location is only more crucial if the administrative level of the case is either provincial or local. There is no need to highlight e.g. the city of a ministry in case the administrative coverage is ‘national’. Then, the country NUTS code is sufficient.<text:s/></text:p>
          </table:table-cell>
          <table:table-cell office:value-type="string" table:style-name="ce4">
            <text:p>link</text:p>
          </table:table-cell>
          <table:table-cell table:number-columns-repeated="16376"/>
        </table:table-row>
        <table:table-row table:style-name="ro7">
          <table:table-cell office:value-type="string" table:style-name="ce10">
            <text:p>Responsible Organization</text:p>
          </table:table-cell>
          <table:table-cell office:value-type="string" table:style-name="ce11">
            <text:p>Tex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The name of the organisation must be in English (with translation in original language) and must be enough explanatory to identify precisely the organisation. E.g. "Government of Austria, department of agriculture". If needed, a url of the organisation could be added.​ This is the column where the AI case is being used. It is the public organisation responsible for the case or that is using the case (in case for example of adoption of industry customized products). Often they are the same, but it is possible that a private company makes an AI tool for the public sector. Thus this is not the developing company of the AI tool and a public sector organization should be added in this column.<text:s text:c="2"/></text:p>
          </table:table-cell>
          <table:table-cell table:style-name="ce11"/>
          <table:table-cell table:number-columns-repeated="16376"/>
        </table:table-row>
        <table:table-row table:style-name="ro3">
          <table:table-cell office:value-type="string" table:style-name="ce10">
            <text:p>Responsible Organization Category</text:p>
          </table:table-cell>
          <table:table-cell office:value-type="string" table:style-name="ce11">
            <text:p>List</text:p>
          </table:table-cell>
          <table:table-cell office:value-type="string" table:style-name="ce11">
            <text:p>_orgtype</text:p>
          </table:table-cell>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From Citizen Science list, rearranged by JRC own elaboration</text:p>
          </table:table-cell>
          <table:table-cell table:style-name="ce11"/>
          <table:table-cell table:number-columns-repeated="16376"/>
        </table:table-row>
        <table:table-row table:style-name="ro4">
          <table:table-cell office:value-type="string" table:style-name="ce10">
            <text:p>COFOG level I</text:p>
          </table:table-cell>
          <table:table-cell office:value-type="string" table:style-name="ce11">
            <text:p>List</text:p>
          </table:table-cell>
          <table:table-cell office:value-type="string" table:style-name="ce11">
            <text:p>_cogof1</text:p>
          </table:table-cell>
          <table:table-cell office:value-type="string" table:style-name="ce11">
            <text:p>yes</text:p>
          </table:table-cell>
          <table:table-cell office:value-type="string" table:style-name="ce5">
            <text:p>no</text:p>
          </table:table-cell>
          <table:table-cell office:value-type="string" table:style-name="ce5">
            <text:p>yes</text:p>
          </table:table-cell>
          <table:table-cell office:value-type="string" table:style-name="ce28">
            <text:p>This property shows the primary policy sector in which the AI initiative is taking place, following the COFOG criteria.  </text:p>
          </table:table-cell>
          <table:table-cell table:style-name="ce11"/>
          <table:table-cell table:number-columns-repeated="16376"/>
        </table:table-row>
        <table:table-row table:style-name="ro8">
          <table:table-cell office:value-type="string" table:style-name="ce10">
            <text:p>COFOG level II</text:p>
          </table:table-cell>
          <table:table-cell office:value-type="string" table:style-name="ce11">
            <text:p>List</text:p>
          </table:table-cell>
          <table:table-cell office:value-type="string" table:style-name="ce11">
            <text:p>_cofog2</text:p>
          </table:table-cell>
          <table:table-cell office:value-type="string" table:style-name="ce11">
            <text:p>yes</text:p>
          </table:table-cell>
          <table:table-cell office:value-type="string" table:style-name="ce5">
            <text:p>no</text:p>
          </table:table-cell>
          <table:table-cell office:value-type="string" table:style-name="ce5">
            <text:p>yes</text:p>
          </table:table-cell>
          <table:table-cell office:value-type="string" table:style-name="ce28">
            <text:p>This is the more specific and advanced COFOG property. They should correlate with the primary sector in the previous one. This is more tricky to highlight as some of the cases could overlap with the secondary categorization. Therefore, it is better to make sure the first COFOG is very clear and the second COFOG level as the ‘best option’. </text:p>
          </table:table-cell>
          <table:table-cell table:style-name="ce11"/>
          <table:table-cell table:number-columns-repeated="16376"/>
        </table:table-row>
        <table:table-row table:style-name="ro3">
          <table:table-cell office:value-type="string" table:style-name="ce10">
            <text:p>Status</text:p>
          </table:table-cell>
          <table:table-cell office:value-type="string" table:style-name="ce11">
            <text:p>List</text:p>
          </table:table-cell>
          <table:table-cell office:value-type="string" table:style-name="ce11">
            <text:p>_stat</text:p>
          </table:table-cell>
          <table:table-cell table:style-name="ce11"/>
          <table:table-cell table:style-name="ce5"/>
          <table:table-cell office:value-type="string" table:style-name="ce5">
            <text:p>yes</text:p>
          </table:table-cell>
          <table:table-cell table:style-name="ce28"/>
          <table:table-cell table:style-name="ce4"/>
          <table:table-cell table:number-columns-repeated="16376"/>
        </table:table-row>
        <table:table-row table:style-name="ro3">
          <table:table-cell office:value-type="string" table:style-name="ce10">
            <text:p>Start year</text:p>
          </table:table-cell>
          <table:table-cell office:value-type="string" table:style-name="ce11">
            <text:p>Text</text:p>
          </table:table-cell>
          <table:table-cell table:number-columns-repeated="2" table:style-name="ce11"/>
          <table:table-cell table:style-name="ce5"/>
          <table:table-cell office:value-type="string" table:style-name="ce5">
            <text:p>yes</text:p>
          </table:table-cell>
          <table:table-cell table:style-name="ce28"/>
          <table:table-cell table:style-name="ce4"/>
          <table:table-cell table:number-columns-repeated="16376"/>
        </table:table-row>
        <table:table-row table:style-name="ro3">
          <table:table-cell office:value-type="string" table:style-name="ce10">
            <text:p>End year</text:p>
          </table:table-cell>
          <table:table-cell office:value-type="string" table:style-name="ce11">
            <text:p>Text</text:p>
          </table:table-cell>
          <table:table-cell table:number-columns-repeated="2" table:style-name="ce11"/>
          <table:table-cell table:number-columns-repeated="2" table:style-name="ce5"/>
          <table:table-cell table:style-name="ce28"/>
          <table:table-cell table:style-name="ce4"/>
          <table:table-cell table:number-columns-repeated="16376"/>
        </table:table-row>
        <table:table-row table:style-name="ro3">
          <table:table-cell office:value-type="string" table:style-name="ce10">
            <text:p>AI Classification (I)</text:p>
          </table:table-cell>
          <table:table-cell office:value-type="string" table:style-name="ce11">
            <text:p>List</text:p>
          </table:table-cell>
          <table:table-cell office:value-type="string" office:string-value="AI Classification (I)" table:formula="of:=[Metadata.G1]" table:style-name="ce11">
            <text:p>AI Classification (I)</text:p>
          </table:table-cell>
          <table:table-cell office:value-type="string" table:style-name="ce11">
            <text:p>yes</text:p>
          </table:table-cell>
          <table:table-cell office:value-type="string" table:style-name="ce5">
            <text:p>no</text:p>
          </table:table-cell>
          <table:table-cell table:style-name="ce5"/>
          <table:table-cell office:value-type="string" table:style-name="ce28">
            <text:p>One of the classification terms of AI Watch (Level I)</text:p>
          </table:table-cell>
          <table:table-cell table:style-name="ce4"/>
          <table:table-cell table:number-columns-repeated="16376"/>
        </table:table-row>
        <table:table-row table:style-name="ro3">
          <table:table-cell office:value-type="string" table:style-name="ce10">
            <text:p>AI Classification Subdomain (II)</text:p>
          </table:table-cell>
          <table:table-cell office:value-type="string" table:style-name="ce11">
            <text:p>List</text:p>
          </table:table-cell>
          <table:table-cell office:value-type="string" table:style-name="ce11">
            <text:p>_aisubdom</text:p>
          </table:table-cell>
          <table:table-cell office:value-type="string" table:style-name="ce11">
            <text:p>yes</text:p>
          </table:table-cell>
          <table:table-cell office:value-type="string" table:style-name="ce5">
            <text:p>no</text:p>
          </table:table-cell>
          <table:table-cell table:style-name="ce5"/>
          <table:table-cell office:value-type="string" table:style-name="ce28">
            <text:p>One of the classification terms of AI Watch (Level II)</text:p>
          </table:table-cell>
          <table:table-cell table:style-name="ce11"/>
          <table:table-cell table:number-columns-repeated="16376"/>
        </table:table-row>
        <table:table-row table:style-name="ro3" table:visibility="collapse">
          <table:table-cell office:value-type="string" table:style-name="ce10">
            <text:p>AI Keywords (III)</text:p>
          </table:table-cell>
          <table:table-cell office:value-type="string" table:style-name="ce11">
            <text:p>List</text:p>
          </table:table-cell>
          <table:table-cell table:number-columns-repeated="2" table:style-name="ce11"/>
          <table:table-cell table:number-columns-repeated="2" table:style-name="ce5"/>
          <table:table-cell table:style-name="ce28"/>
          <table:table-cell table:style-name="ce11"/>
          <table:table-cell table:number-columns-repeated="16376"/>
        </table:table-row>
        <table:table-row table:style-name="ro3" table:visibility="collapse">
          <table:table-cell office:value-type="string" table:style-name="ce10">
            <text:p>AIA Annex I</text:p>
          </table:table-cell>
          <table:table-cell office:value-type="string" table:style-name="ce11">
            <text:p>List</text:p>
          </table:table-cell>
          <table:table-cell table:number-columns-repeated="2" table:style-name="ce11"/>
          <table:table-cell table:number-columns-repeated="2" table:style-name="ce5"/>
          <table:table-cell office:value-type="string" table:style-name="ce28">
            <text:p>AI Techniques and approaches as referred to in Article 3, point 1 in AI Acts</text:p>
          </table:table-cell>
          <table:table-cell table:style-name="ce11"/>
          <table:table-cell table:number-columns-repeated="16376"/>
        </table:table-row>
        <table:table-row table:style-name="ro3" table:visibility="collapse">
          <table:table-cell office:value-type="string" table:style-name="ce10">
            <text:p>AIA<text:s/></text:p>
            <text:p>Annex III</text:p>
          </table:table-cell>
          <table:table-cell office:value-type="string" table:style-name="ce11">
            <text:p>List</text:p>
          </table:table-cell>
          <table:table-cell table:number-columns-repeated="2" table:style-name="ce11"/>
          <table:table-cell table:number-columns-repeated="2" table:style-name="ce5"/>
          <table:table-cell office:value-type="string" table:style-name="ce28">
            <text:p>AI Act High Risk categories from 2 to 7</text:p>
          </table:table-cell>
          <table:table-cell table:style-name="ce11"/>
          <table:table-cell table:number-columns-repeated="16376"/>
        </table:table-row>
        <table:table-row table:style-name="ro3" table:visibility="collapse">
          <table:table-cell office:value-type="string" table:style-name="ce10">
            <text:p>High risk Others</text:p>
          </table:table-cell>
          <table:table-cell office:value-type="string" table:style-name="ce11">
            <text:p>List</text:p>
          </table:table-cell>
          <table:table-cell table:number-columns-repeated="2" table:style-name="ce11"/>
          <table:table-cell table:number-columns-repeated="2" table:style-name="ce5"/>
          <table:table-cell office:value-type="string" table:style-name="ce28">
            <text:p>Other potentials High Risk categories (11 categories) not yet described by AI Act</text:p>
          </table:table-cell>
          <table:table-cell table:style-name="ce11"/>
          <table:table-cell table:number-columns-repeated="16376"/>
        </table:table-row>
        <table:table-row table:style-name="ro3" table:visibility="collapse">
          <table:table-cell office:value-type="string" table:style-name="ce10">
            <text:p>Limited Risk Criteria</text:p>
          </table:table-cell>
          <table:table-cell table:number-columns-repeated="3" table:style-name="ce11"/>
          <table:table-cell table:number-columns-repeated="2" table:style-name="ce5"/>
          <table:table-cell table:style-name="ce28"/>
          <table:table-cell table:style-name="ce11"/>
          <table:table-cell table:number-columns-repeated="16376"/>
        </table:table-row>
        <table:table-row table:style-name="ro4" table:visibility="collapse">
          <table:table-cell office:value-type="string" table:style-name="ce10">
            <text:p>AI Risk Level</text:p>
          </table:table-cell>
          <table:table-cell office:value-type="string" table:style-name="ce11">
            <text:p>List</text:p>
          </table:table-cell>
          <table:table-cell office:value-type="string" table:style-name="ce11">
            <text:p>ai risk level</text:p>
          </table:table-cell>
          <table:table-cell table:style-name="ce11"/>
          <table:table-cell table:number-columns-repeated="2" table:style-name="ce5"/>
          <table:table-cell office:value-type="string" table:style-name="ce28">
            <text:p>A risk index about the case, determined with an AI Act inspired process, aiming to point out some trends about risk level of AI cases</text:p>
          </table:table-cell>
          <table:table-cell table:style-name="ce11"/>
          <table:table-cell table:number-columns-repeated="16376"/>
        </table:table-row>
        <table:table-row table:style-name="ro9" table:visibility="collapse">
          <table:table-cell office:value-type="string" table:style-name="ce10">
            <text:p>AI Classification III (deprecated)</text:p>
          </table:table-cell>
          <table:table-cell office:value-type="string" table:style-name="ce11">
            <text:p>List</text:p>
          </table:table-cell>
          <table:table-cell office:value-type="string" table:style-name="ce11">
            <text:p>_type</text:p>
          </table:table-cell>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This indicator aims to classify the type of AI is being used. This typology is not perfect and could be difficult to use due to overlaps. Nevertheless, it is the typology used to give a ‘best fit’ to the AI currently in use. It could be updated in the future.  </text:p>
          </table:table-cell>
          <table:table-cell office:value-type="string" table:style-name="ce4">
            <text:p>link</text:p>
          </table:table-cell>
          <table:table-cell table:number-columns-repeated="16376"/>
        </table:table-row>
        <table:table-row table:style-name="ro4">
          <table:table-cell office:value-type="string" table:style-name="ce10">
            <text:p>Application Type</text:p>
          </table:table-cell>
          <table:table-cell office:value-type="string" table:style-name="ce11">
            <text:p>List</text:p>
          </table:table-cell>
          <table:table-cell office:value-type="string" office:string-value="Application Type (OLD)" table:formula="of:=[Metadata.V1]" table:style-name="ce11">
            <text:p>Application Type (OLD)</text:p>
          </table:table-cell>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comes from IPSO cases <text:s/>(was PS Subdomain) then adapted to at least representing BC and AI cases</text:p>
          </table:table-cell>
          <table:table-cell table:style-name="ce4"/>
          <table:table-cell table:number-columns-repeated="16376"/>
        </table:table-row>
        <table:table-row table:style-name="ro10">
          <table:table-cell office:value-type="string" table:style-name="ce9">
            <text:p>Process</text:p>
            <text:p>Type</text:p>
          </table:table-cell>
          <table:table-cell office:value-type="string" table:style-name="ce11">
            <text:p>List</text:p>
          </table:table-cell>
          <table:table-cell office:value-type="string" table:style-name="ce11">
            <text:p>Process Type</text:p>
          </table:table-cell>
          <table:table-cell table:style-name="ce11"/>
          <table:table-cell table:number-columns-repeated="2" table:style-name="ce5"/>
          <table:table-cell office:value-type="string" table:style-name="ce28">
            <text:p>This indicator is a first type of Algorithmic Governance (Engstroem, Stanford) classification inside the PS. AI Solution are classified by on how they support government decision making and implementation in certain type of common processes. This value came from the typology of governance tasks to which agencies are applying AI made by Engstrom, Stanford University. Seems could be applied to every digital tecnology. https://papers.ssrn.com/sol3/papers.cfm?abstract_id=3551505</text:p>
          </table:table-cell>
          <table:table-cell office:value-type="string" table:style-name="ce31">
            <text:p>link</text:p>
          </table:table-cell>
          <table:table-cell table:number-columns-repeated="16376"/>
        </table:table-row>
        <table:table-row table:style-name="ro3">
          <table:table-cell office:value-type="string" table:style-name="ce10">
            <text:p>Technology</text:p>
          </table:table-cell>
          <table:table-cell office:value-type="string" table:style-name="ce11">
            <text:p>List</text:p>
          </table:table-cell>
          <table:table-cell office:value-type="string" office:string-value="Technology" table:formula="of:=[Metadata.AH1]" table:style-name="ce11">
            <text:p>Technology</text:p>
          </table:table-cell>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A subset of tech considered by AIW and IPSO (BC and AI)</text:p>
          </table:table-cell>
          <table:table-cell table:style-name="ce4"/>
          <table:table-cell table:number-columns-repeated="16376"/>
        </table:table-row>
        <table:table-row table:style-name="ro3">
          <table:table-cell office:value-type="string" table:style-name="ce10">
            <text:p>CrossSector</text:p>
          </table:table-cell>
          <table:table-cell office:value-type="string" table:style-name="ce11">
            <text:p>List</text:p>
          </table:table-cell>
          <table:table-cell office:value-type="string" office:string-value="CrossSector" table:formula="of:=[Metadata.AI1]" table:style-name="ce11">
            <text:p>CrossSector</text:p>
          </table:table-cell>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comes from IPSO cases<text:s/></text:p>
          </table:table-cell>
          <table:table-cell table:style-name="ce4"/>
          <table:table-cell table:number-columns-repeated="16376"/>
        </table:table-row>
        <table:table-row table:style-name="ro3">
          <table:table-cell office:value-type="string" table:style-name="ce10">
            <text:p>CrossBorder</text:p>
          </table:table-cell>
          <table:table-cell office:value-type="string" table:style-name="ce11">
            <text:p>List</text:p>
          </table:table-cell>
          <table:table-cell office:value-type="string" office:string-value="CrossBorder" table:formula="of:=[Metadata.AG1]" table:style-name="ce11">
            <text:p>CrossBorder</text:p>
          </table:table-cell>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comes from IPSO cases<text:s/></text:p>
          </table:table-cell>
          <table:table-cell table:style-name="ce4"/>
          <table:table-cell table:number-columns-repeated="16376"/>
        </table:table-row>
        <table:table-row table:style-name="ro3">
          <table:table-cell office:value-type="string" table:style-name="ce10">
            <text:p>Recipient Type</text:p>
          </table:table-cell>
          <table:table-cell office:value-type="string" table:style-name="ce11">
            <text:p>List</text:p>
          </table:table-cell>
          <table:table-cell office:value-type="string" table:style-name="ce11">
            <text:p>Interaction Type</text:p>
          </table:table-cell>
          <table:table-cell table:style-name="ce11"/>
          <table:table-cell office:value-type="string" table:style-name="ce5">
            <text:p>no</text:p>
          </table:table-cell>
          <table:table-cell table:style-name="ce5"/>
          <table:table-cell office:value-type="string" table:style-name="ce28">
            <text:p>Type of services classificated by interaction (G2C, G2G, G2B)</text:p>
          </table:table-cell>
          <table:table-cell table:style-name="ce4"/>
          <table:table-cell table:number-columns-repeated="16376"/>
        </table:table-row>
        <table:table-row table:style-name="ro3">
          <table:table-cell office:value-type="string" table:style-name="ce10">
            <text:p>Data Scope 1</text:p>
          </table:table-cell>
          <table:table-cell office:value-type="string" table:style-name="ce11">
            <text:p>List</text:p>
          </table:table-cell>
          <table:table-cell office:value-type="string" table:style-name="ce11">
            <text:p>Data Scope 1</text:p>
          </table:table-cell>
          <table:table-cell table:style-name="ce11"/>
          <table:table-cell office:value-type="string" table:style-name="ce5">
            <text:p>no</text:p>
          </table:table-cell>
          <table:table-cell office:value-type="string" table:style-name="ce5">
            <text:p>yes</text:p>
          </table:table-cell>
          <table:table-cell office:value-type="string" table:style-name="ce28">
            <text:p>two categories: realtime (including actual data) or historical data</text:p>
          </table:table-cell>
          <table:table-cell office:value-type="string" table:style-name="ce31">
            <text:p>https://bdva.eu/sites/default/files/BDVA_SRIA_v4_Ed1.1.pdf</text:p>
          </table:table-cell>
          <table:table-cell table:number-columns-repeated="16376"/>
        </table:table-row>
        <table:table-row table:style-name="ro9">
          <table:table-cell office:value-type="string" table:style-name="ce10">
            <text:p>Data Scope 2</text:p>
          </table:table-cell>
          <table:table-cell office:value-type="string" table:style-name="ce11">
            <text:p>List</text:p>
          </table:table-cell>
          <table:table-cell office:value-type="string" table:style-name="ce11">
            <text:p>Data Scope 2</text:p>
          </table:table-cell>
          <table:table-cell table:style-name="ce11"/>
          <table:table-cell office:value-type="string" table:style-name="ce5">
            <text:p>no</text:p>
          </table:table-cell>
          <table:table-cell office:value-type="string" table:style-name="ce5">
            <text:p>no</text:p>
          </table:table-cell>
          <table:table-cell office:value-type="string" table:style-name="ce28">
            <text:p>A second level has been added to describe when Location data (information related to objects or elements present in a geographic space or horizon) and Service data (any information and data relating to the access, use, and/or performance of the Service) are also relevant for the making of the case</text:p>
          </table:table-cell>
          <table:table-cell table:style-name="ce4"/>
          <table:table-cell table:number-columns-repeated="16376"/>
        </table:table-row>
        <table:table-row table:style-name="ro8">
          <table:table-cell office:value-type="float" office:value="0" table:formula="of:=[.#REF!]" table:style-name="ce10">
            <text:p>#REF!</text:p>
          </table:table-cell>
          <table:table-cell office:value-type="string" table:style-name="ce11">
            <text:p>List</text:p>
          </table:table-cell>
          <table:table-cell office:value-type="string" table:style-name="ce11">
            <text:p>_usetype</text:p>
          </table:table-cell>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We adopted the classification developed in a recent study by (Engstrom et al., 2020) on the use of AI within the Federal Government of the USA, which classifies it according to five categories of governmental tasks. Naturally, some AI technology could be used for more than one purpose and so the above categories are very likely to overlap in practice. </text:p>
          </table:table-cell>
          <table:table-cell office:value-type="string" table:style-name="ce31">
            <text:p>https://papers.ssrn.com/sol3/papers.cfm?abstract_id=3551505</text:p>
          </table:table-cell>
          <table:table-cell table:number-columns-repeated="16376"/>
        </table:table-row>
        <table:table-row table:style-name="ro11" table:visibility="collapse">
          <table:table-cell office:value-type="float" office:value="0" table:formula="of:=[.#REF!]" table:style-name="ce10">
            <text:p>#REF!</text:p>
          </table:table-cell>
          <table:table-cell office:value-type="string" table:style-name="ce11">
            <text:p>List</text:p>
          </table:table-cell>
          <table:table-cell office:value-type="string" table:style-name="ce11">
            <text:p>_inntype</text:p>
          </table:table-cell>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This is a challenging indicator to use and gets misinterpreted often. It has little to say about the technology itself, but more what has happened with the administration following the introduction of the AI. It is to understand how ‘transformative’ the power of AI really is – as it is often heralded (like blockchain in the past) to completely change how organizations work. This is quite a subjective indicator give the information provided to us. Technical/Incremental Change: Including AI in public services without a clear follow-up in organisational processes, for example the use of predictive analytics without any accompanying action or of chatbots with limited functionalities. 2) Sustained/Organisational Change: Occurring whenever AI manages to alter existing organisational practices, changing organisational processes and/or tasks of government staff, such as when robotic process automation is used handle large requests, freeing up time for other tasks. 3) Disruptive/Transformative Change: Associated to new models of public service delivery that could not be possible without AI technologies, such as the pre-emptive social protection services or the use of chatbots with advanced functionalities for citizens. 4) Radical/Transformative Change: Occurring whenever AI enables large scale changes in existing policy and governance practices, reforms of policy and service creation models, inter-organisational reforms etc.</text:p>
          </table:table-cell>
          <table:table-cell table:style-name="ce4"/>
          <table:table-cell table:number-columns-repeated="16376"/>
        </table:table-row>
        <table:table-row table:style-name="ro3" table:visibility="collapse">
          <table:table-cell office:value-type="string" table:style-name="ce10">
            <text:p>Oss</text:p>
          </table:table-cell>
          <table:table-cell office:value-type="string" table:style-name="ce11">
            <text:p>Bool</text:p>
          </table:table-cell>
          <table:table-cell table:number-columns-repeated="2" table:style-name="ce11"/>
          <table:table-cell table:number-columns-repeated="2" table:style-name="ce5"/>
          <table:table-cell office:value-type="string" table:style-name="ce28">
            <text:p>Tracking if it is a OSS based solution</text:p>
          </table:table-cell>
          <table:table-cell table:style-name="ce4"/>
          <table:table-cell table:number-columns-repeated="16376"/>
        </table:table-row>
        <table:table-row table:style-name="ro8" table:visibility="collapse">
          <table:table-cell office:value-type="string" table:style-name="ce10">
            <text:p>Main Value Driver (old)</text:p>
          </table:table-cell>
          <table:table-cell office:value-type="string" table:style-name="ce11">
            <text:p>List</text:p>
          </table:table-cell>
          <table:table-cell table:number-columns-repeated="2" table:style-name="ce11"/>
          <table:table-cell table:number-columns-repeated="2" table:style-name="ce5"/>
          <table:table-cell office:value-type="string" table:style-name="ce180">
            <text:p>Generally speaking, every innovation implemented by an organisation aims to achieve some kind of goal, which is in turn based on one or more higher level value(s). At this stage, the different AI initiatives have been assessed for the extent to which their goals align with 5 main drivers: Efficiency, Openness, Foresight, Personalization and Decentralization as relevant value targets</text:p>
          </table:table-cell>
          <table:table-cell table:style-name="ce4"/>
          <table:table-cell table:number-columns-repeated="16376"/>
        </table:table-row>
        <table:table-row table:style-name="ro8">
          <table:table-cell office:value-type="string" table:style-name="ce10">
            <text:p>Public Service Value</text:p>
          </table:table-cell>
          <table:table-cell office:value-type="string" table:style-name="ce11">
            <text:p>Lis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The public value of e-government is understood as citizens' expectations from e-government, a Public value-perspective is important in the implementation and success of e-government, understanding the public value of e-government should facilitate successful implementations. There are six dimensions of the public value of e-government were identified &amp; generalized into three.</text:p>
          </table:table-cell>
          <table:table-cell office:value-type="string" table:style-name="ce31">
            <text:p><text:a xlink:href="https://www.sciencedirect.com/science/article/pii/S0740624X1730196X">https://www.sciencedirect.com/science/article/pii/S0740624X1730196X</text:a></text:p>
          </table:table-cell>
          <table:table-cell table:number-columns-repeated="16376"/>
        </table:table-row>
        <table:table-row table:style-name="ro3">
          <table:table-cell table:style-name="ce10"/>
          <table:table-cell table:number-columns-repeated="3" table:style-name="ce11"/>
          <table:table-cell table:number-columns-repeated="2" table:style-name="ce5"/>
          <table:table-cell table:style-name="ce28"/>
          <table:table-cell table:style-name="ce4"/>
          <table:table-cell table:number-columns-repeated="16376"/>
        </table:table-row>
        <table:table-row table:style-name="ro3">
          <table:table-cell table:style-name="ce9"/>
          <table:table-cell table:number-columns-repeated="5" table:style-name="ce1"/>
          <table:table-cell table:style-name="ce17"/>
          <table:table-cell table:number-columns-repeated="16377" table:style-name="ce1"/>
        </table:table-row>
        <table:table-row table:style-name="ro3">
          <table:table-cell table:style-name="ce12"/>
          <table:table-cell table:number-columns-repeated="3" table:style-name="ce13"/>
          <table:table-cell table:number-columns-repeated="2" table:style-name="ce6"/>
          <table:table-cell table:style-name="ce181"/>
          <table:table-cell table:style-name="ce13"/>
          <table:table-cell table:number-columns-repeated="16376"/>
        </table:table-row>
        <table:table-row table:style-name="ro8">
          <table:table-cell office:value-type="string" table:style-name="ce10">
            <text:p>Source</text:p>
          </table:table-cell>
          <table:table-cell office:value-type="string" table:style-name="ce11">
            <text:p>Tex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It is a text string that indicated how the case was retrieved. E.g. Survey &lt;name of the survey&gt; from &lt;date&gt; to &lt;date&gt;, Workshop &lt;name of the workshop&gt; &lt;date of the workshop&gt;, desk research &lt;url, publication, etc&gt; &lt;date of the initial input to the table&gt;, email from &lt;from&gt; to &lt;to&gt; on &lt;date of the email, document &lt;name of the document&gt;  ​ </text:p>
          </table:table-cell>
          <table:table-cell table:style-name="ce11"/>
          <table:table-cell table:number-columns-repeated="16376"/>
        </table:table-row>
        <table:table-row table:style-name="ro3">
          <table:table-cell office:value-type="float" office:value="0" table:formula="of:=[.#REF!]" table:style-name="ce14">
            <text:p>#REF!</text:p>
          </table:table-cell>
          <table:table-cell office:value-type="string" table:style-name="ce14">
            <text:p>List</text:p>
          </table:table-cell>
          <table:table-cell office:value-type="string" table:style-name="ce14">
            <text:p>_statu</text:p>
          </table:table-cell>
          <table:table-cell office:value-type="string" table:style-name="ce14">
            <text:p>no</text:p>
          </table:table-cell>
          <table:table-cell office:value-type="string" table:style-name="ce14">
            <text:p>no</text:p>
          </table:table-cell>
          <table:table-cell office:value-type="string" table:style-name="ce14">
            <text:p>yes</text:p>
          </table:table-cell>
          <table:table-cell office:value-type="string" table:style-name="ce182">
            <text:p>For the documentation of this field, check the document 'Workflow"</text:p>
          </table:table-cell>
          <table:table-cell table:style-name="ce15"/>
          <table:table-cell table:number-columns-repeated="16376"/>
        </table:table-row>
        <table:table-row table:style-name="ro12">
          <table:table-cell office:value-type="float" office:value="0" table:formula="of:=[.#REF!]" table:style-name="ce10">
            <text:p>#REF!</text:p>
          </table:table-cell>
          <table:table-cell office:value-type="string" table:style-name="ce11">
            <text:p>yes/no</text:p>
          </table:table-cell>
          <table:table-cell office:value-type="string" table:style-name="ce14">
            <text:p>_yn</text:p>
          </table:table-cell>
          <table:table-cell office:value-type="string" table:style-name="ce14">
            <text:p>no</text:p>
          </table:table-cell>
          <table:table-cell office:value-type="string" table:style-name="ce14">
            <text:p>no</text:p>
          </table:table-cell>
          <table:table-cell office:value-type="string" table:style-name="ce14">
            <text:p>no</text:p>
          </table:table-cell>
          <table:table-cell office:value-type="string" table:style-name="ce182">
            <text:p>Mandatory only if status = 'validated'. For the documentatio of this field, check the document 'Workflow"</text:p>
          </table:table-cell>
          <table:table-cell table:style-name="ce11"/>
          <table:table-cell table:number-columns-repeated="16376"/>
        </table:table-row>
        <table:table-row table:style-name="ro3">
          <table:table-cell office:value-type="string" table:style-name="ce10">
            <text:p>Reasons for not publishing</text:p>
          </table:table-cell>
          <table:table-cell office:value-type="string" table:style-name="ce11">
            <text:p>Tex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it is a text that indicated the reason for NOT publishing</text:p>
          </table:table-cell>
          <table:table-cell table:style-name="ce11"/>
          <table:table-cell table:number-columns-repeated="16376"/>
        </table:table-row>
        <table:table-row table:style-name="ro3">
          <table:table-cell office:value-type="float" office:value="0" table:formula="of:=[.#REF!]" table:style-name="ce10">
            <text:p>#REF!</text:p>
          </table:table-cell>
          <table:table-cell office:value-type="string" table:style-name="ce11">
            <text:p>Tex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For the documentatio of this field, check the document 'Workflow"</text:p>
          </table:table-cell>
          <table:table-cell table:style-name="ce11"/>
          <table:table-cell table:number-columns-repeated="16376"/>
        </table:table-row>
        <table:table-row table:style-name="ro3">
          <table:table-cell office:value-type="float" office:value="0" table:formula="of:=[.#REF!]" table:style-name="ce10">
            <text:p>#REF!</text:p>
          </table:table-cell>
          <table:table-cell office:value-type="string" table:style-name="ce11">
            <text:p>Date</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For the documentatio of this field, check the document 'Workflow"</text:p>
          </table:table-cell>
          <table:table-cell table:style-name="ce11"/>
          <table:table-cell table:number-columns-repeated="16376"/>
        </table:table-row>
        <table:table-row table:style-name="ro3">
          <table:table-cell office:value-type="float" office:value="0" table:formula="of:=[.#REF!]" table:style-name="ce10">
            <text:p>#REF!</text:p>
          </table:table-cell>
          <table:table-cell office:value-type="string" table:style-name="ce11">
            <text:p>Date</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For the documentatio of this field, check the document 'Workflow"</text:p>
          </table:table-cell>
          <table:table-cell table:style-name="ce11"/>
          <table:table-cell table:number-columns-repeated="16376"/>
        </table:table-row>
        <table:table-row table:style-name="ro3">
          <table:table-cell office:value-type="float" office:value="0" table:formula="of:=[.#REF!]" table:style-name="ce10">
            <text:p>#REF!</text:p>
          </table:table-cell>
          <table:table-cell office:value-type="string" table:style-name="ce11">
            <text:p>Tex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For the documentatio of this field, check the document 'Workflow"</text:p>
          </table:table-cell>
          <table:table-cell table:style-name="ce11"/>
          <table:table-cell table:number-columns-repeated="16376" table:style-name="ce1"/>
        </table:table-row>
        <table:table-row table:style-name="ro3">
          <table:table-cell office:value-type="float" office:value="0" table:formula="of:=[.#REF!]" table:style-name="ce10">
            <text:p>#REF!</text:p>
          </table:table-cell>
          <table:table-cell office:value-type="string" table:style-name="ce11">
            <text:p>Date</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For the documentatio of this field, check the document 'Workflow"</text:p>
          </table:table-cell>
          <table:table-cell table:style-name="ce11"/>
          <table:table-cell table:number-columns-repeated="16376" table:style-name="ce1"/>
        </table:table-row>
        <table:table-row table:style-name="ro3">
          <table:table-cell office:value-type="float" office:value="0" table:formula="of:=[.#REF!]" table:style-name="ce10">
            <text:p>#REF!</text:p>
          </table:table-cell>
          <table:table-cell office:value-type="string" table:style-name="ce11">
            <text:p>Tex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For the documentatio of this field, check the document 'Workflow"</text:p>
          </table:table-cell>
          <table:table-cell table:style-name="ce11"/>
          <table:table-cell table:number-columns-repeated="16376" table:style-name="ce1"/>
        </table:table-row>
        <table:table-row table:style-name="ro3">
          <table:table-cell office:value-type="float" office:value="0" table:formula="of:=[.#REF!]" table:style-name="ce10">
            <text:p>#REF!</text:p>
          </table:table-cell>
          <table:table-cell office:value-type="string" table:style-name="ce11">
            <text:p>Date</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For the documentatio of this field, check the document 'Workflow"</text:p>
          </table:table-cell>
          <table:table-cell table:style-name="ce11"/>
          <table:table-cell table:number-columns-repeated="16376" table:style-name="ce1"/>
        </table:table-row>
        <table:table-row table:style-name="ro3">
          <table:table-cell office:value-type="float" office:value="0" table:formula="of:=[.#REF!]" table:style-name="ce16">
            <text:p>#REF!</text:p>
          </table:table-cell>
          <table:table-cell office:value-type="string" table:style-name="ce11">
            <text:p>Tex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For the documentatio of this field, check the document 'Workflow"</text:p>
          </table:table-cell>
          <table:table-cell table:style-name="ce11"/>
          <table:table-cell table:number-columns-repeated="16376" table:style-name="ce1"/>
        </table:table-row>
        <table:table-row table:style-name="ro3">
          <table:table-cell office:value-type="float" office:value="0" table:formula="of:=[.#REF!]" table:style-name="ce10">
            <text:p>#REF!</text:p>
          </table:table-cell>
          <table:table-cell office:value-type="string" table:style-name="ce11">
            <text:p>Text</text:p>
          </table:table-cell>
          <table:table-cell table:style-name="ce11"/>
          <table:table-cell office:value-type="string" table:style-name="ce11">
            <text:p>no</text:p>
          </table:table-cell>
          <table:table-cell office:value-type="string" table:style-name="ce5">
            <text:p>no</text:p>
          </table:table-cell>
          <table:table-cell office:value-type="string" table:style-name="ce5">
            <text:p>no</text:p>
          </table:table-cell>
          <table:table-cell office:value-type="string" table:style-name="ce28">
            <text:p>For the documentatio of this field, check the document 'Workflow"</text:p>
          </table:table-cell>
          <table:table-cell table:style-name="ce11"/>
          <table:table-cell table:number-columns-repeated="16376" table:style-name="ce1"/>
        </table:table-row>
        <table:table-row table:style-name="ro3">
          <table:table-cell office:value-type="string" table:style-name="ce10">
            <text:p>Needs review</text:p>
          </table:table-cell>
          <table:table-cell office:value-type="string" table:style-name="ce11">
            <text:p>yes/no</text:p>
          </table:table-cell>
          <table:table-cell office:value-type="string" office:string-value="Needs review" table:formula="of:=[Metadata.BF1]" table:style-name="ce11">
            <text:p>Needs review</text:p>
          </table:table-cell>
          <table:table-cell office:value-type="string" table:style-name="ce11">
            <text:p>no</text:p>
          </table:table-cell>
          <table:table-cell office:value-type="string" table:style-name="ce5">
            <text:p>no</text:p>
          </table:table-cell>
          <table:table-cell office:value-type="string" table:style-name="ce5">
            <text:p>yes</text:p>
          </table:table-cell>
          <table:table-cell office:value-type="string" table:style-name="ce28">
            <text:p>A boolean</text:p>
          </table:table-cell>
          <table:table-cell table:style-name="ce11"/>
          <table:table-cell table:number-columns-repeated="16376" table:style-name="ce1"/>
        </table:table-row>
        <table:table-row table:style-name="ro3">
          <table:table-cell table:number-columns-repeated="16384"/>
        </table:table-row>
        <table:table-row table:style-name="ro3">
          <table:table-cell office:value-type="string" table:style-name="ce38">
            <text:p>Source:</text:p>
          </table:table-cell>
          <table:table-cell office:value-type="string" table:style-name="ce9">
            <text:p>Mix of several legacy (PS type, Use type, BCO, adaptation)</text:p>
          </table:table-cell>
          <table:table-cell table:number-columns-repeated="4" table:style-name="ce1"/>
          <table:table-cell table:style-name="ce17"/>
          <table:table-cell table:number-columns-repeated="16377" table:style-name="ce1"/>
        </table:table-row>
        <table:table-row table:style-name="ro3">
          <table:table-cell office:value-type="string" table:style-name="ce38">
            <text:p>Semantic check question:</text:p>
          </table:table-cell>
          <table:table-cell office:value-type="string" table:style-name="ce9">
            <text:p>What activity does the technology support? </text:p>
          </table:table-cell>
          <table:table-cell table:number-columns-repeated="4" table:style-name="ce1"/>
          <table:table-cell table:style-name="ce17"/>
          <table:table-cell table:number-columns-repeated="16377" table:style-name="ce1"/>
        </table:table-row>
        <table:table-row table:style-name="ro3">
          <table:table-cell office:value-type="string" table:style-name="ce38">
            <text:p>Application/Activity Type<text:s/></text:p>
          </table:table-cell>
          <table:table-cell table:number-columns-repeated="5" table:style-name="ce1"/>
          <table:table-cell table:style-name="ce17"/>
          <table:table-cell table:number-columns-repeated="16377" table:style-name="ce1"/>
        </table:table-row>
        <table:table-row table:style-name="ro3">
          <table:table-cell office:value-type="string" table:style-name="ce40">
            <text:p>Value</text:p>
          </table:table-cell>
          <table:table-cell office:value-type="string" table:style-name="ce60">
            <text:p>Definition</text:p>
          </table:table-cell>
          <table:table-cell table:number-columns-repeated="4" table:style-name="ce60"/>
          <table:table-cell table:style-name="ce183"/>
          <table:table-cell table:style-name="ce60"/>
          <table:table-cell table:number-columns-repeated="16376" table:style-name="ce1"/>
        </table:table-row>
        <table:table-row table:style-name="ro3">
          <table:table-cell office:value-type="string" table:style-name="ce53">
            <text:p>Management of auditing and logging</text:p>
          </table:table-cell>
          <table:table-cell office:value-type="string" table:style-name="ce53">
            <text:p>Collection of records, and/or destination and source of records that provide documentary evidence of the sequence of activities that have affected at any time a specific operation, procedure, event, or device</text:p>
          </table:table-cell>
          <table:table-cell table:number-columns-repeated="3" table:style-name="ce53"/>
          <table:table-cell table:number-columns-repeated="2" table:style-name="ce184"/>
          <table:table-cell office:value-type="string" table:style-name="ce53">
            <text:p><text:s/></text:p>
          </table:table-cell>
          <table:table-cell table:number-columns-repeated="4" table:style-name="ce1"/>
          <table:table-cell table:style-name="ce19"/>
          <table:table-cell table:number-columns-repeated="16371" table:style-name="ce1"/>
        </table:table-row>
        <table:table-row table:style-name="ro13">
          <table:table-cell office:value-type="string" table:style-name="ce53">
            <text:p>Taking decisions on benefits<text:s text:c="2"/></text:p>
          </table:table-cell>
          <table:table-cell office:value-type="string" table:style-name="ce56">
            <text:p>Processes within the public sector used for making decisions regarding <text:s/>approval, validation or revocation benefits (e.g. social)</text:p>
          </table:table-cell>
          <table:table-cell table:number-columns-repeated="4" table:style-name="ce56"/>
          <table:table-cell table:style-name="ce185"/>
          <table:table-cell table:style-name="ce56"/>
          <table:table-cell table:number-columns-repeated="4" table:style-name="ce1"/>
          <table:table-cell table:style-name="ce19"/>
          <table:table-cell table:style-name="ce1"/>
          <table:table-cell table:number-columns-repeated="5" table:style-name="ce3"/>
          <table:table-cell table:number-columns-repeated="16365"/>
        </table:table-row>
        <table:table-row table:style-name="ro10">
          <table:table-cell office:value-type="string" table:style-name="ce53">
            <text:p>Internal primary processes</text:p>
          </table:table-cell>
          <table:table-cell office:value-type="string" table:style-name="ce56">
            <text:p>Internal primary procedures in the public sector. Internal primary processes refer to the core operational processes within an organization that are directly involved in creating and delivering value. These processes are typically focused on the creation, production, and delivery of services to <text:s/>citizens and businesses . Examples of internal primary processes include service development or service delivery, and other critical service. The goal of these processes is to ensure that the organization is able to create and deliver services that meet the needs of its citizens/businesses while maximizing efficiency and effectiveness in achieving its strategic objectives</text:p>
          </table:table-cell>
          <table:table-cell table:number-columns-repeated="4" table:style-name="ce56"/>
          <table:table-cell table:style-name="ce185"/>
          <table:table-cell office:value-type="string" table:style-name="ce56">
            <text:p><text:s/></text:p>
          </table:table-cell>
          <table:table-cell table:number-columns-repeated="4" table:style-name="ce1"/>
          <table:table-cell table:style-name="ce19"/>
          <table:table-cell table:style-name="ce1"/>
          <table:table-cell table:number-columns-repeated="5" table:style-name="ce3"/>
          <table:table-cell table:number-columns-repeated="16365"/>
        </table:table-row>
        <table:table-row table:style-name="ro14">
          <table:table-cell office:value-type="string" table:style-name="ce53">
            <text:p>Internal support processes</text:p>
          </table:table-cell>
          <table:table-cell office:value-type="string" table:style-name="ce56">
            <text:p>Internal support procedures in the public sector. Internal support processes refer to the operational processes within an organization that provide support to other functions or processes within the organization. These processes are designed to enable effective communication, coordination, and collaboration among different departments or functions within the organization. Examples of internal support processes include human resources management, IT support, finance and accounting, and procurement.<text:s/></text:p>
          </table:table-cell>
          <table:table-cell table:number-columns-repeated="4" table:style-name="ce56"/>
          <table:table-cell table:style-name="ce185"/>
          <table:table-cell office:value-type="string" table:style-name="ce56">
            <text:p><text:s text:c="2"/></text:p>
          </table:table-cell>
          <table:table-cell table:number-columns-repeated="2" table:style-name="ce1"/>
          <table:table-cell office:value-type="string" table:style-name="ce1">
            <text:p><text:s/></text:p>
          </table:table-cell>
          <table:table-cell table:number-columns-repeated="16373" table:style-name="ce1"/>
        </table:table-row>
        <table:table-row table:style-name="ro3">
          <table:table-cell office:value-type="string" table:style-name="ce53">
            <text:p>Certification and validation processes</text:p>
          </table:table-cell>
          <table:table-cell office:value-type="string" table:style-name="ce56">
            <text:p>The process of providing someone or something with an official document attesting or validate a status or a certain right</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Managing Copyright and IPR<text:s/></text:p>
          </table:table-cell>
          <table:table-cell office:value-type="string" table:style-name="ce56">
            <text:p>Processes within the public sector used for making decisions regarding concessions, demonstration or revocation of rights</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Facilitating cross-organisation internal processes<text:s/></text:p>
          </table:table-cell>
          <table:table-cell office:value-type="string" table:style-name="ce56">
            <text:p>Internal public sector processes involving multiple organizations, even at different government levels (e.g. control system provided by a national public agency to local municipalities)</text:p>
          </table:table-cell>
          <table:table-cell table:number-columns-repeated="4" table:style-name="ce56"/>
          <table:table-cell table:style-name="ce185"/>
          <table:table-cell office:value-type="string" table:style-name="ce56">
            <text:p><text:s/></text:p>
          </table:table-cell>
          <table:table-cell table:number-columns-repeated="16376" table:style-name="ce1"/>
        </table:table-row>
        <table:table-row table:style-name="ro3">
          <table:table-cell office:value-type="string" table:style-name="ce53">
            <text:p>Improving Cybersecurity<text:s/></text:p>
          </table:table-cell>
          <table:table-cell office:value-type="string" table:style-name="ce56">
            <text:p>Cyber security is the application of technologies, processes and controls to protect systems, networks, programs, devices and data from cyber attacks</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Data Sharing Management</text:p>
          </table:table-cell>
          <table:table-cell office:value-type="string" table:style-name="ce56">
            <text:p>Data reuse processes are supporting accesses to PS data, considering interoperability and data licensing</text:p>
          </table:table-cell>
          <table:table-cell table:number-columns-repeated="4" table:style-name="ce56"/>
          <table:table-cell table:style-name="ce185"/>
          <table:table-cell table:style-name="ce56"/>
          <table:table-cell table:number-columns-repeated="4" table:style-name="ce1"/>
          <table:table-cell table:style-name="ce19"/>
          <table:table-cell table:number-columns-repeated="16371"/>
        </table:table-row>
        <table:table-row table:style-name="ro3">
          <table:table-cell office:value-type="string" table:style-name="ce53">
            <text:p>Supporting disintermediation<text:s/></text:p>
          </table:table-cell>
          <table:table-cell office:value-type="string" table:style-name="ce56">
            <text:p>Applications that are adopting decentralized network architecture distributes workloads among several machines, instead of relying on a single central server</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Engagement management</text:p>
          </table:table-cell>
          <table:table-cell office:value-type="string" table:style-name="ce56">
            <text:p>Create connections with citizen and business to build trust at every point in their PS journeys throughout the customer relationship estabilished</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Financial management and support<text:s/></text:p>
          </table:table-cell>
          <table:table-cell office:value-type="string" table:style-name="ce56">
            <text:p>Management of an organization's finances (spending, taxes, budget) so that governmental activities are compliant with necessary regulations and are successful in their field. The process involves high-level planning and proper execution</text:p>
          </table:table-cell>
          <table:table-cell table:number-columns-repeated="4" table:style-name="ce56"/>
          <table:table-cell table:style-name="ce185"/>
          <table:table-cell office:value-type="string" table:style-name="ce56">
            <text:p><text:s text:c="3"/></text:p>
          </table:table-cell>
          <table:table-cell table:number-columns-repeated="16376" table:style-name="ce1"/>
        </table:table-row>
        <table:table-row table:style-name="ro3">
          <table:table-cell office:value-type="string" table:style-name="ce53">
            <text:p>Governance and voting<text:s/></text:p>
          </table:table-cell>
          <table:table-cell office:value-type="string" table:style-name="ce56">
            <text:p>Management of governance process or voting processes</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Information analysis processes</text:p>
          </table:table-cell>
          <table:table-cell office:value-type="string" table:style-name="ce56">
            <text:p>Information analysis is the process of inspecting, transforming, and modelling information. It is made by converting raw data into actionable knowledge in order to support the PS decision-making process</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Supporting inspection processes</text:p>
          </table:table-cell>
          <table:table-cell office:value-type="string" table:style-name="ce56">
            <text:p>Supporting processes used to identify wrong doing <text:s/>or mistake before to a subsequent deliverable (e.g. tax positions, businesses registered correctly)</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Monitoring policy implementation<text:s/></text:p>
          </table:table-cell>
          <table:table-cell office:value-type="string" table:style-name="ce56">
            <text:p>Processes by which stakeholders follow and assess policies to ensure they are developed, endorsed, enacted, and implemented</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Payments and international transactions<text:s/></text:p>
          </table:table-cell>
          <table:table-cell office:value-type="string" table:style-name="ce56">
            <text:p>Systems to support payments and international transactions</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Prediction and planning<text:s/></text:p>
          </table:table-cell>
          <table:table-cell office:value-type="string" table:style-name="ce56">
            <text:p>Management of resources available with prediction models (typically AI based), providing request predictions from defined models and predicted target values for them in order to support planning</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Predictive enforcement <text:s/>processes</text:p>
          </table:table-cell>
          <table:table-cell office:value-type="string" table:style-name="ce56">
            <text:p>Predictive enforcement processes involves algorithms to analyze amounts of information in order to predict and help prevent potential future crimes/mistake/mislead</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Other Process digitalisation<text:s/></text:p>
          </table:table-cell>
          <table:table-cell office:value-type="string" table:style-name="ce56">
            <text:p>This activity type cover all the other activities internal to public administration digitally transformed</text:p>
          </table:table-cell>
          <table:table-cell table:number-columns-repeated="4" table:style-name="ce56"/>
          <table:table-cell table:style-name="ce185"/>
          <table:table-cell table:style-name="ce56"/>
          <table:table-cell table:number-columns-repeated="16376" table:style-name="ce1"/>
        </table:table-row>
        <table:table-row table:style-name="ro3">
          <table:table-cell office:value-type="string" table:style-name="ce53">
            <text:p>Procurement management</text:p>
          </table:table-cell>
          <table:table-cell office:value-type="string" table:style-name="ce56">
            <text:p>Public procurement refers to the adjudication process related with purchase by governments and state-owned enterprises of goods, services and works</text:p>
          </table:table-cell>
          <table:table-cell table:number-columns-repeated="4" table:style-name="ce56"/>
          <table:table-cell table:style-name="ce185"/>
          <table:table-cell table:style-name="ce56"/>
          <table:table-cell table:number-columns-repeated="16376"/>
        </table:table-row>
        <table:table-row table:style-name="ro3">
          <table:table-cell office:value-type="string" table:style-name="ce53">
            <text:p>Innovating Public Policy</text:p>
          </table:table-cell>
          <table:table-cell office:value-type="string" table:style-name="ce56">
            <text:p>processes to support public policy innovation</text:p>
          </table:table-cell>
          <table:table-cell table:number-columns-repeated="4" table:style-name="ce56"/>
          <table:table-cell table:style-name="ce185"/>
          <table:table-cell table:style-name="ce56"/>
          <table:table-cell table:number-columns-repeated="16376"/>
        </table:table-row>
        <table:table-row table:style-name="ro3">
          <table:table-cell office:value-type="string" table:style-name="ce53">
            <text:p>Smart Recognition processes</text:p>
          </table:table-cell>
          <table:table-cell office:value-type="string" table:style-name="ce56">
            <text:p>Digital recognition processes are processes that can identify objects, people, places, writing, situations and actions in images, video, audio and other basic or complex physical measurment</text:p>
          </table:table-cell>
          <table:table-cell table:number-columns-repeated="4" table:style-name="ce56"/>
          <table:table-cell table:style-name="ce185"/>
          <table:table-cell table:style-name="ce56"/>
          <table:table-cell table:number-columns-repeated="16376"/>
        </table:table-row>
        <table:table-row table:style-name="ro3">
          <table:table-cell office:value-type="string" table:style-name="ce53">
            <text:p>Registration and data notarisation processes</text:p>
          </table:table-cell>
          <table:table-cell office:value-type="string" table:style-name="ce56">
            <text:p>System to support legal registration of information or data</text:p>
          </table:table-cell>
          <table:table-cell table:number-columns-repeated="4" table:style-name="ce56"/>
          <table:table-cell table:style-name="ce185"/>
          <table:table-cell table:style-name="ce56"/>
          <table:table-cell table:number-columns-repeated="16376"/>
        </table:table-row>
        <table:table-row table:style-name="ro3">
          <table:table-cell office:value-type="string" table:style-name="ce53">
            <text:p>Authentication of self-sovereign Digital ID services</text:p>
          </table:table-cell>
          <table:table-cell office:value-type="string" table:style-name="ce56">
            <text:p>System that enabling the customer authentication through some kind of Digital ID, maybe in a decentralized way</text:p>
          </table:table-cell>
          <table:table-cell table:number-columns-repeated="4" table:style-name="ce56"/>
          <table:table-cell table:style-name="ce185"/>
          <table:table-cell table:style-name="ce56"/>
          <table:table-cell table:number-columns-repeated="16376"/>
        </table:table-row>
        <table:table-row table:style-name="ro3">
          <table:table-cell office:value-type="string" table:style-name="ce53">
            <text:p>Service integration (various)</text:p>
          </table:table-cell>
          <table:table-cell office:value-type="string" table:style-name="ce56">
            <text:p>Integration of services is about the adaptation of different digital services (even from multiple providers) to create another delivery channel of <text:s/>these services (part of, or differently structured) to citizen and businesses</text:p>
          </table:table-cell>
          <table:table-cell table:number-columns-repeated="4" table:style-name="ce56"/>
          <table:table-cell table:style-name="ce185"/>
          <table:table-cell table:style-name="ce56"/>
          <table:table-cell table:number-columns-repeated="16376"/>
        </table:table-row>
        <table:table-row table:style-name="ro3">
          <table:table-cell office:value-type="string" table:style-name="ce53">
            <text:p>Service personalisation (various)</text:p>
          </table:table-cell>
          <table:table-cell office:value-type="string" table:style-name="ce56">
            <text:p>Personalized service delivers a customized service considering the needs and wants (collected somehow) of the customer (citizen/businesses/civil servant)</text:p>
          </table:table-cell>
          <table:table-cell table:number-columns-repeated="4" table:style-name="ce56"/>
          <table:table-cell table:style-name="ce185"/>
          <table:table-cell table:style-name="ce56"/>
          <table:table-cell table:number-columns-repeated="16376"/>
        </table:table-row>
        <table:table-row table:style-name="ro3">
          <table:table-cell office:value-type="string" table:style-name="ce53">
            <text:p>Tracking of goods and assets along the supply chain<text:s/></text:p>
          </table:table-cell>
          <table:table-cell office:value-type="string" table:style-name="ce56">
            <text:p>Provide better handoff of goods: Tracking technology allows you to definitively understand exactly where goods are at any particular time, so that transfers between supply chain partners are accurate and up-to-date</text:p>
          </table:table-cell>
          <table:table-cell table:number-columns-repeated="4" table:style-name="ce56"/>
          <table:table-cell table:style-name="ce185"/>
          <table:table-cell table:style-name="ce56"/>
          <table:table-cell table:number-columns-repeated="16376"/>
        </table:table-row>
        <table:table-row table:style-name="ro3">
          <table:table-cell table:number-columns-repeated="16384"/>
        </table:table-row>
        <table:table-row table:style-name="ro3">
          <table:table-cell office:value-type="string" table:style-name="ce2">
            <text:p>Source:</text:p>
          </table:table-cell>
          <table:table-cell office:value-type="string" table:style-name="ce9">
            <text:p>Governmental Process/Task (Ergstroem)</text:p>
          </table:table-cell>
          <table:table-cell table:number-columns-repeated="4" table:style-name="ce1"/>
          <table:table-cell table:style-name="ce17"/>
          <table:table-cell table:number-columns-repeated="16377" table:style-name="ce1"/>
        </table:table-row>
        <table:table-row table:style-name="ro3">
          <table:table-cell office:value-type="string" table:style-name="ce2">
            <text:p>Semantic check question:</text:p>
          </table:table-cell>
          <table:table-cell office:value-type="string" table:style-name="ce9">
            <text:p>what process does the technology support?</text:p>
          </table:table-cell>
          <table:table-cell table:number-columns-repeated="4" table:style-name="ce1"/>
          <table:table-cell table:style-name="ce17"/>
          <table:table-cell table:number-columns-repeated="16377" table:style-name="ce1"/>
        </table:table-row>
        <table:table-row table:style-name="ro3">
          <table:table-cell office:value-type="string" table:style-name="ce38">
            <text:p>Process Type</text:p>
          </table:table-cell>
          <table:table-cell table:number-columns-repeated="5" table:style-name="ce1"/>
          <table:table-cell table:style-name="ce17"/>
          <table:table-cell table:number-columns-repeated="16377" table:style-name="ce1"/>
        </table:table-row>
        <table:table-row table:style-name="ro3">
          <table:table-cell office:value-type="string" table:style-name="ce40">
            <text:p>Value</text:p>
          </table:table-cell>
          <table:table-cell office:value-type="string" table:style-name="ce57">
            <text:p>Definition</text:p>
          </table:table-cell>
          <table:table-cell table:number-columns-repeated="4" table:style-name="ce57"/>
          <table:table-cell table:style-name="ce186"/>
          <table:table-cell table:number-columns-repeated="16377" table:style-name="ce1"/>
        </table:table-row>
        <table:table-row table:style-name="ro3">
          <table:table-cell office:value-type="string" table:style-name="ce41">
            <text:p>Enforcement</text:p>
          </table:table-cell>
          <table:table-cell office:value-type="string" table:style-name="ce58">
            <text:p>Tasks that identify or prioritize targets of agency enforcement actions</text:p>
          </table:table-cell>
          <table:table-cell table:number-columns-repeated="4" table:style-name="ce58"/>
          <table:table-cell table:style-name="ce187"/>
          <table:table-cell table:number-columns-repeated="16377" table:style-name="ce1"/>
        </table:table-row>
        <table:table-row table:style-name="ro3">
          <table:table-cell office:value-type="string" table:style-name="ce39">
            <text:p>Adjudication</text:p>
          </table:table-cell>
          <table:table-cell office:value-type="string" table:style-name="ce59">
            <text:p>Tasks that support formal or informal agency adjudication of benefits or rights</text:p>
          </table:table-cell>
          <table:table-cell table:number-columns-repeated="4" table:style-name="ce59"/>
          <table:table-cell table:style-name="ce188"/>
          <table:table-cell table:number-columns-repeated="16377" table:style-name="ce1"/>
        </table:table-row>
        <table:table-row table:style-name="ro3">
          <table:table-cell office:value-type="string" table:style-name="ce39">
            <text:p>Analysis, monitoring and regulatory research<text:s/></text:p>
          </table:table-cell>
          <table:table-cell office:value-type="string" table:style-name="ce59">
            <text:p>Tasks that collect or analyze information that shapes agency policymaking</text:p>
          </table:table-cell>
          <table:table-cell table:number-columns-repeated="4" table:style-name="ce59"/>
          <table:table-cell table:style-name="ce188"/>
          <table:table-cell table:number-columns-repeated="16377" table:style-name="ce1"/>
        </table:table-row>
        <table:table-row table:style-name="ro3">
          <table:table-cell office:value-type="string" table:style-name="ce39">
            <text:p>Internal management</text:p>
          </table:table-cell>
          <table:table-cell office:value-type="string" table:style-name="ce59">
            <text:p>Tasks that support agency management of resources, including employee management, procurement, and maintenance of technology systems</text:p>
          </table:table-cell>
          <table:table-cell table:number-columns-repeated="4" table:style-name="ce59"/>
          <table:table-cell table:style-name="ce188"/>
          <table:table-cell table:number-columns-repeated="16377"/>
        </table:table-row>
        <table:table-row table:style-name="ro3">
          <table:table-cell office:value-type="string" table:style-name="ce39">
            <text:p>Public services and<text:s/></text:p>
            <text:p>engagement</text:p>
          </table:table-cell>
          <table:table-cell office:value-type="string" table:style-name="ce59">
            <text:p>Tasks that support the direct provision of services to the public or facilitate communication with the public for regulatory or other purposes</text:p>
          </table:table-cell>
          <table:table-cell table:number-columns-repeated="4" table:style-name="ce59"/>
          <table:table-cell table:style-name="ce188"/>
          <table:table-cell table:number-columns-repeated="16377"/>
        </table:table-row>
        <table:table-row table:number-rows-repeated="2" table:style-name="ro3">
          <table:table-cell table:number-columns-repeated="16384"/>
        </table:table-row>
        <table:table-row table:style-name="ro3">
          <table:table-cell office:value-type="string" table:style-name="ce19">
            <text:p>Used in the 2021 Opendata Publication</text:p>
          </table:table-cell>
          <table:table-cell table:number-columns-repeated="5" table:style-name="ce1"/>
          <table:table-cell table:style-name="ce17"/>
          <table:table-cell table:number-columns-repeated="16377"/>
        </table:table-row>
        <table:table-row table:style-name="ro3">
          <table:table-cell office:value-type="string" table:style-name="ce33">
            <text:p>title</text:p>
          </table:table-cell>
          <table:table-cell table:number-columns-repeated="5" table:style-name="ce1"/>
          <table:table-cell table:style-name="ce17"/>
          <table:table-cell table:number-columns-repeated="16377"/>
        </table:table-row>
        <table:table-row table:style-name="ro3">
          <table:table-cell office:value-type="string" table:style-name="ce33">
            <text:p>description</text:p>
          </table:table-cell>
          <table:table-cell table:number-columns-repeated="5" table:style-name="ce1"/>
          <table:table-cell table:style-name="ce17"/>
          <table:table-cell table:number-columns-repeated="16377"/>
        </table:table-row>
        <table:table-row table:style-name="ro3">
          <table:table-cell office:value-type="string" table:style-name="ce33">
            <text:p>country</text:p>
          </table:table-cell>
          <table:table-cell table:number-columns-repeated="5" table:style-name="ce1"/>
          <table:table-cell table:style-name="ce17"/>
          <table:table-cell table:number-columns-repeated="16377"/>
        </table:table-row>
        <table:table-row table:style-name="ro3">
          <table:table-cell office:value-type="string" table:style-name="ce33">
            <text:p>administrative level</text:p>
          </table:table-cell>
          <table:table-cell table:number-columns-repeated="5" table:style-name="ce1"/>
          <table:table-cell table:style-name="ce17"/>
          <table:table-cell table:number-columns-repeated="16377"/>
        </table:table-row>
        <table:table-row table:style-name="ro3">
          <table:table-cell office:value-type="string" table:style-name="ce33">
            <text:p>url</text:p>
          </table:table-cell>
          <table:table-cell table:number-columns-repeated="5" table:style-name="ce1"/>
          <table:table-cell table:style-name="ce17"/>
          <table:table-cell table:number-columns-repeated="16377"/>
        </table:table-row>
        <table:table-row table:style-name="ro3">
          <table:table-cell office:value-type="string" table:style-name="ce33">
            <text:p>AI type</text:p>
          </table:table-cell>
          <table:table-cell table:number-columns-repeated="5" table:style-name="ce1"/>
          <table:table-cell table:style-name="ce17"/>
          <table:table-cell table:number-columns-repeated="16377"/>
        </table:table-row>
        <table:table-row table:style-name="ro3">
          <table:table-cell office:value-type="string" table:style-name="ce34">
            <text:p>COFOG first level</text:p>
          </table:table-cell>
          <table:table-cell table:number-columns-repeated="5" table:style-name="ce1"/>
          <table:table-cell table:style-name="ce17"/>
          <table:table-cell table:number-columns-repeated="16377"/>
        </table:table-row>
        <table:table-row table:style-name="ro3">
          <table:table-cell office:value-type="string" table:style-name="ce33">
            <text:p>COFOG second level</text:p>
          </table:table-cell>
          <table:table-cell table:number-columns-repeated="5" table:style-name="ce1"/>
          <table:table-cell table:style-name="ce17"/>
          <table:table-cell table:number-columns-repeated="16377"/>
        </table:table-row>
        <table:table-row table:number-rows-repeated="1048467" table:style-name="ro3">
          <table:table-cell table:number-columns-repeated="16384"/>
        </table:table-row>
      </table:table>
      <table:table table:name="Metadata" table:style-name="ta1">
        <table:table-column table:style-name="co32" table:default-cell-style-name="ce64"/>
        <table:table-column table:style-name="co33" table:default-cell-style-name="ce3"/>
        <table:table-column table:style-name="co34" table:default-cell-style-name="ce3"/>
        <table:table-column table:style-name="co35" table:default-cell-style-name="ce3"/>
        <table:table-column table:style-name="co36" table:default-cell-style-name="ce61"/>
        <table:table-column table:style-name="co37" table:number-columns-repeated="2" table:default-cell-style-name="ce3"/>
        <table:table-column table:style-name="co38" table:default-cell-style-name="ce3"/>
        <table:table-column table:style-name="co39" table:number-columns-repeated="2" table:default-cell-style-name="ce3"/>
        <table:table-column table:style-name="co40" table:default-cell-style-name="ce3"/>
        <table:table-column table:style-name="co41" table:default-cell-style-name="ce3"/>
        <table:table-column table:style-name="co42" table:default-cell-style-name="ce3"/>
        <table:table-column table:style-name="co43" table:default-cell-style-name="ce3"/>
        <table:table-column table:style-name="co44" table:default-cell-style-name="ce3"/>
        <table:table-column table:style-name="co43" table:default-cell-style-name="ce3"/>
        <table:table-column table:style-name="co45" table:number-columns-repeated="2" table:default-cell-style-name="ce3"/>
        <table:table-column table:style-name="co46" table:default-cell-style-name="ce3"/>
        <table:table-column table:style-name="co47" table:number-columns-repeated="2" table:default-cell-style-name="ce3"/>
        <table:table-column table:style-name="co48" table:default-cell-style-name="ce3" table:visibility="collapse"/>
        <table:table-column table:style-name="co49" table:default-cell-style-name="ce3"/>
        <table:table-column table:style-name="co50" table:default-cell-style-name="ce62" table:visibility="collapse"/>
        <table:table-column table:style-name="co51" table:default-cell-style-name="ce3" table:visibility="collapse"/>
        <table:table-column table:style-name="co52" table:default-cell-style-name="ce3" table:visibility="collapse"/>
        <table:table-column table:style-name="co52" table:number-columns-repeated="2" table:default-cell-style-name="ce3"/>
        <table:table-column table:style-name="co53" table:default-cell-style-name="ce3"/>
        <table:table-column table:style-name="co54" table:default-cell-style-name="ce3"/>
        <table:table-column table:style-name="co55" table:default-cell-style-name="ce3"/>
        <table:table-column table:style-name="co7" table:default-cell-style-name="ce3" table:visibility="collapse"/>
        <table:table-column table:style-name="co56" table:default-cell-style-name="ce3"/>
        <table:table-column table:style-name="co57" table:default-cell-style-name="ce3"/>
        <table:table-column table:style-name="co58" table:default-cell-style-name="ce3"/>
        <table:table-column table:style-name="co59" table:default-cell-style-name="ce3"/>
        <table:table-column table:style-name="co60" table:default-cell-style-name="ce3"/>
        <table:table-column table:style-name="co61" table:default-cell-style-name="ce3"/>
        <table:table-column table:style-name="co62" table:number-columns-repeated="2" table:default-cell-style-name="ce3"/>
        <table:table-column table:style-name="co63" table:default-cell-style-name="ce3"/>
        <table:table-column table:style-name="co64" table:default-cell-style-name="ce3" table:visibility="collapse"/>
        <table:table-column table:style-name="co64" table:default-cell-style-name="ce63" table:visibility="collapse"/>
        <table:table-column table:style-name="co51" table:default-cell-style-name="ce3" table:visibility="collapse"/>
        <table:table-column table:style-name="co65" table:default-cell-style-name="ce3" table:visibility="collapse"/>
        <table:table-column table:style-name="co66" table:default-cell-style-name="ce3" table:visibility="collapse"/>
        <table:table-column table:style-name="co13" table:default-cell-style-name="ce3" table:visibility="collapse"/>
        <table:table-column table:style-name="co67" table:default-cell-style-name="ce3"/>
        <table:table-column table:style-name="co68" table:number-columns-repeated="3" table:default-cell-style-name="ce3"/>
        <table:table-column table:style-name="co69" table:default-cell-style-name="ce3"/>
        <table:table-column table:style-name="co13" table:number-columns-repeated="2" table:default-cell-style-name="ce3"/>
        <table:table-column table:style-name="co67" table:default-cell-style-name="ce3"/>
        <table:table-column table:style-name="co70" table:default-cell-style-name="ce3"/>
        <table:table-column table:style-name="co71" table:default-cell-style-name="ce3"/>
        <table:table-column table:style-name="co72" table:default-cell-style-name="ce3"/>
        <table:table-column table:style-name="co73" table:default-cell-style-name="ce3"/>
        <table:table-column table:style-name="co54" table:default-cell-style-name="ce3" table:visibility="collapse"/>
        <table:table-column table:style-name="co74" table:default-cell-style-name="ce3" table:visibility="collapse"/>
        <table:table-column table:style-name="co75" table:default-cell-style-name="ce3" table:visibility="collapse"/>
        <table:table-column table:style-name="co76" table:default-cell-style-name="ce3" table:visibility="collapse"/>
        <table:table-column table:style-name="co77" table:default-cell-style-name="ce3" table:visibility="collapse"/>
        <table:table-column table:style-name="co74" table:default-cell-style-name="ce3" table:visibility="collapse"/>
        <table:table-column table:style-name="co78" table:default-cell-style-name="ce3" table:visibility="collapse"/>
        <table:table-column table:style-name="co79" table:default-cell-style-name="ce3" table:visibility="collapse"/>
        <table:table-column table:style-name="co40" table:default-cell-style-name="ce3" table:visibility="collapse"/>
        <table:table-column table:style-name="co74" table:default-cell-style-name="ce3" table:visibility="collapse"/>
        <table:table-column table:style-name="co43" table:default-cell-style-name="ce3" table:visibility="collapse"/>
        <table:table-column table:style-name="co80" table:default-cell-style-name="ce3" table:visibility="collapse"/>
        <table:table-column table:style-name="co81" table:default-cell-style-name="ce3" table:visibility="collapse"/>
        <table:table-column table:style-name="co63" table:default-cell-style-name="ce3" table:visibility="collapse"/>
        <table:table-column table:style-name="co82" table:default-cell-style-name="ce3" table:visibility="collapse"/>
        <table:table-column table:style-name="co83" table:number-columns-repeated="2" table:default-cell-style-name="ce3"/>
        <table:table-column table:style-name="co84" table:default-cell-style-name="ce3"/>
        <table:table-column table:style-name="co33" table:default-cell-style-name="ce3"/>
        <table:table-column table:style-name="co85" table:default-cell-style-name="ce3"/>
        <table:table-column table:style-name="co86" table:default-cell-style-name="ce3"/>
        <table:table-column table:style-name="co83" table:number-columns-repeated="3" table:default-cell-style-name="ce3"/>
        <table:table-column table:style-name="co13" table:default-cell-style-name="ce3"/>
        <table:table-column table:style-name="co87" table:default-cell-style-name="ce3"/>
        <table:table-column table:style-name="co88" table:default-cell-style-name="ce3"/>
        <table:table-column table:style-name="co89" table:default-cell-style-name="ce3"/>
        <table:table-column table:style-name="co83" table:number-columns-repeated="16297" table:default-cell-style-name="ce3"/>
        <table:table-row table:style-name="ro15">
          <table:table-cell office:value-type="string" office:string-value="Geographic coverage&#10;Country" table:formula="of:=+['file:///C:/Users/combmar/Downloads/AIWT6-IPSO-cases_db_14032022.xlsx'#Data.F1]" table:style-name="ce161">
            <text:p>Geographic coverage</text:p>
            <text:p>Country</text:p>
          </table:table-cell>
          <table:table-cell office:value-type="string" office:string-value="Geographical extent" table:formula="of:=+['file:///C:/Users/combmar/Downloads/AIWT6-IPSO-cases_db_14032022.xlsx'#Data.E1]" table:style-name="ce161">
            <text:p>Geographical extent</text:p>
          </table:table-cell>
          <table:table-cell office:value-type="string" office:string-value="Geographic coverage &#10;NUTS 2021" table:formula="of:=+['file:///C:/Users/combmar/Downloads/AIWT6-IPSO-cases_db_14032022.xlsx'#Data.G1]" table:style-name="ce161">
            <text:p>Geographic coverage<text:s/></text:p>
            <text:p>NUTS 2021</text:p>
          </table:table-cell>
          <table:table-cell office:value-type="string" office:string-value="Functions of Government &#10;(COFOG level I)" table:formula="of:=+['file:///C:/Users/combmar/Downloads/AIWT6-IPSO-cases_db_14032022.xlsx'#Data.J1]" table:style-name="ce161">
            <text:p>Functions of Government<text:s/></text:p>
            <text:p>(COFOG level I)</text:p>
          </table:table-cell>
          <table:table-cell office:value-type="string" office:string-value="Functions of Government &#10;(COFOG level II)" table:formula="of:=+['file:///C:/Users/combmar/Downloads/AIWT6-IPSO-cases_db_14032022.xlsx'#Data.K1]" table:style-name="ce161">
            <text:p>Functions of Government<text:s/></text:p>
            <text:p>(COFOG level II)</text:p>
          </table:table-cell>
          <table:table-cell office:value-type="string" office:string-value="Responsible &#10;Organization &#10;Category" table:formula="of:=+['file:///C:/Users/combmar/Downloads/AIWT6-IPSO-cases_db_14032022.xlsx'#Data.I1]" table:style-name="ce161">
            <text:p>Responsible<text:s/></text:p>
            <text:p>Organization<text:s/></text:p>
            <text:p>Category</text:p>
          </table:table-cell>
          <table:table-cell office:value-type="string" table:style-name="ce162">
            <text:p>AI Classification (I)</text:p>
          </table:table-cell>
          <table:table-cell office:value-type="string" table:style-name="ce222">
            <text:p>AI Classification Subdomain (II)</text:p>
          </table:table-cell>
          <table:table-cell office:value-type="string" table:style-name="ce162">
            <text:p>AI Keywords (III)</text:p>
          </table:table-cell>
          <table:table-cell office:value-type="string" table:style-name="ce222">
            <text:p>AI Keywords (III)</text:p>
            <text:p>Listed</text:p>
          </table:table-cell>
          <table:table-cell office:value-type="string" table:style-name="ce163">
            <text:p>2020 AI Classification (deprecated)</text:p>
          </table:table-cell>
          <table:table-cell office:value-type="string" table:style-name="ce162">
            <text:p>AIA<text:s/></text:p>
            <text:p>Annex I</text:p>
          </table:table-cell>
          <table:table-cell office:value-type="string" table:style-name="ce162">
            <text:p>AIA<text:s/></text:p>
            <text:p>Annex II</text:p>
          </table:table-cell>
          <table:table-cell office:value-type="string" table:style-name="ce162">
            <text:p>AIA Annex III</text:p>
            <text:p>High Risk</text:p>
          </table:table-cell>
          <table:table-cell office:value-type="string" table:style-name="ce162">
            <text:p>AIA Annex III</text:p>
            <text:p>High Risk subareas</text:p>
          </table:table-cell>
          <table:table-cell office:value-type="string" table:style-name="ce162">
            <text:p>Others High Risk areas</text:p>
          </table:table-cell>
          <table:table-cell office:value-type="string" table:style-name="ce162">
            <text:p>AI Risk level</text:p>
          </table:table-cell>
          <table:table-cell office:value-type="string" table:style-name="ce162">
            <text:p>AI Confidence</text:p>
          </table:table-cell>
          <table:table-cell office:value-type="string" table:style-name="ce162">
            <text:p>AI Limited Risk</text:p>
          </table:table-cell>
          <table:table-cell office:value-type="string" table:style-name="ce164">
            <text:p>2020 AI Type</text:p>
            <text:p><text:s/>(Deprecated)</text:p>
          </table:table-cell>
          <table:table-cell office:value-type="string" office:string-value="Process&#10;Type" table:formula="of:=+['file:///C:/Users/combmar/Downloads/AIWT6-IPSO-cases_db_14032022.xlsx'#Data.W1]" table:style-name="ce165">
            <text:p>Process</text:p>
            <text:p>Type</text:p>
          </table:table-cell>
          <table:table-cell office:value-type="string" office:string-value="Application Type (OLD)" table:formula="of:=+['file:///C:/Users/combmar/Downloads/AIWT6-IPSO-cases_db_14032022.xlsx'#Data.X1]" table:style-name="ce166">
            <text:p>Application Type (OLD)</text:p>
          </table:table-cell>
          <table:table-cell office:value-type="string" office:string-value="Application Type" table:formula="of:=+['file:///C:/Users/combmar/Downloads/AIWT6-IPSO-cases_db_14032022.xlsx'#Data.Y1]" table:style-name="ce165">
            <text:p>Application Type</text:p>
          </table:table-cell>
          <table:table-cell office:value-type="string" table:style-name="ce167">
            <text:p>Use Type<text:s/></text:p>
            <text:p>(deprecated)</text:p>
          </table:table-cell>
          <table:table-cell office:value-type="string" table:style-name="ce167">
            <text:p>Main Value Driver</text:p>
          </table:table-cell>
          <table:table-cell office:value-type="string" table:style-name="ce168">
            <text:p>Sub-Value Driver</text:p>
          </table:table-cell>
          <table:table-cell office:value-type="string" table:style-name="ce165">
            <text:p>Dimensions of value</text:p>
            <text:p>Twizeyimana &amp; Andersson, 2019</text:p>
          </table:table-cell>
          <table:table-cell office:value-type="string" table:style-name="ce165">
            <text:p>Sub-dimension</text:p>
          </table:table-cell>
          <table:table-cell office:value-type="string" table:content-validation-name="val28" table:style-name="ce165">
            <text:p>Benefit</text:p>
          </table:table-cell>
          <table:table-cell office:value-type="string" office:string-value="Status" table:formula="of:=+['file:///C:/Users/combmar/Downloads/AIWT6-IPSO-cases_db_14032022.xlsx'#Data.L1]" table:style-name="ce169">
            <text:p>Status</text:p>
          </table:table-cell>
          <table:table-cell office:value-type="string" table:style-name="ce161">
            <text:p>Data Scope</text:p>
          </table:table-cell>
          <table:table-cell office:value-type="string" table:style-name="ce161">
            <text:p>UpTake</text:p>
          </table:table-cell>
          <table:table-cell office:value-type="string" table:style-name="ce161">
            <text:p>CrossBorder</text:p>
          </table:table-cell>
          <table:table-cell office:value-type="string" table:style-name="ce161">
            <office:annotation draw:style-name="a0" svg:x="58.6527777777778in" svg:y="0.0138888888888889in" svg:width="1.57638888888889in" svg:height="0.791666666666667in">
              <dc:creator>COMBETTO Marco (JRC-ISPRA-EXT)</dc:creator>
              <text:p><text:span text:style-name="T1">COMBETTO Marco (JRC-ISPRA-EXT):</text:span><text:span text:style-name="T2"/></text:p>
              <text:p><text:span text:style-name="T2">as it is now, we are just focusiing AI and Blockchain</text:span></text:p>
            </office:annotation>
            <text:p>Technology</text:p>
          </table:table-cell>
          <table:table-cell office:value-type="string" table:style-name="ce161">
            <text:p>CrossSector</text:p>
          </table:table-cell>
          <table:table-cell office:value-type="string" table:style-name="ce161">
            <text:p>OSS</text:p>
          </table:table-cell>
          <table:table-cell office:value-type="string" table:style-name="ce161">
            <text:p>Interaction</text:p>
          </table:table-cell>
          <table:table-cell office:value-type="string" table:style-name="ce161">
            <text:p>Provider Type</text:p>
          </table:table-cell>
          <table:table-cell office:value-type="string" table:style-name="ce212">
            <text:p>InterOp I</text:p>
          </table:table-cell>
          <table:table-cell office:value-type="string" table:style-name="ce212">
            <text:p>InterOp II</text:p>
          </table:table-cell>
          <table:table-cell office:value-type="string" table:style-name="ce212">
            <text:p>IoP Level</text:p>
          </table:table-cell>
          <table:table-cell office:value-type="string" office:string-value="Innovation type" table:formula="of:=+['file:///C:/Users/combmar/Downloads/AIWT6-IPSO-cases_db_14032022.xlsx'#Data.AI1]" table:style-name="ce170">
            <text:p>Innovation type</text:p>
          </table:table-cell>
          <table:table-cell office:value-type="string" table:style-name="ce171">
            <text:p>Degree of Automation</text:p>
          </table:table-cell>
          <table:table-cell office:value-type="string" table:style-name="ce172">
            <text:p>BC Proof</text:p>
          </table:table-cell>
          <table:table-cell office:value-type="string" table:style-name="ce172">
            <text:p>BC Application Type</text:p>
          </table:table-cell>
          <table:table-cell office:value-type="string" table:style-name="ce172">
            <text:p>BC Platform</text:p>
          </table:table-cell>
          <table:table-cell office:value-type="string" table:style-name="ce172">
            <text:p>BC Access Type</text:p>
          </table:table-cell>
          <table:table-cell office:value-type="string" table:style-name="ce251">
            <text:p>EIF Principles</text:p>
          </table:table-cell>
          <table:table-cell office:value-type="string" table:style-name="ce251">
            <text:p>IoP Enablers</text:p>
          </table:table-cell>
          <table:table-cell office:value-type="string" table:style-name="ce251">
            <text:p>EIF Conceptual Model</text:p>
          </table:table-cell>
          <table:table-cell office:value-type="string" table:style-name="ce251">
            <text:p>EIF Solution category</text:p>
          </table:table-cell>
          <table:table-cell office:value-type="string" table:style-name="ce212">
            <text:p>Exchange</text:p>
          </table:table-cell>
          <table:table-cell office:value-type="string" table:style-name="ce212">
            <text:p>Data Exchange</text:p>
          </table:table-cell>
          <table:table-cell office:value-type="string" table:style-name="ce212">
            <text:p>IMAPS</text:p>
            <text:p>Service Areas</text:p>
          </table:table-cell>
          <table:table-cell office:value-type="string" table:style-name="ce212">
            <text:p>IMAPS</text:p>
            <text:p>Features</text:p>
          </table:table-cell>
          <table:table-cell office:value-type="string" table:style-name="ce173">
            <text:p>wfStatus</text:p>
          </table:table-cell>
          <table:table-cell office:value-type="string" office:string-value="Publishable" table:formula="of:=+['file:///C:/Users/combmar/Downloads/AIWT6-IPSO-cases_db_14032022.xlsx'#Data.BD1]" table:style-name="ce173">
            <text:p>Publishable</text:p>
          </table:table-cell>
          <table:table-cell office:value-type="string" office:string-value="Needs review" table:formula="of:=+['file:///C:/Users/combmar/Downloads/AIWT6-IPSO-cases_db_14032022.xlsx'#Data.BK1]" table:style-name="ce173">
            <text:p>Needs review</text:p>
          </table:table-cell>
          <table:table-cell office:value-type="string" table:style-name="ce173">
            <text:p>Confidence</text:p>
          </table:table-cell>
          <table:table-cell office:value-type="string" table:style-name="ce175">
            <text:p>EU Taxonomy</text:p>
            <text:p>(for reference)</text:p>
          </table:table-cell>
          <table:table-cell table:style-name="ce174"/>
          <table:table-cell office:value-type="string" table:style-name="ce175">
            <text:p>Data Type</text:p>
          </table:table-cell>
          <table:table-cell office:value-type="string" table:style-name="ce176">
            <text:p>Interaction</text:p>
          </table:table-cell>
          <table:table-cell office:value-type="string" table:style-name="ce176">
            <text:p>AI Process</text:p>
          </table:table-cell>
          <table:table-cell table:style-name="ce177"/>
          <table:table-cell office:value-type="string" table:style-name="ce176">
            <text:p>Maturity</text:p>
          </table:table-cell>
          <table:table-cell office:value-type="string" table:style-name="ce176">
            <text:p>Benefit</text:p>
          </table:table-cell>
          <table:table-cell office:value-type="string" table:style-name="ce178">
            <text:p>Organization Type</text:p>
          </table:table-cell>
          <table:table-cell table:style-name="ce174"/>
          <table:table-cell office:value-type="string" table:style-name="ce176">
            <text:p>EU risk-based approach<text:s/></text:p>
            <text:p>Level I</text:p>
          </table:table-cell>
          <table:table-cell office:value-type="string" table:style-name="ce176">
            <text:p>EU risk-based Approach<text:s/></text:p>
            <text:p>Level II</text:p>
          </table:table-cell>
          <table:table-cell table:style-name="ce174"/>
          <table:table-cell office:value-type="string" table:style-name="ce176">
            <text:p>EU ALTAI Trustworthy AI</text:p>
          </table:table-cell>
          <table:table-cell office:value-type="string" table:style-name="ce176">
            <text:p><text:a xlink:href="https://digital-strategy.ec.europa.eu/en/library/assessment-list-trustworthy-artificial-intelligence-altai-self-assessment">NIST AI Explainability</text:a></text:p>
          </table:table-cell>
          <table:table-cell table:number-columns-repeated="2" table:style-name="ce174"/>
          <table:table-cell office:value-type="string" table:style-name="ce252">
            <text:p>#</text:p>
          </table:table-cell>
          <table:table-cell office:value-type="string" table:style-name="ce252">
            <text:p>AI Action<text:s/></text:p>
            <text:p>Level I</text:p>
          </table:table-cell>
          <table:table-cell office:value-type="string" table:style-name="ce253">
            <text:p>Description</text:p>
          </table:table-cell>
          <table:table-cell office:value-type="string" table:style-name="ce253">
            <text:p>AI Action<text:s/></text:p>
            <text:p>Level II</text:p>
          </table:table-cell>
          <table:table-cell table:number-columns-repeated="3" table:style-name="ce174"/>
          <table:table-cell office:value-type="string" table:style-name="ce271">
            <text:p>Dataset (for AI systems)</text:p>
          </table:table-cell>
          <table:table-cell office:value-type="string" table:style-name="ce271">
            <text:p>Description</text:p>
          </table:table-cell>
          <table:table-cell office:value-type="string" table:style-name="ce272">
            <text:p>AI systems<text:s/></text:p>
          </table:table-cell>
          <table:table-cell office:value-type="string" table:style-name="ce272">
            <text:p>Description</text:p>
          </table:table-cell>
          <table:table-cell table:number-columns-repeated="16297" table:style-name="ce174"/>
        </table:table-row>
        <table:table-row table:style-name="ro5">
          <table:table-cell office:value-type="string" table:style-name="ce65">
            <text:p>Albania</text:p>
          </table:table-cell>
          <table:table-cell office:value-type="string" table:style-name="ce66">
            <text:p>National</text:p>
          </table:table-cell>
          <table:table-cell office:value-type="string" table:style-name="ce67">
            <text:p>BE</text:p>
          </table:table-cell>
          <table:table-cell office:value-type="string" table:style-name="ce68">
            <text:p>Defence</text:p>
          </table:table-cell>
          <table:table-cell office:value-type="string" table:style-name="ce68">
            <text:p>Executive and legislative organs, financial and fiscal affairs, external affairs.</text:p>
          </table:table-cell>
          <table:table-cell office:value-type="string" table:style-name="ce69">
            <text:p>Central-Government</text:p>
          </table:table-cell>
          <table:table-cell office:value-type="string" table:style-name="ce69">
            <text:p>Reasoning</text:p>
          </table:table-cell>
          <table:table-cell office:value-type="string" table:style-name="ce231">
            <text:p>Knowledge representation</text:p>
          </table:table-cell>
          <table:table-cell office:value-type="string" table:style-name="ce240">
            <text:p>case-based reasoning;</text:p>
            <text:p>inductive programming;</text:p>
            <text:p>causal inference;</text:p>
            <text:p>information theory;</text:p>
            <text:p>causal models;</text:p>
            <text:p>knowledge representation &amp; reasoning;</text:p>
            <text:p>common-sense reasoning;</text:p>
            <text:p>latent variable models;</text:p>
            <text:p>expert system;</text:p>
            <text:p>semantic web;</text:p>
            <text:p>fuzzy logic;</text:p>
            <text:p>uncertainty in artificial intelligence;</text:p>
            <text:p>graphical models;</text:p>
          </table:table-cell>
          <table:table-cell office:value-type="string" table:style-name="ce237">
            <text:p>case-based reasoning</text:p>
          </table:table-cell>
          <table:table-cell office:value-type="string" table:style-name="ce221">
            <text:p>Audio Processing</text:p>
          </table:table-cell>
          <table:table-cell office:value-type="string" table:style-name="ce70">
            <text:p>A-MLA</text:p>
          </table:table-cell>
          <table:table-cell office:value-type="string" table:style-name="ce70">
            <text:p>A1-Machinery and protection of workers with machinery</text:p>
          </table:table-cell>
          <table:table-cell office:value-type="string" table:style-name="ce70">
            <text:p>1-Biometrics</text:p>
          </table:table-cell>
          <table:table-cell office:value-type="string" table:style-name="ce70">
            <text:p>1-Biometrics</text:p>
          </table:table-cell>
          <table:table-cell office:value-type="string" table:style-name="ce70">
            <text:p>9-Entertaiment</text:p>
          </table:table-cell>
          <table:table-cell office:value-type="string" table:style-name="ce70">
            <text:p>Unacceptable-risk</text:p>
          </table:table-cell>
          <table:table-cell office:value-type="string" table:style-name="ce69">
            <text:p><text:s/>0 Confident</text:p>
          </table:table-cell>
          <table:table-cell office:value-type="string" table:style-name="ce189">
            <text:p>Focus directly natural persons</text:p>
          </table:table-cell>
          <table:table-cell office:value-type="string" table:style-name="ce72">
            <text:p>Machine Learning</text:p>
          </table:table-cell>
          <table:table-cell table:style-name="ce73"/>
          <table:table-cell office:value-type="string" table:style-name="ce74">
            <text:p>Asset management</text:p>
          </table:table-cell>
          <table:table-cell office:value-type="string" table:style-name="ce75">
            <text:p>Taking decisions on benefits<text:s text:c="2"/></text:p>
          </table:table-cell>
          <table:table-cell office:value-type="string" table:style-name="ce76">
            <text:p>Tracking of goods, supply chain, iot</text:p>
          </table:table-cell>
          <table:table-cell table:style-name="ce77"/>
          <table:table-cell office:value-type="string" table:style-name="ce78">
            <text:p>Transparency</text:p>
          </table:table-cell>
          <table:table-cell office:value-type="string" table:number-columns-spanned="1" table:number-rows-spanned="5" table:style-name="ce403">
            <text:p>Improved Public Services</text:p>
          </table:table-cell>
          <table:table-cell table:number-columns-spanned="1" table:number-rows-spanned="5" table:style-name="ce404"/>
          <table:table-cell office:value-type="string" table:content-validation-name="val28" table:style-name="ce79">
            <text:p>Personalized Services</text:p>
          </table:table-cell>
          <table:table-cell office:value-type="string" table:style-name="ce80">
            <text:p>In development</text:p>
          </table:table-cell>
          <table:table-cell office:value-type="string" table:style-name="ce70">
            <text:p>Dynamic Data</text:p>
          </table:table-cell>
          <table:table-cell office:value-type="string" table:style-name="ce65">
            <text:p>No</text:p>
          </table:table-cell>
          <table:table-cell office:value-type="string" table:style-name="ce65">
            <text:p>No</text:p>
          </table:table-cell>
          <table:table-cell office:value-type="string" office:string-value="Artificial Intelligence" table:formula="of:=+['file:///C:/Users/combmar/Downloads/AIWT6-IPSO-cases_db_14032022.xlsx'#Mapping.C29]" table:style-name="ce65">
            <text:p>Artificial Intelligence</text:p>
          </table:table-cell>
          <table:table-cell office:value-type="string" table:style-name="ce65">
            <text:p>No</text:p>
          </table:table-cell>
          <table:table-cell office:value-type="string" table:style-name="ce65">
            <text:p>No</text:p>
          </table:table-cell>
          <table:table-cell office:value-type="string" table:style-name="ce65">
            <text:p>G2C</text:p>
          </table:table-cell>
          <table:table-cell office:value-type="string" table:style-name="ce66">
            <text:p>Public-Internal</text:p>
          </table:table-cell>
          <table:table-cell office:value-type="string" table:style-name="ce66">
            <text:p>IOPofAISys</text:p>
          </table:table-cell>
          <table:table-cell office:value-type="string" table:style-name="ce66">
            <text:p>AI4DQ</text:p>
          </table:table-cell>
          <table:table-cell office:value-type="string" table:style-name="ce66">
            <text:p>Legal</text:p>
          </table:table-cell>
          <table:table-cell office:value-type="string" table:style-name="ce81">
            <text:p>Incremental / Technical Change</text:p>
          </table:table-cell>
          <table:table-cell office:value-type="string" table:style-name="ce82">
            <text:p>Gives advice</text:p>
          </table:table-cell>
          <table:table-cell office:value-type="string" table:style-name="ce81">
            <text:p>Proof of Work</text:p>
          </table:table-cell>
          <table:table-cell office:value-type="string" table:style-name="ce81">
            <text:p>Cross-process</text:p>
          </table:table-cell>
          <table:table-cell office:value-type="string" table:style-name="ce81">
            <text:p>Bitcoin</text:p>
          </table:table-cell>
          <table:table-cell office:value-type="string" table:style-name="ce250">
            <text:p>Permissionless</text:p>
          </table:table-cell>
          <table:table-cell office:value-type="string" table:style-name="ce208">
            <text:p>Administrative simplification</text:p>
          </table:table-cell>
          <table:table-cell office:value-type="string" table:style-name="ce208">
            <text:p>Data exchange - Interop</text:p>
          </table:table-cell>
          <table:table-cell office:value-type="string" table:style-name="ce208">
            <text:p>Model</text:p>
          </table:table-cell>
          <table:table-cell office:value-type="string" table:style-name="ce208">
            <text:p>Assessment tools</text:p>
          </table:table-cell>
          <table:table-cell office:value-type="string" table:style-name="ce80">
            <text:p>HMH</text:p>
          </table:table-cell>
          <table:table-cell office:value-type="string" table:style-name="ce65">
            <text:p>API: OpenAPI</text:p>
          </table:table-cell>
          <table:table-cell office:value-type="string" table:style-name="ce65">
            <text:p>Service Identification (A)</text:p>
          </table:table-cell>
          <table:table-cell office:value-type="string" table:style-name="ce65">
            <text:p>O1 - Service Exposition-D6</text:p>
          </table:table-cell>
          <table:table-cell office:value-type="string" table:style-name="ce65">
            <text:p>created</text:p>
          </table:table-cell>
          <table:table-cell office:value-type="string" table:style-name="ce66">
            <text:p>yes</text:p>
          </table:table-cell>
          <table:table-cell office:value-type="string" table:style-name="ce83">
            <text:p>no</text:p>
          </table:table-cell>
          <table:table-cell office:value-type="string" table:style-name="ce83">
            <text:p>High</text:p>
          </table:table-cell>
          <table:table-cell office:value-type="string" table:content-validation-name="val28" table:style-name="ce70">
            <text:p>Framework<text:s/></text:p>
          </table:table-cell>
          <table:table-cell table:style-name="ce84"/>
          <table:table-cell office:value-type="string" table:style-name="ce85">
            <text:p>Realtime Data</text:p>
          </table:table-cell>
          <table:table-cell office:value-type="string" table:style-name="ce84">
            <text:p>Interaction among PA actors<text:s/></text:p>
          </table:table-cell>
          <table:table-cell office:value-type="string" table:style-name="ce84">
            <text:p>Cross-process</text:p>
          </table:table-cell>
          <table:table-cell table:style-name="ce84"/>
          <table:table-cell office:value-type="string" table:style-name="ce84">
            <text:p>Announcement</text:p>
          </table:table-cell>
          <table:table-cell office:value-type="string" table:style-name="ce84">
            <text:p>Efficiency</text:p>
          </table:table-cell>
          <table:table-cell office:value-type="string" table:style-name="ce86">
            <text:p>PA Central -&gt; National</text:p>
          </table:table-cell>
          <table:table-cell table:style-name="ce84"/>
          <table:table-cell office:value-type="string" table:style-name="ce87">
            <text:p>Unacceptable risk</text:p>
          </table:table-cell>
          <table:table-cell office:value-type="string" table:style-name="ce88">
            <text:p>considered a clear threat to the safety, livelihoods and rights of people<text:s/></text:p>
          </table:table-cell>
          <table:table-cell table:style-name="ce84"/>
          <table:table-cell office:value-type="string" table:style-name="ce88">
            <text:p>human agency and oversight</text:p>
          </table:table-cell>
          <table:table-cell office:value-type="string" table:style-name="ce87">
            <text:p>Four Principles of Explainable AI <text:line-break/></text:p>
          </table:table-cell>
          <table:table-cell table:number-columns-repeated="2" table:style-name="ce84"/>
          <table:table-cell office:value-type="float" office:value="1" table:number-columns-spanned="1" table:number-rows-spanned="4" table:style-name="ce402">
            <text:p>1</text:p>
          </table:table-cell>
          <table:table-cell office:value-type="string" table:number-columns-spanned="1" table:number-rows-spanned="4" table:style-name="ce402">
            <text:p>Structuring</text:p>
            <text:p>Transform</text:p>
          </table:table-cell>
          <table:table-cell office:value-type="string" table:number-columns-spanned="1" table:number-rows-spanned="4" table:style-name="ce402">
            <text:p>Restructure the data, proposing well-defined data structure.​</text:p>
          </table:table-cell>
          <table:table-cell office:value-type="string" table:style-name="ce245">
            <text:p>Parse unstructured data​​</text:p>
          </table:table-cell>
          <table:table-cell table:number-columns-repeated="3" table:style-name="ce84"/>
          <table:table-cell office:value-type="string" table:style-name="ce140">
            <text:p>Data Provenance</text:p>
          </table:table-cell>
          <table:table-cell office:value-type="string" table:style-name="ce268">
            <text:p>Specify the origin and/or source(s) from which the data has been collected (e.g. Internet, private database, third</text:p>
            <text:p>party public dataset</text:p>
          </table:table-cell>
          <table:table-cell office:value-type="string" table:style-name="ce140">
            <text:p>Purpose</text:p>
          </table:table-cell>
          <table:table-cell office:value-type="string" table:style-name="ce265">
            <text:p>Document the intended purpose of the AI system and any potential misuse of the system that could be reasonably</text:p>
            <text:p>foreseen</text:p>
          </table:table-cell>
          <table:table-cell table:number-columns-repeated="16297" table:style-name="ce84"/>
        </table:table-row>
        <table:table-row table:style-name="ro5">
          <table:table-cell office:value-type="string" table:style-name="ce65">
            <text:p>Andorra</text:p>
          </table:table-cell>
          <table:table-cell office:value-type="string" table:style-name="ce66">
            <text:p>Regional</text:p>
          </table:table-cell>
          <table:table-cell office:value-type="string" table:style-name="ce67">
            <text:p>BE1</text:p>
          </table:table-cell>
          <table:table-cell office:value-type="string" table:style-name="ce68">
            <text:p>Economic affairs</text:p>
          </table:table-cell>
          <table:table-cell office:value-type="string" table:style-name="ce68">
            <text:p>Foreign economic aid.</text:p>
          </table:table-cell>
          <table:table-cell office:value-type="string" table:style-name="ce69">
            <text:p>Non-governmental</text:p>
          </table:table-cell>
          <table:table-cell office:value-type="string" table:style-name="ce69">
            <text:p>Planning</text:p>
          </table:table-cell>
          <table:table-cell office:value-type="string" table:style-name="ce232">
            <text:p>Automated reasoning</text:p>
          </table:table-cell>
          <table:table-cell table:style-name="ce240"/>
          <table:table-cell office:value-type="string" table:style-name="ce238">
            <text:p>causal inference</text:p>
          </table:table-cell>
          <table:table-cell office:value-type="string" table:style-name="ce221">
            <text:p>Chatbots, Intelligent Digital Assistants, Virtual Agents and Recommendation Systems</text:p>
          </table:table-cell>
          <table:table-cell office:value-type="string" table:style-name="ce70">
            <text:p>B-LGA</text:p>
          </table:table-cell>
          <table:table-cell office:value-type="string" table:style-name="ce70">
            <text:p>A2-Safety of toys</text:p>
          </table:table-cell>
          <table:table-cell office:value-type="string" table:style-name="ce70">
            <text:p>2-CritInfrastruct</text:p>
          </table:table-cell>
          <table:table-cell office:value-type="string" table:style-name="ce70">
            <text:p>2-CritInfrastruct</text:p>
          </table:table-cell>
          <table:table-cell office:value-type="string" table:style-name="ce70">
            <text:p>10-Marketing&amp;Retail</text:p>
          </table:table-cell>
          <table:table-cell office:value-type="string" table:style-name="ce70">
            <text:p>High-risk</text:p>
          </table:table-cell>
          <table:table-cell office:value-type="string" table:style-name="ce69">
            <text:p>-3 Not Confident</text:p>
          </table:table-cell>
          <table:table-cell office:value-type="string" table:style-name="ce69">
            <text:p>Use critical realtime data</text:p>
          </table:table-cell>
          <table:table-cell office:value-type="string" table:style-name="ce72">
            <text:p>NLP</text:p>
          </table:table-cell>
          <table:table-cell office:value-type="string" table:style-name="ce89">
            <text:p>Adjudication</text:p>
          </table:table-cell>
          <table:table-cell office:value-type="string" table:style-name="ce90">
            <text:p>Auditing and logging</text:p>
          </table:table-cell>
          <table:table-cell office:value-type="string" table:style-name="ce91">
            <text:p>Managing Copyright and IPR<text:s/></text:p>
          </table:table-cell>
          <table:table-cell office:value-type="string" table:style-name="ce92">
            <text:p>Process digitalisation</text:p>
          </table:table-cell>
          <table:table-cell table:style-name="ce93"/>
          <table:table-cell office:value-type="string" table:style-name="ce94">
            <text:p>Openness</text:p>
          </table:table-cell>
          <table:covered-table-cell/>
          <table:covered-table-cell/>
          <table:table-cell office:value-type="string" table:content-validation-name="val28" table:style-name="ce79">
            <text:p>Public (citizen)-centered services</text:p>
          </table:table-cell>
          <table:table-cell office:value-type="string" table:style-name="ce80">
            <text:p>Implemented</text:p>
          </table:table-cell>
          <table:table-cell office:value-type="string" table:style-name="ce70">
            <text:p>Historical Data</text:p>
          </table:table-cell>
          <table:table-cell office:value-type="string" table:style-name="ce65">
            <text:p>Yes</text:p>
          </table:table-cell>
          <table:table-cell office:value-type="string" table:style-name="ce65">
            <text:p>Yes</text:p>
          </table:table-cell>
          <table:table-cell office:value-type="string" table:style-name="ce65">
            <text:p>Blockchain</text:p>
          </table:table-cell>
          <table:table-cell office:value-type="string" table:style-name="ce65">
            <text:p>Yes</text:p>
          </table:table-cell>
          <table:table-cell office:value-type="string" table:style-name="ce65">
            <text:p>Yes</text:p>
          </table:table-cell>
          <table:table-cell office:value-type="string" table:style-name="ce65">
            <text:p>G2B</text:p>
          </table:table-cell>
          <table:table-cell office:value-type="string" table:style-name="ce207">
            <text:p>Public-InHouse</text:p>
          </table:table-cell>
          <table:table-cell office:value-type="string" table:style-name="ce207">
            <text:p>IOP4AI​</text:p>
          </table:table-cell>
          <table:table-cell office:value-type="string" table:style-name="ce207">
            <text:p>AI4Docs</text:p>
          </table:table-cell>
          <table:table-cell office:value-type="string" table:style-name="ce207">
            <text:p>Organisational</text:p>
          </table:table-cell>
          <table:table-cell office:value-type="string" table:style-name="ce95">
            <text:p>Organizational / Sustained Change</text:p>
          </table:table-cell>
          <table:table-cell office:value-type="string" table:style-name="ce96">
            <text:p>Asks permission<text:s/></text:p>
          </table:table-cell>
          <table:table-cell office:value-type="string" table:style-name="ce95">
            <text:p>Proof of Stack</text:p>
          </table:table-cell>
          <table:table-cell office:value-type="string" table:style-name="ce81">
            <text:p>Data &amp; Document Management</text:p>
          </table:table-cell>
          <table:table-cell office:value-type="string" table:style-name="ce97">
            <text:p>Corda R3</text:p>
          </table:table-cell>
          <table:table-cell office:value-type="string" table:style-name="ce250">
            <text:p>Permissioned</text:p>
          </table:table-cell>
          <table:table-cell office:value-type="string" table:style-name="ce208">
            <text:p>Assessment of Effectiveness and Efficiency</text:p>
          </table:table-cell>
          <table:table-cell office:value-type="string" table:style-name="ce208">
            <text:p>Data exchange - Reuse</text:p>
          </table:table-cell>
          <table:table-cell office:value-type="string" table:style-name="ce208">
            <text:p>Coordination function</text:p>
          </table:table-cell>
          <table:table-cell office:value-type="string" table:style-name="ce208">
            <text:p>Common frameworks</text:p>
          </table:table-cell>
          <table:table-cell office:value-type="string" table:style-name="ce80">
            <text:p>HMM</text:p>
          </table:table-cell>
          <table:table-cell office:value-type="string" table:style-name="ce65">
            <text:p>API: SOAP-XML</text:p>
          </table:table-cell>
          <table:table-cell office:value-type="string" table:style-name="ce65">
            <text:p>Service Delivery (D)</text:p>
          </table:table-cell>
          <table:table-cell office:value-type="string" table:style-name="ce65">
            <text:p>O2 - Formal Authentication-D7</text:p>
          </table:table-cell>
          <table:table-cell office:value-type="string" table:style-name="ce65">
            <text:p>ready</text:p>
          </table:table-cell>
          <table:table-cell office:value-type="string" table:style-name="ce66">
            <text:p>no</text:p>
          </table:table-cell>
          <table:table-cell office:value-type="string" table:style-name="ce83">
            <text:p>maybe</text:p>
          </table:table-cell>
          <table:table-cell office:value-type="string" table:style-name="ce83">
            <text:p>Medium</text:p>
          </table:table-cell>
          <table:table-cell office:value-type="string" table:content-validation-name="val28" table:style-name="ce75">
            <text:p>Information<text:s/></text:p>
          </table:table-cell>
          <table:table-cell table:style-name="ce84"/>
          <table:table-cell office:value-type="string" table:style-name="ce85">
            <text:p>Historical Data</text:p>
          </table:table-cell>
          <table:table-cell office:value-type="string" table:style-name="ce84">
            <text:p>Interactions with citizens</text:p>
          </table:table-cell>
          <table:table-cell office:value-type="string" table:style-name="ce84">
            <text:p>Definition of public policies</text:p>
          </table:table-cell>
          <table:table-cell table:style-name="ce84"/>
          <table:table-cell office:value-type="string" table:style-name="ce84">
            <text:p>PoC</text:p>
          </table:table-cell>
          <table:table-cell office:value-type="string" table:style-name="ce84">
            <text:p>Effectiveness</text:p>
          </table:table-cell>
          <table:table-cell office:value-type="string" table:style-name="ce86">
            <text:p>PA Local -&gt; Local</text:p>
          </table:table-cell>
          <table:table-cell table:style-name="ce84"/>
          <table:table-cell table:style-name="ce98"/>
          <table:table-cell table:style-name="ce88"/>
          <table:table-cell table:style-name="ce84"/>
          <table:table-cell office:value-type="string" table:style-name="ce88">
            <text:p>technical robustness and safety</text:p>
          </table:table-cell>
          <table:table-cell office:value-type="string" table:style-name="ce88">
            <text:p>Explanation</text:p>
          </table:table-cell>
          <table:table-cell table:number-columns-repeated="2" table:style-name="ce84"/>
          <table:covered-table-cell/>
          <table:covered-table-cell/>
          <table:covered-table-cell/>
          <table:table-cell office:value-type="string" table:style-name="ce246">
            <text:p>Data/structure transformation​​</text:p>
          </table:table-cell>
          <table:table-cell table:number-columns-repeated="3" table:style-name="ce84"/>
          <table:table-cell office:value-type="string" table:style-name="ce244">
            <text:p>Dataset scope</text:p>
          </table:table-cell>
          <table:table-cell office:value-type="string" table:style-name="ce269">
            <text:p>Assess the type of data contained in the dataset (e.g. numerical, categorical, text, image) and its scope (e.g. sales</text:p>
            <text:p>data, personal data, medical data of a specific target population). Assess possible data gaps and/or shortcomings</text:p>
            <text:p>(e.g. sufficiency of data, appropriate level of granularity).</text:p>
          </table:table-cell>
          <table:table-cell office:value-type="string" table:style-name="ce140">
            <text:p>Risks</text:p>
          </table:table-cell>
          <table:table-cell office:value-type="string" table:style-name="ce265">
            <text:p>Describe situations where the specific AI system may lead to risks, including those related to health, safety and</text:p>
            <text:p>fundamental rights</text:p>
          </table:table-cell>
          <table:table-cell table:number-columns-repeated="16297" table:style-name="ce84"/>
        </table:table-row>
        <table:table-row table:style-name="ro5">
          <table:table-cell office:value-type="string" table:style-name="ce65">
            <text:p>Armenia</text:p>
          </table:table-cell>
          <table:table-cell office:value-type="string" table:style-name="ce66">
            <text:p>Local</text:p>
          </table:table-cell>
          <table:table-cell office:value-type="string" table:style-name="ce67">
            <text:p>BE10</text:p>
          </table:table-cell>
          <table:table-cell office:value-type="string" table:style-name="ce68">
            <text:p>Education</text:p>
          </table:table-cell>
          <table:table-cell office:value-type="string" table:style-name="ce68">
            <text:p>General services.</text:p>
          </table:table-cell>
          <table:table-cell office:value-type="string" table:style-name="ce69">
            <text:p>Academic-Research</text:p>
          </table:table-cell>
          <table:table-cell office:value-type="string" table:style-name="ce69">
            <text:p>Learning</text:p>
          </table:table-cell>
          <table:table-cell office:value-type="string" table:style-name="ce233">
            <office:annotation draw:style-name="a1" svg:x="17.6388888888889in" svg:y="0.868055555555556in" svg:width="1.5in" svg:height="0.8125in">
              <dc:creator>COMBETTO Marco (JRC-ISPRA-EXT)</dc:creator>
              <text:p><text:span text:style-name="T1">COMBETTO Marco (JRC-ISPRA-EXT):</text:span></text:p>
              <text:p><text:span text:style-name="T1">https://arxiv.org/abs/2003.13159</text:span><text:span text:style-name="T2"/></text:p>
              <text:p><text:span text:style-name="T2">https://en.wikipedia.org/wiki/Commonsense_reasoning</text:span></text:p>
            </office:annotation>
            <text:p>Common sense reasoning</text:p>
          </table:table-cell>
          <table:table-cell table:style-name="ce240"/>
          <table:table-cell office:value-type="string" table:style-name="ce238">
            <text:p>causal models</text:p>
          </table:table-cell>
          <table:table-cell office:value-type="string" table:style-name="ce221">
            <text:p>Cognitive Robotics and Process Automation, Connected and Automated Vehicles</text:p>
          </table:table-cell>
          <table:table-cell office:value-type="string" table:style-name="ce70">
            <text:p>C-STA</text:p>
          </table:table-cell>
          <table:table-cell office:value-type="string" table:style-name="ce70">
            <text:p>A3-Recreational crafts</text:p>
          </table:table-cell>
          <table:table-cell office:value-type="string" table:style-name="ce70">
            <text:p>3-Education</text:p>
          </table:table-cell>
          <table:table-cell office:value-type="string" table:style-name="ce70">
            <text:p>3a-Education-naturalpersons</text:p>
          </table:table-cell>
          <table:table-cell office:value-type="string" table:style-name="ce70">
            <text:p>11-Culture</text:p>
          </table:table-cell>
          <table:table-cell office:value-type="string" table:style-name="ce70">
            <text:p>Limited-risk</text:p>
          </table:table-cell>
          <table:table-cell office:value-type="string" table:style-name="ce69">
            <text:p>-1 Minimal/Limited</text:p>
          </table:table-cell>
          <table:table-cell office:value-type="string" table:style-name="ce69">
            <text:p>Output that could produce physical damages to natural persons</text:p>
          </table:table-cell>
          <table:table-cell office:value-type="string" table:style-name="ce72">
            <text:p>Deep Learning</text:p>
          </table:table-cell>
          <table:table-cell table:style-name="ce73"/>
          <table:table-cell office:value-type="string" table:style-name="ce99">
            <text:p>Authentication</text:p>
          </table:table-cell>
          <table:table-cell office:value-type="string" table:style-name="ce91">
            <text:p>Monitoring policy implementation</text:p>
          </table:table-cell>
          <table:table-cell office:value-type="string" table:style-name="ce92">
            <text:p>Disintermediation and decentralised networks</text:p>
          </table:table-cell>
          <table:table-cell office:value-type="string" table:style-name="ce100">
            <text:p>Openness</text:p>
          </table:table-cell>
          <table:table-cell office:value-type="string" table:style-name="ce94">
            <text:p>Trust</text:p>
          </table:table-cell>
          <table:covered-table-cell/>
          <table:covered-table-cell/>
          <table:table-cell office:value-type="string" table:content-validation-name="val28" table:style-name="ce79">
            <text:p>Increase quality of public information and services</text:p>
          </table:table-cell>
          <table:table-cell office:value-type="string" table:style-name="ce80">
            <text:p>Not in use anymore</text:p>
          </table:table-cell>
          <table:table-cell office:value-type="string" table:style-name="ce70">
            <text:p>Streaming Data</text:p>
          </table:table-cell>
          <table:table-cell table:number-columns-repeated="2" table:style-name="ce84"/>
          <table:table-cell office:value-type="string" table:style-name="ce65">
            <text:p>Data analytics</text:p>
          </table:table-cell>
          <table:table-cell table:number-columns-repeated="2" table:style-name="ce84"/>
          <table:table-cell office:value-type="string" table:style-name="ce65">
            <text:p>G2G</text:p>
          </table:table-cell>
          <table:table-cell office:value-type="string" table:style-name="ce207">
            <text:p>External-Public</text:p>
          </table:table-cell>
          <table:table-cell office:value-type="string" table:style-name="ce207">
            <text:p>AI4IOP</text:p>
          </table:table-cell>
          <table:table-cell office:value-type="string" table:style-name="ce207">
            <text:p>AI4Audio</text:p>
          </table:table-cell>
          <table:table-cell office:value-type="string" table:style-name="ce207">
            <text:p>Semantic</text:p>
          </table:table-cell>
          <table:table-cell office:value-type="string" table:style-name="ce95">
            <text:p>Transformative / Disruptive</text:p>
          </table:table-cell>
          <table:table-cell office:value-type="string" table:style-name="ce96">
            <text:p>Allows veto</text:p>
          </table:table-cell>
          <table:table-cell office:value-type="string" table:style-name="ce95">
            <text:p>Proof of Authority</text:p>
          </table:table-cell>
          <table:table-cell office:value-type="string" table:style-name="ce81">
            <text:p>Academic certificate and records</text:p>
          </table:table-cell>
          <table:table-cell office:value-type="string" table:style-name="ce101">
            <text:p>ETH</text:p>
          </table:table-cell>
          <table:table-cell table:style-name="ce102"/>
          <table:table-cell office:value-type="string" table:style-name="ce208">
            <text:p>Inclusion and accessibility</text:p>
          </table:table-cell>
          <table:table-cell office:value-type="string" table:style-name="ce208">
            <text:p>Solution use - Interop</text:p>
          </table:table-cell>
          <table:table-cell office:value-type="string" table:style-name="ce208">
            <text:p>Internal information sources and services</text:p>
          </table:table-cell>
          <table:table-cell office:value-type="string" table:style-name="ce208">
            <text:p>Common services</text:p>
          </table:table-cell>
          <table:table-cell office:value-type="string" table:style-name="ce80">
            <text:p>MMH</text:p>
          </table:table-cell>
          <table:table-cell office:value-type="string" table:style-name="ce65">
            <text:p>API: REST-JSON</text:p>
          </table:table-cell>
          <table:table-cell office:value-type="string" table:style-name="ce65">
            <text:p>Service Consumption (C)</text:p>
          </table:table-cell>
          <table:table-cell office:value-type="string" table:style-name="ce65">
            <text:p>O3 - Consumption implication-C3</text:p>
          </table:table-cell>
          <table:table-cell office:value-type="string" table:style-name="ce65">
            <text:p>validated</text:p>
          </table:table-cell>
          <table:table-cell table:style-name="ce84"/>
          <table:table-cell office:value-type="string" table:style-name="ce83">
            <text:p>yes</text:p>
          </table:table-cell>
          <table:table-cell office:value-type="string" table:style-name="ce83">
            <text:p>Low</text:p>
          </table:table-cell>
          <table:table-cell office:value-type="string" table:content-validation-name="val28" table:style-name="ce75">
            <text:p>Registration<text:s/></text:p>
          </table:table-cell>
          <table:table-cell table:style-name="ce84"/>
          <table:table-cell table:style-name="ce85"/>
          <table:table-cell office:value-type="string" table:style-name="ce84">
            <text:p>Interaction with corporations<text:s/></text:p>
          </table:table-cell>
          <table:table-cell office:value-type="string" table:style-name="ce84">
            <text:p>Check requirements</text:p>
          </table:table-cell>
          <table:table-cell table:style-name="ce84"/>
          <table:table-cell office:value-type="string" table:style-name="ce84">
            <text:p>Operational</text:p>
          </table:table-cell>
          <table:table-cell office:value-type="string" table:style-name="ce84">
            <text:p>Automation</text:p>
          </table:table-cell>
          <table:table-cell office:value-type="string" table:style-name="ce86">
            <text:p>Research or University</text:p>
          </table:table-cell>
          <table:table-cell table:style-name="ce84"/>
          <table:table-cell office:value-type="string" table:style-name="ce103">
            <text:p>High-risk</text:p>
          </table:table-cell>
          <table:table-cell office:value-type="string" table:style-name="ce104">
            <text:p>Biometrics</text:p>
          </table:table-cell>
          <table:table-cell table:style-name="ce84"/>
          <table:table-cell office:value-type="string" table:style-name="ce88">
            <text:p>privacy and data governance</text:p>
          </table:table-cell>
          <table:table-cell office:value-type="string" table:style-name="ce88">
            <text:p>Meaningful</text:p>
          </table:table-cell>
          <table:table-cell table:number-columns-repeated="2" table:style-name="ce84"/>
          <table:covered-table-cell/>
          <table:covered-table-cell/>
          <table:covered-table-cell/>
          <table:table-cell office:value-type="string" table:style-name="ce246">
            <text:p>Text-2-Media​</text:p>
          </table:table-cell>
          <table:table-cell table:number-columns-repeated="3" table:style-name="ce84"/>
          <table:table-cell office:value-type="string" table:style-name="ce140">
            <text:p>Data Collection<text:s/></text:p>
          </table:table-cell>
          <table:table-cell office:value-type="string" table:style-name="ce268">
            <text:p>Indicate how data was collected from its origin/source(s) (e.g. by means of web crawling techniques, by querying</text:p>
            <text:p>a private database). If data was collected from different sources, indicate the aggregation techniques used.</text:p>
          </table:table-cell>
          <table:table-cell table:style-name="ce100"/>
          <table:table-cell office:value-type="string" table:style-name="ce266">
            <text:p>In addition, describe design features and mitigations adopted to address risks, as well as the description of any</text:p>
            <text:p>residual risks.</text:p>
          </table:table-cell>
          <table:table-cell table:number-columns-repeated="16297" table:style-name="ce84"/>
        </table:table-row>
        <table:table-row table:style-name="ro5">
          <table:table-cell office:value-type="string" table:style-name="ce65">
            <text:p>Austria</text:p>
          </table:table-cell>
          <table:table-cell office:value-type="string" table:style-name="ce66">
            <text:p>Across Countries</text:p>
          </table:table-cell>
          <table:table-cell office:value-type="string" table:style-name="ce67">
            <text:p>BE100</text:p>
          </table:table-cell>
          <table:table-cell office:value-type="string" table:style-name="ce68">
            <text:p>Environmental protection</text:p>
          </table:table-cell>
          <table:table-cell office:value-type="string" table:style-name="ce68">
            <text:p>Basic research.</text:p>
          </table:table-cell>
          <table:table-cell office:value-type="string" table:style-name="ce69">
            <text:p>Private sector</text:p>
          </table:table-cell>
          <table:table-cell office:value-type="string" table:style-name="ce69">
            <text:p>Communication</text:p>
          </table:table-cell>
          <table:table-cell office:value-type="string" table:style-name="ce225">
            <text:p>Planning and Scheduling</text:p>
          </table:table-cell>
          <table:table-cell office:value-type="string" table:style-name="ce228">
            <text:p>bayesian optimisation;</text:p>
            <text:p>hierarchical task network;</text:p>
            <text:p>constraint satisfaction;</text:p>
            <text:p>metaheuristic optimisation;</text:p>
            <text:p>evolutionary algorithm;</text:p>
            <text:p>planning graph;</text:p>
            <text:p>genetic algorithm;</text:p>
            <text:p>stochastic optimisation;</text:p>
            <text:p>gradient descent;</text:p>
          </table:table-cell>
          <table:table-cell office:value-type="string" table:style-name="ce238">
            <text:p>common-sense reasoning</text:p>
          </table:table-cell>
          <table:table-cell office:value-type="string" table:style-name="ce221">
            <text:p>Computer Vision and Identity Recognition</text:p>
          </table:table-cell>
          <table:table-cell table:style-name="ce105"/>
          <table:table-cell office:value-type="string" table:style-name="ce70">
            <text:p>A4-Lifts</text:p>
          </table:table-cell>
          <table:table-cell office:value-type="string" table:style-name="ce70">
            <text:p>4-Employement</text:p>
          </table:table-cell>
          <table:table-cell office:value-type="string" table:style-name="ce70">
            <text:p>3b-Education-students</text:p>
          </table:table-cell>
          <table:table-cell office:value-type="string" table:style-name="ce70">
            <text:p>12-ClinicalUse</text:p>
          </table:table-cell>
          <table:table-cell office:value-type="string" table:style-name="ce70">
            <text:p>Minimal-risk</text:p>
          </table:table-cell>
          <table:table-cell office:value-type="string" table:style-name="ce69">
            <text:p>-2 High/Limited</text:p>
          </table:table-cell>
          <table:table-cell office:value-type="string" table:style-name="ce69">
            <text:p>Include automatic decision systems</text:p>
          </table:table-cell>
          <table:table-cell office:value-type="string" table:style-name="ce72">
            <text:p>Computer Vision</text:p>
          </table:table-cell>
          <table:table-cell office:value-type="string" table:style-name="ce89">
            <text:p>Analysis, monitoring and regulatory research</text:p>
          </table:table-cell>
          <table:table-cell office:value-type="string" table:style-name="ce74">
            <text:p>Certification/Validation</text:p>
          </table:table-cell>
          <table:table-cell office:value-type="string" table:style-name="ce75">
            <text:p>Innovating Public Policy<text:s/></text:p>
          </table:table-cell>
          <table:table-cell office:value-type="string" table:style-name="ce92">
            <text:p>Self-sovereign digital identity</text:p>
          </table:table-cell>
          <table:table-cell table:style-name="ce93"/>
          <table:table-cell office:value-type="string" table:style-name="ce94">
            <text:p>Verifiability</text:p>
          </table:table-cell>
          <table:covered-table-cell/>
          <table:covered-table-cell/>
          <table:table-cell office:value-type="string" table:content-validation-name="val28" table:style-name="ce106">
            <text:p>More responsive, efficient, and cost-effective public services</text:p>
          </table:table-cell>
          <table:table-cell office:value-type="string" table:style-name="ce80">
            <text:p>Pilot</text:p>
          </table:table-cell>
          <table:table-cell office:value-type="string" table:style-name="ce70">
            <text:p>Location Data</text:p>
          </table:table-cell>
          <table:table-cell table:number-columns-repeated="2" table:style-name="ce84"/>
          <table:table-cell office:value-type="string" table:style-name="ce65">
            <text:p>Internet of things</text:p>
          </table:table-cell>
          <table:table-cell table:number-columns-repeated="3" table:style-name="ce84"/>
          <table:table-cell office:value-type="string" table:style-name="ce207">
            <text:p>External-Private</text:p>
          </table:table-cell>
          <table:table-cell office:value-type="string" table:style-name="ce209">
            <text:p>No</text:p>
          </table:table-cell>
          <table:table-cell office:value-type="string" table:style-name="ce207">
            <text:p>AI4Visual</text:p>
          </table:table-cell>
          <table:table-cell office:value-type="string" table:style-name="ce207">
            <text:p>Technical</text:p>
          </table:table-cell>
          <table:table-cell office:value-type="string" table:style-name="ce95">
            <text:p>Transformative / Radical</text:p>
          </table:table-cell>
          <table:table-cell office:value-type="string" table:style-name="ce96">
            <text:p>Acts autonomously</text:p>
          </table:table-cell>
          <table:table-cell office:value-type="string" table:style-name="ce95">
            <text:p>Proof of Time</text:p>
          </table:table-cell>
          <table:table-cell office:value-type="string" table:style-name="ce81">
            <text:p>Patient record and access</text:p>
          </table:table-cell>
          <table:table-cell office:value-type="string" table:style-name="ce101">
            <text:p>HyperLedger</text:p>
          </table:table-cell>
          <table:table-cell table:style-name="ce102"/>
          <table:table-cell office:value-type="string" table:style-name="ce208">
            <text:p>Multilingualism</text:p>
          </table:table-cell>
          <table:table-cell office:value-type="string" table:style-name="ce208">
            <text:p>Solution use - Reuse</text:p>
          </table:table-cell>
          <table:table-cell office:value-type="string" table:style-name="ce208">
            <text:p>Base registries</text:p>
          </table:table-cell>
          <table:table-cell office:value-type="string" table:style-name="ce208">
            <text:p>Generic tools</text:p>
          </table:table-cell>
          <table:table-cell office:value-type="string" table:style-name="ce80">
            <text:p>MM</text:p>
          </table:table-cell>
          <table:table-cell office:value-type="string" table:style-name="ce65">
            <text:p>API: GRAPHQL</text:p>
          </table:table-cell>
          <table:table-cell office:value-type="string" table:style-name="ce65">
            <text:p>Service Management (M)</text:p>
          </table:table-cell>
          <table:table-cell office:value-type="string" table:style-name="ce65">
            <text:p>O4 - Service information sharing-B5</text:p>
          </table:table-cell>
          <table:table-cell office:value-type="string" table:style-name="ce65">
            <text:p>unclear</text:p>
          </table:table-cell>
          <table:table-cell table:number-columns-repeated="2" table:style-name="ce84"/>
          <table:table-cell office:value-type="string" table:style-name="ce83">
            <text:p>Not Confident</text:p>
          </table:table-cell>
          <table:table-cell office:value-type="string" table:content-validation-name="val28" table:style-name="ce75">
            <text:p>Certification<text:s/></text:p>
          </table:table-cell>
          <table:table-cell table:style-name="ce84"/>
          <table:table-cell table:style-name="ce85"/>
          <table:table-cell table:style-name="ce84"/>
          <table:table-cell office:value-type="string" table:style-name="ce84">
            <text:p>Service delivery</text:p>
          </table:table-cell>
          <table:table-cell table:number-columns-repeated="2" table:style-name="ce84"/>
          <table:table-cell office:value-type="string" table:style-name="ce84">
            <text:p>Forecast</text:p>
          </table:table-cell>
          <table:table-cell office:value-type="string" table:style-name="ce86">
            <text:p>Consortium</text:p>
          </table:table-cell>
          <table:table-cell table:style-name="ce84"/>
          <table:table-cell table:style-name="ce107"/>
          <table:table-cell office:value-type="string" table:style-name="ce104">
            <text:p>Critical infrastructures</text:p>
          </table:table-cell>
          <table:table-cell table:style-name="ce84"/>
          <table:table-cell office:value-type="string" table:style-name="ce88">
            <text:p>transparency</text:p>
          </table:table-cell>
          <table:table-cell office:value-type="string" table:style-name="ce88">
            <text:p>Explanation Accuracy</text:p>
          </table:table-cell>
          <table:table-cell table:number-columns-repeated="2" table:style-name="ce84"/>
          <table:covered-table-cell/>
          <table:covered-table-cell/>
          <table:covered-table-cell/>
          <table:table-cell table:style-name="ce246"/>
          <table:table-cell table:number-columns-repeated="3" table:style-name="ce84"/>
          <table:table-cell office:value-type="string" table:style-name="ce140">
            <text:p>Data Preparation</text:p>
          </table:table-cell>
          <table:table-cell office:value-type="string" table:style-name="ce268">
            <text:p>Provide information about data format(s). Give proper consideration to the split into training, testing and</text:p>
            <text:p>validation sets, and what their individual characteristics are</text:p>
          </table:table-cell>
          <table:table-cell office:value-type="string" table:style-name="ce140">
            <text:p>Interpretation</text:p>
          </table:table-cell>
          <table:table-cell office:value-type="string" table:style-name="ce265">
            <text:p>Include sufficient information in order to enable the user to interpret the outputs of the system and to use them</text:p>
            <text:p>appropriately</text:p>
          </table:table-cell>
          <table:table-cell table:number-columns-repeated="16297" table:style-name="ce84"/>
        </table:table-row>
        <table:table-row table:style-name="ro5">
          <table:table-cell office:value-type="string" table:style-name="ce65">
            <text:p>Azerbaijan</text:p>
          </table:table-cell>
          <table:table-cell office:value-type="string" table:style-name="ce66">
            <text:p>European</text:p>
          </table:table-cell>
          <table:table-cell office:value-type="string" table:style-name="ce67">
            <text:p>BE2</text:p>
          </table:table-cell>
          <table:table-cell office:value-type="string" table:style-name="ce68">
            <text:p>General public services</text:p>
          </table:table-cell>
          <table:table-cell office:value-type="string" table:style-name="ce68">
            <text:p>R&amp;D general public services.</text:p>
          </table:table-cell>
          <table:table-cell office:value-type="string" table:style-name="ce69">
            <text:p>Community led</text:p>
          </table:table-cell>
          <table:table-cell office:value-type="string" table:style-name="ce69">
            <text:p>Perception</text:p>
          </table:table-cell>
          <table:table-cell office:value-type="string" table:style-name="ce226">
            <text:p>Searching</text:p>
          </table:table-cell>
          <table:table-cell table:style-name="ce228"/>
          <table:table-cell office:value-type="string" table:style-name="ce238">
            <text:p>expert system</text:p>
          </table:table-cell>
          <table:table-cell office:value-type="string" table:style-name="ce221">
            <text:p>Expert and Rule based Systems, Algorithmic Decision Making</text:p>
          </table:table-cell>
          <table:table-cell table:style-name="ce105"/>
          <table:table-cell office:value-type="string" table:style-name="ce70">
            <text:p>A5-Protective systems</text:p>
          </table:table-cell>
          <table:table-cell office:value-type="string" table:style-name="ce70">
            <text:p>5-Services&amp;Benefits</text:p>
          </table:table-cell>
          <table:table-cell office:value-type="string" table:style-name="ce70">
            <text:p>4a-Employement-recruit</text:p>
          </table:table-cell>
          <table:table-cell office:value-type="string" table:style-name="ce70">
            <text:p>13-Finance</text:p>
          </table:table-cell>
          <table:table-cell table:number-columns-repeated="2" table:style-name="ce105"/>
          <table:table-cell office:value-type="string" table:style-name="ce69">
            <text:p>Human Rights</text:p>
          </table:table-cell>
          <table:table-cell office:value-type="string" table:style-name="ce72">
            <text:p>Speech Recognition</text:p>
          </table:table-cell>
          <table:table-cell table:style-name="ce89"/>
          <table:table-cell office:value-type="string" table:style-name="ce74">
            <text:p>Control and monitoring</text:p>
          </table:table-cell>
          <table:table-cell office:value-type="string" table:style-name="ce91">
            <text:p>Information analysis processes</text:p>
          </table:table-cell>
          <table:table-cell office:value-type="string" table:style-name="ce92">
            <text:p>Governance and voting</text:p>
          </table:table-cell>
          <table:table-cell table:style-name="ce93"/>
          <table:table-cell office:value-type="string" table:style-name="ce108">
            <text:p>Privacy</text:p>
          </table:table-cell>
          <table:covered-table-cell/>
          <table:covered-table-cell/>
          <table:table-cell office:value-type="string" table:content-validation-name="val28" table:style-name="ce109">
            <text:p>New services or channels</text:p>
          </table:table-cell>
          <table:table-cell office:value-type="string" table:style-name="ce80">
            <text:p>Planned</text:p>
          </table:table-cell>
          <table:table-cell table:number-columns-repeated="3" table:style-name="ce84"/>
          <table:table-cell office:value-type="string" table:style-name="ce65">
            <text:p>Metaverse</text:p>
          </table:table-cell>
          <table:table-cell table:number-columns-repeated="3" table:style-name="ce84"/>
          <table:table-cell office:value-type="string" table:style-name="ce207">
            <text:p>External-DiffProviders</text:p>
          </table:table-cell>
          <table:table-cell office:value-type="string" table:style-name="ce208">
            <text:p>Unknown</text:p>
          </table:table-cell>
          <table:table-cell office:value-type="string" table:style-name="ce207">
            <text:p>AI4Lang</text:p>
          </table:table-cell>
          <table:table-cell office:value-type="string" table:style-name="ce207">
            <text:p>Interoperability Governance</text:p>
          </table:table-cell>
          <table:table-cell table:style-name="ce84"/>
          <table:table-cell office:value-type="string" table:style-name="ce96">
            <text:p>Other</text:p>
          </table:table-cell>
          <table:table-cell office:value-type="string" table:style-name="ce95">
            <text:p>Other</text:p>
          </table:table-cell>
          <table:table-cell office:value-type="string" table:style-name="ce81">
            <text:p>Logistics</text:p>
          </table:table-cell>
          <table:table-cell office:value-type="string" table:style-name="ce101">
            <text:p>Consensys</text:p>
          </table:table-cell>
          <table:table-cell table:style-name="ce102"/>
          <table:table-cell office:value-type="string" table:style-name="ce208">
            <text:p>Openness</text:p>
          </table:table-cell>
          <table:table-cell table:style-name="ce210"/>
          <table:table-cell office:value-type="string" table:style-name="ce208">
            <text:p>Open data</text:p>
          </table:table-cell>
          <table:table-cell office:value-type="string" table:style-name="ce208">
            <text:p>Legal interoperability tools</text:p>
          </table:table-cell>
          <table:table-cell office:value-type="string" table:style-name="ce80">
            <text:p>HH</text:p>
          </table:table-cell>
          <table:table-cell office:value-type="string" table:style-name="ce65">
            <text:p>FT: FTP</text:p>
          </table:table-cell>
          <table:table-cell table:style-name="ce102"/>
          <table:table-cell office:value-type="string" table:style-name="ce65">
            <text:p>O5 - Data Protection handling-B6</text:p>
          </table:table-cell>
          <table:table-cell office:value-type="string" table:style-name="ce65">
            <text:p>clarified</text:p>
          </table:table-cell>
          <table:table-cell table:number-columns-repeated="3" table:style-name="ce84"/>
          <table:table-cell office:value-type="string" table:content-validation-name="val28" table:style-name="ce75">
            <text:p>Financing<text:s/></text:p>
          </table:table-cell>
          <table:table-cell table:style-name="ce84"/>
          <table:table-cell table:style-name="ce85"/>
          <table:table-cell table:style-name="ce84"/>
          <table:table-cell office:value-type="string" table:style-name="ce84">
            <text:p>Monitoring</text:p>
          </table:table-cell>
          <table:table-cell table:number-columns-repeated="2" table:style-name="ce84"/>
          <table:table-cell office:value-type="string" table:style-name="ce84">
            <text:p>Safety</text:p>
          </table:table-cell>
          <table:table-cell office:value-type="string" table:style-name="ce86">
            <text:p>Private Company</text:p>
          </table:table-cell>
          <table:table-cell table:style-name="ce84"/>
          <table:table-cell table:style-name="ce107"/>
          <table:table-cell office:value-type="string" table:style-name="ce104">
            <text:p>Educational or vocational training</text:p>
          </table:table-cell>
          <table:table-cell table:style-name="ce84"/>
          <table:table-cell office:value-type="string" table:style-name="ce88">
            <text:p>diversity, non-discrimination and fairness</text:p>
          </table:table-cell>
          <table:table-cell office:value-type="string" table:style-name="ce88">
            <text:p>Knowledge Limits</text:p>
          </table:table-cell>
          <table:table-cell table:number-columns-repeated="2" table:style-name="ce84"/>
          <table:table-cell office:value-type="float" office:value="2" table:number-columns-spanned="1" table:number-rows-spanned="3" table:style-name="ce401">
            <text:p>2</text:p>
          </table:table-cell>
          <table:table-cell office:value-type="string" table:number-columns-spanned="1" table:number-rows-spanned="3" table:style-name="ce402">
            <text:p>Digitising</text:p>
            <text:p>Automate</text:p>
          </table:table-cell>
          <table:table-cell office:value-type="string" table:number-columns-spanned="1" table:number-rows-spanned="3" table:style-name="ce402">
            <text:p>support the digital transformation of physical medias (e.g. docs) in digital data​</text:p>
          </table:table-cell>
          <table:table-cell office:value-type="string" table:style-name="ce245">
            <text:p>Document Digitization​</text:p>
          </table:table-cell>
          <table:table-cell table:number-columns-repeated="3" table:style-name="ce84"/>
          <table:table-cell table:style-name="ce100"/>
          <table:table-cell office:value-type="string" table:style-name="ce116">
            <text:p>Additionally, document data preparation and processing operations, including: annotation, labelling, cleaning and</text:p>
            <text:p>enrichment</text:p>
          </table:table-cell>
          <table:table-cell table:style-name="ce100"/>
          <table:table-cell office:value-type="string" table:style-name="ce266">
            <text:p>Additionally, include details about the assessment of measures implemented to facilitate interpretation of the</text:p>
            <text:p>system outputs.<text:s/></text:p>
          </table:table-cell>
          <table:table-cell table:number-columns-repeated="16297" table:style-name="ce84"/>
        </table:table-row>
        <table:table-row table:style-name="ro5">
          <table:table-cell office:value-type="string" table:style-name="ce65">
            <text:p>Belarus</text:p>
          </table:table-cell>
          <table:table-cell table:style-name="ce84"/>
          <table:table-cell office:value-type="string" table:style-name="ce67">
            <text:p>BE21</text:p>
          </table:table-cell>
          <table:table-cell office:value-type="string" table:style-name="ce68">
            <text:p>Health</text:p>
          </table:table-cell>
          <table:table-cell office:value-type="string" table:style-name="ce110">
            <text:p>General public services n.e.c.</text:p>
          </table:table-cell>
          <table:table-cell office:value-type="string" table:style-name="ce69">
            <text:p>Consortium</text:p>
          </table:table-cell>
          <table:table-cell office:value-type="string" table:style-name="ce69">
            <text:p>Integration and Interaction</text:p>
          </table:table-cell>
          <table:table-cell office:value-type="string" table:style-name="ce229">
            <text:p>Optimisation</text:p>
          </table:table-cell>
          <table:table-cell table:style-name="ce228"/>
          <table:table-cell office:value-type="string" table:style-name="ce238">
            <text:p>fuzzy logic</text:p>
          </table:table-cell>
          <table:table-cell office:value-type="string" table:style-name="ce221">
            <text:p>AI-empowered Knowledge Management</text:p>
          </table:table-cell>
          <table:table-cell table:style-name="ce105"/>
          <table:table-cell office:value-type="string" table:style-name="ce70">
            <text:p>A6-Radio equipments</text:p>
          </table:table-cell>
          <table:table-cell office:value-type="string" table:style-name="ce70">
            <text:p>6-LawEnforcement</text:p>
          </table:table-cell>
          <table:table-cell office:value-type="string" table:style-name="ce70">
            <text:p>4b-Employement-eval-terminate</text:p>
          </table:table-cell>
          <table:table-cell office:value-type="string" table:style-name="ce70">
            <text:p>14-SocialAssistance</text:p>
          </table:table-cell>
          <table:table-cell table:number-columns-repeated="3" table:style-name="ce105"/>
          <table:table-cell office:value-type="string" table:style-name="ce72">
            <text:p>Robotics</text:p>
          </table:table-cell>
          <table:table-cell table:style-name="ce89"/>
          <table:table-cell office:value-type="string" table:style-name="ce99">
            <text:p>Copyright and IPR</text:p>
          </table:table-cell>
          <table:table-cell office:value-type="string" table:style-name="ce70">
            <text:p>Prediction and planning<text:s/></text:p>
          </table:table-cell>
          <table:table-cell office:value-type="string" table:style-name="ce76">
            <text:p>Data notarisation</text:p>
          </table:table-cell>
          <table:table-cell table:style-name="ce77"/>
          <table:table-cell office:value-type="string" table:style-name="ce78">
            <text:p>Inclusion</text:p>
          </table:table-cell>
          <table:table-cell office:value-type="string" table:number-columns-spanned="1" table:number-rows-spanned="10" table:style-name="ce405">
            <text:p>Improved Administration</text:p>
          </table:table-cell>
          <table:table-cell office:value-type="string" table:number-columns-spanned="1" table:number-rows-spanned="7" table:style-name="ce405">
            <text:p>Improved Administrative Efficiency</text:p>
          </table:table-cell>
          <table:table-cell office:value-type="string" table:content-validation-name="val28" table:style-name="ce106">
            <text:p>Cost-reduction</text:p>
          </table:table-cell>
          <table:table-cell table:number-columns-repeated="4" table:style-name="ce84"/>
          <table:table-cell office:value-type="string" table:style-name="ce65">
            <text:p>AR/VR</text:p>
          </table:table-cell>
          <table:table-cell table:number-columns-repeated="3" table:style-name="ce84"/>
          <table:table-cell office:value-type="string" table:style-name="ce207">
            <text:p>External</text:p>
          </table:table-cell>
          <table:table-cell table:style-name="ce84"/>
          <table:table-cell table:style-name="ce210"/>
          <table:table-cell office:value-type="string" table:style-name="ce207">
            <text:p>Integrated Public Service Governance</text:p>
          </table:table-cell>
          <table:table-cell table:style-name="ce84"/>
          <table:table-cell table:style-name="ce111"/>
          <table:table-cell table:style-name="ce102"/>
          <table:table-cell office:value-type="string" table:style-name="ce81">
            <text:p>E-Voting</text:p>
          </table:table-cell>
          <table:table-cell office:value-type="string" table:style-name="ce101">
            <text:p>Blockchain as a Service</text:p>
          </table:table-cell>
          <table:table-cell table:style-name="ce102"/>
          <table:table-cell office:value-type="string" table:style-name="ce208">
            <text:p>Preservation of information</text:p>
          </table:table-cell>
          <table:table-cell table:style-name="ce210"/>
          <table:table-cell office:value-type="string" table:style-name="ce208">
            <text:p>Catalogues</text:p>
          </table:table-cell>
          <table:table-cell office:value-type="string" table:style-name="ce208">
            <text:p>Semantic assets</text:p>
          </table:table-cell>
          <table:table-cell office:value-type="string" table:style-name="ce80">
            <text:p>HM</text:p>
          </table:table-cell>
          <table:table-cell office:value-type="string" table:style-name="ce65">
            <text:p>FT: WebUpload</text:p>
          </table:table-cell>
          <table:table-cell table:style-name="ce102"/>
          <table:table-cell office:value-type="string" table:style-name="ce65">
            <text:p>O6 - Service SLA-D1</text:p>
          </table:table-cell>
          <table:table-cell office:value-type="string" table:style-name="ce65">
            <text:p>published</text:p>
          </table:table-cell>
          <table:table-cell table:number-columns-repeated="3" table:style-name="ce84"/>
          <table:table-cell office:value-type="string" table:content-validation-name="val28" table:style-name="ce75">
            <text:p>Production</text:p>
          </table:table-cell>
          <table:table-cell table:style-name="ce84"/>
          <table:table-cell table:style-name="ce85"/>
          <table:table-cell table:style-name="ce84"/>
          <table:table-cell office:value-type="string" table:style-name="ce84">
            <text:p>Internal management<text:s/></text:p>
          </table:table-cell>
          <table:table-cell table:number-columns-repeated="2" table:style-name="ce84"/>
          <table:table-cell office:value-type="string" table:style-name="ce84">
            <text:p>Transparency</text:p>
          </table:table-cell>
          <table:table-cell office:value-type="string" table:style-name="ce86">
            <text:p>International Organization</text:p>
          </table:table-cell>
          <table:table-cell table:style-name="ce84"/>
          <table:table-cell table:style-name="ce107"/>
          <table:table-cell office:value-type="string" table:style-name="ce104">
            <text:p>Safety components of products<text:s/></text:p>
          </table:table-cell>
          <table:table-cell table:style-name="ce84"/>
          <table:table-cell office:value-type="string" table:style-name="ce88">
            <text:p>environmental and societal well-being and</text:p>
          </table:table-cell>
          <table:table-cell table:style-name="ce88"/>
          <table:table-cell table:number-columns-repeated="2" table:style-name="ce84"/>
          <table:covered-table-cell/>
          <table:covered-table-cell/>
          <table:covered-table-cell/>
          <table:table-cell office:value-type="string" table:style-name="ce246">
            <text:p>Smart OCR</text:p>
          </table:table-cell>
          <table:table-cell table:number-columns-repeated="3" table:style-name="ce84"/>
          <table:table-cell office:value-type="string" table:style-name="ce140">
            <text:p>Data Correctness</text:p>
          </table:table-cell>
          <table:table-cell office:value-type="string" table:style-name="ce268">
            <text:p>Include a detailed analysis of dataset quality, with concrete metrics and measures, to ensure that data is correct</text:p>
            <text:p>and complete (e.g. images have enough resolution, check missing values, outliers, noise level in terms of</text:p>
            <text:p>incorrect labels)</text:p>
          </table:table-cell>
          <table:table-cell office:value-type="string" table:style-name="ce140">
            <text:p>Human Oversight</text:p>
          </table:table-cell>
          <table:table-cell office:value-type="string" table:style-name="ce265">
            <text:p>Detail the human oversight measures in place to understand the operation and internal decision-making of the</text:p>
            <text:p>system, identify anomalies, monitor and control its operation and prevent over-reliance</text:p>
          </table:table-cell>
          <table:table-cell table:number-columns-repeated="16297" table:style-name="ce84"/>
        </table:table-row>
        <table:table-row table:style-name="ro5">
          <table:table-cell office:value-type="string" table:style-name="ce65">
            <text:p>Belgium</text:p>
          </table:table-cell>
          <table:table-cell table:style-name="ce84"/>
          <table:table-cell office:value-type="string" table:style-name="ce67">
            <text:p>BE211</text:p>
          </table:table-cell>
          <table:table-cell office:value-type="string" table:style-name="ce68">
            <text:p>Housing and community amenities</text:p>
          </table:table-cell>
          <table:table-cell office:value-type="string" table:style-name="ce112">
            <text:p>Public debt transactions.</text:p>
          </table:table-cell>
          <table:table-cell office:value-type="string" table:style-name="ce69">
            <text:p>Local Government</text:p>
          </table:table-cell>
          <table:table-cell office:value-type="string" table:style-name="ce69">
            <text:p>Services</text:p>
          </table:table-cell>
          <table:table-cell office:value-type="string" table:style-name="ce234">
            <text:p>Machine learning</text:p>
          </table:table-cell>
          <table:table-cell office:value-type="string" table:style-name="ce240">
            <text:p>active learning;</text:p>
            <text:p>feature extraction;</text:p>
            <text:p>adaptive learning;</text:p>
            <text:p>generative adversarial network;</text:p>
            <text:p>adversarial machine learning;</text:p>
            <text:p>generative model;</text:p>
            <text:p>adversarial network;</text:p>
            <text:p>multi-task learning;</text:p>
            <text:p>anomaly detection;</text:p>
            <text:p>neural network;</text:p>
            <text:p>artificial neural network;</text:p>
            <text:p>pattern recognition;</text:p>
            <text:p>automated machine learning;</text:p>
            <text:p>probabilistic learning;</text:p>
            <text:p>automatic classification;</text:p>
            <text:p>probabilistic model;</text:p>
            <text:p>automatic recognition;</text:p>
            <text:p>recommender system;</text:p>
            <text:p>bagging;</text:p>
            <text:p>recurrent neural network;</text:p>
            <text:p>bayesian modelling;</text:p>
            <text:p>recursive neural network;</text:p>
            <text:p>boosting;</text:p>
            <text:p>reinforcement learning;</text:p>
            <text:p>classification;</text:p>
            <text:p>semi-supervised learning;</text:p>
            <text:p>clustering;</text:p>
            <text:p>statistical learning;</text:p>
            <text:p>collaborative filtering;</text:p>
            <text:p>statistical relational learning;</text:p>
            <text:p>content-based filtering;</text:p>
            <text:p>supervised learning;</text:p>
            <text:p>convolutional neural network;</text:p>
            <text:p>support vector machine;</text:p>
            <text:p>data mining;</text:p>
            <text:p>transfer learning;</text:p>
            <text:p>deep learning;</text:p>
            <text:p>unstructured data;</text:p>
            <text:p>deep neural network;</text:p>
            <text:p>unsupervised learning;</text:p>
            <text:p>ensemble method;</text:p>
          </table:table-cell>
          <table:table-cell office:value-type="string" table:style-name="ce238">
            <text:p>graphical models</text:p>
          </table:table-cell>
          <table:table-cell office:value-type="string" table:style-name="ce221">
            <text:p>Machine Learning, Deep Learning</text:p>
          </table:table-cell>
          <table:table-cell table:style-name="ce105"/>
          <table:table-cell office:value-type="string" table:style-name="ce70">
            <text:p>A7-Pressure equipments</text:p>
          </table:table-cell>
          <table:table-cell office:value-type="string" table:style-name="ce70">
            <text:p>7-Migration</text:p>
          </table:table-cell>
          <table:table-cell office:value-type="string" table:style-name="ce70">
            <text:p>5a-Services&amp;Benefits-eligibility_np</text:p>
          </table:table-cell>
          <table:table-cell office:value-type="string" table:style-name="ce70">
            <text:p>15-VideoSurveillance</text:p>
          </table:table-cell>
          <table:table-cell table:number-columns-repeated="3" table:style-name="ce105"/>
          <table:table-cell office:value-type="string" table:style-name="ce72">
            <text:p>Expert Systems</text:p>
          </table:table-cell>
          <table:table-cell table:style-name="ce73"/>
          <table:table-cell office:value-type="string" table:style-name="ce99">
            <text:p>Cybersecurity</text:p>
          </table:table-cell>
          <table:table-cell office:value-type="string" table:style-name="ce113">
            <text:p>Management of auditing and logging</text:p>
          </table:table-cell>
          <table:table-cell office:value-type="string" table:style-name="ce76">
            <text:p>Reward systems</text:p>
          </table:table-cell>
          <table:table-cell office:value-type="string" table:style-name="ce100">
            <text:p>Efficiency</text:p>
          </table:table-cell>
          <table:table-cell office:value-type="string" table:style-name="ce78">
            <text:p>Efficiency</text:p>
          </table:table-cell>
          <table:covered-table-cell/>
          <table:covered-table-cell/>
          <table:table-cell office:value-type="string" table:content-validation-name="val28" table:style-name="ce114">
            <text:p>Responsiveness of government operation</text:p>
          </table:table-cell>
          <table:table-cell table:style-name="ce102"/>
          <table:table-cell table:number-columns-repeated="3" table:style-name="ce84"/>
          <table:table-cell office:value-type="string" table:style-name="ce65">
            <text:p>Quantum Computing</text:p>
          </table:table-cell>
          <table:table-cell table:number-columns-repeated="3" table:style-name="ce84"/>
          <table:table-cell office:value-type="string" table:style-name="ce207">
            <text:p>Research-Internal</text:p>
          </table:table-cell>
          <table:table-cell table:number-columns-repeated="2" table:style-name="ce84"/>
          <table:table-cell office:value-type="string" table:style-name="ce207">
            <text:p>Cultural</text:p>
          </table:table-cell>
          <table:table-cell table:style-name="ce84"/>
          <table:table-cell table:style-name="ce111"/>
          <table:table-cell table:style-name="ce102"/>
          <table:table-cell office:value-type="string" table:style-name="ce115">
            <text:p>Procurement</text:p>
          </table:table-cell>
          <table:table-cell office:value-type="string" table:style-name="ce101">
            <text:p>Other</text:p>
          </table:table-cell>
          <table:table-cell table:style-name="ce102"/>
          <table:table-cell office:value-type="string" table:style-name="ce208">
            <text:p>Reusability</text:p>
          </table:table-cell>
          <table:table-cell table:style-name="ce210"/>
          <table:table-cell office:value-type="string" table:style-name="ce208">
            <text:p>External information sources and services</text:p>
          </table:table-cell>
          <table:table-cell office:value-type="string" table:style-name="ce208">
            <text:p>Catalogue of open standards and specifications</text:p>
          </table:table-cell>
          <table:table-cell office:value-type="string" table:style-name="ce80">
            <text:p>MH</text:p>
          </table:table-cell>
          <table:table-cell office:value-type="string" table:style-name="ce65">
            <text:p>DT: ETL</text:p>
          </table:table-cell>
          <table:table-cell table:style-name="ce102"/>
          <table:table-cell office:value-type="string" table:style-name="ce65">
            <text:p>O7 - Data Structured</text:p>
          </table:table-cell>
          <table:table-cell office:value-type="string" table:style-name="ce65">
            <text:p>updated</text:p>
          </table:table-cell>
          <table:table-cell table:number-columns-repeated="3" table:style-name="ce84"/>
          <table:table-cell office:value-type="string" table:content-validation-name="val28" table:style-name="ce75">
            <text:p>Feedback<text:s/></text:p>
          </table:table-cell>
          <table:table-cell table:style-name="ce84"/>
          <table:table-cell table:style-name="ce85"/>
          <table:table-cell table:number-columns-repeated="3" table:style-name="ce116"/>
          <table:table-cell table:style-name="ce84"/>
          <table:table-cell office:value-type="string" table:style-name="ce116">
            <text:p>Personalization</text:p>
          </table:table-cell>
          <table:table-cell table:style-name="ce86"/>
          <table:table-cell table:style-name="ce84"/>
          <table:table-cell table:style-name="ce107"/>
          <table:table-cell office:value-type="string" table:style-name="ce104">
            <text:p>Employment, workers management and access to self-employment</text:p>
          </table:table-cell>
          <table:table-cell table:style-name="ce84"/>
          <table:table-cell office:value-type="string" table:style-name="ce88">
            <text:p>accountability</text:p>
          </table:table-cell>
          <table:table-cell office:value-type="string" table:style-name="ce87">
            <text:p>Types of Explanations</text:p>
          </table:table-cell>
          <table:table-cell table:number-columns-repeated="2" table:style-name="ce84"/>
          <table:covered-table-cell/>
          <table:covered-table-cell/>
          <table:covered-table-cell/>
          <table:table-cell table:style-name="ce246"/>
          <table:table-cell table:number-columns-repeated="3" table:style-name="ce84"/>
          <table:table-cell office:value-type="string" table:style-name="ce100">
            <text:p>Data representativeness</text:p>
          </table:table-cell>
          <table:table-cell office:value-type="string" table:style-name="ce116">
            <text:p>Provide evidence, with concrete measures and metrics, on the relevance and representativeness of data with</text:p>
            <text:p>regard to the persons or groups of persons and the geographical, behavioural or functional setting on which the</text:p>
            <text:p>system is intended to be used.</text:p>
          </table:table-cell>
          <table:table-cell table:style-name="ce100"/>
          <table:table-cell office:value-type="string" table:style-name="ce266">
            <text:p>In addition, provide detailed information about the assessment of human oversight measures in place</text:p>
          </table:table-cell>
          <table:table-cell table:number-columns-repeated="16297" table:style-name="ce84"/>
        </table:table-row>
        <table:table-row table:style-name="ro5">
          <table:table-cell office:value-type="string" table:style-name="ce65">
            <text:p>Bosnia and Herzegovina</text:p>
          </table:table-cell>
          <table:table-cell table:style-name="ce84"/>
          <table:table-cell office:value-type="string" table:style-name="ce67">
            <text:p>BE212</text:p>
          </table:table-cell>
          <table:table-cell office:value-type="string" table:style-name="ce68">
            <text:p>Public order and safety</text:p>
          </table:table-cell>
          <table:table-cell office:value-type="string" table:style-name="ce117">
            <text:p>Transfers of a general character between different levels of government.</text:p>
          </table:table-cell>
          <table:table-cell office:value-type="string" table:style-name="ce69">
            <text:p>Regional Government</text:p>
          </table:table-cell>
          <table:table-cell office:value-type="string" table:style-name="ce69">
            <text:p>Ethics and Philosophy</text:p>
          </table:table-cell>
          <table:table-cell office:value-type="string" table:style-name="ce230">
            <text:p>Natural language processing</text:p>
          </table:table-cell>
          <table:table-cell office:value-type="string" table:style-name="ce228">
            <text:p>chatbot;</text:p>
            <text:p>natural language generation;</text:p>
            <text:p>computational linguistics;</text:p>
            <text:p>machine translation;</text:p>
            <text:p>conversation model;</text:p>
            <text:p>question answering;</text:p>
            <text:p>coreference resolution;</text:p>
            <text:p>sentiment analysis;</text:p>
            <text:p>information extraction;</text:p>
            <text:p>text classification;</text:p>
            <text:p>information retrieval;</text:p>
            <text:p>text mining;</text:p>
            <text:p>natural language understanding;</text:p>
          </table:table-cell>
          <table:table-cell office:value-type="string" table:style-name="ce238">
            <text:p>inductive programming</text:p>
          </table:table-cell>
          <table:table-cell office:value-type="string" table:style-name="ce221">
            <text:p>Natural Language Processing, Text Mining and Speech Analytics</text:p>
          </table:table-cell>
          <table:table-cell table:style-name="ce105"/>
          <table:table-cell office:value-type="string" table:style-name="ce70">
            <text:p>A8-Cableways</text:p>
          </table:table-cell>
          <table:table-cell office:value-type="string" table:style-name="ce70">
            <text:p>8-Justice</text:p>
          </table:table-cell>
          <table:table-cell office:value-type="string" table:style-name="ce70">
            <text:p>5b-Services&amp;Benefit-creditworthinessnp</text:p>
          </table:table-cell>
          <table:table-cell office:value-type="string" table:style-name="ce70">
            <text:p>16-Transportation</text:p>
          </table:table-cell>
          <table:table-cell table:number-columns-repeated="3" table:style-name="ce105"/>
          <table:table-cell office:value-type="string" table:style-name="ce72">
            <text:p>Planning &amp; Decision Making</text:p>
          </table:table-cell>
          <table:table-cell table:style-name="ce89"/>
          <table:table-cell office:value-type="string" table:style-name="ce74">
            <text:p>Data access and reuse</text:p>
          </table:table-cell>
          <table:table-cell office:value-type="string" table:style-name="ce70">
            <text:p>Certification and validation processes</text:p>
          </table:table-cell>
          <table:table-cell office:value-type="string" table:style-name="ce76">
            <text:p>Authentication</text:p>
          </table:table-cell>
          <table:table-cell table:style-name="ce93"/>
          <table:table-cell office:value-type="string" table:style-name="ce78">
            <text:p>Effectiveness</text:p>
          </table:table-cell>
          <table:covered-table-cell/>
          <table:covered-table-cell/>
          <table:table-cell office:value-type="string" table:content-validation-name="val28" table:style-name="ce118">
            <text:p>Improved management of public resources</text:p>
          </table:table-cell>
          <table:table-cell table:number-columns-repeated="2" table:style-name="ce102"/>
          <table:table-cell table:number-columns-repeated="6" table:style-name="ce84"/>
          <table:table-cell office:value-type="string" table:style-name="ce207">
            <text:p>Research-External</text:p>
          </table:table-cell>
          <table:table-cell table:number-columns-repeated="2" table:style-name="ce84"/>
          <table:table-cell office:value-type="string" table:style-name="ce207">
            <text:p>Governance Interoperability</text:p>
          </table:table-cell>
          <table:table-cell table:style-name="ce84"/>
          <table:table-cell table:style-name="ce111"/>
          <table:table-cell table:style-name="ce102"/>
          <table:table-cell office:value-type="string" table:style-name="ce101">
            <text:p>Identity</text:p>
          </table:table-cell>
          <table:table-cell table:number-columns-repeated="2" table:style-name="ce102"/>
          <table:table-cell office:value-type="string" table:style-name="ce208">
            <text:p>Security and privacy</text:p>
          </table:table-cell>
          <table:table-cell table:style-name="ce210"/>
          <table:table-cell office:value-type="string" table:style-name="ce208">
            <text:p>Security and privacy</text:p>
          </table:table-cell>
          <table:table-cell table:style-name="ce210"/>
          <table:table-cell table:style-name="ce102"/>
          <table:table-cell office:value-type="string" table:style-name="ce65">
            <text:p>Other</text:p>
          </table:table-cell>
          <table:table-cell table:style-name="ce102"/>
          <table:table-cell table:style-name="ce65"/>
          <table:table-cell office:value-type="string" table:style-name="ce65">
            <text:p>retired</text:p>
          </table:table-cell>
          <table:table-cell table:number-columns-repeated="3" table:style-name="ce84"/>
          <table:table-cell office:value-type="string" table:content-validation-name="val28" table:style-name="ce75">
            <text:p>Control &amp; monitoring<text:s/></text:p>
          </table:table-cell>
          <table:table-cell table:style-name="ce84"/>
          <table:table-cell table:style-name="ce85"/>
          <table:table-cell table:number-columns-repeated="4" table:style-name="ce84"/>
          <table:table-cell office:value-type="string" table:style-name="ce84">
            <text:p>Customer Service</text:p>
          </table:table-cell>
          <table:table-cell table:style-name="ce86"/>
          <table:table-cell table:style-name="ce84"/>
          <table:table-cell table:style-name="ce107"/>
          <table:table-cell office:value-type="string" table:style-name="ce104">
            <text:p>Essential private and public services</text:p>
          </table:table-cell>
          <table:table-cell table:style-name="ce84"/>
          <table:table-cell table:style-name="ce88"/>
          <table:table-cell office:value-type="string" table:style-name="ce88">
            <text:p>User benefit</text:p>
          </table:table-cell>
          <table:table-cell table:number-columns-repeated="2" table:style-name="ce84"/>
          <table:table-cell office:value-type="float" office:value="3" table:number-columns-spanned="1" table:number-rows-spanned="2" table:style-name="ce401">
            <text:p>3</text:p>
          </table:table-cell>
          <table:table-cell office:value-type="string" table:number-columns-spanned="1" table:number-rows-spanned="2" table:style-name="ce402">
            <text:p>Cleaning</text:p>
          </table:table-cell>
          <table:table-cell office:value-type="string" table:number-columns-spanned="1" table:number-rows-spanned="2" table:style-name="ce402">
            <text:p>Clean the data, correcting mistakes , fixing issues</text:p>
          </table:table-cell>
          <table:table-cell office:value-type="string" table:style-name="ce245">
            <text:p>Data Cleaning​</text:p>
          </table:table-cell>
          <table:table-cell table:number-columns-repeated="3" table:style-name="ce84"/>
          <table:table-cell office:value-type="string" table:style-name="ce146">
            <text:p>Data privacy</text:p>
          </table:table-cell>
          <table:table-cell office:value-type="string" table:style-name="ce270">
            <text:p>Describe the data safeguards for the fundamental rights and freedoms of natural persons in the form of privacy</text:p>
            <text:p>measures (e.g. data pseudonymisation, encryption, anonymisation, aggregation)</text:p>
          </table:table-cell>
          <table:table-cell office:value-type="string" table:style-name="ce140">
            <text:p>Architecture</text:p>
          </table:table-cell>
          <table:table-cell office:value-type="string" table:style-name="ce265">
            <text:p>Description of the AI architecture, including the type of algorithm/model, the processing steps, software</text:p>
            <text:p>components involved and how they integrate, and computational resources used across different steps, e.g.</text:p>
            <text:p>training, testing, validation and operation.</text:p>
          </table:table-cell>
          <table:table-cell table:number-columns-repeated="16297" table:style-name="ce84"/>
        </table:table-row>
        <table:table-row table:style-name="ro5">
          <table:table-cell office:value-type="string" table:style-name="ce65">
            <text:p>Bulgaria</text:p>
          </table:table-cell>
          <table:table-cell table:style-name="ce84"/>
          <table:table-cell office:value-type="string" table:style-name="ce67">
            <text:p>BE213</text:p>
          </table:table-cell>
          <table:table-cell office:value-type="string" table:style-name="ce68">
            <text:p>Recreation, culture and religion</text:p>
          </table:table-cell>
          <table:table-cell office:value-type="string" table:style-name="ce112">
            <text:p>Military defence.</text:p>
          </table:table-cell>
          <table:table-cell table:number-columns-repeated="2" table:style-name="ce84"/>
          <table:table-cell office:value-type="string" table:style-name="ce231">
            <text:p>Computer vision</text:p>
          </table:table-cell>
          <table:table-cell office:value-type="string" table:style-name="ce240">
            <text:p>action recognition;</text:p>
            <text:p>object recognition;</text:p>
            <text:p>face recognition;</text:p>
            <text:p>recognition technology;</text:p>
            <text:p>gesture recognition;</text:p>
            <text:p>sensor network;</text:p>
            <text:p>image processing;</text:p>
            <text:p>visual search;</text:p>
            <text:p>image retrieval;</text:p>
          </table:table-cell>
          <table:table-cell office:value-type="string" table:style-name="ce238">
            <text:p>information theory<text:s/></text:p>
          </table:table-cell>
          <table:table-cell office:value-type="string" table:style-name="ce221">
            <text:p>Predictive Analytics, Simulation and Data Visualisation</text:p>
          </table:table-cell>
          <table:table-cell table:style-name="ce105"/>
          <table:table-cell office:value-type="string" table:style-name="ce70">
            <text:p>A9-Personal protective equipments</text:p>
          </table:table-cell>
          <table:table-cell table:style-name="ce84"/>
          <table:table-cell office:value-type="string" table:style-name="ce190">
            <text:p>5c-Services&amp;Benefits-dispatchingpriority_tonp</text:p>
          </table:table-cell>
          <table:table-cell office:value-type="string" table:style-name="ce70">
            <text:p>17-Tourism</text:p>
          </table:table-cell>
          <table:table-cell table:number-columns-repeated="3" table:style-name="ce105"/>
          <table:table-cell office:value-type="string" table:style-name="ce72">
            <text:p>Chatbot</text:p>
          </table:table-cell>
          <table:table-cell table:style-name="ce89"/>
          <table:table-cell office:value-type="string" table:style-name="ce99">
            <text:p>Disintermediation and decentralised networks</text:p>
          </table:table-cell>
          <table:table-cell office:value-type="string" table:style-name="ce113">
            <text:p>Improving Cybersecurity<text:s/></text:p>
          </table:table-cell>
          <table:table-cell office:value-type="string" table:style-name="ce76">
            <text:p>Cybersecurity</text:p>
          </table:table-cell>
          <table:table-cell table:style-name="ce119"/>
          <table:table-cell office:value-type="string" table:style-name="ce78">
            <text:p>Performance</text:p>
          </table:table-cell>
          <table:covered-table-cell/>
          <table:covered-table-cell/>
          <table:table-cell office:value-type="string" table:content-validation-name="val28" table:style-name="ce79">
            <text:p>Increased quality of processes and systems</text:p>
          </table:table-cell>
          <table:table-cell table:number-columns-repeated="2" table:style-name="ce102"/>
          <table:table-cell table:number-columns-repeated="9" table:style-name="ce84"/>
          <table:table-cell office:value-type="string" table:style-name="ce207">
            <text:p>Behavioral Interoperability</text:p>
          </table:table-cell>
          <table:table-cell table:style-name="ce84"/>
          <table:table-cell table:style-name="ce111"/>
          <table:table-cell table:style-name="ce102"/>
          <table:table-cell office:value-type="string" table:style-name="ce101">
            <text:p>Payments and tributes</text:p>
          </table:table-cell>
          <table:table-cell table:number-columns-repeated="2" table:style-name="ce102"/>
          <table:table-cell office:value-type="string" table:style-name="ce208">
            <text:p>Subsidiarity and proportionality</text:p>
          </table:table-cell>
          <table:table-cell table:number-columns-repeated="3" table:style-name="ce210"/>
          <table:table-cell table:number-columns-repeated="4" table:style-name="ce102"/>
          <table:table-cell table:number-columns-repeated="4" table:style-name="ce84"/>
          <table:table-cell office:value-type="string" table:content-validation-name="val28" table:style-name="ce75">
            <text:p>Taxation</text:p>
          </table:table-cell>
          <table:table-cell table:style-name="ce84"/>
          <table:table-cell table:style-name="ce85"/>
          <table:table-cell table:style-name="ce84"/>
          <table:table-cell office:value-type="string" table:style-name="ce120">
            <text:p>BC Process</text:p>
          </table:table-cell>
          <table:table-cell table:number-columns-repeated="2" table:style-name="ce84"/>
          <table:table-cell office:value-type="string" table:style-name="ce84">
            <text:p>Programmability<text:s/></text:p>
          </table:table-cell>
          <table:table-cell table:style-name="ce86"/>
          <table:table-cell table:style-name="ce84"/>
          <table:table-cell table:style-name="ce107"/>
          <table:table-cell office:value-type="string" table:style-name="ce104">
            <text:p>Law enforcement that may interfere with people’s fundamental rights</text:p>
          </table:table-cell>
          <table:table-cell table:style-name="ce84"/>
          <table:table-cell table:style-name="ce88"/>
          <table:table-cell office:value-type="string" table:style-name="ce88">
            <text:p>Societal acceptance</text:p>
          </table:table-cell>
          <table:table-cell table:number-columns-repeated="2" table:style-name="ce84"/>
          <table:covered-table-cell/>
          <table:covered-table-cell/>
          <table:covered-table-cell/>
          <table:table-cell office:value-type="string" table:style-name="ce246">
            <text:p>Grammar Correction</text:p>
          </table:table-cell>
          <table:table-cell table:number-columns-repeated="5" table:style-name="ce84"/>
          <table:table-cell office:value-type="string" table:style-name="ce140">
            <text:p>Development</text:p>
          </table:table-cell>
          <table:table-cell office:value-type="string" table:style-name="ce265">
            <text:p>Detailed description of the methods and processes used for AI system development, including the components</text:p>
            <text:p>utilized such as pre-trained models or tools</text:p>
          </table:table-cell>
          <table:table-cell table:number-columns-repeated="16297" table:style-name="ce84"/>
        </table:table-row>
        <table:table-row table:style-name="ro5">
          <table:table-cell office:value-type="string" table:style-name="ce65">
            <text:p>Croatia</text:p>
          </table:table-cell>
          <table:table-cell table:style-name="ce84"/>
          <table:table-cell office:value-type="string" table:style-name="ce67">
            <text:p>BE22</text:p>
          </table:table-cell>
          <table:table-cell office:value-type="string" table:style-name="ce68">
            <text:p>Social protection</text:p>
          </table:table-cell>
          <table:table-cell office:value-type="string" table:style-name="ce112">
            <text:p>Civil defence.</text:p>
          </table:table-cell>
          <table:table-cell table:number-columns-repeated="2" table:style-name="ce84"/>
          <table:table-cell office:value-type="string" table:style-name="ce227">
            <text:p>Audio processing</text:p>
          </table:table-cell>
          <table:table-cell office:value-type="string" table:style-name="ce228">
            <text:p>computational auditory scene analysis;</text:p>
            <text:p>sound synthesis;</text:p>
            <text:p>music information retrieval;</text:p>
            <text:p>speaker identification;</text:p>
            <text:p>sound description;</text:p>
            <text:p>speech processing;</text:p>
            <text:p>sound event recognition;</text:p>
            <text:p>speech recognition;</text:p>
            <text:p>sound source separation;</text:p>
            <text:p>speech synthesis;</text:p>
          </table:table-cell>
          <table:table-cell office:value-type="string" table:style-name="ce238">
            <text:p>knowledge representation &amp; reasoning</text:p>
          </table:table-cell>
          <table:table-cell office:value-type="string" table:style-name="ce221">
            <text:p>Security Analytics and Threat Intelligence</text:p>
          </table:table-cell>
          <table:table-cell table:style-name="ce105"/>
          <table:table-cell office:value-type="string" table:style-name="ce70">
            <text:p>A10-Appliances burning gaseous fuels</text:p>
          </table:table-cell>
          <table:table-cell table:style-name="ce84"/>
          <table:table-cell office:value-type="string" table:style-name="ce190">
            <text:p>6a-LawEnforcement-riskassess_np</text:p>
          </table:table-cell>
          <table:table-cell office:value-type="string" table:style-name="ce70">
            <text:p>18-Industry&amp;Logistics</text:p>
          </table:table-cell>
          <table:table-cell table:number-columns-repeated="3" table:style-name="ce105"/>
          <table:table-cell office:value-type="string" table:style-name="ce72">
            <text:p>Image Recognition</text:p>
          </table:table-cell>
          <table:table-cell office:value-type="string" table:style-name="ce89">
            <text:p>Enforcement</text:p>
          </table:table-cell>
          <table:table-cell office:value-type="string" table:style-name="ce74">
            <text:p>Enforcement</text:p>
          </table:table-cell>
          <table:table-cell office:value-type="string" table:style-name="ce70">
            <text:p>Predictive enforcement processes</text:p>
          </table:table-cell>
          <table:table-cell office:value-type="string" table:style-name="ce76">
            <text:p>Immigration</text:p>
          </table:table-cell>
          <table:table-cell table:style-name="ce93"/>
          <table:table-cell office:value-type="string" table:style-name="ce121">
            <text:p>Forecast</text:p>
          </table:table-cell>
          <table:covered-table-cell/>
          <table:covered-table-cell/>
          <table:table-cell office:value-type="string" table:content-validation-name="val28" table:style-name="ce114">
            <text:p>Better collaboration and better communication</text:p>
          </table:table-cell>
          <table:table-cell table:number-columns-repeated="2" table:style-name="ce102"/>
          <table:table-cell table:number-columns-repeated="9" table:style-name="ce84"/>
          <table:table-cell office:value-type="string" table:style-name="ce207">
            <text:p>Structural Interoperability</text:p>
          </table:table-cell>
          <table:table-cell table:style-name="ce84"/>
          <table:table-cell table:style-name="ce111"/>
          <table:table-cell table:style-name="ce102"/>
          <table:table-cell office:value-type="string" table:style-name="ce101">
            <text:p>Property management</text:p>
          </table:table-cell>
          <table:table-cell table:number-columns-repeated="2" table:style-name="ce102"/>
          <table:table-cell office:value-type="string" table:style-name="ce208">
            <text:p>Technology Neutrality and Data Portability</text:p>
          </table:table-cell>
          <table:table-cell table:number-columns-repeated="3" table:style-name="ce210"/>
          <table:table-cell table:number-columns-repeated="4" table:style-name="ce102"/>
          <table:table-cell table:number-columns-repeated="4" table:style-name="ce84"/>
          <table:table-cell office:value-type="string" table:content-validation-name="val28" table:style-name="ce75">
            <text:p>Waste management</text:p>
          </table:table-cell>
          <table:table-cell table:style-name="ce84"/>
          <table:table-cell table:style-name="ce85"/>
          <table:table-cell table:style-name="ce84"/>
          <table:table-cell office:value-type="string" table:style-name="ce84">
            <text:p>Cross-process</text:p>
          </table:table-cell>
          <table:table-cell table:number-columns-repeated="3" table:style-name="ce84"/>
          <table:table-cell table:style-name="ce86"/>
          <table:table-cell table:style-name="ce84"/>
          <table:table-cell table:style-name="ce107"/>
          <table:table-cell office:value-type="string" table:style-name="ce104">
            <text:p>Migration, asylum and border control management</text:p>
          </table:table-cell>
          <table:table-cell table:style-name="ce84"/>
          <table:table-cell table:style-name="ce88"/>
          <table:table-cell office:value-type="string" table:style-name="ce88">
            <text:p>Regulatory and compliance</text:p>
          </table:table-cell>
          <table:table-cell table:number-columns-repeated="2" table:style-name="ce84"/>
          <table:table-cell office:value-type="float" office:value="4" table:number-columns-spanned="1" table:number-rows-spanned="4" table:style-name="ce401">
            <text:p>4</text:p>
          </table:table-cell>
          <table:table-cell office:value-type="string" table:number-columns-spanned="1" table:number-rows-spanned="4" table:style-name="ce401">
            <text:p>Translation​</text:p>
          </table:table-cell>
          <table:table-cell office:value-type="string" table:number-columns-spanned="1" table:number-rows-spanned="4" table:style-name="ce402">
            <text:p>Translate complex language: natural language, source code, data query language​</text:p>
          </table:table-cell>
          <table:table-cell office:value-type="string" table:style-name="ce245">
            <text:p>NL language Translation​</text:p>
          </table:table-cell>
          <table:table-cell table:number-columns-repeated="5" table:style-name="ce84"/>
          <table:table-cell office:value-type="string" table:style-name="ce140">
            <text:p>Training</text:p>
          </table:table-cell>
          <table:table-cell office:value-type="string" table:style-name="ce265">
            <text:p>Describe how the AI system was trained, including an explanation of optimisation targets and objective functions</text:p>
            <text:p>with the relevant parameters and trade-offs involved, the training techniques employed, and any relevant</text:p>
            <text:p>assumption or choices</text:p>
          </table:table-cell>
          <table:table-cell table:number-columns-repeated="16297" table:style-name="ce84"/>
        </table:table-row>
        <table:table-row table:style-name="ro5">
          <table:table-cell office:value-type="string" table:style-name="ce65">
            <text:p>Cyprus</text:p>
          </table:table-cell>
          <table:table-cell table:style-name="ce84"/>
          <table:table-cell office:value-type="string" table:style-name="ce83">
            <text:p>BE223</text:p>
          </table:table-cell>
          <table:table-cell table:style-name="ce84"/>
          <table:table-cell office:value-type="string" table:style-name="ce112">
            <text:p>Foreign military aid.</text:p>
          </table:table-cell>
          <table:table-cell table:number-columns-repeated="2" table:style-name="ce84"/>
          <table:table-cell office:value-type="string" table:style-name="ce235">
            <text:p>Multi-agent systems</text:p>
          </table:table-cell>
          <table:table-cell office:value-type="string" table:style-name="ce241">
            <text:p>agent-based modelling;</text:p>
            <text:p>negotiation algorithm;</text:p>
            <text:p>agreement technologies;</text:p>
            <text:p>network intelligence;</text:p>
            <text:p>computational economics;</text:p>
            <text:p>q-learning;</text:p>
            <text:p>game theory;</text:p>
            <text:p>swarm intelligence;</text:p>
            <text:p>intelligent agent;</text:p>
          </table:table-cell>
          <table:table-cell office:value-type="string" table:style-name="ce238">
            <text:p>latent variable models</text:p>
          </table:table-cell>
          <table:table-cell table:style-name="ce221"/>
          <table:table-cell table:style-name="ce105"/>
          <table:table-cell office:value-type="string" table:style-name="ce70">
            <text:p>A11-Medical devices, Reg. (EU) 2017/745</text:p>
          </table:table-cell>
          <table:table-cell table:style-name="ce84"/>
          <table:table-cell office:value-type="string" table:style-name="ce190">
            <text:p>6b-LawEnforcement-polygraphs-emotional</text:p>
          </table:table-cell>
          <table:table-cell office:value-type="string" table:style-name="ce70">
            <text:p>19-Politics</text:p>
          </table:table-cell>
          <table:table-cell table:number-columns-repeated="3" table:style-name="ce105"/>
          <table:table-cell office:value-type="string" table:style-name="ce72">
            <text:p>Text Detection</text:p>
          </table:table-cell>
          <table:table-cell table:style-name="ce89"/>
          <table:table-cell office:value-type="string" table:style-name="ce74">
            <text:p>Financial support</text:p>
          </table:table-cell>
          <table:table-cell office:value-type="string" table:style-name="ce70">
            <text:p>Supporting inspection processes</text:p>
          </table:table-cell>
          <table:table-cell office:value-type="string" table:style-name="ce76">
            <text:p>Virtual currencies</text:p>
          </table:table-cell>
          <table:table-cell office:value-type="string" table:style-name="ce100">
            <text:p>Forecast</text:p>
          </table:table-cell>
          <table:table-cell office:value-type="string" table:style-name="ce78">
            <text:p>Security</text:p>
          </table:table-cell>
          <table:covered-table-cell/>
          <table:covered-table-cell/>
          <table:table-cell office:value-type="string" table:content-validation-name="val28" table:style-name="ce122">
            <text:p>Reduced or eliminate the risk of corruption and abuse of the law by public servants</text:p>
          </table:table-cell>
          <table:table-cell table:style-name="ce84"/>
          <table:table-cell table:style-name="ce102"/>
          <table:table-cell table:number-columns-repeated="11" table:style-name="ce84"/>
          <table:table-cell table:style-name="ce111"/>
          <table:table-cell table:style-name="ce102"/>
          <table:table-cell office:value-type="string" table:style-name="ce101">
            <text:p>Others</text:p>
          </table:table-cell>
          <table:table-cell table:number-columns-repeated="2" table:style-name="ce102"/>
          <table:table-cell office:value-type="string" table:style-name="ce208">
            <text:p>Transparency</text:p>
          </table:table-cell>
          <table:table-cell table:number-columns-repeated="3" table:style-name="ce210"/>
          <table:table-cell table:number-columns-repeated="4" table:style-name="ce102"/>
          <table:table-cell table:number-columns-repeated="4" table:style-name="ce84"/>
          <table:table-cell office:value-type="string" table:content-validation-name="val28" table:style-name="ce75">
            <text:p>Executive</text:p>
          </table:table-cell>
          <table:table-cell table:style-name="ce84"/>
          <table:table-cell table:style-name="ce85"/>
          <table:table-cell table:number-columns-repeated="5" table:style-name="ce84"/>
          <table:table-cell table:style-name="ce86"/>
          <table:table-cell table:style-name="ce84"/>
          <table:table-cell table:style-name="ce123"/>
          <table:table-cell office:value-type="string" table:style-name="ce104">
            <text:p>Administration of justice and democratic processes<text:s/></text:p>
          </table:table-cell>
          <table:table-cell table:style-name="ce84"/>
          <table:table-cell table:number-columns-repeated="2" table:style-name="ce88"/>
          <table:table-cell table:number-columns-repeated="2" table:style-name="ce84"/>
          <table:covered-table-cell/>
          <table:covered-table-cell/>
          <table:covered-table-cell/>
          <table:table-cell office:value-type="string" table:style-name="ce247">
            <text:p>Source code translation​</text:p>
          </table:table-cell>
          <table:table-cell table:number-columns-repeated="5" table:style-name="ce84"/>
          <table:table-cell office:value-type="string" table:style-name="ce140">
            <text:p>Accuracy</text:p>
          </table:table-cell>
          <table:table-cell office:value-type="string" table:style-name="ce265">
            <text:p>eport the level of accuracy achieved and which can be expected, including on the specific persons or groups</text:p>
            <text:p>targeted by the system.</text:p>
          </table:table-cell>
          <table:table-cell table:number-columns-repeated="16297" table:style-name="ce84"/>
        </table:table-row>
        <table:table-row table:style-name="ro5">
          <table:table-cell office:value-type="string" table:style-name="ce65">
            <text:p>Czech Republic</text:p>
          </table:table-cell>
          <table:table-cell table:style-name="ce84"/>
          <table:table-cell office:value-type="string" table:style-name="ce83">
            <text:p>BE224</text:p>
          </table:table-cell>
          <table:table-cell table:style-name="ce84"/>
          <table:table-cell office:value-type="string" table:style-name="ce112">
            <text:p>R&amp;D defence.</text:p>
          </table:table-cell>
          <table:table-cell table:number-columns-repeated="2" table:style-name="ce84"/>
          <table:table-cell office:value-type="string" table:style-name="ce70">
            <text:p>Robotics and Automation</text:p>
          </table:table-cell>
          <table:table-cell office:value-type="string" table:style-name="ce220">
            <text:p>cognitive system;</text:p>
            <text:p>robot system;</text:p>
            <text:p>control theory;</text:p>
            <text:p>service robot;</text:p>
            <text:p>human-ai interaction;</text:p>
            <text:p>social robot;</text:p>
            <text:p>industrial robot;</text:p>
          </table:table-cell>
          <table:table-cell office:value-type="string" table:style-name="ce238">
            <text:p>semantic web</text:p>
          </table:table-cell>
          <table:table-cell table:number-columns-repeated="2" table:style-name="ce84"/>
          <table:table-cell office:value-type="string" table:style-name="ce70">
            <text:p>A12-Vitro diagnostic medical devices, Reg- (EU) 2017/746</text:p>
          </table:table-cell>
          <table:table-cell table:style-name="ce84"/>
          <table:table-cell office:value-type="string" table:style-name="ce190">
            <text:p>6c-LawEnforcement-deepfakesdetect</text:p>
          </table:table-cell>
          <table:table-cell table:style-name="ce124"/>
          <table:table-cell table:number-columns-repeated="3" table:style-name="ce84"/>
          <table:table-cell office:value-type="string" table:style-name="ce72">
            <text:p>Pattern Recognition</text:p>
          </table:table-cell>
          <table:table-cell table:style-name="ce89"/>
          <table:table-cell office:value-type="string" table:style-name="ce125">
            <text:p>Forecasting and prediction</text:p>
          </table:table-cell>
          <table:table-cell office:value-type="string" table:style-name="ce70">
            <text:p>Smart Recognition processes</text:p>
          </table:table-cell>
          <table:table-cell office:value-type="string" table:style-name="ce76">
            <text:p>Auditing and logging</text:p>
          </table:table-cell>
          <table:table-cell table:style-name="ce93"/>
          <table:table-cell office:value-type="string" table:style-name="ce126">
            <text:p>Safety</text:p>
          </table:table-cell>
          <table:covered-table-cell/>
          <table:covered-table-cell/>
          <table:table-cell office:value-type="string" table:content-validation-name="val28" table:style-name="ce127">
            <text:p>Enabled greater fairness, honesty, equality</text:p>
          </table:table-cell>
          <table:table-cell table:number-columns-repeated="12" table:style-name="ce84"/>
          <table:table-cell table:style-name="ce128"/>
          <table:table-cell table:style-name="ce129"/>
          <table:table-cell table:style-name="ce128"/>
          <table:table-cell table:number-columns-repeated="3" table:style-name="ce84"/>
          <table:table-cell office:value-type="string" table:style-name="ce208">
            <text:p>User-centricity</text:p>
          </table:table-cell>
          <table:table-cell table:number-columns-repeated="3" table:style-name="ce210"/>
          <table:table-cell table:number-columns-repeated="7" table:style-name="ce84"/>
          <table:table-cell office:value-type="string" table:style-name="ce84">
            <text:p>Structuring</text:p>
            <text:p>Transform</text:p>
          </table:table-cell>
          <table:table-cell office:value-type="string" table:content-validation-name="val28" table:style-name="ce75">
            <text:p>Law enforcement</text:p>
          </table:table-cell>
          <table:table-cell table:style-name="ce84"/>
          <table:table-cell table:style-name="ce85"/>
          <table:table-cell table:style-name="ce84"/>
          <table:table-cell office:value-type="string" table:style-name="ce84">
            <text:p>Data &amp; Document Mangement</text:p>
          </table:table-cell>
          <table:table-cell table:number-columns-repeated="3" table:style-name="ce84"/>
          <table:table-cell table:style-name="ce86"/>
          <table:table-cell table:style-name="ce84"/>
          <table:table-cell office:value-type="string" table:style-name="ce130">
            <text:p>Limited risk</text:p>
          </table:table-cell>
          <table:table-cell table:style-name="ce88"/>
          <table:table-cell table:style-name="ce84"/>
          <table:table-cell table:style-name="ce88"/>
          <table:table-cell office:value-type="string" table:style-name="ce88">
            <text:p>Owner benefit</text:p>
          </table:table-cell>
          <table:table-cell table:number-columns-repeated="2" table:style-name="ce84"/>
          <table:covered-table-cell/>
          <table:covered-table-cell/>
          <table:covered-table-cell/>
          <table:table-cell office:value-type="string" table:style-name="ce247">
            <text:p>Movie subtitling/translation</text:p>
          </table:table-cell>
          <table:table-cell table:number-columns-repeated="5" table:style-name="ce84"/>
          <table:table-cell office:value-type="string" table:style-name="ce140">
            <text:p>Robustness</text:p>
          </table:table-cell>
          <table:table-cell office:value-type="string" table:style-name="ce265">
            <text:p>Include a description of situations and circumstances under which the performance of the system may be</text:p>
            <text:p>impacted or impaired, and any potential source of errors, faults or inconsistencies</text:p>
          </table:table-cell>
          <table:table-cell table:number-columns-repeated="16297" table:style-name="ce84"/>
        </table:table-row>
        <table:table-row table:style-name="ro5">
          <table:table-cell office:value-type="string" table:style-name="ce65">
            <text:p>Denmark</text:p>
          </table:table-cell>
          <table:table-cell table:style-name="ce84"/>
          <table:table-cell office:value-type="string" table:style-name="ce83">
            <text:p>BE225</text:p>
          </table:table-cell>
          <table:table-cell table:style-name="ce84"/>
          <table:table-cell office:value-type="string" table:style-name="ce112">
            <text:p>Defence n.e.c.</text:p>
          </table:table-cell>
          <table:table-cell table:number-columns-repeated="2" table:style-name="ce84"/>
          <table:table-cell office:value-type="string" table:style-name="ce236">
            <text:p>Connected and Automated vehicles</text:p>
          </table:table-cell>
          <table:table-cell office:value-type="string" table:style-name="ce241">
            <text:p>autonomous driving;</text:p>
            <text:p>self-driving car;</text:p>
            <text:p>autonomous system;</text:p>
            <text:p>unmanned vehicle;</text:p>
            <text:p>autonomous vehicle;</text:p>
          </table:table-cell>
          <table:table-cell office:value-type="string" table:style-name="ce239">
            <text:p>uncertainty in artificial intelligence</text:p>
          </table:table-cell>
          <table:table-cell table:number-columns-repeated="2" table:style-name="ce84"/>
          <table:table-cell office:value-type="string" table:style-name="ce70">
            <text:p>B1-Civil Aviation No 300/2008</text:p>
          </table:table-cell>
          <table:table-cell table:style-name="ce84"/>
          <table:table-cell office:value-type="string" table:style-name="ce190">
            <text:p>6d-LawEnforcement-reliabilityevidence</text:p>
          </table:table-cell>
          <table:table-cell table:style-name="ce131"/>
          <table:table-cell table:number-columns-repeated="3" table:style-name="ce84"/>
          <table:table-cell office:value-type="string" table:style-name="ce72">
            <text:p>Voice Recognition</text:p>
          </table:table-cell>
          <table:table-cell table:style-name="ce132"/>
          <table:table-cell office:value-type="string" table:style-name="ce74">
            <text:p>Governance and Voting</text:p>
          </table:table-cell>
          <table:table-cell office:value-type="string" table:style-name="ce70">
            <text:p>Registration and data notarisation processes</text:p>
          </table:table-cell>
          <table:table-cell office:value-type="string" table:style-name="ce76">
            <text:p>Smart city</text:p>
          </table:table-cell>
          <table:table-cell table:style-name="ce77"/>
          <table:table-cell office:value-type="string" table:style-name="ce133">
            <text:p>Automation</text:p>
          </table:table-cell>
          <table:covered-table-cell/>
          <table:table-cell office:value-type="string" table:number-columns-spanned="1" table:number-rows-spanned="3" table:style-name="ce405">
            <text:p>Open government capabilities</text:p>
          </table:table-cell>
          <table:table-cell office:value-type="string" table:content-validation-name="val28" table:style-name="ce114">
            <text:p>Increased transparency of public sector operations</text:p>
          </table:table-cell>
          <table:table-cell table:number-columns-repeated="13" table:style-name="ce84"/>
          <table:table-cell table:style-name="ce129"/>
          <table:table-cell table:number-columns-repeated="15" table:style-name="ce84"/>
          <table:table-cell office:value-type="string" table:style-name="ce84">
            <text:p>Digitising</text:p>
            <text:p>Automate</text:p>
          </table:table-cell>
          <table:table-cell office:value-type="string" table:content-validation-name="val28" table:style-name="ce75">
            <text:p>Information &amp; advice</text:p>
          </table:table-cell>
          <table:table-cell table:style-name="ce84"/>
          <table:table-cell table:style-name="ce85"/>
          <table:table-cell table:style-name="ce84"/>
          <table:table-cell office:value-type="string" table:style-name="ce84">
            <text:p>o.w. Academic certificate and records</text:p>
          </table:table-cell>
          <table:table-cell table:style-name="ce84"/>
          <table:table-cell office:value-type="string" table:style-name="ce120">
            <text:p>Organization Name</text:p>
          </table:table-cell>
          <table:table-cell office:value-type="string" table:style-name="ce120">
            <text:p>AI Type</text:p>
          </table:table-cell>
          <table:table-cell office:value-type="string" table:style-name="ce134">
            <text:p>Other Type</text:p>
          </table:table-cell>
          <table:table-cell table:style-name="ce84"/>
          <table:table-cell table:style-name="ce88"/>
          <table:table-cell office:value-type="string" table:style-name="ce88">
            <text:p>AI systems with specific transparency obligations</text:p>
          </table:table-cell>
          <table:table-cell table:style-name="ce84"/>
          <table:table-cell table:number-columns-repeated="2" table:style-name="ce88"/>
          <table:table-cell table:number-columns-repeated="2" table:style-name="ce84"/>
          <table:covered-table-cell/>
          <table:covered-table-cell/>
          <table:covered-table-cell/>
          <table:table-cell table:style-name="ce247"/>
          <table:table-cell table:number-columns-repeated="5" table:style-name="ce84"/>
          <table:table-cell table:style-name="ce100"/>
          <table:table-cell office:value-type="string" table:style-name="ce266">
            <text:p>Furthermore, describe the specific robustness and resilience measures adopted, whether by design in the algorithm</text:p>
            <text:p>or system, or through fail-safe or redundancy</text:p>
          </table:table-cell>
          <table:table-cell table:number-columns-repeated="16297" table:style-name="ce84"/>
        </table:table-row>
        <table:table-row table:style-name="ro5">
          <table:table-cell office:value-type="string" table:style-name="ce65">
            <text:p>Estonia</text:p>
          </table:table-cell>
          <table:table-cell table:style-name="ce84"/>
          <table:table-cell office:value-type="string" table:style-name="ce83">
            <text:p>BE23</text:p>
          </table:table-cell>
          <table:table-cell table:style-name="ce84"/>
          <table:table-cell office:value-type="string" table:style-name="ce112">
            <text:p>Police Services</text:p>
          </table:table-cell>
          <table:table-cell table:number-columns-repeated="2" table:style-name="ce84"/>
          <table:table-cell office:value-type="string" table:style-name="ce70">
            <text:p>AI Services</text:p>
          </table:table-cell>
          <table:table-cell office:value-type="string" table:style-name="ce220">
            <text:p>ai application;</text:p>
            <text:p>intelligence software;</text:p>
            <text:p>ai benchmark;</text:p>
            <text:p>intelligent control;</text:p>
            <text:p>ai competition;</text:p>
            <text:p>intelligent control system;</text:p>
            <text:p>ai software toolkit;</text:p>
            <text:p>intelligent hardware development;</text:p>
            <text:p>analytics platform;</text:p>
            <text:p>intelligent software development;</text:p>
            <text:p>big data;</text:p>
            <text:p>intelligent user interface;</text:p>
            <text:p>business intelligence;</text:p>
            <text:p>internet of things;</text:p>
            <text:p>central processing unit;</text:p>
            <text:p>machine learning framework;</text:p>
            <text:p>computational creativity;</text:p>
            <text:p>machine learning library;</text:p>
            <text:p>computational neuroscience;</text:p>
            <text:p>machine learning platform;</text:p>
            <text:p>data analytics;</text:p>
            <text:p>personal assistant;</text:p>
            <text:p>decision analytics;</text:p>
            <text:p>platform as a service;</text:p>
            <text:p>decision support;</text:p>
            <text:p>tensor processing unit;</text:p>
            <text:p>distributed computing;</text:p>
            <text:p>virtual environment;</text:p>
            <text:p>virtual reality;</text:p>
          </table:table-cell>
          <table:table-cell office:value-type="string" table:style-name="ce218">
            <text:p>Bayesian optimisation</text:p>
          </table:table-cell>
          <table:table-cell table:number-columns-repeated="2" table:style-name="ce84"/>
          <table:table-cell office:value-type="string" table:style-name="ce70">
            <text:p>B2-2/3 wheels vehicles No 168/2013</text:p>
          </table:table-cell>
          <table:table-cell table:style-name="ce84"/>
          <table:table-cell office:value-type="string" table:style-name="ce190">
            <text:p>6e-LawEnforcement-predictcrime</text:p>
          </table:table-cell>
          <table:table-cell table:style-name="ce131"/>
          <table:table-cell table:number-columns-repeated="3" table:style-name="ce84"/>
          <table:table-cell office:value-type="string" table:style-name="ce72">
            <text:p>Sentiment Analysis</text:p>
          </table:table-cell>
          <table:table-cell table:style-name="ce89"/>
          <table:table-cell office:value-type="string" table:style-name="ce74">
            <text:p>Immigration</text:p>
          </table:table-cell>
          <table:table-cell office:value-type="string" table:style-name="ce70">
            <text:p>Procurement management</text:p>
          </table:table-cell>
          <table:table-cell office:value-type="string" table:style-name="ce76">
            <text:p>Data access and reuse</text:p>
          </table:table-cell>
          <table:table-cell office:value-type="string" table:style-name="ce100">
            <text:p>Personalization</text:p>
          </table:table-cell>
          <table:table-cell office:value-type="string" table:style-name="ce78">
            <text:p>Personalization</text:p>
          </table:table-cell>
          <table:covered-table-cell/>
          <table:covered-table-cell/>
          <table:table-cell office:value-type="string" table:content-validation-name="val28" table:style-name="ce114">
            <text:p>Increased public participation in government actions and policy making</text:p>
          </table:table-cell>
          <table:table-cell table:number-columns-repeated="13" table:style-name="ce84"/>
          <table:table-cell table:style-name="ce129"/>
          <table:table-cell table:number-columns-repeated="4" table:style-name="ce84"/>
          <table:table-cell office:value-type="string" table:style-name="ce18">
            <text:p><text:a xlink:href="https://joinup.ec.europa.eu/collection/nifo-national-interoperability-framework-observatory/solution/eif-toolbox/12-underlying-principles">12 Underlying Principles | Joinup (europa.eu)</text:a></text:p>
          </table:table-cell>
          <table:table-cell table:number-columns-repeated="3" table:style-name="ce18"/>
          <table:table-cell table:number-columns-repeated="7" table:style-name="ce84"/>
          <table:table-cell office:value-type="string" table:style-name="ce84">
            <text:p>Cleaning</text:p>
          </table:table-cell>
          <table:table-cell office:value-type="string" table:content-validation-name="val28" table:style-name="ce75">
            <text:p>Control<text:s text:c="2"/></text:p>
          </table:table-cell>
          <table:table-cell table:style-name="ce84"/>
          <table:table-cell table:style-name="ce85"/>
          <table:table-cell table:style-name="ce84"/>
          <table:table-cell office:value-type="string" table:style-name="ce84">
            <text:p>o.w. Patient record and access</text:p>
          </table:table-cell>
          <table:table-cell table:style-name="ce84"/>
          <table:table-cell office:value-type="string" table:style-name="ce84">
            <text:p>Organization Name</text:p>
          </table:table-cell>
          <table:table-cell office:value-type="string" table:style-name="ce135">
            <text:p>Intelligent RPA</text:p>
          </table:table-cell>
          <table:table-cell office:value-type="string" table:style-name="ce86">
            <text:p>Automation</text:p>
          </table:table-cell>
          <table:table-cell table:style-name="ce84"/>
          <table:table-cell office:value-type="string" table:style-name="ce87">
            <text:p>Minimal risk</text:p>
          </table:table-cell>
          <table:table-cell table:style-name="ce88"/>
          <table:table-cell table:style-name="ce84"/>
          <table:table-cell table:style-name="ce88"/>
          <table:table-cell office:value-type="string" table:style-name="ce87">
            <text:p>Type of Explainabilty</text:p>
          </table:table-cell>
          <table:table-cell table:number-columns-repeated="2" table:style-name="ce84"/>
          <table:table-cell office:value-type="float" office:value="5" table:number-columns-spanned="1" table:number-rows-spanned="3" table:style-name="ce401">
            <text:p>5</text:p>
          </table:table-cell>
          <table:table-cell office:value-type="string" table:number-columns-spanned="1" table:number-rows-spanned="3" table:style-name="ce401">
            <text:p>Classification</text:p>
          </table:table-cell>
          <table:table-cell office:value-type="string" table:number-columns-spanned="1" table:number-rows-spanned="3" table:style-name="ce399">
            <text:p>Automatically classify different <text:s/>kind of data​</text:p>
            <text:p>Detect data structure/pattern in <text:s/>data​</text:p>
          </table:table-cell>
          <table:table-cell office:value-type="string" table:style-name="ce248">
            <text:p>Document Classification​</text:p>
          </table:table-cell>
          <table:table-cell table:number-columns-repeated="5" table:style-name="ce84"/>
          <table:table-cell office:value-type="string" table:style-name="ce140">
            <text:p>Cybersecurity</text:p>
          </table:table-cell>
          <table:table-cell office:value-type="string" table:style-name="ce265">
            <text:p>Document measures adopted to ensure the cybersecurity of the AI model and/or system against specific threats</text:p>
            <text:p>such as adversarial attacks or data poisoning, including evaluation results and metrics</text:p>
          </table:table-cell>
          <table:table-cell table:number-columns-repeated="16297" table:style-name="ce84"/>
        </table:table-row>
        <table:table-row table:style-name="ro5">
          <table:table-cell office:value-type="string" table:style-name="ce65">
            <text:p>European Union</text:p>
          </table:table-cell>
          <table:table-cell table:style-name="ce84"/>
          <table:table-cell office:value-type="string" table:style-name="ce83">
            <text:p>BE231</text:p>
          </table:table-cell>
          <table:table-cell table:style-name="ce84"/>
          <table:table-cell office:value-type="string" table:style-name="ce112">
            <text:p>Fire-protection services<text:s/></text:p>
          </table:table-cell>
          <table:table-cell table:number-columns-repeated="2" table:style-name="ce84"/>
          <table:table-cell office:value-type="string" table:style-name="ce236">
            <text:p>AI Ethics</text:p>
          </table:table-cell>
          <table:table-cell office:value-type="string" table:style-name="ce241">
            <text:p>accountability;</text:p>
            <text:p>safety;</text:p>
            <text:p>explainability;</text:p>
            <text:p>security;</text:p>
            <text:p>fairness;</text:p>
            <text:p>transparency;</text:p>
            <text:p>privacy;</text:p>
          </table:table-cell>
          <table:table-cell office:value-type="string" table:style-name="ce219">
            <text:p>constraint satisfaction</text:p>
          </table:table-cell>
          <table:table-cell table:number-columns-repeated="2" table:style-name="ce84"/>
          <table:table-cell office:value-type="string" table:style-name="ce70">
            <text:p>B3-Agricultural and forestry<text:s/></text:p>
            <text:p>vehicles No 167/2013</text:p>
          </table:table-cell>
          <table:table-cell table:style-name="ce84"/>
          <table:table-cell office:value-type="string" table:style-name="ce190">
            <text:p>6f-LawEnforcement-profiling_np</text:p>
          </table:table-cell>
          <table:table-cell table:style-name="ce131"/>
          <table:table-cell table:number-columns-repeated="3" table:style-name="ce84"/>
          <table:table-cell office:value-type="string" table:style-name="ce72">
            <text:p>Logistic Regression</text:p>
          </table:table-cell>
          <table:table-cell table:style-name="ce89"/>
          <table:table-cell office:value-type="string" table:style-name="ce74">
            <text:p>Information and planning</text:p>
          </table:table-cell>
          <table:table-cell office:value-type="string" table:style-name="ce70">
            <text:p>Internal primary processes</text:p>
          </table:table-cell>
          <table:table-cell office:value-type="string" table:style-name="ce76">
            <text:p>Business intelligence</text:p>
          </table:table-cell>
          <table:table-cell table:style-name="ce93"/>
          <table:table-cell office:value-type="string" table:style-name="ce78">
            <text:p>Customer Service</text:p>
          </table:table-cell>
          <table:covered-table-cell/>
          <table:covered-table-cell/>
          <table:table-cell office:value-type="string" table:content-validation-name="val28" table:style-name="ce136">
            <text:p>Improved public control and influence on government actions and policies</text:p>
          </table:table-cell>
          <table:table-cell table:number-columns-repeated="13" table:style-name="ce84"/>
          <table:table-cell table:style-name="ce129"/>
          <table:table-cell table:number-columns-repeated="15" table:style-name="ce84"/>
          <table:table-cell office:value-type="string" table:style-name="ce84">
            <text:p>Translation​</text:p>
          </table:table-cell>
          <table:table-cell table:number-columns-repeated="2" table:style-name="ce84"/>
          <table:table-cell table:style-name="ce85"/>
          <table:table-cell table:style-name="ce84"/>
          <table:table-cell office:value-type="string" table:style-name="ce84">
            <text:p>o.w. Others</text:p>
          </table:table-cell>
          <table:table-cell table:style-name="ce84"/>
          <table:table-cell office:value-type="string" table:style-name="ce84">
            <text:p>Startup (if any)</text:p>
          </table:table-cell>
          <table:table-cell office:value-type="string" table:style-name="ce135">
            <text:p>Natural Language Processing</text:p>
          </table:table-cell>
          <table:table-cell office:value-type="string" table:style-name="ce86">
            <text:p>Augmentation</text:p>
          </table:table-cell>
          <table:table-cell table:number-columns-repeated="2" table:style-name="ce84"/>
          <table:table-cell office:value-type="string" table:style-name="ce88">
            <text:p>The proposal allows the free use of applications such as AI-enabled video games or spam filters</text:p>
          </table:table-cell>
          <table:table-cell table:style-name="ce84"/>
          <table:table-cell table:style-name="ce88"/>
          <table:table-cell office:value-type="string" table:style-name="ce88">
            <text:p>Self-Explainable Models</text:p>
          </table:table-cell>
          <table:table-cell table:number-columns-repeated="2" table:style-name="ce84"/>
          <table:covered-table-cell/>
          <table:covered-table-cell/>
          <table:covered-table-cell/>
          <table:table-cell office:value-type="string" table:style-name="ce247">
            <text:p>Data/Text/Token Classification​</text:p>
          </table:table-cell>
          <table:table-cell table:number-columns-repeated="5" table:style-name="ce84"/>
          <table:table-cell office:value-type="string" table:style-name="ce140">
            <text:p>Test</text:p>
          </table:table-cell>
          <table:table-cell office:value-type="string" table:style-name="ce265">
            <text:p>Tetailed testing and verification protocol and test logs showing levels of accuracy, robustness and cybersecurity</text:p>
            <text:p>achieved, including metrics and thresholds defined according to the intended purpose of the system and the</text:p>
            <text:p>identified risks</text:p>
          </table:table-cell>
          <table:table-cell table:number-columns-repeated="16297" table:style-name="ce84"/>
        </table:table-row>
        <table:table-row table:style-name="ro16">
          <table:table-cell office:value-type="string" table:style-name="ce65">
            <text:p>Finland</text:p>
          </table:table-cell>
          <table:table-cell table:style-name="ce84"/>
          <table:table-cell office:value-type="string" table:style-name="ce83">
            <text:p>BE232</text:p>
          </table:table-cell>
          <table:table-cell table:style-name="ce84"/>
          <table:table-cell office:value-type="string" table:style-name="ce112">
            <text:p>Law courts</text:p>
          </table:table-cell>
          <table:table-cell table:number-columns-repeated="2" table:style-name="ce84"/>
          <table:table-cell office:value-type="string" table:style-name="ce70">
            <text:p>Philosophy of AI</text:p>
          </table:table-cell>
          <table:table-cell office:value-type="string" table:style-name="ce220">
            <text:p>artificial general intelligence;</text:p>
            <text:p>weak artificial intelligence;</text:p>
            <text:p>strong artificial intelligence;</text:p>
            <text:p>narrow artificial intelligence;</text:p>
          </table:table-cell>
          <table:table-cell office:value-type="string" table:style-name="ce219">
            <text:p>evolutionary algorithm</text:p>
          </table:table-cell>
          <table:table-cell table:number-columns-repeated="2" table:style-name="ce84"/>
          <table:table-cell office:value-type="string" table:style-name="ce70">
            <text:p>B4-Marine equipment - Dir (EU) 2014/90/EU</text:p>
          </table:table-cell>
          <table:table-cell table:style-name="ce84"/>
          <table:table-cell office:value-type="string" table:style-name="ce190">
            <text:p>6g-LawEnforcement-crime analytics_np</text:p>
          </table:table-cell>
          <table:table-cell table:style-name="ce124"/>
          <table:table-cell table:number-columns-repeated="3" table:style-name="ce84"/>
          <table:table-cell office:value-type="string" table:style-name="ce72">
            <text:p>Automated</text:p>
          </table:table-cell>
          <table:table-cell office:value-type="string" table:style-name="ce89">
            <text:p>Internal management</text:p>
          </table:table-cell>
          <table:table-cell office:value-type="string" table:style-name="ce74">
            <text:p>Internal Procedures and Management</text:p>
          </table:table-cell>
          <table:table-cell office:value-type="string" table:style-name="ce70">
            <text:p>Internal support processes</text:p>
          </table:table-cell>
          <table:table-cell office:value-type="string" table:style-name="ce76">
            <text:p>Data visualisation</text:p>
          </table:table-cell>
          <table:table-cell table:style-name="ce93"/>
          <table:table-cell office:value-type="string" table:style-name="ce137">
            <text:p>Programmability<text:s/></text:p>
          </table:table-cell>
          <table:table-cell table:number-columns-repeated="2" table:style-name="ce138"/>
          <table:table-cell table:content-validation-name="val28" table:style-name="ce138"/>
          <table:table-cell table:number-columns-repeated="13" table:style-name="ce84"/>
          <table:table-cell table:style-name="ce129"/>
          <table:table-cell table:number-columns-repeated="15" table:style-name="ce84"/>
          <table:table-cell office:value-type="string" table:style-name="ce84">
            <text:p>Classification</text:p>
          </table:table-cell>
          <table:table-cell table:number-columns-repeated="2" table:style-name="ce84"/>
          <table:table-cell table:style-name="ce85"/>
          <table:table-cell table:style-name="ce84"/>
          <table:table-cell office:value-type="string" table:style-name="ce84">
            <text:p>E-Voting</text:p>
          </table:table-cell>
          <table:table-cell table:style-name="ce84"/>
          <table:table-cell office:value-type="string" table:style-name="ce84">
            <text:p>Provider (if any)</text:p>
          </table:table-cell>
          <table:table-cell office:value-type="string" table:style-name="ce135">
            <text:p>Computer Vision</text:p>
          </table:table-cell>
          <table:table-cell table:style-name="ce86"/>
          <table:table-cell table:number-columns-repeated="4" table:style-name="ce84"/>
          <table:table-cell table:style-name="ce88"/>
          <table:table-cell office:value-type="string" table:style-name="ce88">
            <text:p>Global Explainable AI Algorithms</text:p>
          </table:table-cell>
          <table:table-cell table:number-columns-repeated="2" table:style-name="ce84"/>
          <table:covered-table-cell/>
          <table:covered-table-cell/>
          <table:covered-table-cell/>
          <table:table-cell office:value-type="string" table:style-name="ce247">
            <text:p>Image/audio Classification</text:p>
          </table:table-cell>
          <table:table-cell table:number-columns-repeated="5" table:style-name="ce84"/>
          <table:table-cell office:value-type="string" table:style-name="ce140">
            <text:p>Changes</text:p>
          </table:table-cell>
          <table:table-cell office:value-type="string" table:style-name="ce265">
            <text:p>Describe any changes that the system may be subjected to after it is placed in the market, e.g. if it continues to</text:p>
            <text:p>learn during operation</text:p>
          </table:table-cell>
          <table:table-cell table:number-columns-repeated="16297" table:style-name="ce84"/>
        </table:table-row>
        <table:table-row table:style-name="ro5">
          <table:table-cell office:value-type="string" table:style-name="ce65">
            <text:p>France</text:p>
          </table:table-cell>
          <table:table-cell table:style-name="ce84"/>
          <table:table-cell office:value-type="string" table:style-name="ce83">
            <text:p>BE233</text:p>
          </table:table-cell>
          <table:table-cell table:style-name="ce84"/>
          <table:table-cell office:value-type="string" table:style-name="ce112">
            <text:p>Prisons.</text:p>
          </table:table-cell>
          <table:table-cell table:number-columns-repeated="2" table:style-name="ce84"/>
          <table:table-cell office:value-type="string" table:style-name="ce236">
            <text:p>Multiple AI techniques</text:p>
          </table:table-cell>
          <table:table-cell table:style-name="ce105"/>
          <table:table-cell office:value-type="string" table:style-name="ce219">
            <text:p>genetic algorithm</text:p>
          </table:table-cell>
          <table:table-cell table:number-columns-repeated="2" table:style-name="ce84"/>
          <table:table-cell office:value-type="string" table:style-name="ce70">
            <text:p>B5- interoperability of the rail system - Dir (EU) 2016/797</text:p>
          </table:table-cell>
          <table:table-cell table:style-name="ce84"/>
          <table:table-cell office:value-type="string" table:style-name="ce190">
            <text:p>7a-Migration-polygraphs-emotional</text:p>
          </table:table-cell>
          <table:table-cell table:style-name="ce124"/>
          <table:table-cell table:number-columns-repeated="3" table:style-name="ce84"/>
          <table:table-cell office:value-type="string" table:style-name="ce72">
            <text:p>Algorithmic Decision</text:p>
          </table:table-cell>
          <table:table-cell table:style-name="ce89"/>
          <table:table-cell office:value-type="string" table:style-name="ce99">
            <text:p>Payments and international Transaction</text:p>
          </table:table-cell>
          <table:table-cell office:value-type="string" table:style-name="ce70">
            <text:p>Internal management processes</text:p>
          </table:table-cell>
          <table:table-cell office:value-type="string" table:style-name="ce139">
            <text:p>Predictive systems</text:p>
          </table:table-cell>
          <table:table-cell table:style-name="ce140"/>
          <table:table-cell office:value-type="string" table:style-name="ce141">
            <text:p>Disintermediation</text:p>
          </table:table-cell>
          <table:table-cell table:number-columns-repeated="2" table:style-name="ce84"/>
          <table:table-cell table:content-validation-name="val28" table:style-name="ce84"/>
          <table:table-cell table:number-columns-repeated="12" table:style-name="ce84"/>
          <table:table-cell office:value-type="string" table:style-name="ce84">
            <text:p>Behavioral Interoperability</text:p>
          </table:table-cell>
          <table:table-cell office:value-type="string" table:style-name="ce129">
            <text:p>Structural Interoperability</text:p>
          </table:table-cell>
          <table:table-cell table:number-columns-repeated="15" table:style-name="ce84"/>
          <table:table-cell office:value-type="string" table:style-name="ce84">
            <text:p>Detection ​</text:p>
          </table:table-cell>
          <table:table-cell table:number-columns-repeated="2" table:style-name="ce84"/>
          <table:table-cell table:style-name="ce85"/>
          <table:table-cell table:style-name="ce84"/>
          <table:table-cell office:value-type="string" table:style-name="ce84">
            <text:p>Procurement</text:p>
          </table:table-cell>
          <table:table-cell table:style-name="ce84"/>
          <table:table-cell office:value-type="string" table:style-name="ce84">
            <text:p>Other actors involved (wildcard)</text:p>
          </table:table-cell>
          <table:table-cell office:value-type="string" table:style-name="ce135">
            <text:p>Intelligent Data Processing</text:p>
          </table:table-cell>
          <table:table-cell table:style-name="ce86"/>
          <table:table-cell table:number-columns-repeated="4" table:style-name="ce84"/>
          <table:table-cell table:style-name="ce88"/>
          <table:table-cell office:value-type="string" table:style-name="ce88">
            <text:p>Per-Decision Explainable AI Algorithms<text:s/></text:p>
          </table:table-cell>
          <table:table-cell table:number-columns-repeated="2" table:style-name="ce84"/>
          <table:table-cell office:value-type="float" office:value="6" table:number-columns-spanned="1" table:number-rows-spanned="3" table:style-name="ce401">
            <text:p>6</text:p>
          </table:table-cell>
          <table:table-cell office:value-type="string" table:number-columns-spanned="1" table:number-rows-spanned="3" table:style-name="ce401">
            <text:p>Detection ​</text:p>
          </table:table-cell>
          <table:table-cell office:value-type="string" table:number-columns-spanned="1" table:number-rows-spanned="3" table:style-name="ce399">
            <text:p>Detect data structure/pattern in digital data/input flows</text:p>
          </table:table-cell>
          <table:table-cell office:value-type="string" table:style-name="ce248">
            <text:p>Object detection (audio/video/voice/etc)​​</text:p>
          </table:table-cell>
          <table:table-cell table:number-columns-repeated="5" table:style-name="ce84"/>
          <table:table-cell table:style-name="ce100"/>
          <table:table-cell office:value-type="string" table:style-name="ce266">
            <text:p>In addition, describe measures in place to maintain performance as those changes take effect, with due</text:p>
            <text:p>consideration to the potential effects of any feedback loops.</text:p>
          </table:table-cell>
          <table:table-cell table:number-columns-repeated="16297" table:style-name="ce84"/>
        </table:table-row>
        <table:table-row table:style-name="ro5">
          <table:table-cell office:value-type="string" table:style-name="ce65">
            <text:p>Georgia</text:p>
          </table:table-cell>
          <table:table-cell table:style-name="ce84"/>
          <table:table-cell office:value-type="string" table:style-name="ce83">
            <text:p>BE234</text:p>
          </table:table-cell>
          <table:table-cell table:style-name="ce84"/>
          <table:table-cell office:value-type="string" table:style-name="ce112">
            <text:p>R&amp;D public order and safety.</text:p>
          </table:table-cell>
          <table:table-cell table:number-columns-repeated="2" table:style-name="ce84"/>
          <table:table-cell table:number-columns-repeated="2" table:style-name="ce105"/>
          <table:table-cell office:value-type="string" table:style-name="ce219">
            <text:p>gradient descent<text:s/></text:p>
          </table:table-cell>
          <table:table-cell table:number-columns-repeated="2" table:style-name="ce84"/>
          <table:table-cell office:value-type="string" table:style-name="ce70">
            <text:p>B6-motor vehicles, trailers, and systems Reg. 2018/858</text:p>
          </table:table-cell>
          <table:table-cell table:style-name="ce142"/>
          <table:table-cell office:value-type="string" table:style-name="ce190">
            <text:p>7b-Migration-assess_risk</text:p>
          </table:table-cell>
          <table:table-cell table:style-name="ce124"/>
          <table:table-cell table:number-columns-repeated="3" table:style-name="ce84"/>
          <table:table-cell office:value-type="string" table:style-name="ce72">
            <text:p>Supervised</text:p>
          </table:table-cell>
          <table:table-cell table:style-name="ce89"/>
          <table:table-cell office:value-type="string" table:style-name="ce143">
            <text:p>Process digitalisation</text:p>
          </table:table-cell>
          <table:table-cell office:value-type="string" table:style-name="ce144">
            <text:p>Financial management and support<text:s/></text:p>
          </table:table-cell>
          <table:table-cell office:value-type="string" table:style-name="ce139">
            <text:p>Detection systems</text:p>
          </table:table-cell>
          <table:table-cell office:value-type="string" table:style-name="ce100">
            <text:p>Decentralization</text:p>
          </table:table-cell>
          <table:table-cell office:value-type="string" table:style-name="ce141">
            <text:p>Decentralization</text:p>
          </table:table-cell>
          <table:table-cell table:number-columns-repeated="2" table:style-name="ce84"/>
          <table:table-cell table:content-validation-name="val28" table:style-name="ce84"/>
          <table:table-cell table:number-columns-repeated="13" table:style-name="ce84"/>
          <table:table-cell table:style-name="ce129"/>
          <table:table-cell table:number-columns-repeated="15" table:style-name="ce84"/>
          <table:table-cell office:value-type="string" table:style-name="ce84">
            <text:p>Extraction​</text:p>
          </table:table-cell>
          <table:table-cell table:number-columns-repeated="2" table:style-name="ce84"/>
          <table:table-cell table:style-name="ce85"/>
          <table:table-cell table:style-name="ce84"/>
          <table:table-cell office:value-type="string" table:style-name="ce84">
            <text:p>Identity</text:p>
          </table:table-cell>
          <table:table-cell table:style-name="ce84"/>
          <table:table-cell office:value-type="string" table:style-name="ce84">
            <text:p>Sponsor (who pay)</text:p>
          </table:table-cell>
          <table:table-cell office:value-type="string" table:style-name="ce135">
            <text:p>Virtual assistant/chatbot</text:p>
          </table:table-cell>
          <table:table-cell table:style-name="ce86"/>
          <table:table-cell table:number-columns-repeated="4" table:style-name="ce84"/>
          <table:table-cell table:style-name="ce88"/>
          <table:table-cell office:value-type="string" table:style-name="ce88">
            <text:p>Adversarial Attacks on Explainability</text:p>
          </table:table-cell>
          <table:table-cell table:number-columns-repeated="2" table:style-name="ce84"/>
          <table:covered-table-cell/>
          <table:covered-table-cell/>
          <table:covered-table-cell/>
          <table:table-cell office:value-type="string" table:style-name="ce247">
            <text:p>Speech-2-text​</text:p>
          </table:table-cell>
          <table:table-cell table:number-columns-repeated="5" table:style-name="ce84"/>
          <table:table-cell office:value-type="string" table:style-name="ce244">
            <text:p>System Aspects</text:p>
          </table:table-cell>
          <table:table-cell office:value-type="string" table:style-name="ce267">
            <text:p>Consider system-level aspects beyond the AI component itself, including the integration in the overall system,</text:p>
            <text:p>firmware and hardware components, and interactions with non-AI subsystems</text:p>
          </table:table-cell>
          <table:table-cell table:number-columns-repeated="16297" table:style-name="ce84"/>
        </table:table-row>
        <table:table-row table:style-name="ro5">
          <table:table-cell office:value-type="string" table:style-name="ce65">
            <text:p>Germany</text:p>
          </table:table-cell>
          <table:table-cell table:style-name="ce84"/>
          <table:table-cell office:value-type="string" table:style-name="ce83">
            <text:p>BE235</text:p>
          </table:table-cell>
          <table:table-cell table:style-name="ce84"/>
          <table:table-cell office:value-type="string" table:style-name="ce112">
            <text:p>Public order and safety n.e.c.</text:p>
          </table:table-cell>
          <table:table-cell table:number-columns-repeated="2" table:style-name="ce84"/>
          <table:table-cell table:number-columns-repeated="2" table:style-name="ce105"/>
          <table:table-cell office:value-type="string" table:style-name="ce219">
            <text:p>hierarchical task network</text:p>
          </table:table-cell>
          <table:table-cell table:number-columns-repeated="2" table:style-name="ce84"/>
          <table:table-cell office:value-type="string" table:style-name="ce70">
            <text:p>B7-Civil aviation - unmanned<text:s/></text:p>
            <text:p>aircraft</text:p>
          </table:table-cell>
          <table:table-cell table:style-name="ce142"/>
          <table:table-cell office:value-type="string" table:style-name="ce190">
            <text:p>7c-Migration-authenticity_docs</text:p>
          </table:table-cell>
          <table:table-cell table:style-name="ce124"/>
          <table:table-cell table:number-columns-repeated="3" table:style-name="ce84"/>
          <table:table-cell office:value-type="string" table:style-name="ce72">
            <text:p>Bayesian methods</text:p>
          </table:table-cell>
          <table:table-cell table:style-name="ce73"/>
          <table:table-cell office:value-type="string" table:style-name="ce74">
            <text:p>Procurement</text:p>
          </table:table-cell>
          <table:table-cell office:value-type="string" table:style-name="ce145">
            <text:p>Data Sharing Management</text:p>
          </table:table-cell>
          <table:table-cell office:value-type="string" table:style-name="ce139">
            <text:p>Validation and benchmarking</text:p>
          </table:table-cell>
          <table:table-cell table:style-name="ce146"/>
          <table:table-cell office:value-type="string" table:style-name="ce141">
            <text:p>Immutability</text:p>
          </table:table-cell>
          <table:table-cell table:number-columns-repeated="2" table:style-name="ce84"/>
          <table:table-cell table:content-validation-name="val28" table:style-name="ce84"/>
          <table:table-cell table:number-columns-repeated="13" table:style-name="ce84"/>
          <table:table-cell table:style-name="ce129"/>
          <table:table-cell table:number-columns-repeated="9" table:style-name="ce84"/>
          <table:table-cell office:value-type="string" table:style-name="ce55">
            <text:p> </text:p>
          </table:table-cell>
          <table:table-cell table:number-columns-repeated="5" table:style-name="ce84"/>
          <table:table-cell office:value-type="string" table:style-name="ce84">
            <text:p>Calculation​</text:p>
          </table:table-cell>
          <table:table-cell table:number-columns-repeated="2" table:style-name="ce84"/>
          <table:table-cell table:style-name="ce85"/>
          <table:table-cell table:style-name="ce84"/>
          <table:table-cell office:value-type="string" table:style-name="ce84">
            <text:p>Payments and tributes</text:p>
          </table:table-cell>
          <table:table-cell table:number-columns-repeated="2" table:style-name="ce84"/>
          <table:table-cell office:value-type="string" table:style-name="ce147">
            <text:p>Autonomous Vehicle</text:p>
          </table:table-cell>
          <table:table-cell table:style-name="ce86"/>
          <table:table-cell table:number-columns-repeated="8" table:style-name="ce84"/>
          <table:covered-table-cell/>
          <table:covered-table-cell/>
          <table:covered-table-cell/>
          <table:table-cell table:style-name="ce247"/>
          <table:table-cell table:number-columns-repeated="16304" table:style-name="ce84"/>
        </table:table-row>
        <table:table-row table:style-name="ro5">
          <table:table-cell office:value-type="string" table:style-name="ce65">
            <text:p>Greece</text:p>
          </table:table-cell>
          <table:table-cell table:style-name="ce84"/>
          <table:table-cell office:value-type="string" table:style-name="ce83">
            <text:p>BE236</text:p>
          </table:table-cell>
          <table:table-cell table:style-name="ce84"/>
          <table:table-cell office:value-type="string" table:style-name="ce112">
            <text:p>General economic, commercial and labour affair</text:p>
          </table:table-cell>
          <table:table-cell table:number-columns-repeated="2" table:style-name="ce84"/>
          <table:table-cell table:style-name="ce148"/>
          <table:table-cell table:style-name="ce105"/>
          <table:table-cell office:value-type="string" table:style-name="ce219">
            <text:p>metaheuristic optimisation</text:p>
          </table:table-cell>
          <table:table-cell table:number-columns-repeated="3" table:style-name="ce84"/>
          <table:table-cell table:style-name="ce142"/>
          <table:table-cell office:value-type="string" table:style-name="ce190">
            <text:p>7d-Migration-assist_application</text:p>
          </table:table-cell>
          <table:table-cell table:number-columns-repeated="4" table:style-name="ce84"/>
          <table:table-cell office:value-type="string" table:style-name="ce72">
            <text:p>Unsupervised</text:p>
          </table:table-cell>
          <table:table-cell table:style-name="ce89"/>
          <table:table-cell office:value-type="string" table:style-name="ce74">
            <text:p>Public Policy Innovation</text:p>
          </table:table-cell>
          <table:table-cell office:value-type="string" table:style-name="ce69">
            <text:p>Governance and voting<text:s/></text:p>
          </table:table-cell>
          <table:table-cell office:value-type="string" table:style-name="ce76">
            <text:p>Process automation</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15" table:style-name="ce84"/>
          <table:table-cell office:value-type="string" table:style-name="ce84">
            <text:p>Creation</text:p>
          </table:table-cell>
          <table:table-cell table:number-columns-repeated="2" table:style-name="ce84"/>
          <table:table-cell table:style-name="ce85"/>
          <table:table-cell table:style-name="ce84"/>
          <table:table-cell office:value-type="string" table:style-name="ce84">
            <text:p>Property management</text:p>
          </table:table-cell>
          <table:table-cell table:number-columns-repeated="2" table:style-name="ce84"/>
          <table:table-cell office:value-type="string" table:style-name="ce147">
            <text:p>Autonomous Robot</text:p>
          </table:table-cell>
          <table:table-cell table:style-name="ce86"/>
          <table:table-cell table:number-columns-repeated="8" table:style-name="ce84"/>
          <table:table-cell office:value-type="float" office:value="7" table:number-columns-spanned="1" table:number-rows-spanned="4" table:style-name="ce400">
            <text:p>7</text:p>
          </table:table-cell>
          <table:table-cell office:value-type="string" table:number-columns-spanned="1" table:number-rows-spanned="4" table:style-name="ce400">
            <text:p>Extraction​</text:p>
          </table:table-cell>
          <table:table-cell office:value-type="string" table:number-columns-spanned="1" table:number-rows-spanned="4" table:style-name="ce399">
            <text:p>Locate entities, features or keywords, inside data</text:p>
          </table:table-cell>
          <table:table-cell office:value-type="string" table:style-name="ce248">
            <text:p>Entity Naming​</text:p>
          </table:table-cell>
          <table:table-cell table:number-columns-repeated="16304" table:style-name="ce84"/>
        </table:table-row>
        <table:table-row table:style-name="ro5">
          <table:table-cell office:value-type="string" table:style-name="ce65">
            <text:p>Hungary</text:p>
          </table:table-cell>
          <table:table-cell table:style-name="ce84"/>
          <table:table-cell office:value-type="string" table:style-name="ce83">
            <text:p>BE24</text:p>
          </table:table-cell>
          <table:table-cell table:style-name="ce84"/>
          <table:table-cell office:value-type="string" table:style-name="ce112">
            <text:p>Agriculture, forestry, fishing and hunting</text:p>
          </table:table-cell>
          <table:table-cell table:number-columns-repeated="4" table:style-name="ce84"/>
          <table:table-cell office:value-type="string" table:style-name="ce219">
            <text:p>planning graph</text:p>
          </table:table-cell>
          <table:table-cell table:number-columns-repeated="3" table:style-name="ce84"/>
          <table:table-cell table:style-name="ce149"/>
          <table:table-cell office:value-type="string" table:style-name="ce190">
            <text:p>8-Justice</text:p>
          </table:table-cell>
          <table:table-cell table:number-columns-repeated="4" table:style-name="ce84"/>
          <table:table-cell office:value-type="string" table:style-name="ce72">
            <text:p>Reinforcement learning</text:p>
          </table:table-cell>
          <table:table-cell table:style-name="ce89"/>
          <table:table-cell office:value-type="string" table:style-name="ce90">
            <text:p>Registration and Data Notarisation</text:p>
          </table:table-cell>
          <table:table-cell office:value-type="string" table:style-name="ce113">
            <text:p>Payments and international transactions<text:s/></text:p>
          </table:table-cell>
          <table:table-cell office:value-type="string" table:style-name="ce76">
            <text:p>Internal Management</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15" table:style-name="ce84"/>
          <table:table-cell office:value-type="string" table:style-name="ce84">
            <text:p>Conversation</text:p>
            <text:p>Support​ interaction</text:p>
          </table:table-cell>
          <table:table-cell table:number-columns-repeated="2" table:style-name="ce84"/>
          <table:table-cell table:style-name="ce150"/>
          <table:table-cell table:style-name="ce151"/>
          <table:table-cell office:value-type="string" table:style-name="ce151">
            <text:p>Logistics</text:p>
          </table:table-cell>
          <table:table-cell table:number-columns-repeated="2" table:style-name="ce151"/>
          <table:table-cell office:value-type="string" table:style-name="ce152">
            <text:p>Reccomendation System</text:p>
          </table:table-cell>
          <table:table-cell table:style-name="ce153"/>
          <table:table-cell table:number-columns-repeated="8" table:style-name="ce84"/>
          <table:covered-table-cell/>
          <table:covered-table-cell/>
          <table:covered-table-cell/>
          <table:table-cell office:value-type="string" table:style-name="ce247">
            <text:p>Feature Extraction​</text:p>
          </table:table-cell>
          <table:table-cell table:number-columns-repeated="16304" table:style-name="ce84"/>
        </table:table-row>
        <table:table-row table:style-name="ro5">
          <table:table-cell office:value-type="string" table:style-name="ce65">
            <text:p>Iceland</text:p>
          </table:table-cell>
          <table:table-cell table:style-name="ce84"/>
          <table:table-cell office:value-type="string" table:style-name="ce83">
            <text:p>BE241</text:p>
          </table:table-cell>
          <table:table-cell table:style-name="ce84"/>
          <table:table-cell office:value-type="string" table:style-name="ce112">
            <text:p>Fuel and energy</text:p>
          </table:table-cell>
          <table:table-cell table:number-columns-repeated="2" table:style-name="ce84"/>
          <table:table-cell table:style-name="ce154"/>
          <table:table-cell table:style-name="ce155"/>
          <table:table-cell office:value-type="string" table:style-name="ce224">
            <text:p>stochastic optimisation</text:p>
          </table:table-cell>
          <table:table-cell table:number-columns-repeated="9" table:style-name="ce155"/>
          <table:table-cell office:value-type="string" table:style-name="ce72">
            <text:p>Predictive Analytics</text:p>
          </table:table-cell>
          <table:table-cell office:value-type="string" table:style-name="ce89">
            <text:p>Public services and engagement</text:p>
          </table:table-cell>
          <table:table-cell office:value-type="string" table:style-name="ce156">
            <text:p>Self-sovereign digital identity</text:p>
          </table:table-cell>
          <table:table-cell office:value-type="string" table:style-name="ce70">
            <text:p>Supporting disintermediation<text:s/></text:p>
          </table:table-cell>
          <table:table-cell office:value-type="string" table:style-name="ce76">
            <text:p>3d printing</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15" table:style-name="ce84"/>
          <table:table-cell office:value-type="string" table:style-name="ce84">
            <text:p>Anonymisation​</text:p>
          </table:table-cell>
          <table:table-cell table:number-columns-repeated="17" table:style-name="ce84"/>
          <table:covered-table-cell/>
          <table:covered-table-cell/>
          <table:covered-table-cell/>
          <table:table-cell office:value-type="string" table:style-name="ce247">
            <text:p>Summarize/Keywords extraction​</text:p>
          </table:table-cell>
          <table:table-cell table:number-columns-repeated="16304" table:style-name="ce84"/>
        </table:table-row>
        <table:table-row table:style-name="ro5">
          <table:table-cell office:value-type="string" table:style-name="ce65">
            <text:p>Ireland</text:p>
          </table:table-cell>
          <table:table-cell table:style-name="ce84"/>
          <table:table-cell office:value-type="string" table:style-name="ce83">
            <text:p>BE242</text:p>
          </table:table-cell>
          <table:table-cell table:style-name="ce84"/>
          <table:table-cell office:value-type="string" table:style-name="ce112">
            <text:p>Mining, manufacturing and construction.</text:p>
          </table:table-cell>
          <table:table-cell table:number-columns-repeated="2" table:style-name="ce84"/>
          <table:table-cell table:style-name="ce154"/>
          <table:table-cell table:style-name="ce155"/>
          <table:table-cell office:value-type="string" table:style-name="ce237">
            <text:p>active learning</text:p>
          </table:table-cell>
          <table:table-cell table:number-columns-repeated="9" table:style-name="ce155"/>
          <table:table-cell table:style-name="ce84"/>
          <table:table-cell table:style-name="ce100"/>
          <table:table-cell office:value-type="string" table:style-name="ce157">
            <text:p>Service integration and provision</text:p>
          </table:table-cell>
          <table:table-cell office:value-type="string" table:style-name="ce75">
            <text:p>Engagement management</text:p>
          </table:table-cell>
          <table:table-cell office:value-type="string" table:style-name="ce76">
            <text:p>Virtual models</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15" table:style-name="ce84"/>
          <table:table-cell office:value-type="string" table:style-name="ce84">
            <text:p>Security</text:p>
          </table:table-cell>
          <table:table-cell table:number-columns-repeated="17" table:style-name="ce84"/>
          <table:covered-table-cell/>
          <table:covered-table-cell/>
          <table:covered-table-cell/>
          <table:table-cell office:value-type="string" table:style-name="ce247">
            <text:p>Automatic documentation</text:p>
          </table:table-cell>
          <table:table-cell table:number-columns-repeated="16304" table:style-name="ce84"/>
        </table:table-row>
        <table:table-row table:style-name="ro5">
          <table:table-cell office:value-type="string" table:style-name="ce65">
            <text:p>Italy</text:p>
          </table:table-cell>
          <table:table-cell table:style-name="ce84"/>
          <table:table-cell office:value-type="string" table:style-name="ce83">
            <text:p>BE25</text:p>
          </table:table-cell>
          <table:table-cell table:style-name="ce84"/>
          <table:table-cell office:value-type="string" table:style-name="ce112">
            <text:p>Transport</text:p>
          </table:table-cell>
          <table:table-cell table:number-columns-repeated="2" table:style-name="ce84"/>
          <table:table-cell table:number-columns-repeated="2" table:style-name="ce154"/>
          <table:table-cell office:value-type="string" table:style-name="ce238">
            <text:p>adaptive learning</text:p>
          </table:table-cell>
          <table:table-cell table:number-columns-repeated="2" table:style-name="ce155"/>
          <table:table-cell table:style-name="ce84"/>
          <table:table-cell table:number-columns-repeated="6" table:style-name="ce155"/>
          <table:table-cell table:style-name="ce84"/>
          <table:table-cell table:style-name="ce100"/>
          <table:table-cell office:value-type="string" table:style-name="ce157">
            <text:p>Service personalisation</text:p>
          </table:table-cell>
          <table:table-cell office:value-type="string" table:style-name="ce75">
            <text:p>Authentication of self-sovereign Digital ID services</text:p>
          </table:table-cell>
          <table:table-cell office:value-type="string" table:style-name="ce76">
            <text:p>Contact tracing</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15" table:style-name="ce84"/>
          <table:table-cell office:value-type="string" table:style-name="ce84">
            <text:p>Decision Support</text:p>
          </table:table-cell>
          <table:table-cell table:number-columns-repeated="17" table:style-name="ce84"/>
          <table:table-cell office:value-type="float" office:value="8" table:number-columns-spanned="1" table:number-rows-spanned="3" table:style-name="ce400">
            <text:p>8</text:p>
          </table:table-cell>
          <table:table-cell office:value-type="string" table:number-columns-spanned="1" table:number-rows-spanned="3" table:style-name="ce400">
            <text:p>Calculation​</text:p>
          </table:table-cell>
          <table:table-cell office:value-type="string" table:number-columns-spanned="1" table:number-rows-spanned="3" table:style-name="ce399">
            <text:p>Support complex calculation with large set of variables and contextual requirements and standards​</text:p>
          </table:table-cell>
          <table:table-cell office:value-type="string" table:style-name="ce248">
            <text:p>Calculate Time/Complexity​</text:p>
          </table:table-cell>
          <table:table-cell table:number-columns-repeated="16304" table:style-name="ce84"/>
        </table:table-row>
        <table:table-row table:style-name="ro5">
          <table:table-cell office:value-type="string" table:style-name="ce65">
            <text:p>Kazakhstan</text:p>
          </table:table-cell>
          <table:table-cell table:style-name="ce84"/>
          <table:table-cell office:value-type="string" table:style-name="ce83">
            <text:p>BE251</text:p>
          </table:table-cell>
          <table:table-cell table:style-name="ce84"/>
          <table:table-cell office:value-type="string" table:style-name="ce112">
            <text:p>Communication</text:p>
          </table:table-cell>
          <table:table-cell table:number-columns-repeated="2" table:style-name="ce84"/>
          <table:table-cell table:number-columns-repeated="2" table:style-name="ce154"/>
          <table:table-cell office:value-type="string" table:style-name="ce238">
            <text:p>adversarial machine learning</text:p>
          </table:table-cell>
          <table:table-cell table:number-columns-repeated="2" table:style-name="ce155"/>
          <table:table-cell table:style-name="ce84"/>
          <table:table-cell table:number-columns-repeated="6" table:style-name="ce155"/>
          <table:table-cell table:style-name="ce84"/>
          <table:table-cell table:style-name="ce100"/>
          <table:table-cell office:value-type="string" table:style-name="ce143">
            <text:p>Taxation</text:p>
          </table:table-cell>
          <table:table-cell office:value-type="string" table:style-name="ce75">
            <text:p>Service integration (various)</text:p>
          </table:table-cell>
          <table:table-cell office:value-type="string" table:style-name="ce76">
            <text:p>Service integration</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33" table:style-name="ce84"/>
          <table:covered-table-cell/>
          <table:covered-table-cell/>
          <table:covered-table-cell/>
          <table:table-cell office:value-type="string" table:style-name="ce247">
            <text:p>ESRB Rating Calculation</text:p>
          </table:table-cell>
          <table:table-cell table:number-columns-repeated="16304" table:style-name="ce84"/>
        </table:table-row>
        <table:table-row table:style-name="ro5">
          <table:table-cell office:value-type="string" table:style-name="ce65">
            <text:p>Kosovo</text:p>
          </table:table-cell>
          <table:table-cell table:style-name="ce84"/>
          <table:table-cell office:value-type="string" table:style-name="ce83">
            <text:p>BE252</text:p>
          </table:table-cell>
          <table:table-cell table:style-name="ce84"/>
          <table:table-cell office:value-type="string" table:style-name="ce112">
            <text:p>Other industries</text:p>
          </table:table-cell>
          <table:table-cell table:number-columns-repeated="2" table:style-name="ce84"/>
          <table:table-cell table:number-columns-repeated="2" table:style-name="ce154"/>
          <table:table-cell office:value-type="string" table:style-name="ce238">
            <text:p>adversarial network</text:p>
          </table:table-cell>
          <table:table-cell table:number-columns-repeated="2" table:style-name="ce155"/>
          <table:table-cell table:style-name="ce84"/>
          <table:table-cell table:number-columns-repeated="2" table:style-name="ce155"/>
          <table:table-cell table:style-name="ce158"/>
          <table:table-cell table:number-columns-repeated="3" table:style-name="ce155"/>
          <table:table-cell table:style-name="ce105"/>
          <table:table-cell table:style-name="ce89"/>
          <table:table-cell office:value-type="string" table:style-name="ce143">
            <text:p>Tracking of goods, supply chain, iot</text:p>
          </table:table-cell>
          <table:table-cell office:value-type="string" table:style-name="ce91">
            <text:p>Service personalisation (various)</text:p>
          </table:table-cell>
          <table:table-cell office:value-type="string" table:style-name="ce76">
            <text:p>Co-designed services</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33" table:style-name="ce84"/>
          <table:covered-table-cell/>
          <table:covered-table-cell/>
          <table:covered-table-cell/>
          <table:table-cell table:style-name="ce247"/>
          <table:table-cell table:number-columns-repeated="16304" table:style-name="ce84"/>
        </table:table-row>
        <table:table-row table:style-name="ro5">
          <table:table-cell office:value-type="string" table:style-name="ce65">
            <text:p>Latvia</text:p>
          </table:table-cell>
          <table:table-cell table:style-name="ce84"/>
          <table:table-cell office:value-type="string" table:style-name="ce83">
            <text:p>BE253</text:p>
          </table:table-cell>
          <table:table-cell table:style-name="ce84"/>
          <table:table-cell office:value-type="string" table:style-name="ce112">
            <text:p>R&amp;D economic affairs</text:p>
          </table:table-cell>
          <table:table-cell table:number-columns-repeated="2" table:style-name="ce84"/>
          <table:table-cell table:number-columns-repeated="2" table:style-name="ce154"/>
          <table:table-cell office:value-type="string" table:style-name="ce238">
            <text:p>anomaly detection</text:p>
          </table:table-cell>
          <table:table-cell table:number-columns-repeated="2" table:style-name="ce155"/>
          <table:table-cell table:style-name="ce84"/>
          <table:table-cell table:number-columns-repeated="2" table:style-name="ce155"/>
          <table:table-cell table:style-name="ce158"/>
          <table:table-cell table:number-columns-repeated="3" table:style-name="ce155"/>
          <table:table-cell table:style-name="ce105"/>
          <table:table-cell table:style-name="ce132"/>
          <table:table-cell office:value-type="string" table:style-name="ce157">
            <text:p>Unemployment</text:p>
          </table:table-cell>
          <table:table-cell office:value-type="string" table:style-name="ce75">
            <text:p>Tracking of goods and assets along the supply chain<text:s/></text:p>
          </table:table-cell>
          <table:table-cell office:value-type="string" table:style-name="ce76">
            <text:p>Skill assessment</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33" table:style-name="ce84"/>
          <table:table-cell office:value-type="float" office:value="9" table:number-columns-spanned="1" table:number-rows-spanned="4" table:style-name="ce400">
            <text:p>9</text:p>
          </table:table-cell>
          <table:table-cell office:value-type="string" table:number-columns-spanned="1" table:number-rows-spanned="4" table:style-name="ce399">
            <text:p>Creation</text:p>
            <text:p>Generative</text:p>
          </table:table-cell>
          <table:table-cell office:value-type="string" table:number-columns-spanned="1" table:number-rows-spanned="4" table:style-name="ce399">
            <text:p>Creation of virtual and realistic information in alignment with defined rules​</text:p>
          </table:table-cell>
          <table:table-cell office:value-type="string" table:style-name="ce248">
            <text:p>Names/Data creation​</text:p>
          </table:table-cell>
          <table:table-cell table:number-columns-repeated="16304" table:style-name="ce84"/>
        </table:table-row>
        <table:table-row table:style-name="ro5">
          <table:table-cell office:value-type="string" table:style-name="ce65">
            <text:p>Liechtenstein</text:p>
          </table:table-cell>
          <table:table-cell table:style-name="ce84"/>
          <table:table-cell office:value-type="string" table:style-name="ce83">
            <text:p>BE254</text:p>
          </table:table-cell>
          <table:table-cell table:style-name="ce84"/>
          <table:table-cell office:value-type="string" table:style-name="ce112">
            <text:p>Economic affairs n.e.c</text:p>
          </table:table-cell>
          <table:table-cell table:number-columns-repeated="2" table:style-name="ce84"/>
          <table:table-cell table:number-columns-repeated="2" table:style-name="ce154"/>
          <table:table-cell office:value-type="string" table:style-name="ce238">
            <text:p>artificial neural network</text:p>
          </table:table-cell>
          <table:table-cell table:number-columns-repeated="2" table:style-name="ce155"/>
          <table:table-cell table:style-name="ce84"/>
          <table:table-cell table:number-columns-repeated="2" table:style-name="ce155"/>
          <table:table-cell table:style-name="ce158"/>
          <table:table-cell table:number-columns-repeated="3" table:style-name="ce155"/>
          <table:table-cell table:number-columns-repeated="2" table:style-name="ce105"/>
          <table:table-cell table:number-columns-repeated="2" table:style-name="ce84"/>
          <table:table-cell office:value-type="string" table:style-name="ce76">
            <text:p>Public Services and engagement</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33" table:style-name="ce84"/>
          <table:covered-table-cell/>
          <table:covered-table-cell/>
          <table:covered-table-cell/>
          <table:table-cell office:value-type="string" table:style-name="ce247">
            <text:p>Virtual Dataset​</text:p>
          </table:table-cell>
          <table:table-cell table:number-columns-repeated="16304" table:style-name="ce84"/>
        </table:table-row>
        <table:table-row table:style-name="ro5">
          <table:table-cell office:value-type="string" table:style-name="ce65">
            <text:p>Lithuania</text:p>
          </table:table-cell>
          <table:table-cell table:style-name="ce84"/>
          <table:table-cell office:value-type="string" table:style-name="ce83">
            <text:p>BE255</text:p>
          </table:table-cell>
          <table:table-cell table:style-name="ce84"/>
          <table:table-cell office:value-type="string" table:style-name="ce112">
            <text:p>Waste management.</text:p>
          </table:table-cell>
          <table:table-cell table:number-columns-repeated="2" table:style-name="ce84"/>
          <table:table-cell table:number-columns-repeated="2" table:style-name="ce154"/>
          <table:table-cell office:value-type="string" table:style-name="ce238">
            <text:p>automated machine learning</text:p>
          </table:table-cell>
          <table:table-cell table:number-columns-repeated="2" table:style-name="ce155"/>
          <table:table-cell table:style-name="ce84"/>
          <table:table-cell table:number-columns-repeated="6" table:style-name="ce155"/>
          <table:table-cell table:number-columns-repeated="2" table:style-name="ce105"/>
          <table:table-cell table:number-columns-repeated="2" table:style-name="ce84"/>
          <table:table-cell office:value-type="string" table:style-name="ce76">
            <text:p>Internal Management</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33" table:style-name="ce84"/>
          <table:covered-table-cell/>
          <table:covered-table-cell/>
          <table:covered-table-cell/>
          <table:table-cell office:value-type="string" table:style-name="ce247">
            <text:p>Text Writing (Recipe/Review/Story/Article etc)<text:s/></text:p>
          </table:table-cell>
          <table:table-cell table:number-columns-repeated="16304" table:style-name="ce84"/>
        </table:table-row>
        <table:table-row table:style-name="ro10">
          <table:table-cell office:value-type="string" table:style-name="ce65">
            <text:p>Luxembourg</text:p>
          </table:table-cell>
          <table:table-cell table:style-name="ce84"/>
          <table:table-cell office:value-type="string" table:style-name="ce83">
            <text:p>BE256</text:p>
          </table:table-cell>
          <table:table-cell table:style-name="ce84"/>
          <table:table-cell office:value-type="string" table:style-name="ce112">
            <text:p>Waste water management.</text:p>
          </table:table-cell>
          <table:table-cell table:number-columns-repeated="2" table:style-name="ce84"/>
          <table:table-cell table:number-columns-repeated="2" table:style-name="ce154"/>
          <table:table-cell office:value-type="string" table:style-name="ce238">
            <text:p>automatic classification</text:p>
          </table:table-cell>
          <table:table-cell table:number-columns-repeated="2" table:style-name="ce155"/>
          <table:table-cell table:style-name="ce84"/>
          <table:table-cell table:number-columns-repeated="6" table:style-name="ce155"/>
          <table:table-cell table:number-columns-repeated="2" table:style-name="ce105"/>
          <table:table-cell table:style-name="ce84"/>
          <table:table-cell table:style-name="ce147"/>
          <table:table-cell office:value-type="string" table:style-name="ce76">
            <text:p>Enforcement</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33" table:style-name="ce84"/>
          <table:covered-table-cell/>
          <table:covered-table-cell/>
          <table:covered-table-cell/>
          <table:table-cell table:style-name="ce247"/>
          <table:table-cell table:number-columns-repeated="16304" table:style-name="ce84"/>
        </table:table-row>
        <table:table-row table:style-name="ro5">
          <table:table-cell office:value-type="string" table:style-name="ce65">
            <text:p>Malta</text:p>
          </table:table-cell>
          <table:table-cell table:style-name="ce84"/>
          <table:table-cell office:value-type="string" table:style-name="ce83">
            <text:p>BE257</text:p>
          </table:table-cell>
          <table:table-cell table:style-name="ce84"/>
          <table:table-cell office:value-type="string" table:style-name="ce112">
            <text:p>Pollution abatement.</text:p>
          </table:table-cell>
          <table:table-cell table:number-columns-repeated="2" table:style-name="ce84"/>
          <table:table-cell table:number-columns-repeated="2" table:style-name="ce154"/>
          <table:table-cell office:value-type="string" table:style-name="ce238">
            <text:p>automatic recognition</text:p>
          </table:table-cell>
          <table:table-cell table:number-columns-repeated="9" table:style-name="ce155"/>
          <table:table-cell table:number-columns-repeated="4" table:style-name="ce84"/>
          <table:table-cell office:value-type="string" table:style-name="ce76">
            <text:p>Regulatory research, analysis and monitoring</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33" table:style-name="ce84"/>
          <table:table-cell office:value-type="float" office:value="10" table:number-columns-spanned="1" table:number-rows-spanned="5" table:style-name="ce399">
            <text:p>10</text:p>
          </table:table-cell>
          <table:table-cell office:value-type="string" table:number-columns-spanned="1" table:number-rows-spanned="5" table:style-name="ce399">
            <text:p>Conversation</text:p>
            <text:p>Support​ interaction</text:p>
          </table:table-cell>
          <table:table-cell office:value-type="string" table:number-columns-spanned="1" table:number-rows-spanned="5" table:style-name="ce399">
            <text:p>AI can support interoperability of information, like search, writing code, online forms, etc, and can support the information delivery to the correct level and correct digital address​</text:p>
          </table:table-cell>
          <table:table-cell office:value-type="string" table:style-name="ce248">
            <text:p>Code Development, bugfixer and co-piloting​​</text:p>
          </table:table-cell>
          <table:table-cell table:number-columns-repeated="16304" table:style-name="ce84"/>
        </table:table-row>
        <table:table-row table:style-name="ro5">
          <table:table-cell office:value-type="string" table:style-name="ce65">
            <text:p>Moldova</text:p>
          </table:table-cell>
          <table:table-cell table:style-name="ce84"/>
          <table:table-cell office:value-type="string" table:style-name="ce83">
            <text:p>BE258</text:p>
          </table:table-cell>
          <table:table-cell table:style-name="ce84"/>
          <table:table-cell office:value-type="string" table:style-name="ce112">
            <text:p>Protection of biodiversity and landscape.</text:p>
          </table:table-cell>
          <table:table-cell table:number-columns-repeated="2" table:style-name="ce84"/>
          <table:table-cell table:number-columns-repeated="2" table:style-name="ce154"/>
          <table:table-cell office:value-type="string" table:style-name="ce238">
            <text:p>bagging</text:p>
          </table:table-cell>
          <table:table-cell table:number-columns-repeated="6" table:style-name="ce155"/>
          <table:table-cell table:number-columns-repeated="2" table:style-name="ce128"/>
          <table:table-cell table:style-name="ce155"/>
          <table:table-cell table:number-columns-repeated="4" table:style-name="ce84"/>
          <table:table-cell office:value-type="string" table:style-name="ce76">
            <text:p>Adjudication</text:p>
          </table:table-cell>
          <table:table-cell table:number-columns-repeated="4" table:style-name="ce84"/>
          <table:table-cell table:content-validation-name="val28" table:style-name="ce84"/>
          <table:table-cell table:number-columns-repeated="13" table:style-name="ce84"/>
          <table:table-cell table:style-name="ce129"/>
          <table:table-cell table:number-columns-repeated="33" table:style-name="ce84"/>
          <table:covered-table-cell/>
          <table:covered-table-cell/>
          <table:covered-table-cell/>
          <table:table-cell office:value-type="string" table:style-name="ce247">
            <text:p>Query &amp; A​nswers​</text:p>
          </table:table-cell>
          <table:table-cell table:number-columns-repeated="16304" table:style-name="ce84"/>
        </table:table-row>
        <table:table-row table:style-name="ro5">
          <table:table-cell office:value-type="string" table:style-name="ce65">
            <text:p>Monaco</text:p>
          </table:table-cell>
          <table:table-cell table:style-name="ce84"/>
          <table:table-cell office:value-type="string" table:style-name="ce83">
            <text:p>BE3</text:p>
          </table:table-cell>
          <table:table-cell table:style-name="ce84"/>
          <table:table-cell office:value-type="string" table:style-name="ce112">
            <text:p>R&amp;D environmental protection.</text:p>
          </table:table-cell>
          <table:table-cell table:number-columns-repeated="2" table:style-name="ce84"/>
          <table:table-cell table:number-columns-repeated="2" table:style-name="ce154"/>
          <table:table-cell office:value-type="string" table:style-name="ce238">
            <text:p>Bayesian modelling</text:p>
          </table:table-cell>
          <table:table-cell table:number-columns-repeated="3" table:style-name="ce155"/>
          <table:table-cell table:number-columns-repeated="2" table:style-name="ce84"/>
          <table:table-cell table:style-name="ce155"/>
          <table:table-cell table:number-columns-repeated="2" table:style-name="ce128"/>
          <table:table-cell table:style-name="ce155"/>
          <table:table-cell table:number-columns-repeated="3" table:style-name="ce84"/>
          <table:table-cell table:style-name="ce116"/>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33" table:style-name="ce84"/>
          <table:covered-table-cell/>
          <table:covered-table-cell/>
          <table:covered-table-cell/>
          <table:table-cell office:value-type="string" table:style-name="ce247">
            <text:p>Online form fill tutoring​</text:p>
          </table:table-cell>
          <table:table-cell table:number-columns-repeated="16304" table:style-name="ce84"/>
        </table:table-row>
        <table:table-row table:style-name="ro5">
          <table:table-cell office:value-type="string" table:style-name="ce65">
            <text:p>Montenegro</text:p>
          </table:table-cell>
          <table:table-cell table:style-name="ce84"/>
          <table:table-cell office:value-type="string" table:style-name="ce83">
            <text:p>BE31</text:p>
          </table:table-cell>
          <table:table-cell table:style-name="ce84"/>
          <table:table-cell office:value-type="string" table:style-name="ce112">
            <text:p>Environmental protection n.e.c.</text:p>
          </table:table-cell>
          <table:table-cell table:number-columns-repeated="4" table:style-name="ce84"/>
          <table:table-cell office:value-type="string" table:style-name="ce238">
            <text:p>boosting</text:p>
          </table:table-cell>
          <table:table-cell table:number-columns-repeated="6" table:style-name="ce84"/>
          <table:table-cell table:number-columns-repeated="2" table:style-name="ce128"/>
          <table:table-cell table:number-columns-repeated="4" table:style-name="ce84"/>
          <table:table-cell table:style-name="ce116"/>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33" table:style-name="ce84"/>
          <table:covered-table-cell/>
          <table:covered-table-cell/>
          <table:covered-table-cell/>
          <table:table-cell office:value-type="string" table:style-name="ce247">
            <text:p>ChatBots​</text:p>
          </table:table-cell>
          <table:table-cell table:number-columns-repeated="16304" table:style-name="ce84"/>
        </table:table-row>
        <table:table-row table:style-name="ro5">
          <table:table-cell office:value-type="string" table:style-name="ce65">
            <text:p>Netherlands</text:p>
          </table:table-cell>
          <table:table-cell table:style-name="ce84"/>
          <table:table-cell office:value-type="string" table:style-name="ce83">
            <text:p>BE310</text:p>
          </table:table-cell>
          <table:table-cell table:style-name="ce84"/>
          <table:table-cell office:value-type="string" table:style-name="ce112">
            <text:p>Housing development.</text:p>
          </table:table-cell>
          <table:table-cell table:number-columns-repeated="4" table:style-name="ce84"/>
          <table:table-cell office:value-type="string" table:style-name="ce238">
            <text:p>classification</text:p>
          </table:table-cell>
          <table:table-cell table:number-columns-repeated="6" table:style-name="ce84"/>
          <table:table-cell table:number-columns-repeated="2" table:style-name="ce128"/>
          <table:table-cell table:number-columns-repeated="4" table:style-name="ce84"/>
          <table:table-cell table:style-name="ce147"/>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33" table:style-name="ce84"/>
          <table:covered-table-cell/>
          <table:covered-table-cell/>
          <table:covered-table-cell/>
          <table:table-cell office:value-type="string" table:style-name="ce247">
            <text:p>Organisation Mapping​</text:p>
          </table:table-cell>
          <table:table-cell table:number-columns-repeated="16304" table:style-name="ce84"/>
        </table:table-row>
        <table:table-row table:style-name="ro5">
          <table:table-cell office:value-type="string" table:style-name="ce65">
            <text:p>North Macedonia</text:p>
          </table:table-cell>
          <table:table-cell table:style-name="ce84"/>
          <table:table-cell office:value-type="string" table:style-name="ce83">
            <text:p>BE32</text:p>
          </table:table-cell>
          <table:table-cell table:style-name="ce84"/>
          <table:table-cell office:value-type="string" table:style-name="ce112">
            <text:p>Community development.</text:p>
          </table:table-cell>
          <table:table-cell table:number-columns-repeated="4" table:style-name="ce84"/>
          <table:table-cell office:value-type="string" table:style-name="ce238">
            <text:p>clustering</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33" table:style-name="ce84"/>
          <table:table-cell office:value-type="float" office:value="11" table:number-columns-spanned="1" table:number-rows-spanned="3" table:style-name="ce399">
            <text:p>11</text:p>
          </table:table-cell>
          <table:table-cell office:value-type="string" table:number-columns-spanned="1" table:number-rows-spanned="3" table:style-name="ce399">
            <text:p>Anonymisation​</text:p>
          </table:table-cell>
          <table:table-cell office:value-type="string" table:number-columns-spanned="1" table:number-rows-spanned="3" table:style-name="ce399">
            <text:p>Compliancy with data protection legislation</text:p>
          </table:table-cell>
          <table:table-cell office:value-type="string" table:style-name="ce248">
            <text:p>Data Anonymisation​</text:p>
          </table:table-cell>
          <table:table-cell table:number-columns-repeated="16304" table:style-name="ce84"/>
        </table:table-row>
        <table:table-row table:style-name="ro5">
          <table:table-cell office:value-type="string" table:style-name="ce65">
            <text:p>Norway</text:p>
          </table:table-cell>
          <table:table-cell table:style-name="ce84"/>
          <table:table-cell office:value-type="string" table:style-name="ce83">
            <text:p>BE323</text:p>
          </table:table-cell>
          <table:table-cell table:style-name="ce84"/>
          <table:table-cell office:value-type="string" table:style-name="ce112">
            <text:p>Water supply.</text:p>
          </table:table-cell>
          <table:table-cell table:number-columns-repeated="4" table:style-name="ce84"/>
          <table:table-cell office:value-type="string" table:style-name="ce238">
            <text:p>collaborative filtering</text:p>
          </table:table-cell>
          <table:table-cell table:number-columns-repeated="13" table:style-name="ce84"/>
          <table:table-cell table:style-name="ce102"/>
          <table:table-cell table:style-name="ce84"/>
          <table:table-cell table:style-name="ce138"/>
          <table:table-cell table:style-name="ce84"/>
          <table:table-cell table:content-validation-name="val28" table:style-name="ce84"/>
          <table:table-cell table:number-columns-repeated="14" table:style-name="ce84"/>
          <table:table-cell table:style-name="ce129"/>
          <table:table-cell table:number-columns-repeated="33" table:style-name="ce84"/>
          <table:covered-table-cell/>
          <table:covered-table-cell/>
          <table:covered-table-cell/>
          <table:table-cell office:value-type="string" table:style-name="ce247">
            <text:p>Information Confidentiality Enforce ​</text:p>
          </table:table-cell>
          <table:table-cell table:number-columns-repeated="16304" table:style-name="ce84"/>
        </table:table-row>
        <table:table-row table:style-name="ro5">
          <table:table-cell office:value-type="string" table:style-name="ce65">
            <text:p>Poland</text:p>
          </table:table-cell>
          <table:table-cell table:style-name="ce84"/>
          <table:table-cell office:value-type="string" table:style-name="ce83">
            <text:p>BE328</text:p>
          </table:table-cell>
          <table:table-cell table:style-name="ce84"/>
          <table:table-cell office:value-type="string" table:style-name="ce112">
            <text:p>Street lighting.</text:p>
          </table:table-cell>
          <table:table-cell table:number-columns-repeated="4" table:style-name="ce84"/>
          <table:table-cell office:value-type="string" table:style-name="ce238">
            <text:p>content-based filtering</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33" table:style-name="ce84"/>
          <table:covered-table-cell/>
          <table:covered-table-cell/>
          <table:covered-table-cell/>
          <table:table-cell office:value-type="string" table:style-name="ce247">
            <text:p>Third person converter</text:p>
          </table:table-cell>
          <table:table-cell table:number-columns-repeated="16304" table:style-name="ce84"/>
        </table:table-row>
        <table:table-row table:style-name="ro17">
          <table:table-cell office:value-type="string" table:style-name="ce65">
            <text:p>Portugal</text:p>
          </table:table-cell>
          <table:table-cell table:style-name="ce84"/>
          <table:table-cell office:value-type="string" table:style-name="ce83">
            <text:p>BE329</text:p>
          </table:table-cell>
          <table:table-cell table:style-name="ce84"/>
          <table:table-cell office:value-type="string" table:style-name="ce112">
            <text:p>R&amp;D housing and community amenities.</text:p>
          </table:table-cell>
          <table:table-cell table:number-columns-repeated="4" table:style-name="ce84"/>
          <table:table-cell office:value-type="string" table:style-name="ce238">
            <text:p>convolutional neural network</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33" table:style-name="ce84"/>
          <table:table-cell office:value-type="float" office:value="12" table:number-columns-spanned="1" table:number-rows-spanned="3" table:style-name="ce399">
            <text:p>12</text:p>
          </table:table-cell>
          <table:table-cell office:value-type="string" table:number-columns-spanned="1" table:number-rows-spanned="3" table:style-name="ce399">
            <text:p>Security</text:p>
          </table:table-cell>
          <table:table-cell office:value-type="string" table:number-columns-spanned="1" table:number-rows-spanned="3" table:style-name="ce399">
            <text:p><text:s/>Security assessment and monitoring​</text:p>
          </table:table-cell>
          <table:table-cell office:value-type="string" table:style-name="ce248">
            <text:p>Security Assessment</text:p>
          </table:table-cell>
          <table:table-cell table:number-columns-repeated="16304" table:style-name="ce84"/>
        </table:table-row>
        <table:table-row table:style-name="ro18">
          <table:table-cell office:value-type="string" table:style-name="ce65">
            <text:p>Romania</text:p>
          </table:table-cell>
          <table:table-cell table:style-name="ce84"/>
          <table:table-cell office:value-type="string" table:style-name="ce83">
            <text:p>BE32A</text:p>
          </table:table-cell>
          <table:table-cell table:style-name="ce84"/>
          <table:table-cell office:value-type="string" table:style-name="ce112">
            <text:p>Housing and community amenities n.e.c.</text:p>
          </table:table-cell>
          <table:table-cell table:number-columns-repeated="4" table:style-name="ce84"/>
          <table:table-cell office:value-type="string" table:style-name="ce238">
            <text:p>data mining</text:p>
          </table:table-cell>
          <table:table-cell table:number-columns-repeated="17" table:style-name="ce84"/>
          <table:table-cell table:content-validation-name="val28" table:style-name="ce84"/>
          <table:table-cell table:number-columns-repeated="14" table:style-name="ce84"/>
          <table:table-cell table:style-name="ce129"/>
          <table:table-cell table:number-columns-repeated="33" table:style-name="ce84"/>
          <table:covered-table-cell/>
          <table:covered-table-cell/>
          <table:covered-table-cell/>
          <table:table-cell office:value-type="string" table:style-name="ce247">
            <text:p>Intelligent Intrusion Detection</text:p>
          </table:table-cell>
          <table:table-cell table:number-columns-repeated="16304" table:style-name="ce84"/>
        </table:table-row>
        <table:table-row table:style-name="ro5">
          <table:table-cell office:value-type="string" table:style-name="ce65">
            <text:p>Russia</text:p>
          </table:table-cell>
          <table:table-cell table:style-name="ce84"/>
          <table:table-cell office:value-type="string" table:style-name="ce83">
            <text:p>BE32B</text:p>
          </table:table-cell>
          <table:table-cell table:style-name="ce84"/>
          <table:table-cell office:value-type="string" table:style-name="ce112">
            <text:p>Medical products, appliances and equipment.</text:p>
          </table:table-cell>
          <table:table-cell table:number-columns-repeated="4" table:style-name="ce84"/>
          <table:table-cell office:value-type="string" table:style-name="ce238">
            <text:p>deep learning</text:p>
          </table:table-cell>
          <table:table-cell table:number-columns-repeated="12" table:style-name="ce84"/>
          <table:table-cell table:style-name="ce147"/>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33" table:style-name="ce84"/>
          <table:covered-table-cell/>
          <table:covered-table-cell/>
          <table:covered-table-cell/>
          <table:table-cell office:value-type="string" table:style-name="ce247">
            <text:p>Security Enforcement</text:p>
          </table:table-cell>
          <table:table-cell table:number-columns-repeated="16304" table:style-name="ce84"/>
        </table:table-row>
        <table:table-row table:style-name="ro5">
          <table:table-cell office:value-type="string" table:style-name="ce65">
            <text:p>San Marino</text:p>
          </table:table-cell>
          <table:table-cell table:style-name="ce84"/>
          <table:table-cell office:value-type="string" table:style-name="ce83">
            <text:p>BE32C</text:p>
          </table:table-cell>
          <table:table-cell table:style-name="ce84"/>
          <table:table-cell office:value-type="string" table:style-name="ce112">
            <text:p>Outpatient services.</text:p>
          </table:table-cell>
          <table:table-cell table:number-columns-repeated="4" table:style-name="ce84"/>
          <table:table-cell office:value-type="string" table:style-name="ce238">
            <text:p>deep neural network</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3" table:style-name="ce84"/>
          <table:table-cell table:style-name="ce159"/>
          <table:table-cell table:number-columns-repeated="10" table:style-name="ce84"/>
          <table:table-cell table:style-name="ce129"/>
          <table:table-cell table:number-columns-repeated="33" table:style-name="ce84"/>
          <table:table-cell office:value-type="float" office:value="13" table:number-columns-spanned="1" table:number-rows-spanned="3" table:style-name="ce399">
            <text:p>13</text:p>
          </table:table-cell>
          <table:table-cell office:value-type="string" table:number-columns-spanned="1" table:number-rows-spanned="3" table:style-name="ce399">
            <text:p>Decision Support</text:p>
          </table:table-cell>
          <table:table-cell office:value-type="string" table:number-columns-spanned="1" table:number-rows-spanned="3" table:style-name="ce399">
            <text:p>AI could support the decision making process expecially in complex context, reducing complexity and providing required information</text:p>
          </table:table-cell>
          <table:table-cell office:value-type="string" table:style-name="ce248">
            <text:p>Stand-alone DSS</text:p>
          </table:table-cell>
          <table:table-cell table:number-columns-repeated="16304" table:style-name="ce84"/>
        </table:table-row>
        <table:table-row table:style-name="ro5">
          <table:table-cell office:value-type="string" table:style-name="ce65">
            <text:p>Serbia</text:p>
          </table:table-cell>
          <table:table-cell table:style-name="ce84"/>
          <table:table-cell office:value-type="string" table:style-name="ce83">
            <text:p>BE32D</text:p>
          </table:table-cell>
          <table:table-cell table:style-name="ce84"/>
          <table:table-cell office:value-type="string" table:style-name="ce112">
            <text:p>Hospital services.</text:p>
          </table:table-cell>
          <table:table-cell table:number-columns-repeated="4" table:style-name="ce84"/>
          <table:table-cell office:value-type="string" table:style-name="ce238">
            <text:p>ensemble method</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33" table:style-name="ce84"/>
          <table:covered-table-cell/>
          <table:covered-table-cell/>
          <table:covered-table-cell/>
          <table:table-cell office:value-type="string" table:style-name="ce247">
            <text:p>Executive-Strategic DSS</text:p>
          </table:table-cell>
          <table:table-cell table:number-columns-repeated="16304" table:style-name="ce84"/>
        </table:table-row>
        <table:table-row table:style-name="ro5">
          <table:table-cell office:value-type="string" table:style-name="ce65">
            <text:p>Slovakia</text:p>
          </table:table-cell>
          <table:table-cell table:style-name="ce84"/>
          <table:table-cell office:value-type="string" table:style-name="ce83">
            <text:p>BE33</text:p>
          </table:table-cell>
          <table:table-cell table:style-name="ce84"/>
          <table:table-cell office:value-type="string" table:style-name="ce112">
            <text:p>Public health services.</text:p>
          </table:table-cell>
          <table:table-cell table:number-columns-repeated="4" table:style-name="ce84"/>
          <table:table-cell office:value-type="string" table:style-name="ce238">
            <text:p>feature extraction</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33" table:style-name="ce84"/>
          <table:covered-table-cell/>
          <table:covered-table-cell/>
          <table:covered-table-cell/>
          <table:table-cell office:value-type="string" table:style-name="ce249">
            <text:p>Operational-realtime DSS</text:p>
          </table:table-cell>
          <table:table-cell table:number-columns-repeated="16304" table:style-name="ce84"/>
        </table:table-row>
        <table:table-row table:style-name="ro5">
          <table:table-cell office:value-type="string" table:style-name="ce65">
            <text:p>Slovenia</text:p>
          </table:table-cell>
          <table:table-cell table:style-name="ce84"/>
          <table:table-cell office:value-type="string" table:style-name="ce83">
            <text:p>BE331</text:p>
          </table:table-cell>
          <table:table-cell table:style-name="ce84"/>
          <table:table-cell office:value-type="string" table:style-name="ce112">
            <text:p>R&amp;D health.</text:p>
          </table:table-cell>
          <table:table-cell table:number-columns-repeated="4" table:style-name="ce84"/>
          <table:table-cell office:value-type="string" table:style-name="ce238">
            <text:p>generative adversarial network</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16341" table:style-name="ce84"/>
        </table:table-row>
        <table:table-row table:style-name="ro5">
          <table:table-cell office:value-type="string" table:style-name="ce65">
            <text:p>Spain</text:p>
          </table:table-cell>
          <table:table-cell table:style-name="ce84"/>
          <table:table-cell office:value-type="string" table:style-name="ce83">
            <text:p>BE332</text:p>
          </table:table-cell>
          <table:table-cell table:style-name="ce84"/>
          <table:table-cell office:value-type="string" table:style-name="ce112">
            <text:p>Health n.e.c.</text:p>
          </table:table-cell>
          <table:table-cell table:number-columns-repeated="4" table:style-name="ce84"/>
          <table:table-cell office:value-type="string" table:style-name="ce238">
            <text:p>generative model</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16341" table:style-name="ce84"/>
        </table:table-row>
        <table:table-row table:style-name="ro5">
          <table:table-cell office:value-type="string" table:style-name="ce65">
            <text:p>Sweden</text:p>
          </table:table-cell>
          <table:table-cell table:style-name="ce84"/>
          <table:table-cell office:value-type="string" table:style-name="ce83">
            <text:p>BE334</text:p>
          </table:table-cell>
          <table:table-cell table:style-name="ce84"/>
          <table:table-cell office:value-type="string" table:style-name="ce112">
            <text:p>Recreational and sporting services.</text:p>
          </table:table-cell>
          <table:table-cell table:number-columns-repeated="4" table:style-name="ce84"/>
          <table:table-cell office:value-type="string" table:style-name="ce238">
            <text:p>multi-task learning</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16341" table:style-name="ce84"/>
        </table:table-row>
        <table:table-row table:style-name="ro5">
          <table:table-cell office:value-type="string" table:style-name="ce65">
            <text:p>Switzerland</text:p>
          </table:table-cell>
          <table:table-cell table:style-name="ce84"/>
          <table:table-cell office:value-type="string" table:style-name="ce83">
            <text:p>BE335</text:p>
          </table:table-cell>
          <table:table-cell table:style-name="ce84"/>
          <table:table-cell office:value-type="string" table:style-name="ce112">
            <text:p>Cultural services.</text:p>
          </table:table-cell>
          <table:table-cell table:number-columns-repeated="4" table:style-name="ce84"/>
          <table:table-cell office:value-type="string" table:style-name="ce238">
            <text:p>neural network</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16341" table:style-name="ce84"/>
        </table:table-row>
        <table:table-row table:style-name="ro5">
          <table:table-cell office:value-type="string" table:style-name="ce65">
            <text:p>Turkey</text:p>
          </table:table-cell>
          <table:table-cell table:style-name="ce84"/>
          <table:table-cell office:value-type="string" table:style-name="ce83">
            <text:p>BE336</text:p>
          </table:table-cell>
          <table:table-cell table:style-name="ce84"/>
          <table:table-cell office:value-type="string" table:style-name="ce112">
            <text:p>Broadcasting and publishing services.</text:p>
          </table:table-cell>
          <table:table-cell table:number-columns-repeated="4" table:style-name="ce84"/>
          <table:table-cell office:value-type="string" table:style-name="ce238">
            <text:p>pattern recognition</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16341" table:style-name="ce84"/>
        </table:table-row>
        <table:table-row table:style-name="ro5">
          <table:table-cell office:value-type="string" table:style-name="ce65">
            <text:p>Ukraine</text:p>
          </table:table-cell>
          <table:table-cell table:style-name="ce84"/>
          <table:table-cell office:value-type="string" table:style-name="ce83">
            <text:p>BE34</text:p>
          </table:table-cell>
          <table:table-cell table:style-name="ce84"/>
          <table:table-cell office:value-type="string" table:style-name="ce112">
            <text:p>Religious and other community services.</text:p>
          </table:table-cell>
          <table:table-cell table:number-columns-repeated="4" table:style-name="ce84"/>
          <table:table-cell office:value-type="string" table:style-name="ce238">
            <text:p>probabilistic learning</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16341" table:style-name="ce84"/>
        </table:table-row>
        <table:table-row table:style-name="ro19">
          <table:table-cell office:value-type="string" table:style-name="ce65">
            <text:p>United Kingdom</text:p>
          </table:table-cell>
          <table:table-cell table:style-name="ce84"/>
          <table:table-cell office:value-type="string" table:style-name="ce83">
            <text:p>BE341</text:p>
          </table:table-cell>
          <table:table-cell table:style-name="ce84"/>
          <table:table-cell office:value-type="string" table:style-name="ce112">
            <text:p>R&amp;D recreation, culture and religion.</text:p>
          </table:table-cell>
          <table:table-cell table:number-columns-repeated="4" table:style-name="ce84"/>
          <table:table-cell office:value-type="string" table:style-name="ce238">
            <text:p>probabilistic model</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16341" table:style-name="ce84"/>
        </table:table-row>
        <table:table-row table:style-name="ro5">
          <table:table-cell office:value-type="string" table:style-name="ce65">
            <text:p>Vatican City</text:p>
          </table:table-cell>
          <table:table-cell table:style-name="ce84"/>
          <table:table-cell office:value-type="string" table:style-name="ce83">
            <text:p>BE342</text:p>
          </table:table-cell>
          <table:table-cell table:style-name="ce84"/>
          <table:table-cell office:value-type="string" table:style-name="ce112">
            <text:p>Recreation, culture and religion n.e.c.</text:p>
          </table:table-cell>
          <table:table-cell table:number-columns-repeated="4" table:style-name="ce84"/>
          <table:table-cell office:value-type="string" table:style-name="ce238">
            <text:p>recommender system</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16341" table:style-name="ce84"/>
        </table:table-row>
        <table:table-row table:style-name="ro5">
          <table:table-cell table:style-name="ce142"/>
          <table:table-cell table:style-name="ce84"/>
          <table:table-cell office:value-type="string" table:style-name="ce83">
            <text:p>BE343</text:p>
          </table:table-cell>
          <table:table-cell table:style-name="ce84"/>
          <table:table-cell office:value-type="string" table:style-name="ce112">
            <text:p>Pre-primary and primary education.</text:p>
          </table:table-cell>
          <table:table-cell table:number-columns-repeated="4" table:style-name="ce84"/>
          <table:table-cell office:value-type="string" table:style-name="ce238">
            <text:p>recurrent neural network</text:p>
          </table:table-cell>
          <table:table-cell table:number-columns-repeated="13" table:style-name="ce84"/>
          <table:table-cell table:style-name="ce102"/>
          <table:table-cell table:number-columns-repeated="3" table:style-name="ce84"/>
          <table:table-cell table:content-validation-name="val28" table:style-name="ce84"/>
          <table:table-cell table:number-columns-repeated="14" table:style-name="ce84"/>
          <table:table-cell table:style-name="ce129"/>
          <table:table-cell table:number-columns-repeated="16341" table:style-name="ce84"/>
        </table:table-row>
        <table:table-row table:style-name="ro10">
          <table:table-cell table:style-name="ce142"/>
          <table:table-cell table:style-name="ce84"/>
          <table:table-cell office:value-type="string" table:style-name="ce83">
            <text:p>BE344</text:p>
          </table:table-cell>
          <table:table-cell table:style-name="ce84"/>
          <table:table-cell office:value-type="string" table:style-name="ce112">
            <text:p>Secondary education.</text:p>
          </table:table-cell>
          <table:table-cell table:number-columns-repeated="4" table:style-name="ce84"/>
          <table:table-cell office:value-type="string" table:style-name="ce238">
            <text:p>reinforcement learning</text:p>
          </table:table-cell>
          <table:table-cell table:number-columns-repeated="17" table:style-name="ce84"/>
          <table:table-cell table:content-validation-name="val28" table:style-name="ce84"/>
          <table:table-cell table:number-columns-repeated="13"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E345</text:p>
          </table:table-cell>
          <table:table-cell table:style-name="ce84"/>
          <table:table-cell office:value-type="string" table:style-name="ce112">
            <text:p>Post-secondary non-tertiary education.</text:p>
          </table:table-cell>
          <table:table-cell table:number-columns-repeated="4" table:style-name="ce84"/>
          <table:table-cell office:value-type="string" table:style-name="ce238">
            <text:p>semi-supervised learning</text:p>
          </table:table-cell>
          <table:table-cell table:number-columns-repeated="17" table:style-name="ce84"/>
          <table:table-cell table:content-validation-name="val28" table:style-name="ce84"/>
          <table:table-cell table:number-columns-repeated="13"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E35</text:p>
          </table:table-cell>
          <table:table-cell table:style-name="ce84"/>
          <table:table-cell office:value-type="string" table:style-name="ce112">
            <text:p>Tertiary education.</text:p>
          </table:table-cell>
          <table:table-cell table:number-columns-repeated="4" table:style-name="ce84"/>
          <table:table-cell office:value-type="string" table:style-name="ce238">
            <text:p>statistical learning</text:p>
          </table:table-cell>
          <table:table-cell table:number-columns-repeated="17" table:style-name="ce84"/>
          <table:table-cell table:content-validation-name="val28" table:style-name="ce84"/>
          <table:table-cell table:number-columns-repeated="13" table:style-name="ce84"/>
          <table:table-cell table:style-name="ce129"/>
          <table:table-cell table:number-columns-repeated="11" table:style-name="ce84"/>
          <table:table-cell office:value-type="string" table:style-name="ce84">
            <text:p>Creation</text:p>
          </table:table-cell>
          <table:table-cell table:number-columns-repeated="16330" table:style-name="ce84"/>
        </table:table-row>
        <table:table-row table:style-name="ro5">
          <table:table-cell table:style-name="ce142"/>
          <table:table-cell table:style-name="ce84"/>
          <table:table-cell office:value-type="string" table:style-name="ce83">
            <text:p>BE351</text:p>
          </table:table-cell>
          <table:table-cell table:style-name="ce84"/>
          <table:table-cell office:value-type="string" table:style-name="ce112">
            <text:p>Education not definable by level.</text:p>
          </table:table-cell>
          <table:table-cell table:number-columns-repeated="4" table:style-name="ce84"/>
          <table:table-cell office:value-type="string" table:style-name="ce238">
            <text:p>statistical relational learning</text:p>
          </table:table-cell>
          <table:table-cell table:number-columns-repeated="17" table:style-name="ce84"/>
          <table:table-cell table:content-validation-name="val28" table:style-name="ce84"/>
          <table:table-cell table:number-columns-repeated="13"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E352</text:p>
          </table:table-cell>
          <table:table-cell table:style-name="ce84"/>
          <table:table-cell office:value-type="string" table:style-name="ce112">
            <text:p>Subsidiary services to education.</text:p>
          </table:table-cell>
          <table:table-cell table:number-columns-repeated="4" table:style-name="ce84"/>
          <table:table-cell office:value-type="string" table:style-name="ce238">
            <text:p>supervised learning</text:p>
          </table:table-cell>
          <table:table-cell table:number-columns-repeated="17" table:style-name="ce84"/>
          <table:table-cell table:content-validation-name="val28" table:style-name="ce84"/>
          <table:table-cell table:number-columns-repeated="13"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E353</text:p>
          </table:table-cell>
          <table:table-cell table:style-name="ce84"/>
          <table:table-cell office:value-type="string" table:style-name="ce112">
            <text:p>R&amp;D education.</text:p>
          </table:table-cell>
          <table:table-cell table:number-columns-repeated="4" table:style-name="ce84"/>
          <table:table-cell office:value-type="string" table:style-name="ce238">
            <text:p>support vector machine</text:p>
          </table:table-cell>
          <table:table-cell table:number-columns-repeated="17" table:style-name="ce84"/>
          <table:table-cell table:content-validation-name="val28" table:style-name="ce84"/>
          <table:table-cell table:number-columns-repeated="13"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EZ</text:p>
          </table:table-cell>
          <table:table-cell table:style-name="ce84"/>
          <table:table-cell office:value-type="string" table:style-name="ce112">
            <text:p>Education n.e.c.</text:p>
          </table:table-cell>
          <table:table-cell table:number-columns-repeated="4" table:style-name="ce84"/>
          <table:table-cell office:value-type="string" table:style-name="ce238">
            <text:p>transfer learning</text:p>
          </table:table-cell>
          <table:table-cell table:number-columns-repeated="17" table:style-name="ce84"/>
          <table:table-cell table:content-validation-name="val28" table:style-name="ce84"/>
          <table:table-cell table:number-columns-repeated="13" table:style-name="ce84"/>
          <table:table-cell table:style-name="ce129"/>
          <table:table-cell table:number-columns-repeated="11" table:style-name="ce84"/>
          <table:table-cell office:value-type="string" table:style-name="ce84">
            <text:p>Conversation</text:p>
            <text:p>Support​ interaction</text:p>
          </table:table-cell>
          <table:table-cell table:number-columns-repeated="16330" table:style-name="ce84"/>
        </table:table-row>
        <table:table-row table:style-name="ro5">
          <table:table-cell table:style-name="ce142"/>
          <table:table-cell table:style-name="ce84"/>
          <table:table-cell office:value-type="string" table:style-name="ce83">
            <text:p>BEZZ</text:p>
          </table:table-cell>
          <table:table-cell table:style-name="ce84"/>
          <table:table-cell office:value-type="string" table:style-name="ce112">
            <text:p>Sickness and disability.</text:p>
          </table:table-cell>
          <table:table-cell table:number-columns-repeated="4" table:style-name="ce84"/>
          <table:table-cell office:value-type="string" table:style-name="ce238">
            <text:p>unstructured data</text:p>
          </table:table-cell>
          <table:table-cell table:number-columns-repeated="1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EZZZ</text:p>
          </table:table-cell>
          <table:table-cell table:style-name="ce84"/>
          <table:table-cell office:value-type="string" table:style-name="ce112">
            <text:p>Old age.</text:p>
          </table:table-cell>
          <table:table-cell table:number-columns-repeated="4" table:style-name="ce84"/>
          <table:table-cell office:value-type="string" table:style-name="ce239">
            <text:p>unsupervised learning</text:p>
          </table:table-cell>
          <table:table-cell table:number-columns-repeated="1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text:p>
          </table:table-cell>
          <table:table-cell table:style-name="ce84"/>
          <table:table-cell office:value-type="string" table:style-name="ce112">
            <text:p>Survivors.</text:p>
          </table:table-cell>
          <table:table-cell table:number-columns-repeated="4" table:style-name="ce84"/>
          <table:table-cell office:value-type="string" table:style-name="ce218">
            <text:p>chatbot</text:p>
          </table:table-cell>
          <table:table-cell table:number-columns-repeated="1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text:p>
          </table:table-cell>
          <table:table-cell table:style-name="ce84"/>
          <table:table-cell office:value-type="string" table:style-name="ce112">
            <text:p>Family and children.</text:p>
          </table:table-cell>
          <table:table-cell table:number-columns-repeated="4" table:style-name="ce84"/>
          <table:table-cell office:value-type="string" table:style-name="ce219">
            <text:p>computational linguistics</text:p>
          </table:table-cell>
          <table:table-cell table:number-columns-repeated="1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1</text:p>
          </table:table-cell>
          <table:table-cell table:style-name="ce84"/>
          <table:table-cell office:value-type="string" table:style-name="ce112">
            <text:p>Unemployment.</text:p>
          </table:table-cell>
          <table:table-cell table:number-columns-repeated="4" table:style-name="ce84"/>
          <table:table-cell office:value-type="string" table:style-name="ce219">
            <text:p>conversation model</text:p>
          </table:table-cell>
          <table:table-cell table:number-columns-repeated="18" table:style-name="ce84"/>
          <table:table-cell table:content-validation-name="val28" table:style-name="ce84"/>
          <table:table-cell table:number-columns-repeated="12" table:style-name="ce84"/>
          <table:table-cell table:style-name="ce129"/>
          <table:table-cell table:number-columns-repeated="11" table:style-name="ce84"/>
          <table:table-cell office:value-type="string" table:style-name="ce84">
            <text:p>Anonymisation​</text:p>
          </table:table-cell>
          <table:table-cell table:number-columns-repeated="16330" table:style-name="ce84"/>
        </table:table-row>
        <table:table-row table:style-name="ro5">
          <table:table-cell table:style-name="ce142"/>
          <table:table-cell table:style-name="ce84"/>
          <table:table-cell office:value-type="string" table:style-name="ce83">
            <text:p>BG311</text:p>
          </table:table-cell>
          <table:table-cell table:style-name="ce84"/>
          <table:table-cell office:value-type="string" table:style-name="ce112">
            <text:p>Housing.</text:p>
          </table:table-cell>
          <table:table-cell table:number-columns-repeated="4" table:style-name="ce84"/>
          <table:table-cell office:value-type="string" table:style-name="ce219">
            <text:p>coreference resolution</text:p>
          </table:table-cell>
          <table:table-cell table:number-columns-repeated="1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12</text:p>
          </table:table-cell>
          <table:table-cell table:style-name="ce84"/>
          <table:table-cell office:value-type="string" table:style-name="ce112">
            <text:p>Social exclusion n.e.c.</text:p>
          </table:table-cell>
          <table:table-cell table:number-columns-repeated="4" table:style-name="ce84"/>
          <table:table-cell office:value-type="string" table:style-name="ce219">
            <text:p>information extraction</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13</text:p>
          </table:table-cell>
          <table:table-cell table:style-name="ce84"/>
          <table:table-cell office:value-type="string" table:style-name="ce112">
            <text:p>R&amp;D social protection.</text:p>
          </table:table-cell>
          <table:table-cell table:number-columns-repeated="4" table:style-name="ce84"/>
          <table:table-cell office:value-type="string" table:style-name="ce219">
            <text:p>information retrieval</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1" table:style-name="ce84"/>
          <table:table-cell office:value-type="string" table:style-name="ce84">
            <text:p>Security ​</text:p>
          </table:table-cell>
          <table:table-cell table:number-columns-repeated="16330" table:style-name="ce84"/>
        </table:table-row>
        <table:table-row table:style-name="ro5">
          <table:table-cell table:style-name="ce142"/>
          <table:table-cell table:style-name="ce84"/>
          <table:table-cell office:value-type="string" table:style-name="ce83">
            <text:p>BG314</text:p>
          </table:table-cell>
          <table:table-cell table:style-name="ce84"/>
          <table:table-cell office:value-type="string" table:style-name="ce112">
            <text:p>Social protection n.e.c.</text:p>
          </table:table-cell>
          <table:table-cell table:number-columns-repeated="4" table:style-name="ce84"/>
          <table:table-cell office:value-type="string" table:style-name="ce219">
            <text:p>natural language understanding</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15</text:p>
          </table:table-cell>
          <table:table-cell table:style-name="ce84"/>
          <table:table-cell table:style-name="ce116"/>
          <table:table-cell table:number-columns-repeated="4" table:style-name="ce84"/>
          <table:table-cell office:value-type="string" table:style-name="ce219">
            <text:p>natural language generation</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2</text:p>
          </table:table-cell>
          <table:table-cell table:style-name="ce84"/>
          <table:table-cell table:style-name="ce116"/>
          <table:table-cell table:number-columns-repeated="4" table:style-name="ce84"/>
          <table:table-cell office:value-type="string" table:style-name="ce219">
            <text:p>machine translation</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1" table:style-name="ce84"/>
          <table:table-cell office:value-type="string" table:style-name="ce84">
            <text:p>Decision Support</text:p>
          </table:table-cell>
          <table:table-cell table:number-columns-repeated="16330" table:style-name="ce84"/>
        </table:table-row>
        <table:table-row table:style-name="ro5">
          <table:table-cell table:style-name="ce142"/>
          <table:table-cell table:style-name="ce84"/>
          <table:table-cell office:value-type="string" table:style-name="ce83">
            <text:p>BG321</text:p>
          </table:table-cell>
          <table:table-cell table:style-name="ce84"/>
          <table:table-cell table:style-name="ce116"/>
          <table:table-cell table:number-columns-repeated="4" table:style-name="ce84"/>
          <table:table-cell office:value-type="string" table:style-name="ce219">
            <text:p>question answering</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22</text:p>
          </table:table-cell>
          <table:table-cell table:style-name="ce84"/>
          <table:table-cell table:style-name="ce116"/>
          <table:table-cell table:number-columns-repeated="4" table:style-name="ce84"/>
          <table:table-cell office:value-type="string" table:style-name="ce219">
            <text:p>sentiment analysis</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23</text:p>
          </table:table-cell>
          <table:table-cell table:style-name="ce84"/>
          <table:table-cell table:style-name="ce116"/>
          <table:table-cell table:number-columns-repeated="4" table:style-name="ce84"/>
          <table:table-cell office:value-type="string" table:style-name="ce219">
            <text:p>text classification</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24</text:p>
          </table:table-cell>
          <table:table-cell table:style-name="ce84"/>
          <table:table-cell table:style-name="ce116"/>
          <table:table-cell table:number-columns-repeated="4" table:style-name="ce84"/>
          <table:table-cell office:value-type="string" table:style-name="ce224">
            <text:p>text mining</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25</text:p>
          </table:table-cell>
          <table:table-cell table:style-name="ce84"/>
          <table:table-cell table:style-name="ce116"/>
          <table:table-cell table:number-columns-repeated="4" table:style-name="ce84"/>
          <table:table-cell office:value-type="string" table:style-name="ce237">
            <text:p>action recognition</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3</text:p>
          </table:table-cell>
          <table:table-cell table:style-name="ce84"/>
          <table:table-cell table:style-name="ce116"/>
          <table:table-cell table:number-columns-repeated="4" table:style-name="ce84"/>
          <table:table-cell office:value-type="string" table:style-name="ce238">
            <text:p>face recognition</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16342" table:style-name="ce84"/>
        </table:table-row>
        <table:table-row table:style-name="ro5">
          <table:table-cell table:style-name="ce142"/>
          <table:table-cell table:style-name="ce84"/>
          <table:table-cell office:value-type="string" table:style-name="ce83">
            <text:p>BG331</text:p>
          </table:table-cell>
          <table:table-cell table:style-name="ce84"/>
          <table:table-cell table:style-name="ce116"/>
          <table:table-cell table:number-columns-repeated="4" table:style-name="ce84"/>
          <table:table-cell office:value-type="string" table:style-name="ce238">
            <text:p>gesture recognition</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36" table:style-name="ce84"/>
          <table:table-cell table:style-name="ce3"/>
          <table:table-cell table:number-columns-repeated="16305" table:style-name="ce84"/>
        </table:table-row>
        <table:table-row table:style-name="ro5">
          <table:table-cell table:style-name="ce142"/>
          <table:table-cell table:style-name="ce84"/>
          <table:table-cell office:value-type="string" table:style-name="ce83">
            <text:p>BG332</text:p>
          </table:table-cell>
          <table:table-cell table:style-name="ce84"/>
          <table:table-cell table:style-name="ce116"/>
          <table:table-cell table:number-columns-repeated="4" table:style-name="ce84"/>
          <table:table-cell office:value-type="string" table:style-name="ce238">
            <text:p>image processing</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36" table:style-name="ce84"/>
          <table:table-cell table:style-name="ce3"/>
          <table:table-cell table:number-columns-repeated="16305" table:style-name="ce84"/>
        </table:table-row>
        <table:table-row table:style-name="ro5">
          <table:table-cell table:style-name="ce142"/>
          <table:table-cell table:style-name="ce84"/>
          <table:table-cell office:value-type="string" table:style-name="ce83">
            <text:p>BG333</text:p>
          </table:table-cell>
          <table:table-cell table:style-name="ce84"/>
          <table:table-cell table:style-name="ce116"/>
          <table:table-cell table:number-columns-repeated="4" table:style-name="ce84"/>
          <table:table-cell office:value-type="string" table:style-name="ce238">
            <text:p>image retrieval</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36" table:style-name="ce84"/>
          <table:table-cell table:style-name="ce3"/>
          <table:table-cell table:number-columns-repeated="16305" table:style-name="ce84"/>
        </table:table-row>
        <table:table-row table:style-name="ro5">
          <table:table-cell table:style-name="ce142"/>
          <table:table-cell table:style-name="ce84"/>
          <table:table-cell office:value-type="string" table:style-name="ce83">
            <text:p>BG334</text:p>
          </table:table-cell>
          <table:table-cell table:style-name="ce84"/>
          <table:table-cell table:style-name="ce116"/>
          <table:table-cell table:number-columns-repeated="4" table:style-name="ce84"/>
          <table:table-cell office:value-type="string" table:style-name="ce238">
            <text:p>object recognition</text:p>
          </table:table-cell>
          <table:table-cell table:number-columns-repeated="9" table:style-name="ce84"/>
          <table:table-cell table:style-name="ce128"/>
          <table:table-cell table:number-columns-repeated="8" table:style-name="ce84"/>
          <table:table-cell table:content-validation-name="val28" table:style-name="ce84"/>
          <table:table-cell table:number-columns-repeated="12" table:style-name="ce84"/>
          <table:table-cell table:style-name="ce129"/>
          <table:table-cell table:number-columns-repeated="36" table:style-name="ce84"/>
          <table:table-cell table:style-name="ce3"/>
          <table:table-cell table:number-columns-repeated="16305" table:style-name="ce84"/>
        </table:table-row>
        <table:table-row table:style-name="ro5">
          <table:table-cell table:style-name="ce142"/>
          <table:table-cell table:style-name="ce84"/>
          <table:table-cell office:value-type="string" table:style-name="ce83">
            <text:p>BG34</text:p>
          </table:table-cell>
          <table:table-cell table:style-name="ce84"/>
          <table:table-cell table:style-name="ce116"/>
          <table:table-cell table:number-columns-repeated="4" table:style-name="ce84"/>
          <table:table-cell office:value-type="string" table:style-name="ce238">
            <text:p>recognition technology</text:p>
          </table:table-cell>
          <table:table-cell table:number-columns-repeated="9" table:style-name="ce84"/>
          <table:table-cell table:number-columns-repeated="2" table:style-name="ce128"/>
          <table:table-cell table:number-columns-repeated="2" table:style-name="ce84"/>
          <table:table-cell table:style-name="ce160"/>
          <table:table-cell table:number-columns-repeated="4" table:style-name="ce84"/>
          <table:table-cell table:content-validation-name="val28" table:style-name="ce84"/>
          <table:table-cell table:number-columns-repeated="13" table:style-name="ce84"/>
          <table:table-cell table:style-name="ce129"/>
          <table:table-cell table:number-columns-repeated="35" table:style-name="ce84"/>
          <table:table-cell table:style-name="ce3"/>
          <table:table-cell table:number-columns-repeated="16305" table:style-name="ce84"/>
        </table:table-row>
        <table:table-row table:style-name="ro5">
          <table:table-cell table:style-name="ce142"/>
          <table:table-cell table:style-name="ce84"/>
          <table:table-cell office:value-type="string" table:style-name="ce83">
            <text:p>BG341</text:p>
          </table:table-cell>
          <table:table-cell table:style-name="ce84"/>
          <table:table-cell table:style-name="ce116"/>
          <table:table-cell table:number-columns-repeated="4" table:style-name="ce84"/>
          <table:table-cell office:value-type="string" table:style-name="ce238">
            <text:p>sensor network</text:p>
          </table:table-cell>
          <table:table-cell table:number-columns-repeated="9" table:style-name="ce84"/>
          <table:table-cell table:number-columns-repeated="2" table:style-name="ce128"/>
          <table:table-cell table:number-columns-repeated="2" table:style-name="ce84"/>
          <table:table-cell table:style-name="ce160"/>
          <table:table-cell table:number-columns-repeated="4" table:style-name="ce84"/>
          <table:table-cell table:content-validation-name="val28" table:style-name="ce84"/>
          <table:table-cell table:number-columns-repeated="13" table:style-name="ce84"/>
          <table:table-cell table:style-name="ce129"/>
          <table:table-cell table:number-columns-repeated="34" table:style-name="ce84"/>
          <table:table-cell table:number-columns-repeated="2" table:style-name="ce3"/>
          <table:table-cell table:number-columns-repeated="16305" table:style-name="ce84"/>
        </table:table-row>
        <table:table-row table:style-name="ro5">
          <table:table-cell table:style-name="ce142"/>
          <table:table-cell table:style-name="ce84"/>
          <table:table-cell office:value-type="string" table:style-name="ce83">
            <text:p>BG342</text:p>
          </table:table-cell>
          <table:table-cell table:style-name="ce84"/>
          <table:table-cell table:style-name="ce116"/>
          <table:table-cell table:number-columns-repeated="4" table:style-name="ce84"/>
          <table:table-cell office:value-type="string" table:style-name="ce239">
            <text:p>visual search</text:p>
          </table:table-cell>
          <table:table-cell table:number-columns-repeated="9" table:style-name="ce84"/>
          <table:table-cell table:number-columns-repeated="2" table:style-name="ce128"/>
          <table:table-cell table:number-columns-repeated="2" table:style-name="ce84"/>
          <table:table-cell table:style-name="ce160"/>
          <table:table-cell table:number-columns-repeated="4" table:style-name="ce84"/>
          <table:table-cell table:content-validation-name="val28" table:style-name="ce84"/>
          <table:table-cell table:number-columns-repeated="13" table:style-name="ce84"/>
          <table:table-cell table:style-name="ce129"/>
          <table:table-cell table:number-columns-repeated="34" table:style-name="ce84"/>
          <table:table-cell table:number-columns-repeated="2" table:style-name="ce3"/>
          <table:table-cell table:number-columns-repeated="16305" table:style-name="ce84"/>
        </table:table-row>
        <table:table-row table:style-name="ro5">
          <table:table-cell table:style-name="ce142"/>
          <table:table-cell table:style-name="ce84"/>
          <table:table-cell office:value-type="string" table:style-name="ce83">
            <text:p>BG343</text:p>
          </table:table-cell>
          <table:table-cell table:style-name="ce84"/>
          <table:table-cell table:style-name="ce116"/>
          <table:table-cell table:number-columns-repeated="4" table:style-name="ce84"/>
          <table:table-cell office:value-type="string" table:style-name="ce218">
            <text:p>computational auditory scene</text:p>
          </table:table-cell>
          <table:table-cell table:number-columns-repeated="9" table:style-name="ce84"/>
          <table:table-cell table:number-columns-repeated="2" table:style-name="ce128"/>
          <table:table-cell table:number-columns-repeated="2" table:style-name="ce84"/>
          <table:table-cell table:style-name="ce160"/>
          <table:table-cell table:number-columns-repeated="4" table:style-name="ce84"/>
          <table:table-cell table:content-validation-name="val28" table:style-name="ce84"/>
          <table:table-cell table:number-columns-repeated="13" table:style-name="ce84"/>
          <table:table-cell table:style-name="ce129"/>
          <table:table-cell table:number-columns-repeated="34" table:style-name="ce84"/>
          <table:table-cell table:number-columns-repeated="3" table:style-name="ce3"/>
          <table:table-cell table:number-columns-repeated="16304" table:style-name="ce84"/>
        </table:table-row>
        <table:table-row table:style-name="ro5">
          <table:table-cell table:style-name="ce142"/>
          <table:table-cell table:style-name="ce84"/>
          <table:table-cell office:value-type="string" table:style-name="ce83">
            <text:p>BG344</text:p>
          </table:table-cell>
          <table:table-cell table:style-name="ce84"/>
          <table:table-cell table:style-name="ce116"/>
          <table:table-cell table:number-columns-repeated="4" table:style-name="ce84"/>
          <table:table-cell office:value-type="string" table:style-name="ce219">
            <text:p>music information retrieval</text:p>
          </table:table-cell>
          <table:table-cell table:number-columns-repeated="9" table:style-name="ce84"/>
          <table:table-cell table:number-columns-repeated="2" table:style-name="ce128"/>
          <table:table-cell table:number-columns-repeated="2" table:style-name="ce84"/>
          <table:table-cell table:style-name="ce160"/>
          <table:table-cell table:number-columns-repeated="4" table:style-name="ce84"/>
          <table:table-cell table:content-validation-name="val28" table:style-name="ce84"/>
          <table:table-cell table:number-columns-repeated="13" table:style-name="ce84"/>
          <table:table-cell table:style-name="ce129"/>
          <table:table-cell table:number-columns-repeated="34" table:style-name="ce84"/>
          <table:table-cell table:number-columns-repeated="3" table:style-name="ce3"/>
          <table:table-cell table:number-columns-repeated="16304" table:style-name="ce84"/>
        </table:table-row>
        <table:table-row table:style-name="ro5">
          <table:table-cell table:style-name="ce142"/>
          <table:table-cell table:style-name="ce84"/>
          <table:table-cell office:value-type="string" table:style-name="ce83">
            <text:p>BG4</text:p>
          </table:table-cell>
          <table:table-cell table:style-name="ce84"/>
          <table:table-cell table:style-name="ce116"/>
          <table:table-cell table:number-columns-repeated="4" table:style-name="ce84"/>
          <table:table-cell office:value-type="string" table:style-name="ce219">
            <text:p>sound description</text:p>
          </table:table-cell>
          <table:table-cell table:number-columns-repeated="9" table:style-name="ce84"/>
          <table:table-cell table:number-columns-repeated="2" table:style-name="ce128"/>
          <table:table-cell table:number-columns-repeated="2" table:style-name="ce84"/>
          <table:table-cell table:style-name="ce160"/>
          <table:table-cell table:number-columns-repeated="4" table:style-name="ce84"/>
          <table:table-cell table:content-validation-name="val28" table:style-name="ce84"/>
          <table:table-cell table:number-columns-repeated="13" table:style-name="ce84"/>
          <table:table-cell table:style-name="ce129"/>
          <table:table-cell table:number-columns-repeated="34" table:style-name="ce84"/>
          <table:table-cell table:number-columns-repeated="3" table:style-name="ce3"/>
          <table:table-cell table:number-columns-repeated="16304" table:style-name="ce84"/>
        </table:table-row>
        <table:table-row table:style-name="ro5">
          <table:table-cell table:style-name="ce142"/>
          <table:table-cell table:style-name="ce84"/>
          <table:table-cell office:value-type="string" table:style-name="ce83">
            <text:p>BG41</text:p>
          </table:table-cell>
          <table:table-cell table:style-name="ce84"/>
          <table:table-cell table:style-name="ce116"/>
          <table:table-cell table:number-columns-repeated="4" table:style-name="ce84"/>
          <table:table-cell office:value-type="string" table:style-name="ce219">
            <text:p>sound event recognition</text:p>
          </table:table-cell>
          <table:table-cell table:number-columns-repeated="9" table:style-name="ce84"/>
          <table:table-cell table:number-columns-repeated="2" table:style-name="ce128"/>
          <table:table-cell table:number-columns-repeated="2" table:style-name="ce84"/>
          <table:table-cell table:style-name="ce160"/>
          <table:table-cell table:number-columns-repeated="4" table:style-name="ce84"/>
          <table:table-cell table:content-validation-name="val28" table:style-name="ce84"/>
          <table:table-cell table:number-columns-repeated="13" table:style-name="ce84"/>
          <table:table-cell table:style-name="ce129"/>
          <table:table-cell table:number-columns-repeated="34" table:style-name="ce84"/>
          <table:table-cell table:number-columns-repeated="3" table:style-name="ce3"/>
          <table:table-cell table:number-columns-repeated="16304" table:style-name="ce84"/>
        </table:table-row>
        <table:table-row table:style-name="ro5">
          <table:table-cell table:style-name="ce142"/>
          <table:table-cell table:style-name="ce84"/>
          <table:table-cell office:value-type="string" table:style-name="ce83">
            <text:p>BG411</text:p>
          </table:table-cell>
          <table:table-cell table:style-name="ce84"/>
          <table:table-cell table:style-name="ce116"/>
          <table:table-cell table:number-columns-repeated="4" table:style-name="ce84"/>
          <table:table-cell office:value-type="string" table:style-name="ce219">
            <text:p>sound source separation</text:p>
          </table:table-cell>
          <table:table-cell table:number-columns-repeated="9" table:style-name="ce84"/>
          <table:table-cell table:number-columns-repeated="2" table:style-name="ce128"/>
          <table:table-cell table:number-columns-repeated="2" table:style-name="ce84"/>
          <table:table-cell table:style-name="ce160"/>
          <table:table-cell table:number-columns-repeated="4" table:style-name="ce84"/>
          <table:table-cell table:content-validation-name="val28" table:style-name="ce84"/>
          <table:table-cell table:number-columns-repeated="13" table:style-name="ce84"/>
          <table:table-cell table:style-name="ce129"/>
          <table:table-cell table:number-columns-repeated="34" table:style-name="ce84"/>
          <table:table-cell table:number-columns-repeated="3" table:style-name="ce3"/>
          <table:table-cell table:number-columns-repeated="16304" table:style-name="ce84"/>
        </table:table-row>
        <table:table-row table:style-name="ro5">
          <table:table-cell table:style-name="ce64"/>
          <table:table-cell table:style-name="ce3"/>
          <table:table-cell office:value-type="string" table:style-name="ce67">
            <text:p>BG412</text:p>
          </table:table-cell>
          <table:table-cell table:style-name="ce3"/>
          <table:table-cell table:style-name="ce61"/>
          <table:table-cell table:number-columns-repeated="4" table:style-name="ce3"/>
          <table:table-cell office:value-type="string" table:style-name="ce219">
            <text:p>sound synthesi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table:style-name="ce84"/>
          <table:table-cell table:number-columns-repeated="16307" table:style-name="ce3"/>
        </table:table-row>
        <table:table-row table:style-name="ro5">
          <table:table-cell table:style-name="ce64"/>
          <table:table-cell table:style-name="ce3"/>
          <table:table-cell office:value-type="string" table:style-name="ce67">
            <text:p>BG413</text:p>
          </table:table-cell>
          <table:table-cell table:style-name="ce3"/>
          <table:table-cell table:style-name="ce61"/>
          <table:table-cell table:number-columns-repeated="4" table:style-name="ce3"/>
          <table:table-cell office:value-type="string" table:style-name="ce219">
            <text:p>speaker identification</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table:style-name="ce84"/>
          <table:table-cell table:number-columns-repeated="16307" table:style-name="ce3"/>
        </table:table-row>
        <table:table-row table:style-name="ro5">
          <table:table-cell table:style-name="ce64"/>
          <table:table-cell table:style-name="ce3"/>
          <table:table-cell office:value-type="string" table:style-name="ce67">
            <text:p>BG414</text:p>
          </table:table-cell>
          <table:table-cell table:style-name="ce3"/>
          <table:table-cell table:style-name="ce61"/>
          <table:table-cell table:number-columns-repeated="4" table:style-name="ce3"/>
          <table:table-cell office:value-type="string" table:style-name="ce219">
            <text:p>speech processing</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table:style-name="ce84"/>
          <table:table-cell table:number-columns-repeated="16307" table:style-name="ce3"/>
        </table:table-row>
        <table:table-row table:style-name="ro5">
          <table:table-cell table:style-name="ce64"/>
          <table:table-cell table:style-name="ce3"/>
          <table:table-cell office:value-type="string" table:style-name="ce67">
            <text:p>BG415</text:p>
          </table:table-cell>
          <table:table-cell table:style-name="ce3"/>
          <table:table-cell table:style-name="ce61"/>
          <table:table-cell table:number-columns-repeated="4" table:style-name="ce3"/>
          <table:table-cell office:value-type="string" table:style-name="ce219">
            <text:p>speech recognition</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table:style-name="ce84"/>
          <table:table-cell table:number-columns-repeated="16307" table:style-name="ce3"/>
        </table:table-row>
        <table:table-row table:style-name="ro5">
          <table:table-cell table:style-name="ce64"/>
          <table:table-cell table:style-name="ce3"/>
          <table:table-cell office:value-type="string" table:style-name="ce67">
            <text:p>BG42</text:p>
          </table:table-cell>
          <table:table-cell table:style-name="ce3"/>
          <table:table-cell table:style-name="ce61"/>
          <table:table-cell table:number-columns-repeated="4" table:style-name="ce3"/>
          <table:table-cell office:value-type="string" table:style-name="ce224">
            <text:p>speech synthesi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table:style-name="ce84"/>
          <table:table-cell table:number-columns-repeated="16307" table:style-name="ce3"/>
        </table:table-row>
        <table:table-row table:style-name="ro5">
          <table:table-cell table:style-name="ce64"/>
          <table:table-cell table:style-name="ce3"/>
          <table:table-cell office:value-type="string" table:style-name="ce67">
            <text:p>BG421</text:p>
          </table:table-cell>
          <table:table-cell table:style-name="ce3"/>
          <table:table-cell table:style-name="ce61"/>
          <table:table-cell table:number-columns-repeated="4" table:style-name="ce3"/>
          <table:table-cell office:value-type="string" table:style-name="ce237">
            <text:p>agent-based modelling</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table:style-name="ce84"/>
          <table:table-cell table:number-columns-repeated="16307" table:style-name="ce3"/>
        </table:table-row>
        <table:table-row table:style-name="ro5">
          <table:table-cell table:number-columns-repeated="2"/>
          <table:table-cell office:value-type="string" table:style-name="ce67">
            <text:p>BG422</text:p>
          </table:table-cell>
          <table:table-cell table:style-name="ce3"/>
          <table:table-cell table:style-name="ce61"/>
          <table:table-cell table:number-columns-repeated="4" table:style-name="ce3"/>
          <table:table-cell office:value-type="string" table:style-name="ce238">
            <text:p>agreement technologie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BG423</text:p>
          </table:table-cell>
          <table:table-cell table:style-name="ce3"/>
          <table:table-cell table:style-name="ce61"/>
          <table:table-cell table:number-columns-repeated="4" table:style-name="ce3"/>
          <table:table-cell office:value-type="string" table:style-name="ce238">
            <text:p>computational economic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BG424</text:p>
          </table:table-cell>
          <table:table-cell table:style-name="ce3"/>
          <table:table-cell table:style-name="ce61"/>
          <table:table-cell table:number-columns-repeated="4" table:style-name="ce3"/>
          <table:table-cell office:value-type="string" table:style-name="ce238">
            <text:p>game theory</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BG425</text:p>
          </table:table-cell>
          <table:table-cell table:style-name="ce3"/>
          <table:table-cell table:style-name="ce61"/>
          <table:table-cell table:number-columns-repeated="4" table:style-name="ce3"/>
          <table:table-cell office:value-type="string" table:style-name="ce238">
            <text:p>intelligent agen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BGZ</text:p>
          </table:table-cell>
          <table:table-cell table:style-name="ce3"/>
          <table:table-cell table:style-name="ce61"/>
          <table:table-cell table:number-columns-repeated="4" table:style-name="ce3"/>
          <table:table-cell office:value-type="string" table:style-name="ce238">
            <text:p>negotiation algorithm</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BGZZ</text:p>
          </table:table-cell>
          <table:table-cell table:style-name="ce3"/>
          <table:table-cell table:style-name="ce61"/>
          <table:table-cell table:number-columns-repeated="4" table:style-name="ce3"/>
          <table:table-cell office:value-type="string" table:style-name="ce238">
            <text:p>network intelligen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BGZZZ</text:p>
          </table:table-cell>
          <table:table-cell table:style-name="ce3"/>
          <table:table-cell table:style-name="ce61"/>
          <table:table-cell table:number-columns-repeated="4" table:style-name="ce3"/>
          <table:table-cell office:value-type="string" table:style-name="ce238">
            <text:p>q-learning</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text:p>
          </table:table-cell>
          <table:table-cell table:style-name="ce3"/>
          <table:table-cell table:style-name="ce61"/>
          <table:table-cell table:number-columns-repeated="4" table:style-name="ce3"/>
          <table:table-cell office:value-type="string" table:style-name="ce239">
            <text:p>swarm intelligen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text:p>
          </table:table-cell>
          <table:table-cell table:style-name="ce3"/>
          <table:table-cell table:style-name="ce61"/>
          <table:table-cell table:number-columns-repeated="4" table:style-name="ce3"/>
          <table:table-cell office:value-type="string" table:style-name="ce218">
            <text:p>cognitive system<text: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1</text:p>
          </table:table-cell>
          <table:table-cell table:style-name="ce3"/>
          <table:table-cell table:style-name="ce61"/>
          <table:table-cell table:number-columns-repeated="4" table:style-name="ce3"/>
          <table:table-cell office:value-type="string" table:style-name="ce219">
            <text:p>control theory<text: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10</text:p>
          </table:table-cell>
          <table:table-cell table:style-name="ce3"/>
          <table:table-cell table:style-name="ce61"/>
          <table:table-cell table:number-columns-repeated="4" table:style-name="ce3"/>
          <table:table-cell office:value-type="string" table:style-name="ce219">
            <text:p>human-ai interaction<text: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2</text:p>
          </table:table-cell>
          <table:table-cell table:style-name="ce3"/>
          <table:table-cell table:style-name="ce61"/>
          <table:table-cell table:number-columns-repeated="4" table:style-name="ce3"/>
          <table:table-cell office:value-type="string" table:style-name="ce219">
            <text:p>industrial robot<text: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20</text:p>
          </table:table-cell>
          <table:table-cell table:style-name="ce3"/>
          <table:table-cell table:style-name="ce61"/>
          <table:table-cell table:number-columns-repeated="4" table:style-name="ce3"/>
          <table:table-cell office:value-type="string" table:style-name="ce219">
            <text:p>robot system</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3</text:p>
          </table:table-cell>
          <table:table-cell table:style-name="ce3"/>
          <table:table-cell table:style-name="ce61"/>
          <table:table-cell table:number-columns-repeated="4" table:style-name="ce3"/>
          <table:table-cell office:value-type="string" table:style-name="ce219">
            <text:p>service robot<text: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31</text:p>
          </table:table-cell>
          <table:table-cell table:style-name="ce3"/>
          <table:table-cell table:style-name="ce61"/>
          <table:table-cell table:number-columns-repeated="4" table:style-name="ce3"/>
          <table:table-cell office:value-type="string" table:style-name="ce224">
            <text:p>social robo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32</text:p>
          </table:table-cell>
          <table:table-cell table:style-name="ce3"/>
          <table:table-cell table:style-name="ce61"/>
          <table:table-cell table:number-columns-repeated="4" table:style-name="ce3"/>
          <table:table-cell office:value-type="string" table:style-name="ce237">
            <text:p>autonomous driving<text: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4</text:p>
          </table:table-cell>
          <table:table-cell table:style-name="ce3"/>
          <table:table-cell table:style-name="ce61"/>
          <table:table-cell table:number-columns-repeated="4" table:style-name="ce3"/>
          <table:table-cell office:value-type="string" table:style-name="ce238">
            <text:p>autonomous system<text: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41</text:p>
          </table:table-cell>
          <table:table-cell table:style-name="ce3"/>
          <table:table-cell table:style-name="ce61"/>
          <table:table-cell table:number-columns-repeated="4" table:style-name="ce3"/>
          <table:table-cell office:value-type="string" table:style-name="ce238">
            <text:p>autonomous vehicl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42</text:p>
          </table:table-cell>
          <table:table-cell table:style-name="ce3"/>
          <table:table-cell table:style-name="ce61"/>
          <table:table-cell table:number-columns-repeated="4" table:style-name="ce3"/>
          <table:table-cell office:value-type="string" table:style-name="ce238">
            <text:p>self-driving car<text: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5</text:p>
          </table:table-cell>
          <table:table-cell table:style-name="ce3"/>
          <table:table-cell table:style-name="ce61"/>
          <table:table-cell table:number-columns-repeated="4" table:style-name="ce3"/>
          <table:table-cell office:value-type="string" table:style-name="ce242">
            <text:p>unmanned vehicle<text: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51</text:p>
          </table:table-cell>
          <table:table-cell table:style-name="ce3"/>
          <table:table-cell table:style-name="ce61"/>
          <table:table-cell table:number-columns-repeated="4" table:style-name="ce3"/>
          <table:table-cell office:value-type="string" table:style-name="ce223">
            <text:p>ai application</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52</text:p>
          </table:table-cell>
          <table:table-cell table:style-name="ce3"/>
          <table:table-cell table:style-name="ce61"/>
          <table:table-cell table:number-columns-repeated="4" table:style-name="ce3"/>
          <table:table-cell office:value-type="string" table:style-name="ce71">
            <text:p>ai benchmark</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53</text:p>
          </table:table-cell>
          <table:table-cell table:style-name="ce3"/>
          <table:table-cell table:style-name="ce61"/>
          <table:table-cell table:number-columns-repeated="4" table:style-name="ce3"/>
          <table:table-cell office:value-type="string" table:style-name="ce71">
            <text:p>ai competition</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6</text:p>
          </table:table-cell>
          <table:table-cell table:style-name="ce3"/>
          <table:table-cell table:style-name="ce61"/>
          <table:table-cell table:number-columns-repeated="4" table:style-name="ce3"/>
          <table:table-cell office:value-type="string" table:style-name="ce71">
            <text:p>ai software toolki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63</text:p>
          </table:table-cell>
          <table:table-cell table:style-name="ce3"/>
          <table:table-cell table:style-name="ce61"/>
          <table:table-cell table:number-columns-repeated="4" table:style-name="ce3"/>
          <table:table-cell office:value-type="string" table:style-name="ce71">
            <text:p>analytics platform</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64</text:p>
          </table:table-cell>
          <table:table-cell table:style-name="ce3"/>
          <table:table-cell table:style-name="ce61"/>
          <table:table-cell table:number-columns-repeated="4" table:style-name="ce3"/>
          <table:table-cell office:value-type="string" table:style-name="ce71">
            <text:p>big data</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7</text:p>
          </table:table-cell>
          <table:table-cell table:style-name="ce3"/>
          <table:table-cell table:style-name="ce61"/>
          <table:table-cell table:number-columns-repeated="4" table:style-name="ce3"/>
          <table:table-cell office:value-type="string" table:style-name="ce71">
            <text:p>business intelligen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71</text:p>
          </table:table-cell>
          <table:table-cell table:style-name="ce3"/>
          <table:table-cell table:style-name="ce61"/>
          <table:table-cell table:number-columns-repeated="4" table:style-name="ce3"/>
          <table:table-cell office:value-type="string" table:style-name="ce71">
            <text:p>central processing uni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72</text:p>
          </table:table-cell>
          <table:table-cell table:style-name="ce3"/>
          <table:table-cell table:style-name="ce61"/>
          <table:table-cell table:number-columns-repeated="4" table:style-name="ce3"/>
          <table:table-cell office:value-type="string" table:style-name="ce71">
            <text:p>computational creativity</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8</text:p>
          </table:table-cell>
          <table:table-cell table:style-name="ce3"/>
          <table:table-cell table:style-name="ce61"/>
          <table:table-cell table:number-columns-repeated="4" table:style-name="ce3"/>
          <table:table-cell office:value-type="string" table:style-name="ce71">
            <text:p>computational neuroscien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080</text:p>
          </table:table-cell>
          <table:table-cell table:style-name="ce3"/>
          <table:table-cell table:style-name="ce61"/>
          <table:table-cell table:number-columns-repeated="4" table:style-name="ce3"/>
          <table:table-cell office:value-type="string" table:style-name="ce71">
            <text:p>data analytic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Z</text:p>
          </table:table-cell>
          <table:table-cell table:style-name="ce3"/>
          <table:table-cell table:style-name="ce61"/>
          <table:table-cell table:number-columns-repeated="4" table:style-name="ce3"/>
          <table:table-cell office:value-type="string" table:style-name="ce71">
            <text:p>decision analytic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ZZ</text:p>
          </table:table-cell>
          <table:table-cell table:style-name="ce3"/>
          <table:table-cell table:style-name="ce61"/>
          <table:table-cell table:number-columns-repeated="4" table:style-name="ce3"/>
          <table:table-cell office:value-type="string" table:style-name="ce71">
            <text:p>decision suppor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CZZZZ</text:p>
          </table:table-cell>
          <table:table-cell table:style-name="ce3"/>
          <table:table-cell table:style-name="ce61"/>
          <table:table-cell table:number-columns-repeated="4" table:style-name="ce3"/>
          <table:table-cell office:value-type="string" table:style-name="ce71">
            <text:p>distributed computing</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text:p>
          </table:table-cell>
          <table:table-cell table:style-name="ce3"/>
          <table:table-cell table:style-name="ce61"/>
          <table:table-cell table:number-columns-repeated="4" table:style-name="ce3"/>
          <table:table-cell office:value-type="string" table:style-name="ce71">
            <text:p>graphics processing uni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text:p>
          </table:table-cell>
          <table:table-cell table:style-name="ce3"/>
          <table:table-cell table:style-name="ce61"/>
          <table:table-cell table:number-columns-repeated="4" table:style-name="ce3"/>
          <table:table-cell office:value-type="string" table:style-name="ce71">
            <text:p>intelligence softwar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1</text:p>
          </table:table-cell>
          <table:table-cell table:style-name="ce3"/>
          <table:table-cell table:style-name="ce61"/>
          <table:table-cell table:number-columns-repeated="4" table:style-name="ce3"/>
          <table:table-cell office:value-type="string" table:style-name="ce71">
            <text:p>intelligent control</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11</text:p>
          </table:table-cell>
          <table:table-cell table:style-name="ce3"/>
          <table:table-cell table:style-name="ce61"/>
          <table:table-cell table:number-columns-repeated="4" table:style-name="ce3"/>
          <table:table-cell office:value-type="string" table:style-name="ce71">
            <text:p>intelligent control system</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12</text:p>
          </table:table-cell>
          <table:table-cell table:style-name="ce3"/>
          <table:table-cell table:style-name="ce61"/>
          <table:table-cell table:number-columns-repeated="4" table:style-name="ce3"/>
          <table:table-cell office:value-type="string" table:style-name="ce71">
            <text:p>intelligent hardware developmen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13</text:p>
          </table:table-cell>
          <table:table-cell table:style-name="ce3"/>
          <table:table-cell table:style-name="ce61"/>
          <table:table-cell table:number-columns-repeated="4" table:style-name="ce3"/>
          <table:table-cell office:value-type="string" table:style-name="ce71">
            <text:p>intelligent software developmen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14</text:p>
          </table:table-cell>
          <table:table-cell table:style-name="ce3"/>
          <table:table-cell table:style-name="ce61"/>
          <table:table-cell table:number-columns-repeated="4" table:style-name="ce3"/>
          <table:table-cell office:value-type="string" table:style-name="ce71">
            <text:p>intelligent user interfa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2</text:p>
          </table:table-cell>
          <table:table-cell table:style-name="ce3"/>
          <table:table-cell table:style-name="ce61"/>
          <table:table-cell table:number-columns-repeated="4" table:style-name="ce3"/>
          <table:table-cell office:value-type="string" table:style-name="ce71">
            <text:p>internet of things</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21</text:p>
          </table:table-cell>
          <table:table-cell table:style-name="ce3"/>
          <table:table-cell table:style-name="ce61"/>
          <table:table-cell table:number-columns-repeated="4" table:style-name="ce3"/>
          <table:table-cell office:value-type="string" table:style-name="ce71">
            <text:p>machine learning framework</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22</text:p>
          </table:table-cell>
          <table:table-cell table:style-name="ce3"/>
          <table:table-cell table:style-name="ce61"/>
          <table:table-cell table:number-columns-repeated="4" table:style-name="ce3"/>
          <table:table-cell office:value-type="string" table:style-name="ce71">
            <text:p>machine learning library</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3</text:p>
          </table:table-cell>
          <table:table-cell table:style-name="ce3"/>
          <table:table-cell table:style-name="ce61"/>
          <table:table-cell table:number-columns-repeated="4" table:style-name="ce3"/>
          <table:table-cell office:value-type="string" table:style-name="ce71">
            <text:p>machine learning platform</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31</text:p>
          </table:table-cell>
          <table:table-cell table:style-name="ce3"/>
          <table:table-cell table:style-name="ce61"/>
          <table:table-cell table:number-columns-repeated="4" table:style-name="ce3"/>
          <table:table-cell office:value-type="string" table:style-name="ce71">
            <text:p>personal assistan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32</text:p>
          </table:table-cell>
          <table:table-cell table:style-name="ce3"/>
          <table:table-cell table:style-name="ce61"/>
          <table:table-cell table:number-columns-repeated="4" table:style-name="ce3"/>
          <table:table-cell office:value-type="string" table:style-name="ce71">
            <text:p>platform as a servi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4</text:p>
          </table:table-cell>
          <table:table-cell table:style-name="ce3"/>
          <table:table-cell table:style-name="ce61"/>
          <table:table-cell table:number-columns-repeated="4" table:style-name="ce3"/>
          <table:table-cell office:value-type="string" table:style-name="ce71">
            <text:p>tensor processing uni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K041</text:p>
          </table:table-cell>
          <table:table-cell table:style-name="ce3"/>
          <table:table-cell table:style-name="ce61"/>
          <table:table-cell table:number-columns-repeated="4" table:style-name="ce3"/>
          <table:table-cell office:value-type="string" table:style-name="ce71">
            <text:p>virtual environment</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K042</text:p>
          </table:table-cell>
          <table:table-cell table:style-name="ce3"/>
          <table:table-cell table:style-name="ce61"/>
          <table:table-cell table:number-columns-repeated="4" table:style-name="ce3"/>
          <table:table-cell office:value-type="string" table:style-name="ce243">
            <text:p>virtual reality</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K05</text:p>
          </table:table-cell>
          <table:table-cell table:style-name="ce3"/>
          <table:table-cell table:style-name="ce61"/>
          <table:table-cell table:number-columns-repeated="4" table:style-name="ce3"/>
          <table:table-cell office:value-type="string" table:style-name="ce237">
            <text:p>artificial general intelligen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K050</text:p>
          </table:table-cell>
          <table:table-cell table:style-name="ce3"/>
          <table:table-cell table:style-name="ce61"/>
          <table:table-cell table:number-columns-repeated="4" table:style-name="ce3"/>
          <table:table-cell office:value-type="string" table:style-name="ce238">
            <text:p>weak artificial intelligen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KZ</text:p>
          </table:table-cell>
          <table:table-cell table:style-name="ce3"/>
          <table:table-cell table:style-name="ce61"/>
          <table:table-cell table:number-columns-repeated="4" table:style-name="ce3"/>
          <table:table-cell office:value-type="string" table:style-name="ce238">
            <text:p>strong artificial intelligen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KZZ</text:p>
          </table:table-cell>
          <table:table-cell table:style-name="ce3"/>
          <table:table-cell table:style-name="ce61"/>
          <table:table-cell table:number-columns-repeated="4" table:style-name="ce3"/>
          <table:table-cell office:value-type="string" table:style-name="ce242">
            <text:p>narrow artificial intelligence;</text:p>
          </table:table-cell>
          <table:table-cell table:number-columns-repeated="9"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KZZZ</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1</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11</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12</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13</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office:value-type="string" table:style-name="ce254">
            <text:p>​</text:p>
          </table:table-cell>
          <table:table-cell office:value-type="string" table:style-name="ce258">
            <text:p>1 ​</text:p>
          </table:table-cell>
          <table:table-cell office:value-type="string" table:style-name="ce258">
            <text:p>2​</text:p>
          </table:table-cell>
          <table:table-cell office:value-type="string" table:style-name="ce258">
            <text:p>3​</text:p>
          </table:table-cell>
          <table:table-cell table:number-columns-repeated="16304"/>
        </table:table-row>
        <table:table-row table:style-name="ro5">
          <table:table-cell table:number-columns-repeated="2"/>
          <table:table-cell office:value-type="string" table:style-name="ce67">
            <text:p>DE114</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table:style-name="ce255"/>
          <table:table-cell office:value-type="string" table:style-name="ce259">
            <text:p>Structuring​</text:p>
          </table:table-cell>
          <table:table-cell office:value-type="string" table:style-name="ce259">
            <text:p>Digitisation​</text:p>
          </table:table-cell>
          <table:table-cell office:value-type="string" table:style-name="ce259">
            <text:p>Cleaning​</text:p>
          </table:table-cell>
          <table:table-cell table:number-columns-repeated="16304"/>
        </table:table-row>
        <table:table-row table:style-name="ro5">
          <table:table-cell table:number-columns-repeated="2"/>
          <table:table-cell office:value-type="string" table:style-name="ce67">
            <text:p>DE115</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table:style-name="ce256"/>
          <table:table-cell office:value-type="string" table:style-name="ce260">
            <text:p>Transform​</text:p>
          </table:table-cell>
          <table:table-cell table:number-columns-repeated="2" table:style-name="ce261"/>
          <table:table-cell table:number-columns-repeated="16304"/>
        </table:table-row>
        <table:table-row table:style-name="ro5">
          <table:table-cell table:number-columns-repeated="2"/>
          <table:table-cell office:value-type="string" table:style-name="ce67">
            <text:p>DE116</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office:value-type="string" table:number-columns-spanned="1" table:number-rows-spanned="2" table:style-name="ce397">
            <text:p>Technical​</text:p>
          </table:table-cell>
          <table:table-cell office:value-type="string" table:number-columns-spanned="1" table:number-rows-spanned="2" table:style-name="ce396">
            <text:p>Restructure the data in defined data structures​</text:p>
          </table:table-cell>
          <table:table-cell office:value-type="string" table:number-columns-spanned="1" table:number-rows-spanned="2" table:style-name="ce396">
            <text:p>Digital transf. of physical media (docs OCR) ​</text:p>
          </table:table-cell>
          <table:table-cell office:value-type="string" table:number-columns-spanned="1" table:number-rows-spanned="2" table:style-name="ce396">
            <text:p>Clean the data, correcting mistakes , identifying issues, etc working on lower levels​</text:p>
          </table:table-cell>
          <table:table-cell table:number-columns-repeated="16304"/>
        </table:table-row>
        <table:table-row table:style-name="ro5">
          <table:table-cell table:number-columns-repeated="2"/>
          <table:table-cell office:value-type="string" table:style-name="ce67">
            <text:p>DE117</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covered-table-cell/>
          <table:covered-table-cell/>
          <table:covered-table-cell/>
          <table:covered-table-cell/>
          <table:table-cell table:number-columns-repeated="16304"/>
        </table:table-row>
        <table:table-row table:style-name="ro5">
          <table:table-cell table:number-columns-repeated="2"/>
          <table:table-cell office:value-type="string" table:style-name="ce67">
            <text:p>DE118</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office:value-type="string" table:number-columns-spanned="1" table:number-rows-spanned="3" table:style-name="ce397">
            <text:p>Semantical​</text:p>
          </table:table-cell>
          <table:table-cell office:value-type="string" table:number-columns-spanned="1" table:number-rows-spanned="3" table:style-name="ce398">
            <text:p>​</text:p>
          </table:table-cell>
          <table:table-cell office:value-type="string" table:number-columns-spanned="1" table:number-rows-spanned="3" table:style-name="ce396">
            <text:p>Digital transf. of physical medias (e.g. docs) with semantic support​</text:p>
          </table:table-cell>
          <table:table-cell office:value-type="string" table:number-columns-spanned="1" table:number-rows-spanned="3" table:style-name="ce396">
            <text:p>Clean the data, mistakes , identifying issues, etc. Working on semantics​</text:p>
          </table:table-cell>
          <table:table-cell table:number-columns-repeated="16304"/>
        </table:table-row>
        <table:table-row table:style-name="ro5">
          <table:table-cell table:number-columns-repeated="2"/>
          <table:table-cell office:value-type="string" table:style-name="ce67">
            <text:p>DE119</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covered-table-cell/>
          <table:covered-table-cell/>
          <table:covered-table-cell/>
          <table:covered-table-cell/>
          <table:table-cell table:number-columns-repeated="16304"/>
        </table:table-row>
        <table:table-row table:style-name="ro5">
          <table:table-cell table:number-columns-repeated="2"/>
          <table:table-cell office:value-type="string" table:style-name="ce67">
            <text:p>DE11A</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covered-table-cell/>
          <table:covered-table-cell/>
          <table:covered-table-cell/>
          <table:covered-table-cell/>
          <table:table-cell table:number-columns-repeated="16304"/>
        </table:table-row>
        <table:table-row table:style-name="ro5">
          <table:table-cell table:number-columns-repeated="2"/>
          <table:table-cell office:value-type="string" table:style-name="ce67">
            <text:p>DE11B</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office:value-type="string" table:style-name="ce257">
            <text:p>Legal​</text:p>
          </table:table-cell>
          <table:table-cell office:value-type="string" table:style-name="ce262">
            <text:p>​</text:p>
          </table:table-cell>
          <table:table-cell office:value-type="string" table:style-name="ce262">
            <text:p>​</text:p>
          </table:table-cell>
          <table:table-cell office:value-type="string" table:style-name="ce262">
            <text:p>​</text:p>
          </table:table-cell>
          <table:table-cell table:number-columns-repeated="16304"/>
        </table:table-row>
        <table:table-row table:style-name="ro5">
          <table:table-cell table:number-columns-repeated="2"/>
          <table:table-cell office:value-type="string" table:style-name="ce67">
            <text:p>DE11C</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table-cell office:value-type="string" table:number-columns-spanned="1" table:number-rows-spanned="2" table:style-name="ce394">
            <text:p>Organisational​</text:p>
          </table:table-cell>
          <table:table-cell office:value-type="string" table:number-columns-spanned="1" table:number-rows-spanned="2" table:style-name="ce395">
            <text:p>​</text:p>
          </table:table-cell>
          <table:table-cell office:value-type="string" table:number-columns-spanned="1" table:number-rows-spanned="2" table:style-name="ce395">
            <text:p>​</text:p>
          </table:table-cell>
          <table:table-cell office:value-type="string" table:number-columns-spanned="1" table:number-rows-spanned="2" table:style-name="ce395">
            <text:p>​</text:p>
          </table:table-cell>
          <table:table-cell table:number-columns-repeated="16304"/>
        </table:table-row>
        <table:table-row table:style-name="ro5">
          <table:table-cell table:number-columns-repeated="2"/>
          <table:table-cell office:value-type="string" table:style-name="ce67">
            <text:p>DE11D</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33" table:style-name="ce3"/>
          <table:covered-table-cell/>
          <table:covered-table-cell/>
          <table:covered-table-cell/>
          <table:covered-table-cell/>
          <table:table-cell table:number-columns-repeated="16304"/>
        </table:table-row>
        <table:table-row table:style-name="ro5">
          <table:table-cell table:number-columns-repeated="2"/>
          <table:table-cell office:value-type="string" table:style-name="ce67">
            <text:p>DE12</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21</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22</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23</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24</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25</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26</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27</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28</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style-name="ce3"/>
          <table:table-cell table:content-validation-name="val28" table:style-name="ce3"/>
          <table:table-cell table:number-columns-repeated="13" table:style-name="ce3"/>
          <table:table-cell table:style-name="ce63"/>
          <table:table-cell table:number-columns-repeated="16341" table:style-name="ce3"/>
        </table:table-row>
        <table:table-row table:style-name="ro5">
          <table:table-cell table:number-columns-repeated="2"/>
          <table:table-cell office:value-type="string" table:style-name="ce67">
            <text:p>DE129</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2A</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2B</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2C</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1</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2</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3</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4</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5</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6</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7</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8</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9</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3A</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1</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2</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3</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4</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5</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6</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7</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8</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149</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1</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2</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3</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4</text:p>
          </table:table-cell>
          <table:table-cell table:style-name="ce3"/>
          <table:table-cell table:style-name="ce61"/>
          <table:table-cell table:number-columns-repeated="14" table:style-name="ce3"/>
          <table:table-cell table:number-columns-repeated="2" table:style-name="ce1"/>
          <table:table-cell table:number-columns-repeated="2"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F</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G</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H</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I</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J</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K</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L</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M</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1N</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2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3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4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5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6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27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3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30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F</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G</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H</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40I</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5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50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50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6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60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1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2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2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3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3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3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3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73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0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0J</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0K</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0L</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0M</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0N</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80O</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1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2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2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2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2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2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3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F</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G</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94H</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1F</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2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3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3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3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3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3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3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4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4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4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4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4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A5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1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2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2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F</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G</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H</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I</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J</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B3K</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C0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C0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C0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C0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C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C0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C0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2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2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2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2F</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4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4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4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5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5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D5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E0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F0F</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B</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C</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D</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F</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G</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H</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I</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J</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K</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L</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M</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N</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G0P</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Z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DEZZ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0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00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0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00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00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00A</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Z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EZZ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5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5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5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6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6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06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Z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IEZZ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3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30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30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30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3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30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30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30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3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43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1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1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2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2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2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2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3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54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2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3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4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4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4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5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5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65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Z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LZZ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1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2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13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2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3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24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3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30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1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2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2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4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1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2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2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2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3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3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53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11</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1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1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1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1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1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1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1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2</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2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3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64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70</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703</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704</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705</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706</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707</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708</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709</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Z</text:p>
          </table:table-cell>
          <table:table-cell table:style-name="ce3"/>
          <table:table-cell table:style-name="ce61"/>
          <table:table-cell table:number-columns-repeated="18" table:style-name="ce3"/>
          <table:table-cell table:style-name="ce20"/>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ZZ</text:p>
          </table:table-cell>
          <table:table-cell table:style-name="ce3"/>
          <table:table-cell table:style-name="ce61"/>
          <table:table-cell table:number-columns-repeated="18" table:style-name="ce3"/>
          <table:table-cell table:style-name="ce62"/>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ESZZZ</text:p>
          </table:table-cell>
          <table:table-cell table:style-name="ce3"/>
          <table:table-cell table:style-name="ce61"/>
          <table:table-cell table:number-columns-repeated="18" table:style-name="ce3"/>
          <table:table-cell table:style-name="ce62"/>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FR</text:p>
          </table:table-cell>
          <table:table-cell table:style-name="ce3"/>
          <table:table-cell table:style-name="ce61"/>
          <table:table-cell table:number-columns-repeated="18" table:style-name="ce3"/>
          <table:table-cell table:style-name="ce62"/>
          <table:table-cell table:number-columns-repeated="4"/>
          <table:table-cell table:content-validation-name="val28" table:style-name="ce3"/>
          <table:table-cell table:number-columns-repeated="16355"/>
        </table:table-row>
        <table:table-row table:style-name="ro5">
          <table:table-cell table:number-columns-repeated="2"/>
          <table:table-cell office:value-type="string" table:style-name="ce67">
            <text:p>FR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1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1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1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1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1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10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1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10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10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B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B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B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B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B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B0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B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C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D</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D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D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D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D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D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D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D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E</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E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E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E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E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E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E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E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F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G</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G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G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G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G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G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G0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H</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H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H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H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H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H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I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J2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K2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L</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L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L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L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L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L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L0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L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M</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M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M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M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1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2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3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4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Y5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R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2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3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3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5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6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6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6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6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06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R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2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C4D</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4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4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4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4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4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5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5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6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6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6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6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F6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1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2D</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2E</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2F</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2G</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G2H</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1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2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3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3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4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H5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1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4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I4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T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Y</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Y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Y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Y0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Y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Y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Y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0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00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0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00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00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00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V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02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T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U</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U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U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U0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U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U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U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11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12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2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3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HU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T</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T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T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T0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T0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T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T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T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1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23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1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2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2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3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3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3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3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3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4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L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13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2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3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T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1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1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2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2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2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2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22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2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4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5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1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3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3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63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7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8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9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L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1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1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1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1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1D</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1E</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5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6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6D</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6E</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6F</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6G</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6H</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6I</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6J</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7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8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8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8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8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18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2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2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3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3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PT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1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2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3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4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O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3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3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3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04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I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1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0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K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9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9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9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9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9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B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C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C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C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C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C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D</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D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D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D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D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D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D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1D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2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2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FI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11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1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1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1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1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1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2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3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SE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C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3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3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4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4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4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4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6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6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6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7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7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7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D7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4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E4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F3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3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3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3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G3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3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H3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4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4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5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5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5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5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6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6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6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7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7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7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7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I7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2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3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3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4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4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J4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3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K4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L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5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6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6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6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6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6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6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7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7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7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7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7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7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7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8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8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8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8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9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9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9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9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M9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D</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E</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F</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N0G</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K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S</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S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S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S0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S0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S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S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IS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I</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I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I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I0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I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I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LI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2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6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7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7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8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8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9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9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A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A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A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B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0B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NO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4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5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5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5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5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5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5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5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6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6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6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6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6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6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07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CH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E</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E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E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E0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E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E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E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0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0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00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MK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03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AL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10</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1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1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1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1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22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RS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10<text:s/></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100<text:s/></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2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2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2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2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2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10<text:s/></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3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42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5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510<text:s/></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5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5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5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6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1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7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8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9</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90<text:s/></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90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90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90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90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905</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906</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A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1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2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B2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1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1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1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2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2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31</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32</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33</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C34</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TRZZZ</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EU</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UA</text:p>
          </table:table-cell>
          <table:table-cell table:number-columns-repeated="25"/>
          <table:table-cell table:content-validation-name="val28" table:style-name="ce3"/>
          <table:table-cell table:number-columns-repeated="16355"/>
        </table:table-row>
        <table:table-row table:style-name="ro5">
          <table:table-cell table:number-columns-repeated="2"/>
          <table:table-cell office:value-type="string" table:style-name="ce67">
            <text:p>XK</text:p>
          </table:table-cell>
          <table:table-cell table:number-columns-repeated="25"/>
          <table:table-cell table:content-validation-name="val28" table:style-name="ce3"/>
          <table:table-cell table:number-columns-repeated="16355"/>
        </table:table-row>
        <table:table-row table:number-rows-repeated="9" table:style-name="ro5">
          <table:table-cell table:number-columns-repeated="2"/>
          <table:table-cell table:style-name="ce67"/>
          <table:table-cell table:number-columns-repeated="25"/>
          <table:table-cell table:content-validation-name="val28" table:style-name="ce3"/>
          <table:table-cell table:number-columns-repeated="16355"/>
        </table:table-row>
        <table:table-row table:number-rows-repeated="1046442" table:style-name="ro5">
          <table:table-cell table:number-columns-repeated="28"/>
          <table:table-cell table:content-validation-name="val28" table:style-name="ce3"/>
          <table:table-cell table:number-columns-repeated="16355"/>
        </table:table-row>
      </table:table>
      <table:table table:name="'file:///C:/Users/combmar/Downloads/AIWT6-IPSO-cases_db_14032022.xlsx'#AI_Brief_Analysis" table:style-name="ta3">
        <table:table-source xlink:href="file:///C:/Users/combmar/Downloads/AIWT6-IPSO-cases_db_14032022.xlsx" table:table-name="AI_Brief_Analysis" table:mode="copy-results-only"/>
        <table:table-column/>
        <table:table-row table:number-rows-repeated="1048576">
          <table:table-cell table:number-columns-repeated="16384"/>
        </table:table-row>
      </table:table>
      <table:table table:name="'file:///C:/Users/combmar/Downloads/AIWT6-IPSO-cases_db_14032022.xlsx'#Data" table:style-name="ta3">
        <table:table-source xlink:href="file:///C:/Users/combmar/Downloads/AIWT6-IPSO-cases_db_14032022.xlsx" table:table-name="Data" table:mode="copy-results-only"/>
        <table:table-column/>
        <table:table-row>
          <table:table-cell table:number-columns-repeated="4"/>
          <table:table-cell office:value-type="string" office:string-value="Geographical extent"/>
          <table:table-cell office:value-type="string" office:string-value="Geographic coverage&#10;Country"/>
          <table:table-cell office:value-type="string" office:string-value="Geographic coverage &#10;NUTS 2021"/>
          <table:table-cell/>
          <table:table-cell office:value-type="string" office:string-value="Responsible &#10;Organization &#10;Category"/>
          <table:table-cell office:value-type="string" office:string-value="Functions of Government &#10;(COFOG level I)"/>
          <table:table-cell office:value-type="string" office:string-value="Functions of Government &#10;(COFOG level II)"/>
          <table:table-cell office:value-type="string" office:string-value="Status"/>
          <table:table-cell table:number-columns-repeated="10"/>
          <table:table-cell office:value-type="string" office:string-value="Process&#10;Type"/>
          <table:table-cell office:value-type="string" office:string-value="Application Type (OLD)"/>
          <table:table-cell office:value-type="string" office:string-value="Application Type"/>
          <table:table-cell table:number-columns-repeated="9"/>
          <table:table-cell office:value-type="string" office:string-value="Innovation type"/>
          <table:table-cell table:number-columns-repeated="20"/>
          <table:table-cell office:value-type="string" office:string-value="Publishable"/>
          <table:table-cell table:number-columns-repeated="6"/>
          <table:table-cell office:value-type="string" office:string-value="Needs review"/>
          <table:table-cell table:number-columns-repeated="16321"/>
        </table:table-row>
        <table:table-row table:number-rows-repeated="1048575">
          <table:table-cell table:number-columns-repeated="16321"/>
        </table:table-row>
      </table:table>
      <table:table table:name="'file:///C:/Users/combmar/Downloads/AIWT6-IPSO-cases_db_14032022.xlsx'#Stats" table:style-name="ta3">
        <table:table-source xlink:href="file:///C:/Users/combmar/Downloads/AIWT6-IPSO-cases_db_14032022.xlsx" table:table-name="Stats" table:mode="copy-results-only"/>
        <table:table-column/>
        <table:table-row table:number-rows-repeated="1048576">
          <table:table-cell table:number-columns-repeated="16384"/>
        </table:table-row>
      </table:table>
      <table:table table:name="'file:///C:/Users/combmar/Downloads/AIWT6-IPSO-cases_db_14032022.xlsx'#IPSO" table:style-name="ta3">
        <table:table-source xlink:href="file:///C:/Users/combmar/Downloads/AIWT6-IPSO-cases_db_14032022.xlsx" table:table-name="IPSO" table:mode="copy-results-only"/>
        <table:table-column/>
        <table:table-row table:number-rows-repeated="1048576">
          <table:table-cell table:number-columns-repeated="16384"/>
        </table:table-row>
      </table:table>
      <table:table table:name="'file:///C:/Users/combmar/Downloads/AIWT6-IPSO-cases_db_14032022.xlsx'#Mapping" table:style-name="ta3">
        <table:table-source xlink:href="file:///C:/Users/combmar/Downloads/AIWT6-IPSO-cases_db_14032022.xlsx" table:table-name="Mapping" table:mode="copy-results-only"/>
        <table:table-column/>
        <table:table-row table:number-rows-repeated="28">
          <table:table-cell table:number-columns-repeated="16384"/>
        </table:table-row>
        <table:table-row>
          <table:table-cell table:number-columns-repeated="2"/>
          <table:table-cell office:value-type="string" office:string-value="Artificial Intelligence"/>
          <table:table-cell table:number-columns-repeated="16381"/>
        </table:table-row>
        <table:table-row table:number-rows-repeated="1048547">
          <table:table-cell table:number-columns-repeated="16381"/>
        </table:table-row>
      </table:table>
      <table:table table:name="'file:///C:/Users/combmar/Downloads/AIWT6-IPSO-cases_db_14032022.xlsx'#Metadata" table:style-name="ta3">
        <table:table-source xlink:href="file:///C:/Users/combmar/Downloads/AIWT6-IPSO-cases_db_14032022.xlsx" table:table-name="Metadata" table:mode="copy-results-only"/>
        <table:table-column/>
        <table:table-row table:number-rows-repeated="1048576">
          <table:table-cell table:number-columns-repeated="16384"/>
        </table:table-row>
      </table:table>
      <table:table table:name="'file:///C:/Users/combmar/Downloads/AIWT6-IPSO-cases_db_14032022.xlsx'#Definitions" table:style-name="ta3">
        <table:table-source xlink:href="file:///C:/Users/combmar/Downloads/AIWT6-IPSO-cases_db_14032022.xlsx" table:table-name="Definitions" table:mode="copy-results-only"/>
        <table:table-column/>
        <table:table-row table:number-rows-repeated="1048576">
          <table:table-cell table:number-columns-repeated="16384"/>
        </table:table-row>
      </table:table>
      <table:table table:name="'file:///C:/Users/combmar/Downloads/AIWT6-IPSO-cases_db_14032022.xlsx'#AI-FS-NL" table:style-name="ta3">
        <table:table-source xlink:href="file:///C:/Users/combmar/Downloads/AIWT6-IPSO-cases_db_14032022.xlsx" table:table-name="AI-FS-NL" table:mode="copy-results-only"/>
        <table:table-column/>
        <table:table-row table:number-rows-repeated="1048576">
          <table:table-cell table:number-columns-repeated="16384"/>
        </table:table-row>
      </table:table>
      <table:table table:name="'file:///C:/Users/combmar/Downloads/AIWT6-IPSO-cases_db_14032022.xlsx'#AI-FS-DE" table:style-name="ta3">
        <table:table-source xlink:href="file:///C:/Users/combmar/Downloads/AIWT6-IPSO-cases_db_14032022.xlsx" table:table-name="AI-FS-DE" table:mode="copy-results-only"/>
        <table:table-column/>
        <table:table-row table:number-rows-repeated="1048576">
          <table:table-cell table:number-columns-repeated="16384"/>
        </table:table-row>
      </table:table>
      <table:table table:name="'file:///C:/Users/combmar/Downloads/AIWT6-IPSO-cases_db_14032022.xlsx'#AI-FS-FR" table:style-name="ta3">
        <table:table-source xlink:href="file:///C:/Users/combmar/Downloads/AIWT6-IPSO-cases_db_14032022.xlsx" table:table-name="AI-FS-FR" table:mode="copy-results-only"/>
        <table:table-column/>
        <table:table-row table:number-rows-repeated="1048576">
          <table:table-cell table:number-columns-repeated="16384"/>
        </table:table-row>
      </table:table>
      <table:named-expressions>
        <table:named-expression table:name="_msoanchor_1" table:expression="of:=[.#REF!]" table:base-cell-address="AI4IOP.$A$1"/>
        <table:named-expression table:name="_msoanchor_10" table:expression="of:=[.#REF!]" table:base-cell-address="AI4IOP.$A$1"/>
        <table:named-expression table:name="_msoanchor_11" table:expression="of:=[.#REF!]" table:base-cell-address="AI4IOP.$A$1"/>
        <table:named-expression table:name="_msoanchor_12" table:expression="of:=[.#REF!]" table:base-cell-address="AI4IOP.$A$1"/>
        <table:named-expression table:name="_msoanchor_15" table:expression="of:=[.#REF!]" table:base-cell-address="AI4IOP.$A$1"/>
        <table:named-expression table:name="_msoanchor_2" table:expression="of:=[.#REF!]" table:base-cell-address="AI4IOP.$A$1"/>
        <table:named-expression table:name="_msoanchor_3" table:expression="of:=[.#REF!]" table:base-cell-address="AI4IOP.$A$1"/>
        <table:named-expression table:name="_msoanchor_4" table:expression="of:=[.#REF!]" table:base-cell-address="AI4IOP.$A$1"/>
        <table:named-expression table:name="_msoanchor_5" table:expression="of:=[.#REF!]" table:base-cell-address="AI4IOP.$A$1"/>
        <table:named-expression table:name="_msoanchor_6" table:expression="of:=[.#REF!]" table:base-cell-address="AI4IOP.$A$1"/>
        <table:named-expression table:name="_msoanchor_7" table:expression="of:=[.#REF!]" table:base-cell-address="AI4IOP.$A$1"/>
        <table:named-expression table:name="_msoanchor_8" table:expression="of:=[.#REF!]" table:base-cell-address="AI4IOP.$A$1"/>
      </table:named-expressions>
      <table:database-ranges>
        <table:database-range table:target-range-address="Metadata.AV2:Metadata.AV13"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Arial" svg:font-family="Arial"/>
    <style:font-face style:name="Times New Roman" svg:font-family="&quot;Times New Roman&quot;"/>
    <style:font-face style:name="Tahoma" svg:font-family="Tahoma"/>
    <style:font-face style:name="EC Square Sans Pro" svg:font-family="&quot;EC Square Sans Pro&quot;"/>
  </office:font-face-decls>
  <office:styles>
    <number:number-style style:name="N0">
      <number:number number:min-integer-digits="1"/>
    </number:number-style>
    <number:number-style style:name="N2">
      <number:number number:decimal-places="2"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date-style style:name="N36P0">
      <number:day number:style="long"/>
      <number:text>/</number:text>
      <number:month number:style="long"/>
      <number:text>/</number:text>
      <number:year number:style="long"/>
    </number:date-style>
    <number:text-style style:name="N36">
      <number:text-content/>
      <style:map style:condition="value()&gt;=0" style:apply-style-name="N36P0"/>
    </number:text-style>
    <number:date-style style:name="N37P0">
      <number:day number:style="long"/>
      <number:text>/</number:text>
      <number:month number:style="long"/>
      <number:text>/</number:text>
      <number:year/>
    </number:date-style>
    <number:text-style style:name="N37">
      <number:text-content/>
      <style:map style:condition="value()&gt;=0" style:apply-style-name="N37P0"/>
    </number:text-style>
    <style:style style:name="Hyperlink" style:family="table-cell" style:data-style-name="N0">
      <style:text-properties fo:color="#0563C1" style:text-underline-style="solid" style:text-underline-type="single"/>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Standaard_32_2" style:display-name="Standaard 2" style:family="table-cell" style:data-style-name="N0">
      <style:table-cell-properties fo:border="thin solid #000000" style:vertical-align="middle" fo:wrap-option="wrap" fo:background-color="transparent"/>
      <style:text-properties fo:color="#000000" style:font-name="Arial" style:font-name-asian="Arial" style:font-name-complex="Arial" fo:font-size="10pt" style:font-size-asian="10pt" style:font-size-complex="10pt"/>
    </style:style>
    <style:style style:name="cf1" style:family="table-cell">
      <style:table-cell-properties fo:background-color="#FFC7CE"/>
      <style:text-properties fo:color="#9C0006"/>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dc:title/>
    <dc:description/>
    <dc:subject/>
    <meta:initial-creator>TANGI Luca (JRC-ISPRA)</meta:initial-creator>
    <dc:creator>COMBETTO Marco (JRC-ISPRA-EXT)</dc:creator>
    <meta:creation-date>2021-06-09T13:24:57Z</meta:creation-date>
    <dc:date>2023-09-26T10:03:57Z</dc:date>
    <meta:user-defined meta:name="ContentTypeId">0x0101008BA6791DDFFC024DAA4136D92359EB10</meta:user-defined>
    <meta:user-defined meta:name="MediaServiceImageTags"/>
    <meta:user-defined meta:name="Order" meta:value-type="float">10800</meta:user-defined>
    <meta:user-defined meta:name="xd_Signature" meta:value-type="boolean">false</meta:user-defined>
    <meta:user-defined meta:name="xd_ProgID"/>
    <meta:user-defined meta:name="_ExtendedDescription"/>
    <meta:user-defined meta:name="TriggerFlowInfo"/>
    <meta:user-defined meta:name="_SourceUrl"/>
    <meta:user-defined meta:name="_SharedFileIndex"/>
    <meta:user-defined meta:name="ComplianceAssetId"/>
    <meta:user-defined meta:name="TemplateUrl"/>
  </office:meta>
</office:document-meta>
</file>